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96pt"/>
    </style:style>
    <style:style style:name="co4" style:family="table-column">
      <style:table-column-properties fo:break-before="auto" style:column-width="88.41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74.01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70.36pt"/>
    </style:style>
    <style:style style:name="co10" style:family="table-column">
      <style:table-column-properties fo:break-before="auto" style:column-width="75.2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57.74pt"/>
    </style:style>
    <style:style style:name="co14" style:family="table-column">
      <style:table-column-properties fo:break-before="auto" style:column-width="61.94pt"/>
    </style:style>
    <style:style style:name="co15" style:family="table-column">
      <style:table-column-properties fo:break-before="auto" style:column-width="51.36pt"/>
    </style:style>
    <style:style style:name="co16" style:family="table-column">
      <style:table-column-properties fo:break-before="auto" style:column-width="64.35pt"/>
    </style:style>
    <style:style style:name="co17" style:family="table-column">
      <style:table-column-properties fo:break-before="auto" style:column-width="67.61pt"/>
    </style:style>
    <style:style style:name="co18" style:family="table-column">
      <style:table-column-properties fo:break-before="auto" style:column-width="64.94pt"/>
    </style:style>
    <style:style style:name="co19" style:family="table-column">
      <style:table-column-properties fo:break-before="auto" style:column-width="68.54pt"/>
    </style:style>
    <style:style style:name="co20" style:family="table-column">
      <style:table-column-properties fo:break-before="auto" style:column-width="72.2pt"/>
    </style:style>
    <style:style style:name="co21" style:family="table-column">
      <style:table-column-properties fo:break-before="auto" style:column-width="69.76pt"/>
    </style:style>
    <style:style style:name="co22" style:family="table-column">
      <style:table-column-properties fo:break-before="auto" style:column-width="84.81pt"/>
    </style:style>
    <style:style style:name="co2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xROS2 Performance" table:style-name="ta1">
        <table:table-column table:style-name="co1" table:default-cell-style-name="ce6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PU min %</text:p>
          </table:table-cell>
          <table:table-cell table:style-name="ce6" office:value-type="string" calcext:value-type="string">
            <text:p>CPU max %</text:p>
          </table:table-cell>
          <table:table-cell table:style-name="ce6"/>
          <table:table-cell table:style-name="ce6" office:value-type="string" calcext:value-type="string">
            <text:p>MEM min %</text:p>
          </table:table-cell>
          <table:table-cell table:style-name="ce6" office:value-type="string" calcext:value-type="string">
            <text:p>MEM max %</text:p>
          </table:table-cell>
          <table:table-cell table:style-name="ce6"/>
          <table:table-cell table:style-name="ce6" office:value-type="string" calcext:value-type="string">
            <text:p>THREADS</text:p>
          </table:table-cell>
          <table:table-cell table:style-name="ce6"/>
          <table:table-cell table:style-name="ce6" office:value-type="string" calcext:value-type="string">
            <text:p>LATENCY min ms</text:p>
          </table:table-cell>
          <table:table-cell table:style-name="ce6" office:value-type="string" calcext:value-type="string">
            <text:p>LATENCY max ms</text:p>
          </table:table-cell>
          <table:table-cell table:style-name="ce6" office:value-type="string" calcext:value-type="string">
            <text:p>LATENCY avg ms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os2 cpp 100B 40Hz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5.3" calcext:value-type="float">
            <text:p>5.3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V3]" office:value-type="float" office:value="0.252699" calcext:value-type="float">
            <text:p>0.2527</text:p>
          </table:table-cell>
          <table:table-cell table:style-name="ce8" table:formula="of:=[$Latency.V4]" office:value-type="float" office:value="1.09183" calcext:value-type="float">
            <text:p>1.0918</text:p>
          </table:table-cell>
          <table:table-cell table:style-name="ce8" table:formula="of:=[$Latency.V5]" office:value-type="float" office:value="0.369024554237288" calcext:value-type="float">
            <text:p>0.3690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xros2 cpp 100B 40Hz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6" calcext:value-type="float">
            <text:p>5.6</text:p>
          </table:table-cell>
          <table:table-cell table:style-name="ce2"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5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W3]" office:value-type="float" office:value="0.345826" calcext:value-type="float">
            <text:p>0.3458</text:p>
          </table:table-cell>
          <table:table-cell table:style-name="ce8" table:formula="of:=[$Latency.W4]" office:value-type="float" office:value="0.804133" calcext:value-type="float">
            <text:p>0.8041</text:p>
          </table:table-cell>
          <table:table-cell table:style-name="ce8" table:formula="of:=[$Latency.W5]" office:value-type="float" office:value="0.391804827645051" calcext:value-type="float">
            <text:p>0.3918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os2 py 100B 40Hz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25.5" calcext:value-type="float">
            <text:p>25.5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X3]" office:value-type="float" office:value="1.010851" calcext:value-type="float">
            <text:p>1.0109</text:p>
          </table:table-cell>
          <table:table-cell table:style-name="ce8" table:formula="of:=[$Latency.X4]" office:value-type="float" office:value="2.386158" calcext:value-type="float">
            <text:p>2.3862</text:p>
          </table:table-cell>
          <table:table-cell table:style-name="ce8" table:formula="of:=[$Latency.X5]" office:value-type="float" office:value="1.74949760877193" calcext:value-type="float">
            <text:p>1.7495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xros2 py 100B 40Hz</text:p>
          </table:table-cell>
          <table:table-cell table:style-name="ce2" office:value-type="float" office:value="18.2" calcext:value-type="float">
            <text:p>18.2</text:p>
          </table:table-cell>
          <table:table-cell table:style-name="ce2" office:value-type="float" office:value="25.8" calcext:value-type="float">
            <text:p>25.8</text:p>
          </table:table-cell>
          <table:table-cell table:style-name="ce2"/>
          <table:table-cell table:number-columns-repeated="2" table:style-name="ce2" office:value-type="float" office:value="1" calcext:value-type="float">
            <text:p>1.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Y3]" office:value-type="float" office:value="1.111646" calcext:value-type="float">
            <text:p>1.1116</text:p>
          </table:table-cell>
          <table:table-cell table:style-name="ce8" table:formula="of:=[$Latency.Y4]" office:value-type="float" office:value="2.465175" calcext:value-type="float">
            <text:p>2.4652</text:p>
          </table:table-cell>
          <table:table-cell table:style-name="ce8" table:formula="of:=[$Latency.Y5]" office:value-type="float" office:value="1.79485634912281" calcext:value-type="float">
            <text:p>1.7949</text:p>
          </table:table-cell>
          <table:table-cell table:style-name="ce6" table:number-columns-repeated="1012"/>
        </table:table-row>
        <table:table-row table:style-name="ro1">
          <table:table-cell/>
          <table:table-cell table:style-name="ce6" table:number-columns-repeated="1023"/>
        </table:table-row>
        <table:table-row table:style-name="ro1">
          <table:table-cell office:value-type="string" calcext:value-type="string">
            <text:p>ros2 cpp 1K 40Hz</text:p>
          </table:table-cell>
          <table:table-cell table:number-columns-repeated="2" table:style-name="ce2" office:value-type="float" office:value="5.3" calcext:value-type="float">
            <text:p>5.3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V8]" office:value-type="float" office:value="0.220794" calcext:value-type="float">
            <text:p>0.2208</text:p>
          </table:table-cell>
          <table:table-cell table:style-name="ce8" table:formula="of:=[$Latency.V9]" office:value-type="float" office:value="0.615716" calcext:value-type="float">
            <text:p>0.6157</text:p>
          </table:table-cell>
          <table:table-cell table:style-name="ce8" table:formula="of:=[$Latency.V10]" office:value-type="float" office:value="0.384330506151142" calcext:value-type="float">
            <text:p>0.38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K 40Hz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6" calcext:value-type="float">
            <text:p>5.6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W8]" office:value-type="float" office:value="0.235349" calcext:value-type="float">
            <text:p>0.2353</text:p>
          </table:table-cell>
          <table:table-cell table:style-name="ce8" table:formula="of:=[$Latency.W9]" office:value-type="float" office:value="0.789306" calcext:value-type="float">
            <text:p>0.7893</text:p>
          </table:table-cell>
          <table:table-cell table:style-name="ce8" table:formula="of:=[$Latency.W10]" office:value-type="float" office:value="0.390385855887522" calcext:value-type="float">
            <text:p>0.39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K 40Hz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27.2" calcext:value-type="float">
            <text:p>27.2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X8]" office:value-type="float" office:value="1.484651" calcext:value-type="float">
            <text:p>1.4847</text:p>
          </table:table-cell>
          <table:table-cell table:style-name="ce8" table:formula="of:=[$Latency.X9]" office:value-type="float" office:value="3.142484" calcext:value-type="float">
            <text:p>3.1425</text:p>
          </table:table-cell>
          <table:table-cell table:style-name="ce8" table:formula="of:=[$Latency.X10]" office:value-type="float" office:value="2.64200063272727" calcext:value-type="float">
            <text:p>2.6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K 40Hz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/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Y8]" office:value-type="float" office:value="1.141154" calcext:value-type="float">
            <text:p>1.1412</text:p>
          </table:table-cell>
          <table:table-cell table:style-name="ce8" table:formula="of:=[$Latency.Y9]" office:value-type="float" office:value="2.463529" calcext:value-type="float">
            <text:p>2.4635</text:p>
          </table:table-cell>
          <table:table-cell table:style-name="ce8" table:formula="of:=[$Latency.Y10]" office:value-type="float" office:value="1.84900116757741" calcext:value-type="float">
            <text:p>1.849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os2 cpp 1M 40Hz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/>
          <table:table-cell table:number-columns-repeated="2" table:style-name="ce2" office:value-type="float" office:value="0.6" calcext:value-type="float">
            <text:p>0.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V13]" office:value-type="float" office:value="5.599634" calcext:value-type="float">
            <text:p>5.5996</text:p>
          </table:table-cell>
          <table:table-cell table:style-name="ce8" table:formula="of:=[$Latency.V14]" office:value-type="float" office:value="27.645327" calcext:value-type="float">
            <text:p>27.6453</text:p>
          </table:table-cell>
          <table:table-cell table:style-name="ce8" table:formula="of:=[$Latency.V15]" office:value-type="float" office:value="11.8814311165644" calcext:value-type="float">
            <text:p>11.88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M 40Hz</text:p>
          </table:table-cell>
          <table:table-cell table:number-columns-repeated="2" table:style-name="ce2" office:value-type="float" office:value="33.1" calcext:value-type="float">
            <text:p>33.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W13]" office:value-type="float" office:value="4.985793" calcext:value-type="float">
            <text:p>4.9858</text:p>
          </table:table-cell>
          <table:table-cell table:style-name="ce8" table:formula="of:=[$Latency.W14]" office:value-type="float" office:value="29.77691" calcext:value-type="float">
            <text:p>29.7769</text:p>
          </table:table-cell>
          <table:table-cell table:style-name="ce8" table:formula="of:=[$Latency.W15]" office:value-type="float" office:value="10.8161409229209" calcext:value-type="float">
            <text:p>10.81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M 40Hz</text:p>
          </table:table-cell>
          <table:table-cell table:style-name="ce2" office:value-type="float" office:value="66" calcext:value-type="float">
            <text:p>66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X13]" office:value-type="float" office:value="13.893009" calcext:value-type="float">
            <text:p>13.8930</text:p>
          </table:table-cell>
          <table:table-cell table:style-name="ce8" table:formula="of:=[$Latency.X14]" office:value-type="float" office:value="99.908018" calcext:value-type="float">
            <text:p>99.9080</text:p>
          </table:table-cell>
          <table:table-cell table:style-name="ce8" table:formula="of:=[$Latency.X15]" office:value-type="float" office:value="29.3816188340708" calcext:value-type="float">
            <text:p>29.38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M 40Hz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7" calcext:value-type="float">
            <text:p>47.0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Y13]" office:value-type="float" office:value="9.113583" calcext:value-type="float">
            <text:p>9.1136</text:p>
          </table:table-cell>
          <table:table-cell table:style-name="ce8" table:formula="of:=[$Latency.Y14]" office:value-type="float" office:value="30.86351" calcext:value-type="float">
            <text:p>30.8635</text:p>
          </table:table-cell>
          <table:table-cell table:style-name="ce8" table:formula="of:=[$Latency.Y15]" office:value-type="float" office:value="13.7372821704782" calcext:value-type="float">
            <text:p>13.73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os2 cpp 16M 4Hz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35.1" calcext:value-type="float">
            <text:p>35.1</text:p>
          </table:table-cell>
          <table:table-cell table:style-name="ce2"/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V18]" office:value-type="float" office:value="48.397898" calcext:value-type="float">
            <text:p>48.3979</text:p>
          </table:table-cell>
          <table:table-cell table:style-name="ce8" table:formula="of:=[$Latency.V19]" office:value-type="float" office:value="634.080817" calcext:value-type="float">
            <text:p>634.0808</text:p>
          </table:table-cell>
          <table:table-cell table:style-name="ce8" table:formula="of:=[$Latency.V20]" office:value-type="float" office:value="82.0909165957447" calcext:value-type="float">
            <text:p>82.09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6M 4Hz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24.2" calcext:value-type="float">
            <text:p>24.2</text:p>
          </table:table-cell>
          <table:table-cell table:style-name="ce2"/>
          <table:table-cell table:number-columns-repeated="2" table:style-name="ce2" office:value-type="float" office:value="2.6" calcext:value-type="float">
            <text:p>2.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W18]" office:value-type="float" office:value="40.194827" calcext:value-type="float">
            <text:p>40.1948</text:p>
          </table:table-cell>
          <table:table-cell table:style-name="ce8" table:formula="of:=[$Latency.W19]" office:value-type="float" office:value="97.825039" calcext:value-type="float">
            <text:p>97.8250</text:p>
          </table:table-cell>
          <table:table-cell table:style-name="ce8" table:formula="of:=[$Latency.W20]" office:value-type="float" office:value="42.6457870168776" calcext:value-type="float">
            <text:p>42.64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6M 4Hz</text:p>
          </table:table-cell>
          <table:table-cell table:style-name="ce2" office:value-type="float" office:value="70" calcext:value-type="float">
            <text:p>70.0</text:p>
          </table:table-cell>
          <table:table-cell table:style-name="ce2" office:value-type="float" office:value="72.6" calcext:value-type="float">
            <text:p>72.6</text:p>
          </table:table-cell>
          <table:table-cell table:style-name="ce2"/>
          <table:table-cell table:style-name="ce2" office:value-type="float" office:value="4.3" calcext:value-type="float">
            <text:p>4.3</text:p>
          </table:table-cell>
          <table:table-cell table:style-name="ce2" office:value-type="float" office:value="5.6" calcext:value-type="float">
            <text:p>5.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X18]" office:value-type="float" office:value="174.370841" calcext:value-type="float">
            <text:p>174.3708</text:p>
          </table:table-cell>
          <table:table-cell table:style-name="ce8" table:formula="of:=[$Latency.X19]" office:value-type="float" office:value="435.181067" calcext:value-type="float">
            <text:p>435.1811</text:p>
          </table:table-cell>
          <table:table-cell table:style-name="ce8" table:formula="of:=[$Latency.X20]" office:value-type="float" office:value="259.221952351064" calcext:value-type="float">
            <text:p>259.2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6M 4Hz</text:p>
          </table:table-cell>
          <table:table-cell table:number-columns-repeated="2" table:style-name="ce2" office:value-type="float" office:value="42.1" calcext:value-type="float">
            <text:p>42.1</text:p>
          </table:table-cell>
          <table:table-cell table:style-name="ce2"/>
          <table:table-cell table:style-name="ce2" office:value-type="float" office:value="3.6" calcext:value-type="float">
            <text:p>3.6</text:p>
          </table:table-cell>
          <table:table-cell table:style-name="ce2" office:value-type="float" office:value="4.8" calcext:value-type="float">
            <text:p>4.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Y18]" office:value-type="float" office:value="122.520316" calcext:value-type="float">
            <text:p>122.5203</text:p>
          </table:table-cell>
          <table:table-cell table:style-name="ce8" table:formula="of:=[$Latency.Y19]" office:value-type="float" office:value="164.127741" calcext:value-type="float">
            <text:p>164.1277</text:p>
          </table:table-cell>
          <table:table-cell table:style-name="ce8" table:formula="of:=[$Latency.Y20]" office:value-type="float" office:value="130.59567223475" calcext:value-type="float">
            <text:p>130.5957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ncy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row table:style-name="ro1">
          <table:table-cell table:style-name="ce6" office:value-type="string" calcext:value-type="string">
            <text:p>Latency</text:p>
          </table:table-cell>
          <table:table-cell table:number-columns-repeated="24"/>
        </table:table-row>
        <table:table-row table:style-name="ro1">
          <table:table-cell table:style-name="ce6" office:value-type="string" calcext:value-type="string">
            <text:p>ros2 cpp 100B</text:p>
          </table:table-cell>
          <table:table-cell table:style-name="ce6" office:value-type="string" calcext:value-type="string">
            <text:p>rxros2 cpp 100B</text:p>
          </table:table-cell>
          <table:table-cell table:style-name="ce6" office:value-type="string" calcext:value-type="string">
            <text:p>ros2 py 100B</text:p>
          </table:table-cell>
          <table:table-cell table:style-name="ce6" office:value-type="string" calcext:value-type="string">
            <text:p>rxros2 py 100B</text:p>
          </table:table-cell>
          <table:table-cell/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  <table:table-cell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  <table:table-cell/>
          <table:table-cell table:style-name="ce6" office:value-type="string" calcext:value-type="string">
            <text:p>ros2 cpp 16M</text:p>
          </table:table-cell>
          <table:table-cell table:style-name="ce6" office:value-type="string" calcext:value-type="string">
            <text:p>rxros2 cpp 16M</text:p>
          </table:table-cell>
          <table:table-cell table:number-columns-repeated="2" table:style-name="ce6" office:value-type="string" calcext:value-type="string">
            <text:p>rxros2 py 16M</text:p>
          </table:table-cell>
          <table:table-cell table:number-columns-repeated="2"/>
          <table:table-cell table:style-name="ce6" office:value-type="string" calcext:value-type="string">
            <text:p>ros2 cpp 100B</text:p>
          </table:table-cell>
          <table:table-cell table:style-name="ce6" office:value-type="string" calcext:value-type="string">
            <text:p>rxros2 cpp 100B</text:p>
          </table:table-cell>
          <table:table-cell table:style-name="ce6" office:value-type="string" calcext:value-type="string">
            <text:p>ros2 py 100B</text:p>
          </table:table-cell>
          <table:table-cell table:style-name="ce6" office:value-type="string" calcext:value-type="string">
            <text:p>rxros2 py 100B</text:p>
          </table:table-cell>
        </table:table-row>
        <table:table-row table:style-name="ro1">
          <table:table-cell office:value-type="float" office:value="252699" calcext:value-type="float">
            <text:p>252699</text:p>
          </table:table-cell>
          <table:table-cell office:value-type="float" office:value="345826" calcext:value-type="float">
            <text:p>345826</text:p>
          </table:table-cell>
          <table:table-cell office:value-type="float" office:value="1010851" calcext:value-type="float">
            <text:p>1010851</text:p>
          </table:table-cell>
          <table:table-cell office:value-type="float" office:value="1111646" calcext:value-type="float">
            <text:p>1111646</text:p>
          </table:table-cell>
          <table:table-cell/>
          <table:table-cell office:value-type="float" office:value="220794" calcext:value-type="float">
            <text:p>220794</text:p>
          </table:table-cell>
          <table:table-cell office:value-type="float" office:value="235349" calcext:value-type="float">
            <text:p>235349</text:p>
          </table:table-cell>
          <table:table-cell office:value-type="float" office:value="1484651" calcext:value-type="float">
            <text:p>1484651</text:p>
          </table:table-cell>
          <table:table-cell office:value-type="float" office:value="1137062" calcext:value-type="float">
            <text:p>1137062</text:p>
          </table:table-cell>
          <table:table-cell/>
          <table:table-cell office:value-type="float" office:value="5599634" calcext:value-type="float">
            <text:p>5599634</text:p>
          </table:table-cell>
          <table:table-cell office:value-type="float" office:value="4985793" calcext:value-type="float">
            <text:p>4985793</text:p>
          </table:table-cell>
          <table:table-cell office:value-type="float" office:value="13893009" calcext:value-type="float">
            <text:p>13893009</text:p>
          </table:table-cell>
          <table:table-cell office:value-type="float" office:value="9113583" calcext:value-type="float">
            <text:p>9113583</text:p>
          </table:table-cell>
          <table:table-cell/>
          <table:table-cell office:value-type="float" office:value="48397898" calcext:value-type="float">
            <text:p>48397898</text:p>
          </table:table-cell>
          <table:table-cell office:value-type="float" office:value="40194827" calcext:value-type="float">
            <text:p>40194827</text:p>
          </table:table-cell>
          <table:table-cell office:value-type="float" office:value="174370841" calcext:value-type="float">
            <text:p>174370841</text:p>
          </table:table-cell>
          <table:table-cell office:value-type="float" office:value="122520316" calcext:value-type="float">
            <text:p>122520316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A3:.A600])/1000000" office:value-type="float" office:value="0.252699" calcext:value-type="float">
            <text:p>0.2527</text:p>
          </table:table-cell>
          <table:table-cell table:style-name="ce8" table:formula="of:=MIN([.B3:.B600])/1000000" office:value-type="float" office:value="0.345826" calcext:value-type="float">
            <text:p>0.3458</text:p>
          </table:table-cell>
          <table:table-cell table:style-name="ce8" table:formula="of:=MIN([.C3:.C600])/1000000" office:value-type="float" office:value="1.010851" calcext:value-type="float">
            <text:p>1.0109</text:p>
          </table:table-cell>
          <table:table-cell table:style-name="ce8" table:formula="of:=MIN([.D3:.D600]/1000000)" office:value-type="float" office:value="1.111646" calcext:value-type="float">
            <text:p>1.1116</text:p>
          </table:table-cell>
        </table:table-row>
        <table:table-row table:style-name="ro1">
          <table:table-cell office:value-type="float" office:value="253866" calcext:value-type="float">
            <text:p>253866</text:p>
          </table:table-cell>
          <table:table-cell office:value-type="float" office:value="346457" calcext:value-type="float">
            <text:p>346457</text:p>
          </table:table-cell>
          <table:table-cell office:value-type="float" office:value="1015777" calcext:value-type="float">
            <text:p>1015777</text:p>
          </table:table-cell>
          <table:table-cell office:value-type="float" office:value="1115720" calcext:value-type="float">
            <text:p>1115720</text:p>
          </table:table-cell>
          <table:table-cell/>
          <table:table-cell office:value-type="float" office:value="230424" calcext:value-type="float">
            <text:p>230424</text:p>
          </table:table-cell>
          <table:table-cell office:value-type="float" office:value="242331" calcext:value-type="float">
            <text:p>242331</text:p>
          </table:table-cell>
          <table:table-cell office:value-type="float" office:value="1496966" calcext:value-type="float">
            <text:p>1496966</text:p>
          </table:table-cell>
          <table:table-cell office:value-type="float" office:value="1137210" calcext:value-type="float">
            <text:p>1137210</text:p>
          </table:table-cell>
          <table:table-cell/>
          <table:table-cell office:value-type="float" office:value="7693250" calcext:value-type="float">
            <text:p>7693250</text:p>
          </table:table-cell>
          <table:table-cell office:value-type="float" office:value="6300624" calcext:value-type="float">
            <text:p>6300624</text:p>
          </table:table-cell>
          <table:table-cell office:value-type="float" office:value="14080173" calcext:value-type="float">
            <text:p>14080173</text:p>
          </table:table-cell>
          <table:table-cell office:value-type="float" office:value="9145767" calcext:value-type="float">
            <text:p>9145767</text:p>
          </table:table-cell>
          <table:table-cell/>
          <table:table-cell office:value-type="float" office:value="48444993" calcext:value-type="float">
            <text:p>48444993</text:p>
          </table:table-cell>
          <table:table-cell office:value-type="float" office:value="40380713" calcext:value-type="float">
            <text:p>40380713</text:p>
          </table:table-cell>
          <table:table-cell office:value-type="float" office:value="196791988" calcext:value-type="float">
            <text:p>196791988</text:p>
          </table:table-cell>
          <table:table-cell office:value-type="float" office:value="122533054" calcext:value-type="float">
            <text:p>122533054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A3:.A600])/1000000" office:value-type="float" office:value="1.09183" calcext:value-type="float">
            <text:p>1.0918</text:p>
          </table:table-cell>
          <table:table-cell table:style-name="ce8" table:formula="of:=MAX([.B3:.B600])/1000000" office:value-type="float" office:value="0.804133" calcext:value-type="float">
            <text:p>0.8041</text:p>
          </table:table-cell>
          <table:table-cell table:style-name="ce8" table:formula="of:=MAX([.C3:.C600])/1000000" office:value-type="float" office:value="2.386158" calcext:value-type="float">
            <text:p>2.3862</text:p>
          </table:table-cell>
          <table:table-cell table:style-name="ce8" table:formula="of:=MAX([.D3:.D600])/1000000" office:value-type="float" office:value="2.465175" calcext:value-type="float">
            <text:p>2.4652</text:p>
          </table:table-cell>
        </table:table-row>
        <table:table-row table:style-name="ro1">
          <table:table-cell office:value-type="float" office:value="332012" calcext:value-type="float">
            <text:p>332012</text:p>
          </table:table-cell>
          <table:table-cell office:value-type="float" office:value="346734" calcext:value-type="float">
            <text:p>346734</text:p>
          </table:table-cell>
          <table:table-cell office:value-type="float" office:value="1021018" calcext:value-type="float">
            <text:p>1021018</text:p>
          </table:table-cell>
          <table:table-cell office:value-type="float" office:value="1117923" calcext:value-type="float">
            <text:p>1117923</text:p>
          </table:table-cell>
          <table:table-cell/>
          <table:table-cell office:value-type="float" office:value="331978" calcext:value-type="float">
            <text:p>331978</text:p>
          </table:table-cell>
          <table:table-cell office:value-type="float" office:value="347811" calcext:value-type="float">
            <text:p>347811</text:p>
          </table:table-cell>
          <table:table-cell office:value-type="float" office:value="1576817" calcext:value-type="float">
            <text:p>1576817</text:p>
          </table:table-cell>
          <table:table-cell office:value-type="float" office:value="1138228" calcext:value-type="float">
            <text:p>1138228</text:p>
          </table:table-cell>
          <table:table-cell/>
          <table:table-cell office:value-type="float" office:value="7718972" calcext:value-type="float">
            <text:p>7718972</text:p>
          </table:table-cell>
          <table:table-cell office:value-type="float" office:value="7451681" calcext:value-type="float">
            <text:p>7451681</text:p>
          </table:table-cell>
          <table:table-cell office:value-type="float" office:value="15284672" calcext:value-type="float">
            <text:p>15284672</text:p>
          </table:table-cell>
          <table:table-cell office:value-type="float" office:value="9180860" calcext:value-type="float">
            <text:p>9180860</text:p>
          </table:table-cell>
          <table:table-cell/>
          <table:table-cell office:value-type="float" office:value="48478807" calcext:value-type="float">
            <text:p>48478807</text:p>
          </table:table-cell>
          <table:table-cell office:value-type="float" office:value="40390381" calcext:value-type="float">
            <text:p>40390381</text:p>
          </table:table-cell>
          <table:table-cell office:value-type="float" office:value="198858938" calcext:value-type="float">
            <text:p>198858938</text:p>
          </table:table-cell>
          <table:table-cell office:value-type="float" office:value="122926311" calcext:value-type="float">
            <text:p>122926311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A3:.A600])/1000000" office:value-type="float" office:value="0.369024554237288" calcext:value-type="float">
            <text:p>0.3690</text:p>
          </table:table-cell>
          <table:table-cell table:style-name="ce8" table:formula="of:=AVERAGE([.B3:.B600])/1000000" office:value-type="float" office:value="0.391804827645051" calcext:value-type="float">
            <text:p>0.3918</text:p>
          </table:table-cell>
          <table:table-cell table:style-name="ce8" table:formula="of:=AVERAGE([.C3:.C600])/1000000" office:value-type="float" office:value="1.74949760877193" calcext:value-type="float">
            <text:p>1.7495</text:p>
          </table:table-cell>
          <table:table-cell table:style-name="ce8" table:formula="of:=AVERAGE([.D3:.D600])/1000000" office:value-type="float" office:value="1.79485634912281" calcext:value-type="float">
            <text:p>1.7949</text:p>
          </table:table-cell>
        </table:table-row>
        <table:table-row table:style-name="ro1">
          <table:table-cell office:value-type="float" office:value="333253" calcext:value-type="float">
            <text:p>333253</text:p>
          </table:table-cell>
          <table:table-cell office:value-type="float" office:value="347678" calcext:value-type="float">
            <text:p>347678</text:p>
          </table:table-cell>
          <table:table-cell office:value-type="float" office:value="1022295" calcext:value-type="float">
            <text:p>1022295</text:p>
          </table:table-cell>
          <table:table-cell office:value-type="float" office:value="1118646" calcext:value-type="float">
            <text:p>1118646</text:p>
          </table:table-cell>
          <table:table-cell/>
          <table:table-cell office:value-type="float" office:value="333163" calcext:value-type="float">
            <text:p>333163</text:p>
          </table:table-cell>
          <table:table-cell office:value-type="float" office:value="353293" calcext:value-type="float">
            <text:p>353293</text:p>
          </table:table-cell>
          <table:table-cell office:value-type="float" office:value="1577279" calcext:value-type="float">
            <text:p>1577279</text:p>
          </table:table-cell>
          <table:table-cell office:value-type="float" office:value="1138284" calcext:value-type="float">
            <text:p>1138284</text:p>
          </table:table-cell>
          <table:table-cell/>
          <table:table-cell office:value-type="float" office:value="7757157" calcext:value-type="float">
            <text:p>7757157</text:p>
          </table:table-cell>
          <table:table-cell office:value-type="float" office:value="7459255" calcext:value-type="float">
            <text:p>7459255</text:p>
          </table:table-cell>
          <table:table-cell office:value-type="float" office:value="15301264" calcext:value-type="float">
            <text:p>15301264</text:p>
          </table:table-cell>
          <table:table-cell office:value-type="float" office:value="9295895" calcext:value-type="float">
            <text:p>9295895</text:p>
          </table:table-cell>
          <table:table-cell/>
          <table:table-cell office:value-type="float" office:value="48560619" calcext:value-type="float">
            <text:p>48560619</text:p>
          </table:table-cell>
          <table:table-cell office:value-type="float" office:value="40426696" calcext:value-type="float">
            <text:p>40426696</text:p>
          </table:table-cell>
          <table:table-cell office:value-type="float" office:value="204687728" calcext:value-type="float">
            <text:p>204687728</text:p>
          </table:table-cell>
          <table:table-cell office:value-type="float" office:value="123143358" calcext:value-type="float">
            <text:p>123143358</text:p>
          </table:table-cell>
          <table:table-cell table:number-columns-repeated="6"/>
        </table:table-row>
        <table:table-row table:style-name="ro1">
          <table:table-cell office:value-type="float" office:value="334161" calcext:value-type="float">
            <text:p>334161</text:p>
          </table:table-cell>
          <table:table-cell office:value-type="float" office:value="349049" calcext:value-type="float">
            <text:p>349049</text:p>
          </table:table-cell>
          <table:table-cell office:value-type="float" office:value="1023351" calcext:value-type="float">
            <text:p>1023351</text:p>
          </table:table-cell>
          <table:table-cell office:value-type="float" office:value="1119145" calcext:value-type="float">
            <text:p>1119145</text:p>
          </table:table-cell>
          <table:table-cell/>
          <table:table-cell office:value-type="float" office:value="339237" calcext:value-type="float">
            <text:p>339237</text:p>
          </table:table-cell>
          <table:table-cell office:value-type="float" office:value="353515" calcext:value-type="float">
            <text:p>353515</text:p>
          </table:table-cell>
          <table:table-cell office:value-type="float" office:value="2232550" calcext:value-type="float">
            <text:p>2232550</text:p>
          </table:table-cell>
          <table:table-cell office:value-type="float" office:value="1140006" calcext:value-type="float">
            <text:p>1140006</text:p>
          </table:table-cell>
          <table:table-cell/>
          <table:table-cell office:value-type="float" office:value="7903284" calcext:value-type="float">
            <text:p>7903284</text:p>
          </table:table-cell>
          <table:table-cell office:value-type="float" office:value="7602087" calcext:value-type="float">
            <text:p>7602087</text:p>
          </table:table-cell>
          <table:table-cell office:value-type="float" office:value="15483539" calcext:value-type="float">
            <text:p>15483539</text:p>
          </table:table-cell>
          <table:table-cell office:value-type="float" office:value="9297191" calcext:value-type="float">
            <text:p>9297191</text:p>
          </table:table-cell>
          <table:table-cell/>
          <table:table-cell office:value-type="float" office:value="48569379" calcext:value-type="float">
            <text:p>48569379</text:p>
          </table:table-cell>
          <table:table-cell office:value-type="float" office:value="40435733" calcext:value-type="float">
            <text:p>40435733</text:p>
          </table:table-cell>
          <table:table-cell office:value-type="float" office:value="208449463" calcext:value-type="float">
            <text:p>208449463</text:p>
          </table:table-cell>
          <table:table-cell office:value-type="float" office:value="123194024" calcext:value-type="float">
            <text:p>123194024</text:p>
          </table:table-cell>
          <table:table-cell table:number-columns-repeated="2"/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</table:table-row>
        <table:table-row table:style-name="ro1">
          <table:table-cell office:value-type="float" office:value="335531" calcext:value-type="float">
            <text:p>335531</text:p>
          </table:table-cell>
          <table:table-cell office:value-type="float" office:value="349141" calcext:value-type="float">
            <text:p>349141</text:p>
          </table:table-cell>
          <table:table-cell office:value-type="float" office:value="1024870" calcext:value-type="float">
            <text:p>1024870</text:p>
          </table:table-cell>
          <table:table-cell office:value-type="float" office:value="1120256" calcext:value-type="float">
            <text:p>1120256</text:p>
          </table:table-cell>
          <table:table-cell/>
          <table:table-cell office:value-type="float" office:value="340645" calcext:value-type="float">
            <text:p>340645</text:p>
          </table:table-cell>
          <table:table-cell office:value-type="float" office:value="354515" calcext:value-type="float">
            <text:p>354515</text:p>
          </table:table-cell>
          <table:table-cell office:value-type="float" office:value="2232902" calcext:value-type="float">
            <text:p>2232902</text:p>
          </table:table-cell>
          <table:table-cell office:value-type="float" office:value="1141154" calcext:value-type="float">
            <text:p>1141154</text:p>
          </table:table-cell>
          <table:table-cell/>
          <table:table-cell office:value-type="float" office:value="7924413" calcext:value-type="float">
            <text:p>7924413</text:p>
          </table:table-cell>
          <table:table-cell office:value-type="float" office:value="7676271" calcext:value-type="float">
            <text:p>7676271</text:p>
          </table:table-cell>
          <table:table-cell office:value-type="float" office:value="15815405" calcext:value-type="float">
            <text:p>15815405</text:p>
          </table:table-cell>
          <table:table-cell office:value-type="float" office:value="9303322" calcext:value-type="float">
            <text:p>9303322</text:p>
          </table:table-cell>
          <table:table-cell/>
          <table:table-cell office:value-type="float" office:value="48587083" calcext:value-type="float">
            <text:p>48587083</text:p>
          </table:table-cell>
          <table:table-cell office:value-type="float" office:value="40463399" calcext:value-type="float">
            <text:p>40463399</text:p>
          </table:table-cell>
          <table:table-cell office:value-type="float" office:value="213610543" calcext:value-type="float">
            <text:p>213610543</text:p>
          </table:table-cell>
          <table:table-cell office:value-type="float" office:value="123213162" calcext:value-type="float">
            <text:p>123213162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F3:.F600])/1000000" office:value-type="float" office:value="0.220794" calcext:value-type="float">
            <text:p>0.2208</text:p>
          </table:table-cell>
          <table:table-cell table:style-name="ce8" table:formula="of:=MIN([.G3:.G600])/1000000" office:value-type="float" office:value="0.235349" calcext:value-type="float">
            <text:p>0.2353</text:p>
          </table:table-cell>
          <table:table-cell table:style-name="ce8" table:formula="of:=MIN([.H3:.H600])/1000000" office:value-type="float" office:value="1.484651" calcext:value-type="float">
            <text:p>1.4847</text:p>
          </table:table-cell>
          <table:table-cell table:style-name="ce8" table:formula="of:=MIN([.I3:.I600]/1000000)" office:value-type="float" office:value="1.141154" calcext:value-type="float">
            <text:p>1.1412</text:p>
          </table:table-cell>
        </table:table-row>
        <table:table-row table:style-name="ro1">
          <table:table-cell office:value-type="float" office:value="335568" calcext:value-type="float">
            <text:p>335568</text:p>
          </table:table-cell>
          <table:table-cell office:value-type="float" office:value="349938" calcext:value-type="float">
            <text:p>349938</text:p>
          </table:table-cell>
          <table:table-cell office:value-type="float" office:value="1027258" calcext:value-type="float">
            <text:p>1027258</text:p>
          </table:table-cell>
          <table:table-cell office:value-type="float" office:value="1120756" calcext:value-type="float">
            <text:p>1120756</text:p>
          </table:table-cell>
          <table:table-cell/>
          <table:table-cell office:value-type="float" office:value="340867" calcext:value-type="float">
            <text:p>340867</text:p>
          </table:table-cell>
          <table:table-cell office:value-type="float" office:value="354533" calcext:value-type="float">
            <text:p>354533</text:p>
          </table:table-cell>
          <table:table-cell office:value-type="float" office:value="2566028" calcext:value-type="float">
            <text:p>2566028</text:p>
          </table:table-cell>
          <table:table-cell office:value-type="float" office:value="1142025" calcext:value-type="float">
            <text:p>1142025</text:p>
          </table:table-cell>
          <table:table-cell/>
          <table:table-cell office:value-type="float" office:value="7955098" calcext:value-type="float">
            <text:p>7955098</text:p>
          </table:table-cell>
          <table:table-cell office:value-type="float" office:value="7725250" calcext:value-type="float">
            <text:p>7725250</text:p>
          </table:table-cell>
          <table:table-cell office:value-type="float" office:value="15892497" calcext:value-type="float">
            <text:p>15892497</text:p>
          </table:table-cell>
          <table:table-cell office:value-type="float" office:value="9332710" calcext:value-type="float">
            <text:p>9332710</text:p>
          </table:table-cell>
          <table:table-cell/>
          <table:table-cell office:value-type="float" office:value="48592695" calcext:value-type="float">
            <text:p>48592695</text:p>
          </table:table-cell>
          <table:table-cell office:value-type="float" office:value="40539287" calcext:value-type="float">
            <text:p>40539287</text:p>
          </table:table-cell>
          <table:table-cell office:value-type="float" office:value="215807180" calcext:value-type="float">
            <text:p>215807180</text:p>
          </table:table-cell>
          <table:table-cell office:value-type="float" office:value="123696220" calcext:value-type="float">
            <text:p>123696220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F3:.F600])/1000000" office:value-type="float" office:value="0.615716" calcext:value-type="float">
            <text:p>0.6157</text:p>
          </table:table-cell>
          <table:table-cell table:style-name="ce8" table:formula="of:=MAX([.G3:.G600])/1000000" office:value-type="float" office:value="0.789306" calcext:value-type="float">
            <text:p>0.7893</text:p>
          </table:table-cell>
          <table:table-cell table:style-name="ce8" table:formula="of:=MAX([.H3:.H600])/1000000" office:value-type="float" office:value="3.142484" calcext:value-type="float">
            <text:p>3.1425</text:p>
          </table:table-cell>
          <table:table-cell table:style-name="ce8" table:formula="of:=MAX([.I3:.I600])/1000000" office:value-type="float" office:value="2.463529" calcext:value-type="float">
            <text:p>2.4635</text:p>
          </table:table-cell>
        </table:table-row>
        <table:table-row table:style-name="ro1">
          <table:table-cell office:value-type="float" office:value="335993" calcext:value-type="float">
            <text:p>335993</text:p>
          </table:table-cell>
          <table:table-cell office:value-type="float" office:value="350012" calcext:value-type="float">
            <text:p>350012</text:p>
          </table:table-cell>
          <table:table-cell office:value-type="float" office:value="1027777" calcext:value-type="float">
            <text:p>1027777</text:p>
          </table:table-cell>
          <table:table-cell office:value-type="float" office:value="1120812" calcext:value-type="float">
            <text:p>1120812</text:p>
          </table:table-cell>
          <table:table-cell/>
          <table:table-cell office:value-type="float" office:value="342626" calcext:value-type="float">
            <text:p>342626</text:p>
          </table:table-cell>
          <table:table-cell office:value-type="float" office:value="354848" calcext:value-type="float">
            <text:p>354848</text:p>
          </table:table-cell>
          <table:table-cell office:value-type="float" office:value="2566176" calcext:value-type="float">
            <text:p>2566176</text:p>
          </table:table-cell>
          <table:table-cell office:value-type="float" office:value="1142302" calcext:value-type="float">
            <text:p>1142302</text:p>
          </table:table-cell>
          <table:table-cell/>
          <table:table-cell office:value-type="float" office:value="8086762" calcext:value-type="float">
            <text:p>8086762</text:p>
          </table:table-cell>
          <table:table-cell office:value-type="float" office:value="7790509" calcext:value-type="float">
            <text:p>7790509</text:p>
          </table:table-cell>
          <table:table-cell office:value-type="float" office:value="15940347" calcext:value-type="float">
            <text:p>15940347</text:p>
          </table:table-cell>
          <table:table-cell office:value-type="float" office:value="9337932" calcext:value-type="float">
            <text:p>9337932</text:p>
          </table:table-cell>
          <table:table-cell/>
          <table:table-cell office:value-type="float" office:value="48622639" calcext:value-type="float">
            <text:p>48622639</text:p>
          </table:table-cell>
          <table:table-cell office:value-type="float" office:value="40578952" calcext:value-type="float">
            <text:p>40578952</text:p>
          </table:table-cell>
          <table:table-cell office:value-type="float" office:value="216545704" calcext:value-type="float">
            <text:p>216545704</text:p>
          </table:table-cell>
          <table:table-cell office:value-type="float" office:value="123890065" calcext:value-type="float">
            <text:p>123890065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F3:.F600])/1000000" office:value-type="float" office:value="0.384330506151142" calcext:value-type="float">
            <text:p>0.3843</text:p>
          </table:table-cell>
          <table:table-cell table:style-name="ce8" table:formula="of:=AVERAGE([.G3:.G600])/1000000" office:value-type="float" office:value="0.390385855887522" calcext:value-type="float">
            <text:p>0.3904</text:p>
          </table:table-cell>
          <table:table-cell table:style-name="ce8" table:formula="of:=AVERAGE([.H3:.H600])/1000000" office:value-type="float" office:value="2.64200063272727" calcext:value-type="float">
            <text:p>2.6420</text:p>
          </table:table-cell>
          <table:table-cell table:style-name="ce8" table:formula="of:=AVERAGE([.I3:.I600])/1000000" office:value-type="float" office:value="1.84900116757741" calcext:value-type="float">
            <text:p>1.8490</text:p>
          </table:table-cell>
        </table:table-row>
        <table:table-row table:style-name="ro1">
          <table:table-cell office:value-type="float" office:value="337012" calcext:value-type="float">
            <text:p>337012</text:p>
          </table:table-cell>
          <table:table-cell office:value-type="float" office:value="350012" calcext:value-type="float">
            <text:p>350012</text:p>
          </table:table-cell>
          <table:table-cell office:value-type="float" office:value="1027888" calcext:value-type="float">
            <text:p>1027888</text:p>
          </table:table-cell>
          <table:table-cell office:value-type="float" office:value="1121478" calcext:value-type="float">
            <text:p>1121478</text:p>
          </table:table-cell>
          <table:table-cell/>
          <table:table-cell office:value-type="float" office:value="342792" calcext:value-type="float">
            <text:p>342792</text:p>
          </table:table-cell>
          <table:table-cell office:value-type="float" office:value="355015" calcext:value-type="float">
            <text:p>355015</text:p>
          </table:table-cell>
          <table:table-cell office:value-type="float" office:value="2567510" calcext:value-type="float">
            <text:p>2567510</text:p>
          </table:table-cell>
          <table:table-cell office:value-type="float" office:value="1142951" calcext:value-type="float">
            <text:p>1142951</text:p>
          </table:table-cell>
          <table:table-cell/>
          <table:table-cell office:value-type="float" office:value="8105985" calcext:value-type="float">
            <text:p>8105985</text:p>
          </table:table-cell>
          <table:table-cell office:value-type="float" office:value="7816934" calcext:value-type="float">
            <text:p>7816934</text:p>
          </table:table-cell>
          <table:table-cell office:value-type="float" office:value="15960421" calcext:value-type="float">
            <text:p>15960421</text:p>
          </table:table-cell>
          <table:table-cell office:value-type="float" office:value="9365468" calcext:value-type="float">
            <text:p>9365468</text:p>
          </table:table-cell>
          <table:table-cell/>
          <table:table-cell office:value-type="float" office:value="48756117" calcext:value-type="float">
            <text:p>48756117</text:p>
          </table:table-cell>
          <table:table-cell office:value-type="float" office:value="40579231" calcext:value-type="float">
            <text:p>40579231</text:p>
          </table:table-cell>
          <table:table-cell office:value-type="float" office:value="217778526" calcext:value-type="float">
            <text:p>217778526</text:p>
          </table:table-cell>
          <table:table-cell office:value-type="float" office:value="124008891" calcext:value-type="float">
            <text:p>124008891</text:p>
          </table:table-cell>
          <table:table-cell table:number-columns-repeated="6"/>
        </table:table-row>
        <table:table-row table:style-name="ro1">
          <table:table-cell office:value-type="float" office:value="337679" calcext:value-type="float">
            <text:p>337679</text:p>
          </table:table-cell>
          <table:table-cell office:value-type="float" office:value="350215" calcext:value-type="float">
            <text:p>350215</text:p>
          </table:table-cell>
          <table:table-cell office:value-type="float" office:value="1028444" calcext:value-type="float">
            <text:p>1028444</text:p>
          </table:table-cell>
          <table:table-cell office:value-type="float" office:value="1122293" calcext:value-type="float">
            <text:p>1122293</text:p>
          </table:table-cell>
          <table:table-cell/>
          <table:table-cell office:value-type="float" office:value="343089" calcext:value-type="float">
            <text:p>343089</text:p>
          </table:table-cell>
          <table:table-cell office:value-type="float" office:value="355256" calcext:value-type="float">
            <text:p>355256</text:p>
          </table:table-cell>
          <table:table-cell office:value-type="float" office:value="2576843" calcext:value-type="float">
            <text:p>2576843</text:p>
          </table:table-cell>
          <table:table-cell office:value-type="float" office:value="1143987" calcext:value-type="float">
            <text:p>1143987</text:p>
          </table:table-cell>
          <table:table-cell/>
          <table:table-cell office:value-type="float" office:value="8109799" calcext:value-type="float">
            <text:p>8109799</text:p>
          </table:table-cell>
          <table:table-cell office:value-type="float" office:value="7850285" calcext:value-type="float">
            <text:p>7850285</text:p>
          </table:table-cell>
          <table:table-cell office:value-type="float" office:value="16042383" calcext:value-type="float">
            <text:p>16042383</text:p>
          </table:table-cell>
          <table:table-cell office:value-type="float" office:value="9389134" calcext:value-type="float">
            <text:p>9389134</text:p>
          </table:table-cell>
          <table:table-cell/>
          <table:table-cell office:value-type="float" office:value="48914932" calcext:value-type="float">
            <text:p>48914932</text:p>
          </table:table-cell>
          <table:table-cell office:value-type="float" office:value="40585453" calcext:value-type="float">
            <text:p>40585453</text:p>
          </table:table-cell>
          <table:table-cell office:value-type="float" office:value="222800772" calcext:value-type="float">
            <text:p>222800772</text:p>
          </table:table-cell>
          <table:table-cell office:value-type="float" office:value="124028907" calcext:value-type="float">
            <text:p>124028907</text:p>
          </table:table-cell>
          <table:table-cell table:number-columns-repeated="2"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</table:table-row>
        <table:table-row table:style-name="ro1">
          <table:table-cell office:value-type="float" office:value="337808" calcext:value-type="float">
            <text:p>337808</text:p>
          </table:table-cell>
          <table:table-cell office:value-type="float" office:value="350308" calcext:value-type="float">
            <text:p>350308</text:p>
          </table:table-cell>
          <table:table-cell office:value-type="float" office:value="1031202" calcext:value-type="float">
            <text:p>1031202</text:p>
          </table:table-cell>
          <table:table-cell office:value-type="float" office:value="1122608" calcext:value-type="float">
            <text:p>1122608</text:p>
          </table:table-cell>
          <table:table-cell/>
          <table:table-cell office:value-type="float" office:value="343923" calcext:value-type="float">
            <text:p>343923</text:p>
          </table:table-cell>
          <table:table-cell office:value-type="float" office:value="355903" calcext:value-type="float">
            <text:p>355903</text:p>
          </table:table-cell>
          <table:table-cell office:value-type="float" office:value="2578232" calcext:value-type="float">
            <text:p>2578232</text:p>
          </table:table-cell>
          <table:table-cell office:value-type="float" office:value="1144062" calcext:value-type="float">
            <text:p>1144062</text:p>
          </table:table-cell>
          <table:table-cell/>
          <table:table-cell office:value-type="float" office:value="8171039" calcext:value-type="float">
            <text:p>8171039</text:p>
          </table:table-cell>
          <table:table-cell office:value-type="float" office:value="7872655" calcext:value-type="float">
            <text:p>7872655</text:p>
          </table:table-cell>
          <table:table-cell office:value-type="float" office:value="16053921" calcext:value-type="float">
            <text:p>16053921</text:p>
          </table:table-cell>
          <table:table-cell office:value-type="float" office:value="9487911" calcext:value-type="float">
            <text:p>9487911</text:p>
          </table:table-cell>
          <table:table-cell/>
          <table:table-cell office:value-type="float" office:value="48923969" calcext:value-type="float">
            <text:p>48923969</text:p>
          </table:table-cell>
          <table:table-cell office:value-type="float" office:value="40596989" calcext:value-type="float">
            <text:p>40596989</text:p>
          </table:table-cell>
          <table:table-cell office:value-type="float" office:value="226209179" calcext:value-type="float">
            <text:p>226209179</text:p>
          </table:table-cell>
          <table:table-cell office:value-type="float" office:value="124152089" calcext:value-type="float">
            <text:p>124152089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K3:.K600])/1000000" office:value-type="float" office:value="5.599634" calcext:value-type="float">
            <text:p>5.5996</text:p>
          </table:table-cell>
          <table:table-cell table:style-name="ce8" table:formula="of:=MIN([.L3:.L600])/1000000" office:value-type="float" office:value="4.985793" calcext:value-type="float">
            <text:p>4.9858</text:p>
          </table:table-cell>
          <table:table-cell table:style-name="ce8" table:formula="of:=MIN([.M3:.M600])/1000000" office:value-type="float" office:value="13.893009" calcext:value-type="float">
            <text:p>13.8930</text:p>
          </table:table-cell>
          <table:table-cell table:style-name="ce8" table:formula="of:=MIN([.N3:.N600])/1000000" office:value-type="float" office:value="9.113583" calcext:value-type="float">
            <text:p>9.1136</text:p>
          </table:table-cell>
        </table:table-row>
        <table:table-row table:style-name="ro1">
          <table:table-cell office:value-type="float" office:value="338123" calcext:value-type="float">
            <text:p>338123</text:p>
          </table:table-cell>
          <table:table-cell office:value-type="float" office:value="350679" calcext:value-type="float">
            <text:p>350679</text:p>
          </table:table-cell>
          <table:table-cell office:value-type="float" office:value="1031277" calcext:value-type="float">
            <text:p>1031277</text:p>
          </table:table-cell>
          <table:table-cell office:value-type="float" office:value="1122775" calcext:value-type="float">
            <text:p>1122775</text:p>
          </table:table-cell>
          <table:table-cell/>
          <table:table-cell office:value-type="float" office:value="345237" calcext:value-type="float">
            <text:p>345237</text:p>
          </table:table-cell>
          <table:table-cell office:value-type="float" office:value="356033" calcext:value-type="float">
            <text:p>356033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007" calcext:value-type="float">
            <text:p>1145007</text:p>
          </table:table-cell>
          <table:table-cell/>
          <table:table-cell office:value-type="float" office:value="8224038" calcext:value-type="float">
            <text:p>8224038</text:p>
          </table:table-cell>
          <table:table-cell office:value-type="float" office:value="7877544" calcext:value-type="float">
            <text:p>7877544</text:p>
          </table:table-cell>
          <table:table-cell office:value-type="float" office:value="16087179" calcext:value-type="float">
            <text:p>16087179</text:p>
          </table:table-cell>
          <table:table-cell office:value-type="float" office:value="9499596" calcext:value-type="float">
            <text:p>9499596</text:p>
          </table:table-cell>
          <table:table-cell/>
          <table:table-cell office:value-type="float" office:value="49041338" calcext:value-type="float">
            <text:p>49041338</text:p>
          </table:table-cell>
          <table:table-cell office:value-type="float" office:value="40599565" calcext:value-type="float">
            <text:p>40599565</text:p>
          </table:table-cell>
          <table:table-cell office:value-type="float" office:value="226215700" calcext:value-type="float">
            <text:p>226215700</text:p>
          </table:table-cell>
          <table:table-cell office:value-type="float" office:value="124280335" calcext:value-type="float">
            <text:p>124280335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K3:.K600])/1000000" office:value-type="float" office:value="27.645327" calcext:value-type="float">
            <text:p>27.6453</text:p>
          </table:table-cell>
          <table:table-cell table:style-name="ce8" table:formula="of:=MAX([.L3:.L600])/1000000" office:value-type="float" office:value="29.77691" calcext:value-type="float">
            <text:p>29.7769</text:p>
          </table:table-cell>
          <table:table-cell table:style-name="ce8" table:formula="of:=MAX([.M3:.M600])/1000000" office:value-type="float" office:value="99.908018" calcext:value-type="float">
            <text:p>99.9080</text:p>
          </table:table-cell>
          <table:table-cell table:style-name="ce8" table:formula="of:=MAX([.N3:.N600])/1000000" office:value-type="float" office:value="30.86351" calcext:value-type="float">
            <text:p>30.8635</text:p>
          </table:table-cell>
        </table:table-row>
        <table:table-row table:style-name="ro1">
          <table:table-cell office:value-type="float" office:value="338457" calcext:value-type="float">
            <text:p>338457</text:p>
          </table:table-cell>
          <table:table-cell office:value-type="float" office:value="351086" calcext:value-type="float">
            <text:p>351086</text:p>
          </table:table-cell>
          <table:table-cell office:value-type="float" office:value="1031647" calcext:value-type="float">
            <text:p>1031647</text:p>
          </table:table-cell>
          <table:table-cell office:value-type="float" office:value="1122904" calcext:value-type="float">
            <text:p>1122904</text:p>
          </table:table-cell>
          <table:table-cell/>
          <table:table-cell office:value-type="float" office:value="345644" calcext:value-type="float">
            <text:p>345644</text:p>
          </table:table-cell>
          <table:table-cell office:value-type="float" office:value="356145" calcext:value-type="float">
            <text:p>356145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395" calcext:value-type="float">
            <text:p>1145395</text:p>
          </table:table-cell>
          <table:table-cell/>
          <table:table-cell office:value-type="float" office:value="8225742" calcext:value-type="float">
            <text:p>8225742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16131326" calcext:value-type="float">
            <text:p>16131326</text:p>
          </table:table-cell>
          <table:table-cell office:value-type="float" office:value="9509170" calcext:value-type="float">
            <text:p>9509170</text:p>
          </table:table-cell>
          <table:table-cell/>
          <table:table-cell office:value-type="float" office:value="49170502" calcext:value-type="float">
            <text:p>49170502</text:p>
          </table:table-cell>
          <table:table-cell office:value-type="float" office:value="40632526" calcext:value-type="float">
            <text:p>40632526</text:p>
          </table:table-cell>
          <table:table-cell office:value-type="float" office:value="228140580" calcext:value-type="float">
            <text:p>228140580</text:p>
          </table:table-cell>
          <table:table-cell office:value-type="float" office:value="124314387" calcext:value-type="float">
            <text:p>124314387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K3:.K600])/1000000" office:value-type="float" office:value="11.8814311165644" calcext:value-type="float">
            <text:p>11.8814</text:p>
          </table:table-cell>
          <table:table-cell table:style-name="ce8" table:formula="of:=AVERAGE([.L3:.L600])/1000000" office:value-type="float" office:value="10.8161409229209" calcext:value-type="float">
            <text:p>10.8161</text:p>
          </table:table-cell>
          <table:table-cell table:style-name="ce8" table:formula="of:=AVERAGE([.M3:.M600])/1000000" office:value-type="float" office:value="29.3816188340708" calcext:value-type="float">
            <text:p>29.3816</text:p>
          </table:table-cell>
          <table:table-cell table:style-name="ce8" table:formula="of:=AVERAGE([.N3:.N600])/1000000" office:value-type="float" office:value="13.7372821704782" calcext:value-type="float">
            <text:p>13.7373</text:p>
          </table:table-cell>
        </table:table-row>
        <table:table-row table:style-name="ro1">
          <table:table-cell office:value-type="float" office:value="338512" calcext:value-type="float">
            <text:p>338512</text:p>
          </table:table-cell>
          <table:table-cell office:value-type="float" office:value="351437" calcext:value-type="float">
            <text:p>351437</text:p>
          </table:table-cell>
          <table:table-cell office:value-type="float" office:value="1032610" calcext:value-type="float">
            <text:p>1032610</text:p>
          </table:table-cell>
          <table:table-cell office:value-type="float" office:value="1123312" calcext:value-type="float">
            <text:p>1123312</text:p>
          </table:table-cell>
          <table:table-cell/>
          <table:table-cell office:value-type="float" office:value="347292" calcext:value-type="float">
            <text:p>347292</text:p>
          </table:table-cell>
          <table:table-cell office:value-type="float" office:value="356218" calcext:value-type="float">
            <text:p>356218</text:p>
          </table:table-cell>
          <table:table-cell office:value-type="float" office:value="2579768" calcext:value-type="float">
            <text:p>2579768</text:p>
          </table:table-cell>
          <table:table-cell office:value-type="float" office:value="1146173" calcext:value-type="float">
            <text:p>1146173</text:p>
          </table:table-cell>
          <table:table-cell/>
          <table:table-cell office:value-type="float" office:value="8268964" calcext:value-type="float">
            <text:p>8268964</text:p>
          </table:table-cell>
          <table:table-cell office:value-type="float" office:value="7927747" calcext:value-type="float">
            <text:p>7927747</text:p>
          </table:table-cell>
          <table:table-cell office:value-type="float" office:value="16301490" calcext:value-type="float">
            <text:p>16301490</text:p>
          </table:table-cell>
          <table:table-cell office:value-type="float" office:value="9531632" calcext:value-type="float">
            <text:p>9531632</text:p>
          </table:table-cell>
          <table:table-cell/>
          <table:table-cell office:value-type="float" office:value="49523445" calcext:value-type="float">
            <text:p>49523445</text:p>
          </table:table-cell>
          <table:table-cell office:value-type="float" office:value="40645581" calcext:value-type="float">
            <text:p>40645581</text:p>
          </table:table-cell>
          <table:table-cell office:value-type="float" office:value="229323488" calcext:value-type="float">
            <text:p>229323488</text:p>
          </table:table-cell>
          <table:table-cell office:value-type="float" office:value="124320605" calcext:value-type="float">
            <text:p>124320605</text:p>
          </table:table-cell>
          <table:table-cell table:number-columns-repeated="6"/>
        </table:table-row>
        <table:table-row table:style-name="ro1">
          <table:table-cell office:value-type="float" office:value="338623" calcext:value-type="float">
            <text:p>338623</text:p>
          </table:table-cell>
          <table:table-cell office:value-type="float" office:value="351771" calcext:value-type="float">
            <text:p>351771</text:p>
          </table:table-cell>
          <table:table-cell office:value-type="float" office:value="1033239" calcext:value-type="float">
            <text:p>1033239</text:p>
          </table:table-cell>
          <table:table-cell office:value-type="float" office:value="1123386" calcext:value-type="float">
            <text:p>1123386</text:p>
          </table:table-cell>
          <table:table-cell/>
          <table:table-cell office:value-type="float" office:value="347441" calcext:value-type="float">
            <text:p>347441</text:p>
          </table:table-cell>
          <table:table-cell office:value-type="float" office:value="356403" calcext:value-type="float">
            <text:p>356403</text:p>
          </table:table-cell>
          <table:table-cell office:value-type="float" office:value="2581120" calcext:value-type="float">
            <text:p>2581120</text:p>
          </table:table-cell>
          <table:table-cell office:value-type="float" office:value="1146302" calcext:value-type="float">
            <text:p>1146302</text:p>
          </table:table-cell>
          <table:table-cell/>
          <table:table-cell office:value-type="float" office:value="8301963" calcext:value-type="float">
            <text:p>8301963</text:p>
          </table:table-cell>
          <table:table-cell office:value-type="float" office:value="7953821" calcext:value-type="float">
            <text:p>7953821</text:p>
          </table:table-cell>
          <table:table-cell office:value-type="float" office:value="16305916" calcext:value-type="float">
            <text:p>16305916</text:p>
          </table:table-cell>
          <table:table-cell office:value-type="float" office:value="9534836" calcext:value-type="float">
            <text:p>9534836</text:p>
          </table:table-cell>
          <table:table-cell/>
          <table:table-cell office:value-type="float" office:value="49601646" calcext:value-type="float">
            <text:p>49601646</text:p>
          </table:table-cell>
          <table:table-cell office:value-type="float" office:value="40708787" calcext:value-type="float">
            <text:p>40708787</text:p>
          </table:table-cell>
          <table:table-cell office:value-type="float" office:value="230635929" calcext:value-type="float">
            <text:p>230635929</text:p>
          </table:table-cell>
          <table:table-cell office:value-type="float" office:value="124376740" calcext:value-type="float">
            <text:p>124376740</text:p>
          </table:table-cell>
          <table:table-cell table:number-columns-repeated="2"/>
          <table:table-cell table:style-name="ce6" office:value-type="string" calcext:value-type="string">
            <text:p>ros2 cpp 16M</text:p>
          </table:table-cell>
          <table:table-cell table:style-name="ce6" office:value-type="string" calcext:value-type="string">
            <text:p>rxros2 cpp 16M</text:p>
          </table:table-cell>
          <table:table-cell table:number-columns-repeated="2" table:style-name="ce6" office:value-type="string" calcext:value-type="string">
            <text:p>rxros2 py 16M</text:p>
          </table:table-cell>
        </table:table-row>
        <table:table-row table:style-name="ro1">
          <table:table-cell office:value-type="float" office:value="339216" calcext:value-type="float">
            <text:p>339216</text:p>
          </table:table-cell>
          <table:table-cell office:value-type="float" office:value="352012" calcext:value-type="float">
            <text:p>352012</text:p>
          </table:table-cell>
          <table:table-cell office:value-type="float" office:value="1033573" calcext:value-type="float">
            <text:p>1033573</text:p>
          </table:table-cell>
          <table:table-cell office:value-type="float" office:value="1124720" calcext:value-type="float">
            <text:p>1124720</text:p>
          </table:table-cell>
          <table:table-cell/>
          <table:table-cell office:value-type="float" office:value="348163" calcext:value-type="float">
            <text:p>348163</text:p>
          </table:table-cell>
          <table:table-cell office:value-type="float" office:value="356533" calcext:value-type="float">
            <text:p>356533</text:p>
          </table:table-cell>
          <table:table-cell office:value-type="float" office:value="2581138" calcext:value-type="float">
            <text:p>2581138</text:p>
          </table:table-cell>
          <table:table-cell office:value-type="float" office:value="1147247" calcext:value-type="float">
            <text:p>1147247</text:p>
          </table:table-cell>
          <table:table-cell/>
          <table:table-cell office:value-type="float" office:value="8306056" calcext:value-type="float">
            <text:p>8306056</text:p>
          </table:table-cell>
          <table:table-cell office:value-type="float" office:value="7977951" calcext:value-type="float">
            <text:p>7977951</text:p>
          </table:table-cell>
          <table:table-cell office:value-type="float" office:value="16326268" calcext:value-type="float">
            <text:p>16326268</text:p>
          </table:table-cell>
          <table:table-cell office:value-type="float" office:value="9538892" calcext:value-type="float">
            <text:p>9538892</text:p>
          </table:table-cell>
          <table:table-cell/>
          <table:table-cell office:value-type="float" office:value="49876255" calcext:value-type="float">
            <text:p>49876255</text:p>
          </table:table-cell>
          <table:table-cell office:value-type="float" office:value="40713250" calcext:value-type="float">
            <text:p>40713250</text:p>
          </table:table-cell>
          <table:table-cell office:value-type="float" office:value="230848255" calcext:value-type="float">
            <text:p>230848255</text:p>
          </table:table-cell>
          <table:table-cell office:value-type="float" office:value="124388902" calcext:value-type="float">
            <text:p>124388902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P3:.P600])/1000000" office:value-type="float" office:value="48.397898" calcext:value-type="float">
            <text:p>48.3979</text:p>
          </table:table-cell>
          <table:table-cell table:style-name="ce8" table:formula="of:=MIN([.Q3:.Q600])/1000000" office:value-type="float" office:value="40.194827" calcext:value-type="float">
            <text:p>40.1948</text:p>
          </table:table-cell>
          <table:table-cell table:style-name="ce8" table:formula="of:=MIN([.R3:.R600])/1000000" office:value-type="float" office:value="174.370841" calcext:value-type="float">
            <text:p>174.3708</text:p>
          </table:table-cell>
          <table:table-cell table:style-name="ce8" table:formula="of:=MIN([.S3:.S600])/1000000" office:value-type="float" office:value="122.520316" calcext:value-type="float">
            <text:p>122.5203</text:p>
          </table:table-cell>
        </table:table-row>
        <table:table-row table:style-name="ro1">
          <table:table-cell office:value-type="float" office:value="339290" calcext:value-type="float">
            <text:p>339290</text:p>
          </table:table-cell>
          <table:table-cell office:value-type="float" office:value="352531" calcext:value-type="float">
            <text:p>352531</text:p>
          </table:table-cell>
          <table:table-cell office:value-type="float" office:value="1033924" calcext:value-type="float">
            <text:p>1033924</text:p>
          </table:table-cell>
          <table:table-cell office:value-type="float" office:value="1125553" calcext:value-type="float">
            <text:p>1125553</text:p>
          </table:table-cell>
          <table:table-cell/>
          <table:table-cell office:value-type="float" office:value="348200" calcext:value-type="float">
            <text:p>348200</text:p>
          </table:table-cell>
          <table:table-cell office:value-type="float" office:value="356848" calcext:value-type="float">
            <text:p>356848</text:p>
          </table:table-cell>
          <table:table-cell office:value-type="float" office:value="2582194" calcext:value-type="float">
            <text:p>2582194</text:p>
          </table:table-cell>
          <table:table-cell office:value-type="float" office:value="1147321" calcext:value-type="float">
            <text:p>1147321</text:p>
          </table:table-cell>
          <table:table-cell/>
          <table:table-cell office:value-type="float" office:value="8397536" calcext:value-type="float">
            <text:p>8397536</text:p>
          </table:table-cell>
          <table:table-cell office:value-type="float" office:value="7981284" calcext:value-type="float">
            <text:p>7981284</text:p>
          </table:table-cell>
          <table:table-cell office:value-type="float" office:value="16391859" calcext:value-type="float">
            <text:p>16391859</text:p>
          </table:table-cell>
          <table:table-cell office:value-type="float" office:value="9540392" calcext:value-type="float">
            <text:p>9540392</text:p>
          </table:table-cell>
          <table:table-cell/>
          <table:table-cell office:value-type="float" office:value="50330046" calcext:value-type="float">
            <text:p>50330046</text:p>
          </table:table-cell>
          <table:table-cell office:value-type="float" office:value="40726527" calcext:value-type="float">
            <text:p>40726527</text:p>
          </table:table-cell>
          <table:table-cell office:value-type="float" office:value="230852334" calcext:value-type="float">
            <text:p>230852334</text:p>
          </table:table-cell>
          <table:table-cell office:value-type="float" office:value="124405739" calcext:value-type="float">
            <text:p>124405739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P3:.P600])/1000000" office:value-type="float" office:value="634.080817" calcext:value-type="float">
            <text:p>634.0808</text:p>
          </table:table-cell>
          <table:table-cell table:style-name="ce8" table:formula="of:=MAX([.Q3:.Q600])/1000000" office:value-type="float" office:value="97.825039" calcext:value-type="float">
            <text:p>97.8250</text:p>
          </table:table-cell>
          <table:table-cell table:style-name="ce8" table:formula="of:=MAX([.R3:.R600])/1000000" office:value-type="float" office:value="435.181067" calcext:value-type="float">
            <text:p>435.1811</text:p>
          </table:table-cell>
          <table:table-cell table:style-name="ce8" table:formula="of:=MAX([.S3:.S600])/1000000" office:value-type="float" office:value="164.127741" calcext:value-type="float">
            <text:p>164.1277</text:p>
          </table:table-cell>
        </table:table-row>
        <table:table-row table:style-name="ro1">
          <table:table-cell office:value-type="float" office:value="339456" calcext:value-type="float">
            <text:p>339456</text:p>
          </table:table-cell>
          <table:table-cell office:value-type="float" office:value="352697" calcext:value-type="float">
            <text:p>352697</text:p>
          </table:table-cell>
          <table:table-cell office:value-type="float" office:value="1034814" calcext:value-type="float">
            <text:p>1034814</text:p>
          </table:table-cell>
          <table:table-cell office:value-type="float" office:value="1126072" calcext:value-type="float">
            <text:p>1126072</text:p>
          </table:table-cell>
          <table:table-cell/>
          <table:table-cell office:value-type="float" office:value="348552" calcext:value-type="float">
            <text:p>348552</text:p>
          </table:table-cell>
          <table:table-cell office:value-type="float" office:value="357478" calcext:value-type="float">
            <text:p>357478</text:p>
          </table:table-cell>
          <table:table-cell office:value-type="float" office:value="2585157" calcext:value-type="float">
            <text:p>2585157</text:p>
          </table:table-cell>
          <table:table-cell office:value-type="float" office:value="1147932" calcext:value-type="float">
            <text:p>1147932</text:p>
          </table:table-cell>
          <table:table-cell/>
          <table:table-cell office:value-type="float" office:value="8428516" calcext:value-type="float">
            <text:p>8428516</text:p>
          </table:table-cell>
          <table:table-cell office:value-type="float" office:value="7993450" calcext:value-type="float">
            <text:p>7993450</text:p>
          </table:table-cell>
          <table:table-cell office:value-type="float" office:value="16392452" calcext:value-type="float">
            <text:p>16392452</text:p>
          </table:table-cell>
          <table:table-cell office:value-type="float" office:value="9550688" calcext:value-type="float">
            <text:p>9550688</text:p>
          </table:table-cell>
          <table:table-cell/>
          <table:table-cell office:value-type="float" office:value="51912453" calcext:value-type="float">
            <text:p>51912453</text:p>
          </table:table-cell>
          <table:table-cell office:value-type="float" office:value="40727564" calcext:value-type="float">
            <text:p>40727564</text:p>
          </table:table-cell>
          <table:table-cell office:value-type="float" office:value="231505704" calcext:value-type="float">
            <text:p>231505704</text:p>
          </table:table-cell>
          <table:table-cell office:value-type="float" office:value="124445516" calcext:value-type="float">
            <text:p>124445516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P3:.P600])/1000000" office:value-type="float" office:value="82.0909165957447" calcext:value-type="float">
            <text:p>82.0909</text:p>
          </table:table-cell>
          <table:table-cell table:style-name="ce8" table:formula="of:=AVERAGE([.Q3:.Q600])/1000000" office:value-type="float" office:value="42.6457870168776" calcext:value-type="float">
            <text:p>42.6458</text:p>
          </table:table-cell>
          <table:table-cell table:style-name="ce8" table:formula="of:=AVERAGE([.R3:.R600])/1000000" office:value-type="float" office:value="259.221952351064" calcext:value-type="float">
            <text:p>259.2220</text:p>
          </table:table-cell>
          <table:table-cell table:style-name="ce8" table:formula="of:=AVERAGE([.S3:.S600])/1000000" office:value-type="float" office:value="130.59567223475" calcext:value-type="float">
            <text:p>130.5957</text:p>
          </table:table-cell>
        </table:table-row>
        <table:table-row table:style-name="ro1">
          <table:table-cell office:value-type="float" office:value="339938" calcext:value-type="float">
            <text:p>339938</text:p>
          </table:table-cell>
          <table:table-cell office:value-type="float" office:value="353049" calcext:value-type="float">
            <text:p>353049</text:p>
          </table:table-cell>
          <table:table-cell office:value-type="float" office:value="1035592" calcext:value-type="float">
            <text:p>1035592</text:p>
          </table:table-cell>
          <table:table-cell office:value-type="float" office:value="1127090" calcext:value-type="float">
            <text:p>1127090</text:p>
          </table:table-cell>
          <table:table-cell/>
          <table:table-cell office:value-type="float" office:value="348570" calcext:value-type="float">
            <text:p>348570</text:p>
          </table:table-cell>
          <table:table-cell office:value-type="float" office:value="358014" calcext:value-type="float">
            <text:p>358014</text:p>
          </table:table-cell>
          <table:table-cell office:value-type="float" office:value="2585732" calcext:value-type="float">
            <text:p>2585732</text:p>
          </table:table-cell>
          <table:table-cell office:value-type="float" office:value="1147969" calcext:value-type="float">
            <text:p>1147969</text:p>
          </table:table-cell>
          <table:table-cell/>
          <table:table-cell office:value-type="float" office:value="8439220" calcext:value-type="float">
            <text:p>8439220</text:p>
          </table:table-cell>
          <table:table-cell office:value-type="float" office:value="7995376" calcext:value-type="float">
            <text:p>7995376</text:p>
          </table:table-cell>
          <table:table-cell office:value-type="float" office:value="16424822" calcext:value-type="float">
            <text:p>16424822</text:p>
          </table:table-cell>
          <table:table-cell office:value-type="float" office:value="9560058" calcext:value-type="float">
            <text:p>9560058</text:p>
          </table:table-cell>
          <table:table-cell/>
          <table:table-cell office:value-type="float" office:value="51958584" calcext:value-type="float">
            <text:p>51958584</text:p>
          </table:table-cell>
          <table:table-cell office:value-type="float" office:value="40735266" calcext:value-type="float">
            <text:p>40735266</text:p>
          </table:table-cell>
          <table:table-cell office:value-type="float" office:value="232937698" calcext:value-type="float">
            <text:p>232937698</text:p>
          </table:table-cell>
          <table:table-cell office:value-type="float" office:value="124565502" calcext:value-type="float">
            <text:p>124565502</text:p>
          </table:table-cell>
          <table:table-cell table:number-columns-repeated="6"/>
        </table:table-row>
        <table:table-row table:style-name="ro1">
          <table:table-cell office:value-type="float" office:value="340179" calcext:value-type="float">
            <text:p>340179</text:p>
          </table:table-cell>
          <table:table-cell office:value-type="float" office:value="353234" calcext:value-type="float">
            <text:p>353234</text:p>
          </table:table-cell>
          <table:table-cell office:value-type="float" office:value="1035887" calcext:value-type="float">
            <text:p>1035887</text:p>
          </table:table-cell>
          <table:table-cell office:value-type="float" office:value="1127294" calcext:value-type="float">
            <text:p>1127294</text:p>
          </table:table-cell>
          <table:table-cell/>
          <table:table-cell office:value-type="float" office:value="349515" calcext:value-type="float">
            <text:p>349515</text:p>
          </table:table-cell>
          <table:table-cell office:value-type="float" office:value="358088" calcext:value-type="float">
            <text:p>358088</text:p>
          </table:table-cell>
          <table:table-cell office:value-type="float" office:value="2587379" calcext:value-type="float">
            <text:p>2587379</text:p>
          </table:table-cell>
          <table:table-cell office:value-type="float" office:value="1148099" calcext:value-type="float">
            <text:p>1148099</text:p>
          </table:table-cell>
          <table:table-cell/>
          <table:table-cell office:value-type="float" office:value="8490645" calcext:value-type="float">
            <text:p>8490645</text:p>
          </table:table-cell>
          <table:table-cell office:value-type="float" office:value="8000302" calcext:value-type="float">
            <text:p>8000302</text:p>
          </table:table-cell>
          <table:table-cell office:value-type="float" office:value="16444211" calcext:value-type="float">
            <text:p>16444211</text:p>
          </table:table-cell>
          <table:table-cell office:value-type="float" office:value="9569502" calcext:value-type="float">
            <text:p>9569502</text:p>
          </table:table-cell>
          <table:table-cell/>
          <table:table-cell office:value-type="float" office:value="52064491" calcext:value-type="float">
            <text:p>52064491</text:p>
          </table:table-cell>
          <table:table-cell office:value-type="float" office:value="40750841" calcext:value-type="float">
            <text:p>40750841</text:p>
          </table:table-cell>
          <table:table-cell office:value-type="float" office:value="232994529" calcext:value-type="float">
            <text:p>232994529</text:p>
          </table:table-cell>
          <table:table-cell office:value-type="float" office:value="124612096" calcext:value-type="float">
            <text:p>124612096</text:p>
          </table:table-cell>
          <table:table-cell table:number-columns-repeated="6"/>
        </table:table-row>
        <table:table-row table:style-name="ro1">
          <table:table-cell office:value-type="float" office:value="340401" calcext:value-type="float">
            <text:p>340401</text:p>
          </table:table-cell>
          <table:table-cell office:value-type="float" office:value="353326" calcext:value-type="float">
            <text:p>353326</text:p>
          </table:table-cell>
          <table:table-cell office:value-type="float" office:value="1036091" calcext:value-type="float">
            <text:p>1036091</text:p>
          </table:table-cell>
          <table:table-cell office:value-type="float" office:value="1127349" calcext:value-type="float">
            <text:p>1127349</text:p>
          </table:table-cell>
          <table:table-cell/>
          <table:table-cell office:value-type="float" office:value="349570" calcext:value-type="float">
            <text:p>349570</text:p>
          </table:table-cell>
          <table:table-cell office:value-type="float" office:value="358274" calcext:value-type="float">
            <text:p>358274</text:p>
          </table:table-cell>
          <table:table-cell office:value-type="float" office:value="2587527" calcext:value-type="float">
            <text:p>2587527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491720" calcext:value-type="float">
            <text:p>8491720</text:p>
          </table:table-cell>
          <table:table-cell office:value-type="float" office:value="8016358" calcext:value-type="float">
            <text:p>8016358</text:p>
          </table:table-cell>
          <table:table-cell office:value-type="float" office:value="16476339" calcext:value-type="float">
            <text:p>16476339</text:p>
          </table:table-cell>
          <table:table-cell office:value-type="float" office:value="9571021" calcext:value-type="float">
            <text:p>9571021</text:p>
          </table:table-cell>
          <table:table-cell/>
          <table:table-cell office:value-type="float" office:value="52080952" calcext:value-type="float">
            <text:p>52080952</text:p>
          </table:table-cell>
          <table:table-cell office:value-type="float" office:value="40779823" calcext:value-type="float">
            <text:p>40779823</text:p>
          </table:table-cell>
          <table:table-cell office:value-type="float" office:value="233552653" calcext:value-type="float">
            <text:p>233552653</text:p>
          </table:table-cell>
          <table:table-cell office:value-type="float" office:value="124640514" calcext:value-type="float">
            <text:p>124640514</text:p>
          </table:table-cell>
          <table:table-cell table:number-columns-repeated="6"/>
        </table:table-row>
        <table:table-row table:style-name="ro1">
          <table:table-cell office:value-type="float" office:value="340771" calcext:value-type="float">
            <text:p>340771</text:p>
          </table:table-cell>
          <table:table-cell office:value-type="float" office:value="353493" calcext:value-type="float">
            <text:p>353493</text:p>
          </table:table-cell>
          <table:table-cell office:value-type="float" office:value="1036887" calcext:value-type="float">
            <text:p>1036887</text:p>
          </table:table-cell>
          <table:table-cell office:value-type="float" office:value="1127386" calcext:value-type="float">
            <text:p>1127386</text:p>
          </table:table-cell>
          <table:table-cell/>
          <table:table-cell office:value-type="float" office:value="349663" calcext:value-type="float">
            <text:p>349663</text:p>
          </table:table-cell>
          <table:table-cell office:value-type="float" office:value="358348" calcext:value-type="float">
            <text:p>358348</text:p>
          </table:table-cell>
          <table:table-cell office:value-type="float" office:value="2587935" calcext:value-type="float">
            <text:p>2587935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541367" calcext:value-type="float">
            <text:p>8541367</text:p>
          </table:table-cell>
          <table:table-cell office:value-type="float" office:value="8038931" calcext:value-type="float">
            <text:p>8038931</text:p>
          </table:table-cell>
          <table:table-cell office:value-type="float" office:value="16645096" calcext:value-type="float">
            <text:p>16645096</text:p>
          </table:table-cell>
          <table:table-cell office:value-type="float" office:value="9581021" calcext:value-type="float">
            <text:p>9581021</text:p>
          </table:table-cell>
          <table:table-cell/>
          <table:table-cell office:value-type="float" office:value="52085266" calcext:value-type="float">
            <text:p>52085266</text:p>
          </table:table-cell>
          <table:table-cell office:value-type="float" office:value="40779932" calcext:value-type="float">
            <text:p>40779932</text:p>
          </table:table-cell>
          <table:table-cell office:value-type="float" office:value="233843846" calcext:value-type="float">
            <text:p>233843846</text:p>
          </table:table-cell>
          <table:table-cell office:value-type="float" office:value="124702841" calcext:value-type="float">
            <text:p>124702841</text:p>
          </table:table-cell>
          <table:table-cell table:number-columns-repeated="6"/>
        </table:table-row>
        <table:table-row table:style-name="ro1">
          <table:table-cell office:value-type="float" office:value="340882" calcext:value-type="float">
            <text:p>340882</text:p>
          </table:table-cell>
          <table:table-cell office:value-type="float" office:value="355271" calcext:value-type="float">
            <text:p>355271</text:p>
          </table:table-cell>
          <table:table-cell office:value-type="float" office:value="1037054" calcext:value-type="float">
            <text:p>1037054</text:p>
          </table:table-cell>
          <table:table-cell office:value-type="float" office:value="1127646" calcext:value-type="float">
            <text:p>1127646</text:p>
          </table:table-cell>
          <table:table-cell/>
          <table:table-cell office:value-type="float" office:value="350033" calcext:value-type="float">
            <text:p>350033</text:p>
          </table:table-cell>
          <table:table-cell office:value-type="float" office:value="358755" calcext:value-type="float">
            <text:p>358755</text:p>
          </table:table-cell>
          <table:table-cell office:value-type="float" office:value="2588676" calcext:value-type="float">
            <text:p>2588676</text:p>
          </table:table-cell>
          <table:table-cell office:value-type="float" office:value="1148154" calcext:value-type="float">
            <text:p>1148154</text:p>
          </table:table-cell>
          <table:table-cell/>
          <table:table-cell office:value-type="float" office:value="8559126" calcext:value-type="float">
            <text:p>8559126</text:p>
          </table:table-cell>
          <table:table-cell office:value-type="float" office:value="8055912" calcext:value-type="float">
            <text:p>8055912</text:p>
          </table:table-cell>
          <table:table-cell office:value-type="float" office:value="16747743" calcext:value-type="float">
            <text:p>16747743</text:p>
          </table:table-cell>
          <table:table-cell office:value-type="float" office:value="9582057" calcext:value-type="float">
            <text:p>9582057</text:p>
          </table:table-cell>
          <table:table-cell/>
          <table:table-cell office:value-type="float" office:value="52095341" calcext:value-type="float">
            <text:p>52095341</text:p>
          </table:table-cell>
          <table:table-cell office:value-type="float" office:value="40785730" calcext:value-type="float">
            <text:p>40785730</text:p>
          </table:table-cell>
          <table:table-cell office:value-type="float" office:value="234103536" calcext:value-type="float">
            <text:p>234103536</text:p>
          </table:table-cell>
          <table:table-cell office:value-type="float" office:value="124711751" calcext:value-type="float">
            <text:p>124711751</text:p>
          </table:table-cell>
          <table:table-cell table:number-columns-repeated="6"/>
        </table:table-row>
        <table:table-row table:style-name="ro1">
          <table:table-cell office:value-type="float" office:value="341031" calcext:value-type="float">
            <text:p>341031</text:p>
          </table:table-cell>
          <table:table-cell office:value-type="float" office:value="355400" calcext:value-type="float">
            <text:p>355400</text:p>
          </table:table-cell>
          <table:table-cell office:value-type="float" office:value="1038740" calcext:value-type="float">
            <text:p>1038740</text:p>
          </table:table-cell>
          <table:table-cell office:value-type="float" office:value="1127979" calcext:value-type="float">
            <text:p>1127979</text:p>
          </table:table-cell>
          <table:table-cell/>
          <table:table-cell office:value-type="float" office:value="350181" calcext:value-type="float">
            <text:p>350181</text:p>
          </table:table-cell>
          <table:table-cell office:value-type="float" office:value="359663" calcext:value-type="float">
            <text:p>359663</text:p>
          </table:table-cell>
          <table:table-cell office:value-type="float" office:value="2589490" calcext:value-type="float">
            <text:p>2589490</text:p>
          </table:table-cell>
          <table:table-cell office:value-type="float" office:value="1148413" calcext:value-type="float">
            <text:p>1148413</text:p>
          </table:table-cell>
          <table:table-cell/>
          <table:table-cell office:value-type="float" office:value="8561940" calcext:value-type="float">
            <text:p>8561940</text:p>
          </table:table-cell>
          <table:table-cell office:value-type="float" office:value="8059190" calcext:value-type="float">
            <text:p>8059190</text:p>
          </table:table-cell>
          <table:table-cell office:value-type="float" office:value="16937573" calcext:value-type="float">
            <text:p>16937573</text:p>
          </table:table-cell>
          <table:table-cell office:value-type="float" office:value="9582891" calcext:value-type="float">
            <text:p>9582891</text:p>
          </table:table-cell>
          <table:table-cell/>
          <table:table-cell office:value-type="float" office:value="52095655" calcext:value-type="float">
            <text:p>52095655</text:p>
          </table:table-cell>
          <table:table-cell office:value-type="float" office:value="40787063" calcext:value-type="float">
            <text:p>40787063</text:p>
          </table:table-cell>
          <table:table-cell office:value-type="float" office:value="234110625" calcext:value-type="float">
            <text:p>234110625</text:p>
          </table:table-cell>
          <table:table-cell office:value-type="float" office:value="124755563" calcext:value-type="float">
            <text:p>124755563</text:p>
          </table:table-cell>
          <table:table-cell table:number-columns-repeated="6"/>
        </table:table-row>
        <table:table-row table:style-name="ro1">
          <table:table-cell office:value-type="float" office:value="341438" calcext:value-type="float">
            <text:p>341438</text:p>
          </table:table-cell>
          <table:table-cell office:value-type="float" office:value="356548" calcext:value-type="float">
            <text:p>356548</text:p>
          </table:table-cell>
          <table:table-cell office:value-type="float" office:value="1038851" calcext:value-type="float">
            <text:p>1038851</text:p>
          </table:table-cell>
          <table:table-cell office:value-type="float" office:value="1128535" calcext:value-type="float">
            <text:p>1128535</text:p>
          </table:table-cell>
          <table:table-cell/>
          <table:table-cell office:value-type="float" office:value="350329" calcext:value-type="float">
            <text:p>350329</text:p>
          </table:table-cell>
          <table:table-cell office:value-type="float" office:value="359718" calcext:value-type="float">
            <text:p>359718</text:p>
          </table:table-cell>
          <table:table-cell office:value-type="float" office:value="2589601" calcext:value-type="float">
            <text:p>2589601</text:p>
          </table:table-cell>
          <table:table-cell office:value-type="float" office:value="1148691" calcext:value-type="float">
            <text:p>1148691</text:p>
          </table:table-cell>
          <table:table-cell/>
          <table:table-cell office:value-type="float" office:value="8601496" calcext:value-type="float">
            <text:p>8601496</text:p>
          </table:table-cell>
          <table:table-cell office:value-type="float" office:value="8062967" calcext:value-type="float">
            <text:p>8062967</text:p>
          </table:table-cell>
          <table:table-cell office:value-type="float" office:value="16980998" calcext:value-type="float">
            <text:p>16980998</text:p>
          </table:table-cell>
          <table:table-cell office:value-type="float" office:value="9582891" calcext:value-type="float">
            <text:p>9582891</text:p>
          </table:table-cell>
          <table:table-cell/>
          <table:table-cell office:value-type="float" office:value="52096194" calcext:value-type="float">
            <text:p>52096194</text:p>
          </table:table-cell>
          <table:table-cell office:value-type="float" office:value="40809248" calcext:value-type="float">
            <text:p>40809248</text:p>
          </table:table-cell>
          <table:table-cell office:value-type="float" office:value="234287991" calcext:value-type="float">
            <text:p>234287991</text:p>
          </table:table-cell>
          <table:table-cell office:value-type="float" office:value="124800827" calcext:value-type="float">
            <text:p>124800827</text:p>
          </table:table-cell>
          <table:table-cell table:number-columns-repeated="6"/>
        </table:table-row>
        <table:table-row table:style-name="ro1">
          <table:table-cell office:value-type="float" office:value="341605" calcext:value-type="float">
            <text:p>341605</text:p>
          </table:table-cell>
          <table:table-cell office:value-type="float" office:value="356567" calcext:value-type="float">
            <text:p>356567</text:p>
          </table:table-cell>
          <table:table-cell office:value-type="float" office:value="1039239" calcext:value-type="float">
            <text:p>1039239</text:p>
          </table:table-cell>
          <table:table-cell office:value-type="float" office:value="1128608" calcext:value-type="float">
            <text:p>1128608</text:p>
          </table:table-cell>
          <table:table-cell/>
          <table:table-cell office:value-type="float" office:value="350404" calcext:value-type="float">
            <text:p>350404</text:p>
          </table:table-cell>
          <table:table-cell office:value-type="float" office:value="359737" calcext:value-type="float">
            <text:p>359737</text:p>
          </table:table-cell>
          <table:table-cell office:value-type="float" office:value="2589676" calcext:value-type="float">
            <text:p>2589676</text:p>
          </table:table-cell>
          <table:table-cell office:value-type="float" office:value="1148951" calcext:value-type="float">
            <text:p>1148951</text:p>
          </table:table-cell>
          <table:table-cell/>
          <table:table-cell office:value-type="float" office:value="8629791" calcext:value-type="float">
            <text:p>8629791</text:p>
          </table:table-cell>
          <table:table-cell office:value-type="float" office:value="8091523" calcext:value-type="float">
            <text:p>8091523</text:p>
          </table:table-cell>
          <table:table-cell office:value-type="float" office:value="17044831" calcext:value-type="float">
            <text:p>17044831</text:p>
          </table:table-cell>
          <table:table-cell office:value-type="float" office:value="9587798" calcext:value-type="float">
            <text:p>9587798</text:p>
          </table:table-cell>
          <table:table-cell/>
          <table:table-cell office:value-type="float" office:value="52100083" calcext:value-type="float">
            <text:p>52100083</text:p>
          </table:table-cell>
          <table:table-cell office:value-type="float" office:value="40810968" calcext:value-type="float">
            <text:p>40810968</text:p>
          </table:table-cell>
          <table:table-cell office:value-type="float" office:value="234646499" calcext:value-type="float">
            <text:p>234646499</text:p>
          </table:table-cell>
          <table:table-cell office:value-type="float" office:value="124825288" calcext:value-type="float">
            <text:p>124825288</text:p>
          </table:table-cell>
          <table:table-cell table:number-columns-repeated="6"/>
        </table:table-row>
        <table:table-row table:style-name="ro1">
          <table:table-cell office:value-type="float" office:value="341790" calcext:value-type="float">
            <text:p>341790</text:p>
          </table:table-cell>
          <table:table-cell office:value-type="float" office:value="356567" calcext:value-type="float">
            <text:p>356567</text:p>
          </table:table-cell>
          <table:table-cell office:value-type="float" office:value="1039443" calcext:value-type="float">
            <text:p>1039443</text:p>
          </table:table-cell>
          <table:table-cell office:value-type="float" office:value="1128682" calcext:value-type="float">
            <text:p>1128682</text:p>
          </table:table-cell>
          <table:table-cell/>
          <table:table-cell office:value-type="float" office:value="350571" calcext:value-type="float">
            <text:p>350571</text:p>
          </table:table-cell>
          <table:table-cell office:value-type="float" office:value="359756" calcext:value-type="float">
            <text:p>359756</text:p>
          </table:table-cell>
          <table:table-cell office:value-type="float" office:value="2589954" calcext:value-type="float">
            <text:p>2589954</text:p>
          </table:table-cell>
          <table:table-cell office:value-type="float" office:value="1149340" calcext:value-type="float">
            <text:p>1149340</text:p>
          </table:table-cell>
          <table:table-cell/>
          <table:table-cell office:value-type="float" office:value="8633921" calcext:value-type="float">
            <text:p>8633921</text:p>
          </table:table-cell>
          <table:table-cell office:value-type="float" office:value="8141040" calcext:value-type="float">
            <text:p>8141040</text:p>
          </table:table-cell>
          <table:table-cell office:value-type="float" office:value="17265456" calcext:value-type="float">
            <text:p>17265456</text:p>
          </table:table-cell>
          <table:table-cell office:value-type="float" office:value="9605927" calcext:value-type="float">
            <text:p>9605927</text:p>
          </table:table-cell>
          <table:table-cell/>
          <table:table-cell office:value-type="float" office:value="52135747" calcext:value-type="float">
            <text:p>52135747</text:p>
          </table:table-cell>
          <table:table-cell office:value-type="float" office:value="40824321" calcext:value-type="float">
            <text:p>40824321</text:p>
          </table:table-cell>
          <table:table-cell office:value-type="float" office:value="235007716" calcext:value-type="float">
            <text:p>235007716</text:p>
          </table:table-cell>
          <table:table-cell office:value-type="float" office:value="124841177" calcext:value-type="float">
            <text:p>124841177</text:p>
          </table:table-cell>
          <table:table-cell table:number-columns-repeated="6"/>
        </table:table-row>
        <table:table-row table:style-name="ro1">
          <table:table-cell office:value-type="float" office:value="341863" calcext:value-type="float">
            <text:p>341863</text:p>
          </table:table-cell>
          <table:table-cell office:value-type="float" office:value="356771" calcext:value-type="float">
            <text:p>356771</text:p>
          </table:table-cell>
          <table:table-cell office:value-type="float" office:value="1039684" calcext:value-type="float">
            <text:p>1039684</text:p>
          </table:table-cell>
          <table:table-cell office:value-type="float" office:value="1129238" calcext:value-type="float">
            <text:p>1129238</text:p>
          </table:table-cell>
          <table:table-cell/>
          <table:table-cell office:value-type="float" office:value="350588" calcext:value-type="float">
            <text:p>350588</text:p>
          </table:table-cell>
          <table:table-cell office:value-type="float" office:value="359866" calcext:value-type="float">
            <text:p>359866</text:p>
          </table:table-cell>
          <table:table-cell office:value-type="float" office:value="2590361" calcext:value-type="float">
            <text:p>2590361</text:p>
          </table:table-cell>
          <table:table-cell office:value-type="float" office:value="1149580" calcext:value-type="float">
            <text:p>1149580</text:p>
          </table:table-cell>
          <table:table-cell/>
          <table:table-cell office:value-type="float" office:value="8635698" calcext:value-type="float">
            <text:p>8635698</text:p>
          </table:table-cell>
          <table:table-cell office:value-type="float" office:value="8145078" calcext:value-type="float">
            <text:p>8145078</text:p>
          </table:table-cell>
          <table:table-cell office:value-type="float" office:value="17291364" calcext:value-type="float">
            <text:p>17291364</text:p>
          </table:table-cell>
          <table:table-cell office:value-type="float" office:value="9610501" calcext:value-type="float">
            <text:p>9610501</text:p>
          </table:table-cell>
          <table:table-cell/>
          <table:table-cell office:value-type="float" office:value="52142768" calcext:value-type="float">
            <text:p>52142768</text:p>
          </table:table-cell>
          <table:table-cell office:value-type="float" office:value="40838489" calcext:value-type="float">
            <text:p>40838489</text:p>
          </table:table-cell>
          <table:table-cell office:value-type="float" office:value="235078063" calcext:value-type="float">
            <text:p>235078063</text:p>
          </table:table-cell>
          <table:table-cell office:value-type="float" office:value="124854552" calcext:value-type="float">
            <text:p>124854552</text:p>
          </table:table-cell>
          <table:table-cell table:number-columns-repeated="6"/>
        </table:table-row>
        <table:table-row table:style-name="ro1">
          <table:table-cell office:value-type="float" office:value="342067" calcext:value-type="float">
            <text:p>342067</text:p>
          </table:table-cell>
          <table:table-cell office:value-type="float" office:value="356919" calcext:value-type="float">
            <text:p>356919</text:p>
          </table:table-cell>
          <table:table-cell office:value-type="float" office:value="1040591" calcext:value-type="float">
            <text:p>1040591</text:p>
          </table:table-cell>
          <table:table-cell office:value-type="float" office:value="1130201" calcext:value-type="float">
            <text:p>1130201</text:p>
          </table:table-cell>
          <table:table-cell/>
          <table:table-cell office:value-type="float" office:value="350625" calcext:value-type="float">
            <text:p>350625</text:p>
          </table:table-cell>
          <table:table-cell office:value-type="float" office:value="359959" calcext:value-type="float">
            <text:p>359959</text:p>
          </table:table-cell>
          <table:table-cell office:value-type="float" office:value="2590621" calcext:value-type="float">
            <text:p>2590621</text:p>
          </table:table-cell>
          <table:table-cell office:value-type="float" office:value="1149803" calcext:value-type="float">
            <text:p>1149803</text:p>
          </table:table-cell>
          <table:table-cell/>
          <table:table-cell office:value-type="float" office:value="8645494" calcext:value-type="float">
            <text:p>8645494</text:p>
          </table:table-cell>
          <table:table-cell office:value-type="float" office:value="8159133" calcext:value-type="float">
            <text:p>8159133</text:p>
          </table:table-cell>
          <table:table-cell office:value-type="float" office:value="17344140" calcext:value-type="float">
            <text:p>17344140</text:p>
          </table:table-cell>
          <table:table-cell office:value-type="float" office:value="9610947" calcext:value-type="float">
            <text:p>9610947</text:p>
          </table:table-cell>
          <table:table-cell/>
          <table:table-cell office:value-type="float" office:value="52161212" calcext:value-type="float">
            <text:p>52161212</text:p>
          </table:table-cell>
          <table:table-cell office:value-type="float" office:value="40839156" calcext:value-type="float">
            <text:p>40839156</text:p>
          </table:table-cell>
          <table:table-cell office:value-type="float" office:value="235161305" calcext:value-type="float">
            <text:p>235161305</text:p>
          </table:table-cell>
          <table:table-cell office:value-type="float" office:value="124884887" calcext:value-type="float">
            <text:p>124884887</text:p>
          </table:table-cell>
          <table:table-cell table:number-columns-repeated="6"/>
        </table:table-row>
        <table:table-row table:style-name="ro1">
          <table:table-cell office:value-type="float" office:value="342086" calcext:value-type="float">
            <text:p>342086</text:p>
          </table:table-cell>
          <table:table-cell office:value-type="float" office:value="357012" calcext:value-type="float">
            <text:p>357012</text:p>
          </table:table-cell>
          <table:table-cell office:value-type="float" office:value="1041461" calcext:value-type="float">
            <text:p>1041461</text:p>
          </table:table-cell>
          <table:table-cell office:value-type="float" office:value="1130201" calcext:value-type="float">
            <text:p>1130201</text:p>
          </table:table-cell>
          <table:table-cell/>
          <table:table-cell office:value-type="float" office:value="350700" calcext:value-type="float">
            <text:p>350700</text:p>
          </table:table-cell>
          <table:table-cell office:value-type="float" office:value="360033" calcext:value-type="float">
            <text:p>360033</text:p>
          </table:table-cell>
          <table:table-cell office:value-type="float" office:value="2590657" calcext:value-type="float">
            <text:p>2590657</text:p>
          </table:table-cell>
          <table:table-cell office:value-type="float" office:value="1149914" calcext:value-type="float">
            <text:p>1149914</text:p>
          </table:table-cell>
          <table:table-cell/>
          <table:table-cell office:value-type="float" office:value="8660828" calcext:value-type="float">
            <text:p>8660828</text:p>
          </table:table-cell>
          <table:table-cell office:value-type="float" office:value="8168077" calcext:value-type="float">
            <text:p>8168077</text:p>
          </table:table-cell>
          <table:table-cell office:value-type="float" office:value="17377900" calcext:value-type="float">
            <text:p>17377900</text:p>
          </table:table-cell>
          <table:table-cell office:value-type="float" office:value="9612001" calcext:value-type="float">
            <text:p>9612001</text:p>
          </table:table-cell>
          <table:table-cell/>
          <table:table-cell office:value-type="float" office:value="52183931" calcext:value-type="float">
            <text:p>52183931</text:p>
          </table:table-cell>
          <table:table-cell office:value-type="float" office:value="40853098" calcext:value-type="float">
            <text:p>40853098</text:p>
          </table:table-cell>
          <table:table-cell office:value-type="float" office:value="235279993" calcext:value-type="float">
            <text:p>235279993</text:p>
          </table:table-cell>
          <table:table-cell office:value-type="float" office:value="124895332" calcext:value-type="float">
            <text:p>124895332</text:p>
          </table:table-cell>
          <table:table-cell table:number-columns-repeated="6"/>
        </table:table-row>
        <table:table-row table:style-name="ro1">
          <table:table-cell office:value-type="float" office:value="342178" calcext:value-type="float">
            <text:p>342178</text:p>
          </table:table-cell>
          <table:table-cell office:value-type="float" office:value="357697" calcext:value-type="float">
            <text:p>357697</text:p>
          </table:table-cell>
          <table:table-cell office:value-type="float" office:value="1041535" calcext:value-type="float">
            <text:p>1041535</text:p>
          </table:table-cell>
          <table:table-cell office:value-type="float" office:value="1130312" calcext:value-type="float">
            <text:p>1130312</text:p>
          </table:table-cell>
          <table:table-cell/>
          <table:table-cell office:value-type="float" office:value="350774" calcext:value-type="float">
            <text:p>350774</text:p>
          </table:table-cell>
          <table:table-cell office:value-type="float" office:value="360181" calcext:value-type="float">
            <text:p>360181</text:p>
          </table:table-cell>
          <table:table-cell office:value-type="float" office:value="2590768" calcext:value-type="float">
            <text:p>2590768</text:p>
          </table:table-cell>
          <table:table-cell office:value-type="float" office:value="1150117" calcext:value-type="float">
            <text:p>1150117</text:p>
          </table:table-cell>
          <table:table-cell/>
          <table:table-cell office:value-type="float" office:value="8666642" calcext:value-type="float">
            <text:p>8666642</text:p>
          </table:table-cell>
          <table:table-cell office:value-type="float" office:value="8174837" calcext:value-type="float">
            <text:p>8174837</text:p>
          </table:table-cell>
          <table:table-cell office:value-type="float" office:value="17384622" calcext:value-type="float">
            <text:p>17384622</text:p>
          </table:table-cell>
          <table:table-cell office:value-type="float" office:value="9614798" calcext:value-type="float">
            <text:p>9614798</text:p>
          </table:table-cell>
          <table:table-cell/>
          <table:table-cell office:value-type="float" office:value="52194395" calcext:value-type="float">
            <text:p>52194395</text:p>
          </table:table-cell>
          <table:table-cell office:value-type="float" office:value="40870746" calcext:value-type="float">
            <text:p>40870746</text:p>
          </table:table-cell>
          <table:table-cell office:value-type="float" office:value="235373216" calcext:value-type="float">
            <text:p>235373216</text:p>
          </table:table-cell>
          <table:table-cell office:value-type="float" office:value="124915887" calcext:value-type="float">
            <text:p>124915887</text:p>
          </table:table-cell>
          <table:table-cell table:number-columns-repeated="6"/>
        </table:table-row>
        <table:table-row table:style-name="ro1">
          <table:table-cell office:value-type="float" office:value="342327" calcext:value-type="float">
            <text:p>342327</text:p>
          </table:table-cell>
          <table:table-cell office:value-type="float" office:value="357734" calcext:value-type="float">
            <text:p>357734</text:p>
          </table:table-cell>
          <table:table-cell office:value-type="float" office:value="1041536" calcext:value-type="float">
            <text:p>1041536</text:p>
          </table:table-cell>
          <table:table-cell office:value-type="float" office:value="1130627" calcext:value-type="float">
            <text:p>1130627</text:p>
          </table:table-cell>
          <table:table-cell/>
          <table:table-cell office:value-type="float" office:value="350792" calcext:value-type="float">
            <text:p>350792</text:p>
          </table:table-cell>
          <table:table-cell office:value-type="float" office:value="360218" calcext:value-type="float">
            <text:p>360218</text:p>
          </table:table-cell>
          <table:table-cell office:value-type="float" office:value="2590805" calcext:value-type="float">
            <text:p>2590805</text:p>
          </table:table-cell>
          <table:table-cell office:value-type="float" office:value="1150173" calcext:value-type="float">
            <text:p>1150173</text:p>
          </table:table-cell>
          <table:table-cell/>
          <table:table-cell office:value-type="float" office:value="8695919" calcext:value-type="float">
            <text:p>8695919</text:p>
          </table:table-cell>
          <table:table-cell office:value-type="float" office:value="8178299" calcext:value-type="float">
            <text:p>8178299</text:p>
          </table:table-cell>
          <table:table-cell office:value-type="float" office:value="17404270" calcext:value-type="float">
            <text:p>17404270</text:p>
          </table:table-cell>
          <table:table-cell office:value-type="float" office:value="9627335" calcext:value-type="float">
            <text:p>9627335</text:p>
          </table:table-cell>
          <table:table-cell/>
          <table:table-cell office:value-type="float" office:value="52226155" calcext:value-type="float">
            <text:p>52226155</text:p>
          </table:table-cell>
          <table:table-cell office:value-type="float" office:value="40874396" calcext:value-type="float">
            <text:p>40874396</text:p>
          </table:table-cell>
          <table:table-cell office:value-type="float" office:value="235851894" calcext:value-type="float">
            <text:p>235851894</text:p>
          </table:table-cell>
          <table:table-cell office:value-type="float" office:value="124923398" calcext:value-type="float">
            <text:p>124923398</text:p>
          </table:table-cell>
          <table:table-cell table:number-columns-repeated="6"/>
        </table:table-row>
        <table:table-row table:style-name="ro1">
          <table:table-cell office:value-type="float" office:value="342494" calcext:value-type="float">
            <text:p>342494</text:p>
          </table:table-cell>
          <table:table-cell office:value-type="float" office:value="358012" calcext:value-type="float">
            <text:p>358012</text:p>
          </table:table-cell>
          <table:table-cell office:value-type="float" office:value="1041924" calcext:value-type="float">
            <text:p>1041924</text:p>
          </table:table-cell>
          <table:table-cell office:value-type="float" office:value="1132053" calcext:value-type="float">
            <text:p>1132053</text:p>
          </table:table-cell>
          <table:table-cell/>
          <table:table-cell office:value-type="float" office:value="350996" calcext:value-type="float">
            <text:p>350996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0858" calcext:value-type="float">
            <text:p>1150858</text:p>
          </table:table-cell>
          <table:table-cell/>
          <table:table-cell office:value-type="float" office:value="8696161" calcext:value-type="float">
            <text:p>8696161</text:p>
          </table:table-cell>
          <table:table-cell office:value-type="float" office:value="8208928" calcext:value-type="float">
            <text:p>8208928</text:p>
          </table:table-cell>
          <table:table-cell office:value-type="float" office:value="17463954" calcext:value-type="float">
            <text:p>17463954</text:p>
          </table:table-cell>
          <table:table-cell office:value-type="float" office:value="9637372" calcext:value-type="float">
            <text:p>9637372</text:p>
          </table:table-cell>
          <table:table-cell/>
          <table:table-cell office:value-type="float" office:value="52236839" calcext:value-type="float">
            <text:p>52236839</text:p>
          </table:table-cell>
          <table:table-cell office:value-type="float" office:value="40906265" calcext:value-type="float">
            <text:p>40906265</text:p>
          </table:table-cell>
          <table:table-cell office:value-type="float" office:value="236190619" calcext:value-type="float">
            <text:p>236190619</text:p>
          </table:table-cell>
          <table:table-cell office:value-type="float" office:value="124967471" calcext:value-type="float">
            <text:p>124967471</text:p>
          </table:table-cell>
          <table:table-cell table:number-columns-repeated="6"/>
        </table:table-row>
        <table:table-row table:style-name="ro1">
          <table:table-cell office:value-type="float" office:value="342605" calcext:value-type="float">
            <text:p>342605</text:p>
          </table:table-cell>
          <table:table-cell office:value-type="float" office:value="358030" calcext:value-type="float">
            <text:p>358030</text:p>
          </table:table-cell>
          <table:table-cell office:value-type="float" office:value="1041943" calcext:value-type="float">
            <text:p>1041943</text:p>
          </table:table-cell>
          <table:table-cell office:value-type="float" office:value="1132071" calcext:value-type="float">
            <text:p>1132071</text:p>
          </table:table-cell>
          <table:table-cell/>
          <table:table-cell office:value-type="float" office:value="351681" calcext:value-type="float">
            <text:p>351681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1006" calcext:value-type="float">
            <text:p>1151006</text:p>
          </table:table-cell>
          <table:table-cell/>
          <table:table-cell office:value-type="float" office:value="8712679" calcext:value-type="float">
            <text:p>8712679</text:p>
          </table:table-cell>
          <table:table-cell office:value-type="float" office:value="8220095" calcext:value-type="float">
            <text:p>8220095</text:p>
          </table:table-cell>
          <table:table-cell office:value-type="float" office:value="17536102" calcext:value-type="float">
            <text:p>17536102</text:p>
          </table:table-cell>
          <table:table-cell office:value-type="float" office:value="9641205" calcext:value-type="float">
            <text:p>9641205</text:p>
          </table:table-cell>
          <table:table-cell/>
          <table:table-cell office:value-type="float" office:value="52291507" calcext:value-type="float">
            <text:p>52291507</text:p>
          </table:table-cell>
          <table:table-cell office:value-type="float" office:value="40911894" calcext:value-type="float">
            <text:p>40911894</text:p>
          </table:table-cell>
          <table:table-cell office:value-type="float" office:value="236626085" calcext:value-type="float">
            <text:p>236626085</text:p>
          </table:table-cell>
          <table:table-cell office:value-type="float" office:value="125167214" calcext:value-type="float">
            <text:p>125167214</text:p>
          </table:table-cell>
          <table:table-cell table:number-columns-repeated="6"/>
        </table:table-row>
        <table:table-row table:style-name="ro1">
          <table:table-cell office:value-type="float" office:value="342975" calcext:value-type="float">
            <text:p>342975</text:p>
          </table:table-cell>
          <table:table-cell office:value-type="float" office:value="358419" calcext:value-type="float">
            <text:p>358419</text:p>
          </table:table-cell>
          <table:table-cell office:value-type="float" office:value="1042461" calcext:value-type="float">
            <text:p>1042461</text:p>
          </table:table-cell>
          <table:table-cell office:value-type="float" office:value="1132145" calcext:value-type="float">
            <text:p>1132145</text:p>
          </table:table-cell>
          <table:table-cell/>
          <table:table-cell office:value-type="float" office:value="352311" calcext:value-type="float">
            <text:p>352311</text:p>
          </table:table-cell>
          <table:table-cell office:value-type="float" office:value="360385" calcext:value-type="float">
            <text:p>360385</text:p>
          </table:table-cell>
          <table:table-cell office:value-type="float" office:value="2590972" calcext:value-type="float">
            <text:p>2590972</text:p>
          </table:table-cell>
          <table:table-cell office:value-type="float" office:value="1151302" calcext:value-type="float">
            <text:p>1151302</text:p>
          </table:table-cell>
          <table:table-cell/>
          <table:table-cell office:value-type="float" office:value="8724123" calcext:value-type="float">
            <text:p>8724123</text:p>
          </table:table-cell>
          <table:table-cell office:value-type="float" office:value="8247872" calcext:value-type="float">
            <text:p>8247872</text:p>
          </table:table-cell>
          <table:table-cell office:value-type="float" office:value="17577971" calcext:value-type="float">
            <text:p>17577971</text:p>
          </table:table-cell>
          <table:table-cell office:value-type="float" office:value="9642631" calcext:value-type="float">
            <text:p>9642631</text:p>
          </table:table-cell>
          <table:table-cell/>
          <table:table-cell office:value-type="float" office:value="52305636" calcext:value-type="float">
            <text:p>52305636</text:p>
          </table:table-cell>
          <table:table-cell office:value-type="float" office:value="40931374" calcext:value-type="float">
            <text:p>40931374</text:p>
          </table:table-cell>
          <table:table-cell office:value-type="float" office:value="236852960" calcext:value-type="float">
            <text:p>236852960</text:p>
          </table:table-cell>
          <table:table-cell office:value-type="float" office:value="125284899" calcext:value-type="float">
            <text:p>125284899</text:p>
          </table:table-cell>
          <table:table-cell table:number-columns-repeated="6"/>
        </table:table-row>
        <table:table-row table:style-name="ro1">
          <table:table-cell office:value-type="float" office:value="342994" calcext:value-type="float">
            <text:p>342994</text:p>
          </table:table-cell>
          <table:table-cell office:value-type="float" office:value="358530" calcext:value-type="float">
            <text:p>358530</text:p>
          </table:table-cell>
          <table:table-cell office:value-type="float" office:value="1042517" calcext:value-type="float">
            <text:p>1042517</text:p>
          </table:table-cell>
          <table:table-cell office:value-type="float" office:value="1132386" calcext:value-type="float">
            <text:p>1132386</text:p>
          </table:table-cell>
          <table:table-cell/>
          <table:table-cell office:value-type="float" office:value="352367" calcext:value-type="float">
            <text:p>352367</text:p>
          </table:table-cell>
          <table:table-cell office:value-type="float" office:value="360551" calcext:value-type="float">
            <text:p>360551</text:p>
          </table:table-cell>
          <table:table-cell office:value-type="float" office:value="2591453" calcext:value-type="float">
            <text:p>2591453</text:p>
          </table:table-cell>
          <table:table-cell office:value-type="float" office:value="1152914" calcext:value-type="float">
            <text:p>1152914</text:p>
          </table:table-cell>
          <table:table-cell/>
          <table:table-cell office:value-type="float" office:value="8731827" calcext:value-type="float">
            <text:p>8731827</text:p>
          </table:table-cell>
          <table:table-cell office:value-type="float" office:value="8277945" calcext:value-type="float">
            <text:p>8277945</text:p>
          </table:table-cell>
          <table:table-cell office:value-type="float" office:value="17601470" calcext:value-type="float">
            <text:p>17601470</text:p>
          </table:table-cell>
          <table:table-cell office:value-type="float" office:value="9643464" calcext:value-type="float">
            <text:p>9643464</text:p>
          </table:table-cell>
          <table:table-cell/>
          <table:table-cell office:value-type="float" office:value="52322561" calcext:value-type="float">
            <text:p>52322561</text:p>
          </table:table-cell>
          <table:table-cell office:value-type="float" office:value="40932394" calcext:value-type="float">
            <text:p>40932394</text:p>
          </table:table-cell>
          <table:table-cell office:value-type="float" office:value="237067755" calcext:value-type="float">
            <text:p>237067755</text:p>
          </table:table-cell>
          <table:table-cell office:value-type="float" office:value="125292228" calcext:value-type="float">
            <text:p>125292228</text:p>
          </table:table-cell>
          <table:table-cell table:number-columns-repeated="6"/>
        </table:table-row>
        <table:table-row table:style-name="ro1">
          <table:table-cell office:value-type="float" office:value="343308" calcext:value-type="float">
            <text:p>343308</text:p>
          </table:table-cell>
          <table:table-cell office:value-type="float" office:value="358605" calcext:value-type="float">
            <text:p>358605</text:p>
          </table:table-cell>
          <table:table-cell office:value-type="float" office:value="1043258" calcext:value-type="float">
            <text:p>1043258</text:p>
          </table:table-cell>
          <table:table-cell office:value-type="float" office:value="1132608" calcext:value-type="float">
            <text:p>1132608</text:p>
          </table:table-cell>
          <table:table-cell/>
          <table:table-cell office:value-type="float" office:value="352385" calcext:value-type="float">
            <text:p>352385</text:p>
          </table:table-cell>
          <table:table-cell office:value-type="float" office:value="360607" calcext:value-type="float">
            <text:p>360607</text:p>
          </table:table-cell>
          <table:table-cell office:value-type="float" office:value="2591565" calcext:value-type="float">
            <text:p>2591565</text:p>
          </table:table-cell>
          <table:table-cell office:value-type="float" office:value="1153673" calcext:value-type="float">
            <text:p>1153673</text:p>
          </table:table-cell>
          <table:table-cell/>
          <table:table-cell office:value-type="float" office:value="8735568" calcext:value-type="float">
            <text:p>8735568</text:p>
          </table:table-cell>
          <table:table-cell office:value-type="float" office:value="8336389" calcext:value-type="float">
            <text:p>8336389</text:p>
          </table:table-cell>
          <table:table-cell office:value-type="float" office:value="17652600" calcext:value-type="float">
            <text:p>17652600</text:p>
          </table:table-cell>
          <table:table-cell office:value-type="float" office:value="9644353" calcext:value-type="float">
            <text:p>9644353</text:p>
          </table:table-cell>
          <table:table-cell/>
          <table:table-cell office:value-type="float" office:value="52338301" calcext:value-type="float">
            <text:p>52338301</text:p>
          </table:table-cell>
          <table:table-cell office:value-type="float" office:value="40953209" calcext:value-type="float">
            <text:p>40953209</text:p>
          </table:table-cell>
          <table:table-cell office:value-type="float" office:value="237172105" calcext:value-type="float">
            <text:p>237172105</text:p>
          </table:table-cell>
          <table:table-cell office:value-type="float" office:value="125479525" calcext:value-type="float">
            <text:p>125479525</text:p>
          </table:table-cell>
          <table:table-cell table:number-columns-repeated="6"/>
        </table:table-row>
        <table:table-row table:style-name="ro1">
          <table:table-cell office:value-type="float" office:value="343401" calcext:value-type="float">
            <text:p>343401</text:p>
          </table:table-cell>
          <table:table-cell office:value-type="float" office:value="358660" calcext:value-type="float">
            <text:p>358660</text:p>
          </table:table-cell>
          <table:table-cell office:value-type="float" office:value="1043554" calcext:value-type="float">
            <text:p>1043554</text:p>
          </table:table-cell>
          <table:table-cell office:value-type="float" office:value="1132664" calcext:value-type="float">
            <text:p>1132664</text:p>
          </table:table-cell>
          <table:table-cell/>
          <table:table-cell office:value-type="float" office:value="352459" calcext:value-type="float">
            <text:p>352459</text:p>
          </table:table-cell>
          <table:table-cell office:value-type="float" office:value="360960" calcext:value-type="float">
            <text:p>360960</text:p>
          </table:table-cell>
          <table:table-cell office:value-type="float" office:value="2591694" calcext:value-type="float">
            <text:p>2591694</text:p>
          </table:table-cell>
          <table:table-cell office:value-type="float" office:value="1154432" calcext:value-type="float">
            <text:p>1154432</text:p>
          </table:table-cell>
          <table:table-cell/>
          <table:table-cell office:value-type="float" office:value="8751604" calcext:value-type="float">
            <text:p>8751604</text:p>
          </table:table-cell>
          <table:table-cell office:value-type="float" office:value="8369351" calcext:value-type="float">
            <text:p>8369351</text:p>
          </table:table-cell>
          <table:table-cell office:value-type="float" office:value="17689247" calcext:value-type="float">
            <text:p>17689247</text:p>
          </table:table-cell>
          <table:table-cell office:value-type="float" office:value="9644501" calcext:value-type="float">
            <text:p>9644501</text:p>
          </table:table-cell>
          <table:table-cell/>
          <table:table-cell office:value-type="float" office:value="52342358" calcext:value-type="float">
            <text:p>52342358</text:p>
          </table:table-cell>
          <table:table-cell office:value-type="float" office:value="40961914" calcext:value-type="float">
            <text:p>40961914</text:p>
          </table:table-cell>
          <table:table-cell office:value-type="float" office:value="237684081" calcext:value-type="float">
            <text:p>237684081</text:p>
          </table:table-cell>
          <table:table-cell office:value-type="float" office:value="125496477" calcext:value-type="float">
            <text:p>125496477</text:p>
          </table:table-cell>
          <table:table-cell table:number-columns-repeated="6"/>
        </table:table-row>
        <table:table-row table:style-name="ro1">
          <table:table-cell office:value-type="float" office:value="343493" calcext:value-type="float">
            <text:p>343493</text:p>
          </table:table-cell>
          <table:table-cell office:value-type="float" office:value="358882" calcext:value-type="float">
            <text:p>358882</text:p>
          </table:table-cell>
          <table:table-cell office:value-type="float" office:value="1045387" calcext:value-type="float">
            <text:p>1045387</text:p>
          </table:table-cell>
          <table:table-cell office:value-type="float" office:value="1132905" calcext:value-type="float">
            <text:p>1132905</text:p>
          </table:table-cell>
          <table:table-cell/>
          <table:table-cell office:value-type="float" office:value="352589" calcext:value-type="float">
            <text:p>352589</text:p>
          </table:table-cell>
          <table:table-cell office:value-type="float" office:value="360996" calcext:value-type="float">
            <text:p>360996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1154469" calcext:value-type="float">
            <text:p>1154469</text:p>
          </table:table-cell>
          <table:table-cell/>
          <table:table-cell office:value-type="float" office:value="8758105" calcext:value-type="float">
            <text:p>8758105</text:p>
          </table:table-cell>
          <table:table-cell office:value-type="float" office:value="8375611" calcext:value-type="float">
            <text:p>8375611</text:p>
          </table:table-cell>
          <table:table-cell office:value-type="float" office:value="17706524" calcext:value-type="float">
            <text:p>17706524</text:p>
          </table:table-cell>
          <table:table-cell office:value-type="float" office:value="9649315" calcext:value-type="float">
            <text:p>9649315</text:p>
          </table:table-cell>
          <table:table-cell/>
          <table:table-cell office:value-type="float" office:value="52371875" calcext:value-type="float">
            <text:p>52371875</text:p>
          </table:table-cell>
          <table:table-cell office:value-type="float" office:value="40965487" calcext:value-type="float">
            <text:p>40965487</text:p>
          </table:table-cell>
          <table:table-cell office:value-type="float" office:value="237937206" calcext:value-type="float">
            <text:p>237937206</text:p>
          </table:table-cell>
          <table:table-cell office:value-type="float" office:value="125557183" calcext:value-type="float">
            <text:p>125557183</text:p>
          </table:table-cell>
          <table:table-cell table:number-columns-repeated="6"/>
        </table:table-row>
        <table:table-row table:style-name="ro1">
          <table:table-cell office:value-type="float" office:value="343567" calcext:value-type="float">
            <text:p>343567</text:p>
          </table:table-cell>
          <table:table-cell office:value-type="float" office:value="358938" calcext:value-type="float">
            <text:p>358938</text:p>
          </table:table-cell>
          <table:table-cell office:value-type="float" office:value="1045628" calcext:value-type="float">
            <text:p>1045628</text:p>
          </table:table-cell>
          <table:table-cell office:value-type="float" office:value="1133071" calcext:value-type="float">
            <text:p>1133071</text:p>
          </table:table-cell>
          <table:table-cell/>
          <table:table-cell office:value-type="float" office:value="353015" calcext:value-type="float">
            <text:p>353015</text:p>
          </table:table-cell>
          <table:table-cell office:value-type="float" office:value="361070" calcext:value-type="float">
            <text:p>361070</text:p>
          </table:table-cell>
          <table:table-cell office:value-type="float" office:value="2592768" calcext:value-type="float">
            <text:p>2592768</text:p>
          </table:table-cell>
          <table:table-cell office:value-type="float" office:value="1154617" calcext:value-type="float">
            <text:p>1154617</text:p>
          </table:table-cell>
          <table:table-cell/>
          <table:table-cell office:value-type="float" office:value="8759400" calcext:value-type="float">
            <text:p>8759400</text:p>
          </table:table-cell>
          <table:table-cell office:value-type="float" office:value="8392352" calcext:value-type="float">
            <text:p>8392352</text:p>
          </table:table-cell>
          <table:table-cell office:value-type="float" office:value="17710487" calcext:value-type="float">
            <text:p>17710487</text:p>
          </table:table-cell>
          <table:table-cell office:value-type="float" office:value="9650946" calcext:value-type="float">
            <text:p>9650946</text:p>
          </table:table-cell>
          <table:table-cell/>
          <table:table-cell office:value-type="float" office:value="52377133" calcext:value-type="float">
            <text:p>52377133</text:p>
          </table:table-cell>
          <table:table-cell office:value-type="float" office:value="40991819" calcext:value-type="float">
            <text:p>40991819</text:p>
          </table:table-cell>
          <table:table-cell office:value-type="float" office:value="238343596" calcext:value-type="float">
            <text:p>238343596</text:p>
          </table:table-cell>
          <table:table-cell office:value-type="float" office:value="125592280" calcext:value-type="float">
            <text:p>125592280</text:p>
          </table:table-cell>
          <table:table-cell table:number-columns-repeated="6"/>
        </table:table-row>
        <table:table-row table:style-name="ro1">
          <table:table-cell office:value-type="float" office:value="343808" calcext:value-type="float">
            <text:p>343808</text:p>
          </table:table-cell>
          <table:table-cell office:value-type="float" office:value="359178" calcext:value-type="float">
            <text:p>359178</text:p>
          </table:table-cell>
          <table:table-cell office:value-type="float" office:value="1045703" calcext:value-type="float">
            <text:p>1045703</text:p>
          </table:table-cell>
          <table:table-cell office:value-type="float" office:value="1133608" calcext:value-type="float">
            <text:p>1133608</text:p>
          </table:table-cell>
          <table:table-cell/>
          <table:table-cell office:value-type="float" office:value="353088" calcext:value-type="float">
            <text:p>353088</text:p>
          </table:table-cell>
          <table:table-cell office:value-type="float" office:value="361219" calcext:value-type="float">
            <text:p>361219</text:p>
          </table:table-cell>
          <table:table-cell office:value-type="float" office:value="2592880" calcext:value-type="float">
            <text:p>2592880</text:p>
          </table:table-cell>
          <table:table-cell office:value-type="float" office:value="1155543" calcext:value-type="float">
            <text:p>1155543</text:p>
          </table:table-cell>
          <table:table-cell/>
          <table:table-cell office:value-type="float" office:value="8782530" calcext:value-type="float">
            <text:p>8782530</text:p>
          </table:table-cell>
          <table:table-cell office:value-type="float" office:value="8395870" calcext:value-type="float">
            <text:p>8395870</text:p>
          </table:table-cell>
          <table:table-cell office:value-type="float" office:value="17744857" calcext:value-type="float">
            <text:p>17744857</text:p>
          </table:table-cell>
          <table:table-cell office:value-type="float" office:value="9654390" calcext:value-type="float">
            <text:p>9654390</text:p>
          </table:table-cell>
          <table:table-cell/>
          <table:table-cell office:value-type="float" office:value="52379931" calcext:value-type="float">
            <text:p>52379931</text:p>
          </table:table-cell>
          <table:table-cell office:value-type="float" office:value="40998690" calcext:value-type="float">
            <text:p>40998690</text:p>
          </table:table-cell>
          <table:table-cell office:value-type="float" office:value="238386794" calcext:value-type="float">
            <text:p>238386794</text:p>
          </table:table-cell>
          <table:table-cell office:value-type="float" office:value="125595990" calcext:value-type="float">
            <text:p>125595990</text:p>
          </table:table-cell>
          <table:table-cell table:number-columns-repeated="6"/>
        </table:table-row>
        <table:table-row table:style-name="ro1">
          <table:table-cell office:value-type="float" office:value="343863" calcext:value-type="float">
            <text:p>343863</text:p>
          </table:table-cell>
          <table:table-cell office:value-type="float" office:value="359234" calcext:value-type="float">
            <text:p>359234</text:p>
          </table:table-cell>
          <table:table-cell office:value-type="float" office:value="1046147" calcext:value-type="float">
            <text:p>1046147</text:p>
          </table:table-cell>
          <table:table-cell office:value-type="float" office:value="1133812" calcext:value-type="float">
            <text:p>1133812</text:p>
          </table:table-cell>
          <table:table-cell/>
          <table:table-cell office:value-type="float" office:value="353441" calcext:value-type="float">
            <text:p>353441</text:p>
          </table:table-cell>
          <table:table-cell office:value-type="float" office:value="361255" calcext:value-type="float">
            <text:p>361255</text:p>
          </table:table-cell>
          <table:table-cell office:value-type="float" office:value="2592972" calcext:value-type="float">
            <text:p>2592972</text:p>
          </table:table-cell>
          <table:table-cell office:value-type="float" office:value="1156173" calcext:value-type="float">
            <text:p>1156173</text:p>
          </table:table-cell>
          <table:table-cell/>
          <table:table-cell office:value-type="float" office:value="8787993" calcext:value-type="float">
            <text:p>8787993</text:p>
          </table:table-cell>
          <table:table-cell office:value-type="float" office:value="8421055" calcext:value-type="float">
            <text:p>8421055</text:p>
          </table:table-cell>
          <table:table-cell office:value-type="float" office:value="17778375" calcext:value-type="float">
            <text:p>17778375</text:p>
          </table:table-cell>
          <table:table-cell office:value-type="float" office:value="9657612" calcext:value-type="float">
            <text:p>9657612</text:p>
          </table:table-cell>
          <table:table-cell/>
          <table:table-cell office:value-type="float" office:value="52386281" calcext:value-type="float">
            <text:p>52386281</text:p>
          </table:table-cell>
          <table:table-cell office:value-type="float" office:value="41001023" calcext:value-type="float">
            <text:p>41001023</text:p>
          </table:table-cell>
          <table:table-cell office:value-type="float" office:value="238578108" calcext:value-type="float">
            <text:p>238578108</text:p>
          </table:table-cell>
          <table:table-cell office:value-type="float" office:value="125629463" calcext:value-type="float">
            <text:p>125629463</text:p>
          </table:table-cell>
          <table:table-cell table:number-columns-repeated="6"/>
        </table:table-row>
        <table:table-row table:style-name="ro1">
          <table:table-cell office:value-type="float" office:value="343938" calcext:value-type="float">
            <text:p>343938</text:p>
          </table:table-cell>
          <table:table-cell office:value-type="float" office:value="359253" calcext:value-type="float">
            <text:p>359253</text:p>
          </table:table-cell>
          <table:table-cell office:value-type="float" office:value="1046647" calcext:value-type="float">
            <text:p>1046647</text:p>
          </table:table-cell>
          <table:table-cell office:value-type="float" office:value="1134089" calcext:value-type="float">
            <text:p>1134089</text:p>
          </table:table-cell>
          <table:table-cell/>
          <table:table-cell office:value-type="float" office:value="353588" calcext:value-type="float">
            <text:p>353588</text:p>
          </table:table-cell>
          <table:table-cell office:value-type="float" office:value="361330" calcext:value-type="float">
            <text:p>361330</text:p>
          </table:table-cell>
          <table:table-cell office:value-type="float" office:value="2593213" calcext:value-type="float">
            <text:p>2593213</text:p>
          </table:table-cell>
          <table:table-cell office:value-type="float" office:value="1156636" calcext:value-type="float">
            <text:p>1156636</text:p>
          </table:table-cell>
          <table:table-cell/>
          <table:table-cell office:value-type="float" office:value="8788085" calcext:value-type="float">
            <text:p>8788085</text:p>
          </table:table-cell>
          <table:table-cell office:value-type="float" office:value="8426999" calcext:value-type="float">
            <text:p>8426999</text:p>
          </table:table-cell>
          <table:table-cell office:value-type="float" office:value="17798023" calcext:value-type="float">
            <text:p>17798023</text:p>
          </table:table-cell>
          <table:table-cell office:value-type="float" office:value="9661612" calcext:value-type="float">
            <text:p>9661612</text:p>
          </table:table-cell>
          <table:table-cell/>
          <table:table-cell office:value-type="float" office:value="52409226" calcext:value-type="float">
            <text:p>52409226</text:p>
          </table:table-cell>
          <table:table-cell office:value-type="float" office:value="41001949" calcext:value-type="float">
            <text:p>41001949</text:p>
          </table:table-cell>
          <table:table-cell office:value-type="float" office:value="239438298" calcext:value-type="float">
            <text:p>239438298</text:p>
          </table:table-cell>
          <table:table-cell office:value-type="float" office:value="125657816" calcext:value-type="float">
            <text:p>125657816</text:p>
          </table:table-cell>
          <table:table-cell table:number-columns-repeated="6"/>
        </table:table-row>
        <table:table-row table:style-name="ro1">
          <table:table-cell office:value-type="float" office:value="343974" calcext:value-type="float">
            <text:p>343974</text:p>
          </table:table-cell>
          <table:table-cell office:value-type="float" office:value="359326" calcext:value-type="float">
            <text:p>359326</text:p>
          </table:table-cell>
          <table:table-cell office:value-type="float" office:value="1046721" calcext:value-type="float">
            <text:p>1046721</text:p>
          </table:table-cell>
          <table:table-cell office:value-type="float" office:value="1134127" calcext:value-type="float">
            <text:p>1134127</text:p>
          </table:table-cell>
          <table:table-cell/>
          <table:table-cell office:value-type="float" office:value="353589" calcext:value-type="float">
            <text:p>353589</text:p>
          </table:table-cell>
          <table:table-cell office:value-type="float" office:value="361366" calcext:value-type="float">
            <text:p>361366</text:p>
          </table:table-cell>
          <table:table-cell office:value-type="float" office:value="2593379" calcext:value-type="float">
            <text:p>2593379</text:p>
          </table:table-cell>
          <table:table-cell office:value-type="float" office:value="1156858" calcext:value-type="float">
            <text:p>1156858</text:p>
          </table:table-cell>
          <table:table-cell/>
          <table:table-cell office:value-type="float" office:value="8803233" calcext:value-type="float">
            <text:p>8803233</text:p>
          </table:table-cell>
          <table:table-cell office:value-type="float" office:value="8437962" calcext:value-type="float">
            <text:p>8437962</text:p>
          </table:table-cell>
          <table:table-cell office:value-type="float" office:value="17806467" calcext:value-type="float">
            <text:p>17806467</text:p>
          </table:table-cell>
          <table:table-cell office:value-type="float" office:value="9663667" calcext:value-type="float">
            <text:p>9663667</text:p>
          </table:table-cell>
          <table:table-cell/>
          <table:table-cell office:value-type="float" office:value="52456283" calcext:value-type="float">
            <text:p>52456283</text:p>
          </table:table-cell>
          <table:table-cell office:value-type="float" office:value="41115559" calcext:value-type="float">
            <text:p>41115559</text:p>
          </table:table-cell>
          <table:table-cell office:value-type="float" office:value="239771145" calcext:value-type="float">
            <text:p>239771145</text:p>
          </table:table-cell>
          <table:table-cell office:value-type="float" office:value="125693573" calcext:value-type="float">
            <text:p>125693573</text:p>
          </table:table-cell>
          <table:table-cell table:number-columns-repeated="6"/>
        </table:table-row>
        <table:table-row table:style-name="ro1">
          <table:table-cell office:value-type="float" office:value="344493" calcext:value-type="float">
            <text:p>344493</text:p>
          </table:table-cell>
          <table:table-cell office:value-type="float" office:value="359345" calcext:value-type="float">
            <text:p>359345</text:p>
          </table:table-cell>
          <table:table-cell office:value-type="float" office:value="1047739" calcext:value-type="float">
            <text:p>1047739</text:p>
          </table:table-cell>
          <table:table-cell office:value-type="float" office:value="1134682" calcext:value-type="float">
            <text:p>1134682</text:p>
          </table:table-cell>
          <table:table-cell/>
          <table:table-cell office:value-type="float" office:value="353681" calcext:value-type="float">
            <text:p>353681</text:p>
          </table:table-cell>
          <table:table-cell office:value-type="float" office:value="361404" calcext:value-type="float">
            <text:p>361404</text:p>
          </table:table-cell>
          <table:table-cell office:value-type="float" office:value="2593398" calcext:value-type="float">
            <text:p>2593398</text:p>
          </table:table-cell>
          <table:table-cell office:value-type="float" office:value="1156988" calcext:value-type="float">
            <text:p>1156988</text:p>
          </table:table-cell>
          <table:table-cell/>
          <table:table-cell office:value-type="float" office:value="8803808" calcext:value-type="float">
            <text:p>8803808</text:p>
          </table:table-cell>
          <table:table-cell office:value-type="float" office:value="8439017" calcext:value-type="float">
            <text:p>8439017</text:p>
          </table:table-cell>
          <table:table-cell office:value-type="float" office:value="17818060" calcext:value-type="float">
            <text:p>17818060</text:p>
          </table:table-cell>
          <table:table-cell office:value-type="float" office:value="9665353" calcext:value-type="float">
            <text:p>9665353</text:p>
          </table:table-cell>
          <table:table-cell/>
          <table:table-cell office:value-type="float" office:value="52478039" calcext:value-type="float">
            <text:p>52478039</text:p>
          </table:table-cell>
          <table:table-cell office:value-type="float" office:value="41119282" calcext:value-type="float">
            <text:p>41119282</text:p>
          </table:table-cell>
          <table:table-cell office:value-type="float" office:value="239951687" calcext:value-type="float">
            <text:p>239951687</text:p>
          </table:table-cell>
          <table:table-cell office:value-type="float" office:value="125703189" calcext:value-type="float">
            <text:p>125703189</text:p>
          </table:table-cell>
          <table:table-cell table:number-columns-repeated="6"/>
        </table:table-row>
        <table:table-row table:style-name="ro1">
          <table:table-cell office:value-type="float" office:value="344734" calcext:value-type="float">
            <text:p>344734</text:p>
          </table:table-cell>
          <table:table-cell office:value-type="float" office:value="359474" calcext:value-type="float">
            <text:p>359474</text:p>
          </table:table-cell>
          <table:table-cell office:value-type="float" office:value="1047869" calcext:value-type="float">
            <text:p>1047869</text:p>
          </table:table-cell>
          <table:table-cell office:value-type="float" office:value="1135071" calcext:value-type="float">
            <text:p>1135071</text:p>
          </table:table-cell>
          <table:table-cell/>
          <table:table-cell office:value-type="float" office:value="353941" calcext:value-type="float">
            <text:p>353941</text:p>
          </table:table-cell>
          <table:table-cell office:value-type="float" office:value="361681" calcext:value-type="float">
            <text:p>361681</text:p>
          </table:table-cell>
          <table:table-cell office:value-type="float" office:value="2593565" calcext:value-type="float">
            <text:p>2593565</text:p>
          </table:table-cell>
          <table:table-cell office:value-type="float" office:value="1157858" calcext:value-type="float">
            <text:p>1157858</text:p>
          </table:table-cell>
          <table:table-cell/>
          <table:table-cell office:value-type="float" office:value="8809011" calcext:value-type="float">
            <text:p>8809011</text:p>
          </table:table-cell>
          <table:table-cell office:value-type="float" office:value="8439295" calcext:value-type="float">
            <text:p>8439295</text:p>
          </table:table-cell>
          <table:table-cell office:value-type="float" office:value="17840374" calcext:value-type="float">
            <text:p>17840374</text:p>
          </table:table-cell>
          <table:table-cell office:value-type="float" office:value="9672630" calcext:value-type="float">
            <text:p>9672630</text:p>
          </table:table-cell>
          <table:table-cell/>
          <table:table-cell office:value-type="float" office:value="52487875" calcext:value-type="float">
            <text:p>52487875</text:p>
          </table:table-cell>
          <table:table-cell office:value-type="float" office:value="41157633" calcext:value-type="float">
            <text:p>41157633</text:p>
          </table:table-cell>
          <table:table-cell office:value-type="float" office:value="240662639" calcext:value-type="float">
            <text:p>240662639</text:p>
          </table:table-cell>
          <table:table-cell office:value-type="float" office:value="125738517" calcext:value-type="float">
            <text:p>125738517</text:p>
          </table:table-cell>
          <table:table-cell table:number-columns-repeated="6"/>
        </table:table-row>
        <table:table-row table:style-name="ro1">
          <table:table-cell office:value-type="float" office:value="344789" calcext:value-type="float">
            <text:p>344789</text:p>
          </table:table-cell>
          <table:table-cell office:value-type="float" office:value="359493" calcext:value-type="float">
            <text:p>359493</text:p>
          </table:table-cell>
          <table:table-cell office:value-type="float" office:value="1048109" calcext:value-type="float">
            <text:p>1048109</text:p>
          </table:table-cell>
          <table:table-cell office:value-type="float" office:value="1135256" calcext:value-type="float">
            <text:p>1135256</text:p>
          </table:table-cell>
          <table:table-cell/>
          <table:table-cell office:value-type="float" office:value="354071" calcext:value-type="float">
            <text:p>354071</text:p>
          </table:table-cell>
          <table:table-cell office:value-type="float" office:value="361719" calcext:value-type="float">
            <text:p>361719</text:p>
          </table:table-cell>
          <table:table-cell office:value-type="float" office:value="2593935" calcext:value-type="float">
            <text:p>2593935</text:p>
          </table:table-cell>
          <table:table-cell office:value-type="float" office:value="1158228" calcext:value-type="float">
            <text:p>1158228</text:p>
          </table:table-cell>
          <table:table-cell/>
          <table:table-cell office:value-type="float" office:value="8816806" calcext:value-type="float">
            <text:p>8816806</text:p>
          </table:table-cell>
          <table:table-cell office:value-type="float" office:value="8442314" calcext:value-type="float">
            <text:p>8442314</text:p>
          </table:table-cell>
          <table:table-cell office:value-type="float" office:value="17847984" calcext:value-type="float">
            <text:p>17847984</text:p>
          </table:table-cell>
          <table:table-cell office:value-type="float" office:value="9674926" calcext:value-type="float">
            <text:p>9674926</text:p>
          </table:table-cell>
          <table:table-cell/>
          <table:table-cell office:value-type="float" office:value="52489761" calcext:value-type="float">
            <text:p>52489761</text:p>
          </table:table-cell>
          <table:table-cell office:value-type="float" office:value="41167837" calcext:value-type="float">
            <text:p>41167837</text:p>
          </table:table-cell>
          <table:table-cell office:value-type="float" office:value="241043597" calcext:value-type="float">
            <text:p>241043597</text:p>
          </table:table-cell>
          <table:table-cell office:value-type="float" office:value="125904720" calcext:value-type="float">
            <text:p>125904720</text:p>
          </table:table-cell>
          <table:table-cell table:number-columns-repeated="6"/>
        </table:table-row>
        <table:table-row table:style-name="ro1">
          <table:table-cell office:value-type="float" office:value="344790" calcext:value-type="float">
            <text:p>344790</text:p>
          </table:table-cell>
          <table:table-cell office:value-type="float" office:value="359770" calcext:value-type="float">
            <text:p>359770</text:p>
          </table:table-cell>
          <table:table-cell office:value-type="float" office:value="1048183" calcext:value-type="float">
            <text:p>1048183</text:p>
          </table:table-cell>
          <table:table-cell office:value-type="float" office:value="1135275" calcext:value-type="float">
            <text:p>1135275</text:p>
          </table:table-cell>
          <table:table-cell/>
          <table:table-cell office:value-type="float" office:value="354107" calcext:value-type="float">
            <text:p>354107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287" calcext:value-type="float">
            <text:p>2594287</text:p>
          </table:table-cell>
          <table:table-cell office:value-type="float" office:value="1158692" calcext:value-type="float">
            <text:p>1158692</text:p>
          </table:table-cell>
          <table:table-cell/>
          <table:table-cell office:value-type="float" office:value="8817992" calcext:value-type="float">
            <text:p>8817992</text:p>
          </table:table-cell>
          <table:table-cell office:value-type="float" office:value="8453536" calcext:value-type="float">
            <text:p>8453536</text:p>
          </table:table-cell>
          <table:table-cell office:value-type="float" office:value="17856022" calcext:value-type="float">
            <text:p>17856022</text:p>
          </table:table-cell>
          <table:table-cell office:value-type="float" office:value="9680945" calcext:value-type="float">
            <text:p>9680945</text:p>
          </table:table-cell>
          <table:table-cell/>
          <table:table-cell office:value-type="float" office:value="52491578" calcext:value-type="float">
            <text:p>52491578</text:p>
          </table:table-cell>
          <table:table-cell office:value-type="float" office:value="41173134" calcext:value-type="float">
            <text:p>41173134</text:p>
          </table:table-cell>
          <table:table-cell office:value-type="float" office:value="241058184" calcext:value-type="float">
            <text:p>241058184</text:p>
          </table:table-cell>
          <table:table-cell office:value-type="float" office:value="125916962" calcext:value-type="float">
            <text:p>125916962</text:p>
          </table:table-cell>
          <table:table-cell table:number-columns-repeated="6"/>
        </table:table-row>
        <table:table-row table:style-name="ro1">
          <table:table-cell office:value-type="float" office:value="344864" calcext:value-type="float">
            <text:p>344864</text:p>
          </table:table-cell>
          <table:table-cell office:value-type="float" office:value="359826" calcext:value-type="float">
            <text:p>359826</text:p>
          </table:table-cell>
          <table:table-cell office:value-type="float" office:value="1048239" calcext:value-type="float">
            <text:p>1048239</text:p>
          </table:table-cell>
          <table:table-cell office:value-type="float" office:value="1135385" calcext:value-type="float">
            <text:p>1135385</text:p>
          </table:table-cell>
          <table:table-cell/>
          <table:table-cell office:value-type="float" office:value="354626" calcext:value-type="float">
            <text:p>354626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676" calcext:value-type="float">
            <text:p>2594676</text:p>
          </table:table-cell>
          <table:table-cell office:value-type="float" office:value="1159413" calcext:value-type="float">
            <text:p>1159413</text:p>
          </table:table-cell>
          <table:table-cell/>
          <table:table-cell office:value-type="float" office:value="8829992" calcext:value-type="float">
            <text:p>8829992</text:p>
          </table:table-cell>
          <table:table-cell office:value-type="float" office:value="8454628" calcext:value-type="float">
            <text:p>8454628</text:p>
          </table:table-cell>
          <table:table-cell office:value-type="float" office:value="17859280" calcext:value-type="float">
            <text:p>17859280</text:p>
          </table:table-cell>
          <table:table-cell office:value-type="float" office:value="9683223" calcext:value-type="float">
            <text:p>9683223</text:p>
          </table:table-cell>
          <table:table-cell/>
          <table:table-cell office:value-type="float" office:value="52510689" calcext:value-type="float">
            <text:p>52510689</text:p>
          </table:table-cell>
          <table:table-cell office:value-type="float" office:value="41187575" calcext:value-type="float">
            <text:p>41187575</text:p>
          </table:table-cell>
          <table:table-cell office:value-type="float" office:value="241154493" calcext:value-type="float">
            <text:p>241154493</text:p>
          </table:table-cell>
          <table:table-cell office:value-type="float" office:value="125941960" calcext:value-type="float">
            <text:p>125941960</text:p>
          </table:table-cell>
          <table:table-cell table:number-columns-repeated="6"/>
        </table:table-row>
        <table:table-row table:style-name="ro1">
          <table:table-cell office:value-type="float" office:value="344938" calcext:value-type="float">
            <text:p>344938</text:p>
          </table:table-cell>
          <table:table-cell office:value-type="float" office:value="359937" calcext:value-type="float">
            <text:p>359937</text:p>
          </table:table-cell>
          <table:table-cell office:value-type="float" office:value="1049721" calcext:value-type="float">
            <text:p>1049721</text:p>
          </table:table-cell>
          <table:table-cell office:value-type="float" office:value="1135534" calcext:value-type="float">
            <text:p>1135534</text:p>
          </table:table-cell>
          <table:table-cell/>
          <table:table-cell office:value-type="float" office:value="354644" calcext:value-type="float">
            <text:p>354644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694" calcext:value-type="float">
            <text:p>2594694</text:p>
          </table:table-cell>
          <table:table-cell office:value-type="float" office:value="1160617" calcext:value-type="float">
            <text:p>1160617</text:p>
          </table:table-cell>
          <table:table-cell/>
          <table:table-cell office:value-type="float" office:value="8840139" calcext:value-type="float">
            <text:p>8840139</text:p>
          </table:table-cell>
          <table:table-cell office:value-type="float" office:value="8457721" calcext:value-type="float">
            <text:p>8457721</text:p>
          </table:table-cell>
          <table:table-cell office:value-type="float" office:value="17869151" calcext:value-type="float">
            <text:p>17869151</text:p>
          </table:table-cell>
          <table:table-cell office:value-type="float" office:value="9683852" calcext:value-type="float">
            <text:p>9683852</text:p>
          </table:table-cell>
          <table:table-cell/>
          <table:table-cell office:value-type="float" office:value="52514836" calcext:value-type="float">
            <text:p>52514836</text:p>
          </table:table-cell>
          <table:table-cell office:value-type="float" office:value="41199319" calcext:value-type="float">
            <text:p>41199319</text:p>
          </table:table-cell>
          <table:table-cell office:value-type="float" office:value="242154203" calcext:value-type="float">
            <text:p>242154203</text:p>
          </table:table-cell>
          <table:table-cell office:value-type="float" office:value="125984768" calcext:value-type="float">
            <text:p>125984768</text:p>
          </table:table-cell>
          <table:table-cell table:number-columns-repeated="6"/>
        </table:table-row>
        <table:table-row table:style-name="ro1">
          <table:table-cell office:value-type="float" office:value="344974" calcext:value-type="float">
            <text:p>344974</text:p>
          </table:table-cell>
          <table:table-cell office:value-type="float" office:value="359993" calcext:value-type="float">
            <text:p>359993</text:p>
          </table:table-cell>
          <table:table-cell office:value-type="float" office:value="1049887" calcext:value-type="float">
            <text:p>1049887</text:p>
          </table:table-cell>
          <table:table-cell office:value-type="float" office:value="1135553" calcext:value-type="float">
            <text:p>1135553</text:p>
          </table:table-cell>
          <table:table-cell/>
          <table:table-cell office:value-type="float" office:value="354681" calcext:value-type="float">
            <text:p>354681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768" calcext:value-type="float">
            <text:p>2594768</text:p>
          </table:table-cell>
          <table:table-cell office:value-type="float" office:value="1161266" calcext:value-type="float">
            <text:p>1161266</text:p>
          </table:table-cell>
          <table:table-cell/>
          <table:table-cell office:value-type="float" office:value="8858306" calcext:value-type="float">
            <text:p>8858306</text:p>
          </table:table-cell>
          <table:table-cell office:value-type="float" office:value="8459351" calcext:value-type="float">
            <text:p>8459351</text:p>
          </table:table-cell>
          <table:table-cell office:value-type="float" office:value="17886392" calcext:value-type="float">
            <text:p>17886392</text:p>
          </table:table-cell>
          <table:table-cell office:value-type="float" office:value="9685963" calcext:value-type="float">
            <text:p>9685963</text:p>
          </table:table-cell>
          <table:table-cell/>
          <table:table-cell office:value-type="float" office:value="52586022" calcext:value-type="float">
            <text:p>52586022</text:p>
          </table:table-cell>
          <table:table-cell office:value-type="float" office:value="41203318" calcext:value-type="float">
            <text:p>41203318</text:p>
          </table:table-cell>
          <table:table-cell office:value-type="float" office:value="242166564" calcext:value-type="float">
            <text:p>242166564</text:p>
          </table:table-cell>
          <table:table-cell office:value-type="float" office:value="126001662" calcext:value-type="float">
            <text:p>126001662</text:p>
          </table:table-cell>
          <table:table-cell table:number-columns-repeated="6"/>
        </table:table-row>
        <table:table-row table:style-name="ro1">
          <table:table-cell office:value-type="float" office:value="345030" calcext:value-type="float">
            <text:p>345030</text:p>
          </table:table-cell>
          <table:table-cell office:value-type="float" office:value="360586" calcext:value-type="float">
            <text:p>360586</text:p>
          </table:table-cell>
          <table:table-cell office:value-type="float" office:value="1049906" calcext:value-type="float">
            <text:p>1049906</text:p>
          </table:table-cell>
          <table:table-cell office:value-type="float" office:value="1135793" calcext:value-type="float">
            <text:p>1135793</text:p>
          </table:table-cell>
          <table:table-cell/>
          <table:table-cell office:value-type="float" office:value="354737" calcext:value-type="float">
            <text:p>354737</text:p>
          </table:table-cell>
          <table:table-cell office:value-type="float" office:value="362533" calcext:value-type="float">
            <text:p>362533</text:p>
          </table:table-cell>
          <table:table-cell office:value-type="float" office:value="2594824" calcext:value-type="float">
            <text:p>2594824</text:p>
          </table:table-cell>
          <table:table-cell office:value-type="float" office:value="1161395" calcext:value-type="float">
            <text:p>1161395</text:p>
          </table:table-cell>
          <table:table-cell/>
          <table:table-cell office:value-type="float" office:value="8858843" calcext:value-type="float">
            <text:p>8858843</text:p>
          </table:table-cell>
          <table:table-cell office:value-type="float" office:value="8467276" calcext:value-type="float">
            <text:p>8467276</text:p>
          </table:table-cell>
          <table:table-cell office:value-type="float" office:value="17909558" calcext:value-type="float">
            <text:p>17909558</text:p>
          </table:table-cell>
          <table:table-cell office:value-type="float" office:value="9692648" calcext:value-type="float">
            <text:p>9692648</text:p>
          </table:table-cell>
          <table:table-cell/>
          <table:table-cell office:value-type="float" office:value="52634558" calcext:value-type="float">
            <text:p>52634558</text:p>
          </table:table-cell>
          <table:table-cell office:value-type="float" office:value="41215297" calcext:value-type="float">
            <text:p>41215297</text:p>
          </table:table-cell>
          <table:table-cell office:value-type="float" office:value="242588542" calcext:value-type="float">
            <text:p>242588542</text:p>
          </table:table-cell>
          <table:table-cell office:value-type="float" office:value="126045157" calcext:value-type="float">
            <text:p>126045157</text:p>
          </table:table-cell>
          <table:table-cell table:number-columns-repeated="6"/>
        </table:table-row>
        <table:table-row table:style-name="ro1">
          <table:table-cell office:value-type="float" office:value="345030" calcext:value-type="float">
            <text:p>345030</text:p>
          </table:table-cell>
          <table:table-cell office:value-type="float" office:value="360604" calcext:value-type="float">
            <text:p>360604</text:p>
          </table:table-cell>
          <table:table-cell office:value-type="float" office:value="1050332" calcext:value-type="float">
            <text:p>1050332</text:p>
          </table:table-cell>
          <table:table-cell office:value-type="float" office:value="1136016" calcext:value-type="float">
            <text:p>1136016</text:p>
          </table:table-cell>
          <table:table-cell/>
          <table:table-cell office:value-type="float" office:value="354867" calcext:value-type="float">
            <text:p>354867</text:p>
          </table:table-cell>
          <table:table-cell office:value-type="float" office:value="362552" calcext:value-type="float">
            <text:p>362552</text:p>
          </table:table-cell>
          <table:table-cell office:value-type="float" office:value="2594991" calcext:value-type="float">
            <text:p>2594991</text:p>
          </table:table-cell>
          <table:table-cell office:value-type="float" office:value="1161636" calcext:value-type="float">
            <text:p>1161636</text:p>
          </table:table-cell>
          <table:table-cell/>
          <table:table-cell office:value-type="float" office:value="8863973" calcext:value-type="float">
            <text:p>8863973</text:p>
          </table:table-cell>
          <table:table-cell office:value-type="float" office:value="8469665" calcext:value-type="float">
            <text:p>8469665</text:p>
          </table:table-cell>
          <table:table-cell office:value-type="float" office:value="17962779" calcext:value-type="float">
            <text:p>17962779</text:p>
          </table:table-cell>
          <table:table-cell office:value-type="float" office:value="9699260" calcext:value-type="float">
            <text:p>9699260</text:p>
          </table:table-cell>
          <table:table-cell/>
          <table:table-cell office:value-type="float" office:value="52641058" calcext:value-type="float">
            <text:p>52641058</text:p>
          </table:table-cell>
          <table:table-cell office:value-type="float" office:value="41226204" calcext:value-type="float">
            <text:p>41226204</text:p>
          </table:table-cell>
          <table:table-cell office:value-type="float" office:value="242649307" calcext:value-type="float">
            <text:p>242649307</text:p>
          </table:table-cell>
          <table:table-cell office:value-type="float" office:value="126118522" calcext:value-type="float">
            <text:p>126118522</text:p>
          </table:table-cell>
          <table:table-cell table:number-columns-repeated="6"/>
        </table:table-row>
        <table:table-row table:style-name="ro1">
          <table:table-cell office:value-type="float" office:value="345123" calcext:value-type="float">
            <text:p>345123</text:p>
          </table:table-cell>
          <table:table-cell office:value-type="float" office:value="360993" calcext:value-type="float">
            <text:p>360993</text:p>
          </table:table-cell>
          <table:table-cell office:value-type="float" office:value="1050628" calcext:value-type="float">
            <text:p>1050628</text:p>
          </table:table-cell>
          <table:table-cell office:value-type="float" office:value="1136126" calcext:value-type="float">
            <text:p>1136126</text:p>
          </table:table-cell>
          <table:table-cell/>
          <table:table-cell office:value-type="float" office:value="355071" calcext:value-type="float">
            <text:p>355071</text:p>
          </table:table-cell>
          <table:table-cell office:value-type="float" office:value="362719" calcext:value-type="float">
            <text:p>362719</text:p>
          </table:table-cell>
          <table:table-cell office:value-type="float" office:value="2595009" calcext:value-type="float">
            <text:p>2595009</text:p>
          </table:table-cell>
          <table:table-cell office:value-type="float" office:value="1161672" calcext:value-type="float">
            <text:p>1161672</text:p>
          </table:table-cell>
          <table:table-cell/>
          <table:table-cell office:value-type="float" office:value="8888157" calcext:value-type="float">
            <text:p>8888157</text:p>
          </table:table-cell>
          <table:table-cell office:value-type="float" office:value="8475221" calcext:value-type="float">
            <text:p>8475221</text:p>
          </table:table-cell>
          <table:table-cell office:value-type="float" office:value="17972575" calcext:value-type="float">
            <text:p>17972575</text:p>
          </table:table-cell>
          <table:table-cell office:value-type="float" office:value="9701074" calcext:value-type="float">
            <text:p>9701074</text:p>
          </table:table-cell>
          <table:table-cell/>
          <table:table-cell office:value-type="float" office:value="52658688" calcext:value-type="float">
            <text:p>52658688</text:p>
          </table:table-cell>
          <table:table-cell office:value-type="float" office:value="41241650" calcext:value-type="float">
            <text:p>41241650</text:p>
          </table:table-cell>
          <table:table-cell office:value-type="float" office:value="243659583" calcext:value-type="float">
            <text:p>243659583</text:p>
          </table:table-cell>
          <table:table-cell office:value-type="float" office:value="126147705" calcext:value-type="float">
            <text:p>126147705</text:p>
          </table:table-cell>
          <table:table-cell table:number-columns-repeated="6"/>
        </table:table-row>
        <table:table-row table:style-name="ro1">
          <table:table-cell office:value-type="float" office:value="345308" calcext:value-type="float">
            <text:p>345308</text:p>
          </table:table-cell>
          <table:table-cell office:value-type="float" office:value="361159" calcext:value-type="float">
            <text:p>361159</text:p>
          </table:table-cell>
          <table:table-cell office:value-type="float" office:value="1050684" calcext:value-type="float">
            <text:p>1050684</text:p>
          </table:table-cell>
          <table:table-cell office:value-type="float" office:value="1136145" calcext:value-type="float">
            <text:p>1136145</text:p>
          </table:table-cell>
          <table:table-cell/>
          <table:table-cell office:value-type="float" office:value="355088" calcext:value-type="float">
            <text:p>355088</text:p>
          </table:table-cell>
          <table:table-cell office:value-type="float" office:value="362848" calcext:value-type="float">
            <text:p>362848</text:p>
          </table:table-cell>
          <table:table-cell office:value-type="float" office:value="2595139" calcext:value-type="float">
            <text:p>2595139</text:p>
          </table:table-cell>
          <table:table-cell office:value-type="float" office:value="1162172" calcext:value-type="float">
            <text:p>1162172</text:p>
          </table:table-cell>
          <table:table-cell/>
          <table:table-cell office:value-type="float" office:value="8889750" calcext:value-type="float">
            <text:p>8889750</text:p>
          </table:table-cell>
          <table:table-cell office:value-type="float" office:value="8480109" calcext:value-type="float">
            <text:p>8480109</text:p>
          </table:table-cell>
          <table:table-cell office:value-type="float" office:value="18008002" calcext:value-type="float">
            <text:p>18008002</text:p>
          </table:table-cell>
          <table:table-cell office:value-type="float" office:value="9701112" calcext:value-type="float">
            <text:p>9701112</text:p>
          </table:table-cell>
          <table:table-cell/>
          <table:table-cell office:value-type="float" office:value="52672966" calcext:value-type="float">
            <text:p>52672966</text:p>
          </table:table-cell>
          <table:table-cell office:value-type="float" office:value="41247946" calcext:value-type="float">
            <text:p>41247946</text:p>
          </table:table-cell>
          <table:table-cell office:value-type="float" office:value="243976201" calcext:value-type="float">
            <text:p>243976201</text:p>
          </table:table-cell>
          <table:table-cell office:value-type="float" office:value="126253580" calcext:value-type="float">
            <text:p>126253580</text:p>
          </table:table-cell>
          <table:table-cell table:number-columns-repeated="6"/>
        </table:table-row>
        <table:table-row table:style-name="ro1">
          <table:table-cell office:value-type="float" office:value="345790" calcext:value-type="float">
            <text:p>345790</text:p>
          </table:table-cell>
          <table:table-cell office:value-type="float" office:value="361233" calcext:value-type="float">
            <text:p>361233</text:p>
          </table:table-cell>
          <table:table-cell office:value-type="float" office:value="1050832" calcext:value-type="float">
            <text:p>1050832</text:p>
          </table:table-cell>
          <table:table-cell office:value-type="float" office:value="1136497" calcext:value-type="float">
            <text:p>1136497</text:p>
          </table:table-cell>
          <table:table-cell/>
          <table:table-cell office:value-type="float" office:value="355256" calcext:value-type="float">
            <text:p>355256</text:p>
          </table:table-cell>
          <table:table-cell office:value-type="float" office:value="362959" calcext:value-type="float">
            <text:p>362959</text:p>
          </table:table-cell>
          <table:table-cell office:value-type="float" office:value="2595398" calcext:value-type="float">
            <text:p>2595398</text:p>
          </table:table-cell>
          <table:table-cell office:value-type="float" office:value="1162284" calcext:value-type="float">
            <text:p>1162284</text:p>
          </table:table-cell>
          <table:table-cell/>
          <table:table-cell office:value-type="float" office:value="8893602" calcext:value-type="float">
            <text:p>8893602</text:p>
          </table:table-cell>
          <table:table-cell office:value-type="float" office:value="8480591" calcext:value-type="float">
            <text:p>8480591</text:p>
          </table:table-cell>
          <table:table-cell office:value-type="float" office:value="18018890" calcext:value-type="float">
            <text:p>18018890</text:p>
          </table:table-cell>
          <table:table-cell office:value-type="float" office:value="9701481" calcext:value-type="float">
            <text:p>9701481</text:p>
          </table:table-cell>
          <table:table-cell/>
          <table:table-cell office:value-type="float" office:value="52723315" calcext:value-type="float">
            <text:p>52723315</text:p>
          </table:table-cell>
          <table:table-cell office:value-type="float" office:value="41281983" calcext:value-type="float">
            <text:p>41281983</text:p>
          </table:table-cell>
          <table:table-cell office:value-type="float" office:value="244410263" calcext:value-type="float">
            <text:p>244410263</text:p>
          </table:table-cell>
          <table:table-cell office:value-type="float" office:value="126268476" calcext:value-type="float">
            <text:p>126268476</text:p>
          </table:table-cell>
          <table:table-cell table:number-columns-repeated="6"/>
        </table:table-row>
        <table:table-row table:style-name="ro1">
          <table:table-cell office:value-type="float" office:value="346141" calcext:value-type="float">
            <text:p>346141</text:p>
          </table:table-cell>
          <table:table-cell office:value-type="float" office:value="361271" calcext:value-type="float">
            <text:p>361271</text:p>
          </table:table-cell>
          <table:table-cell office:value-type="float" office:value="1051906" calcext:value-type="float">
            <text:p>1051906</text:p>
          </table:table-cell>
          <table:table-cell office:value-type="float" office:value="1136608" calcext:value-type="float">
            <text:p>1136608</text:p>
          </table:table-cell>
          <table:table-cell/>
          <table:table-cell office:value-type="float" office:value="355348" calcext:value-type="float">
            <text:p>355348</text:p>
          </table:table-cell>
          <table:table-cell office:value-type="float" office:value="363108" calcext:value-type="float">
            <text:p>363108</text:p>
          </table:table-cell>
          <table:table-cell office:value-type="float" office:value="2595417" calcext:value-type="float">
            <text:p>2595417</text:p>
          </table:table-cell>
          <table:table-cell office:value-type="float" office:value="1162710" calcext:value-type="float">
            <text:p>1162710</text:p>
          </table:table-cell>
          <table:table-cell/>
          <table:table-cell office:value-type="float" office:value="8903842" calcext:value-type="float">
            <text:p>8903842</text:p>
          </table:table-cell>
          <table:table-cell office:value-type="float" office:value="8487498" calcext:value-type="float">
            <text:p>8487498</text:p>
          </table:table-cell>
          <table:table-cell office:value-type="float" office:value="18018945" calcext:value-type="float">
            <text:p>18018945</text:p>
          </table:table-cell>
          <table:table-cell office:value-type="float" office:value="9710796" calcext:value-type="float">
            <text:p>9710796</text:p>
          </table:table-cell>
          <table:table-cell/>
          <table:table-cell office:value-type="float" office:value="52800259" calcext:value-type="float">
            <text:p>52800259</text:p>
          </table:table-cell>
          <table:table-cell office:value-type="float" office:value="41287167" calcext:value-type="float">
            <text:p>41287167</text:p>
          </table:table-cell>
          <table:table-cell office:value-type="float" office:value="244947163" calcext:value-type="float">
            <text:p>244947163</text:p>
          </table:table-cell>
          <table:table-cell office:value-type="float" office:value="126507656" calcext:value-type="float">
            <text:p>126507656</text:p>
          </table:table-cell>
          <table:table-cell table:number-columns-repeated="6"/>
        </table:table-row>
        <table:table-row table:style-name="ro1">
          <table:table-cell office:value-type="float" office:value="346216" calcext:value-type="float">
            <text:p>346216</text:p>
          </table:table-cell>
          <table:table-cell office:value-type="float" office:value="361382" calcext:value-type="float">
            <text:p>361382</text:p>
          </table:table-cell>
          <table:table-cell office:value-type="float" office:value="1052314" calcext:value-type="float">
            <text:p>1052314</text:p>
          </table:table-cell>
          <table:table-cell office:value-type="float" office:value="1136627" calcext:value-type="float">
            <text:p>1136627</text:p>
          </table:table-cell>
          <table:table-cell/>
          <table:table-cell office:value-type="float" office:value="355422" calcext:value-type="float">
            <text:p>355422</text:p>
          </table:table-cell>
          <table:table-cell office:value-type="float" office:value="363274" calcext:value-type="float">
            <text:p>363274</text:p>
          </table:table-cell>
          <table:table-cell office:value-type="float" office:value="2595472" calcext:value-type="float">
            <text:p>2595472</text:p>
          </table:table-cell>
          <table:table-cell office:value-type="float" office:value="1163543" calcext:value-type="float">
            <text:p>1163543</text:p>
          </table:table-cell>
          <table:table-cell/>
          <table:table-cell office:value-type="float" office:value="8933990" calcext:value-type="float">
            <text:p>8933990</text:p>
          </table:table-cell>
          <table:table-cell office:value-type="float" office:value="8490628" calcext:value-type="float">
            <text:p>8490628</text:p>
          </table:table-cell>
          <table:table-cell office:value-type="float" office:value="18084241" calcext:value-type="float">
            <text:p>18084241</text:p>
          </table:table-cell>
          <table:table-cell office:value-type="float" office:value="9715333" calcext:value-type="float">
            <text:p>9715333</text:p>
          </table:table-cell>
          <table:table-cell/>
          <table:table-cell office:value-type="float" office:value="52804573" calcext:value-type="float">
            <text:p>52804573</text:p>
          </table:table-cell>
          <table:table-cell office:value-type="float" office:value="41310927" calcext:value-type="float">
            <text:p>41310927</text:p>
          </table:table-cell>
          <table:table-cell office:value-type="float" office:value="245058200" calcext:value-type="float">
            <text:p>245058200</text:p>
          </table:table-cell>
          <table:table-cell office:value-type="float" office:value="126571748" calcext:value-type="float">
            <text:p>126571748</text:p>
          </table:table-cell>
          <table:table-cell table:number-columns-repeated="6"/>
        </table:table-row>
        <table:table-row table:style-name="ro1">
          <table:table-cell office:value-type="float" office:value="346419" calcext:value-type="float">
            <text:p>346419</text:p>
          </table:table-cell>
          <table:table-cell office:value-type="float" office:value="361604" calcext:value-type="float">
            <text:p>361604</text:p>
          </table:table-cell>
          <table:table-cell office:value-type="float" office:value="1052721" calcext:value-type="float">
            <text:p>1052721</text:p>
          </table:table-cell>
          <table:table-cell office:value-type="float" office:value="1137534" calcext:value-type="float">
            <text:p>1137534</text:p>
          </table:table-cell>
          <table:table-cell/>
          <table:table-cell office:value-type="float" office:value="355478" calcext:value-type="float">
            <text:p>355478</text:p>
          </table:table-cell>
          <table:table-cell office:value-type="float" office:value="363385" calcext:value-type="float">
            <text:p>363385</text:p>
          </table:table-cell>
          <table:table-cell office:value-type="float" office:value="2595898" calcext:value-type="float">
            <text:p>2595898</text:p>
          </table:table-cell>
          <table:table-cell office:value-type="float" office:value="1163672" calcext:value-type="float">
            <text:p>1163672</text:p>
          </table:table-cell>
          <table:table-cell/>
          <table:table-cell office:value-type="float" office:value="8934341" calcext:value-type="float">
            <text:p>8934341</text:p>
          </table:table-cell>
          <table:table-cell office:value-type="float" office:value="8522350" calcext:value-type="float">
            <text:p>8522350</text:p>
          </table:table-cell>
          <table:table-cell office:value-type="float" office:value="18092611" calcext:value-type="float">
            <text:p>18092611</text:p>
          </table:table-cell>
          <table:table-cell office:value-type="float" office:value="9716704" calcext:value-type="float">
            <text:p>9716704</text:p>
          </table:table-cell>
          <table:table-cell/>
          <table:table-cell office:value-type="float" office:value="52845350" calcext:value-type="float">
            <text:p>52845350</text:p>
          </table:table-cell>
          <table:table-cell office:value-type="float" office:value="41320463" calcext:value-type="float">
            <text:p>41320463</text:p>
          </table:table-cell>
          <table:table-cell office:value-type="float" office:value="245538533" calcext:value-type="float">
            <text:p>245538533</text:p>
          </table:table-cell>
          <table:table-cell office:value-type="float" office:value="126583366" calcext:value-type="float">
            <text:p>126583366</text:p>
          </table:table-cell>
          <table:table-cell table:number-columns-repeated="6"/>
        </table:table-row>
        <table:table-row table:style-name="ro1">
          <table:table-cell office:value-type="float" office:value="346493" calcext:value-type="float">
            <text:p>346493</text:p>
          </table:table-cell>
          <table:table-cell office:value-type="float" office:value="361678" calcext:value-type="float">
            <text:p>361678</text:p>
          </table:table-cell>
          <table:table-cell office:value-type="float" office:value="1053814" calcext:value-type="float">
            <text:p>1053814</text:p>
          </table:table-cell>
          <table:table-cell office:value-type="float" office:value="1138441" calcext:value-type="float">
            <text:p>1138441</text:p>
          </table:table-cell>
          <table:table-cell/>
          <table:table-cell office:value-type="float" office:value="355811" calcext:value-type="float">
            <text:p>355811</text:p>
          </table:table-cell>
          <table:table-cell office:value-type="float" office:value="363422" calcext:value-type="float">
            <text:p>363422</text:p>
          </table:table-cell>
          <table:table-cell office:value-type="float" office:value="2595991" calcext:value-type="float">
            <text:p>2595991</text:p>
          </table:table-cell>
          <table:table-cell office:value-type="float" office:value="1163932" calcext:value-type="float">
            <text:p>1163932</text:p>
          </table:table-cell>
          <table:table-cell/>
          <table:table-cell office:value-type="float" office:value="8940194" calcext:value-type="float">
            <text:p>8940194</text:p>
          </table:table-cell>
          <table:table-cell office:value-type="float" office:value="8535756" calcext:value-type="float">
            <text:p>8535756</text:p>
          </table:table-cell>
          <table:table-cell office:value-type="float" office:value="18121833" calcext:value-type="float">
            <text:p>18121833</text:p>
          </table:table-cell>
          <table:table-cell office:value-type="float" office:value="9722519" calcext:value-type="float">
            <text:p>9722519</text:p>
          </table:table-cell>
          <table:table-cell/>
          <table:table-cell office:value-type="float" office:value="52848925" calcext:value-type="float">
            <text:p>52848925</text:p>
          </table:table-cell>
          <table:table-cell office:value-type="float" office:value="41331555" calcext:value-type="float">
            <text:p>41331555</text:p>
          </table:table-cell>
          <table:table-cell office:value-type="float" office:value="245730219" calcext:value-type="float">
            <text:p>245730219</text:p>
          </table:table-cell>
          <table:table-cell office:value-type="float" office:value="126595339" calcext:value-type="float">
            <text:p>126595339</text:p>
          </table:table-cell>
          <table:table-cell table:number-columns-repeated="6"/>
        </table:table-row>
        <table:table-row table:style-name="ro1">
          <table:table-cell office:value-type="float" office:value="346642" calcext:value-type="float">
            <text:p>346642</text:p>
          </table:table-cell>
          <table:table-cell office:value-type="float" office:value="361752" calcext:value-type="float">
            <text:p>361752</text:p>
          </table:table-cell>
          <table:table-cell office:value-type="float" office:value="1054499" calcext:value-type="float">
            <text:p>1054499</text:p>
          </table:table-cell>
          <table:table-cell office:value-type="float" office:value="1138478" calcext:value-type="float">
            <text:p>1138478</text:p>
          </table:table-cell>
          <table:table-cell/>
          <table:table-cell office:value-type="float" office:value="355977" calcext:value-type="float">
            <text:p>355977</text:p>
          </table:table-cell>
          <table:table-cell office:value-type="float" office:value="363551" calcext:value-type="float">
            <text:p>363551</text:p>
          </table:table-cell>
          <table:table-cell office:value-type="float" office:value="2596139" calcext:value-type="float">
            <text:p>2596139</text:p>
          </table:table-cell>
          <table:table-cell office:value-type="float" office:value="1166451" calcext:value-type="float">
            <text:p>1166451</text:p>
          </table:table-cell>
          <table:table-cell/>
          <table:table-cell office:value-type="float" office:value="8945916" calcext:value-type="float">
            <text:p>8945916</text:p>
          </table:table-cell>
          <table:table-cell office:value-type="float" office:value="8546572" calcext:value-type="float">
            <text:p>8546572</text:p>
          </table:table-cell>
          <table:table-cell office:value-type="float" office:value="18144110" calcext:value-type="float">
            <text:p>18144110</text:p>
          </table:table-cell>
          <table:table-cell office:value-type="float" office:value="9731685" calcext:value-type="float">
            <text:p>9731685</text:p>
          </table:table-cell>
          <table:table-cell/>
          <table:table-cell office:value-type="float" office:value="52849427" calcext:value-type="float">
            <text:p>52849427</text:p>
          </table:table-cell>
          <table:table-cell office:value-type="float" office:value="41353261" calcext:value-type="float">
            <text:p>41353261</text:p>
          </table:table-cell>
          <table:table-cell office:value-type="float" office:value="245741292" calcext:value-type="float">
            <text:p>245741292</text:p>
          </table:table-cell>
          <table:table-cell office:value-type="float" office:value="126706677" calcext:value-type="float">
            <text:p>126706677</text:p>
          </table:table-cell>
          <table:table-cell table:number-columns-repeated="6"/>
        </table:table-row>
        <table:table-row table:style-name="ro1">
          <table:table-cell office:value-type="float" office:value="346864" calcext:value-type="float">
            <text:p>346864</text:p>
          </table:table-cell>
          <table:table-cell office:value-type="float" office:value="361900" calcext:value-type="float">
            <text:p>361900</text:p>
          </table:table-cell>
          <table:table-cell office:value-type="float" office:value="1055573" calcext:value-type="float">
            <text:p>1055573</text:p>
          </table:table-cell>
          <table:table-cell office:value-type="float" office:value="1139034" calcext:value-type="float">
            <text:p>1139034</text:p>
          </table:table-cell>
          <table:table-cell/>
          <table:table-cell office:value-type="float" office:value="356014" calcext:value-type="float">
            <text:p>356014</text:p>
          </table:table-cell>
          <table:table-cell office:value-type="float" office:value="364088" calcext:value-type="float">
            <text:p>364088</text:p>
          </table:table-cell>
          <table:table-cell office:value-type="float" office:value="2596287" calcext:value-type="float">
            <text:p>2596287</text:p>
          </table:table-cell>
          <table:table-cell office:value-type="float" office:value="1166766" calcext:value-type="float">
            <text:p>1166766</text:p>
          </table:table-cell>
          <table:table-cell/>
          <table:table-cell office:value-type="float" office:value="8951453" calcext:value-type="float">
            <text:p>8951453</text:p>
          </table:table-cell>
          <table:table-cell office:value-type="float" office:value="8555886" calcext:value-type="float">
            <text:p>8555886</text:p>
          </table:table-cell>
          <table:table-cell office:value-type="float" office:value="18150833" calcext:value-type="float">
            <text:p>18150833</text:p>
          </table:table-cell>
          <table:table-cell office:value-type="float" office:value="9732741" calcext:value-type="float">
            <text:p>9732741</text:p>
          </table:table-cell>
          <table:table-cell/>
          <table:table-cell office:value-type="float" office:value="52858722" calcext:value-type="float">
            <text:p>52858722</text:p>
          </table:table-cell>
          <table:table-cell office:value-type="float" office:value="41359555" calcext:value-type="float">
            <text:p>41359555</text:p>
          </table:table-cell>
          <table:table-cell office:value-type="float" office:value="246848688" calcext:value-type="float">
            <text:p>246848688</text:p>
          </table:table-cell>
          <table:table-cell office:value-type="float" office:value="126796466" calcext:value-type="float">
            <text:p>126796466</text:p>
          </table:table-cell>
          <table:table-cell table:number-columns-repeated="6"/>
        </table:table-row>
        <table:table-row table:style-name="ro1">
          <table:table-cell office:value-type="float" office:value="346975" calcext:value-type="float">
            <text:p>346975</text:p>
          </table:table-cell>
          <table:table-cell office:value-type="float" office:value="361974" calcext:value-type="float">
            <text:p>361974</text:p>
          </table:table-cell>
          <table:table-cell office:value-type="float" office:value="1056517" calcext:value-type="float">
            <text:p>1056517</text:p>
          </table:table-cell>
          <table:table-cell office:value-type="float" office:value="1139571" calcext:value-type="float">
            <text:p>1139571</text:p>
          </table:table-cell>
          <table:table-cell/>
          <table:table-cell office:value-type="float" office:value="356051" calcext:value-type="float">
            <text:p>356051</text:p>
          </table:table-cell>
          <table:table-cell office:value-type="float" office:value="364330" calcext:value-type="float">
            <text:p>364330</text:p>
          </table:table-cell>
          <table:table-cell office:value-type="float" office:value="2596324" calcext:value-type="float">
            <text:p>2596324</text:p>
          </table:table-cell>
          <table:table-cell office:value-type="float" office:value="1167321" calcext:value-type="float">
            <text:p>1167321</text:p>
          </table:table-cell>
          <table:table-cell/>
          <table:table-cell office:value-type="float" office:value="8953138" calcext:value-type="float">
            <text:p>8953138</text:p>
          </table:table-cell>
          <table:table-cell office:value-type="float" office:value="8556330" calcext:value-type="float">
            <text:p>8556330</text:p>
          </table:table-cell>
          <table:table-cell office:value-type="float" office:value="18172146" calcext:value-type="float">
            <text:p>18172146</text:p>
          </table:table-cell>
          <table:table-cell office:value-type="float" office:value="9733018" calcext:value-type="float">
            <text:p>9733018</text:p>
          </table:table-cell>
          <table:table-cell/>
          <table:table-cell office:value-type="float" office:value="52929257" calcext:value-type="float">
            <text:p>52929257</text:p>
          </table:table-cell>
          <table:table-cell office:value-type="float" office:value="41360611" calcext:value-type="float">
            <text:p>41360611</text:p>
          </table:table-cell>
          <table:table-cell office:value-type="float" office:value="247758354" calcext:value-type="float">
            <text:p>247758354</text:p>
          </table:table-cell>
          <table:table-cell office:value-type="float" office:value="126852646" calcext:value-type="float">
            <text:p>126852646</text:p>
          </table:table-cell>
          <table:table-cell table:number-columns-repeated="6"/>
        </table:table-row>
        <table:table-row table:style-name="ro1">
          <table:table-cell office:value-type="float" office:value="347142" calcext:value-type="float">
            <text:p>347142</text:p>
          </table:table-cell>
          <table:table-cell office:value-type="float" office:value="362196" calcext:value-type="float">
            <text:p>362196</text:p>
          </table:table-cell>
          <table:table-cell office:value-type="float" office:value="1058128" calcext:value-type="float">
            <text:p>1058128</text:p>
          </table:table-cell>
          <table:table-cell office:value-type="float" office:value="1140664" calcext:value-type="float">
            <text:p>1140664</text:p>
          </table:table-cell>
          <table:table-cell/>
          <table:table-cell office:value-type="float" office:value="356089" calcext:value-type="float">
            <text:p>356089</text:p>
          </table:table-cell>
          <table:table-cell office:value-type="float" office:value="364755" calcext:value-type="float">
            <text:p>364755</text:p>
          </table:table-cell>
          <table:table-cell office:value-type="float" office:value="2596379" calcext:value-type="float">
            <text:p>2596379</text:p>
          </table:table-cell>
          <table:table-cell office:value-type="float" office:value="1167839" calcext:value-type="float">
            <text:p>1167839</text:p>
          </table:table-cell>
          <table:table-cell/>
          <table:table-cell office:value-type="float" office:value="8953582" calcext:value-type="float">
            <text:p>8953582</text:p>
          </table:table-cell>
          <table:table-cell office:value-type="float" office:value="8560349" calcext:value-type="float">
            <text:p>8560349</text:p>
          </table:table-cell>
          <table:table-cell office:value-type="float" office:value="18173480" calcext:value-type="float">
            <text:p>18173480</text:p>
          </table:table-cell>
          <table:table-cell office:value-type="float" office:value="9738426" calcext:value-type="float">
            <text:p>9738426</text:p>
          </table:table-cell>
          <table:table-cell/>
          <table:table-cell office:value-type="float" office:value="52944684" calcext:value-type="float">
            <text:p>52944684</text:p>
          </table:table-cell>
          <table:table-cell office:value-type="float" office:value="41364908" calcext:value-type="float">
            <text:p>41364908</text:p>
          </table:table-cell>
          <table:table-cell office:value-type="float" office:value="248057653" calcext:value-type="float">
            <text:p>248057653</text:p>
          </table:table-cell>
          <table:table-cell office:value-type="float" office:value="126853437" calcext:value-type="float">
            <text:p>126853437</text:p>
          </table:table-cell>
          <table:table-cell table:number-columns-repeated="6"/>
        </table:table-row>
        <table:table-row table:style-name="ro1">
          <table:table-cell office:value-type="float" office:value="347160" calcext:value-type="float">
            <text:p>347160</text:p>
          </table:table-cell>
          <table:table-cell office:value-type="float" office:value="362253" calcext:value-type="float">
            <text:p>362253</text:p>
          </table:table-cell>
          <table:table-cell office:value-type="float" office:value="1061072" calcext:value-type="float">
            <text:p>1061072</text:p>
          </table:table-cell>
          <table:table-cell office:value-type="float" office:value="1140701" calcext:value-type="float">
            <text:p>1140701</text:p>
          </table:table-cell>
          <table:table-cell/>
          <table:table-cell office:value-type="float" office:value="356237" calcext:value-type="float">
            <text:p>356237</text:p>
          </table:table-cell>
          <table:table-cell office:value-type="float" office:value="364904" calcext:value-type="float">
            <text:p>364904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006" calcext:value-type="float">
            <text:p>1168006</text:p>
          </table:table-cell>
          <table:table-cell/>
          <table:table-cell office:value-type="float" office:value="8955564" calcext:value-type="float">
            <text:p>8955564</text:p>
          </table:table-cell>
          <table:table-cell office:value-type="float" office:value="8562719" calcext:value-type="float">
            <text:p>8562719</text:p>
          </table:table-cell>
          <table:table-cell office:value-type="float" office:value="18181702" calcext:value-type="float">
            <text:p>18181702</text:p>
          </table:table-cell>
          <table:table-cell office:value-type="float" office:value="9742629" calcext:value-type="float">
            <text:p>9742629</text:p>
          </table:table-cell>
          <table:table-cell/>
          <table:table-cell office:value-type="float" office:value="52949480" calcext:value-type="float">
            <text:p>52949480</text:p>
          </table:table-cell>
          <table:table-cell office:value-type="float" office:value="41374261" calcext:value-type="float">
            <text:p>41374261</text:p>
          </table:table-cell>
          <table:table-cell office:value-type="float" office:value="250346854" calcext:value-type="float">
            <text:p>250346854</text:p>
          </table:table-cell>
          <table:table-cell office:value-type="float" office:value="126856156" calcext:value-type="float">
            <text:p>126856156</text:p>
          </table:table-cell>
          <table:table-cell table:number-columns-repeated="6"/>
        </table:table-row>
        <table:table-row table:style-name="ro1">
          <table:table-cell office:value-type="float" office:value="347734" calcext:value-type="float">
            <text:p>347734</text:p>
          </table:table-cell>
          <table:table-cell office:value-type="float" office:value="362289" calcext:value-type="float">
            <text:p>362289</text:p>
          </table:table-cell>
          <table:table-cell office:value-type="float" office:value="1061183" calcext:value-type="float">
            <text:p>1061183</text:p>
          </table:table-cell>
          <table:table-cell office:value-type="float" office:value="1140756" calcext:value-type="float">
            <text:p>1140756</text:p>
          </table:table-cell>
          <table:table-cell/>
          <table:table-cell office:value-type="float" office:value="356293" calcext:value-type="float">
            <text:p>356293</text:p>
          </table:table-cell>
          <table:table-cell office:value-type="float" office:value="364996" calcext:value-type="float">
            <text:p>364996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747" calcext:value-type="float">
            <text:p>1168747</text:p>
          </table:table-cell>
          <table:table-cell/>
          <table:table-cell office:value-type="float" office:value="8974694" calcext:value-type="float">
            <text:p>8974694</text:p>
          </table:table-cell>
          <table:table-cell office:value-type="float" office:value="8562978" calcext:value-type="float">
            <text:p>8562978</text:p>
          </table:table-cell>
          <table:table-cell office:value-type="float" office:value="18196666" calcext:value-type="float">
            <text:p>18196666</text:p>
          </table:table-cell>
          <table:table-cell office:value-type="float" office:value="9753907" calcext:value-type="float">
            <text:p>9753907</text:p>
          </table:table-cell>
          <table:table-cell/>
          <table:table-cell office:value-type="float" office:value="52988535" calcext:value-type="float">
            <text:p>52988535</text:p>
          </table:table-cell>
          <table:table-cell office:value-type="float" office:value="41390573" calcext:value-type="float">
            <text:p>41390573</text:p>
          </table:table-cell>
          <table:table-cell office:value-type="float" office:value="251126935" calcext:value-type="float">
            <text:p>251126935</text:p>
          </table:table-cell>
          <table:table-cell office:value-type="float" office:value="127067061" calcext:value-type="float">
            <text:p>127067061</text:p>
          </table:table-cell>
          <table:table-cell table:number-columns-repeated="6"/>
        </table:table-row>
        <table:table-row table:style-name="ro1">
          <table:table-cell office:value-type="float" office:value="347864" calcext:value-type="float">
            <text:p>347864</text:p>
          </table:table-cell>
          <table:table-cell office:value-type="float" office:value="362400" calcext:value-type="float">
            <text:p>362400</text:p>
          </table:table-cell>
          <table:table-cell office:value-type="float" office:value="1061591" calcext:value-type="float">
            <text:p>1061591</text:p>
          </table:table-cell>
          <table:table-cell office:value-type="float" office:value="1141293" calcext:value-type="float">
            <text:p>1141293</text:p>
          </table:table-cell>
          <table:table-cell/>
          <table:table-cell office:value-type="float" office:value="356644" calcext:value-type="float">
            <text:p>356644</text:p>
          </table:table-cell>
          <table:table-cell office:value-type="float" office:value="365515" calcext:value-type="float">
            <text:p>365515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69154" calcext:value-type="float">
            <text:p>1169154</text:p>
          </table:table-cell>
          <table:table-cell/>
          <table:table-cell office:value-type="float" office:value="8978008" calcext:value-type="float">
            <text:p>8978008</text:p>
          </table:table-cell>
          <table:table-cell office:value-type="float" office:value="8578200" calcext:value-type="float">
            <text:p>8578200</text:p>
          </table:table-cell>
          <table:table-cell office:value-type="float" office:value="18198184" calcext:value-type="float">
            <text:p>18198184</text:p>
          </table:table-cell>
          <table:table-cell office:value-type="float" office:value="9755184" calcext:value-type="float">
            <text:p>9755184</text:p>
          </table:table-cell>
          <table:table-cell/>
          <table:table-cell office:value-type="float" office:value="53154811" calcext:value-type="float">
            <text:p>53154811</text:p>
          </table:table-cell>
          <table:table-cell office:value-type="float" office:value="41391243" calcext:value-type="float">
            <text:p>41391243</text:p>
          </table:table-cell>
          <table:table-cell office:value-type="float" office:value="251402307" calcext:value-type="float">
            <text:p>251402307</text:p>
          </table:table-cell>
          <table:table-cell office:value-type="float" office:value="127421739" calcext:value-type="float">
            <text:p>127421739</text:p>
          </table:table-cell>
          <table:table-cell table:number-columns-repeated="6"/>
        </table:table-row>
        <table:table-row table:style-name="ro1">
          <table:table-cell office:value-type="float" office:value="348122" calcext:value-type="float">
            <text:p>348122</text:p>
          </table:table-cell>
          <table:table-cell office:value-type="float" office:value="362530" calcext:value-type="float">
            <text:p>362530</text:p>
          </table:table-cell>
          <table:table-cell office:value-type="float" office:value="1062591" calcext:value-type="float">
            <text:p>1062591</text:p>
          </table:table-cell>
          <table:table-cell office:value-type="float" office:value="1141478" calcext:value-type="float">
            <text:p>1141478</text:p>
          </table:table-cell>
          <table:table-cell/>
          <table:table-cell office:value-type="float" office:value="356681" calcext:value-type="float">
            <text:p>356681</text:p>
          </table:table-cell>
          <table:table-cell office:value-type="float" office:value="365570" calcext:value-type="float">
            <text:p>365570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70968" calcext:value-type="float">
            <text:p>1170968</text:p>
          </table:table-cell>
          <table:table-cell/>
          <table:table-cell office:value-type="float" office:value="8979212" calcext:value-type="float">
            <text:p>8979212</text:p>
          </table:table-cell>
          <table:table-cell office:value-type="float" office:value="8589774" calcext:value-type="float">
            <text:p>8589774</text:p>
          </table:table-cell>
          <table:table-cell office:value-type="float" office:value="18304516" calcext:value-type="float">
            <text:p>18304516</text:p>
          </table:table-cell>
          <table:table-cell office:value-type="float" office:value="9771814" calcext:value-type="float">
            <text:p>9771814</text:p>
          </table:table-cell>
          <table:table-cell/>
          <table:table-cell office:value-type="float" office:value="53354699" calcext:value-type="float">
            <text:p>53354699</text:p>
          </table:table-cell>
          <table:table-cell office:value-type="float" office:value="41391758" calcext:value-type="float">
            <text:p>41391758</text:p>
          </table:table-cell>
          <table:table-cell office:value-type="float" office:value="252065396" calcext:value-type="float">
            <text:p>252065396</text:p>
          </table:table-cell>
          <table:table-cell office:value-type="float" office:value="127514102" calcext:value-type="float">
            <text:p>127514102</text:p>
          </table:table-cell>
          <table:table-cell table:number-columns-repeated="6"/>
        </table:table-row>
        <table:table-row table:style-name="ro1">
          <table:table-cell office:value-type="float" office:value="348141" calcext:value-type="float">
            <text:p>348141</text:p>
          </table:table-cell>
          <table:table-cell office:value-type="float" office:value="362530" calcext:value-type="float">
            <text:p>362530</text:p>
          </table:table-cell>
          <table:table-cell office:value-type="float" office:value="1062628" calcext:value-type="float">
            <text:p>1062628</text:p>
          </table:table-cell>
          <table:table-cell office:value-type="float" office:value="1141812" calcext:value-type="float">
            <text:p>1141812</text:p>
          </table:table-cell>
          <table:table-cell/>
          <table:table-cell office:value-type="float" office:value="357033" calcext:value-type="float">
            <text:p>357033</text:p>
          </table:table-cell>
          <table:table-cell office:value-type="float" office:value="365644" calcext:value-type="float">
            <text:p>365644</text:p>
          </table:table-cell>
          <table:table-cell office:value-type="float" office:value="2596768" calcext:value-type="float">
            <text:p>2596768</text:p>
          </table:table-cell>
          <table:table-cell office:value-type="float" office:value="1171766" calcext:value-type="float">
            <text:p>1171766</text:p>
          </table:table-cell>
          <table:table-cell/>
          <table:table-cell office:value-type="float" office:value="8991526" calcext:value-type="float">
            <text:p>8991526</text:p>
          </table:table-cell>
          <table:table-cell office:value-type="float" office:value="8591849" calcext:value-type="float">
            <text:p>8591849</text:p>
          </table:table-cell>
          <table:table-cell office:value-type="float" office:value="18314348" calcext:value-type="float">
            <text:p>18314348</text:p>
          </table:table-cell>
          <table:table-cell office:value-type="float" office:value="9782313" calcext:value-type="float">
            <text:p>9782313</text:p>
          </table:table-cell>
          <table:table-cell/>
          <table:table-cell office:value-type="float" office:value="53726640" calcext:value-type="float">
            <text:p>53726640</text:p>
          </table:table-cell>
          <table:table-cell office:value-type="float" office:value="41394093" calcext:value-type="float">
            <text:p>41394093</text:p>
          </table:table-cell>
          <table:table-cell office:value-type="float" office:value="254445907" calcext:value-type="float">
            <text:p>254445907</text:p>
          </table:table-cell>
          <table:table-cell office:value-type="float" office:value="127603149" calcext:value-type="float">
            <text:p>127603149</text:p>
          </table:table-cell>
          <table:table-cell table:number-columns-repeated="6"/>
        </table:table-row>
        <table:table-row table:style-name="ro1">
          <table:table-cell office:value-type="float" office:value="348327" calcext:value-type="float">
            <text:p>348327</text:p>
          </table:table-cell>
          <table:table-cell office:value-type="float" office:value="362678" calcext:value-type="float">
            <text:p>362678</text:p>
          </table:table-cell>
          <table:table-cell office:value-type="float" office:value="1062720" calcext:value-type="float">
            <text:p>1062720</text:p>
          </table:table-cell>
          <table:table-cell office:value-type="float" office:value="1142645" calcext:value-type="float">
            <text:p>1142645</text:p>
          </table:table-cell>
          <table:table-cell/>
          <table:table-cell office:value-type="float" office:value="357329" calcext:value-type="float">
            <text:p>357329</text:p>
          </table:table-cell>
          <table:table-cell office:value-type="float" office:value="365682" calcext:value-type="float">
            <text:p>365682</text:p>
          </table:table-cell>
          <table:table-cell office:value-type="float" office:value="2596824" calcext:value-type="float">
            <text:p>2596824</text:p>
          </table:table-cell>
          <table:table-cell office:value-type="float" office:value="1171821" calcext:value-type="float">
            <text:p>1171821</text:p>
          </table:table-cell>
          <table:table-cell/>
          <table:table-cell office:value-type="float" office:value="9003415" calcext:value-type="float">
            <text:p>9003415</text:p>
          </table:table-cell>
          <table:table-cell office:value-type="float" office:value="8598792" calcext:value-type="float">
            <text:p>8598792</text:p>
          </table:table-cell>
          <table:table-cell office:value-type="float" office:value="18355070" calcext:value-type="float">
            <text:p>18355070</text:p>
          </table:table-cell>
          <table:table-cell office:value-type="float" office:value="9790647" calcext:value-type="float">
            <text:p>9790647</text:p>
          </table:table-cell>
          <table:table-cell/>
          <table:table-cell office:value-type="float" office:value="53733008" calcext:value-type="float">
            <text:p>53733008</text:p>
          </table:table-cell>
          <table:table-cell office:value-type="float" office:value="41399761" calcext:value-type="float">
            <text:p>41399761</text:p>
          </table:table-cell>
          <table:table-cell office:value-type="float" office:value="257483348" calcext:value-type="float">
            <text:p>257483348</text:p>
          </table:table-cell>
          <table:table-cell office:value-type="float" office:value="127652891" calcext:value-type="float">
            <text:p>127652891</text:p>
          </table:table-cell>
          <table:table-cell table:number-columns-repeated="6"/>
        </table:table-row>
        <table:table-row table:style-name="ro1">
          <table:table-cell office:value-type="float" office:value="348475" calcext:value-type="float">
            <text:p>348475</text:p>
          </table:table-cell>
          <table:table-cell office:value-type="float" office:value="362863" calcext:value-type="float">
            <text:p>362863</text:p>
          </table:table-cell>
          <table:table-cell office:value-type="float" office:value="1065573" calcext:value-type="float">
            <text:p>1065573</text:p>
          </table:table-cell>
          <table:table-cell office:value-type="float" office:value="1143071" calcext:value-type="float">
            <text:p>1143071</text:p>
          </table:table-cell>
          <table:table-cell/>
          <table:table-cell office:value-type="float" office:value="357700" calcext:value-type="float">
            <text:p>357700</text:p>
          </table:table-cell>
          <table:table-cell office:value-type="float" office:value="366274" calcext:value-type="float">
            <text:p>366274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1914" calcext:value-type="float">
            <text:p>1171914</text:p>
          </table:table-cell>
          <table:table-cell/>
          <table:table-cell office:value-type="float" office:value="9013470" calcext:value-type="float">
            <text:p>9013470</text:p>
          </table:table-cell>
          <table:table-cell office:value-type="float" office:value="8600960" calcext:value-type="float">
            <text:p>8600960</text:p>
          </table:table-cell>
          <table:table-cell office:value-type="float" office:value="18365903" calcext:value-type="float">
            <text:p>18365903</text:p>
          </table:table-cell>
          <table:table-cell office:value-type="float" office:value="9806184" calcext:value-type="float">
            <text:p>9806184</text:p>
          </table:table-cell>
          <table:table-cell/>
          <table:table-cell office:value-type="float" office:value="53793582" calcext:value-type="float">
            <text:p>53793582</text:p>
          </table:table-cell>
          <table:table-cell office:value-type="float" office:value="41400334" calcext:value-type="float">
            <text:p>41400334</text:p>
          </table:table-cell>
          <table:table-cell office:value-type="float" office:value="264145299" calcext:value-type="float">
            <text:p>264145299</text:p>
          </table:table-cell>
          <table:table-cell office:value-type="float" office:value="127668856" calcext:value-type="float">
            <text:p>127668856</text:p>
          </table:table-cell>
          <table:table-cell table:number-columns-repeated="6"/>
        </table:table-row>
        <table:table-row table:style-name="ro1">
          <table:table-cell office:value-type="float" office:value="348493" calcext:value-type="float">
            <text:p>348493</text:p>
          </table:table-cell>
          <table:table-cell office:value-type="float" office:value="362919" calcext:value-type="float">
            <text:p>362919</text:p>
          </table:table-cell>
          <table:table-cell office:value-type="float" office:value="1066646" calcext:value-type="float">
            <text:p>1066646</text:p>
          </table:table-cell>
          <table:table-cell office:value-type="float" office:value="1143367" calcext:value-type="float">
            <text:p>1143367</text:p>
          </table:table-cell>
          <table:table-cell/>
          <table:table-cell office:value-type="float" office:value="357736" calcext:value-type="float">
            <text:p>357736</text:p>
          </table:table-cell>
          <table:table-cell office:value-type="float" office:value="366292" calcext:value-type="float">
            <text:p>366292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2005" calcext:value-type="float">
            <text:p>1172005</text:p>
          </table:table-cell>
          <table:table-cell/>
          <table:table-cell office:value-type="float" office:value="9023267" calcext:value-type="float">
            <text:p>9023267</text:p>
          </table:table-cell>
          <table:table-cell office:value-type="float" office:value="8603201" calcext:value-type="float">
            <text:p>8603201</text:p>
          </table:table-cell>
          <table:table-cell office:value-type="float" office:value="18384088" calcext:value-type="float">
            <text:p>18384088</text:p>
          </table:table-cell>
          <table:table-cell office:value-type="float" office:value="9807387" calcext:value-type="float">
            <text:p>9807387</text:p>
          </table:table-cell>
          <table:table-cell/>
          <table:table-cell office:value-type="float" office:value="53976413" calcext:value-type="float">
            <text:p>53976413</text:p>
          </table:table-cell>
          <table:table-cell office:value-type="float" office:value="41412667" calcext:value-type="float">
            <text:p>41412667</text:p>
          </table:table-cell>
          <table:table-cell office:value-type="float" office:value="265639879" calcext:value-type="float">
            <text:p>265639879</text:p>
          </table:table-cell>
          <table:table-cell office:value-type="float" office:value="127749889" calcext:value-type="float">
            <text:p>127749889</text:p>
          </table:table-cell>
          <table:table-cell table:number-columns-repeated="6"/>
        </table:table-row>
        <table:table-row table:style-name="ro1">
          <table:table-cell office:value-type="float" office:value="348494" calcext:value-type="float">
            <text:p>348494</text:p>
          </table:table-cell>
          <table:table-cell office:value-type="float" office:value="363030" calcext:value-type="float">
            <text:p>363030</text:p>
          </table:table-cell>
          <table:table-cell office:value-type="float" office:value="1067739" calcext:value-type="float">
            <text:p>1067739</text:p>
          </table:table-cell>
          <table:table-cell office:value-type="float" office:value="1146534" calcext:value-type="float">
            <text:p>1146534</text:p>
          </table:table-cell>
          <table:table-cell/>
          <table:table-cell office:value-type="float" office:value="357737" calcext:value-type="float">
            <text:p>357737</text:p>
          </table:table-cell>
          <table:table-cell office:value-type="float" office:value="366422" calcext:value-type="float">
            <text:p>366422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098" calcext:value-type="float">
            <text:p>1172098</text:p>
          </table:table-cell>
          <table:table-cell/>
          <table:table-cell office:value-type="float" office:value="9026323" calcext:value-type="float">
            <text:p>9026323</text:p>
          </table:table-cell>
          <table:table-cell office:value-type="float" office:value="8604404" calcext:value-type="float">
            <text:p>8604404</text:p>
          </table:table-cell>
          <table:table-cell office:value-type="float" office:value="18385718" calcext:value-type="float">
            <text:p>18385718</text:p>
          </table:table-cell>
          <table:table-cell office:value-type="float" office:value="9815294" calcext:value-type="float">
            <text:p>9815294</text:p>
          </table:table-cell>
          <table:table-cell/>
          <table:table-cell office:value-type="float" office:value="53980526" calcext:value-type="float">
            <text:p>53980526</text:p>
          </table:table-cell>
          <table:table-cell office:value-type="float" office:value="41413314" calcext:value-type="float">
            <text:p>41413314</text:p>
          </table:table-cell>
          <table:table-cell office:value-type="float" office:value="276218671" calcext:value-type="float">
            <text:p>276218671</text:p>
          </table:table-cell>
          <table:table-cell office:value-type="float" office:value="127833260" calcext:value-type="float">
            <text:p>127833260</text:p>
          </table:table-cell>
          <table:table-cell table:number-columns-repeated="6"/>
        </table:table-row>
        <table:table-row table:style-name="ro1">
          <table:table-cell office:value-type="float" office:value="348567" calcext:value-type="float">
            <text:p>348567</text:p>
          </table:table-cell>
          <table:table-cell office:value-type="float" office:value="363067" calcext:value-type="float">
            <text:p>363067</text:p>
          </table:table-cell>
          <table:table-cell office:value-type="float" office:value="1068350" calcext:value-type="float">
            <text:p>1068350</text:p>
          </table:table-cell>
          <table:table-cell office:value-type="float" office:value="1147126" calcext:value-type="float">
            <text:p>1147126</text:p>
          </table:table-cell>
          <table:table-cell/>
          <table:table-cell office:value-type="float" office:value="357756" calcext:value-type="float">
            <text:p>357756</text:p>
          </table:table-cell>
          <table:table-cell office:value-type="float" office:value="366440" calcext:value-type="float">
            <text:p>366440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117" calcext:value-type="float">
            <text:p>1172117</text:p>
          </table:table-cell>
          <table:table-cell/>
          <table:table-cell office:value-type="float" office:value="9034415" calcext:value-type="float">
            <text:p>9034415</text:p>
          </table:table-cell>
          <table:table-cell office:value-type="float" office:value="8612681" calcext:value-type="float">
            <text:p>8612681</text:p>
          </table:table-cell>
          <table:table-cell office:value-type="float" office:value="18413217" calcext:value-type="float">
            <text:p>18413217</text:p>
          </table:table-cell>
          <table:table-cell office:value-type="float" office:value="9815535" calcext:value-type="float">
            <text:p>9815535</text:p>
          </table:table-cell>
          <table:table-cell/>
          <table:table-cell office:value-type="float" office:value="54035358" calcext:value-type="float">
            <text:p>54035358</text:p>
          </table:table-cell>
          <table:table-cell office:value-type="float" office:value="41438962" calcext:value-type="float">
            <text:p>41438962</text:p>
          </table:table-cell>
          <table:table-cell office:value-type="float" office:value="290115476" calcext:value-type="float">
            <text:p>290115476</text:p>
          </table:table-cell>
          <table:table-cell office:value-type="float" office:value="127885022" calcext:value-type="float">
            <text:p>127885022</text:p>
          </table:table-cell>
          <table:table-cell table:number-columns-repeated="6"/>
        </table:table-row>
        <table:table-row table:style-name="ro1">
          <table:table-cell office:value-type="float" office:value="348586" calcext:value-type="float">
            <text:p>348586</text:p>
          </table:table-cell>
          <table:table-cell office:value-type="float" office:value="363363" calcext:value-type="float">
            <text:p>363363</text:p>
          </table:table-cell>
          <table:table-cell office:value-type="float" office:value="1069647" calcext:value-type="float">
            <text:p>1069647</text:p>
          </table:table-cell>
          <table:table-cell office:value-type="float" office:value="1147533" calcext:value-type="float">
            <text:p>1147533</text:p>
          </table:table-cell>
          <table:table-cell/>
          <table:table-cell office:value-type="float" office:value="357830" calcext:value-type="float">
            <text:p>357830</text:p>
          </table:table-cell>
          <table:table-cell office:value-type="float" office:value="366477" calcext:value-type="float">
            <text:p>366477</text:p>
          </table:table-cell>
          <table:table-cell office:value-type="float" office:value="2597065" calcext:value-type="float">
            <text:p>2597065</text:p>
          </table:table-cell>
          <table:table-cell office:value-type="float" office:value="1172543" calcext:value-type="float">
            <text:p>1172543</text:p>
          </table:table-cell>
          <table:table-cell/>
          <table:table-cell office:value-type="float" office:value="9054340" calcext:value-type="float">
            <text:p>9054340</text:p>
          </table:table-cell>
          <table:table-cell office:value-type="float" office:value="8623829" calcext:value-type="float">
            <text:p>8623829</text:p>
          </table:table-cell>
          <table:table-cell office:value-type="float" office:value="18476198" calcext:value-type="float">
            <text:p>18476198</text:p>
          </table:table-cell>
          <table:table-cell office:value-type="float" office:value="9822573" calcext:value-type="float">
            <text:p>9822573</text:p>
          </table:table-cell>
          <table:table-cell/>
          <table:table-cell office:value-type="float" office:value="54040875" calcext:value-type="float">
            <text:p>54040875</text:p>
          </table:table-cell>
          <table:table-cell office:value-type="float" office:value="41453075" calcext:value-type="float">
            <text:p>41453075</text:p>
          </table:table-cell>
          <table:table-cell office:value-type="float" office:value="298840811" calcext:value-type="float">
            <text:p>298840811</text:p>
          </table:table-cell>
          <table:table-cell office:value-type="float" office:value="127888734" calcext:value-type="float">
            <text:p>127888734</text:p>
          </table:table-cell>
          <table:table-cell table:number-columns-repeated="6"/>
        </table:table-row>
        <table:table-row table:style-name="ro1">
          <table:table-cell office:value-type="float" office:value="348604" calcext:value-type="float">
            <text:p>348604</text:p>
          </table:table-cell>
          <table:table-cell office:value-type="float" office:value="363382" calcext:value-type="float">
            <text:p>363382</text:p>
          </table:table-cell>
          <table:table-cell office:value-type="float" office:value="1073313" calcext:value-type="float">
            <text:p>1073313</text:p>
          </table:table-cell>
          <table:table-cell office:value-type="float" office:value="1147552" calcext:value-type="float">
            <text:p>1147552</text:p>
          </table:table-cell>
          <table:table-cell/>
          <table:table-cell office:value-type="float" office:value="358107" calcext:value-type="float">
            <text:p>358107</text:p>
          </table:table-cell>
          <table:table-cell office:value-type="float" office:value="366551" calcext:value-type="float">
            <text:p>366551</text:p>
          </table:table-cell>
          <table:table-cell office:value-type="float" office:value="2597120" calcext:value-type="float">
            <text:p>2597120</text:p>
          </table:table-cell>
          <table:table-cell office:value-type="float" office:value="1172617" calcext:value-type="float">
            <text:p>1172617</text:p>
          </table:table-cell>
          <table:table-cell/>
          <table:table-cell office:value-type="float" office:value="9055562" calcext:value-type="float">
            <text:p>9055562</text:p>
          </table:table-cell>
          <table:table-cell office:value-type="float" office:value="8628033" calcext:value-type="float">
            <text:p>8628033</text:p>
          </table:table-cell>
          <table:table-cell office:value-type="float" office:value="18493809" calcext:value-type="float">
            <text:p>18493809</text:p>
          </table:table-cell>
          <table:table-cell office:value-type="float" office:value="9827906" calcext:value-type="float">
            <text:p>9827906</text:p>
          </table:table-cell>
          <table:table-cell/>
          <table:table-cell office:value-type="float" office:value="54051633" calcext:value-type="float">
            <text:p>54051633</text:p>
          </table:table-cell>
          <table:table-cell office:value-type="float" office:value="41458315" calcext:value-type="float">
            <text:p>41458315</text:p>
          </table:table-cell>
          <table:table-cell office:value-type="float" office:value="302815450" calcext:value-type="float">
            <text:p>302815450</text:p>
          </table:table-cell>
          <table:table-cell office:value-type="float" office:value="127935663" calcext:value-type="float">
            <text:p>127935663</text:p>
          </table:table-cell>
          <table:table-cell table:number-columns-repeated="6"/>
        </table:table-row>
        <table:table-row table:style-name="ro1">
          <table:table-cell office:value-type="float" office:value="348901" calcext:value-type="float">
            <text:p>348901</text:p>
          </table:table-cell>
          <table:table-cell office:value-type="float" office:value="363401" calcext:value-type="float">
            <text:p>363401</text:p>
          </table:table-cell>
          <table:table-cell office:value-type="float" office:value="1074239" calcext:value-type="float">
            <text:p>1074239</text:p>
          </table:table-cell>
          <table:table-cell office:value-type="float" office:value="1148182" calcext:value-type="float">
            <text:p>1148182</text:p>
          </table:table-cell>
          <table:table-cell/>
          <table:table-cell office:value-type="float" office:value="358255" calcext:value-type="float">
            <text:p>358255</text:p>
          </table:table-cell>
          <table:table-cell office:value-type="float" office:value="366663" calcext:value-type="float">
            <text:p>366663</text:p>
          </table:table-cell>
          <table:table-cell office:value-type="float" office:value="2597250" calcext:value-type="float">
            <text:p>2597250</text:p>
          </table:table-cell>
          <table:table-cell office:value-type="float" office:value="1172655" calcext:value-type="float">
            <text:p>1172655</text:p>
          </table:table-cell>
          <table:table-cell/>
          <table:table-cell office:value-type="float" office:value="9058636" calcext:value-type="float">
            <text:p>9058636</text:p>
          </table:table-cell>
          <table:table-cell office:value-type="float" office:value="8642385" calcext:value-type="float">
            <text:p>8642385</text:p>
          </table:table-cell>
          <table:table-cell office:value-type="float" office:value="18494401" calcext:value-type="float">
            <text:p>18494401</text:p>
          </table:table-cell>
          <table:table-cell office:value-type="float" office:value="9829887" calcext:value-type="float">
            <text:p>9829887</text:p>
          </table:table-cell>
          <table:table-cell/>
          <table:table-cell office:value-type="float" office:value="54086763" calcext:value-type="float">
            <text:p>54086763</text:p>
          </table:table-cell>
          <table:table-cell office:value-type="float" office:value="41459075" calcext:value-type="float">
            <text:p>41459075</text:p>
          </table:table-cell>
          <table:table-cell office:value-type="float" office:value="312379100" calcext:value-type="float">
            <text:p>312379100</text:p>
          </table:table-cell>
          <table:table-cell office:value-type="float" office:value="127952682" calcext:value-type="float">
            <text:p>127952682</text:p>
          </table:table-cell>
          <table:table-cell table:number-columns-repeated="6"/>
        </table:table-row>
        <table:table-row table:style-name="ro1">
          <table:table-cell office:value-type="float" office:value="348956" calcext:value-type="float">
            <text:p>348956</text:p>
          </table:table-cell>
          <table:table-cell office:value-type="float" office:value="363622" calcext:value-type="float">
            <text:p>363622</text:p>
          </table:table-cell>
          <table:table-cell office:value-type="float" office:value="1074794" calcext:value-type="float">
            <text:p>1074794</text:p>
          </table:table-cell>
          <table:table-cell office:value-type="float" office:value="1149016" calcext:value-type="float">
            <text:p>1149016</text:p>
          </table:table-cell>
          <table:table-cell/>
          <table:table-cell office:value-type="float" office:value="358441" calcext:value-type="float">
            <text:p>358441</text:p>
          </table:table-cell>
          <table:table-cell office:value-type="float" office:value="366773" calcext:value-type="float">
            <text:p>366773</text:p>
          </table:table-cell>
          <table:table-cell office:value-type="float" office:value="2597286" calcext:value-type="float">
            <text:p>2597286</text:p>
          </table:table-cell>
          <table:table-cell office:value-type="float" office:value="1173543" calcext:value-type="float">
            <text:p>1173543</text:p>
          </table:table-cell>
          <table:table-cell/>
          <table:table-cell office:value-type="float" office:value="9059155" calcext:value-type="float">
            <text:p>9059155</text:p>
          </table:table-cell>
          <table:table-cell office:value-type="float" office:value="8657774" calcext:value-type="float">
            <text:p>8657774</text:p>
          </table:table-cell>
          <table:table-cell office:value-type="float" office:value="18546419" calcext:value-type="float">
            <text:p>18546419</text:p>
          </table:table-cell>
          <table:table-cell office:value-type="float" office:value="9832646" calcext:value-type="float">
            <text:p>9832646</text:p>
          </table:table-cell>
          <table:table-cell/>
          <table:table-cell office:value-type="float" office:value="54121153" calcext:value-type="float">
            <text:p>54121153</text:p>
          </table:table-cell>
          <table:table-cell office:value-type="float" office:value="41471351" calcext:value-type="float">
            <text:p>41471351</text:p>
          </table:table-cell>
          <table:table-cell office:value-type="float" office:value="315316760" calcext:value-type="float">
            <text:p>315316760</text:p>
          </table:table-cell>
          <table:table-cell office:value-type="float" office:value="127981806" calcext:value-type="float">
            <text:p>127981806</text:p>
          </table:table-cell>
          <table:table-cell table:number-columns-repeated="6"/>
        </table:table-row>
        <table:table-row table:style-name="ro1">
          <table:table-cell office:value-type="float" office:value="349216" calcext:value-type="float">
            <text:p>349216</text:p>
          </table:table-cell>
          <table:table-cell office:value-type="float" office:value="363808" calcext:value-type="float">
            <text:p>363808</text:p>
          </table:table-cell>
          <table:table-cell office:value-type="float" office:value="1074850" calcext:value-type="float">
            <text:p>1074850</text:p>
          </table:table-cell>
          <table:table-cell office:value-type="float" office:value="1149108" calcext:value-type="float">
            <text:p>1149108</text:p>
          </table:table-cell>
          <table:table-cell/>
          <table:table-cell office:value-type="float" office:value="358589" calcext:value-type="float">
            <text:p>358589</text:p>
          </table:table-cell>
          <table:table-cell office:value-type="float" office:value="366830" calcext:value-type="float">
            <text:p>366830</text:p>
          </table:table-cell>
          <table:table-cell office:value-type="float" office:value="2597287" calcext:value-type="float">
            <text:p>2597287</text:p>
          </table:table-cell>
          <table:table-cell office:value-type="float" office:value="1173691" calcext:value-type="float">
            <text:p>1173691</text:p>
          </table:table-cell>
          <table:table-cell/>
          <table:table-cell office:value-type="float" office:value="9068969" calcext:value-type="float">
            <text:p>9068969</text:p>
          </table:table-cell>
          <table:table-cell office:value-type="float" office:value="8659459" calcext:value-type="float">
            <text:p>8659459</text:p>
          </table:table-cell>
          <table:table-cell office:value-type="float" office:value="18558067" calcext:value-type="float">
            <text:p>18558067</text:p>
          </table:table-cell>
          <table:table-cell office:value-type="float" office:value="9835238" calcext:value-type="float">
            <text:p>9835238</text:p>
          </table:table-cell>
          <table:table-cell/>
          <table:table-cell office:value-type="float" office:value="54138744" calcext:value-type="float">
            <text:p>54138744</text:p>
          </table:table-cell>
          <table:table-cell office:value-type="float" office:value="41473815" calcext:value-type="float">
            <text:p>41473815</text:p>
          </table:table-cell>
          <table:table-cell office:value-type="float" office:value="322327137" calcext:value-type="float">
            <text:p>322327137</text:p>
          </table:table-cell>
          <table:table-cell office:value-type="float" office:value="128045020" calcext:value-type="float">
            <text:p>128045020</text:p>
          </table:table-cell>
          <table:table-cell table:number-columns-repeated="6"/>
        </table:table-row>
        <table:table-row table:style-name="ro1">
          <table:table-cell office:value-type="float" office:value="349216" calcext:value-type="float">
            <text:p>349216</text:p>
          </table:table-cell>
          <table:table-cell office:value-type="float" office:value="363826" calcext:value-type="float">
            <text:p>363826</text:p>
          </table:table-cell>
          <table:table-cell office:value-type="float" office:value="1075684" calcext:value-type="float">
            <text:p>1075684</text:p>
          </table:table-cell>
          <table:table-cell office:value-type="float" office:value="1150516" calcext:value-type="float">
            <text:p>1150516</text:p>
          </table:table-cell>
          <table:table-cell/>
          <table:table-cell office:value-type="float" office:value="358607" calcext:value-type="float">
            <text:p>358607</text:p>
          </table:table-cell>
          <table:table-cell office:value-type="float" office:value="367107" calcext:value-type="float">
            <text:p>367107</text:p>
          </table:table-cell>
          <table:table-cell office:value-type="float" office:value="2597417" calcext:value-type="float">
            <text:p>2597417</text:p>
          </table:table-cell>
          <table:table-cell office:value-type="float" office:value="1174969" calcext:value-type="float">
            <text:p>1174969</text:p>
          </table:table-cell>
          <table:table-cell/>
          <table:table-cell office:value-type="float" office:value="9071544" calcext:value-type="float">
            <text:p>9071544</text:p>
          </table:table-cell>
          <table:table-cell office:value-type="float" office:value="8662125" calcext:value-type="float">
            <text:p>8662125</text:p>
          </table:table-cell>
          <table:table-cell office:value-type="float" office:value="18589733" calcext:value-type="float">
            <text:p>18589733</text:p>
          </table:table-cell>
          <table:table-cell office:value-type="float" office:value="9838942" calcext:value-type="float">
            <text:p>9838942</text:p>
          </table:table-cell>
          <table:table-cell/>
          <table:table-cell office:value-type="float" office:value="54176301" calcext:value-type="float">
            <text:p>54176301</text:p>
          </table:table-cell>
          <table:table-cell office:value-type="float" office:value="41477054" calcext:value-type="float">
            <text:p>41477054</text:p>
          </table:table-cell>
          <table:table-cell office:value-type="float" office:value="325339598" calcext:value-type="float">
            <text:p>325339598</text:p>
          </table:table-cell>
          <table:table-cell office:value-type="float" office:value="128048608" calcext:value-type="float">
            <text:p>128048608</text:p>
          </table:table-cell>
          <table:table-cell table:number-columns-repeated="6"/>
        </table:table-row>
        <table:table-row table:style-name="ro1">
          <table:table-cell office:value-type="float" office:value="349234" calcext:value-type="float">
            <text:p>349234</text:p>
          </table:table-cell>
          <table:table-cell office:value-type="float" office:value="363863" calcext:value-type="float">
            <text:p>363863</text:p>
          </table:table-cell>
          <table:table-cell office:value-type="float" office:value="1078350" calcext:value-type="float">
            <text:p>1078350</text:p>
          </table:table-cell>
          <table:table-cell office:value-type="float" office:value="1152608" calcext:value-type="float">
            <text:p>1152608</text:p>
          </table:table-cell>
          <table:table-cell/>
          <table:table-cell office:value-type="float" office:value="358737" calcext:value-type="float">
            <text:p>358737</text:p>
          </table:table-cell>
          <table:table-cell office:value-type="float" office:value="367163" calcext:value-type="float">
            <text:p>367163</text:p>
          </table:table-cell>
          <table:table-cell office:value-type="float" office:value="2597454" calcext:value-type="float">
            <text:p>2597454</text:p>
          </table:table-cell>
          <table:table-cell office:value-type="float" office:value="1175043" calcext:value-type="float">
            <text:p>1175043</text:p>
          </table:table-cell>
          <table:table-cell/>
          <table:table-cell office:value-type="float" office:value="9072600" calcext:value-type="float">
            <text:p>9072600</text:p>
          </table:table-cell>
          <table:table-cell office:value-type="float" office:value="8671310" calcext:value-type="float">
            <text:p>8671310</text:p>
          </table:table-cell>
          <table:table-cell office:value-type="float" office:value="18674287" calcext:value-type="float">
            <text:p>18674287</text:p>
          </table:table-cell>
          <table:table-cell office:value-type="float" office:value="9843109" calcext:value-type="float">
            <text:p>9843109</text:p>
          </table:table-cell>
          <table:table-cell/>
          <table:table-cell office:value-type="float" office:value="54266594" calcext:value-type="float">
            <text:p>54266594</text:p>
          </table:table-cell>
          <table:table-cell office:value-type="float" office:value="41481553" calcext:value-type="float">
            <text:p>41481553</text:p>
          </table:table-cell>
          <table:table-cell office:value-type="float" office:value="326006361" calcext:value-type="float">
            <text:p>326006361</text:p>
          </table:table-cell>
          <table:table-cell office:value-type="float" office:value="128091577" calcext:value-type="float">
            <text:p>128091577</text:p>
          </table:table-cell>
          <table:table-cell table:number-columns-repeated="6"/>
        </table:table-row>
        <table:table-row table:style-name="ro1">
          <table:table-cell office:value-type="float" office:value="349290" calcext:value-type="float">
            <text:p>349290</text:p>
          </table:table-cell>
          <table:table-cell office:value-type="float" office:value="363882" calcext:value-type="float">
            <text:p>363882</text:p>
          </table:table-cell>
          <table:table-cell office:value-type="float" office:value="1082627" calcext:value-type="float">
            <text:p>1082627</text:p>
          </table:table-cell>
          <table:table-cell office:value-type="float" office:value="1153311" calcext:value-type="float">
            <text:p>1153311</text:p>
          </table:table-cell>
          <table:table-cell/>
          <table:table-cell office:value-type="float" office:value="358941" calcext:value-type="float">
            <text:p>358941</text:p>
          </table:table-cell>
          <table:table-cell office:value-type="float" office:value="367200" calcext:value-type="float">
            <text:p>367200</text:p>
          </table:table-cell>
          <table:table-cell office:value-type="float" office:value="2597472" calcext:value-type="float">
            <text:p>2597472</text:p>
          </table:table-cell>
          <table:table-cell office:value-type="float" office:value="1175339" calcext:value-type="float">
            <text:p>1175339</text:p>
          </table:table-cell>
          <table:table-cell/>
          <table:table-cell office:value-type="float" office:value="9074562" calcext:value-type="float">
            <text:p>9074562</text:p>
          </table:table-cell>
          <table:table-cell office:value-type="float" office:value="8672921" calcext:value-type="float">
            <text:p>8672921</text:p>
          </table:table-cell>
          <table:table-cell office:value-type="float" office:value="18706638" calcext:value-type="float">
            <text:p>18706638</text:p>
          </table:table-cell>
          <table:table-cell office:value-type="float" office:value="9843276" calcext:value-type="float">
            <text:p>9843276</text:p>
          </table:table-cell>
          <table:table-cell/>
          <table:table-cell office:value-type="float" office:value="54518334" calcext:value-type="float">
            <text:p>54518334</text:p>
          </table:table-cell>
          <table:table-cell office:value-type="float" office:value="41481722" calcext:value-type="float">
            <text:p>41481722</text:p>
          </table:table-cell>
          <table:table-cell office:value-type="float" office:value="327384767" calcext:value-type="float">
            <text:p>327384767</text:p>
          </table:table-cell>
          <table:table-cell office:value-type="float" office:value="128092463" calcext:value-type="float">
            <text:p>128092463</text:p>
          </table:table-cell>
          <table:table-cell table:number-columns-repeated="6"/>
        </table:table-row>
        <table:table-row table:style-name="ro1">
          <table:table-cell office:value-type="float" office:value="349382" calcext:value-type="float">
            <text:p>349382</text:p>
          </table:table-cell>
          <table:table-cell office:value-type="float" office:value="364123" calcext:value-type="float">
            <text:p>364123</text:p>
          </table:table-cell>
          <table:table-cell office:value-type="float" office:value="1082757" calcext:value-type="float">
            <text:p>1082757</text:p>
          </table:table-cell>
          <table:table-cell office:value-type="float" office:value="1153700" calcext:value-type="float">
            <text:p>1153700</text:p>
          </table:table-cell>
          <table:table-cell/>
          <table:table-cell office:value-type="float" office:value="358996" calcext:value-type="float">
            <text:p>358996</text:p>
          </table:table-cell>
          <table:table-cell office:value-type="float" office:value="367219" calcext:value-type="float">
            <text:p>367219</text:p>
          </table:table-cell>
          <table:table-cell office:value-type="float" office:value="2597620" calcext:value-type="float">
            <text:p>2597620</text:p>
          </table:table-cell>
          <table:table-cell office:value-type="float" office:value="1175913" calcext:value-type="float">
            <text:p>1175913</text:p>
          </table:table-cell>
          <table:table-cell/>
          <table:table-cell office:value-type="float" office:value="9084617" calcext:value-type="float">
            <text:p>9084617</text:p>
          </table:table-cell>
          <table:table-cell office:value-type="float" office:value="8686292" calcext:value-type="float">
            <text:p>8686292</text:p>
          </table:table-cell>
          <table:table-cell office:value-type="float" office:value="18741935" calcext:value-type="float">
            <text:p>18741935</text:p>
          </table:table-cell>
          <table:table-cell office:value-type="float" office:value="9850813" calcext:value-type="float">
            <text:p>9850813</text:p>
          </table:table-cell>
          <table:table-cell/>
          <table:table-cell office:value-type="float" office:value="54615907" calcext:value-type="float">
            <text:p>54615907</text:p>
          </table:table-cell>
          <table:table-cell office:value-type="float" office:value="41484202" calcext:value-type="float">
            <text:p>41484202</text:p>
          </table:table-cell>
          <table:table-cell office:value-type="float" office:value="327652790" calcext:value-type="float">
            <text:p>327652790</text:p>
          </table:table-cell>
          <table:table-cell office:value-type="float" office:value="128119028" calcext:value-type="float">
            <text:p>128119028</text:p>
          </table:table-cell>
          <table:table-cell table:number-columns-repeated="6"/>
        </table:table-row>
        <table:table-row table:style-name="ro1">
          <table:table-cell office:value-type="float" office:value="349457" calcext:value-type="float">
            <text:p>349457</text:p>
          </table:table-cell>
          <table:table-cell office:value-type="float" office:value="364345" calcext:value-type="float">
            <text:p>364345</text:p>
          </table:table-cell>
          <table:table-cell office:value-type="float" office:value="1093516" calcext:value-type="float">
            <text:p>1093516</text:p>
          </table:table-cell>
          <table:table-cell office:value-type="float" office:value="1153812" calcext:value-type="float">
            <text:p>1153812</text:p>
          </table:table-cell>
          <table:table-cell/>
          <table:table-cell office:value-type="float" office:value="359144" calcext:value-type="float">
            <text:p>359144</text:p>
          </table:table-cell>
          <table:table-cell office:value-type="float" office:value="367293" calcext:value-type="float">
            <text:p>367293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6672" calcext:value-type="float">
            <text:p>1176672</text:p>
          </table:table-cell>
          <table:table-cell/>
          <table:table-cell office:value-type="float" office:value="9090283" calcext:value-type="float">
            <text:p>9090283</text:p>
          </table:table-cell>
          <table:table-cell office:value-type="float" office:value="8690809" calcext:value-type="float">
            <text:p>8690809</text:p>
          </table:table-cell>
          <table:table-cell office:value-type="float" office:value="18754972" calcext:value-type="float">
            <text:p>18754972</text:p>
          </table:table-cell>
          <table:table-cell office:value-type="float" office:value="9850849" calcext:value-type="float">
            <text:p>9850849</text:p>
          </table:table-cell>
          <table:table-cell/>
          <table:table-cell office:value-type="float" office:value="54809091" calcext:value-type="float">
            <text:p>54809091</text:p>
          </table:table-cell>
          <table:table-cell office:value-type="float" office:value="41484722" calcext:value-type="float">
            <text:p>41484722</text:p>
          </table:table-cell>
          <table:table-cell office:value-type="float" office:value="329155654" calcext:value-type="float">
            <text:p>329155654</text:p>
          </table:table-cell>
          <table:table-cell office:value-type="float" office:value="128149533" calcext:value-type="float">
            <text:p>128149533</text:p>
          </table:table-cell>
          <table:table-cell table:number-columns-repeated="6"/>
        </table:table-row>
        <table:table-row table:style-name="ro1">
          <table:table-cell office:value-type="float" office:value="349641" calcext:value-type="float">
            <text:p>349641</text:p>
          </table:table-cell>
          <table:table-cell office:value-type="float" office:value="364382" calcext:value-type="float">
            <text:p>364382</text:p>
          </table:table-cell>
          <table:table-cell office:value-type="float" office:value="1099535" calcext:value-type="float">
            <text:p>1099535</text:p>
          </table:table-cell>
          <table:table-cell office:value-type="float" office:value="1154126" calcext:value-type="float">
            <text:p>1154126</text:p>
          </table:table-cell>
          <table:table-cell/>
          <table:table-cell office:value-type="float" office:value="359182" calcext:value-type="float">
            <text:p>35918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7654" calcext:value-type="float">
            <text:p>1177654</text:p>
          </table:table-cell>
          <table:table-cell/>
          <table:table-cell office:value-type="float" office:value="9096173" calcext:value-type="float">
            <text:p>9096173</text:p>
          </table:table-cell>
          <table:table-cell office:value-type="float" office:value="8696069" calcext:value-type="float">
            <text:p>8696069</text:p>
          </table:table-cell>
          <table:table-cell office:value-type="float" office:value="18801396" calcext:value-type="float">
            <text:p>18801396</text:p>
          </table:table-cell>
          <table:table-cell office:value-type="float" office:value="9857646" calcext:value-type="float">
            <text:p>9857646</text:p>
          </table:table-cell>
          <table:table-cell/>
          <table:table-cell office:value-type="float" office:value="55359488" calcext:value-type="float">
            <text:p>55359488</text:p>
          </table:table-cell>
          <table:table-cell office:value-type="float" office:value="41489056" calcext:value-type="float">
            <text:p>41489056</text:p>
          </table:table-cell>
          <table:table-cell office:value-type="float" office:value="329679256" calcext:value-type="float">
            <text:p>329679256</text:p>
          </table:table-cell>
          <table:table-cell office:value-type="float" office:value="128173140" calcext:value-type="float">
            <text:p>128173140</text:p>
          </table:table-cell>
          <table:table-cell table:number-columns-repeated="6"/>
        </table:table-row>
        <table:table-row table:style-name="ro1">
          <table:table-cell office:value-type="float" office:value="349845" calcext:value-type="float">
            <text:p>349845</text:p>
          </table:table-cell>
          <table:table-cell office:value-type="float" office:value="364418" calcext:value-type="float">
            <text:p>364418</text:p>
          </table:table-cell>
          <table:table-cell office:value-type="float" office:value="1102182" calcext:value-type="float">
            <text:p>1102182</text:p>
          </table:table-cell>
          <table:table-cell office:value-type="float" office:value="1154718" calcext:value-type="float">
            <text:p>1154718</text:p>
          </table:table-cell>
          <table:table-cell/>
          <table:table-cell office:value-type="float" office:value="359422" calcext:value-type="float">
            <text:p>35942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823" calcext:value-type="float">
            <text:p>2597823</text:p>
          </table:table-cell>
          <table:table-cell office:value-type="float" office:value="1178969" calcext:value-type="float">
            <text:p>1178969</text:p>
          </table:table-cell>
          <table:table-cell/>
          <table:table-cell office:value-type="float" office:value="9097895" calcext:value-type="float">
            <text:p>9097895</text:p>
          </table:table-cell>
          <table:table-cell office:value-type="float" office:value="8703403" calcext:value-type="float">
            <text:p>8703403</text:p>
          </table:table-cell>
          <table:table-cell office:value-type="float" office:value="18816970" calcext:value-type="float">
            <text:p>18816970</text:p>
          </table:table-cell>
          <table:table-cell office:value-type="float" office:value="9863739" calcext:value-type="float">
            <text:p>9863739</text:p>
          </table:table-cell>
          <table:table-cell/>
          <table:table-cell office:value-type="float" office:value="58014740" calcext:value-type="float">
            <text:p>58014740</text:p>
          </table:table-cell>
          <table:table-cell office:value-type="float" office:value="41496591" calcext:value-type="float">
            <text:p>41496591</text:p>
          </table:table-cell>
          <table:table-cell office:value-type="float" office:value="333725214" calcext:value-type="float">
            <text:p>333725214</text:p>
          </table:table-cell>
          <table:table-cell office:value-type="float" office:value="128213934" calcext:value-type="float">
            <text:p>128213934</text:p>
          </table:table-cell>
          <table:table-cell table:number-columns-repeated="6"/>
        </table:table-row>
        <table:table-row table:style-name="ro1">
          <table:table-cell office:value-type="float" office:value="349975" calcext:value-type="float">
            <text:p>349975</text:p>
          </table:table-cell>
          <table:table-cell office:value-type="float" office:value="364474" calcext:value-type="float">
            <text:p>364474</text:p>
          </table:table-cell>
          <table:table-cell office:value-type="float" office:value="1103739" calcext:value-type="float">
            <text:p>1103739</text:p>
          </table:table-cell>
          <table:table-cell office:value-type="float" office:value="1155237" calcext:value-type="float">
            <text:p>1155237</text:p>
          </table:table-cell>
          <table:table-cell/>
          <table:table-cell office:value-type="float" office:value="359755" calcext:value-type="float">
            <text:p>359755</text:p>
          </table:table-cell>
          <table:table-cell office:value-type="float" office:value="367681" calcext:value-type="float">
            <text:p>367681</text:p>
          </table:table-cell>
          <table:table-cell office:value-type="float" office:value="2597824" calcext:value-type="float">
            <text:p>2597824</text:p>
          </table:table-cell>
          <table:table-cell office:value-type="float" office:value="1179432" calcext:value-type="float">
            <text:p>1179432</text:p>
          </table:table-cell>
          <table:table-cell/>
          <table:table-cell office:value-type="float" office:value="9102172" calcext:value-type="float">
            <text:p>9102172</text:p>
          </table:table-cell>
          <table:table-cell office:value-type="float" office:value="8708273" calcext:value-type="float">
            <text:p>8708273</text:p>
          </table:table-cell>
          <table:table-cell office:value-type="float" office:value="18826692" calcext:value-type="float">
            <text:p>18826692</text:p>
          </table:table-cell>
          <table:table-cell office:value-type="float" office:value="9868442" calcext:value-type="float">
            <text:p>9868442</text:p>
          </table:table-cell>
          <table:table-cell/>
          <table:table-cell office:value-type="float" office:value="61952400" calcext:value-type="float">
            <text:p>61952400</text:p>
          </table:table-cell>
          <table:table-cell office:value-type="float" office:value="41507259" calcext:value-type="float">
            <text:p>41507259</text:p>
          </table:table-cell>
          <table:table-cell office:value-type="float" office:value="337382678" calcext:value-type="float">
            <text:p>337382678</text:p>
          </table:table-cell>
          <table:table-cell office:value-type="float" office:value="128216586" calcext:value-type="float">
            <text:p>128216586</text:p>
          </table:table-cell>
          <table:table-cell table:number-columns-repeated="6"/>
        </table:table-row>
        <table:table-row table:style-name="ro1">
          <table:table-cell office:value-type="float" office:value="349993" calcext:value-type="float">
            <text:p>349993</text:p>
          </table:table-cell>
          <table:table-cell office:value-type="float" office:value="364622" calcext:value-type="float">
            <text:p>364622</text:p>
          </table:table-cell>
          <table:table-cell office:value-type="float" office:value="1105182" calcext:value-type="float">
            <text:p>1105182</text:p>
          </table:table-cell>
          <table:table-cell office:value-type="float" office:value="1155367" calcext:value-type="float">
            <text:p>1155367</text:p>
          </table:table-cell>
          <table:table-cell/>
          <table:table-cell office:value-type="float" office:value="359755" calcext:value-type="float">
            <text:p>359755</text:p>
          </table:table-cell>
          <table:table-cell office:value-type="float" office:value="367737" calcext:value-type="float">
            <text:p>367737</text:p>
          </table:table-cell>
          <table:table-cell office:value-type="float" office:value="2597879" calcext:value-type="float">
            <text:p>2597879</text:p>
          </table:table-cell>
          <table:table-cell office:value-type="float" office:value="1181635" calcext:value-type="float">
            <text:p>1181635</text:p>
          </table:table-cell>
          <table:table-cell/>
          <table:table-cell office:value-type="float" office:value="9119413" calcext:value-type="float">
            <text:p>9119413</text:p>
          </table:table-cell>
          <table:table-cell office:value-type="float" office:value="8709828" calcext:value-type="float">
            <text:p>8709828</text:p>
          </table:table-cell>
          <table:table-cell office:value-type="float" office:value="18860803" calcext:value-type="float">
            <text:p>18860803</text:p>
          </table:table-cell>
          <table:table-cell office:value-type="float" office:value="9869165" calcext:value-type="float">
            <text:p>9869165</text:p>
          </table:table-cell>
          <table:table-cell/>
          <table:table-cell office:value-type="float" office:value="65862450" calcext:value-type="float">
            <text:p>65862450</text:p>
          </table:table-cell>
          <table:table-cell office:value-type="float" office:value="41516999" calcext:value-type="float">
            <text:p>41516999</text:p>
          </table:table-cell>
          <table:table-cell office:value-type="float" office:value="342322949" calcext:value-type="float">
            <text:p>342322949</text:p>
          </table:table-cell>
          <table:table-cell office:value-type="float" office:value="128243642" calcext:value-type="float">
            <text:p>128243642</text:p>
          </table:table-cell>
          <table:table-cell table:number-columns-repeated="6"/>
        </table:table-row>
        <table:table-row table:style-name="ro1">
          <table:table-cell office:value-type="float" office:value="350104" calcext:value-type="float">
            <text:p>350104</text:p>
          </table:table-cell>
          <table:table-cell office:value-type="float" office:value="364771" calcext:value-type="float">
            <text:p>364771</text:p>
          </table:table-cell>
          <table:table-cell office:value-type="float" office:value="1110571" calcext:value-type="float">
            <text:p>1110571</text:p>
          </table:table-cell>
          <table:table-cell office:value-type="float" office:value="1155386" calcext:value-type="float">
            <text:p>1155386</text:p>
          </table:table-cell>
          <table:table-cell/>
          <table:table-cell office:value-type="float" office:value="359829" calcext:value-type="float">
            <text:p>359829</text:p>
          </table:table-cell>
          <table:table-cell office:value-type="float" office:value="367774" calcext:value-type="float">
            <text:p>367774</text:p>
          </table:table-cell>
          <table:table-cell office:value-type="float" office:value="2597917" calcext:value-type="float">
            <text:p>2597917</text:p>
          </table:table-cell>
          <table:table-cell office:value-type="float" office:value="1182728" calcext:value-type="float">
            <text:p>1182728</text:p>
          </table:table-cell>
          <table:table-cell/>
          <table:table-cell office:value-type="float" office:value="9121654" calcext:value-type="float">
            <text:p>9121654</text:p>
          </table:table-cell>
          <table:table-cell office:value-type="float" office:value="8716384" calcext:value-type="float">
            <text:p>8716384</text:p>
          </table:table-cell>
          <table:table-cell office:value-type="float" office:value="18867117" calcext:value-type="float">
            <text:p>18867117</text:p>
          </table:table-cell>
          <table:table-cell office:value-type="float" office:value="9873684" calcext:value-type="float">
            <text:p>9873684</text:p>
          </table:table-cell>
          <table:table-cell/>
          <table:table-cell office:value-type="float" office:value="66166576" calcext:value-type="float">
            <text:p>66166576</text:p>
          </table:table-cell>
          <table:table-cell office:value-type="float" office:value="41517593" calcext:value-type="float">
            <text:p>41517593</text:p>
          </table:table-cell>
          <table:table-cell office:value-type="float" office:value="342445883" calcext:value-type="float">
            <text:p>342445883</text:p>
          </table:table-cell>
          <table:table-cell office:value-type="float" office:value="128295516" calcext:value-type="float">
            <text:p>128295516</text:p>
          </table:table-cell>
          <table:table-cell table:number-columns-repeated="6"/>
        </table:table-row>
        <table:table-row table:style-name="ro1">
          <table:table-cell office:value-type="float" office:value="350105" calcext:value-type="float">
            <text:p>350105</text:p>
          </table:table-cell>
          <table:table-cell office:value-type="float" office:value="364864" calcext:value-type="float">
            <text:p>364864</text:p>
          </table:table-cell>
          <table:table-cell office:value-type="float" office:value="1149996" calcext:value-type="float">
            <text:p>1149996</text:p>
          </table:table-cell>
          <table:table-cell office:value-type="float" office:value="1155645" calcext:value-type="float">
            <text:p>1155645</text:p>
          </table:table-cell>
          <table:table-cell/>
          <table:table-cell office:value-type="float" office:value="359904" calcext:value-type="float">
            <text:p>359904</text:p>
          </table:table-cell>
          <table:table-cell office:value-type="float" office:value="367811" calcext:value-type="float">
            <text:p>367811</text:p>
          </table:table-cell>
          <table:table-cell office:value-type="float" office:value="2598287" calcext:value-type="float">
            <text:p>2598287</text:p>
          </table:table-cell>
          <table:table-cell office:value-type="float" office:value="1183913" calcext:value-type="float">
            <text:p>1183913</text:p>
          </table:table-cell>
          <table:table-cell/>
          <table:table-cell office:value-type="float" office:value="9134413" calcext:value-type="float">
            <text:p>9134413</text:p>
          </table:table-cell>
          <table:table-cell office:value-type="float" office:value="8728957" calcext:value-type="float">
            <text:p>8728957</text:p>
          </table:table-cell>
          <table:table-cell office:value-type="float" office:value="18894099" calcext:value-type="float">
            <text:p>18894099</text:p>
          </table:table-cell>
          <table:table-cell office:value-type="float" office:value="9885794" calcext:value-type="float">
            <text:p>9885794</text:p>
          </table:table-cell>
          <table:table-cell/>
          <table:table-cell office:value-type="float" office:value="69998758" calcext:value-type="float">
            <text:p>69998758</text:p>
          </table:table-cell>
          <table:table-cell office:value-type="float" office:value="41518704" calcext:value-type="float">
            <text:p>41518704</text:p>
          </table:table-cell>
          <table:table-cell office:value-type="float" office:value="364083435" calcext:value-type="float">
            <text:p>364083435</text:p>
          </table:table-cell>
          <table:table-cell office:value-type="float" office:value="128338146" calcext:value-type="float">
            <text:p>128338146</text:p>
          </table:table-cell>
          <table:table-cell table:number-columns-repeated="6"/>
        </table:table-row>
        <table:table-row table:style-name="ro1">
          <table:table-cell office:value-type="float" office:value="350197" calcext:value-type="float">
            <text:p>350197</text:p>
          </table:table-cell>
          <table:table-cell office:value-type="float" office:value="365011" calcext:value-type="float">
            <text:p>365011</text:p>
          </table:table-cell>
          <table:table-cell office:value-type="float" office:value="1155237" calcext:value-type="float">
            <text:p>1155237</text:p>
          </table:table-cell>
          <table:table-cell office:value-type="float" office:value="1155700" calcext:value-type="float">
            <text:p>1155700</text:p>
          </table:table-cell>
          <table:table-cell/>
          <table:table-cell office:value-type="float" office:value="359922" calcext:value-type="float">
            <text:p>359922</text:p>
          </table:table-cell>
          <table:table-cell office:value-type="float" office:value="367903" calcext:value-type="float">
            <text:p>367903</text:p>
          </table:table-cell>
          <table:table-cell office:value-type="float" office:value="2598398" calcext:value-type="float">
            <text:p>2598398</text:p>
          </table:table-cell>
          <table:table-cell office:value-type="float" office:value="1183932" calcext:value-type="float">
            <text:p>1183932</text:p>
          </table:table-cell>
          <table:table-cell/>
          <table:table-cell office:value-type="float" office:value="9135024" calcext:value-type="float">
            <text:p>9135024</text:p>
          </table:table-cell>
          <table:table-cell office:value-type="float" office:value="8741753" calcext:value-type="float">
            <text:p>8741753</text:p>
          </table:table-cell>
          <table:table-cell office:value-type="float" office:value="18902672" calcext:value-type="float">
            <text:p>18902672</text:p>
          </table:table-cell>
          <table:table-cell office:value-type="float" office:value="9902515" calcext:value-type="float">
            <text:p>9902515</text:p>
          </table:table-cell>
          <table:table-cell/>
          <table:table-cell office:value-type="float" office:value="74735166" calcext:value-type="float">
            <text:p>74735166</text:p>
          </table:table-cell>
          <table:table-cell office:value-type="float" office:value="41519074" calcext:value-type="float">
            <text:p>41519074</text:p>
          </table:table-cell>
          <table:table-cell office:value-type="float" office:value="375321278" calcext:value-type="float">
            <text:p>375321278</text:p>
          </table:table-cell>
          <table:table-cell office:value-type="float" office:value="128374143" calcext:value-type="float">
            <text:p>128374143</text:p>
          </table:table-cell>
          <table:table-cell table:number-columns-repeated="6"/>
        </table:table-row>
        <table:table-row table:style-name="ro1">
          <table:table-cell office:value-type="float" office:value="350345" calcext:value-type="float">
            <text:p>350345</text:p>
          </table:table-cell>
          <table:table-cell office:value-type="float" office:value="365123" calcext:value-type="float">
            <text:p>365123</text:p>
          </table:table-cell>
          <table:table-cell office:value-type="float" office:value="1168607" calcext:value-type="float">
            <text:p>1168607</text:p>
          </table:table-cell>
          <table:table-cell office:value-type="float" office:value="1155718" calcext:value-type="float">
            <text:p>1155718</text:p>
          </table:table-cell>
          <table:table-cell/>
          <table:table-cell office:value-type="float" office:value="360218" calcext:value-type="float">
            <text:p>360218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564" calcext:value-type="float">
            <text:p>2598564</text:p>
          </table:table-cell>
          <table:table-cell office:value-type="float" office:value="1184932" calcext:value-type="float">
            <text:p>1184932</text:p>
          </table:table-cell>
          <table:table-cell/>
          <table:table-cell office:value-type="float" office:value="9136117" calcext:value-type="float">
            <text:p>9136117</text:p>
          </table:table-cell>
          <table:table-cell office:value-type="float" office:value="8755661" calcext:value-type="float">
            <text:p>8755661</text:p>
          </table:table-cell>
          <table:table-cell office:value-type="float" office:value="18908357" calcext:value-type="float">
            <text:p>18908357</text:p>
          </table:table-cell>
          <table:table-cell office:value-type="float" office:value="9916330" calcext:value-type="float">
            <text:p>9916330</text:p>
          </table:table-cell>
          <table:table-cell/>
          <table:table-cell office:value-type="float" office:value="76627756" calcext:value-type="float">
            <text:p>76627756</text:p>
          </table:table-cell>
          <table:table-cell office:value-type="float" office:value="41519720" calcext:value-type="float">
            <text:p>41519720</text:p>
          </table:table-cell>
          <table:table-cell office:value-type="float" office:value="394269698" calcext:value-type="float">
            <text:p>394269698</text:p>
          </table:table-cell>
          <table:table-cell office:value-type="float" office:value="128401227" calcext:value-type="float">
            <text:p>128401227</text:p>
          </table:table-cell>
          <table:table-cell table:number-columns-repeated="6"/>
        </table:table-row>
        <table:table-row table:style-name="ro1">
          <table:table-cell office:value-type="float" office:value="350363" calcext:value-type="float">
            <text:p>350363</text:p>
          </table:table-cell>
          <table:table-cell office:value-type="float" office:value="365344" calcext:value-type="float">
            <text:p>365344</text:p>
          </table:table-cell>
          <table:table-cell office:value-type="float" office:value="1168978" calcext:value-type="float">
            <text:p>1168978</text:p>
          </table:table-cell>
          <table:table-cell office:value-type="float" office:value="1156145" calcext:value-type="float">
            <text:p>1156145</text:p>
          </table:table-cell>
          <table:table-cell/>
          <table:table-cell office:value-type="float" office:value="360255" calcext:value-type="float">
            <text:p>360255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750" calcext:value-type="float">
            <text:p>2598750</text:p>
          </table:table-cell>
          <table:table-cell office:value-type="float" office:value="1185228" calcext:value-type="float">
            <text:p>1185228</text:p>
          </table:table-cell>
          <table:table-cell/>
          <table:table-cell office:value-type="float" office:value="9139227" calcext:value-type="float">
            <text:p>9139227</text:p>
          </table:table-cell>
          <table:table-cell office:value-type="float" office:value="8763327" calcext:value-type="float">
            <text:p>8763327</text:p>
          </table:table-cell>
          <table:table-cell office:value-type="float" office:value="18925246" calcext:value-type="float">
            <text:p>18925246</text:p>
          </table:table-cell>
          <table:table-cell office:value-type="float" office:value="9937293" calcext:value-type="float">
            <text:p>9937293</text:p>
          </table:table-cell>
          <table:table-cell/>
          <table:table-cell office:value-type="float" office:value="76920715" calcext:value-type="float">
            <text:p>76920715</text:p>
          </table:table-cell>
          <table:table-cell office:value-type="float" office:value="41530405" calcext:value-type="float">
            <text:p>41530405</text:p>
          </table:table-cell>
          <table:table-cell office:value-type="float" office:value="397377030" calcext:value-type="float">
            <text:p>397377030</text:p>
          </table:table-cell>
          <table:table-cell office:value-type="float" office:value="128406975" calcext:value-type="float">
            <text:p>128406975</text:p>
          </table:table-cell>
          <table:table-cell table:number-columns-repeated="6"/>
        </table:table-row>
        <table:table-row table:style-name="ro1">
          <table:table-cell office:value-type="float" office:value="350382" calcext:value-type="float">
            <text:p>350382</text:p>
          </table:table-cell>
          <table:table-cell office:value-type="float" office:value="365345" calcext:value-type="float">
            <text:p>365345</text:p>
          </table:table-cell>
          <table:table-cell office:value-type="float" office:value="1174589" calcext:value-type="float">
            <text:p>1174589</text:p>
          </table:table-cell>
          <table:table-cell office:value-type="float" office:value="1156441" calcext:value-type="float">
            <text:p>1156441</text:p>
          </table:table-cell>
          <table:table-cell/>
          <table:table-cell office:value-type="float" office:value="360255" calcext:value-type="float">
            <text:p>360255</text:p>
          </table:table-cell>
          <table:table-cell office:value-type="float" office:value="368311" calcext:value-type="float">
            <text:p>368311</text:p>
          </table:table-cell>
          <table:table-cell office:value-type="float" office:value="2599454" calcext:value-type="float">
            <text:p>2599454</text:p>
          </table:table-cell>
          <table:table-cell office:value-type="float" office:value="1186136" calcext:value-type="float">
            <text:p>1186136</text:p>
          </table:table-cell>
          <table:table-cell/>
          <table:table-cell office:value-type="float" office:value="9151246" calcext:value-type="float">
            <text:p>9151246</text:p>
          </table:table-cell>
          <table:table-cell office:value-type="float" office:value="8770735" calcext:value-type="float">
            <text:p>8770735</text:p>
          </table:table-cell>
          <table:table-cell office:value-type="float" office:value="18950301" calcext:value-type="float">
            <text:p>18950301</text:p>
          </table:table-cell>
          <table:table-cell office:value-type="float" office:value="9941089" calcext:value-type="float">
            <text:p>9941089</text:p>
          </table:table-cell>
          <table:table-cell/>
          <table:table-cell office:value-type="float" office:value="77488062" calcext:value-type="float">
            <text:p>77488062</text:p>
          </table:table-cell>
          <table:table-cell office:value-type="float" office:value="41535185" calcext:value-type="float">
            <text:p>41535185</text:p>
          </table:table-cell>
          <table:table-cell office:value-type="float" office:value="435181067" calcext:value-type="float">
            <text:p>435181067</text:p>
          </table:table-cell>
          <table:table-cell office:value-type="float" office:value="128413310" calcext:value-type="float">
            <text:p>128413310</text:p>
          </table:table-cell>
          <table:table-cell table:number-columns-repeated="6"/>
        </table:table-row>
        <table:table-row table:style-name="ro1">
          <table:table-cell office:value-type="float" office:value="350493" calcext:value-type="float">
            <text:p>350493</text:p>
          </table:table-cell>
          <table:table-cell office:value-type="float" office:value="365530" calcext:value-type="float">
            <text:p>365530</text:p>
          </table:table-cell>
          <table:table-cell office:value-type="float" office:value="1177088" calcext:value-type="float">
            <text:p>1177088</text:p>
          </table:table-cell>
          <table:table-cell office:value-type="float" office:value="1156441" calcext:value-type="float">
            <text:p>1156441</text:p>
          </table:table-cell>
          <table:table-cell/>
          <table:table-cell office:value-type="float" office:value="360311" calcext:value-type="float">
            <text:p>360311</text:p>
          </table:table-cell>
          <table:table-cell office:value-type="float" office:value="368366" calcext:value-type="float">
            <text:p>368366</text:p>
          </table:table-cell>
          <table:table-cell office:value-type="float" office:value="2599805" calcext:value-type="float">
            <text:p>2599805</text:p>
          </table:table-cell>
          <table:table-cell office:value-type="float" office:value="1186377" calcext:value-type="float">
            <text:p>1186377</text:p>
          </table:table-cell>
          <table:table-cell/>
          <table:table-cell office:value-type="float" office:value="9154320" calcext:value-type="float">
            <text:p>9154320</text:p>
          </table:table-cell>
          <table:table-cell office:value-type="float" office:value="8777808" calcext:value-type="float">
            <text:p>8777808</text:p>
          </table:table-cell>
          <table:table-cell office:value-type="float" office:value="19005283" calcext:value-type="float">
            <text:p>19005283</text:p>
          </table:table-cell>
          <table:table-cell office:value-type="float" office:value="9942570" calcext:value-type="float">
            <text:p>9942570</text:p>
          </table:table-cell>
          <table:table-cell/>
          <table:table-cell office:value-type="float" office:value="77879188" calcext:value-type="float">
            <text:p>77879188</text:p>
          </table:table-cell>
          <table:table-cell office:value-type="float" office:value="41535889" calcext:value-type="float">
            <text:p>41535889</text:p>
          </table:table-cell>
          <table:table-cell/>
          <table:table-cell office:value-type="float" office:value="128421785" calcext:value-type="float">
            <text:p>128421785</text:p>
          </table:table-cell>
          <table:table-cell table:number-columns-repeated="6"/>
        </table:table-row>
        <table:table-row table:style-name="ro1">
          <table:table-cell office:value-type="float" office:value="350493" calcext:value-type="float">
            <text:p>350493</text:p>
          </table:table-cell>
          <table:table-cell office:value-type="float" office:value="365548" calcext:value-type="float">
            <text:p>365548</text:p>
          </table:table-cell>
          <table:table-cell office:value-type="float" office:value="1178552" calcext:value-type="float">
            <text:p>1178552</text:p>
          </table:table-cell>
          <table:table-cell office:value-type="float" office:value="1156959" calcext:value-type="float">
            <text:p>1156959</text:p>
          </table:table-cell>
          <table:table-cell/>
          <table:table-cell office:value-type="float" office:value="360644" calcext:value-type="float">
            <text:p>360644</text:p>
          </table:table-cell>
          <table:table-cell office:value-type="float" office:value="368422" calcext:value-type="float">
            <text:p>368422</text:p>
          </table:table-cell>
          <table:table-cell office:value-type="float" office:value="2599861" calcext:value-type="float">
            <text:p>2599861</text:p>
          </table:table-cell>
          <table:table-cell office:value-type="float" office:value="1190839" calcext:value-type="float">
            <text:p>1190839</text:p>
          </table:table-cell>
          <table:table-cell/>
          <table:table-cell office:value-type="float" office:value="9186542" calcext:value-type="float">
            <text:p>9186542</text:p>
          </table:table-cell>
          <table:table-cell office:value-type="float" office:value="8786438" calcext:value-type="float">
            <text:p>8786438</text:p>
          </table:table-cell>
          <table:table-cell office:value-type="float" office:value="19018468" calcext:value-type="float">
            <text:p>19018468</text:p>
          </table:table-cell>
          <table:table-cell office:value-type="float" office:value="9962941" calcext:value-type="float">
            <text:p>9962941</text:p>
          </table:table-cell>
          <table:table-cell/>
          <table:table-cell office:value-type="float" office:value="78457107" calcext:value-type="float">
            <text:p>78457107</text:p>
          </table:table-cell>
          <table:table-cell office:value-type="float" office:value="41554445" calcext:value-type="float">
            <text:p>41554445</text:p>
          </table:table-cell>
          <table:table-cell/>
          <table:table-cell office:value-type="float" office:value="128435563" calcext:value-type="float">
            <text:p>128435563</text:p>
          </table:table-cell>
          <table:table-cell table:number-columns-repeated="6"/>
        </table:table-row>
        <table:table-row table:style-name="ro1">
          <table:table-cell office:value-type="float" office:value="350511" calcext:value-type="float">
            <text:p>350511</text:p>
          </table:table-cell>
          <table:table-cell office:value-type="float" office:value="366049" calcext:value-type="float">
            <text:p>366049</text:p>
          </table:table-cell>
          <table:table-cell office:value-type="float" office:value="1179533" calcext:value-type="float">
            <text:p>1179533</text:p>
          </table:table-cell>
          <table:table-cell office:value-type="float" office:value="1157515" calcext:value-type="float">
            <text:p>1157515</text:p>
          </table:table-cell>
          <table:table-cell/>
          <table:table-cell office:value-type="float" office:value="360978" calcext:value-type="float">
            <text:p>360978</text:p>
          </table:table-cell>
          <table:table-cell office:value-type="float" office:value="368533" calcext:value-type="float">
            <text:p>368533</text:p>
          </table:table-cell>
          <table:table-cell office:value-type="float" office:value="2599879" calcext:value-type="float">
            <text:p>2599879</text:p>
          </table:table-cell>
          <table:table-cell office:value-type="float" office:value="1191339" calcext:value-type="float">
            <text:p>1191339</text:p>
          </table:table-cell>
          <table:table-cell/>
          <table:table-cell office:value-type="float" office:value="9216727" calcext:value-type="float">
            <text:p>9216727</text:p>
          </table:table-cell>
          <table:table-cell office:value-type="float" office:value="8793161" calcext:value-type="float">
            <text:p>8793161</text:p>
          </table:table-cell>
          <table:table-cell office:value-type="float" office:value="19116669" calcext:value-type="float">
            <text:p>19116669</text:p>
          </table:table-cell>
          <table:table-cell office:value-type="float" office:value="9970237" calcext:value-type="float">
            <text:p>9970237</text:p>
          </table:table-cell>
          <table:table-cell/>
          <table:table-cell office:value-type="float" office:value="78545440" calcext:value-type="float">
            <text:p>78545440</text:p>
          </table:table-cell>
          <table:table-cell office:value-type="float" office:value="41555034" calcext:value-type="float">
            <text:p>41555034</text:p>
          </table:table-cell>
          <table:table-cell/>
          <table:table-cell office:value-type="float" office:value="128450494" calcext:value-type="float">
            <text:p>128450494</text:p>
          </table:table-cell>
          <table:table-cell table:number-columns-repeated="6"/>
        </table:table-row>
        <table:table-row table:style-name="ro1">
          <table:table-cell office:value-type="float" office:value="350882" calcext:value-type="float">
            <text:p>350882</text:p>
          </table:table-cell>
          <table:table-cell office:value-type="float" office:value="366142" calcext:value-type="float">
            <text:p>366142</text:p>
          </table:table-cell>
          <table:table-cell office:value-type="float" office:value="1180755" calcext:value-type="float">
            <text:p>1180755</text:p>
          </table:table-cell>
          <table:table-cell office:value-type="float" office:value="1157996" calcext:value-type="float">
            <text:p>1157996</text:p>
          </table:table-cell>
          <table:table-cell/>
          <table:table-cell office:value-type="float" office:value="361126" calcext:value-type="float">
            <text:p>361126</text:p>
          </table:table-cell>
          <table:table-cell office:value-type="float" office:value="368700" calcext:value-type="float">
            <text:p>368700</text:p>
          </table:table-cell>
          <table:table-cell office:value-type="float" office:value="2599898" calcext:value-type="float">
            <text:p>2599898</text:p>
          </table:table-cell>
          <table:table-cell office:value-type="float" office:value="1191950" calcext:value-type="float">
            <text:p>1191950</text:p>
          </table:table-cell>
          <table:table-cell/>
          <table:table-cell office:value-type="float" office:value="9216931" calcext:value-type="float">
            <text:p>9216931</text:p>
          </table:table-cell>
          <table:table-cell office:value-type="float" office:value="8793808" calcext:value-type="float">
            <text:p>8793808</text:p>
          </table:table-cell>
          <table:table-cell office:value-type="float" office:value="19130132" calcext:value-type="float">
            <text:p>19130132</text:p>
          </table:table-cell>
          <table:table-cell office:value-type="float" office:value="9974626" calcext:value-type="float">
            <text:p>9974626</text:p>
          </table:table-cell>
          <table:table-cell/>
          <table:table-cell office:value-type="float" office:value="78766306" calcext:value-type="float">
            <text:p>78766306</text:p>
          </table:table-cell>
          <table:table-cell office:value-type="float" office:value="41568775" calcext:value-type="float">
            <text:p>41568775</text:p>
          </table:table-cell>
          <table:table-cell/>
          <table:table-cell office:value-type="float" office:value="128459915" calcext:value-type="float">
            <text:p>128459915</text:p>
          </table:table-cell>
          <table:table-cell table:number-columns-repeated="6"/>
        </table:table-row>
        <table:table-row table:style-name="ro1">
          <table:table-cell office:value-type="float" office:value="350956" calcext:value-type="float">
            <text:p>350956</text:p>
          </table:table-cell>
          <table:table-cell office:value-type="float" office:value="366196" calcext:value-type="float">
            <text:p>366196</text:p>
          </table:table-cell>
          <table:table-cell office:value-type="float" office:value="1181070" calcext:value-type="float">
            <text:p>1181070</text:p>
          </table:table-cell>
          <table:table-cell office:value-type="float" office:value="1159441" calcext:value-type="float">
            <text:p>1159441</text:p>
          </table:table-cell>
          <table:table-cell/>
          <table:table-cell office:value-type="float" office:value="361348" calcext:value-type="float">
            <text:p>361348</text:p>
          </table:table-cell>
          <table:table-cell office:value-type="float" office:value="368829" calcext:value-type="float">
            <text:p>36882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2580" calcext:value-type="float">
            <text:p>1192580</text:p>
          </table:table-cell>
          <table:table-cell/>
          <table:table-cell office:value-type="float" office:value="9219263" calcext:value-type="float">
            <text:p>9219263</text:p>
          </table:table-cell>
          <table:table-cell office:value-type="float" office:value="8804327" calcext:value-type="float">
            <text:p>8804327</text:p>
          </table:table-cell>
          <table:table-cell office:value-type="float" office:value="19150113" calcext:value-type="float">
            <text:p>19150113</text:p>
          </table:table-cell>
          <table:table-cell office:value-type="float" office:value="9990607" calcext:value-type="float">
            <text:p>9990607</text:p>
          </table:table-cell>
          <table:table-cell/>
          <table:table-cell office:value-type="float" office:value="79149857" calcext:value-type="float">
            <text:p>79149857</text:p>
          </table:table-cell>
          <table:table-cell office:value-type="float" office:value="41575647" calcext:value-type="float">
            <text:p>41575647</text:p>
          </table:table-cell>
          <table:table-cell/>
          <table:table-cell office:value-type="float" office:value="128462180" calcext:value-type="float">
            <text:p>128462180</text:p>
          </table:table-cell>
          <table:table-cell table:number-columns-repeated="6"/>
        </table:table-row>
        <table:table-row table:style-name="ro1">
          <table:table-cell office:value-type="float" office:value="351123" calcext:value-type="float">
            <text:p>351123</text:p>
          </table:table-cell>
          <table:table-cell office:value-type="float" office:value="366307" calcext:value-type="float">
            <text:p>366307</text:p>
          </table:table-cell>
          <table:table-cell office:value-type="float" office:value="1181496" calcext:value-type="float">
            <text:p>1181496</text:p>
          </table:table-cell>
          <table:table-cell office:value-type="float" office:value="1161385" calcext:value-type="float">
            <text:p>1161385</text:p>
          </table:table-cell>
          <table:table-cell/>
          <table:table-cell office:value-type="float" office:value="361644" calcext:value-type="float">
            <text:p>361644</text:p>
          </table:table-cell>
          <table:table-cell office:value-type="float" office:value="369070" calcext:value-type="float">
            <text:p>369070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5098" calcext:value-type="float">
            <text:p>1195098</text:p>
          </table:table-cell>
          <table:table-cell/>
          <table:table-cell office:value-type="float" office:value="9226467" calcext:value-type="float">
            <text:p>9226467</text:p>
          </table:table-cell>
          <table:table-cell office:value-type="float" office:value="8808734" calcext:value-type="float">
            <text:p>8808734</text:p>
          </table:table-cell>
          <table:table-cell office:value-type="float" office:value="19159223" calcext:value-type="float">
            <text:p>19159223</text:p>
          </table:table-cell>
          <table:table-cell office:value-type="float" office:value="9990662" calcext:value-type="float">
            <text:p>9990662</text:p>
          </table:table-cell>
          <table:table-cell/>
          <table:table-cell office:value-type="float" office:value="79225676" calcext:value-type="float">
            <text:p>79225676</text:p>
          </table:table-cell>
          <table:table-cell office:value-type="float" office:value="41576926" calcext:value-type="float">
            <text:p>41576926</text:p>
          </table:table-cell>
          <table:table-cell/>
          <table:table-cell office:value-type="float" office:value="128466611" calcext:value-type="float">
            <text:p>128466611</text:p>
          </table:table-cell>
          <table:table-cell table:number-columns-repeated="6"/>
        </table:table-row>
        <table:table-row table:style-name="ro1">
          <table:table-cell office:value-type="float" office:value="351160" calcext:value-type="float">
            <text:p>351160</text:p>
          </table:table-cell>
          <table:table-cell office:value-type="float" office:value="366512" calcext:value-type="float">
            <text:p>366512</text:p>
          </table:table-cell>
          <table:table-cell office:value-type="float" office:value="1186199" calcext:value-type="float">
            <text:p>1186199</text:p>
          </table:table-cell>
          <table:table-cell office:value-type="float" office:value="1161645" calcext:value-type="float">
            <text:p>1161645</text:p>
          </table:table-cell>
          <table:table-cell/>
          <table:table-cell office:value-type="float" office:value="361699" calcext:value-type="float">
            <text:p>361699</text:p>
          </table:table-cell>
          <table:table-cell office:value-type="float" office:value="369219" calcext:value-type="float">
            <text:p>36921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8302" calcext:value-type="float">
            <text:p>1198302</text:p>
          </table:table-cell>
          <table:table-cell/>
          <table:table-cell office:value-type="float" office:value="9231949" calcext:value-type="float">
            <text:p>9231949</text:p>
          </table:table-cell>
          <table:table-cell office:value-type="float" office:value="8811123" calcext:value-type="float">
            <text:p>8811123</text:p>
          </table:table-cell>
          <table:table-cell office:value-type="float" office:value="19176669" calcext:value-type="float">
            <text:p>19176669</text:p>
          </table:table-cell>
          <table:table-cell office:value-type="float" office:value="9997625" calcext:value-type="float">
            <text:p>9997625</text:p>
          </table:table-cell>
          <table:table-cell/>
          <table:table-cell office:value-type="float" office:value="79263432" calcext:value-type="float">
            <text:p>79263432</text:p>
          </table:table-cell>
          <table:table-cell office:value-type="float" office:value="41578330" calcext:value-type="float">
            <text:p>41578330</text:p>
          </table:table-cell>
          <table:table-cell/>
          <table:table-cell office:value-type="float" office:value="128470493" calcext:value-type="float">
            <text:p>128470493</text:p>
          </table:table-cell>
          <table:table-cell table:number-columns-repeated="6"/>
        </table:table-row>
        <table:table-row table:style-name="ro1">
          <table:table-cell office:value-type="float" office:value="351197" calcext:value-type="float">
            <text:p>351197</text:p>
          </table:table-cell>
          <table:table-cell office:value-type="float" office:value="366678" calcext:value-type="float">
            <text:p>366678</text:p>
          </table:table-cell>
          <table:table-cell office:value-type="float" office:value="1187199" calcext:value-type="float">
            <text:p>1187199</text:p>
          </table:table-cell>
          <table:table-cell office:value-type="float" office:value="1161719" calcext:value-type="float">
            <text:p>1161719</text:p>
          </table:table-cell>
          <table:table-cell/>
          <table:table-cell office:value-type="float" office:value="362014" calcext:value-type="float">
            <text:p>362014</text:p>
          </table:table-cell>
          <table:table-cell office:value-type="float" office:value="369255" calcext:value-type="float">
            <text:p>369255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0154" calcext:value-type="float">
            <text:p>1200154</text:p>
          </table:table-cell>
          <table:table-cell/>
          <table:table-cell office:value-type="float" office:value="9235800" calcext:value-type="float">
            <text:p>9235800</text:p>
          </table:table-cell>
          <table:table-cell office:value-type="float" office:value="8819826" calcext:value-type="float">
            <text:p>8819826</text:p>
          </table:table-cell>
          <table:table-cell office:value-type="float" office:value="19243500" calcext:value-type="float">
            <text:p>19243500</text:p>
          </table:table-cell>
          <table:table-cell office:value-type="float" office:value="10017014" calcext:value-type="float">
            <text:p>10017014</text:p>
          </table:table-cell>
          <table:table-cell/>
          <table:table-cell office:value-type="float" office:value="79400690" calcext:value-type="float">
            <text:p>79400690</text:p>
          </table:table-cell>
          <table:table-cell office:value-type="float" office:value="41584349" calcext:value-type="float">
            <text:p>41584349</text:p>
          </table:table-cell>
          <table:table-cell/>
          <table:table-cell office:value-type="float" office:value="128489896" calcext:value-type="float">
            <text:p>128489896</text:p>
          </table:table-cell>
          <table:table-cell table:number-columns-repeated="6"/>
        </table:table-row>
        <table:table-row table:style-name="ro1">
          <table:table-cell office:value-type="float" office:value="351289" calcext:value-type="float">
            <text:p>351289</text:p>
          </table:table-cell>
          <table:table-cell office:value-type="float" office:value="366715" calcext:value-type="float">
            <text:p>366715</text:p>
          </table:table-cell>
          <table:table-cell office:value-type="float" office:value="1187403" calcext:value-type="float">
            <text:p>1187403</text:p>
          </table:table-cell>
          <table:table-cell office:value-type="float" office:value="1162386" calcext:value-type="float">
            <text:p>1162386</text:p>
          </table:table-cell>
          <table:table-cell/>
          <table:table-cell office:value-type="float" office:value="362107" calcext:value-type="float">
            <text:p>362107</text:p>
          </table:table-cell>
          <table:table-cell office:value-type="float" office:value="369292" calcext:value-type="float">
            <text:p>369292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9172" calcext:value-type="float">
            <text:p>1209172</text:p>
          </table:table-cell>
          <table:table-cell/>
          <table:table-cell office:value-type="float" office:value="9242689" calcext:value-type="float">
            <text:p>9242689</text:p>
          </table:table-cell>
          <table:table-cell office:value-type="float" office:value="8829030" calcext:value-type="float">
            <text:p>8829030</text:p>
          </table:table-cell>
          <table:table-cell office:value-type="float" office:value="19268185" calcext:value-type="float">
            <text:p>19268185</text:p>
          </table:table-cell>
          <table:table-cell office:value-type="float" office:value="10024181" calcext:value-type="float">
            <text:p>10024181</text:p>
          </table:table-cell>
          <table:table-cell/>
          <table:table-cell office:value-type="float" office:value="79633372" calcext:value-type="float">
            <text:p>79633372</text:p>
          </table:table-cell>
          <table:table-cell office:value-type="float" office:value="41592090" calcext:value-type="float">
            <text:p>41592090</text:p>
          </table:table-cell>
          <table:table-cell/>
          <table:table-cell office:value-type="float" office:value="128491504" calcext:value-type="float">
            <text:p>128491504</text:p>
          </table:table-cell>
          <table:table-cell table:number-columns-repeated="6"/>
        </table:table-row>
        <table:table-row table:style-name="ro1">
          <table:table-cell office:value-type="float" office:value="351364" calcext:value-type="float">
            <text:p>351364</text:p>
          </table:table-cell>
          <table:table-cell office:value-type="float" office:value="366863" calcext:value-type="float">
            <text:p>366863</text:p>
          </table:table-cell>
          <table:table-cell office:value-type="float" office:value="1187681" calcext:value-type="float">
            <text:p>1187681</text:p>
          </table:table-cell>
          <table:table-cell office:value-type="float" office:value="1162496" calcext:value-type="float">
            <text:p>1162496</text:p>
          </table:table-cell>
          <table:table-cell/>
          <table:table-cell office:value-type="float" office:value="362199" calcext:value-type="float">
            <text:p>362199</text:p>
          </table:table-cell>
          <table:table-cell office:value-type="float" office:value="369422" calcext:value-type="float">
            <text:p>369422</text:p>
          </table:table-cell>
          <table:table-cell office:value-type="float" office:value="2600102" calcext:value-type="float">
            <text:p>2600102</text:p>
          </table:table-cell>
          <table:table-cell office:value-type="float" office:value="1212709" calcext:value-type="float">
            <text:p>1212709</text:p>
          </table:table-cell>
          <table:table-cell/>
          <table:table-cell office:value-type="float" office:value="9306892" calcext:value-type="float">
            <text:p>9306892</text:p>
          </table:table-cell>
          <table:table-cell office:value-type="float" office:value="8839918" calcext:value-type="float">
            <text:p>8839918</text:p>
          </table:table-cell>
          <table:table-cell office:value-type="float" office:value="19329425" calcext:value-type="float">
            <text:p>19329425</text:p>
          </table:table-cell>
          <table:table-cell office:value-type="float" office:value="10048347" calcext:value-type="float">
            <text:p>10048347</text:p>
          </table:table-cell>
          <table:table-cell/>
          <table:table-cell office:value-type="float" office:value="80933376" calcext:value-type="float">
            <text:p>80933376</text:p>
          </table:table-cell>
          <table:table-cell office:value-type="float" office:value="41593129" calcext:value-type="float">
            <text:p>41593129</text:p>
          </table:table-cell>
          <table:table-cell/>
          <table:table-cell office:value-type="float" office:value="128495349" calcext:value-type="float">
            <text:p>128495349</text:p>
          </table:table-cell>
          <table:table-cell table:number-columns-repeated="6"/>
        </table:table-row>
        <table:table-row table:style-name="ro1">
          <table:table-cell office:value-type="float" office:value="351400" calcext:value-type="float">
            <text:p>351400</text:p>
          </table:table-cell>
          <table:table-cell office:value-type="float" office:value="366975" calcext:value-type="float">
            <text:p>366975</text:p>
          </table:table-cell>
          <table:table-cell office:value-type="float" office:value="1188033" calcext:value-type="float">
            <text:p>1188033</text:p>
          </table:table-cell>
          <table:table-cell office:value-type="float" office:value="1162571" calcext:value-type="float">
            <text:p>1162571</text:p>
          </table:table-cell>
          <table:table-cell/>
          <table:table-cell office:value-type="float" office:value="362311" calcext:value-type="float">
            <text:p>362311</text:p>
          </table:table-cell>
          <table:table-cell office:value-type="float" office:value="369514" calcext:value-type="float">
            <text:p>369514</text:p>
          </table:table-cell>
          <table:table-cell office:value-type="float" office:value="2600120" calcext:value-type="float">
            <text:p>2600120</text:p>
          </table:table-cell>
          <table:table-cell office:value-type="float" office:value="1218987" calcext:value-type="float">
            <text:p>1218987</text:p>
          </table:table-cell>
          <table:table-cell/>
          <table:table-cell office:value-type="float" office:value="9311558" calcext:value-type="float">
            <text:p>9311558</text:p>
          </table:table-cell>
          <table:table-cell office:value-type="float" office:value="8840271" calcext:value-type="float">
            <text:p>8840271</text:p>
          </table:table-cell>
          <table:table-cell office:value-type="float" office:value="19353759" calcext:value-type="float">
            <text:p>19353759</text:p>
          </table:table-cell>
          <table:table-cell office:value-type="float" office:value="10056957" calcext:value-type="float">
            <text:p>10056957</text:p>
          </table:table-cell>
          <table:table-cell/>
          <table:table-cell office:value-type="float" office:value="81803314" calcext:value-type="float">
            <text:p>81803314</text:p>
          </table:table-cell>
          <table:table-cell office:value-type="float" office:value="41596277" calcext:value-type="float">
            <text:p>41596277</text:p>
          </table:table-cell>
          <table:table-cell/>
          <table:table-cell office:value-type="float" office:value="128512571" calcext:value-type="float">
            <text:p>128512571</text:p>
          </table:table-cell>
          <table:table-cell table:number-columns-repeated="6"/>
        </table:table-row>
        <table:table-row table:style-name="ro1">
          <table:table-cell office:value-type="float" office:value="351438" calcext:value-type="float">
            <text:p>351438</text:p>
          </table:table-cell>
          <table:table-cell office:value-type="float" office:value="367067" calcext:value-type="float">
            <text:p>367067</text:p>
          </table:table-cell>
          <table:table-cell office:value-type="float" office:value="1189310" calcext:value-type="float">
            <text:p>1189310</text:p>
          </table:table-cell>
          <table:table-cell office:value-type="float" office:value="1162922" calcext:value-type="float">
            <text:p>1162922</text:p>
          </table:table-cell>
          <table:table-cell/>
          <table:table-cell office:value-type="float" office:value="362348" calcext:value-type="float">
            <text:p>362348</text:p>
          </table:table-cell>
          <table:table-cell office:value-type="float" office:value="369866" calcext:value-type="float">
            <text:p>369866</text:p>
          </table:table-cell>
          <table:table-cell office:value-type="float" office:value="2600269" calcext:value-type="float">
            <text:p>2600269</text:p>
          </table:table-cell>
          <table:table-cell office:value-type="float" office:value="1252209" calcext:value-type="float">
            <text:p>1252209</text:p>
          </table:table-cell>
          <table:table-cell/>
          <table:table-cell office:value-type="float" office:value="9319391" calcext:value-type="float">
            <text:p>9319391</text:p>
          </table:table-cell>
          <table:table-cell office:value-type="float" office:value="8842771" calcext:value-type="float">
            <text:p>8842771</text:p>
          </table:table-cell>
          <table:table-cell office:value-type="float" office:value="19355277" calcext:value-type="float">
            <text:p>19355277</text:p>
          </table:table-cell>
          <table:table-cell office:value-type="float" office:value="10089457" calcext:value-type="float">
            <text:p>10089457</text:p>
          </table:table-cell>
          <table:table-cell/>
          <table:table-cell office:value-type="float" office:value="81990014" calcext:value-type="float">
            <text:p>81990014</text:p>
          </table:table-cell>
          <table:table-cell office:value-type="float" office:value="41599999" calcext:value-type="float">
            <text:p>41599999</text:p>
          </table:table-cell>
          <table:table-cell/>
          <table:table-cell office:value-type="float" office:value="128531889" calcext:value-type="float">
            <text:p>128531889</text:p>
          </table:table-cell>
          <table:table-cell table:number-columns-repeated="6"/>
        </table:table-row>
        <table:table-row table:style-name="ro1">
          <table:table-cell office:value-type="float" office:value="351474" calcext:value-type="float">
            <text:p>351474</text:p>
          </table:table-cell>
          <table:table-cell office:value-type="float" office:value="367142" calcext:value-type="float">
            <text:p>367142</text:p>
          </table:table-cell>
          <table:table-cell office:value-type="float" office:value="1189866" calcext:value-type="float">
            <text:p>1189866</text:p>
          </table:table-cell>
          <table:table-cell office:value-type="float" office:value="1163792" calcext:value-type="float">
            <text:p>1163792</text:p>
          </table:table-cell>
          <table:table-cell/>
          <table:table-cell office:value-type="float" office:value="362440" calcext:value-type="float">
            <text:p>362440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583" calcext:value-type="float">
            <text:p>2600583</text:p>
          </table:table-cell>
          <table:table-cell office:value-type="float" office:value="1279375" calcext:value-type="float">
            <text:p>1279375</text:p>
          </table:table-cell>
          <table:table-cell/>
          <table:table-cell office:value-type="float" office:value="9334447" calcext:value-type="float">
            <text:p>9334447</text:p>
          </table:table-cell>
          <table:table-cell office:value-type="float" office:value="8844067" calcext:value-type="float">
            <text:p>8844067</text:p>
          </table:table-cell>
          <table:table-cell office:value-type="float" office:value="19380220" calcext:value-type="float">
            <text:p>19380220</text:p>
          </table:table-cell>
          <table:table-cell office:value-type="float" office:value="10103809" calcext:value-type="float">
            <text:p>10103809</text:p>
          </table:table-cell>
          <table:table-cell/>
          <table:table-cell office:value-type="float" office:value="82214200" calcext:value-type="float">
            <text:p>82214200</text:p>
          </table:table-cell>
          <table:table-cell office:value-type="float" office:value="41601461" calcext:value-type="float">
            <text:p>41601461</text:p>
          </table:table-cell>
          <table:table-cell/>
          <table:table-cell office:value-type="float" office:value="128566734" calcext:value-type="float">
            <text:p>128566734</text:p>
          </table:table-cell>
          <table:table-cell table:number-columns-repeated="6"/>
        </table:table-row>
        <table:table-row table:style-name="ro1">
          <table:table-cell office:value-type="float" office:value="351567" calcext:value-type="float">
            <text:p>351567</text:p>
          </table:table-cell>
          <table:table-cell office:value-type="float" office:value="367160" calcext:value-type="float">
            <text:p>367160</text:p>
          </table:table-cell>
          <table:table-cell office:value-type="float" office:value="1190126" calcext:value-type="float">
            <text:p>1190126</text:p>
          </table:table-cell>
          <table:table-cell office:value-type="float" office:value="1164441" calcext:value-type="float">
            <text:p>1164441</text:p>
          </table:table-cell>
          <table:table-cell/>
          <table:table-cell office:value-type="float" office:value="362441" calcext:value-type="float">
            <text:p>362441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675" calcext:value-type="float">
            <text:p>2600675</text:p>
          </table:table-cell>
          <table:table-cell office:value-type="float" office:value="1288560" calcext:value-type="float">
            <text:p>1288560</text:p>
          </table:table-cell>
          <table:table-cell/>
          <table:table-cell office:value-type="float" office:value="9341058" calcext:value-type="float">
            <text:p>9341058</text:p>
          </table:table-cell>
          <table:table-cell office:value-type="float" office:value="8844122" calcext:value-type="float">
            <text:p>8844122</text:p>
          </table:table-cell>
          <table:table-cell office:value-type="float" office:value="19418646" calcext:value-type="float">
            <text:p>19418646</text:p>
          </table:table-cell>
          <table:table-cell office:value-type="float" office:value="10145345" calcext:value-type="float">
            <text:p>10145345</text:p>
          </table:table-cell>
          <table:table-cell/>
          <table:table-cell office:value-type="float" office:value="82241181" calcext:value-type="float">
            <text:p>82241181</text:p>
          </table:table-cell>
          <table:table-cell office:value-type="float" office:value="41620944" calcext:value-type="float">
            <text:p>41620944</text:p>
          </table:table-cell>
          <table:table-cell/>
          <table:table-cell office:value-type="float" office:value="128586756" calcext:value-type="float">
            <text:p>128586756</text:p>
          </table:table-cell>
          <table:table-cell table:number-columns-repeated="6"/>
        </table:table-row>
        <table:table-row table:style-name="ro1">
          <table:table-cell office:value-type="float" office:value="351586" calcext:value-type="float">
            <text:p>351586</text:p>
          </table:table-cell>
          <table:table-cell office:value-type="float" office:value="367216" calcext:value-type="float">
            <text:p>367216</text:p>
          </table:table-cell>
          <table:table-cell office:value-type="float" office:value="1191570" calcext:value-type="float">
            <text:p>1191570</text:p>
          </table:table-cell>
          <table:table-cell office:value-type="float" office:value="1164756" calcext:value-type="float">
            <text:p>1164756</text:p>
          </table:table-cell>
          <table:table-cell/>
          <table:table-cell office:value-type="float" office:value="362515" calcext:value-type="float">
            <text:p>362515</text:p>
          </table:table-cell>
          <table:table-cell office:value-type="float" office:value="370015" calcext:value-type="float">
            <text:p>370015</text:p>
          </table:table-cell>
          <table:table-cell office:value-type="float" office:value="2600676" calcext:value-type="float">
            <text:p>2600676</text:p>
          </table:table-cell>
          <table:table-cell office:value-type="float" office:value="1298116" calcext:value-type="float">
            <text:p>1298116</text:p>
          </table:table-cell>
          <table:table-cell/>
          <table:table-cell office:value-type="float" office:value="9347428" calcext:value-type="float">
            <text:p>9347428</text:p>
          </table:table-cell>
          <table:table-cell office:value-type="float" office:value="8846141" calcext:value-type="float">
            <text:p>8846141</text:p>
          </table:table-cell>
          <table:table-cell office:value-type="float" office:value="19438183" calcext:value-type="float">
            <text:p>19438183</text:p>
          </table:table-cell>
          <table:table-cell office:value-type="float" office:value="10196585" calcext:value-type="float">
            <text:p>10196585</text:p>
          </table:table-cell>
          <table:table-cell/>
          <table:table-cell office:value-type="float" office:value="82776434" calcext:value-type="float">
            <text:p>82776434</text:p>
          </table:table-cell>
          <table:table-cell office:value-type="float" office:value="41621017" calcext:value-type="float">
            <text:p>41621017</text:p>
          </table:table-cell>
          <table:table-cell/>
          <table:table-cell office:value-type="float" office:value="128599360" calcext:value-type="float">
            <text:p>128599360</text:p>
          </table:table-cell>
          <table:table-cell table:number-columns-repeated="6"/>
        </table:table-row>
        <table:table-row table:style-name="ro1">
          <table:table-cell office:value-type="float" office:value="351623" calcext:value-type="float">
            <text:p>351623</text:p>
          </table:table-cell>
          <table:table-cell office:value-type="float" office:value="367289" calcext:value-type="float">
            <text:p>367289</text:p>
          </table:table-cell>
          <table:table-cell office:value-type="float" office:value="1193199" calcext:value-type="float">
            <text:p>1193199</text:p>
          </table:table-cell>
          <table:table-cell office:value-type="float" office:value="1164885" calcext:value-type="float">
            <text:p>1164885</text:p>
          </table:table-cell>
          <table:table-cell/>
          <table:table-cell office:value-type="float" office:value="362589" calcext:value-type="float">
            <text:p>362589</text:p>
          </table:table-cell>
          <table:table-cell office:value-type="float" office:value="370070" calcext:value-type="float">
            <text:p>370070</text:p>
          </table:table-cell>
          <table:table-cell office:value-type="float" office:value="2600750" calcext:value-type="float">
            <text:p>2600750</text:p>
          </table:table-cell>
          <table:table-cell office:value-type="float" office:value="1305227" calcext:value-type="float">
            <text:p>1305227</text:p>
          </table:table-cell>
          <table:table-cell/>
          <table:table-cell office:value-type="float" office:value="9348040" calcext:value-type="float">
            <text:p>9348040</text:p>
          </table:table-cell>
          <table:table-cell office:value-type="float" office:value="8848400" calcext:value-type="float">
            <text:p>8848400</text:p>
          </table:table-cell>
          <table:table-cell office:value-type="float" office:value="19502756" calcext:value-type="float">
            <text:p>19502756</text:p>
          </table:table-cell>
          <table:table-cell office:value-type="float" office:value="10231437" calcext:value-type="float">
            <text:p>10231437</text:p>
          </table:table-cell>
          <table:table-cell/>
          <table:table-cell office:value-type="float" office:value="82849506" calcext:value-type="float">
            <text:p>82849506</text:p>
          </table:table-cell>
          <table:table-cell office:value-type="float" office:value="41655330" calcext:value-type="float">
            <text:p>41655330</text:p>
          </table:table-cell>
          <table:table-cell/>
          <table:table-cell office:value-type="float" office:value="128610964" calcext:value-type="float">
            <text:p>128610964</text:p>
          </table:table-cell>
          <table:table-cell table:number-columns-repeated="6"/>
        </table:table-row>
        <table:table-row table:style-name="ro1">
          <table:table-cell office:value-type="float" office:value="351697" calcext:value-type="float">
            <text:p>351697</text:p>
          </table:table-cell>
          <table:table-cell office:value-type="float" office:value="367290" calcext:value-type="float">
            <text:p>367290</text:p>
          </table:table-cell>
          <table:table-cell office:value-type="float" office:value="1194440" calcext:value-type="float">
            <text:p>1194440</text:p>
          </table:table-cell>
          <table:table-cell office:value-type="float" office:value="1164885" calcext:value-type="float">
            <text:p>1164885</text:p>
          </table:table-cell>
          <table:table-cell/>
          <table:table-cell office:value-type="float" office:value="362773" calcext:value-type="float">
            <text:p>362773</text:p>
          </table:table-cell>
          <table:table-cell office:value-type="float" office:value="370441" calcext:value-type="float">
            <text:p>370441</text:p>
          </table:table-cell>
          <table:table-cell office:value-type="float" office:value="2600787" calcext:value-type="float">
            <text:p>2600787</text:p>
          </table:table-cell>
          <table:table-cell office:value-type="float" office:value="1306782" calcext:value-type="float">
            <text:p>1306782</text:p>
          </table:table-cell>
          <table:table-cell/>
          <table:table-cell office:value-type="float" office:value="9354280" calcext:value-type="float">
            <text:p>9354280</text:p>
          </table:table-cell>
          <table:table-cell office:value-type="float" office:value="8852364" calcext:value-type="float">
            <text:p>8852364</text:p>
          </table:table-cell>
          <table:table-cell office:value-type="float" office:value="19511459" calcext:value-type="float">
            <text:p>19511459</text:p>
          </table:table-cell>
          <table:table-cell office:value-type="float" office:value="10297861" calcext:value-type="float">
            <text:p>10297861</text:p>
          </table:table-cell>
          <table:table-cell/>
          <table:table-cell office:value-type="float" office:value="82856454" calcext:value-type="float">
            <text:p>82856454</text:p>
          </table:table-cell>
          <table:table-cell office:value-type="float" office:value="41659072" calcext:value-type="float">
            <text:p>41659072</text:p>
          </table:table-cell>
          <table:table-cell/>
          <table:table-cell office:value-type="float" office:value="128630624" calcext:value-type="float">
            <text:p>128630624</text:p>
          </table:table-cell>
          <table:table-cell table:number-columns-repeated="6"/>
        </table:table-row>
        <table:table-row table:style-name="ro1">
          <table:table-cell office:value-type="float" office:value="351789" calcext:value-type="float">
            <text:p>351789</text:p>
          </table:table-cell>
          <table:table-cell office:value-type="float" office:value="367326" calcext:value-type="float">
            <text:p>367326</text:p>
          </table:table-cell>
          <table:table-cell office:value-type="float" office:value="1196440" calcext:value-type="float">
            <text:p>1196440</text:p>
          </table:table-cell>
          <table:table-cell office:value-type="float" office:value="1165367" calcext:value-type="float">
            <text:p>1165367</text:p>
          </table:table-cell>
          <table:table-cell/>
          <table:table-cell office:value-type="float" office:value="362811" calcext:value-type="float">
            <text:p>362811</text:p>
          </table:table-cell>
          <table:table-cell office:value-type="float" office:value="370459" calcext:value-type="float">
            <text:p>370459</text:p>
          </table:table-cell>
          <table:table-cell office:value-type="float" office:value="2600805" calcext:value-type="float">
            <text:p>2600805</text:p>
          </table:table-cell>
          <table:table-cell office:value-type="float" office:value="1316837" calcext:value-type="float">
            <text:p>1316837</text:p>
          </table:table-cell>
          <table:table-cell/>
          <table:table-cell office:value-type="float" office:value="9370150" calcext:value-type="float">
            <text:p>9370150</text:p>
          </table:table-cell>
          <table:table-cell office:value-type="float" office:value="8857141" calcext:value-type="float">
            <text:p>8857141</text:p>
          </table:table-cell>
          <table:table-cell office:value-type="float" office:value="19522681" calcext:value-type="float">
            <text:p>19522681</text:p>
          </table:table-cell>
          <table:table-cell office:value-type="float" office:value="10380175" calcext:value-type="float">
            <text:p>10380175</text:p>
          </table:table-cell>
          <table:table-cell/>
          <table:table-cell office:value-type="float" office:value="82899248" calcext:value-type="float">
            <text:p>82899248</text:p>
          </table:table-cell>
          <table:table-cell office:value-type="float" office:value="41670886" calcext:value-type="float">
            <text:p>41670886</text:p>
          </table:table-cell>
          <table:table-cell/>
          <table:table-cell office:value-type="float" office:value="128645618" calcext:value-type="float">
            <text:p>128645618</text:p>
          </table:table-cell>
          <table:table-cell table:number-columns-repeated="6"/>
        </table:table-row>
        <table:table-row table:style-name="ro1">
          <table:table-cell office:value-type="float" office:value="351789" calcext:value-type="float">
            <text:p>351789</text:p>
          </table:table-cell>
          <table:table-cell office:value-type="float" office:value="367345" calcext:value-type="float">
            <text:p>367345</text:p>
          </table:table-cell>
          <table:table-cell office:value-type="float" office:value="1196718" calcext:value-type="float">
            <text:p>1196718</text:p>
          </table:table-cell>
          <table:table-cell office:value-type="float" office:value="1166440" calcext:value-type="float">
            <text:p>1166440</text:p>
          </table:table-cell>
          <table:table-cell/>
          <table:table-cell office:value-type="float" office:value="362867" calcext:value-type="float">
            <text:p>362867</text:p>
          </table:table-cell>
          <table:table-cell office:value-type="float" office:value="370644" calcext:value-type="float">
            <text:p>370644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18541" calcext:value-type="float">
            <text:p>1318541</text:p>
          </table:table-cell>
          <table:table-cell/>
          <table:table-cell office:value-type="float" office:value="9386020" calcext:value-type="float">
            <text:p>9386020</text:p>
          </table:table-cell>
          <table:table-cell office:value-type="float" office:value="8861381" calcext:value-type="float">
            <text:p>8861381</text:p>
          </table:table-cell>
          <table:table-cell office:value-type="float" office:value="19535051" calcext:value-type="float">
            <text:p>19535051</text:p>
          </table:table-cell>
          <table:table-cell office:value-type="float" office:value="10427804" calcext:value-type="float">
            <text:p>10427804</text:p>
          </table:table-cell>
          <table:table-cell/>
          <table:table-cell office:value-type="float" office:value="83005559" calcext:value-type="float">
            <text:p>83005559</text:p>
          </table:table-cell>
          <table:table-cell office:value-type="float" office:value="41674925" calcext:value-type="float">
            <text:p>41674925</text:p>
          </table:table-cell>
          <table:table-cell/>
          <table:table-cell office:value-type="float" office:value="128670042" calcext:value-type="float">
            <text:p>128670042</text:p>
          </table:table-cell>
          <table:table-cell table:number-columns-repeated="6"/>
        </table:table-row>
        <table:table-row table:style-name="ro1">
          <table:table-cell office:value-type="float" office:value="351863" calcext:value-type="float">
            <text:p>351863</text:p>
          </table:table-cell>
          <table:table-cell office:value-type="float" office:value="367530" calcext:value-type="float">
            <text:p>367530</text:p>
          </table:table-cell>
          <table:table-cell office:value-type="float" office:value="1198070" calcext:value-type="float">
            <text:p>1198070</text:p>
          </table:table-cell>
          <table:table-cell office:value-type="float" office:value="1168663" calcext:value-type="float">
            <text:p>1168663</text:p>
          </table:table-cell>
          <table:table-cell/>
          <table:table-cell office:value-type="float" office:value="363033" calcext:value-type="float">
            <text:p>363033</text:p>
          </table:table-cell>
          <table:table-cell office:value-type="float" office:value="370718" calcext:value-type="float">
            <text:p>370718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22430" calcext:value-type="float">
            <text:p>1322430</text:p>
          </table:table-cell>
          <table:table-cell/>
          <table:table-cell office:value-type="float" office:value="9391594" calcext:value-type="float">
            <text:p>9391594</text:p>
          </table:table-cell>
          <table:table-cell office:value-type="float" office:value="8881862" calcext:value-type="float">
            <text:p>8881862</text:p>
          </table:table-cell>
          <table:table-cell office:value-type="float" office:value="19709494" calcext:value-type="float">
            <text:p>19709494</text:p>
          </table:table-cell>
          <table:table-cell office:value-type="float" office:value="10431712" calcext:value-type="float">
            <text:p>10431712</text:p>
          </table:table-cell>
          <table:table-cell/>
          <table:table-cell office:value-type="float" office:value="83033544" calcext:value-type="float">
            <text:p>83033544</text:p>
          </table:table-cell>
          <table:table-cell office:value-type="float" office:value="41675016" calcext:value-type="float">
            <text:p>41675016</text:p>
          </table:table-cell>
          <table:table-cell/>
          <table:table-cell office:value-type="float" office:value="128692776" calcext:value-type="float">
            <text:p>128692776</text:p>
          </table:table-cell>
          <table:table-cell table:number-columns-repeated="6"/>
        </table:table-row>
        <table:table-row table:style-name="ro1">
          <table:table-cell office:value-type="float" office:value="351864" calcext:value-type="float">
            <text:p>351864</text:p>
          </table:table-cell>
          <table:table-cell office:value-type="float" office:value="367826" calcext:value-type="float">
            <text:p>367826</text:p>
          </table:table-cell>
          <table:table-cell office:value-type="float" office:value="1198125" calcext:value-type="float">
            <text:p>1198125</text:p>
          </table:table-cell>
          <table:table-cell office:value-type="float" office:value="1170126" calcext:value-type="float">
            <text:p>1170126</text:p>
          </table:table-cell>
          <table:table-cell/>
          <table:table-cell office:value-type="float" office:value="363163" calcext:value-type="float">
            <text:p>363163</text:p>
          </table:table-cell>
          <table:table-cell office:value-type="float" office:value="370978" calcext:value-type="float">
            <text:p>370978</text:p>
          </table:table-cell>
          <table:table-cell office:value-type="float" office:value="2601027" calcext:value-type="float">
            <text:p>2601027</text:p>
          </table:table-cell>
          <table:table-cell office:value-type="float" office:value="1325931" calcext:value-type="float">
            <text:p>1325931</text:p>
          </table:table-cell>
          <table:table-cell/>
          <table:table-cell office:value-type="float" office:value="9398038" calcext:value-type="float">
            <text:p>9398038</text:p>
          </table:table-cell>
          <table:table-cell office:value-type="float" office:value="8899270" calcext:value-type="float">
            <text:p>8899270</text:p>
          </table:table-cell>
          <table:table-cell office:value-type="float" office:value="19734327" calcext:value-type="float">
            <text:p>19734327</text:p>
          </table:table-cell>
          <table:table-cell office:value-type="float" office:value="10442508" calcext:value-type="float">
            <text:p>10442508</text:p>
          </table:table-cell>
          <table:table-cell/>
          <table:table-cell office:value-type="float" office:value="83074484" calcext:value-type="float">
            <text:p>83074484</text:p>
          </table:table-cell>
          <table:table-cell office:value-type="float" office:value="41682608" calcext:value-type="float">
            <text:p>41682608</text:p>
          </table:table-cell>
          <table:table-cell/>
          <table:table-cell office:value-type="float" office:value="128697985" calcext:value-type="float">
            <text:p>128697985</text:p>
          </table:table-cell>
          <table:table-cell table:number-columns-repeated="6"/>
        </table:table-row>
        <table:table-row table:style-name="ro1">
          <table:table-cell office:value-type="float" office:value="351900" calcext:value-type="float">
            <text:p>351900</text:p>
          </table:table-cell>
          <table:table-cell office:value-type="float" office:value="367845" calcext:value-type="float">
            <text:p>367845</text:p>
          </table:table-cell>
          <table:table-cell office:value-type="float" office:value="1198329" calcext:value-type="float">
            <text:p>1198329</text:p>
          </table:table-cell>
          <table:table-cell office:value-type="float" office:value="1170959" calcext:value-type="float">
            <text:p>1170959</text:p>
          </table:table-cell>
          <table:table-cell/>
          <table:table-cell office:value-type="float" office:value="363255" calcext:value-type="float">
            <text:p>363255</text:p>
          </table:table-cell>
          <table:table-cell office:value-type="float" office:value="370996" calcext:value-type="float">
            <text:p>370996</text:p>
          </table:table-cell>
          <table:table-cell office:value-type="float" office:value="2601047" calcext:value-type="float">
            <text:p>2601047</text:p>
          </table:table-cell>
          <table:table-cell office:value-type="float" office:value="1329690" calcext:value-type="float">
            <text:p>1329690</text:p>
          </table:table-cell>
          <table:table-cell/>
          <table:table-cell office:value-type="float" office:value="9404224" calcext:value-type="float">
            <text:p>9404224</text:p>
          </table:table-cell>
          <table:table-cell office:value-type="float" office:value="8911473" calcext:value-type="float">
            <text:p>8911473</text:p>
          </table:table-cell>
          <table:table-cell office:value-type="float" office:value="19779011" calcext:value-type="float">
            <text:p>19779011</text:p>
          </table:table-cell>
          <table:table-cell office:value-type="float" office:value="10465322" calcext:value-type="float">
            <text:p>10465322</text:p>
          </table:table-cell>
          <table:table-cell/>
          <table:table-cell office:value-type="float" office:value="83181597" calcext:value-type="float">
            <text:p>83181597</text:p>
          </table:table-cell>
          <table:table-cell office:value-type="float" office:value="41689646" calcext:value-type="float">
            <text:p>41689646</text:p>
          </table:table-cell>
          <table:table-cell/>
          <table:table-cell office:value-type="float" office:value="128703798" calcext:value-type="float">
            <text:p>128703798</text:p>
          </table:table-cell>
          <table:table-cell table:number-columns-repeated="6"/>
        </table:table-row>
        <table:table-row table:style-name="ro1">
          <table:table-cell office:value-type="float" office:value="351956" calcext:value-type="float">
            <text:p>351956</text:p>
          </table:table-cell>
          <table:table-cell office:value-type="float" office:value="368326" calcext:value-type="float">
            <text:p>368326</text:p>
          </table:table-cell>
          <table:table-cell office:value-type="float" office:value="1200014" calcext:value-type="float">
            <text:p>1200014</text:p>
          </table:table-cell>
          <table:table-cell office:value-type="float" office:value="1171033" calcext:value-type="float">
            <text:p>1171033</text:p>
          </table:table-cell>
          <table:table-cell/>
          <table:table-cell office:value-type="float" office:value="363274" calcext:value-type="float">
            <text:p>363274</text:p>
          </table:table-cell>
          <table:table-cell office:value-type="float" office:value="371256" calcext:value-type="float">
            <text:p>371256</text:p>
          </table:table-cell>
          <table:table-cell office:value-type="float" office:value="2601083" calcext:value-type="float">
            <text:p>2601083</text:p>
          </table:table-cell>
          <table:table-cell office:value-type="float" office:value="1330171" calcext:value-type="float">
            <text:p>1330171</text:p>
          </table:table-cell>
          <table:table-cell/>
          <table:table-cell office:value-type="float" office:value="9413242" calcext:value-type="float">
            <text:p>9413242</text:p>
          </table:table-cell>
          <table:table-cell office:value-type="float" office:value="8931954" calcext:value-type="float">
            <text:p>8931954</text:p>
          </table:table-cell>
          <table:table-cell office:value-type="float" office:value="19785640" calcext:value-type="float">
            <text:p>19785640</text:p>
          </table:table-cell>
          <table:table-cell office:value-type="float" office:value="10503062" calcext:value-type="float">
            <text:p>10503062</text:p>
          </table:table-cell>
          <table:table-cell/>
          <table:table-cell office:value-type="float" office:value="83308054" calcext:value-type="float">
            <text:p>83308054</text:p>
          </table:table-cell>
          <table:table-cell office:value-type="float" office:value="41707813" calcext:value-type="float">
            <text:p>41707813</text:p>
          </table:table-cell>
          <table:table-cell/>
          <table:table-cell office:value-type="float" office:value="128725473" calcext:value-type="float">
            <text:p>128725473</text:p>
          </table:table-cell>
          <table:table-cell table:number-columns-repeated="6"/>
        </table:table-row>
        <table:table-row table:style-name="ro1">
          <table:table-cell office:value-type="float" office:value="351993" calcext:value-type="float">
            <text:p>351993</text:p>
          </table:table-cell>
          <table:table-cell office:value-type="float" office:value="368345" calcext:value-type="float">
            <text:p>368345</text:p>
          </table:table-cell>
          <table:table-cell office:value-type="float" office:value="1200737" calcext:value-type="float">
            <text:p>1200737</text:p>
          </table:table-cell>
          <table:table-cell office:value-type="float" office:value="1171163" calcext:value-type="float">
            <text:p>1171163</text:p>
          </table:table-cell>
          <table:table-cell/>
          <table:table-cell office:value-type="float" office:value="363403" calcext:value-type="float">
            <text:p>363403</text:p>
          </table:table-cell>
          <table:table-cell office:value-type="float" office:value="371366" calcext:value-type="float">
            <text:p>371366</text:p>
          </table:table-cell>
          <table:table-cell office:value-type="float" office:value="2601490" calcext:value-type="float">
            <text:p>2601490</text:p>
          </table:table-cell>
          <table:table-cell office:value-type="float" office:value="1330930" calcext:value-type="float">
            <text:p>1330930</text:p>
          </table:table-cell>
          <table:table-cell/>
          <table:table-cell office:value-type="float" office:value="9415538" calcext:value-type="float">
            <text:p>9415538</text:p>
          </table:table-cell>
          <table:table-cell office:value-type="float" office:value="8938658" calcext:value-type="float">
            <text:p>8938658</text:p>
          </table:table-cell>
          <table:table-cell office:value-type="float" office:value="19791252" calcext:value-type="float">
            <text:p>19791252</text:p>
          </table:table-cell>
          <table:table-cell office:value-type="float" office:value="10540839" calcext:value-type="float">
            <text:p>10540839</text:p>
          </table:table-cell>
          <table:table-cell/>
          <table:table-cell office:value-type="float" office:value="83469502" calcext:value-type="float">
            <text:p>83469502</text:p>
          </table:table-cell>
          <table:table-cell office:value-type="float" office:value="41716441" calcext:value-type="float">
            <text:p>41716441</text:p>
          </table:table-cell>
          <table:table-cell/>
          <table:table-cell office:value-type="float" office:value="128738727" calcext:value-type="float">
            <text:p>128738727</text:p>
          </table:table-cell>
          <table:table-cell table:number-columns-repeated="6"/>
        </table:table-row>
        <table:table-row table:style-name="ro1">
          <table:table-cell office:value-type="float" office:value="352271" calcext:value-type="float">
            <text:p>352271</text:p>
          </table:table-cell>
          <table:table-cell office:value-type="float" office:value="368418" calcext:value-type="float">
            <text:p>368418</text:p>
          </table:table-cell>
          <table:table-cell office:value-type="float" office:value="1203681" calcext:value-type="float">
            <text:p>1203681</text:p>
          </table:table-cell>
          <table:table-cell office:value-type="float" office:value="1173219" calcext:value-type="float">
            <text:p>1173219</text:p>
          </table:table-cell>
          <table:table-cell/>
          <table:table-cell office:value-type="float" office:value="363422" calcext:value-type="float">
            <text:p>363422</text:p>
          </table:table-cell>
          <table:table-cell office:value-type="float" office:value="371459" calcext:value-type="float">
            <text:p>371459</text:p>
          </table:table-cell>
          <table:table-cell office:value-type="float" office:value="2601546" calcext:value-type="float">
            <text:p>2601546</text:p>
          </table:table-cell>
          <table:table-cell office:value-type="float" office:value="1331208" calcext:value-type="float">
            <text:p>1331208</text:p>
          </table:table-cell>
          <table:table-cell/>
          <table:table-cell office:value-type="float" office:value="9427501" calcext:value-type="float">
            <text:p>9427501</text:p>
          </table:table-cell>
          <table:table-cell office:value-type="float" office:value="8946546" calcext:value-type="float">
            <text:p>8946546</text:p>
          </table:table-cell>
          <table:table-cell office:value-type="float" office:value="19811826" calcext:value-type="float">
            <text:p>19811826</text:p>
          </table:table-cell>
          <table:table-cell office:value-type="float" office:value="10574524" calcext:value-type="float">
            <text:p>10574524</text:p>
          </table:table-cell>
          <table:table-cell/>
          <table:table-cell office:value-type="float" office:value="83506575" calcext:value-type="float">
            <text:p>83506575</text:p>
          </table:table-cell>
          <table:table-cell office:value-type="float" office:value="41726700" calcext:value-type="float">
            <text:p>41726700</text:p>
          </table:table-cell>
          <table:table-cell/>
          <table:table-cell office:value-type="float" office:value="128760679" calcext:value-type="float">
            <text:p>128760679</text:p>
          </table:table-cell>
          <table:table-cell table:number-columns-repeated="6"/>
        </table:table-row>
        <table:table-row table:style-name="ro1">
          <table:table-cell office:value-type="float" office:value="352475" calcext:value-type="float">
            <text:p>352475</text:p>
          </table:table-cell>
          <table:table-cell office:value-type="float" office:value="368474" calcext:value-type="float">
            <text:p>368474</text:p>
          </table:table-cell>
          <table:table-cell office:value-type="float" office:value="1213014" calcext:value-type="float">
            <text:p>1213014</text:p>
          </table:table-cell>
          <table:table-cell office:value-type="float" office:value="1173922" calcext:value-type="float">
            <text:p>1173922</text:p>
          </table:table-cell>
          <table:table-cell/>
          <table:table-cell office:value-type="float" office:value="363515" calcext:value-type="float">
            <text:p>363515</text:p>
          </table:table-cell>
          <table:table-cell office:value-type="float" office:value="371570" calcext:value-type="float">
            <text:p>371570</text:p>
          </table:table-cell>
          <table:table-cell office:value-type="float" office:value="2601547" calcext:value-type="float">
            <text:p>2601547</text:p>
          </table:table-cell>
          <table:table-cell office:value-type="float" office:value="1332115" calcext:value-type="float">
            <text:p>1332115</text:p>
          </table:table-cell>
          <table:table-cell/>
          <table:table-cell office:value-type="float" office:value="9452335" calcext:value-type="float">
            <text:p>9452335</text:p>
          </table:table-cell>
          <table:table-cell office:value-type="float" office:value="8961750" calcext:value-type="float">
            <text:p>8961750</text:p>
          </table:table-cell>
          <table:table-cell office:value-type="float" office:value="19843973" calcext:value-type="float">
            <text:p>19843973</text:p>
          </table:table-cell>
          <table:table-cell office:value-type="float" office:value="10617116" calcext:value-type="float">
            <text:p>10617116</text:p>
          </table:table-cell>
          <table:table-cell/>
          <table:table-cell office:value-type="float" office:value="83590681" calcext:value-type="float">
            <text:p>83590681</text:p>
          </table:table-cell>
          <table:table-cell office:value-type="float" office:value="41729847" calcext:value-type="float">
            <text:p>41729847</text:p>
          </table:table-cell>
          <table:table-cell/>
          <table:table-cell office:value-type="float" office:value="128793584" calcext:value-type="float">
            <text:p>128793584</text:p>
          </table:table-cell>
          <table:table-cell table:number-columns-repeated="6"/>
        </table:table-row>
        <table:table-row table:style-name="ro1">
          <table:table-cell office:value-type="float" office:value="353068" calcext:value-type="float">
            <text:p>353068</text:p>
          </table:table-cell>
          <table:table-cell office:value-type="float" office:value="368604" calcext:value-type="float">
            <text:p>368604</text:p>
          </table:table-cell>
          <table:table-cell office:value-type="float" office:value="1213069" calcext:value-type="float">
            <text:p>1213069</text:p>
          </table:table-cell>
          <table:table-cell office:value-type="float" office:value="1175367" calcext:value-type="float">
            <text:p>1175367</text:p>
          </table:table-cell>
          <table:table-cell/>
          <table:table-cell office:value-type="float" office:value="363552" calcext:value-type="float">
            <text:p>363552</text:p>
          </table:table-cell>
          <table:table-cell office:value-type="float" office:value="371699" calcext:value-type="float">
            <text:p>371699</text:p>
          </table:table-cell>
          <table:table-cell office:value-type="float" office:value="2601675" calcext:value-type="float">
            <text:p>2601675</text:p>
          </table:table-cell>
          <table:table-cell office:value-type="float" office:value="1345504" calcext:value-type="float">
            <text:p>1345504</text:p>
          </table:table-cell>
          <table:table-cell/>
          <table:table-cell office:value-type="float" office:value="9456890" calcext:value-type="float">
            <text:p>9456890</text:p>
          </table:table-cell>
          <table:table-cell office:value-type="float" office:value="8965361" calcext:value-type="float">
            <text:p>8965361</text:p>
          </table:table-cell>
          <table:table-cell office:value-type="float" office:value="19845362" calcext:value-type="float">
            <text:p>19845362</text:p>
          </table:table-cell>
          <table:table-cell office:value-type="float" office:value="10655875" calcext:value-type="float">
            <text:p>10655875</text:p>
          </table:table-cell>
          <table:table-cell/>
          <table:table-cell office:value-type="float" office:value="83612444" calcext:value-type="float">
            <text:p>83612444</text:p>
          </table:table-cell>
          <table:table-cell office:value-type="float" office:value="41739108" calcext:value-type="float">
            <text:p>41739108</text:p>
          </table:table-cell>
          <table:table-cell/>
          <table:table-cell office:value-type="float" office:value="128800657" calcext:value-type="float">
            <text:p>128800657</text:p>
          </table:table-cell>
          <table:table-cell table:number-columns-repeated="6"/>
        </table:table-row>
        <table:table-row table:style-name="ro1">
          <table:table-cell office:value-type="float" office:value="353086" calcext:value-type="float">
            <text:p>353086</text:p>
          </table:table-cell>
          <table:table-cell office:value-type="float" office:value="368715" calcext:value-type="float">
            <text:p>368715</text:p>
          </table:table-cell>
          <table:table-cell office:value-type="float" office:value="1218347" calcext:value-type="float">
            <text:p>1218347</text:p>
          </table:table-cell>
          <table:table-cell office:value-type="float" office:value="1176404" calcext:value-type="float">
            <text:p>1176404</text:p>
          </table:table-cell>
          <table:table-cell/>
          <table:table-cell office:value-type="float" office:value="363699" calcext:value-type="float">
            <text:p>363699</text:p>
          </table:table-cell>
          <table:table-cell office:value-type="float" office:value="371755" calcext:value-type="float">
            <text:p>371755</text:p>
          </table:table-cell>
          <table:table-cell office:value-type="float" office:value="2601676" calcext:value-type="float">
            <text:p>2601676</text:p>
          </table:table-cell>
          <table:table-cell office:value-type="float" office:value="1346597" calcext:value-type="float">
            <text:p>1346597</text:p>
          </table:table-cell>
          <table:table-cell/>
          <table:table-cell office:value-type="float" office:value="9466593" calcext:value-type="float">
            <text:p>9466593</text:p>
          </table:table-cell>
          <table:table-cell office:value-type="float" office:value="8971898" calcext:value-type="float">
            <text:p>8971898</text:p>
          </table:table-cell>
          <table:table-cell office:value-type="float" office:value="19846992" calcext:value-type="float">
            <text:p>19846992</text:p>
          </table:table-cell>
          <table:table-cell office:value-type="float" office:value="10664300" calcext:value-type="float">
            <text:p>10664300</text:p>
          </table:table-cell>
          <table:table-cell/>
          <table:table-cell office:value-type="float" office:value="83669849" calcext:value-type="float">
            <text:p>83669849</text:p>
          </table:table-cell>
          <table:table-cell office:value-type="float" office:value="41746126" calcext:value-type="float">
            <text:p>41746126</text:p>
          </table:table-cell>
          <table:table-cell/>
          <table:table-cell office:value-type="float" office:value="128831152" calcext:value-type="float">
            <text:p>128831152</text:p>
          </table:table-cell>
          <table:table-cell table:number-columns-repeated="6"/>
        </table:table-row>
        <table:table-row table:style-name="ro1">
          <table:table-cell office:value-type="float" office:value="353197" calcext:value-type="float">
            <text:p>353197</text:p>
          </table:table-cell>
          <table:table-cell office:value-type="float" office:value="368826" calcext:value-type="float">
            <text:p>368826</text:p>
          </table:table-cell>
          <table:table-cell office:value-type="float" office:value="1221292" calcext:value-type="float">
            <text:p>1221292</text:p>
          </table:table-cell>
          <table:table-cell office:value-type="float" office:value="1177755" calcext:value-type="float">
            <text:p>1177755</text:p>
          </table:table-cell>
          <table:table-cell/>
          <table:table-cell office:value-type="float" office:value="363810" calcext:value-type="float">
            <text:p>363810</text:p>
          </table:table-cell>
          <table:table-cell office:value-type="float" office:value="371940" calcext:value-type="float">
            <text:p>371940</text:p>
          </table:table-cell>
          <table:table-cell office:value-type="float" office:value="2601694" calcext:value-type="float">
            <text:p>2601694</text:p>
          </table:table-cell>
          <table:table-cell office:value-type="float" office:value="1348171" calcext:value-type="float">
            <text:p>1348171</text:p>
          </table:table-cell>
          <table:table-cell/>
          <table:table-cell office:value-type="float" office:value="9481185" calcext:value-type="float">
            <text:p>9481185</text:p>
          </table:table-cell>
          <table:table-cell office:value-type="float" office:value="8973805" calcext:value-type="float">
            <text:p>8973805</text:p>
          </table:table-cell>
          <table:table-cell office:value-type="float" office:value="19904472" calcext:value-type="float">
            <text:p>19904472</text:p>
          </table:table-cell>
          <table:table-cell office:value-type="float" office:value="10680189" calcext:value-type="float">
            <text:p>10680189</text:p>
          </table:table-cell>
          <table:table-cell/>
          <table:table-cell office:value-type="float" office:value="83970809" calcext:value-type="float">
            <text:p>83970809</text:p>
          </table:table-cell>
          <table:table-cell office:value-type="float" office:value="41768534" calcext:value-type="float">
            <text:p>41768534</text:p>
          </table:table-cell>
          <table:table-cell/>
          <table:table-cell office:value-type="float" office:value="128874894" calcext:value-type="float">
            <text:p>128874894</text:p>
          </table:table-cell>
          <table:table-cell table:number-columns-repeated="6"/>
        </table:table-row>
        <table:table-row table:style-name="ro1">
          <table:table-cell office:value-type="float" office:value="353197" calcext:value-type="float">
            <text:p>353197</text:p>
          </table:table-cell>
          <table:table-cell office:value-type="float" office:value="368844" calcext:value-type="float">
            <text:p>368844</text:p>
          </table:table-cell>
          <table:table-cell office:value-type="float" office:value="1228013" calcext:value-type="float">
            <text:p>1228013</text:p>
          </table:table-cell>
          <table:table-cell office:value-type="float" office:value="1178033" calcext:value-type="float">
            <text:p>1178033</text:p>
          </table:table-cell>
          <table:table-cell/>
          <table:table-cell office:value-type="float" office:value="363903" calcext:value-type="float">
            <text:p>363903</text:p>
          </table:table-cell>
          <table:table-cell office:value-type="float" office:value="372070" calcext:value-type="float">
            <text:p>372070</text:p>
          </table:table-cell>
          <table:table-cell office:value-type="float" office:value="2601695" calcext:value-type="float">
            <text:p>2601695</text:p>
          </table:table-cell>
          <table:table-cell office:value-type="float" office:value="1351800" calcext:value-type="float">
            <text:p>1351800</text:p>
          </table:table-cell>
          <table:table-cell/>
          <table:table-cell office:value-type="float" office:value="9492074" calcext:value-type="float">
            <text:p>9492074</text:p>
          </table:table-cell>
          <table:table-cell office:value-type="float" office:value="8975287" calcext:value-type="float">
            <text:p>8975287</text:p>
          </table:table-cell>
          <table:table-cell office:value-type="float" office:value="19929879" calcext:value-type="float">
            <text:p>19929879</text:p>
          </table:table-cell>
          <table:table-cell office:value-type="float" office:value="10701059" calcext:value-type="float">
            <text:p>10701059</text:p>
          </table:table-cell>
          <table:table-cell/>
          <table:table-cell office:value-type="float" office:value="84013810" calcext:value-type="float">
            <text:p>84013810</text:p>
          </table:table-cell>
          <table:table-cell office:value-type="float" office:value="41800570" calcext:value-type="float">
            <text:p>41800570</text:p>
          </table:table-cell>
          <table:table-cell/>
          <table:table-cell office:value-type="float" office:value="128906917" calcext:value-type="float">
            <text:p>128906917</text:p>
          </table:table-cell>
          <table:table-cell table:number-columns-repeated="6"/>
        </table:table-row>
        <table:table-row table:style-name="ro1">
          <table:table-cell office:value-type="float" office:value="353215" calcext:value-type="float">
            <text:p>353215</text:p>
          </table:table-cell>
          <table:table-cell office:value-type="float" office:value="368882" calcext:value-type="float">
            <text:p>368882</text:p>
          </table:table-cell>
          <table:table-cell office:value-type="float" office:value="1238680" calcext:value-type="float">
            <text:p>1238680</text:p>
          </table:table-cell>
          <table:table-cell office:value-type="float" office:value="1179885" calcext:value-type="float">
            <text:p>1179885</text:p>
          </table:table-cell>
          <table:table-cell/>
          <table:table-cell office:value-type="float" office:value="364108" calcext:value-type="float">
            <text:p>364108</text:p>
          </table:table-cell>
          <table:table-cell office:value-type="float" office:value="372959" calcext:value-type="float">
            <text:p>372959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59578" calcext:value-type="float">
            <text:p>1359578</text:p>
          </table:table-cell>
          <table:table-cell/>
          <table:table-cell office:value-type="float" office:value="9493648" calcext:value-type="float">
            <text:p>9493648</text:p>
          </table:table-cell>
          <table:table-cell office:value-type="float" office:value="8976176" calcext:value-type="float">
            <text:p>8976176</text:p>
          </table:table-cell>
          <table:table-cell office:value-type="float" office:value="19987453" calcext:value-type="float">
            <text:p>19987453</text:p>
          </table:table-cell>
          <table:table-cell office:value-type="float" office:value="10703966" calcext:value-type="float">
            <text:p>10703966</text:p>
          </table:table-cell>
          <table:table-cell/>
          <table:table-cell office:value-type="float" office:value="84023438" calcext:value-type="float">
            <text:p>84023438</text:p>
          </table:table-cell>
          <table:table-cell office:value-type="float" office:value="41806255" calcext:value-type="float">
            <text:p>41806255</text:p>
          </table:table-cell>
          <table:table-cell/>
          <table:table-cell office:value-type="float" office:value="128922472" calcext:value-type="float">
            <text:p>128922472</text:p>
          </table:table-cell>
          <table:table-cell table:number-columns-repeated="6"/>
        </table:table-row>
        <table:table-row table:style-name="ro1">
          <table:table-cell office:value-type="float" office:value="353271" calcext:value-type="float">
            <text:p>353271</text:p>
          </table:table-cell>
          <table:table-cell office:value-type="float" office:value="368974" calcext:value-type="float">
            <text:p>368974</text:p>
          </table:table-cell>
          <table:table-cell office:value-type="float" office:value="1305734" calcext:value-type="float">
            <text:p>1305734</text:p>
          </table:table-cell>
          <table:table-cell office:value-type="float" office:value="1185089" calcext:value-type="float">
            <text:p>1185089</text:p>
          </table:table-cell>
          <table:table-cell/>
          <table:table-cell office:value-type="float" office:value="364182" calcext:value-type="float">
            <text:p>364182</text:p>
          </table:table-cell>
          <table:table-cell office:value-type="float" office:value="373144" calcext:value-type="float">
            <text:p>373144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61411" calcext:value-type="float">
            <text:p>1361411</text:p>
          </table:table-cell>
          <table:table-cell/>
          <table:table-cell office:value-type="float" office:value="9494797" calcext:value-type="float">
            <text:p>9494797</text:p>
          </table:table-cell>
          <table:table-cell office:value-type="float" office:value="9000045" calcext:value-type="float">
            <text:p>9000045</text:p>
          </table:table-cell>
          <table:table-cell office:value-type="float" office:value="20012599" calcext:value-type="float">
            <text:p>20012599</text:p>
          </table:table-cell>
          <table:table-cell office:value-type="float" office:value="11003517" calcext:value-type="float">
            <text:p>11003517</text:p>
          </table:table-cell>
          <table:table-cell/>
          <table:table-cell office:value-type="float" office:value="84132028" calcext:value-type="float">
            <text:p>84132028</text:p>
          </table:table-cell>
          <table:table-cell office:value-type="float" office:value="41820736" calcext:value-type="float">
            <text:p>41820736</text:p>
          </table:table-cell>
          <table:table-cell/>
          <table:table-cell office:value-type="float" office:value="128962881" calcext:value-type="float">
            <text:p>128962881</text:p>
          </table:table-cell>
          <table:table-cell table:number-columns-repeated="6"/>
        </table:table-row>
        <table:table-row table:style-name="ro1">
          <table:table-cell office:value-type="float" office:value="353308" calcext:value-type="float">
            <text:p>353308</text:p>
          </table:table-cell>
          <table:table-cell office:value-type="float" office:value="369067" calcext:value-type="float">
            <text:p>369067</text:p>
          </table:table-cell>
          <table:table-cell office:value-type="float" office:value="1357325" calcext:value-type="float">
            <text:p>1357325</text:p>
          </table:table-cell>
          <table:table-cell office:value-type="float" office:value="1191959" calcext:value-type="float">
            <text:p>1191959</text:p>
          </table:table-cell>
          <table:table-cell/>
          <table:table-cell office:value-type="float" office:value="364589" calcext:value-type="float">
            <text:p>364589</text:p>
          </table:table-cell>
          <table:table-cell office:value-type="float" office:value="373588" calcext:value-type="float">
            <text:p>373588</text:p>
          </table:table-cell>
          <table:table-cell office:value-type="float" office:value="2602435" calcext:value-type="float">
            <text:p>2602435</text:p>
          </table:table-cell>
          <table:table-cell office:value-type="float" office:value="1364726" calcext:value-type="float">
            <text:p>1364726</text:p>
          </table:table-cell>
          <table:table-cell/>
          <table:table-cell office:value-type="float" office:value="9509222" calcext:value-type="float">
            <text:p>9509222</text:p>
          </table:table-cell>
          <table:table-cell office:value-type="float" office:value="9001490" calcext:value-type="float">
            <text:p>9001490</text:p>
          </table:table-cell>
          <table:table-cell office:value-type="float" office:value="20022452" calcext:value-type="float">
            <text:p>20022452</text:p>
          </table:table-cell>
          <table:table-cell office:value-type="float" office:value="11027369" calcext:value-type="float">
            <text:p>11027369</text:p>
          </table:table-cell>
          <table:table-cell/>
          <table:table-cell office:value-type="float" office:value="84290470" calcext:value-type="float">
            <text:p>84290470</text:p>
          </table:table-cell>
          <table:table-cell office:value-type="float" office:value="41882756" calcext:value-type="float">
            <text:p>41882756</text:p>
          </table:table-cell>
          <table:table-cell/>
          <table:table-cell office:value-type="float" office:value="128966465" calcext:value-type="float">
            <text:p>128966465</text:p>
          </table:table-cell>
          <table:table-cell table:number-columns-repeated="6"/>
        </table:table-row>
        <table:table-row table:style-name="ro1">
          <table:table-cell office:value-type="float" office:value="353308" calcext:value-type="float">
            <text:p>353308</text:p>
          </table:table-cell>
          <table:table-cell office:value-type="float" office:value="369104" calcext:value-type="float">
            <text:p>369104</text:p>
          </table:table-cell>
          <table:table-cell office:value-type="float" office:value="1563007" calcext:value-type="float">
            <text:p>1563007</text:p>
          </table:table-cell>
          <table:table-cell office:value-type="float" office:value="1192199" calcext:value-type="float">
            <text:p>1192199</text:p>
          </table:table-cell>
          <table:table-cell/>
          <table:table-cell office:value-type="float" office:value="364644" calcext:value-type="float">
            <text:p>364644</text:p>
          </table:table-cell>
          <table:table-cell office:value-type="float" office:value="373626" calcext:value-type="float">
            <text:p>373626</text:p>
          </table:table-cell>
          <table:table-cell office:value-type="float" office:value="2602787" calcext:value-type="float">
            <text:p>2602787</text:p>
          </table:table-cell>
          <table:table-cell office:value-type="float" office:value="1365818" calcext:value-type="float">
            <text:p>1365818</text:p>
          </table:table-cell>
          <table:table-cell/>
          <table:table-cell office:value-type="float" office:value="9555702" calcext:value-type="float">
            <text:p>9555702</text:p>
          </table:table-cell>
          <table:table-cell office:value-type="float" office:value="9002824" calcext:value-type="float">
            <text:p>9002824</text:p>
          </table:table-cell>
          <table:table-cell office:value-type="float" office:value="20025841" calcext:value-type="float">
            <text:p>20025841</text:p>
          </table:table-cell>
          <table:table-cell office:value-type="float" office:value="11040924" calcext:value-type="float">
            <text:p>11040924</text:p>
          </table:table-cell>
          <table:table-cell/>
          <table:table-cell office:value-type="float" office:value="84292101" calcext:value-type="float">
            <text:p>84292101</text:p>
          </table:table-cell>
          <table:table-cell office:value-type="float" office:value="41900512" calcext:value-type="float">
            <text:p>41900512</text:p>
          </table:table-cell>
          <table:table-cell/>
          <table:table-cell office:value-type="float" office:value="128996686" calcext:value-type="float">
            <text:p>128996686</text:p>
          </table:table-cell>
          <table:table-cell table:number-columns-repeated="6"/>
        </table:table-row>
        <table:table-row table:style-name="ro1">
          <table:table-cell office:value-type="float" office:value="353382" calcext:value-type="float">
            <text:p>353382</text:p>
          </table:table-cell>
          <table:table-cell office:value-type="float" office:value="369122" calcext:value-type="float">
            <text:p>369122</text:p>
          </table:table-cell>
          <table:table-cell office:value-type="float" office:value="1611636" calcext:value-type="float">
            <text:p>1611636</text:p>
          </table:table-cell>
          <table:table-cell office:value-type="float" office:value="1193662" calcext:value-type="float">
            <text:p>1193662</text:p>
          </table:table-cell>
          <table:table-cell/>
          <table:table-cell office:value-type="float" office:value="364848" calcext:value-type="float">
            <text:p>364848</text:p>
          </table:table-cell>
          <table:table-cell office:value-type="float" office:value="374033" calcext:value-type="float">
            <text:p>374033</text:p>
          </table:table-cell>
          <table:table-cell office:value-type="float" office:value="2602954" calcext:value-type="float">
            <text:p>2602954</text:p>
          </table:table-cell>
          <table:table-cell office:value-type="float" office:value="1366189" calcext:value-type="float">
            <text:p>1366189</text:p>
          </table:table-cell>
          <table:table-cell/>
          <table:table-cell office:value-type="float" office:value="9563739" calcext:value-type="float">
            <text:p>9563739</text:p>
          </table:table-cell>
          <table:table-cell office:value-type="float" office:value="9005768" calcext:value-type="float">
            <text:p>9005768</text:p>
          </table:table-cell>
          <table:table-cell office:value-type="float" office:value="20105377" calcext:value-type="float">
            <text:p>20105377</text:p>
          </table:table-cell>
          <table:table-cell office:value-type="float" office:value="11043146" calcext:value-type="float">
            <text:p>11043146</text:p>
          </table:table-cell>
          <table:table-cell/>
          <table:table-cell office:value-type="float" office:value="84341937" calcext:value-type="float">
            <text:p>84341937</text:p>
          </table:table-cell>
          <table:table-cell office:value-type="float" office:value="41932014" calcext:value-type="float">
            <text:p>41932014</text:p>
          </table:table-cell>
          <table:table-cell/>
          <table:table-cell office:value-type="float" office:value="129012619" calcext:value-type="float">
            <text:p>129012619</text:p>
          </table:table-cell>
          <table:table-cell table:number-columns-repeated="6"/>
        </table:table-row>
        <table:table-row table:style-name="ro1">
          <table:table-cell office:value-type="float" office:value="353400" calcext:value-type="float">
            <text:p>353400</text:p>
          </table:table-cell>
          <table:table-cell office:value-type="float" office:value="369159" calcext:value-type="float">
            <text:p>369159</text:p>
          </table:table-cell>
          <table:table-cell office:value-type="float" office:value="1637857" calcext:value-type="float">
            <text:p>1637857</text:p>
          </table:table-cell>
          <table:table-cell office:value-type="float" office:value="1202977" calcext:value-type="float">
            <text:p>1202977</text:p>
          </table:table-cell>
          <table:table-cell/>
          <table:table-cell office:value-type="float" office:value="365015" calcext:value-type="float">
            <text:p>365015</text:p>
          </table:table-cell>
          <table:table-cell office:value-type="float" office:value="374200" calcext:value-type="float">
            <text:p>374200</text:p>
          </table:table-cell>
          <table:table-cell office:value-type="float" office:value="2603083" calcext:value-type="float">
            <text:p>2603083</text:p>
          </table:table-cell>
          <table:table-cell office:value-type="float" office:value="1368263" calcext:value-type="float">
            <text:p>1368263</text:p>
          </table:table-cell>
          <table:table-cell/>
          <table:table-cell office:value-type="float" office:value="9572110" calcext:value-type="float">
            <text:p>9572110</text:p>
          </table:table-cell>
          <table:table-cell office:value-type="float" office:value="9013046" calcext:value-type="float">
            <text:p>9013046</text:p>
          </table:table-cell>
          <table:table-cell office:value-type="float" office:value="20116729" calcext:value-type="float">
            <text:p>20116729</text:p>
          </table:table-cell>
          <table:table-cell office:value-type="float" office:value="11047387" calcext:value-type="float">
            <text:p>11047387</text:p>
          </table:table-cell>
          <table:table-cell/>
          <table:table-cell office:value-type="float" office:value="84502337" calcext:value-type="float">
            <text:p>84502337</text:p>
          </table:table-cell>
          <table:table-cell office:value-type="float" office:value="41940716" calcext:value-type="float">
            <text:p>41940716</text:p>
          </table:table-cell>
          <table:table-cell/>
          <table:table-cell office:value-type="float" office:value="129017658" calcext:value-type="float">
            <text:p>129017658</text:p>
          </table:table-cell>
          <table:table-cell table:number-columns-repeated="6"/>
        </table:table-row>
        <table:table-row table:style-name="ro1">
          <table:table-cell office:value-type="float" office:value="353845" calcext:value-type="float">
            <text:p>353845</text:p>
          </table:table-cell>
          <table:table-cell office:value-type="float" office:value="369178" calcext:value-type="float">
            <text:p>369178</text:p>
          </table:table-cell>
          <table:table-cell office:value-type="float" office:value="1638783" calcext:value-type="float">
            <text:p>1638783</text:p>
          </table:table-cell>
          <table:table-cell office:value-type="float" office:value="1233069" calcext:value-type="float">
            <text:p>1233069</text:p>
          </table:table-cell>
          <table:table-cell/>
          <table:table-cell office:value-type="float" office:value="365033" calcext:value-type="float">
            <text:p>365033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75" calcext:value-type="float">
            <text:p>2603175</text:p>
          </table:table-cell>
          <table:table-cell office:value-type="float" office:value="1368652" calcext:value-type="float">
            <text:p>1368652</text:p>
          </table:table-cell>
          <table:table-cell/>
          <table:table-cell office:value-type="float" office:value="9580610" calcext:value-type="float">
            <text:p>9580610</text:p>
          </table:table-cell>
          <table:table-cell office:value-type="float" office:value="9014231" calcext:value-type="float">
            <text:p>9014231</text:p>
          </table:table-cell>
          <table:table-cell office:value-type="float" office:value="20132153" calcext:value-type="float">
            <text:p>20132153</text:p>
          </table:table-cell>
          <table:table-cell office:value-type="float" office:value="11076516" calcext:value-type="float">
            <text:p>11076516</text:p>
          </table:table-cell>
          <table:table-cell/>
          <table:table-cell office:value-type="float" office:value="84555930" calcext:value-type="float">
            <text:p>84555930</text:p>
          </table:table-cell>
          <table:table-cell office:value-type="float" office:value="41953476" calcext:value-type="float">
            <text:p>41953476</text:p>
          </table:table-cell>
          <table:table-cell/>
          <table:table-cell office:value-type="float" office:value="129029006" calcext:value-type="float">
            <text:p>129029006</text:p>
          </table:table-cell>
          <table:table-cell table:number-columns-repeated="6"/>
        </table:table-row>
        <table:table-row table:style-name="ro1">
          <table:table-cell office:value-type="float" office:value="353901" calcext:value-type="float">
            <text:p>353901</text:p>
          </table:table-cell>
          <table:table-cell office:value-type="float" office:value="369308" calcext:value-type="float">
            <text:p>369308</text:p>
          </table:table-cell>
          <table:table-cell office:value-type="float" office:value="1640579" calcext:value-type="float">
            <text:p>1640579</text:p>
          </table:table-cell>
          <table:table-cell office:value-type="float" office:value="1241440" calcext:value-type="float">
            <text:p>1241440</text:p>
          </table:table-cell>
          <table:table-cell/>
          <table:table-cell office:value-type="float" office:value="365144" calcext:value-type="float">
            <text:p>365144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94" calcext:value-type="float">
            <text:p>2603194</text:p>
          </table:table-cell>
          <table:table-cell office:value-type="float" office:value="1371300" calcext:value-type="float">
            <text:p>1371300</text:p>
          </table:table-cell>
          <table:table-cell/>
          <table:table-cell office:value-type="float" office:value="9590184" calcext:value-type="float">
            <text:p>9590184</text:p>
          </table:table-cell>
          <table:table-cell office:value-type="float" office:value="9022657" calcext:value-type="float">
            <text:p>9022657</text:p>
          </table:table-cell>
          <table:table-cell office:value-type="float" office:value="20159358" calcext:value-type="float">
            <text:p>20159358</text:p>
          </table:table-cell>
          <table:table-cell office:value-type="float" office:value="11085701" calcext:value-type="float">
            <text:p>11085701</text:p>
          </table:table-cell>
          <table:table-cell/>
          <table:table-cell office:value-type="float" office:value="84714986" calcext:value-type="float">
            <text:p>84714986</text:p>
          </table:table-cell>
          <table:table-cell office:value-type="float" office:value="42008254" calcext:value-type="float">
            <text:p>42008254</text:p>
          </table:table-cell>
          <table:table-cell/>
          <table:table-cell office:value-type="float" office:value="129047066" calcext:value-type="float">
            <text:p>129047066</text:p>
          </table:table-cell>
          <table:table-cell table:number-columns-repeated="6"/>
        </table:table-row>
        <table:table-row table:style-name="ro1">
          <table:table-cell office:value-type="float" office:value="353957" calcext:value-type="float">
            <text:p>353957</text:p>
          </table:table-cell>
          <table:table-cell office:value-type="float" office:value="369400" calcext:value-type="float">
            <text:p>369400</text:p>
          </table:table-cell>
          <table:table-cell office:value-type="float" office:value="1649098" calcext:value-type="float">
            <text:p>1649098</text:p>
          </table:table-cell>
          <table:table-cell office:value-type="float" office:value="1249976" calcext:value-type="float">
            <text:p>1249976</text:p>
          </table:table-cell>
          <table:table-cell/>
          <table:table-cell office:value-type="float" office:value="365218" calcext:value-type="float">
            <text:p>365218</text:p>
          </table:table-cell>
          <table:table-cell office:value-type="float" office:value="374384" calcext:value-type="float">
            <text:p>374384</text:p>
          </table:table-cell>
          <table:table-cell office:value-type="float" office:value="2603213" calcext:value-type="float">
            <text:p>2603213</text:p>
          </table:table-cell>
          <table:table-cell office:value-type="float" office:value="1373170" calcext:value-type="float">
            <text:p>1373170</text:p>
          </table:table-cell>
          <table:table-cell/>
          <table:table-cell office:value-type="float" office:value="9607590" calcext:value-type="float">
            <text:p>9607590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05318" calcext:value-type="float">
            <text:p>20205318</text:p>
          </table:table-cell>
          <table:table-cell office:value-type="float" office:value="11134885" calcext:value-type="float">
            <text:p>11134885</text:p>
          </table:table-cell>
          <table:table-cell/>
          <table:table-cell office:value-type="float" office:value="84733485" calcext:value-type="float">
            <text:p>84733485</text:p>
          </table:table-cell>
          <table:table-cell office:value-type="float" office:value="42023382" calcext:value-type="float">
            <text:p>42023382</text:p>
          </table:table-cell>
          <table:table-cell/>
          <table:table-cell office:value-type="float" office:value="129071382" calcext:value-type="float">
            <text:p>129071382</text:p>
          </table:table-cell>
          <table:table-cell table:number-columns-repeated="6"/>
        </table:table-row>
        <table:table-row table:style-name="ro1">
          <table:table-cell office:value-type="float" office:value="354030" calcext:value-type="float">
            <text:p>354030</text:p>
          </table:table-cell>
          <table:table-cell office:value-type="float" office:value="369438" calcext:value-type="float">
            <text:p>369438</text:p>
          </table:table-cell>
          <table:table-cell office:value-type="float" office:value="1649247" calcext:value-type="float">
            <text:p>1649247</text:p>
          </table:table-cell>
          <table:table-cell office:value-type="float" office:value="1261513" calcext:value-type="float">
            <text:p>1261513</text:p>
          </table:table-cell>
          <table:table-cell/>
          <table:table-cell office:value-type="float" office:value="365292" calcext:value-type="float">
            <text:p>365292</text:p>
          </table:table-cell>
          <table:table-cell office:value-type="float" office:value="374551" calcext:value-type="float">
            <text:p>374551</text:p>
          </table:table-cell>
          <table:table-cell office:value-type="float" office:value="2603546" calcext:value-type="float">
            <text:p>2603546</text:p>
          </table:table-cell>
          <table:table-cell office:value-type="float" office:value="1373763" calcext:value-type="float">
            <text:p>1373763</text:p>
          </table:table-cell>
          <table:table-cell/>
          <table:table-cell office:value-type="float" office:value="9676145" calcext:value-type="float">
            <text:p>9676145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85597" calcext:value-type="float">
            <text:p>20285597</text:p>
          </table:table-cell>
          <table:table-cell office:value-type="float" office:value="11138201" calcext:value-type="float">
            <text:p>11138201</text:p>
          </table:table-cell>
          <table:table-cell/>
          <table:table-cell office:value-type="float" office:value="84754411" calcext:value-type="float">
            <text:p>84754411</text:p>
          </table:table-cell>
          <table:table-cell office:value-type="float" office:value="42037475" calcext:value-type="float">
            <text:p>42037475</text:p>
          </table:table-cell>
          <table:table-cell/>
          <table:table-cell office:value-type="float" office:value="129090507" calcext:value-type="float">
            <text:p>129090507</text:p>
          </table:table-cell>
          <table:table-cell table:number-columns-repeated="6"/>
        </table:table-row>
        <table:table-row table:style-name="ro1">
          <table:table-cell office:value-type="float" office:value="354067" calcext:value-type="float">
            <text:p>354067</text:p>
          </table:table-cell>
          <table:table-cell office:value-type="float" office:value="369586" calcext:value-type="float">
            <text:p>369586</text:p>
          </table:table-cell>
          <table:table-cell office:value-type="float" office:value="1654709" calcext:value-type="float">
            <text:p>1654709</text:p>
          </table:table-cell>
          <table:table-cell office:value-type="float" office:value="1265254" calcext:value-type="float">
            <text:p>1265254</text:p>
          </table:table-cell>
          <table:table-cell/>
          <table:table-cell office:value-type="float" office:value="365404" calcext:value-type="float">
            <text:p>365404</text:p>
          </table:table-cell>
          <table:table-cell office:value-type="float" office:value="374570" calcext:value-type="float">
            <text:p>374570</text:p>
          </table:table-cell>
          <table:table-cell office:value-type="float" office:value="2603824" calcext:value-type="float">
            <text:p>2603824</text:p>
          </table:table-cell>
          <table:table-cell office:value-type="float" office:value="1377097" calcext:value-type="float">
            <text:p>1377097</text:p>
          </table:table-cell>
          <table:table-cell/>
          <table:table-cell office:value-type="float" office:value="9678349" calcext:value-type="float">
            <text:p>9678349</text:p>
          </table:table-cell>
          <table:table-cell office:value-type="float" office:value="9033971" calcext:value-type="float">
            <text:p>9033971</text:p>
          </table:table-cell>
          <table:table-cell office:value-type="float" office:value="20287095" calcext:value-type="float">
            <text:p>20287095</text:p>
          </table:table-cell>
          <table:table-cell office:value-type="float" office:value="11149886" calcext:value-type="float">
            <text:p>11149886</text:p>
          </table:table-cell>
          <table:table-cell/>
          <table:table-cell office:value-type="float" office:value="84784817" calcext:value-type="float">
            <text:p>84784817</text:p>
          </table:table-cell>
          <table:table-cell office:value-type="float" office:value="42056846" calcext:value-type="float">
            <text:p>42056846</text:p>
          </table:table-cell>
          <table:table-cell/>
          <table:table-cell office:value-type="float" office:value="129123748" calcext:value-type="float">
            <text:p>129123748</text:p>
          </table:table-cell>
          <table:table-cell table:number-columns-repeated="6"/>
        </table:table-row>
        <table:table-row table:style-name="ro1">
          <table:table-cell office:value-type="float" office:value="354085" calcext:value-type="float">
            <text:p>354085</text:p>
          </table:table-cell>
          <table:table-cell office:value-type="float" office:value="369863" calcext:value-type="float">
            <text:p>369863</text:p>
          </table:table-cell>
          <table:table-cell office:value-type="float" office:value="1655005" calcext:value-type="float">
            <text:p>1655005</text:p>
          </table:table-cell>
          <table:table-cell office:value-type="float" office:value="1271087" calcext:value-type="float">
            <text:p>1271087</text:p>
          </table:table-cell>
          <table:table-cell/>
          <table:table-cell office:value-type="float" office:value="365422" calcext:value-type="float">
            <text:p>365422</text:p>
          </table:table-cell>
          <table:table-cell office:value-type="float" office:value="374626" calcext:value-type="float">
            <text:p>374626</text:p>
          </table:table-cell>
          <table:table-cell office:value-type="float" office:value="2603972" calcext:value-type="float">
            <text:p>2603972</text:p>
          </table:table-cell>
          <table:table-cell office:value-type="float" office:value="1383244" calcext:value-type="float">
            <text:p>1383244</text:p>
          </table:table-cell>
          <table:table-cell/>
          <table:table-cell office:value-type="float" office:value="9678460" calcext:value-type="float">
            <text:p>9678460</text:p>
          </table:table-cell>
          <table:table-cell office:value-type="float" office:value="9040064" calcext:value-type="float">
            <text:p>9040064</text:p>
          </table:table-cell>
          <table:table-cell office:value-type="float" office:value="20326762" calcext:value-type="float">
            <text:p>20326762</text:p>
          </table:table-cell>
          <table:table-cell office:value-type="float" office:value="11167404" calcext:value-type="float">
            <text:p>11167404</text:p>
          </table:table-cell>
          <table:table-cell/>
          <table:table-cell office:value-type="float" office:value="85199736" calcext:value-type="float">
            <text:p>85199736</text:p>
          </table:table-cell>
          <table:table-cell office:value-type="float" office:value="42070251" calcext:value-type="float">
            <text:p>42070251</text:p>
          </table:table-cell>
          <table:table-cell/>
          <table:table-cell office:value-type="float" office:value="129144566" calcext:value-type="float">
            <text:p>129144566</text:p>
          </table:table-cell>
          <table:table-cell table:number-columns-repeated="6"/>
        </table:table-row>
        <table:table-row table:style-name="ro1">
          <table:table-cell office:value-type="float" office:value="354345" calcext:value-type="float">
            <text:p>354345</text:p>
          </table:table-cell>
          <table:table-cell office:value-type="float" office:value="369919" calcext:value-type="float">
            <text:p>369919</text:p>
          </table:table-cell>
          <table:table-cell office:value-type="float" office:value="1655468" calcext:value-type="float">
            <text:p>1655468</text:p>
          </table:table-cell>
          <table:table-cell office:value-type="float" office:value="1288383" calcext:value-type="float">
            <text:p>1288383</text:p>
          </table:table-cell>
          <table:table-cell/>
          <table:table-cell office:value-type="float" office:value="365496" calcext:value-type="float">
            <text:p>365496</text:p>
          </table:table-cell>
          <table:table-cell office:value-type="float" office:value="374959" calcext:value-type="float">
            <text:p>374959</text:p>
          </table:table-cell>
          <table:table-cell office:value-type="float" office:value="2604268" calcext:value-type="float">
            <text:p>2604268</text:p>
          </table:table-cell>
          <table:table-cell office:value-type="float" office:value="1383466" calcext:value-type="float">
            <text:p>1383466</text:p>
          </table:table-cell>
          <table:table-cell/>
          <table:table-cell office:value-type="float" office:value="9685126" calcext:value-type="float">
            <text:p>9685126</text:p>
          </table:table-cell>
          <table:table-cell office:value-type="float" office:value="9050026" calcext:value-type="float">
            <text:p>9050026</text:p>
          </table:table-cell>
          <table:table-cell office:value-type="float" office:value="20348890" calcext:value-type="float">
            <text:p>20348890</text:p>
          </table:table-cell>
          <table:table-cell office:value-type="float" office:value="11183736" calcext:value-type="float">
            <text:p>11183736</text:p>
          </table:table-cell>
          <table:table-cell/>
          <table:table-cell office:value-type="float" office:value="85325092" calcext:value-type="float">
            <text:p>85325092</text:p>
          </table:table-cell>
          <table:table-cell office:value-type="float" office:value="42081216" calcext:value-type="float">
            <text:p>42081216</text:p>
          </table:table-cell>
          <table:table-cell/>
          <table:table-cell office:value-type="float" office:value="129146103" calcext:value-type="float">
            <text:p>129146103</text:p>
          </table:table-cell>
          <table:table-cell table:number-columns-repeated="6"/>
        </table:table-row>
        <table:table-row table:style-name="ro1">
          <table:table-cell office:value-type="float" office:value="354419" calcext:value-type="float">
            <text:p>354419</text:p>
          </table:table-cell>
          <table:table-cell office:value-type="float" office:value="369956" calcext:value-type="float">
            <text:p>369956</text:p>
          </table:table-cell>
          <table:table-cell office:value-type="float" office:value="1655524" calcext:value-type="float">
            <text:p>1655524</text:p>
          </table:table-cell>
          <table:table-cell office:value-type="float" office:value="1292772" calcext:value-type="float">
            <text:p>1292772</text:p>
          </table:table-cell>
          <table:table-cell/>
          <table:table-cell office:value-type="float" office:value="365496" calcext:value-type="float">
            <text:p>365496</text:p>
          </table:table-cell>
          <table:table-cell office:value-type="float" office:value="374996" calcext:value-type="float">
            <text:p>374996</text:p>
          </table:table-cell>
          <table:table-cell office:value-type="float" office:value="2604287" calcext:value-type="float">
            <text:p>2604287</text:p>
          </table:table-cell>
          <table:table-cell office:value-type="float" office:value="1391189" calcext:value-type="float">
            <text:p>1391189</text:p>
          </table:table-cell>
          <table:table-cell/>
          <table:table-cell office:value-type="float" office:value="9695368" calcext:value-type="float">
            <text:p>9695368</text:p>
          </table:table-cell>
          <table:table-cell office:value-type="float" office:value="9050416" calcext:value-type="float">
            <text:p>9050416</text:p>
          </table:table-cell>
          <table:table-cell office:value-type="float" office:value="20352280" calcext:value-type="float">
            <text:p>20352280</text:p>
          </table:table-cell>
          <table:table-cell office:value-type="float" office:value="11236569" calcext:value-type="float">
            <text:p>11236569</text:p>
          </table:table-cell>
          <table:table-cell/>
          <table:table-cell office:value-type="float" office:value="85351828" calcext:value-type="float">
            <text:p>85351828</text:p>
          </table:table-cell>
          <table:table-cell office:value-type="float" office:value="42082162" calcext:value-type="float">
            <text:p>42082162</text:p>
          </table:table-cell>
          <table:table-cell/>
          <table:table-cell office:value-type="float" office:value="129150104" calcext:value-type="float">
            <text:p>129150104</text:p>
          </table:table-cell>
          <table:table-cell table:number-columns-repeated="6"/>
        </table:table-row>
        <table:table-row table:style-name="ro1">
          <table:table-cell office:value-type="float" office:value="354530" calcext:value-type="float">
            <text:p>354530</text:p>
          </table:table-cell>
          <table:table-cell office:value-type="float" office:value="369993" calcext:value-type="float">
            <text:p>369993</text:p>
          </table:table-cell>
          <table:table-cell office:value-type="float" office:value="1660486" calcext:value-type="float">
            <text:p>1660486</text:p>
          </table:table-cell>
          <table:table-cell office:value-type="float" office:value="1301216" calcext:value-type="float">
            <text:p>1301216</text:p>
          </table:table-cell>
          <table:table-cell/>
          <table:table-cell office:value-type="float" office:value="365588" calcext:value-type="float">
            <text:p>365588</text:p>
          </table:table-cell>
          <table:table-cell office:value-type="float" office:value="375015" calcext:value-type="float">
            <text:p>375015</text:p>
          </table:table-cell>
          <table:table-cell office:value-type="float" office:value="2604324" calcext:value-type="float">
            <text:p>2604324</text:p>
          </table:table-cell>
          <table:table-cell office:value-type="float" office:value="1402966" calcext:value-type="float">
            <text:p>1402966</text:p>
          </table:table-cell>
          <table:table-cell/>
          <table:table-cell office:value-type="float" office:value="9701885" calcext:value-type="float">
            <text:p>9701885</text:p>
          </table:table-cell>
          <table:table-cell office:value-type="float" office:value="9052285" calcext:value-type="float">
            <text:p>9052285</text:p>
          </table:table-cell>
          <table:table-cell office:value-type="float" office:value="20467038" calcext:value-type="float">
            <text:p>20467038</text:p>
          </table:table-cell>
          <table:table-cell office:value-type="float" office:value="11297124" calcext:value-type="float">
            <text:p>11297124</text:p>
          </table:table-cell>
          <table:table-cell/>
          <table:table-cell office:value-type="float" office:value="85470978" calcext:value-type="float">
            <text:p>85470978</text:p>
          </table:table-cell>
          <table:table-cell office:value-type="float" office:value="42083476" calcext:value-type="float">
            <text:p>42083476</text:p>
          </table:table-cell>
          <table:table-cell/>
          <table:table-cell office:value-type="float" office:value="129171928" calcext:value-type="float">
            <text:p>129171928</text:p>
          </table:table-cell>
          <table:table-cell table:number-columns-repeated="6"/>
        </table:table-row>
        <table:table-row table:style-name="ro1">
          <table:table-cell office:value-type="float" office:value="354660" calcext:value-type="float">
            <text:p>354660</text:p>
          </table:table-cell>
          <table:table-cell office:value-type="float" office:value="370123" calcext:value-type="float">
            <text:p>370123</text:p>
          </table:table-cell>
          <table:table-cell office:value-type="float" office:value="1660580" calcext:value-type="float">
            <text:p>1660580</text:p>
          </table:table-cell>
          <table:table-cell office:value-type="float" office:value="1304382" calcext:value-type="float">
            <text:p>1304382</text:p>
          </table:table-cell>
          <table:table-cell/>
          <table:table-cell office:value-type="float" office:value="365626" calcext:value-type="float">
            <text:p>365626</text:p>
          </table:table-cell>
          <table:table-cell office:value-type="float" office:value="375051" calcext:value-type="float">
            <text:p>375051</text:p>
          </table:table-cell>
          <table:table-cell office:value-type="float" office:value="2604417" calcext:value-type="float">
            <text:p>2604417</text:p>
          </table:table-cell>
          <table:table-cell office:value-type="float" office:value="1409374" calcext:value-type="float">
            <text:p>1409374</text:p>
          </table:table-cell>
          <table:table-cell/>
          <table:table-cell office:value-type="float" office:value="9702996" calcext:value-type="float">
            <text:p>9702996</text:p>
          </table:table-cell>
          <table:table-cell office:value-type="float" office:value="9055007" calcext:value-type="float">
            <text:p>9055007</text:p>
          </table:table-cell>
          <table:table-cell office:value-type="float" office:value="20482296" calcext:value-type="float">
            <text:p>20482296</text:p>
          </table:table-cell>
          <table:table-cell office:value-type="float" office:value="11323680" calcext:value-type="float">
            <text:p>11323680</text:p>
          </table:table-cell>
          <table:table-cell/>
          <table:table-cell office:value-type="float" office:value="85484033" calcext:value-type="float">
            <text:p>85484033</text:p>
          </table:table-cell>
          <table:table-cell office:value-type="float" office:value="42116883" calcext:value-type="float">
            <text:p>42116883</text:p>
          </table:table-cell>
          <table:table-cell/>
          <table:table-cell office:value-type="float" office:value="129182559" calcext:value-type="float">
            <text:p>129182559</text:p>
          </table:table-cell>
          <table:table-cell table:number-columns-repeated="6"/>
        </table:table-row>
        <table:table-row table:style-name="ro1">
          <table:table-cell office:value-type="float" office:value="354715" calcext:value-type="float">
            <text:p>354715</text:p>
          </table:table-cell>
          <table:table-cell office:value-type="float" office:value="370215" calcext:value-type="float">
            <text:p>370215</text:p>
          </table:table-cell>
          <table:table-cell office:value-type="float" office:value="1673505" calcext:value-type="float">
            <text:p>1673505</text:p>
          </table:table-cell>
          <table:table-cell office:value-type="float" office:value="1307512" calcext:value-type="float">
            <text:p>1307512</text:p>
          </table:table-cell>
          <table:table-cell/>
          <table:table-cell office:value-type="float" office:value="365644" calcext:value-type="float">
            <text:p>365644</text:p>
          </table:table-cell>
          <table:table-cell office:value-type="float" office:value="375181" calcext:value-type="float">
            <text:p>375181</text:p>
          </table:table-cell>
          <table:table-cell office:value-type="float" office:value="2604509" calcext:value-type="float">
            <text:p>2604509</text:p>
          </table:table-cell>
          <table:table-cell office:value-type="float" office:value="1409893" calcext:value-type="float">
            <text:p>1409893</text:p>
          </table:table-cell>
          <table:table-cell/>
          <table:table-cell office:value-type="float" office:value="9707941" calcext:value-type="float">
            <text:p>9707941</text:p>
          </table:table-cell>
          <table:table-cell office:value-type="float" office:value="9066212" calcext:value-type="float">
            <text:p>9066212</text:p>
          </table:table-cell>
          <table:table-cell office:value-type="float" office:value="20604053" calcext:value-type="float">
            <text:p>20604053</text:p>
          </table:table-cell>
          <table:table-cell office:value-type="float" office:value="11401252" calcext:value-type="float">
            <text:p>11401252</text:p>
          </table:table-cell>
          <table:table-cell/>
          <table:table-cell office:value-type="float" office:value="85690342" calcext:value-type="float">
            <text:p>85690342</text:p>
          </table:table-cell>
          <table:table-cell office:value-type="float" office:value="42148418" calcext:value-type="float">
            <text:p>42148418</text:p>
          </table:table-cell>
          <table:table-cell/>
          <table:table-cell office:value-type="float" office:value="129191499" calcext:value-type="float">
            <text:p>129191499</text:p>
          </table:table-cell>
          <table:table-cell table:number-columns-repeated="6"/>
        </table:table-row>
        <table:table-row table:style-name="ro1">
          <table:table-cell office:value-type="float" office:value="354753" calcext:value-type="float">
            <text:p>354753</text:p>
          </table:table-cell>
          <table:table-cell office:value-type="float" office:value="370216" calcext:value-type="float">
            <text:p>370216</text:p>
          </table:table-cell>
          <table:table-cell office:value-type="float" office:value="1679486" calcext:value-type="float">
            <text:p>1679486</text:p>
          </table:table-cell>
          <table:table-cell office:value-type="float" office:value="1319734" calcext:value-type="float">
            <text:p>1319734</text:p>
          </table:table-cell>
          <table:table-cell/>
          <table:table-cell office:value-type="float" office:value="365736" calcext:value-type="float">
            <text:p>365736</text:p>
          </table:table-cell>
          <table:table-cell office:value-type="float" office:value="375347" calcext:value-type="float">
            <text:p>375347</text:p>
          </table:table-cell>
          <table:table-cell office:value-type="float" office:value="2604564" calcext:value-type="float">
            <text:p>2604564</text:p>
          </table:table-cell>
          <table:table-cell office:value-type="float" office:value="1416725" calcext:value-type="float">
            <text:p>1416725</text:p>
          </table:table-cell>
          <table:table-cell/>
          <table:table-cell office:value-type="float" office:value="9713108" calcext:value-type="float">
            <text:p>9713108</text:p>
          </table:table-cell>
          <table:table-cell office:value-type="float" office:value="9070674" calcext:value-type="float">
            <text:p>9070674</text:p>
          </table:table-cell>
          <table:table-cell office:value-type="float" office:value="20612906" calcext:value-type="float">
            <text:p>20612906</text:p>
          </table:table-cell>
          <table:table-cell office:value-type="float" office:value="11407882" calcext:value-type="float">
            <text:p>11407882</text:p>
          </table:table-cell>
          <table:table-cell/>
          <table:table-cell office:value-type="float" office:value="85780454" calcext:value-type="float">
            <text:p>85780454</text:p>
          </table:table-cell>
          <table:table-cell office:value-type="float" office:value="42158954" calcext:value-type="float">
            <text:p>42158954</text:p>
          </table:table-cell>
          <table:table-cell/>
          <table:table-cell office:value-type="float" office:value="129201443" calcext:value-type="float">
            <text:p>129201443</text:p>
          </table:table-cell>
          <table:table-cell table:number-columns-repeated="6"/>
        </table:table-row>
        <table:table-row table:style-name="ro1">
          <table:table-cell office:value-type="float" office:value="354789" calcext:value-type="float">
            <text:p>354789</text:p>
          </table:table-cell>
          <table:table-cell office:value-type="float" office:value="370419" calcext:value-type="float">
            <text:p>370419</text:p>
          </table:table-cell>
          <table:table-cell office:value-type="float" office:value="1694282" calcext:value-type="float">
            <text:p>1694282</text:p>
          </table:table-cell>
          <table:table-cell office:value-type="float" office:value="1322012" calcext:value-type="float">
            <text:p>1322012</text:p>
          </table:table-cell>
          <table:table-cell/>
          <table:table-cell office:value-type="float" office:value="365755" calcext:value-type="float">
            <text:p>365755</text:p>
          </table:table-cell>
          <table:table-cell office:value-type="float" office:value="375533" calcext:value-type="float">
            <text:p>375533</text:p>
          </table:table-cell>
          <table:table-cell office:value-type="float" office:value="2604601" calcext:value-type="float">
            <text:p>2604601</text:p>
          </table:table-cell>
          <table:table-cell office:value-type="float" office:value="1425447" calcext:value-type="float">
            <text:p>1425447</text:p>
          </table:table-cell>
          <table:table-cell/>
          <table:table-cell office:value-type="float" office:value="9714145" calcext:value-type="float">
            <text:p>9714145</text:p>
          </table:table-cell>
          <table:table-cell office:value-type="float" office:value="9074156" calcext:value-type="float">
            <text:p>9074156</text:p>
          </table:table-cell>
          <table:table-cell office:value-type="float" office:value="20630127" calcext:value-type="float">
            <text:p>20630127</text:p>
          </table:table-cell>
          <table:table-cell office:value-type="float" office:value="11422012" calcext:value-type="float">
            <text:p>11422012</text:p>
          </table:table-cell>
          <table:table-cell/>
          <table:table-cell office:value-type="float" office:value="85981454" calcext:value-type="float">
            <text:p>85981454</text:p>
          </table:table-cell>
          <table:table-cell office:value-type="float" office:value="42161565" calcext:value-type="float">
            <text:p>42161565</text:p>
          </table:table-cell>
          <table:table-cell/>
          <table:table-cell office:value-type="float" office:value="129214475" calcext:value-type="float">
            <text:p>129214475</text:p>
          </table:table-cell>
          <table:table-cell table:number-columns-repeated="6"/>
        </table:table-row>
        <table:table-row table:style-name="ro1">
          <table:table-cell office:value-type="float" office:value="354827" calcext:value-type="float">
            <text:p>354827</text:p>
          </table:table-cell>
          <table:table-cell office:value-type="float" office:value="370567" calcext:value-type="float">
            <text:p>370567</text:p>
          </table:table-cell>
          <table:table-cell office:value-type="float" office:value="1701931" calcext:value-type="float">
            <text:p>1701931</text:p>
          </table:table-cell>
          <table:table-cell office:value-type="float" office:value="1324586" calcext:value-type="float">
            <text:p>1324586</text:p>
          </table:table-cell>
          <table:table-cell/>
          <table:table-cell office:value-type="float" office:value="365755" calcext:value-type="float">
            <text:p>365755</text:p>
          </table:table-cell>
          <table:table-cell office:value-type="float" office:value="375645" calcext:value-type="float">
            <text:p>375645</text:p>
          </table:table-cell>
          <table:table-cell office:value-type="float" office:value="2604638" calcext:value-type="float">
            <text:p>2604638</text:p>
          </table:table-cell>
          <table:table-cell office:value-type="float" office:value="1427947" calcext:value-type="float">
            <text:p>1427947</text:p>
          </table:table-cell>
          <table:table-cell/>
          <table:table-cell office:value-type="float" office:value="9715144" calcext:value-type="float">
            <text:p>9715144</text:p>
          </table:table-cell>
          <table:table-cell office:value-type="float" office:value="9075859" calcext:value-type="float">
            <text:p>9075859</text:p>
          </table:table-cell>
          <table:table-cell office:value-type="float" office:value="20673905" calcext:value-type="float">
            <text:p>20673905</text:p>
          </table:table-cell>
          <table:table-cell office:value-type="float" office:value="11511065" calcext:value-type="float">
            <text:p>11511065</text:p>
          </table:table-cell>
          <table:table-cell/>
          <table:table-cell office:value-type="float" office:value="86235244" calcext:value-type="float">
            <text:p>86235244</text:p>
          </table:table-cell>
          <table:table-cell office:value-type="float" office:value="42162734" calcext:value-type="float">
            <text:p>42162734</text:p>
          </table:table-cell>
          <table:table-cell/>
          <table:table-cell office:value-type="float" office:value="129215395" calcext:value-type="float">
            <text:p>129215395</text:p>
          </table:table-cell>
          <table:table-cell table:number-columns-repeated="6"/>
        </table:table-row>
        <table:table-row table:style-name="ro1">
          <table:table-cell office:value-type="float" office:value="354845" calcext:value-type="float">
            <text:p>354845</text:p>
          </table:table-cell>
          <table:table-cell office:value-type="float" office:value="370845" calcext:value-type="float">
            <text:p>370845</text:p>
          </table:table-cell>
          <table:table-cell office:value-type="float" office:value="1705171" calcext:value-type="float">
            <text:p>1705171</text:p>
          </table:table-cell>
          <table:table-cell office:value-type="float" office:value="1336937" calcext:value-type="float">
            <text:p>1336937</text:p>
          </table:table-cell>
          <table:table-cell/>
          <table:table-cell office:value-type="float" office:value="365793" calcext:value-type="float">
            <text:p>365793</text:p>
          </table:table-cell>
          <table:table-cell office:value-type="float" office:value="375903" calcext:value-type="float">
            <text:p>375903</text:p>
          </table:table-cell>
          <table:table-cell office:value-type="float" office:value="2604861" calcext:value-type="float">
            <text:p>2604861</text:p>
          </table:table-cell>
          <table:table-cell office:value-type="float" office:value="1452966" calcext:value-type="float">
            <text:p>1452966</text:p>
          </table:table-cell>
          <table:table-cell/>
          <table:table-cell office:value-type="float" office:value="9721848" calcext:value-type="float">
            <text:p>9721848</text:p>
          </table:table-cell>
          <table:table-cell office:value-type="float" office:value="9075915" calcext:value-type="float">
            <text:p>9075915</text:p>
          </table:table-cell>
          <table:table-cell office:value-type="float" office:value="20708035" calcext:value-type="float">
            <text:p>20708035</text:p>
          </table:table-cell>
          <table:table-cell office:value-type="float" office:value="11566212" calcext:value-type="float">
            <text:p>11566212</text:p>
          </table:table-cell>
          <table:table-cell/>
          <table:table-cell office:value-type="float" office:value="86371210" calcext:value-type="float">
            <text:p>86371210</text:p>
          </table:table-cell>
          <table:table-cell office:value-type="float" office:value="42171640" calcext:value-type="float">
            <text:p>42171640</text:p>
          </table:table-cell>
          <table:table-cell/>
          <table:table-cell office:value-type="float" office:value="129223132" calcext:value-type="float">
            <text:p>129223132</text:p>
          </table:table-cell>
          <table:table-cell table:number-columns-repeated="6"/>
        </table:table-row>
        <table:table-row table:style-name="ro1">
          <table:table-cell office:value-type="float" office:value="354864" calcext:value-type="float">
            <text:p>354864</text:p>
          </table:table-cell>
          <table:table-cell office:value-type="float" office:value="370901" calcext:value-type="float">
            <text:p>370901</text:p>
          </table:table-cell>
          <table:table-cell office:value-type="float" office:value="1705653" calcext:value-type="float">
            <text:p>1705653</text:p>
          </table:table-cell>
          <table:table-cell office:value-type="float" office:value="1337437" calcext:value-type="float">
            <text:p>1337437</text:p>
          </table:table-cell>
          <table:table-cell/>
          <table:table-cell office:value-type="float" office:value="365830" calcext:value-type="float">
            <text:p>365830</text:p>
          </table:table-cell>
          <table:table-cell office:value-type="float" office:value="375904" calcext:value-type="float">
            <text:p>375904</text:p>
          </table:table-cell>
          <table:table-cell office:value-type="float" office:value="2604898" calcext:value-type="float">
            <text:p>2604898</text:p>
          </table:table-cell>
          <table:table-cell office:value-type="float" office:value="1521854" calcext:value-type="float">
            <text:p>1521854</text:p>
          </table:table-cell>
          <table:table-cell/>
          <table:table-cell office:value-type="float" office:value="9723645" calcext:value-type="float">
            <text:p>9723645</text:p>
          </table:table-cell>
          <table:table-cell office:value-type="float" office:value="9082804" calcext:value-type="float">
            <text:p>9082804</text:p>
          </table:table-cell>
          <table:table-cell office:value-type="float" office:value="20726515" calcext:value-type="float">
            <text:p>20726515</text:p>
          </table:table-cell>
          <table:table-cell office:value-type="float" office:value="11575157" calcext:value-type="float">
            <text:p>11575157</text:p>
          </table:table-cell>
          <table:table-cell/>
          <table:table-cell office:value-type="float" office:value="86422964" calcext:value-type="float">
            <text:p>86422964</text:p>
          </table:table-cell>
          <table:table-cell office:value-type="float" office:value="42175288" calcext:value-type="float">
            <text:p>42175288</text:p>
          </table:table-cell>
          <table:table-cell/>
          <table:table-cell office:value-type="float" office:value="129230640" calcext:value-type="float">
            <text:p>129230640</text:p>
          </table:table-cell>
          <table:table-cell table:number-columns-repeated="6"/>
        </table:table-row>
        <table:table-row table:style-name="ro1">
          <table:table-cell office:value-type="float" office:value="354882" calcext:value-type="float">
            <text:p>354882</text:p>
          </table:table-cell>
          <table:table-cell office:value-type="float" office:value="370956" calcext:value-type="float">
            <text:p>370956</text:p>
          </table:table-cell>
          <table:table-cell office:value-type="float" office:value="1708523" calcext:value-type="float">
            <text:p>1708523</text:p>
          </table:table-cell>
          <table:table-cell office:value-type="float" office:value="1337974" calcext:value-type="float">
            <text:p>1337974</text:p>
          </table:table-cell>
          <table:table-cell/>
          <table:table-cell office:value-type="float" office:value="365848" calcext:value-type="float">
            <text:p>365848</text:p>
          </table:table-cell>
          <table:table-cell office:value-type="float" office:value="376237" calcext:value-type="float">
            <text:p>376237</text:p>
          </table:table-cell>
          <table:table-cell office:value-type="float" office:value="2604935" calcext:value-type="float">
            <text:p>2604935</text:p>
          </table:table-cell>
          <table:table-cell office:value-type="float" office:value="1613131" calcext:value-type="float">
            <text:p>1613131</text:p>
          </table:table-cell>
          <table:table-cell/>
          <table:table-cell office:value-type="float" office:value="9727218" calcext:value-type="float">
            <text:p>9727218</text:p>
          </table:table-cell>
          <table:table-cell office:value-type="float" office:value="9084841" calcext:value-type="float">
            <text:p>9084841</text:p>
          </table:table-cell>
          <table:table-cell office:value-type="float" office:value="20763014" calcext:value-type="float">
            <text:p>20763014</text:p>
          </table:table-cell>
          <table:table-cell office:value-type="float" office:value="11670544" calcext:value-type="float">
            <text:p>11670544</text:p>
          </table:table-cell>
          <table:table-cell/>
          <table:table-cell office:value-type="float" office:value="86652740" calcext:value-type="float">
            <text:p>86652740</text:p>
          </table:table-cell>
          <table:table-cell office:value-type="float" office:value="42178917" calcext:value-type="float">
            <text:p>42178917</text:p>
          </table:table-cell>
          <table:table-cell/>
          <table:table-cell office:value-type="float" office:value="129234592" calcext:value-type="float">
            <text:p>129234592</text:p>
          </table:table-cell>
          <table:table-cell table:number-columns-repeated="6"/>
        </table:table-row>
        <table:table-row table:style-name="ro1">
          <table:table-cell office:value-type="float" office:value="354882" calcext:value-type="float">
            <text:p>354882</text:p>
          </table:table-cell>
          <table:table-cell office:value-type="float" office:value="371029" calcext:value-type="float">
            <text:p>371029</text:p>
          </table:table-cell>
          <table:table-cell office:value-type="float" office:value="1713152" calcext:value-type="float">
            <text:p>1713152</text:p>
          </table:table-cell>
          <table:table-cell office:value-type="float" office:value="1339104" calcext:value-type="float">
            <text:p>1339104</text:p>
          </table:table-cell>
          <table:table-cell/>
          <table:table-cell office:value-type="float" office:value="365941" calcext:value-type="float">
            <text:p>365941</text:p>
          </table:table-cell>
          <table:table-cell office:value-type="float" office:value="376274" calcext:value-type="float">
            <text:p>376274</text:p>
          </table:table-cell>
          <table:table-cell office:value-type="float" office:value="2605139" calcext:value-type="float">
            <text:p>2605139</text:p>
          </table:table-cell>
          <table:table-cell office:value-type="float" office:value="1659093" calcext:value-type="float">
            <text:p>1659093</text:p>
          </table:table-cell>
          <table:table-cell/>
          <table:table-cell office:value-type="float" office:value="9735385" calcext:value-type="float">
            <text:p>9735385</text:p>
          </table:table-cell>
          <table:table-cell office:value-type="float" office:value="9087414" calcext:value-type="float">
            <text:p>9087414</text:p>
          </table:table-cell>
          <table:table-cell office:value-type="float" office:value="20770514" calcext:value-type="float">
            <text:p>20770514</text:p>
          </table:table-cell>
          <table:table-cell office:value-type="float" office:value="11723173" calcext:value-type="float">
            <text:p>11723173</text:p>
          </table:table-cell>
          <table:table-cell/>
          <table:table-cell office:value-type="float" office:value="87135825" calcext:value-type="float">
            <text:p>87135825</text:p>
          </table:table-cell>
          <table:table-cell office:value-type="float" office:value="42196048" calcext:value-type="float">
            <text:p>42196048</text:p>
          </table:table-cell>
          <table:table-cell/>
          <table:table-cell office:value-type="float" office:value="129236015" calcext:value-type="float">
            <text:p>129236015</text:p>
          </table:table-cell>
          <table:table-cell table:number-columns-repeated="6"/>
        </table:table-row>
        <table:table-row table:style-name="ro1">
          <table:table-cell office:value-type="float" office:value="354900" calcext:value-type="float">
            <text:p>354900</text:p>
          </table:table-cell>
          <table:table-cell office:value-type="float" office:value="371030" calcext:value-type="float">
            <text:p>371030</text:p>
          </table:table-cell>
          <table:table-cell office:value-type="float" office:value="1715911" calcext:value-type="float">
            <text:p>1715911</text:p>
          </table:table-cell>
          <table:table-cell office:value-type="float" office:value="1340512" calcext:value-type="float">
            <text:p>1340512</text:p>
          </table:table-cell>
          <table:table-cell/>
          <table:table-cell office:value-type="float" office:value="366126" calcext:value-type="float">
            <text:p>366126</text:p>
          </table:table-cell>
          <table:table-cell office:value-type="float" office:value="376385" calcext:value-type="float">
            <text:p>376385</text:p>
          </table:table-cell>
          <table:table-cell office:value-type="float" office:value="2605176" calcext:value-type="float">
            <text:p>2605176</text:p>
          </table:table-cell>
          <table:table-cell office:value-type="float" office:value="1715648" calcext:value-type="float">
            <text:p>1715648</text:p>
          </table:table-cell>
          <table:table-cell/>
          <table:table-cell office:value-type="float" office:value="9747978" calcext:value-type="float">
            <text:p>9747978</text:p>
          </table:table-cell>
          <table:table-cell office:value-type="float" office:value="9087915" calcext:value-type="float">
            <text:p>9087915</text:p>
          </table:table-cell>
          <table:table-cell office:value-type="float" office:value="20815976" calcext:value-type="float">
            <text:p>20815976</text:p>
          </table:table-cell>
          <table:table-cell office:value-type="float" office:value="11764469" calcext:value-type="float">
            <text:p>11764469</text:p>
          </table:table-cell>
          <table:table-cell/>
          <table:table-cell office:value-type="float" office:value="87200456" calcext:value-type="float">
            <text:p>87200456</text:p>
          </table:table-cell>
          <table:table-cell office:value-type="float" office:value="42273603" calcext:value-type="float">
            <text:p>42273603</text:p>
          </table:table-cell>
          <table:table-cell/>
          <table:table-cell office:value-type="float" office:value="129239071" calcext:value-type="float">
            <text:p>129239071</text:p>
          </table:table-cell>
          <table:table-cell table:number-columns-repeated="6"/>
        </table:table-row>
        <table:table-row table:style-name="ro1">
          <table:table-cell office:value-type="float" office:value="355049" calcext:value-type="float">
            <text:p>355049</text:p>
          </table:table-cell>
          <table:table-cell office:value-type="float" office:value="371086" calcext:value-type="float">
            <text:p>371086</text:p>
          </table:table-cell>
          <table:table-cell office:value-type="float" office:value="1717541" calcext:value-type="float">
            <text:p>1717541</text:p>
          </table:table-cell>
          <table:table-cell office:value-type="float" office:value="1347160" calcext:value-type="float">
            <text:p>1347160</text:p>
          </table:table-cell>
          <table:table-cell/>
          <table:table-cell office:value-type="float" office:value="366255" calcext:value-type="float">
            <text:p>366255</text:p>
          </table:table-cell>
          <table:table-cell office:value-type="float" office:value="376403" calcext:value-type="float">
            <text:p>376403</text:p>
          </table:table-cell>
          <table:table-cell office:value-type="float" office:value="2605305" calcext:value-type="float">
            <text:p>2605305</text:p>
          </table:table-cell>
          <table:table-cell office:value-type="float" office:value="1718519" calcext:value-type="float">
            <text:p>1718519</text:p>
          </table:table-cell>
          <table:table-cell/>
          <table:table-cell office:value-type="float" office:value="9751681" calcext:value-type="float">
            <text:p>9751681</text:p>
          </table:table-cell>
          <table:table-cell office:value-type="float" office:value="9092489" calcext:value-type="float">
            <text:p>9092489</text:p>
          </table:table-cell>
          <table:table-cell office:value-type="float" office:value="20822587" calcext:value-type="float">
            <text:p>20822587</text:p>
          </table:table-cell>
          <table:table-cell office:value-type="float" office:value="11776172" calcext:value-type="float">
            <text:p>11776172</text:p>
          </table:table-cell>
          <table:table-cell/>
          <table:table-cell office:value-type="float" office:value="87601401" calcext:value-type="float">
            <text:p>87601401</text:p>
          </table:table-cell>
          <table:table-cell office:value-type="float" office:value="42275139" calcext:value-type="float">
            <text:p>42275139</text:p>
          </table:table-cell>
          <table:table-cell/>
          <table:table-cell office:value-type="float" office:value="129244003" calcext:value-type="float">
            <text:p>129244003</text:p>
          </table:table-cell>
          <table:table-cell table:number-columns-repeated="6"/>
        </table:table-row>
        <table:table-row table:style-name="ro1">
          <table:table-cell office:value-type="float" office:value="355067" calcext:value-type="float">
            <text:p>355067</text:p>
          </table:table-cell>
          <table:table-cell office:value-type="float" office:value="371104" calcext:value-type="float">
            <text:p>371104</text:p>
          </table:table-cell>
          <table:table-cell office:value-type="float" office:value="1717894" calcext:value-type="float">
            <text:p>1717894</text:p>
          </table:table-cell>
          <table:table-cell office:value-type="float" office:value="1349011" calcext:value-type="float">
            <text:p>1349011</text:p>
          </table:table-cell>
          <table:table-cell/>
          <table:table-cell office:value-type="float" office:value="366440" calcext:value-type="float">
            <text:p>366440</text:p>
          </table:table-cell>
          <table:table-cell office:value-type="float" office:value="376514" calcext:value-type="float">
            <text:p>376514</text:p>
          </table:table-cell>
          <table:table-cell office:value-type="float" office:value="2605509" calcext:value-type="float">
            <text:p>2605509</text:p>
          </table:table-cell>
          <table:table-cell office:value-type="float" office:value="1719371" calcext:value-type="float">
            <text:p>1719371</text:p>
          </table:table-cell>
          <table:table-cell/>
          <table:table-cell office:value-type="float" office:value="9764069" calcext:value-type="float">
            <text:p>9764069</text:p>
          </table:table-cell>
          <table:table-cell office:value-type="float" office:value="9101692" calcext:value-type="float">
            <text:p>9101692</text:p>
          </table:table-cell>
          <table:table-cell office:value-type="float" office:value="20832290" calcext:value-type="float">
            <text:p>20832290</text:p>
          </table:table-cell>
          <table:table-cell office:value-type="float" office:value="11779505" calcext:value-type="float">
            <text:p>11779505</text:p>
          </table:table-cell>
          <table:table-cell/>
          <table:table-cell office:value-type="float" office:value="87846992" calcext:value-type="float">
            <text:p>87846992</text:p>
          </table:table-cell>
          <table:table-cell office:value-type="float" office:value="42279657" calcext:value-type="float">
            <text:p>42279657</text:p>
          </table:table-cell>
          <table:table-cell/>
          <table:table-cell office:value-type="float" office:value="129261288" calcext:value-type="float">
            <text:p>129261288</text:p>
          </table:table-cell>
          <table:table-cell table:number-columns-repeated="6"/>
        </table:table-row>
        <table:table-row table:style-name="ro1">
          <table:table-cell office:value-type="float" office:value="355086" calcext:value-type="float">
            <text:p>355086</text:p>
          </table:table-cell>
          <table:table-cell office:value-type="float" office:value="371122" calcext:value-type="float">
            <text:p>371122</text:p>
          </table:table-cell>
          <table:table-cell office:value-type="float" office:value="1732596" calcext:value-type="float">
            <text:p>1732596</text:p>
          </table:table-cell>
          <table:table-cell office:value-type="float" office:value="1350178" calcext:value-type="float">
            <text:p>1350178</text:p>
          </table:table-cell>
          <table:table-cell/>
          <table:table-cell office:value-type="float" office:value="366589" calcext:value-type="float">
            <text:p>366589</text:p>
          </table:table-cell>
          <table:table-cell office:value-type="float" office:value="376570" calcext:value-type="float">
            <text:p>376570</text:p>
          </table:table-cell>
          <table:table-cell office:value-type="float" office:value="2605917" calcext:value-type="float">
            <text:p>2605917</text:p>
          </table:table-cell>
          <table:table-cell office:value-type="float" office:value="1730907" calcext:value-type="float">
            <text:p>1730907</text:p>
          </table:table-cell>
          <table:table-cell/>
          <table:table-cell office:value-type="float" office:value="9788144" calcext:value-type="float">
            <text:p>9788144</text:p>
          </table:table-cell>
          <table:table-cell office:value-type="float" office:value="9117173" calcext:value-type="float">
            <text:p>9117173</text:p>
          </table:table-cell>
          <table:table-cell office:value-type="float" office:value="20881883" calcext:value-type="float">
            <text:p>20881883</text:p>
          </table:table-cell>
          <table:table-cell office:value-type="float" office:value="11795394" calcext:value-type="float">
            <text:p>11795394</text:p>
          </table:table-cell>
          <table:table-cell/>
          <table:table-cell office:value-type="float" office:value="87990501" calcext:value-type="float">
            <text:p>87990501</text:p>
          </table:table-cell>
          <table:table-cell office:value-type="float" office:value="42288029" calcext:value-type="float">
            <text:p>42288029</text:p>
          </table:table-cell>
          <table:table-cell/>
          <table:table-cell office:value-type="float" office:value="129360731" calcext:value-type="float">
            <text:p>129360731</text:p>
          </table:table-cell>
          <table:table-cell table:number-columns-repeated="6"/>
        </table:table-row>
        <table:table-row table:style-name="ro1">
          <table:table-cell office:value-type="float" office:value="355252" calcext:value-type="float">
            <text:p>355252</text:p>
          </table:table-cell>
          <table:table-cell office:value-type="float" office:value="371308" calcext:value-type="float">
            <text:p>371308</text:p>
          </table:table-cell>
          <table:table-cell office:value-type="float" office:value="1735782" calcext:value-type="float">
            <text:p>1735782</text:p>
          </table:table-cell>
          <table:table-cell office:value-type="float" office:value="1350196" calcext:value-type="float">
            <text:p>1350196</text:p>
          </table:table-cell>
          <table:table-cell/>
          <table:table-cell office:value-type="float" office:value="366792" calcext:value-type="float">
            <text:p>366792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5990" calcext:value-type="float">
            <text:p>2605990</text:p>
          </table:table-cell>
          <table:table-cell office:value-type="float" office:value="1733388" calcext:value-type="float">
            <text:p>1733388</text:p>
          </table:table-cell>
          <table:table-cell/>
          <table:table-cell office:value-type="float" office:value="9788366" calcext:value-type="float">
            <text:p>9788366</text:p>
          </table:table-cell>
          <table:table-cell office:value-type="float" office:value="9117377" calcext:value-type="float">
            <text:p>9117377</text:p>
          </table:table-cell>
          <table:table-cell office:value-type="float" office:value="20889235" calcext:value-type="float">
            <text:p>20889235</text:p>
          </table:table-cell>
          <table:table-cell office:value-type="float" office:value="11804839" calcext:value-type="float">
            <text:p>11804839</text:p>
          </table:table-cell>
          <table:table-cell/>
          <table:table-cell office:value-type="float" office:value="88067852" calcext:value-type="float">
            <text:p>88067852</text:p>
          </table:table-cell>
          <table:table-cell office:value-type="float" office:value="42302640" calcext:value-type="float">
            <text:p>42302640</text:p>
          </table:table-cell>
          <table:table-cell/>
          <table:table-cell office:value-type="float" office:value="129364388" calcext:value-type="float">
            <text:p>129364388</text:p>
          </table:table-cell>
          <table:table-cell table:number-columns-repeated="6"/>
        </table:table-row>
        <table:table-row table:style-name="ro1">
          <table:table-cell office:value-type="float" office:value="355308" calcext:value-type="float">
            <text:p>355308</text:p>
          </table:table-cell>
          <table:table-cell office:value-type="float" office:value="371345" calcext:value-type="float">
            <text:p>371345</text:p>
          </table:table-cell>
          <table:table-cell office:value-type="float" office:value="1738263" calcext:value-type="float">
            <text:p>1738263</text:p>
          </table:table-cell>
          <table:table-cell office:value-type="float" office:value="1353455" calcext:value-type="float">
            <text:p>1353455</text:p>
          </table:table-cell>
          <table:table-cell/>
          <table:table-cell office:value-type="float" office:value="366885" calcext:value-type="float">
            <text:p>366885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6231" calcext:value-type="float">
            <text:p>2606231</text:p>
          </table:table-cell>
          <table:table-cell office:value-type="float" office:value="1733963" calcext:value-type="float">
            <text:p>1733963</text:p>
          </table:table-cell>
          <table:table-cell/>
          <table:table-cell office:value-type="float" office:value="9789107" calcext:value-type="float">
            <text:p>9789107</text:p>
          </table:table-cell>
          <table:table-cell office:value-type="float" office:value="9121229" calcext:value-type="float">
            <text:p>9121229</text:p>
          </table:table-cell>
          <table:table-cell office:value-type="float" office:value="20906475" calcext:value-type="float">
            <text:p>20906475</text:p>
          </table:table-cell>
          <table:table-cell office:value-type="float" office:value="11822468" calcext:value-type="float">
            <text:p>11822468</text:p>
          </table:table-cell>
          <table:table-cell/>
          <table:table-cell office:value-type="float" office:value="88543257" calcext:value-type="float">
            <text:p>88543257</text:p>
          </table:table-cell>
          <table:table-cell office:value-type="float" office:value="42310602" calcext:value-type="float">
            <text:p>42310602</text:p>
          </table:table-cell>
          <table:table-cell/>
          <table:table-cell office:value-type="float" office:value="129374949" calcext:value-type="float">
            <text:p>129374949</text:p>
          </table:table-cell>
          <table:table-cell table:number-columns-repeated="6"/>
        </table:table-row>
        <table:table-row table:style-name="ro1">
          <table:table-cell office:value-type="float" office:value="355363" calcext:value-type="float">
            <text:p>355363</text:p>
          </table:table-cell>
          <table:table-cell office:value-type="float" office:value="371382" calcext:value-type="float">
            <text:p>371382</text:p>
          </table:table-cell>
          <table:table-cell office:value-type="float" office:value="1738689" calcext:value-type="float">
            <text:p>1738689</text:p>
          </table:table-cell>
          <table:table-cell office:value-type="float" office:value="1354474" calcext:value-type="float">
            <text:p>1354474</text:p>
          </table:table-cell>
          <table:table-cell/>
          <table:table-cell office:value-type="float" office:value="367070" calcext:value-type="float">
            <text:p>367070</text:p>
          </table:table-cell>
          <table:table-cell office:value-type="float" office:value="376793" calcext:value-type="float">
            <text:p>376793</text:p>
          </table:table-cell>
          <table:table-cell office:value-type="float" office:value="2606583" calcext:value-type="float">
            <text:p>2606583</text:p>
          </table:table-cell>
          <table:table-cell office:value-type="float" office:value="1736981" calcext:value-type="float">
            <text:p>1736981</text:p>
          </table:table-cell>
          <table:table-cell/>
          <table:table-cell office:value-type="float" office:value="9791088" calcext:value-type="float">
            <text:p>9791088</text:p>
          </table:table-cell>
          <table:table-cell office:value-type="float" office:value="9127266" calcext:value-type="float">
            <text:p>9127266</text:p>
          </table:table-cell>
          <table:table-cell office:value-type="float" office:value="20938067" calcext:value-type="float">
            <text:p>20938067</text:p>
          </table:table-cell>
          <table:table-cell office:value-type="float" office:value="11823801" calcext:value-type="float">
            <text:p>11823801</text:p>
          </table:table-cell>
          <table:table-cell/>
          <table:table-cell office:value-type="float" office:value="88673199" calcext:value-type="float">
            <text:p>88673199</text:p>
          </table:table-cell>
          <table:table-cell office:value-type="float" office:value="42311230" calcext:value-type="float">
            <text:p>42311230</text:p>
          </table:table-cell>
          <table:table-cell/>
          <table:table-cell office:value-type="float" office:value="129382384" calcext:value-type="float">
            <text:p>129382384</text:p>
          </table:table-cell>
          <table:table-cell table:number-columns-repeated="6"/>
        </table:table-row>
        <table:table-row table:style-name="ro1">
          <table:table-cell office:value-type="float" office:value="355494" calcext:value-type="float">
            <text:p>355494</text:p>
          </table:table-cell>
          <table:table-cell office:value-type="float" office:value="371474" calcext:value-type="float">
            <text:p>371474</text:p>
          </table:table-cell>
          <table:table-cell office:value-type="float" office:value="1739929" calcext:value-type="float">
            <text:p>1739929</text:p>
          </table:table-cell>
          <table:table-cell office:value-type="float" office:value="1358659" calcext:value-type="float">
            <text:p>1358659</text:p>
          </table:table-cell>
          <table:table-cell/>
          <table:table-cell office:value-type="float" office:value="367108" calcext:value-type="float">
            <text:p>367108</text:p>
          </table:table-cell>
          <table:table-cell office:value-type="float" office:value="376829" calcext:value-type="float">
            <text:p>376829</text:p>
          </table:table-cell>
          <table:table-cell office:value-type="float" office:value="2606824" calcext:value-type="float">
            <text:p>2606824</text:p>
          </table:table-cell>
          <table:table-cell office:value-type="float" office:value="1739889" calcext:value-type="float">
            <text:p>1739889</text:p>
          </table:table-cell>
          <table:table-cell/>
          <table:table-cell office:value-type="float" office:value="9822272" calcext:value-type="float">
            <text:p>9822272</text:p>
          </table:table-cell>
          <table:table-cell office:value-type="float" office:value="9132081" calcext:value-type="float">
            <text:p>9132081</text:p>
          </table:table-cell>
          <table:table-cell office:value-type="float" office:value="20938270" calcext:value-type="float">
            <text:p>20938270</text:p>
          </table:table-cell>
          <table:table-cell office:value-type="float" office:value="11827116" calcext:value-type="float">
            <text:p>11827116</text:p>
          </table:table-cell>
          <table:table-cell/>
          <table:table-cell office:value-type="float" office:value="88677087" calcext:value-type="float">
            <text:p>88677087</text:p>
          </table:table-cell>
          <table:table-cell office:value-type="float" office:value="42316139" calcext:value-type="float">
            <text:p>42316139</text:p>
          </table:table-cell>
          <table:table-cell/>
          <table:table-cell office:value-type="float" office:value="129392087" calcext:value-type="float">
            <text:p>129392087</text:p>
          </table:table-cell>
          <table:table-cell table:number-columns-repeated="6"/>
        </table:table-row>
        <table:table-row table:style-name="ro1">
          <table:table-cell office:value-type="float" office:value="355678" calcext:value-type="float">
            <text:p>355678</text:p>
          </table:table-cell>
          <table:table-cell office:value-type="float" office:value="371475" calcext:value-type="float">
            <text:p>371475</text:p>
          </table:table-cell>
          <table:table-cell office:value-type="float" office:value="1742634" calcext:value-type="float">
            <text:p>1742634</text:p>
          </table:table-cell>
          <table:table-cell office:value-type="float" office:value="1361937" calcext:value-type="float">
            <text:p>1361937</text:p>
          </table:table-cell>
          <table:table-cell/>
          <table:table-cell office:value-type="float" office:value="367181" calcext:value-type="float">
            <text:p>367181</text:p>
          </table:table-cell>
          <table:table-cell office:value-type="float" office:value="376921" calcext:value-type="float">
            <text:p>376921</text:p>
          </table:table-cell>
          <table:table-cell office:value-type="float" office:value="2606861" calcext:value-type="float">
            <text:p>2606861</text:p>
          </table:table-cell>
          <table:table-cell office:value-type="float" office:value="1758055" calcext:value-type="float">
            <text:p>1758055</text:p>
          </table:table-cell>
          <table:table-cell/>
          <table:table-cell office:value-type="float" office:value="9825865" calcext:value-type="float">
            <text:p>9825865</text:p>
          </table:table-cell>
          <table:table-cell office:value-type="float" office:value="9132303" calcext:value-type="float">
            <text:p>9132303</text:p>
          </table:table-cell>
          <table:table-cell office:value-type="float" office:value="20962752" calcext:value-type="float">
            <text:p>20962752</text:p>
          </table:table-cell>
          <table:table-cell office:value-type="float" office:value="11845189" calcext:value-type="float">
            <text:p>11845189</text:p>
          </table:table-cell>
          <table:table-cell/>
          <table:table-cell office:value-type="float" office:value="88715351" calcext:value-type="float">
            <text:p>88715351</text:p>
          </table:table-cell>
          <table:table-cell office:value-type="float" office:value="42334304" calcext:value-type="float">
            <text:p>42334304</text:p>
          </table:table-cell>
          <table:table-cell/>
          <table:table-cell office:value-type="float" office:value="129397273" calcext:value-type="float">
            <text:p>129397273</text:p>
          </table:table-cell>
          <table:table-cell table:number-columns-repeated="6"/>
        </table:table-row>
        <table:table-row table:style-name="ro1">
          <table:table-cell office:value-type="float" office:value="355789" calcext:value-type="float">
            <text:p>355789</text:p>
          </table:table-cell>
          <table:table-cell office:value-type="float" office:value="371493" calcext:value-type="float">
            <text:p>371493</text:p>
          </table:table-cell>
          <table:table-cell office:value-type="float" office:value="1751911" calcext:value-type="float">
            <text:p>1751911</text:p>
          </table:table-cell>
          <table:table-cell office:value-type="float" office:value="1364437" calcext:value-type="float">
            <text:p>1364437</text:p>
          </table:table-cell>
          <table:table-cell/>
          <table:table-cell office:value-type="float" office:value="367182" calcext:value-type="float">
            <text:p>367182</text:p>
          </table:table-cell>
          <table:table-cell office:value-type="float" office:value="376922" calcext:value-type="float">
            <text:p>376922</text:p>
          </table:table-cell>
          <table:table-cell office:value-type="float" office:value="2607268" calcext:value-type="float">
            <text:p>2607268</text:p>
          </table:table-cell>
          <table:table-cell office:value-type="float" office:value="1772166" calcext:value-type="float">
            <text:p>1772166</text:p>
          </table:table-cell>
          <table:table-cell/>
          <table:table-cell office:value-type="float" office:value="9828550" calcext:value-type="float">
            <text:p>9828550</text:p>
          </table:table-cell>
          <table:table-cell office:value-type="float" office:value="9146970" calcext:value-type="float">
            <text:p>9146970</text:p>
          </table:table-cell>
          <table:table-cell office:value-type="float" office:value="20966382" calcext:value-type="float">
            <text:p>20966382</text:p>
          </table:table-cell>
          <table:table-cell office:value-type="float" office:value="11858005" calcext:value-type="float">
            <text:p>11858005</text:p>
          </table:table-cell>
          <table:table-cell/>
          <table:table-cell office:value-type="float" office:value="88856955" calcext:value-type="float">
            <text:p>88856955</text:p>
          </table:table-cell>
          <table:table-cell office:value-type="float" office:value="42373879" calcext:value-type="float">
            <text:p>42373879</text:p>
          </table:table-cell>
          <table:table-cell/>
          <table:table-cell office:value-type="float" office:value="129402452" calcext:value-type="float">
            <text:p>129402452</text:p>
          </table:table-cell>
          <table:table-cell table:number-columns-repeated="6"/>
        </table:table-row>
        <table:table-row table:style-name="ro1">
          <table:table-cell office:value-type="float" office:value="355807" calcext:value-type="float">
            <text:p>355807</text:p>
          </table:table-cell>
          <table:table-cell office:value-type="float" office:value="371567" calcext:value-type="float">
            <text:p>371567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1368381" calcext:value-type="float">
            <text:p>1368381</text:p>
          </table:table-cell>
          <table:table-cell/>
          <table:table-cell office:value-type="float" office:value="367218" calcext:value-type="float">
            <text:p>367218</text:p>
          </table:table-cell>
          <table:table-cell office:value-type="float" office:value="377088" calcext:value-type="float">
            <text:p>377088</text:p>
          </table:table-cell>
          <table:table-cell office:value-type="float" office:value="2607305" calcext:value-type="float">
            <text:p>2607305</text:p>
          </table:table-cell>
          <table:table-cell office:value-type="float" office:value="1793166" calcext:value-type="float">
            <text:p>1793166</text:p>
          </table:table-cell>
          <table:table-cell/>
          <table:table-cell office:value-type="float" office:value="9833642" calcext:value-type="float">
            <text:p>9833642</text:p>
          </table:table-cell>
          <table:table-cell office:value-type="float" office:value="9147099" calcext:value-type="float">
            <text:p>9147099</text:p>
          </table:table-cell>
          <table:table-cell office:value-type="float" office:value="20994474" calcext:value-type="float">
            <text:p>20994474</text:p>
          </table:table-cell>
          <table:table-cell office:value-type="float" office:value="11861301" calcext:value-type="float">
            <text:p>11861301</text:p>
          </table:table-cell>
          <table:table-cell/>
          <table:table-cell office:value-type="float" office:value="88968365" calcext:value-type="float">
            <text:p>88968365</text:p>
          </table:table-cell>
          <table:table-cell office:value-type="float" office:value="42401562" calcext:value-type="float">
            <text:p>42401562</text:p>
          </table:table-cell>
          <table:table-cell/>
          <table:table-cell office:value-type="float" office:value="129420488" calcext:value-type="float">
            <text:p>129420488</text:p>
          </table:table-cell>
          <table:table-cell table:number-columns-repeated="6"/>
        </table:table-row>
        <table:table-row table:style-name="ro1">
          <table:table-cell office:value-type="float" office:value="355864" calcext:value-type="float">
            <text:p>355864</text:p>
          </table:table-cell>
          <table:table-cell office:value-type="float" office:value="371623" calcext:value-type="float">
            <text:p>371623</text:p>
          </table:table-cell>
          <table:table-cell office:value-type="float" office:value="1761725" calcext:value-type="float">
            <text:p>1761725</text:p>
          </table:table-cell>
          <table:table-cell office:value-type="float" office:value="1368937" calcext:value-type="float">
            <text:p>1368937</text:p>
          </table:table-cell>
          <table:table-cell/>
          <table:table-cell office:value-type="float" office:value="367218" calcext:value-type="float">
            <text:p>367218</text:p>
          </table:table-cell>
          <table:table-cell office:value-type="float" office:value="377126" calcext:value-type="float">
            <text:p>377126</text:p>
          </table:table-cell>
          <table:table-cell office:value-type="float" office:value="2607323" calcext:value-type="float">
            <text:p>2607323</text:p>
          </table:table-cell>
          <table:table-cell office:value-type="float" office:value="1813314" calcext:value-type="float">
            <text:p>1813314</text:p>
          </table:table-cell>
          <table:table-cell/>
          <table:table-cell office:value-type="float" office:value="9837439" calcext:value-type="float">
            <text:p>9837439</text:p>
          </table:table-cell>
          <table:table-cell office:value-type="float" office:value="9148840" calcext:value-type="float">
            <text:p>9148840</text:p>
          </table:table-cell>
          <table:table-cell office:value-type="float" office:value="21048195" calcext:value-type="float">
            <text:p>21048195</text:p>
          </table:table-cell>
          <table:table-cell office:value-type="float" office:value="11863023" calcext:value-type="float">
            <text:p>11863023</text:p>
          </table:table-cell>
          <table:table-cell/>
          <table:table-cell office:value-type="float" office:value="89005479" calcext:value-type="float">
            <text:p>89005479</text:p>
          </table:table-cell>
          <table:table-cell office:value-type="float" office:value="42450471" calcext:value-type="float">
            <text:p>42450471</text:p>
          </table:table-cell>
          <table:table-cell/>
          <table:table-cell office:value-type="float" office:value="129426827" calcext:value-type="float">
            <text:p>129426827</text:p>
          </table:table-cell>
          <table:table-cell table:number-columns-repeated="6"/>
        </table:table-row>
        <table:table-row table:style-name="ro1">
          <table:table-cell office:value-type="float" office:value="355956" calcext:value-type="float">
            <text:p>355956</text:p>
          </table:table-cell>
          <table:table-cell office:value-type="float" office:value="371660" calcext:value-type="float">
            <text:p>371660</text:p>
          </table:table-cell>
          <table:table-cell office:value-type="float" office:value="1769207" calcext:value-type="float">
            <text:p>1769207</text:p>
          </table:table-cell>
          <table:table-cell office:value-type="float" office:value="1369622" calcext:value-type="float">
            <text:p>1369622</text:p>
          </table:table-cell>
          <table:table-cell/>
          <table:table-cell office:value-type="float" office:value="367237" calcext:value-type="float">
            <text:p>367237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491" calcext:value-type="float">
            <text:p>2607491</text:p>
          </table:table-cell>
          <table:table-cell office:value-type="float" office:value="1816351" calcext:value-type="float">
            <text:p>1816351</text:p>
          </table:table-cell>
          <table:table-cell/>
          <table:table-cell office:value-type="float" office:value="9837606" calcext:value-type="float">
            <text:p>9837606</text:p>
          </table:table-cell>
          <table:table-cell office:value-type="float" office:value="9154988" calcext:value-type="float">
            <text:p>9154988</text:p>
          </table:table-cell>
          <table:table-cell office:value-type="float" office:value="21052565" calcext:value-type="float">
            <text:p>21052565</text:p>
          </table:table-cell>
          <table:table-cell office:value-type="float" office:value="11868523" calcext:value-type="float">
            <text:p>11868523</text:p>
          </table:table-cell>
          <table:table-cell/>
          <table:table-cell office:value-type="float" office:value="89050720" calcext:value-type="float">
            <text:p>89050720</text:p>
          </table:table-cell>
          <table:table-cell office:value-type="float" office:value="42451284" calcext:value-type="float">
            <text:p>42451284</text:p>
          </table:table-cell>
          <table:table-cell/>
          <table:table-cell office:value-type="float" office:value="129427076" calcext:value-type="float">
            <text:p>129427076</text:p>
          </table:table-cell>
          <table:table-cell table:number-columns-repeated="6"/>
        </table:table-row>
        <table:table-row table:style-name="ro1">
          <table:table-cell office:value-type="float" office:value="355993" calcext:value-type="float">
            <text:p>355993</text:p>
          </table:table-cell>
          <table:table-cell office:value-type="float" office:value="371789" calcext:value-type="float">
            <text:p>371789</text:p>
          </table:table-cell>
          <table:table-cell office:value-type="float" office:value="1777762" calcext:value-type="float">
            <text:p>1777762</text:p>
          </table:table-cell>
          <table:table-cell office:value-type="float" office:value="1370048" calcext:value-type="float">
            <text:p>1370048</text:p>
          </table:table-cell>
          <table:table-cell/>
          <table:table-cell office:value-type="float" office:value="367385" calcext:value-type="float">
            <text:p>367385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843" calcext:value-type="float">
            <text:p>2607843</text:p>
          </table:table-cell>
          <table:table-cell office:value-type="float" office:value="1823610" calcext:value-type="float">
            <text:p>1823610</text:p>
          </table:table-cell>
          <table:table-cell/>
          <table:table-cell office:value-type="float" office:value="9861272" calcext:value-type="float">
            <text:p>9861272</text:p>
          </table:table-cell>
          <table:table-cell office:value-type="float" office:value="9155932" calcext:value-type="float">
            <text:p>9155932</text:p>
          </table:table-cell>
          <table:table-cell office:value-type="float" office:value="21060066" calcext:value-type="float">
            <text:p>21060066</text:p>
          </table:table-cell>
          <table:table-cell office:value-type="float" office:value="11885855" calcext:value-type="float">
            <text:p>11885855</text:p>
          </table:table-cell>
          <table:table-cell/>
          <table:table-cell office:value-type="float" office:value="89215308" calcext:value-type="float">
            <text:p>89215308</text:p>
          </table:table-cell>
          <table:table-cell office:value-type="float" office:value="42467396" calcext:value-type="float">
            <text:p>42467396</text:p>
          </table:table-cell>
          <table:table-cell/>
          <table:table-cell office:value-type="float" office:value="129432521" calcext:value-type="float">
            <text:p>129432521</text:p>
          </table:table-cell>
          <table:table-cell table:number-columns-repeated="6"/>
        </table:table-row>
        <table:table-row table:style-name="ro1">
          <table:table-cell office:value-type="float" office:value="356030" calcext:value-type="float">
            <text:p>356030</text:p>
          </table:table-cell>
          <table:table-cell office:value-type="float" office:value="371845" calcext:value-type="float">
            <text:p>371845</text:p>
          </table:table-cell>
          <table:table-cell office:value-type="float" office:value="1783577" calcext:value-type="float">
            <text:p>1783577</text:p>
          </table:table-cell>
          <table:table-cell office:value-type="float" office:value="1371881" calcext:value-type="float">
            <text:p>1371881</text:p>
          </table:table-cell>
          <table:table-cell/>
          <table:table-cell office:value-type="float" office:value="367403" calcext:value-type="float">
            <text:p>367403</text:p>
          </table:table-cell>
          <table:table-cell office:value-type="float" office:value="377459" calcext:value-type="float">
            <text:p>377459</text:p>
          </table:table-cell>
          <table:table-cell office:value-type="float" office:value="2607917" calcext:value-type="float">
            <text:p>2607917</text:p>
          </table:table-cell>
          <table:table-cell office:value-type="float" office:value="1829221" calcext:value-type="float">
            <text:p>1829221</text:p>
          </table:table-cell>
          <table:table-cell/>
          <table:table-cell office:value-type="float" office:value="9876679" calcext:value-type="float">
            <text:p>9876679</text:p>
          </table:table-cell>
          <table:table-cell office:value-type="float" office:value="9159266" calcext:value-type="float">
            <text:p>9159266</text:p>
          </table:table-cell>
          <table:table-cell office:value-type="float" office:value="21091194" calcext:value-type="float">
            <text:p>21091194</text:p>
          </table:table-cell>
          <table:table-cell office:value-type="float" office:value="11898707" calcext:value-type="float">
            <text:p>11898707</text:p>
          </table:table-cell>
          <table:table-cell/>
          <table:table-cell office:value-type="float" office:value="89229082" calcext:value-type="float">
            <text:p>89229082</text:p>
          </table:table-cell>
          <table:table-cell office:value-type="float" office:value="42488821" calcext:value-type="float">
            <text:p>42488821</text:p>
          </table:table-cell>
          <table:table-cell/>
          <table:table-cell office:value-type="float" office:value="129435802" calcext:value-type="float">
            <text:p>129435802</text:p>
          </table:table-cell>
          <table:table-cell table:number-columns-repeated="6"/>
        </table:table-row>
        <table:table-row table:style-name="ro1">
          <table:table-cell office:value-type="float" office:value="356068" calcext:value-type="float">
            <text:p>356068</text:p>
          </table:table-cell>
          <table:table-cell office:value-type="float" office:value="372178" calcext:value-type="float">
            <text:p>372178</text:p>
          </table:table-cell>
          <table:table-cell office:value-type="float" office:value="1786392" calcext:value-type="float">
            <text:p>1786392</text:p>
          </table:table-cell>
          <table:table-cell office:value-type="float" office:value="1377641" calcext:value-type="float">
            <text:p>1377641</text:p>
          </table:table-cell>
          <table:table-cell/>
          <table:table-cell office:value-type="float" office:value="367607" calcext:value-type="float">
            <text:p>367607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083" calcext:value-type="float">
            <text:p>2608083</text:p>
          </table:table-cell>
          <table:table-cell office:value-type="float" office:value="1856850" calcext:value-type="float">
            <text:p>1856850</text:p>
          </table:table-cell>
          <table:table-cell/>
          <table:table-cell office:value-type="float" office:value="9886697" calcext:value-type="float">
            <text:p>9886697</text:p>
          </table:table-cell>
          <table:table-cell office:value-type="float" office:value="9165636" calcext:value-type="float">
            <text:p>9165636</text:p>
          </table:table-cell>
          <table:table-cell office:value-type="float" office:value="21109898" calcext:value-type="float">
            <text:p>21109898</text:p>
          </table:table-cell>
          <table:table-cell office:value-type="float" office:value="11925503" calcext:value-type="float">
            <text:p>11925503</text:p>
          </table:table-cell>
          <table:table-cell/>
          <table:table-cell office:value-type="float" office:value="89255468" calcext:value-type="float">
            <text:p>89255468</text:p>
          </table:table-cell>
          <table:table-cell office:value-type="float" office:value="42491934" calcext:value-type="float">
            <text:p>42491934</text:p>
          </table:table-cell>
          <table:table-cell/>
          <table:table-cell office:value-type="float" office:value="129442068" calcext:value-type="float">
            <text:p>129442068</text:p>
          </table:table-cell>
          <table:table-cell table:number-columns-repeated="6"/>
        </table:table-row>
        <table:table-row table:style-name="ro1">
          <table:table-cell office:value-type="float" office:value="356104" calcext:value-type="float">
            <text:p>356104</text:p>
          </table:table-cell>
          <table:table-cell office:value-type="float" office:value="372400" calcext:value-type="float">
            <text:p>372400</text:p>
          </table:table-cell>
          <table:table-cell office:value-type="float" office:value="1787373" calcext:value-type="float">
            <text:p>1787373</text:p>
          </table:table-cell>
          <table:table-cell office:value-type="float" office:value="1381881" calcext:value-type="float">
            <text:p>1381881</text:p>
          </table:table-cell>
          <table:table-cell/>
          <table:table-cell office:value-type="float" office:value="367829" calcext:value-type="float">
            <text:p>367829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102" calcext:value-type="float">
            <text:p>2608102</text:p>
          </table:table-cell>
          <table:table-cell office:value-type="float" office:value="1857072" calcext:value-type="float">
            <text:p>1857072</text:p>
          </table:table-cell>
          <table:table-cell/>
          <table:table-cell office:value-type="float" office:value="9894050" calcext:value-type="float">
            <text:p>9894050</text:p>
          </table:table-cell>
          <table:table-cell office:value-type="float" office:value="9172636" calcext:value-type="float">
            <text:p>9172636</text:p>
          </table:table-cell>
          <table:table-cell office:value-type="float" office:value="21112749" calcext:value-type="float">
            <text:p>21112749</text:p>
          </table:table-cell>
          <table:table-cell office:value-type="float" office:value="11953281" calcext:value-type="float">
            <text:p>11953281</text:p>
          </table:table-cell>
          <table:table-cell/>
          <table:table-cell office:value-type="float" office:value="89596007" calcext:value-type="float">
            <text:p>89596007</text:p>
          </table:table-cell>
          <table:table-cell office:value-type="float" office:value="42492026" calcext:value-type="float">
            <text:p>42492026</text:p>
          </table:table-cell>
          <table:table-cell/>
          <table:table-cell office:value-type="float" office:value="129452970" calcext:value-type="float">
            <text:p>129452970</text:p>
          </table:table-cell>
          <table:table-cell table:number-columns-repeated="6"/>
        </table:table-row>
        <table:table-row table:style-name="ro1">
          <table:table-cell office:value-type="float" office:value="356123" calcext:value-type="float">
            <text:p>356123</text:p>
          </table:table-cell>
          <table:table-cell office:value-type="float" office:value="372511" calcext:value-type="float">
            <text:p>372511</text:p>
          </table:table-cell>
          <table:table-cell office:value-type="float" office:value="1790558" calcext:value-type="float">
            <text:p>1790558</text:p>
          </table:table-cell>
          <table:table-cell office:value-type="float" office:value="1382307" calcext:value-type="float">
            <text:p>1382307</text:p>
          </table:table-cell>
          <table:table-cell/>
          <table:table-cell office:value-type="float" office:value="367959" calcext:value-type="float">
            <text:p>367959</text:p>
          </table:table-cell>
          <table:table-cell office:value-type="float" office:value="377607" calcext:value-type="float">
            <text:p>377607</text:p>
          </table:table-cell>
          <table:table-cell office:value-type="float" office:value="2608269" calcext:value-type="float">
            <text:p>2608269</text:p>
          </table:table-cell>
          <table:table-cell office:value-type="float" office:value="1861868" calcext:value-type="float">
            <text:p>1861868</text:p>
          </table:table-cell>
          <table:table-cell/>
          <table:table-cell office:value-type="float" office:value="9903808" calcext:value-type="float">
            <text:p>9903808</text:p>
          </table:table-cell>
          <table:table-cell office:value-type="float" office:value="9180505" calcext:value-type="float">
            <text:p>9180505</text:p>
          </table:table-cell>
          <table:table-cell office:value-type="float" office:value="21119175" calcext:value-type="float">
            <text:p>21119175</text:p>
          </table:table-cell>
          <table:table-cell office:value-type="float" office:value="12006614" calcext:value-type="float">
            <text:p>12006614</text:p>
          </table:table-cell>
          <table:table-cell/>
          <table:table-cell office:value-type="float" office:value="89767207" calcext:value-type="float">
            <text:p>89767207</text:p>
          </table:table-cell>
          <table:table-cell office:value-type="float" office:value="42498989" calcext:value-type="float">
            <text:p>42498989</text:p>
          </table:table-cell>
          <table:table-cell/>
          <table:table-cell office:value-type="float" office:value="129461275" calcext:value-type="float">
            <text:p>129461275</text:p>
          </table:table-cell>
          <table:table-cell table:number-columns-repeated="6"/>
        </table:table-row>
        <table:table-row table:style-name="ro1">
          <table:table-cell office:value-type="float" office:value="356141" calcext:value-type="float">
            <text:p>356141</text:p>
          </table:table-cell>
          <table:table-cell office:value-type="float" office:value="372530" calcext:value-type="float">
            <text:p>372530</text:p>
          </table:table-cell>
          <table:table-cell office:value-type="float" office:value="1794836" calcext:value-type="float">
            <text:p>1794836</text:p>
          </table:table-cell>
          <table:table-cell office:value-type="float" office:value="1385158" calcext:value-type="float">
            <text:p>1385158</text:p>
          </table:table-cell>
          <table:table-cell/>
          <table:table-cell office:value-type="float" office:value="367959" calcext:value-type="float">
            <text:p>367959</text:p>
          </table:table-cell>
          <table:table-cell office:value-type="float" office:value="377681" calcext:value-type="float">
            <text:p>377681</text:p>
          </table:table-cell>
          <table:table-cell office:value-type="float" office:value="2608786" calcext:value-type="float">
            <text:p>2608786</text:p>
          </table:table-cell>
          <table:table-cell office:value-type="float" office:value="1862591" calcext:value-type="float">
            <text:p>1862591</text:p>
          </table:table-cell>
          <table:table-cell/>
          <table:table-cell office:value-type="float" office:value="9906326" calcext:value-type="float">
            <text:p>9906326</text:p>
          </table:table-cell>
          <table:table-cell office:value-type="float" office:value="9190024" calcext:value-type="float">
            <text:p>9190024</text:p>
          </table:table-cell>
          <table:table-cell office:value-type="float" office:value="21152509" calcext:value-type="float">
            <text:p>21152509</text:p>
          </table:table-cell>
          <table:table-cell office:value-type="float" office:value="12022150" calcext:value-type="float">
            <text:p>12022150</text:p>
          </table:table-cell>
          <table:table-cell/>
          <table:table-cell office:value-type="float" office:value="89821428" calcext:value-type="float">
            <text:p>89821428</text:p>
          </table:table-cell>
          <table:table-cell office:value-type="float" office:value="42522932" calcext:value-type="float">
            <text:p>42522932</text:p>
          </table:table-cell>
          <table:table-cell/>
          <table:table-cell office:value-type="float" office:value="129465144" calcext:value-type="float">
            <text:p>129465144</text:p>
          </table:table-cell>
          <table:table-cell table:number-columns-repeated="6"/>
        </table:table-row>
        <table:table-row table:style-name="ro1">
          <table:table-cell office:value-type="float" office:value="356160" calcext:value-type="float">
            <text:p>356160</text:p>
          </table:table-cell>
          <table:table-cell office:value-type="float" office:value="372604" calcext:value-type="float">
            <text:p>372604</text:p>
          </table:table-cell>
          <table:table-cell office:value-type="float" office:value="1810484" calcext:value-type="float">
            <text:p>1810484</text:p>
          </table:table-cell>
          <table:table-cell office:value-type="float" office:value="1391289" calcext:value-type="float">
            <text:p>1391289</text:p>
          </table:table-cell>
          <table:table-cell/>
          <table:table-cell office:value-type="float" office:value="367996" calcext:value-type="float">
            <text:p>367996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42" calcext:value-type="float">
            <text:p>2608842</text:p>
          </table:table-cell>
          <table:table-cell office:value-type="float" office:value="1864646" calcext:value-type="float">
            <text:p>1864646</text:p>
          </table:table-cell>
          <table:table-cell/>
          <table:table-cell office:value-type="float" office:value="9923605" calcext:value-type="float">
            <text:p>9923605</text:p>
          </table:table-cell>
          <table:table-cell office:value-type="float" office:value="9195505" calcext:value-type="float">
            <text:p>9195505</text:p>
          </table:table-cell>
          <table:table-cell office:value-type="float" office:value="21230804" calcext:value-type="float">
            <text:p>21230804</text:p>
          </table:table-cell>
          <table:table-cell office:value-type="float" office:value="12059204" calcext:value-type="float">
            <text:p>12059204</text:p>
          </table:table-cell>
          <table:table-cell/>
          <table:table-cell office:value-type="float" office:value="89916112" calcext:value-type="float">
            <text:p>89916112</text:p>
          </table:table-cell>
          <table:table-cell office:value-type="float" office:value="42530136" calcext:value-type="float">
            <text:p>42530136</text:p>
          </table:table-cell>
          <table:table-cell/>
          <table:table-cell office:value-type="float" office:value="129467041" calcext:value-type="float">
            <text:p>129467041</text:p>
          </table:table-cell>
          <table:table-cell table:number-columns-repeated="6"/>
        </table:table-row>
        <table:table-row table:style-name="ro1">
          <table:table-cell office:value-type="float" office:value="356400" calcext:value-type="float">
            <text:p>356400</text:p>
          </table:table-cell>
          <table:table-cell office:value-type="float" office:value="372604" calcext:value-type="float">
            <text:p>372604</text:p>
          </table:table-cell>
          <table:table-cell office:value-type="float" office:value="1827631" calcext:value-type="float">
            <text:p>1827631</text:p>
          </table:table-cell>
          <table:table-cell office:value-type="float" office:value="1392807" calcext:value-type="float">
            <text:p>1392807</text:p>
          </table:table-cell>
          <table:table-cell/>
          <table:table-cell office:value-type="float" office:value="368014" calcext:value-type="float">
            <text:p>368014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61" calcext:value-type="float">
            <text:p>2608861</text:p>
          </table:table-cell>
          <table:table-cell office:value-type="float" office:value="1884684" calcext:value-type="float">
            <text:p>1884684</text:p>
          </table:table-cell>
          <table:table-cell/>
          <table:table-cell office:value-type="float" office:value="9930530" calcext:value-type="float">
            <text:p>9930530</text:p>
          </table:table-cell>
          <table:table-cell office:value-type="float" office:value="9202709" calcext:value-type="float">
            <text:p>9202709</text:p>
          </table:table-cell>
          <table:table-cell office:value-type="float" office:value="21304783" calcext:value-type="float">
            <text:p>21304783</text:p>
          </table:table-cell>
          <table:table-cell office:value-type="float" office:value="12114501" calcext:value-type="float">
            <text:p>12114501</text:p>
          </table:table-cell>
          <table:table-cell/>
          <table:table-cell office:value-type="float" office:value="90120020" calcext:value-type="float">
            <text:p>90120020</text:p>
          </table:table-cell>
          <table:table-cell office:value-type="float" office:value="42530581" calcext:value-type="float">
            <text:p>42530581</text:p>
          </table:table-cell>
          <table:table-cell/>
          <table:table-cell office:value-type="float" office:value="129485555" calcext:value-type="float">
            <text:p>129485555</text:p>
          </table:table-cell>
          <table:table-cell table:number-columns-repeated="6"/>
        </table:table-row>
        <table:table-row table:style-name="ro1">
          <table:table-cell office:value-type="float" office:value="356437" calcext:value-type="float">
            <text:p>356437</text:p>
          </table:table-cell>
          <table:table-cell office:value-type="float" office:value="372623" calcext:value-type="float">
            <text:p>372623</text:p>
          </table:table-cell>
          <table:table-cell office:value-type="float" office:value="1830391" calcext:value-type="float">
            <text:p>1830391</text:p>
          </table:table-cell>
          <table:table-cell office:value-type="float" office:value="1393492" calcext:value-type="float">
            <text:p>1393492</text:p>
          </table:table-cell>
          <table:table-cell/>
          <table:table-cell office:value-type="float" office:value="368163" calcext:value-type="float">
            <text:p>368163</text:p>
          </table:table-cell>
          <table:table-cell office:value-type="float" office:value="378070" calcext:value-type="float">
            <text:p>378070</text:p>
          </table:table-cell>
          <table:table-cell office:value-type="float" office:value="2609194" calcext:value-type="float">
            <text:p>2609194</text:p>
          </table:table-cell>
          <table:table-cell office:value-type="float" office:value="1895683" calcext:value-type="float">
            <text:p>1895683</text:p>
          </table:table-cell>
          <table:table-cell/>
          <table:table-cell office:value-type="float" office:value="9930900" calcext:value-type="float">
            <text:p>9930900</text:p>
          </table:table-cell>
          <table:table-cell office:value-type="float" office:value="9207487" calcext:value-type="float">
            <text:p>9207487</text:p>
          </table:table-cell>
          <table:table-cell office:value-type="float" office:value="21330227" calcext:value-type="float">
            <text:p>21330227</text:p>
          </table:table-cell>
          <table:table-cell office:value-type="float" office:value="12150315" calcext:value-type="float">
            <text:p>12150315</text:p>
          </table:table-cell>
          <table:table-cell/>
          <table:table-cell office:value-type="float" office:value="90237091" calcext:value-type="float">
            <text:p>90237091</text:p>
          </table:table-cell>
          <table:table-cell office:value-type="float" office:value="42534859" calcext:value-type="float">
            <text:p>42534859</text:p>
          </table:table-cell>
          <table:table-cell/>
          <table:table-cell office:value-type="float" office:value="129501439" calcext:value-type="float">
            <text:p>129501439</text:p>
          </table:table-cell>
          <table:table-cell table:number-columns-repeated="6"/>
        </table:table-row>
        <table:table-row table:style-name="ro1">
          <table:table-cell office:value-type="float" office:value="356438" calcext:value-type="float">
            <text:p>356438</text:p>
          </table:table-cell>
          <table:table-cell office:value-type="float" office:value="372641" calcext:value-type="float">
            <text:p>372641</text:p>
          </table:table-cell>
          <table:table-cell office:value-type="float" office:value="1836947" calcext:value-type="float">
            <text:p>1836947</text:p>
          </table:table-cell>
          <table:table-cell office:value-type="float" office:value="1395159" calcext:value-type="float">
            <text:p>1395159</text:p>
          </table:table-cell>
          <table:table-cell/>
          <table:table-cell office:value-type="float" office:value="368163" calcext:value-type="float">
            <text:p>368163</text:p>
          </table:table-cell>
          <table:table-cell office:value-type="float" office:value="378088" calcext:value-type="float">
            <text:p>378088</text:p>
          </table:table-cell>
          <table:table-cell office:value-type="float" office:value="2609268" calcext:value-type="float">
            <text:p>2609268</text:p>
          </table:table-cell>
          <table:table-cell office:value-type="float" office:value="1904368" calcext:value-type="float">
            <text:p>1904368</text:p>
          </table:table-cell>
          <table:table-cell/>
          <table:table-cell office:value-type="float" office:value="9934345" calcext:value-type="float">
            <text:p>9934345</text:p>
          </table:table-cell>
          <table:table-cell office:value-type="float" office:value="9213505" calcext:value-type="float">
            <text:p>9213505</text:p>
          </table:table-cell>
          <table:table-cell office:value-type="float" office:value="21584131" calcext:value-type="float">
            <text:p>21584131</text:p>
          </table:table-cell>
          <table:table-cell office:value-type="float" office:value="12170241" calcext:value-type="float">
            <text:p>12170241</text:p>
          </table:table-cell>
          <table:table-cell/>
          <table:table-cell office:value-type="float" office:value="90297866" calcext:value-type="float">
            <text:p>90297866</text:p>
          </table:table-cell>
          <table:table-cell office:value-type="float" office:value="42536246" calcext:value-type="float">
            <text:p>42536246</text:p>
          </table:table-cell>
          <table:table-cell/>
          <table:table-cell office:value-type="float" office:value="129517421" calcext:value-type="float">
            <text:p>129517421</text:p>
          </table:table-cell>
          <table:table-cell table:number-columns-repeated="6"/>
        </table:table-row>
        <table:table-row table:style-name="ro1">
          <table:table-cell office:value-type="float" office:value="356475" calcext:value-type="float">
            <text:p>356475</text:p>
          </table:table-cell>
          <table:table-cell office:value-type="float" office:value="372659" calcext:value-type="float">
            <text:p>372659</text:p>
          </table:table-cell>
          <table:table-cell office:value-type="float" office:value="1861057" calcext:value-type="float">
            <text:p>1861057</text:p>
          </table:table-cell>
          <table:table-cell office:value-type="float" office:value="1413010" calcext:value-type="float">
            <text:p>1413010</text:p>
          </table:table-cell>
          <table:table-cell/>
          <table:table-cell office:value-type="float" office:value="368459" calcext:value-type="float">
            <text:p>368459</text:p>
          </table:table-cell>
          <table:table-cell office:value-type="float" office:value="378200" calcext:value-type="float">
            <text:p>378200</text:p>
          </table:table-cell>
          <table:table-cell office:value-type="float" office:value="2609435" calcext:value-type="float">
            <text:p>2609435</text:p>
          </table:table-cell>
          <table:table-cell office:value-type="float" office:value="1905461" calcext:value-type="float">
            <text:p>1905461</text:p>
          </table:table-cell>
          <table:table-cell/>
          <table:table-cell office:value-type="float" office:value="9939622" calcext:value-type="float">
            <text:p>9939622</text:p>
          </table:table-cell>
          <table:table-cell office:value-type="float" office:value="9215968" calcext:value-type="float">
            <text:p>9215968</text:p>
          </table:table-cell>
          <table:table-cell office:value-type="float" office:value="21668444" calcext:value-type="float">
            <text:p>21668444</text:p>
          </table:table-cell>
          <table:table-cell office:value-type="float" office:value="12216757" calcext:value-type="float">
            <text:p>12216757</text:p>
          </table:table-cell>
          <table:table-cell/>
          <table:table-cell office:value-type="float" office:value="90397716" calcext:value-type="float">
            <text:p>90397716</text:p>
          </table:table-cell>
          <table:table-cell office:value-type="float" office:value="42590284" calcext:value-type="float">
            <text:p>42590284</text:p>
          </table:table-cell>
          <table:table-cell/>
          <table:table-cell office:value-type="float" office:value="129543391" calcext:value-type="float">
            <text:p>129543391</text:p>
          </table:table-cell>
          <table:table-cell table:number-columns-repeated="6"/>
        </table:table-row>
        <table:table-row table:style-name="ro1">
          <table:table-cell office:value-type="float" office:value="356512" calcext:value-type="float">
            <text:p>356512</text:p>
          </table:table-cell>
          <table:table-cell office:value-type="float" office:value="372678" calcext:value-type="float">
            <text:p>372678</text:p>
          </table:table-cell>
          <table:table-cell office:value-type="float" office:value="1868483" calcext:value-type="float">
            <text:p>1868483</text:p>
          </table:table-cell>
          <table:table-cell office:value-type="float" office:value="1445250" calcext:value-type="float">
            <text:p>1445250</text:p>
          </table:table-cell>
          <table:table-cell/>
          <table:table-cell office:value-type="float" office:value="368477" calcext:value-type="float">
            <text:p>368477</text:p>
          </table:table-cell>
          <table:table-cell office:value-type="float" office:value="378347" calcext:value-type="float">
            <text:p>378347</text:p>
          </table:table-cell>
          <table:table-cell office:value-type="float" office:value="2609472" calcext:value-type="float">
            <text:p>2609472</text:p>
          </table:table-cell>
          <table:table-cell office:value-type="float" office:value="1931128" calcext:value-type="float">
            <text:p>1931128</text:p>
          </table:table-cell>
          <table:table-cell/>
          <table:table-cell office:value-type="float" office:value="9939696" calcext:value-type="float">
            <text:p>9939696</text:p>
          </table:table-cell>
          <table:table-cell office:value-type="float" office:value="9216857" calcext:value-type="float">
            <text:p>9216857</text:p>
          </table:table-cell>
          <table:table-cell office:value-type="float" office:value="21693279" calcext:value-type="float">
            <text:p>21693279</text:p>
          </table:table-cell>
          <table:table-cell office:value-type="float" office:value="12231740" calcext:value-type="float">
            <text:p>12231740</text:p>
          </table:table-cell>
          <table:table-cell/>
          <table:table-cell office:value-type="float" office:value="90607127" calcext:value-type="float">
            <text:p>90607127</text:p>
          </table:table-cell>
          <table:table-cell office:value-type="float" office:value="42594932" calcext:value-type="float">
            <text:p>42594932</text:p>
          </table:table-cell>
          <table:table-cell/>
          <table:table-cell office:value-type="float" office:value="129558468" calcext:value-type="float">
            <text:p>129558468</text:p>
          </table:table-cell>
          <table:table-cell table:number-columns-repeated="6"/>
        </table:table-row>
        <table:table-row table:style-name="ro1">
          <table:table-cell office:value-type="float" office:value="356567" calcext:value-type="float">
            <text:p>356567</text:p>
          </table:table-cell>
          <table:table-cell office:value-type="float" office:value="372752" calcext:value-type="float">
            <text:p>372752</text:p>
          </table:table-cell>
          <table:table-cell office:value-type="float" office:value="1875871" calcext:value-type="float">
            <text:p>1875871</text:p>
          </table:table-cell>
          <table:table-cell office:value-type="float" office:value="1476842" calcext:value-type="float">
            <text:p>1476842</text:p>
          </table:table-cell>
          <table:table-cell/>
          <table:table-cell office:value-type="float" office:value="368496" calcext:value-type="float">
            <text:p>368496</text:p>
          </table:table-cell>
          <table:table-cell office:value-type="float" office:value="378348" calcext:value-type="float">
            <text:p>378348</text:p>
          </table:table-cell>
          <table:table-cell office:value-type="float" office:value="2609509" calcext:value-type="float">
            <text:p>2609509</text:p>
          </table:table-cell>
          <table:table-cell office:value-type="float" office:value="1952460" calcext:value-type="float">
            <text:p>1952460</text:p>
          </table:table-cell>
          <table:table-cell/>
          <table:table-cell office:value-type="float" office:value="9940531" calcext:value-type="float">
            <text:p>9940531</text:p>
          </table:table-cell>
          <table:table-cell office:value-type="float" office:value="9226764" calcext:value-type="float">
            <text:p>9226764</text:p>
          </table:table-cell>
          <table:table-cell office:value-type="float" office:value="21699889" calcext:value-type="float">
            <text:p>21699889</text:p>
          </table:table-cell>
          <table:table-cell office:value-type="float" office:value="12232684" calcext:value-type="float">
            <text:p>12232684</text:p>
          </table:table-cell>
          <table:table-cell/>
          <table:table-cell office:value-type="float" office:value="90633383" calcext:value-type="float">
            <text:p>90633383</text:p>
          </table:table-cell>
          <table:table-cell office:value-type="float" office:value="42609117" calcext:value-type="float">
            <text:p>42609117</text:p>
          </table:table-cell>
          <table:table-cell/>
          <table:table-cell office:value-type="float" office:value="129566638" calcext:value-type="float">
            <text:p>129566638</text:p>
          </table:table-cell>
          <table:table-cell table:number-columns-repeated="6"/>
        </table:table-row>
        <table:table-row table:style-name="ro1">
          <table:table-cell office:value-type="float" office:value="356679" calcext:value-type="float">
            <text:p>356679</text:p>
          </table:table-cell>
          <table:table-cell office:value-type="float" office:value="372752" calcext:value-type="float">
            <text:p>372752</text:p>
          </table:table-cell>
          <table:table-cell office:value-type="float" office:value="1876797" calcext:value-type="float">
            <text:p>1876797</text:p>
          </table:table-cell>
          <table:table-cell office:value-type="float" office:value="1502286" calcext:value-type="float">
            <text:p>1502286</text:p>
          </table:table-cell>
          <table:table-cell/>
          <table:table-cell office:value-type="float" office:value="368589" calcext:value-type="float">
            <text:p>368589</text:p>
          </table:table-cell>
          <table:table-cell office:value-type="float" office:value="378496" calcext:value-type="float">
            <text:p>378496</text:p>
          </table:table-cell>
          <table:table-cell office:value-type="float" office:value="2609546" calcext:value-type="float">
            <text:p>2609546</text:p>
          </table:table-cell>
          <table:table-cell office:value-type="float" office:value="1974294" calcext:value-type="float">
            <text:p>1974294</text:p>
          </table:table-cell>
          <table:table-cell/>
          <table:table-cell office:value-type="float" office:value="9952122" calcext:value-type="float">
            <text:p>9952122</text:p>
          </table:table-cell>
          <table:table-cell office:value-type="float" office:value="9228098" calcext:value-type="float">
            <text:p>9228098</text:p>
          </table:table-cell>
          <table:table-cell office:value-type="float" office:value="21722945" calcext:value-type="float">
            <text:p>21722945</text:p>
          </table:table-cell>
          <table:table-cell office:value-type="float" office:value="12233924" calcext:value-type="float">
            <text:p>12233924</text:p>
          </table:table-cell>
          <table:table-cell/>
          <table:table-cell office:value-type="float" office:value="90903548" calcext:value-type="float">
            <text:p>90903548</text:p>
          </table:table-cell>
          <table:table-cell office:value-type="float" office:value="42618618" calcext:value-type="float">
            <text:p>42618618</text:p>
          </table:table-cell>
          <table:table-cell/>
          <table:table-cell office:value-type="float" office:value="129572662" calcext:value-type="float">
            <text:p>129572662</text:p>
          </table:table-cell>
          <table:table-cell table:number-columns-repeated="6"/>
        </table:table-row>
        <table:table-row table:style-name="ro1">
          <table:table-cell office:value-type="float" office:value="356734" calcext:value-type="float">
            <text:p>356734</text:p>
          </table:table-cell>
          <table:table-cell office:value-type="float" office:value="372770" calcext:value-type="float">
            <text:p>372770</text:p>
          </table:table-cell>
          <table:table-cell office:value-type="float" office:value="1883001" calcext:value-type="float">
            <text:p>1883001</text:p>
          </table:table-cell>
          <table:table-cell office:value-type="float" office:value="1685672" calcext:value-type="float">
            <text:p>1685672</text:p>
          </table:table-cell>
          <table:table-cell/>
          <table:table-cell office:value-type="float" office:value="368589" calcext:value-type="float">
            <text:p>368589</text:p>
          </table:table-cell>
          <table:table-cell office:value-type="float" office:value="378551" calcext:value-type="float">
            <text:p>378551</text:p>
          </table:table-cell>
          <table:table-cell office:value-type="float" office:value="2609676" calcext:value-type="float">
            <text:p>2609676</text:p>
          </table:table-cell>
          <table:table-cell office:value-type="float" office:value="1990571" calcext:value-type="float">
            <text:p>1990571</text:p>
          </table:table-cell>
          <table:table-cell/>
          <table:table-cell office:value-type="float" office:value="9964011" calcext:value-type="float">
            <text:p>9964011</text:p>
          </table:table-cell>
          <table:table-cell office:value-type="float" office:value="9231838" calcext:value-type="float">
            <text:p>9231838</text:p>
          </table:table-cell>
          <table:table-cell office:value-type="float" office:value="21782870" calcext:value-type="float">
            <text:p>21782870</text:p>
          </table:table-cell>
          <table:table-cell office:value-type="float" office:value="12243331" calcext:value-type="float">
            <text:p>12243331</text:p>
          </table:table-cell>
          <table:table-cell/>
          <table:table-cell office:value-type="float" office:value="91443267" calcext:value-type="float">
            <text:p>91443267</text:p>
          </table:table-cell>
          <table:table-cell office:value-type="float" office:value="42649449" calcext:value-type="float">
            <text:p>42649449</text:p>
          </table:table-cell>
          <table:table-cell/>
          <table:table-cell office:value-type="float" office:value="129574220" calcext:value-type="float">
            <text:p>129574220</text:p>
          </table:table-cell>
          <table:table-cell table:number-columns-repeated="6"/>
        </table:table-row>
        <table:table-row table:style-name="ro1">
          <table:table-cell office:value-type="float" office:value="356789" calcext:value-type="float">
            <text:p>356789</text:p>
          </table:table-cell>
          <table:table-cell office:value-type="float" office:value="372882" calcext:value-type="float">
            <text:p>372882</text:p>
          </table:table-cell>
          <table:table-cell office:value-type="float" office:value="1883871" calcext:value-type="float">
            <text:p>1883871</text:p>
          </table:table-cell>
          <table:table-cell office:value-type="float" office:value="1694060" calcext:value-type="float">
            <text:p>1694060</text:p>
          </table:table-cell>
          <table:table-cell/>
          <table:table-cell office:value-type="float" office:value="368626" calcext:value-type="float">
            <text:p>368626</text:p>
          </table:table-cell>
          <table:table-cell office:value-type="float" office:value="378588" calcext:value-type="float">
            <text:p>378588</text:p>
          </table:table-cell>
          <table:table-cell office:value-type="float" office:value="2609880" calcext:value-type="float">
            <text:p>2609880</text:p>
          </table:table-cell>
          <table:table-cell office:value-type="float" office:value="1997257" calcext:value-type="float">
            <text:p>1997257</text:p>
          </table:table-cell>
          <table:table-cell/>
          <table:table-cell office:value-type="float" office:value="9991807" calcext:value-type="float">
            <text:p>9991807</text:p>
          </table:table-cell>
          <table:table-cell office:value-type="float" office:value="9233561" calcext:value-type="float">
            <text:p>9233561</text:p>
          </table:table-cell>
          <table:table-cell office:value-type="float" office:value="21801127" calcext:value-type="float">
            <text:p>21801127</text:p>
          </table:table-cell>
          <table:table-cell office:value-type="float" office:value="12248331" calcext:value-type="float">
            <text:p>12248331</text:p>
          </table:table-cell>
          <table:table-cell/>
          <table:table-cell office:value-type="float" office:value="91784056" calcext:value-type="float">
            <text:p>91784056</text:p>
          </table:table-cell>
          <table:table-cell office:value-type="float" office:value="42654763" calcext:value-type="float">
            <text:p>42654763</text:p>
          </table:table-cell>
          <table:table-cell/>
          <table:table-cell office:value-type="float" office:value="129586816" calcext:value-type="float">
            <text:p>129586816</text:p>
          </table:table-cell>
          <table:table-cell table:number-columns-repeated="6"/>
        </table:table-row>
        <table:table-row table:style-name="ro1">
          <table:table-cell office:value-type="float" office:value="356826" calcext:value-type="float">
            <text:p>356826</text:p>
          </table:table-cell>
          <table:table-cell office:value-type="float" office:value="373012" calcext:value-type="float">
            <text:p>373012</text:p>
          </table:table-cell>
          <table:table-cell office:value-type="float" office:value="1883927" calcext:value-type="float">
            <text:p>1883927</text:p>
          </table:table-cell>
          <table:table-cell office:value-type="float" office:value="1695820" calcext:value-type="float">
            <text:p>1695820</text:p>
          </table:table-cell>
          <table:table-cell/>
          <table:table-cell office:value-type="float" office:value="368626" calcext:value-type="float">
            <text:p>368626</text:p>
          </table:table-cell>
          <table:table-cell office:value-type="float" office:value="378644" calcext:value-type="float">
            <text:p>378644</text:p>
          </table:table-cell>
          <table:table-cell office:value-type="float" office:value="2609898" calcext:value-type="float">
            <text:p>2609898</text:p>
          </table:table-cell>
          <table:table-cell office:value-type="float" office:value="2004627" calcext:value-type="float">
            <text:p>2004627</text:p>
          </table:table-cell>
          <table:table-cell/>
          <table:table-cell office:value-type="float" office:value="9994603" calcext:value-type="float">
            <text:p>9994603</text:p>
          </table:table-cell>
          <table:table-cell office:value-type="float" office:value="9237450" calcext:value-type="float">
            <text:p>9237450</text:p>
          </table:table-cell>
          <table:table-cell office:value-type="float" office:value="22061365" calcext:value-type="float">
            <text:p>22061365</text:p>
          </table:table-cell>
          <table:table-cell office:value-type="float" office:value="12269220" calcext:value-type="float">
            <text:p>12269220</text:p>
          </table:table-cell>
          <table:table-cell/>
          <table:table-cell office:value-type="float" office:value="92083053" calcext:value-type="float">
            <text:p>92083053</text:p>
          </table:table-cell>
          <table:table-cell office:value-type="float" office:value="42678598" calcext:value-type="float">
            <text:p>42678598</text:p>
          </table:table-cell>
          <table:table-cell/>
          <table:table-cell office:value-type="float" office:value="129587151" calcext:value-type="float">
            <text:p>129587151</text:p>
          </table:table-cell>
          <table:table-cell table:number-columns-repeated="6"/>
        </table:table-row>
        <table:table-row table:style-name="ro1">
          <table:table-cell office:value-type="float" office:value="356845" calcext:value-type="float">
            <text:p>356845</text:p>
          </table:table-cell>
          <table:table-cell office:value-type="float" office:value="373067" calcext:value-type="float">
            <text:p>373067</text:p>
          </table:table-cell>
          <table:table-cell office:value-type="float" office:value="1884779" calcext:value-type="float">
            <text:p>1884779</text:p>
          </table:table-cell>
          <table:table-cell office:value-type="float" office:value="1700282" calcext:value-type="float">
            <text:p>1700282</text:p>
          </table:table-cell>
          <table:table-cell/>
          <table:table-cell office:value-type="float" office:value="368626" calcext:value-type="float">
            <text:p>368626</text:p>
          </table:table-cell>
          <table:table-cell office:value-type="float" office:value="378682" calcext:value-type="float">
            <text:p>378682</text:p>
          </table:table-cell>
          <table:table-cell office:value-type="float" office:value="2609917" calcext:value-type="float">
            <text:p>2609917</text:p>
          </table:table-cell>
          <table:table-cell office:value-type="float" office:value="2005552" calcext:value-type="float">
            <text:p>2005552</text:p>
          </table:table-cell>
          <table:table-cell/>
          <table:table-cell office:value-type="float" office:value="9996974" calcext:value-type="float">
            <text:p>9996974</text:p>
          </table:table-cell>
          <table:table-cell office:value-type="float" office:value="9240542" calcext:value-type="float">
            <text:p>9240542</text:p>
          </table:table-cell>
          <table:table-cell office:value-type="float" office:value="22106550" calcext:value-type="float">
            <text:p>22106550</text:p>
          </table:table-cell>
          <table:table-cell office:value-type="float" office:value="12284627" calcext:value-type="float">
            <text:p>12284627</text:p>
          </table:table-cell>
          <table:table-cell/>
          <table:table-cell office:value-type="float" office:value="92788676" calcext:value-type="float">
            <text:p>92788676</text:p>
          </table:table-cell>
          <table:table-cell office:value-type="float" office:value="42681615" calcext:value-type="float">
            <text:p>42681615</text:p>
          </table:table-cell>
          <table:table-cell/>
          <table:table-cell office:value-type="float" office:value="129604521" calcext:value-type="float">
            <text:p>129604521</text:p>
          </table:table-cell>
          <table:table-cell table:number-columns-repeated="6"/>
        </table:table-row>
        <table:table-row table:style-name="ro1">
          <table:table-cell office:value-type="float" office:value="356882" calcext:value-type="float">
            <text:p>356882</text:p>
          </table:table-cell>
          <table:table-cell office:value-type="float" office:value="373122" calcext:value-type="float">
            <text:p>373122</text:p>
          </table:table-cell>
          <table:table-cell office:value-type="float" office:value="1886482" calcext:value-type="float">
            <text:p>1886482</text:p>
          </table:table-cell>
          <table:table-cell office:value-type="float" office:value="1705986" calcext:value-type="float">
            <text:p>1705986</text:p>
          </table:table-cell>
          <table:table-cell/>
          <table:table-cell office:value-type="float" office:value="368626" calcext:value-type="float">
            <text:p>368626</text:p>
          </table:table-cell>
          <table:table-cell office:value-type="float" office:value="378699" calcext:value-type="float">
            <text:p>378699</text:p>
          </table:table-cell>
          <table:table-cell office:value-type="float" office:value="2610139" calcext:value-type="float">
            <text:p>2610139</text:p>
          </table:table-cell>
          <table:table-cell office:value-type="float" office:value="2006053" calcext:value-type="float">
            <text:p>2006053</text:p>
          </table:table-cell>
          <table:table-cell/>
          <table:table-cell office:value-type="float" office:value="10017918" calcext:value-type="float">
            <text:p>10017918</text:p>
          </table:table-cell>
          <table:table-cell office:value-type="float" office:value="9240745" calcext:value-type="float">
            <text:p>9240745</text:p>
          </table:table-cell>
          <table:table-cell office:value-type="float" office:value="22175122" calcext:value-type="float">
            <text:p>22175122</text:p>
          </table:table-cell>
          <table:table-cell office:value-type="float" office:value="12310534" calcext:value-type="float">
            <text:p>12310534</text:p>
          </table:table-cell>
          <table:table-cell/>
          <table:table-cell office:value-type="float" office:value="92794402" calcext:value-type="float">
            <text:p>92794402</text:p>
          </table:table-cell>
          <table:table-cell office:value-type="float" office:value="42712969" calcext:value-type="float">
            <text:p>42712969</text:p>
          </table:table-cell>
          <table:table-cell/>
          <table:table-cell office:value-type="float" office:value="129607190" calcext:value-type="float">
            <text:p>129607190</text:p>
          </table:table-cell>
          <table:table-cell table:number-columns-repeated="6"/>
        </table:table-row>
        <table:table-row table:style-name="ro1">
          <table:table-cell office:value-type="float" office:value="356882" calcext:value-type="float">
            <text:p>356882</text:p>
          </table:table-cell>
          <table:table-cell office:value-type="float" office:value="373178" calcext:value-type="float">
            <text:p>373178</text:p>
          </table:table-cell>
          <table:table-cell office:value-type="float" office:value="1886983" calcext:value-type="float">
            <text:p>1886983</text:p>
          </table:table-cell>
          <table:table-cell office:value-type="float" office:value="1707282" calcext:value-type="float">
            <text:p>1707282</text:p>
          </table:table-cell>
          <table:table-cell/>
          <table:table-cell office:value-type="float" office:value="368663" calcext:value-type="float">
            <text:p>368663</text:p>
          </table:table-cell>
          <table:table-cell office:value-type="float" office:value="378811" calcext:value-type="float">
            <text:p>378811</text:p>
          </table:table-cell>
          <table:table-cell office:value-type="float" office:value="2610194" calcext:value-type="float">
            <text:p>2610194</text:p>
          </table:table-cell>
          <table:table-cell office:value-type="float" office:value="2007053" calcext:value-type="float">
            <text:p>2007053</text:p>
          </table:table-cell>
          <table:table-cell/>
          <table:table-cell office:value-type="float" office:value="10021454" calcext:value-type="float">
            <text:p>10021454</text:p>
          </table:table-cell>
          <table:table-cell office:value-type="float" office:value="9245653" calcext:value-type="float">
            <text:p>9245653</text:p>
          </table:table-cell>
          <table:table-cell office:value-type="float" office:value="22222973" calcext:value-type="float">
            <text:p>22222973</text:p>
          </table:table-cell>
          <table:table-cell office:value-type="float" office:value="12320552" calcext:value-type="float">
            <text:p>12320552</text:p>
          </table:table-cell>
          <table:table-cell/>
          <table:table-cell office:value-type="float" office:value="92969156" calcext:value-type="float">
            <text:p>92969156</text:p>
          </table:table-cell>
          <table:table-cell office:value-type="float" office:value="42725840" calcext:value-type="float">
            <text:p>42725840</text:p>
          </table:table-cell>
          <table:table-cell/>
          <table:table-cell office:value-type="float" office:value="129611958" calcext:value-type="float">
            <text:p>129611958</text:p>
          </table:table-cell>
          <table:table-cell table:number-columns-repeated="6"/>
        </table:table-row>
        <table:table-row table:style-name="ro1">
          <table:table-cell office:value-type="float" office:value="356901" calcext:value-type="float">
            <text:p>356901</text:p>
          </table:table-cell>
          <table:table-cell office:value-type="float" office:value="373233" calcext:value-type="float">
            <text:p>373233</text:p>
          </table:table-cell>
          <table:table-cell office:value-type="float" office:value="1889501" calcext:value-type="float">
            <text:p>1889501</text:p>
          </table:table-cell>
          <table:table-cell office:value-type="float" office:value="1710079" calcext:value-type="float">
            <text:p>1710079</text:p>
          </table:table-cell>
          <table:table-cell/>
          <table:table-cell office:value-type="float" office:value="368996" calcext:value-type="float">
            <text:p>368996</text:p>
          </table:table-cell>
          <table:table-cell office:value-type="float" office:value="378848" calcext:value-type="float">
            <text:p>378848</text:p>
          </table:table-cell>
          <table:table-cell office:value-type="float" office:value="2610527" calcext:value-type="float">
            <text:p>2610527</text:p>
          </table:table-cell>
          <table:table-cell office:value-type="float" office:value="2007312" calcext:value-type="float">
            <text:p>2007312</text:p>
          </table:table-cell>
          <table:table-cell/>
          <table:table-cell office:value-type="float" office:value="10047010" calcext:value-type="float">
            <text:p>10047010</text:p>
          </table:table-cell>
          <table:table-cell office:value-type="float" office:value="9250894" calcext:value-type="float">
            <text:p>9250894</text:p>
          </table:table-cell>
          <table:table-cell office:value-type="float" office:value="22420137" calcext:value-type="float">
            <text:p>22420137</text:p>
          </table:table-cell>
          <table:table-cell office:value-type="float" office:value="12322904" calcext:value-type="float">
            <text:p>12322904</text:p>
          </table:table-cell>
          <table:table-cell/>
          <table:table-cell office:value-type="float" office:value="93647928" calcext:value-type="float">
            <text:p>93647928</text:p>
          </table:table-cell>
          <table:table-cell office:value-type="float" office:value="42762151" calcext:value-type="float">
            <text:p>42762151</text:p>
          </table:table-cell>
          <table:table-cell/>
          <table:table-cell office:value-type="float" office:value="129614464" calcext:value-type="float">
            <text:p>129614464</text:p>
          </table:table-cell>
          <table:table-cell table:number-columns-repeated="6"/>
        </table:table-row>
        <table:table-row table:style-name="ro1">
          <table:table-cell office:value-type="float" office:value="356994" calcext:value-type="float">
            <text:p>356994</text:p>
          </table:table-cell>
          <table:table-cell office:value-type="float" office:value="373289" calcext:value-type="float">
            <text:p>373289</text:p>
          </table:table-cell>
          <table:table-cell office:value-type="float" office:value="1889723" calcext:value-type="float">
            <text:p>1889723</text:p>
          </table:table-cell>
          <table:table-cell office:value-type="float" office:value="1721356" calcext:value-type="float">
            <text:p>1721356</text:p>
          </table:table-cell>
          <table:table-cell/>
          <table:table-cell office:value-type="float" office:value="369088" calcext:value-type="float">
            <text:p>369088</text:p>
          </table:table-cell>
          <table:table-cell office:value-type="float" office:value="378904" calcext:value-type="float">
            <text:p>378904</text:p>
          </table:table-cell>
          <table:table-cell office:value-type="float" office:value="2610639" calcext:value-type="float">
            <text:p>2610639</text:p>
          </table:table-cell>
          <table:table-cell office:value-type="float" office:value="2015664" calcext:value-type="float">
            <text:p>2015664</text:p>
          </table:table-cell>
          <table:table-cell/>
          <table:table-cell office:value-type="float" office:value="10054991" calcext:value-type="float">
            <text:p>10054991</text:p>
          </table:table-cell>
          <table:table-cell office:value-type="float" office:value="9252801" calcext:value-type="float">
            <text:p>9252801</text:p>
          </table:table-cell>
          <table:table-cell office:value-type="float" office:value="22428952" calcext:value-type="float">
            <text:p>22428952</text:p>
          </table:table-cell>
          <table:table-cell office:value-type="float" office:value="12348108" calcext:value-type="float">
            <text:p>12348108</text:p>
          </table:table-cell>
          <table:table-cell/>
          <table:table-cell office:value-type="float" office:value="94300155" calcext:value-type="float">
            <text:p>94300155</text:p>
          </table:table-cell>
          <table:table-cell office:value-type="float" office:value="42777800" calcext:value-type="float">
            <text:p>42777800</text:p>
          </table:table-cell>
          <table:table-cell/>
          <table:table-cell office:value-type="float" office:value="129619122" calcext:value-type="float">
            <text:p>129619122</text:p>
          </table:table-cell>
          <table:table-cell table:number-columns-repeated="6"/>
        </table:table-row>
        <table:table-row table:style-name="ro1">
          <table:table-cell office:value-type="float" office:value="357030" calcext:value-type="float">
            <text:p>357030</text:p>
          </table:table-cell>
          <table:table-cell office:value-type="float" office:value="373345" calcext:value-type="float">
            <text:p>373345</text:p>
          </table:table-cell>
          <table:table-cell office:value-type="float" office:value="1890835" calcext:value-type="float">
            <text:p>1890835</text:p>
          </table:table-cell>
          <table:table-cell office:value-type="float" office:value="1723431" calcext:value-type="float">
            <text:p>1723431</text:p>
          </table:table-cell>
          <table:table-cell/>
          <table:table-cell office:value-type="float" office:value="369125" calcext:value-type="float">
            <text:p>369125</text:p>
          </table:table-cell>
          <table:table-cell office:value-type="float" office:value="378996" calcext:value-type="float">
            <text:p>378996</text:p>
          </table:table-cell>
          <table:table-cell office:value-type="float" office:value="2610842" calcext:value-type="float">
            <text:p>2610842</text:p>
          </table:table-cell>
          <table:table-cell office:value-type="float" office:value="2015794" calcext:value-type="float">
            <text:p>2015794</text:p>
          </table:table-cell>
          <table:table-cell/>
          <table:table-cell office:value-type="float" office:value="10056658" calcext:value-type="float">
            <text:p>10056658</text:p>
          </table:table-cell>
          <table:table-cell office:value-type="float" office:value="9259246" calcext:value-type="float">
            <text:p>9259246</text:p>
          </table:table-cell>
          <table:table-cell office:value-type="float" office:value="22739521" calcext:value-type="float">
            <text:p>22739521</text:p>
          </table:table-cell>
          <table:table-cell office:value-type="float" office:value="12381347" calcext:value-type="float">
            <text:p>12381347</text:p>
          </table:table-cell>
          <table:table-cell/>
          <table:table-cell office:value-type="float" office:value="94768636" calcext:value-type="float">
            <text:p>94768636</text:p>
          </table:table-cell>
          <table:table-cell office:value-type="float" office:value="42815615" calcext:value-type="float">
            <text:p>42815615</text:p>
          </table:table-cell>
          <table:table-cell/>
          <table:table-cell office:value-type="float" office:value="129626244" calcext:value-type="float">
            <text:p>129626244</text:p>
          </table:table-cell>
          <table:table-cell table:number-columns-repeated="6"/>
        </table:table-row>
        <table:table-row table:style-name="ro1">
          <table:table-cell office:value-type="float" office:value="357086" calcext:value-type="float">
            <text:p>357086</text:p>
          </table:table-cell>
          <table:table-cell office:value-type="float" office:value="373530" calcext:value-type="float">
            <text:p>373530</text:p>
          </table:table-cell>
          <table:table-cell office:value-type="float" office:value="1893223" calcext:value-type="float">
            <text:p>1893223</text:p>
          </table:table-cell>
          <table:table-cell office:value-type="float" office:value="1727597" calcext:value-type="float">
            <text:p>1727597</text:p>
          </table:table-cell>
          <table:table-cell/>
          <table:table-cell office:value-type="float" office:value="369274" calcext:value-type="float">
            <text:p>369274</text:p>
          </table:table-cell>
          <table:table-cell office:value-type="float" office:value="379015" calcext:value-type="float">
            <text:p>379015</text:p>
          </table:table-cell>
          <table:table-cell office:value-type="float" office:value="2610879" calcext:value-type="float">
            <text:p>2610879</text:p>
          </table:table-cell>
          <table:table-cell office:value-type="float" office:value="2016201" calcext:value-type="float">
            <text:p>2016201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0486" calcext:value-type="float">
            <text:p>9260486</text:p>
          </table:table-cell>
          <table:table-cell office:value-type="float" office:value="22804798" calcext:value-type="float">
            <text:p>22804798</text:p>
          </table:table-cell>
          <table:table-cell office:value-type="float" office:value="12400644" calcext:value-type="float">
            <text:p>12400644</text:p>
          </table:table-cell>
          <table:table-cell/>
          <table:table-cell office:value-type="float" office:value="97711586" calcext:value-type="float">
            <text:p>97711586</text:p>
          </table:table-cell>
          <table:table-cell office:value-type="float" office:value="42823114" calcext:value-type="float">
            <text:p>42823114</text:p>
          </table:table-cell>
          <table:table-cell/>
          <table:table-cell office:value-type="float" office:value="129626308" calcext:value-type="float">
            <text:p>129626308</text:p>
          </table:table-cell>
          <table:table-cell table:number-columns-repeated="6"/>
        </table:table-row>
        <table:table-row table:style-name="ro1">
          <table:table-cell office:value-type="float" office:value="357234" calcext:value-type="float">
            <text:p>357234</text:p>
          </table:table-cell>
          <table:table-cell office:value-type="float" office:value="373548" calcext:value-type="float">
            <text:p>373548</text:p>
          </table:table-cell>
          <table:table-cell office:value-type="float" office:value="1894926" calcext:value-type="float">
            <text:p>1894926</text:p>
          </table:table-cell>
          <table:table-cell office:value-type="float" office:value="1734134" calcext:value-type="float">
            <text:p>1734134</text:p>
          </table:table-cell>
          <table:table-cell/>
          <table:table-cell office:value-type="float" office:value="369384" calcext:value-type="float">
            <text:p>369384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16" calcext:value-type="float">
            <text:p>2610916</text:p>
          </table:table-cell>
          <table:table-cell office:value-type="float" office:value="2016608" calcext:value-type="float">
            <text:p>2016608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6634" calcext:value-type="float">
            <text:p>9266634</text:p>
          </table:table-cell>
          <table:table-cell office:value-type="float" office:value="22818686" calcext:value-type="float">
            <text:p>22818686</text:p>
          </table:table-cell>
          <table:table-cell office:value-type="float" office:value="12400959" calcext:value-type="float">
            <text:p>12400959</text:p>
          </table:table-cell>
          <table:table-cell/>
          <table:table-cell office:value-type="float" office:value="98891385" calcext:value-type="float">
            <text:p>98891385</text:p>
          </table:table-cell>
          <table:table-cell office:value-type="float" office:value="42837411" calcext:value-type="float">
            <text:p>42837411</text:p>
          </table:table-cell>
          <table:table-cell/>
          <table:table-cell office:value-type="float" office:value="129627721" calcext:value-type="float">
            <text:p>129627721</text:p>
          </table:table-cell>
          <table:table-cell table:number-columns-repeated="6"/>
        </table:table-row>
        <table:table-row table:style-name="ro1">
          <table:table-cell office:value-type="float" office:value="357289" calcext:value-type="float">
            <text:p>357289</text:p>
          </table:table-cell>
          <table:table-cell office:value-type="float" office:value="373585" calcext:value-type="float">
            <text:p>373585</text:p>
          </table:table-cell>
          <table:table-cell office:value-type="float" office:value="1894964" calcext:value-type="float">
            <text:p>1894964</text:p>
          </table:table-cell>
          <table:table-cell office:value-type="float" office:value="1736800" calcext:value-type="float">
            <text:p>1736800</text:p>
          </table:table-cell>
          <table:table-cell/>
          <table:table-cell office:value-type="float" office:value="369459" calcext:value-type="float">
            <text:p>369459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35" calcext:value-type="float">
            <text:p>2610935</text:p>
          </table:table-cell>
          <table:table-cell office:value-type="float" office:value="2016904" calcext:value-type="float">
            <text:p>2016904</text:p>
          </table:table-cell>
          <table:table-cell/>
          <table:table-cell office:value-type="float" office:value="10069695" calcext:value-type="float">
            <text:p>10069695</text:p>
          </table:table-cell>
          <table:table-cell office:value-type="float" office:value="9268616" calcext:value-type="float">
            <text:p>9268616</text:p>
          </table:table-cell>
          <table:table-cell office:value-type="float" office:value="22829908" calcext:value-type="float">
            <text:p>22829908</text:p>
          </table:table-cell>
          <table:table-cell office:value-type="float" office:value="12422292" calcext:value-type="float">
            <text:p>12422292</text:p>
          </table:table-cell>
          <table:table-cell/>
          <table:table-cell office:value-type="float" office:value="100108480" calcext:value-type="float">
            <text:p>100108480</text:p>
          </table:table-cell>
          <table:table-cell office:value-type="float" office:value="42844448" calcext:value-type="float">
            <text:p>42844448</text:p>
          </table:table-cell>
          <table:table-cell/>
          <table:table-cell office:value-type="float" office:value="129652968" calcext:value-type="float">
            <text:p>129652968</text:p>
          </table:table-cell>
          <table:table-cell table:number-columns-repeated="6"/>
        </table:table-row>
        <table:table-row table:style-name="ro1">
          <table:table-cell office:value-type="float" office:value="357289" calcext:value-type="float">
            <text:p>357289</text:p>
          </table:table-cell>
          <table:table-cell office:value-type="float" office:value="373659" calcext:value-type="float">
            <text:p>373659</text:p>
          </table:table-cell>
          <table:table-cell office:value-type="float" office:value="1895316" calcext:value-type="float">
            <text:p>1895316</text:p>
          </table:table-cell>
          <table:table-cell office:value-type="float" office:value="1751615" calcext:value-type="float">
            <text:p>1751615</text:p>
          </table:table-cell>
          <table:table-cell/>
          <table:table-cell office:value-type="float" office:value="369626" calcext:value-type="float">
            <text:p>369626</text:p>
          </table:table-cell>
          <table:table-cell office:value-type="float" office:value="379070" calcext:value-type="float">
            <text:p>379070</text:p>
          </table:table-cell>
          <table:table-cell office:value-type="float" office:value="2610990" calcext:value-type="float">
            <text:p>2610990</text:p>
          </table:table-cell>
          <table:table-cell office:value-type="float" office:value="2017960" calcext:value-type="float">
            <text:p>2017960</text:p>
          </table:table-cell>
          <table:table-cell/>
          <table:table-cell office:value-type="float" office:value="10076602" calcext:value-type="float">
            <text:p>10076602</text:p>
          </table:table-cell>
          <table:table-cell office:value-type="float" office:value="9272522" calcext:value-type="float">
            <text:p>9272522</text:p>
          </table:table-cell>
          <table:table-cell office:value-type="float" office:value="22986888" calcext:value-type="float">
            <text:p>22986888</text:p>
          </table:table-cell>
          <table:table-cell office:value-type="float" office:value="12426218" calcext:value-type="float">
            <text:p>12426218</text:p>
          </table:table-cell>
          <table:table-cell/>
          <table:table-cell office:value-type="float" office:value="100684918" calcext:value-type="float">
            <text:p>100684918</text:p>
          </table:table-cell>
          <table:table-cell office:value-type="float" office:value="42854912" calcext:value-type="float">
            <text:p>42854912</text:p>
          </table:table-cell>
          <table:table-cell/>
          <table:table-cell office:value-type="float" office:value="129663721" calcext:value-type="float">
            <text:p>129663721</text:p>
          </table:table-cell>
          <table:table-cell table:number-columns-repeated="6"/>
        </table:table-row>
        <table:table-row table:style-name="ro1">
          <table:table-cell office:value-type="float" office:value="357326" calcext:value-type="float">
            <text:p>357326</text:p>
          </table:table-cell>
          <table:table-cell office:value-type="float" office:value="373678" calcext:value-type="float">
            <text:p>373678</text:p>
          </table:table-cell>
          <table:table-cell office:value-type="float" office:value="1897945" calcext:value-type="float">
            <text:p>1897945</text:p>
          </table:table-cell>
          <table:table-cell office:value-type="float" office:value="1773670" calcext:value-type="float">
            <text:p>1773670</text:p>
          </table:table-cell>
          <table:table-cell/>
          <table:table-cell office:value-type="float" office:value="369626" calcext:value-type="float">
            <text:p>369626</text:p>
          </table:table-cell>
          <table:table-cell office:value-type="float" office:value="379107" calcext:value-type="float">
            <text:p>379107</text:p>
          </table:table-cell>
          <table:table-cell office:value-type="float" office:value="2611046" calcext:value-type="float">
            <text:p>2611046</text:p>
          </table:table-cell>
          <table:table-cell office:value-type="float" office:value="2019312" calcext:value-type="float">
            <text:p>2019312</text:p>
          </table:table-cell>
          <table:table-cell/>
          <table:table-cell office:value-type="float" office:value="10086305" calcext:value-type="float">
            <text:p>10086305</text:p>
          </table:table-cell>
          <table:table-cell office:value-type="float" office:value="9274097" calcext:value-type="float">
            <text:p>9274097</text:p>
          </table:table-cell>
          <table:table-cell office:value-type="float" office:value="23188626" calcext:value-type="float">
            <text:p>23188626</text:p>
          </table:table-cell>
          <table:table-cell office:value-type="float" office:value="12435922" calcext:value-type="float">
            <text:p>12435922</text:p>
          </table:table-cell>
          <table:table-cell/>
          <table:table-cell office:value-type="float" office:value="101432845" calcext:value-type="float">
            <text:p>101432845</text:p>
          </table:table-cell>
          <table:table-cell office:value-type="float" office:value="42861429" calcext:value-type="float">
            <text:p>42861429</text:p>
          </table:table-cell>
          <table:table-cell/>
          <table:table-cell office:value-type="float" office:value="129665376" calcext:value-type="float">
            <text:p>129665376</text:p>
          </table:table-cell>
          <table:table-cell table:number-columns-repeated="6"/>
        </table:table-row>
        <table:table-row table:style-name="ro1">
          <table:table-cell office:value-type="float" office:value="357382" calcext:value-type="float">
            <text:p>357382</text:p>
          </table:table-cell>
          <table:table-cell office:value-type="float" office:value="373678" calcext:value-type="float">
            <text:p>373678</text:p>
          </table:table-cell>
          <table:table-cell office:value-type="float" office:value="1898519" calcext:value-type="float">
            <text:p>1898519</text:p>
          </table:table-cell>
          <table:table-cell office:value-type="float" office:value="1789966" calcext:value-type="float">
            <text:p>1789966</text:p>
          </table:table-cell>
          <table:table-cell/>
          <table:table-cell office:value-type="float" office:value="369792" calcext:value-type="float">
            <text:p>369792</text:p>
          </table:table-cell>
          <table:table-cell office:value-type="float" office:value="379126" calcext:value-type="float">
            <text:p>379126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19368" calcext:value-type="float">
            <text:p>2019368</text:p>
          </table:table-cell>
          <table:table-cell/>
          <table:table-cell office:value-type="float" office:value="10086749" calcext:value-type="float">
            <text:p>10086749</text:p>
          </table:table-cell>
          <table:table-cell office:value-type="float" office:value="9274375" calcext:value-type="float">
            <text:p>9274375</text:p>
          </table:table-cell>
          <table:table-cell office:value-type="float" office:value="23261420" calcext:value-type="float">
            <text:p>23261420</text:p>
          </table:table-cell>
          <table:table-cell office:value-type="float" office:value="12443218" calcext:value-type="float">
            <text:p>12443218</text:p>
          </table:table-cell>
          <table:table-cell/>
          <table:table-cell office:value-type="float" office:value="101494965" calcext:value-type="float">
            <text:p>101494965</text:p>
          </table:table-cell>
          <table:table-cell office:value-type="float" office:value="42873374" calcext:value-type="float">
            <text:p>42873374</text:p>
          </table:table-cell>
          <table:table-cell/>
          <table:table-cell office:value-type="float" office:value="129668035" calcext:value-type="float">
            <text:p>129668035</text:p>
          </table:table-cell>
          <table:table-cell table:number-columns-repeated="6"/>
        </table:table-row>
        <table:table-row table:style-name="ro1">
          <table:table-cell office:value-type="float" office:value="357437" calcext:value-type="float">
            <text:p>357437</text:p>
          </table:table-cell>
          <table:table-cell office:value-type="float" office:value="373678" calcext:value-type="float">
            <text:p>373678</text:p>
          </table:table-cell>
          <table:table-cell office:value-type="float" office:value="1899056" calcext:value-type="float">
            <text:p>1899056</text:p>
          </table:table-cell>
          <table:table-cell office:value-type="float" office:value="1804243" calcext:value-type="float">
            <text:p>1804243</text:p>
          </table:table-cell>
          <table:table-cell/>
          <table:table-cell office:value-type="float" office:value="369940" calcext:value-type="float">
            <text:p>369940</text:p>
          </table:table-cell>
          <table:table-cell office:value-type="float" office:value="379144" calcext:value-type="float">
            <text:p>379144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23552" calcext:value-type="float">
            <text:p>2023552</text:p>
          </table:table-cell>
          <table:table-cell/>
          <table:table-cell office:value-type="float" office:value="10097417" calcext:value-type="float">
            <text:p>10097417</text:p>
          </table:table-cell>
          <table:table-cell office:value-type="float" office:value="9278171" calcext:value-type="float">
            <text:p>9278171</text:p>
          </table:table-cell>
          <table:table-cell office:value-type="float" office:value="23569193" calcext:value-type="float">
            <text:p>23569193</text:p>
          </table:table-cell>
          <table:table-cell office:value-type="float" office:value="12445773" calcext:value-type="float">
            <text:p>12445773</text:p>
          </table:table-cell>
          <table:table-cell/>
          <table:table-cell office:value-type="float" office:value="101569297" calcext:value-type="float">
            <text:p>101569297</text:p>
          </table:table-cell>
          <table:table-cell office:value-type="float" office:value="42890446" calcext:value-type="float">
            <text:p>42890446</text:p>
          </table:table-cell>
          <table:table-cell/>
          <table:table-cell office:value-type="float" office:value="129672857" calcext:value-type="float">
            <text:p>129672857</text:p>
          </table:table-cell>
          <table:table-cell table:number-columns-repeated="6"/>
        </table:table-row>
        <table:table-row table:style-name="ro1">
          <table:table-cell office:value-type="float" office:value="357438" calcext:value-type="float">
            <text:p>357438</text:p>
          </table:table-cell>
          <table:table-cell office:value-type="float" office:value="373715" calcext:value-type="float">
            <text:p>373715</text:p>
          </table:table-cell>
          <table:table-cell office:value-type="float" office:value="1899316" calcext:value-type="float">
            <text:p>1899316</text:p>
          </table:table-cell>
          <table:table-cell office:value-type="float" office:value="1823077" calcext:value-type="float">
            <text:p>1823077</text:p>
          </table:table-cell>
          <table:table-cell/>
          <table:table-cell office:value-type="float" office:value="369977" calcext:value-type="float">
            <text:p>369977</text:p>
          </table:table-cell>
          <table:table-cell office:value-type="float" office:value="379311" calcext:value-type="float">
            <text:p>379311</text:p>
          </table:table-cell>
          <table:table-cell office:value-type="float" office:value="2611361" calcext:value-type="float">
            <text:p>2611361</text:p>
          </table:table-cell>
          <table:table-cell office:value-type="float" office:value="2023996" calcext:value-type="float">
            <text:p>2023996</text:p>
          </table:table-cell>
          <table:table-cell/>
          <table:table-cell office:value-type="float" office:value="10116212" calcext:value-type="float">
            <text:p>10116212</text:p>
          </table:table-cell>
          <table:table-cell office:value-type="float" office:value="9286245" calcext:value-type="float">
            <text:p>9286245</text:p>
          </table:table-cell>
          <table:table-cell office:value-type="float" office:value="23917058" calcext:value-type="float">
            <text:p>23917058</text:p>
          </table:table-cell>
          <table:table-cell office:value-type="float" office:value="12452162" calcext:value-type="float">
            <text:p>12452162</text:p>
          </table:table-cell>
          <table:table-cell/>
          <table:table-cell office:value-type="float" office:value="102458084" calcext:value-type="float">
            <text:p>102458084</text:p>
          </table:table-cell>
          <table:table-cell office:value-type="float" office:value="42905836" calcext:value-type="float">
            <text:p>42905836</text:p>
          </table:table-cell>
          <table:table-cell/>
          <table:table-cell office:value-type="float" office:value="129673407" calcext:value-type="float">
            <text:p>129673407</text:p>
          </table:table-cell>
          <table:table-cell table:number-columns-repeated="6"/>
        </table:table-row>
        <table:table-row table:style-name="ro1">
          <table:table-cell office:value-type="float" office:value="357512" calcext:value-type="float">
            <text:p>357512</text:p>
          </table:table-cell>
          <table:table-cell office:value-type="float" office:value="373771" calcext:value-type="float">
            <text:p>373771</text:p>
          </table:table-cell>
          <table:table-cell office:value-type="float" office:value="1899760" calcext:value-type="float">
            <text:p>1899760</text:p>
          </table:table-cell>
          <table:table-cell office:value-type="float" office:value="1839169" calcext:value-type="float">
            <text:p>1839169</text:p>
          </table:table-cell>
          <table:table-cell/>
          <table:table-cell office:value-type="float" office:value="369996" calcext:value-type="float">
            <text:p>369996</text:p>
          </table:table-cell>
          <table:table-cell office:value-type="float" office:value="379422" calcext:value-type="float">
            <text:p>379422</text:p>
          </table:table-cell>
          <table:table-cell office:value-type="float" office:value="2611379" calcext:value-type="float">
            <text:p>2611379</text:p>
          </table:table-cell>
          <table:table-cell office:value-type="float" office:value="2025181" calcext:value-type="float">
            <text:p>2025181</text:p>
          </table:table-cell>
          <table:table-cell/>
          <table:table-cell office:value-type="float" office:value="10122879" calcext:value-type="float">
            <text:p>10122879</text:p>
          </table:table-cell>
          <table:table-cell office:value-type="float" office:value="9296412" calcext:value-type="float">
            <text:p>9296412</text:p>
          </table:table-cell>
          <table:table-cell office:value-type="float" office:value="24394736" calcext:value-type="float">
            <text:p>24394736</text:p>
          </table:table-cell>
          <table:table-cell office:value-type="float" office:value="12455014" calcext:value-type="float">
            <text:p>12455014</text:p>
          </table:table-cell>
          <table:table-cell/>
          <table:table-cell office:value-type="float" office:value="102477583" calcext:value-type="float">
            <text:p>102477583</text:p>
          </table:table-cell>
          <table:table-cell office:value-type="float" office:value="42918279" calcext:value-type="float">
            <text:p>42918279</text:p>
          </table:table-cell>
          <table:table-cell/>
          <table:table-cell office:value-type="float" office:value="129687994" calcext:value-type="float">
            <text:p>129687994</text:p>
          </table:table-cell>
          <table:table-cell table:number-columns-repeated="6"/>
        </table:table-row>
        <table:table-row table:style-name="ro1">
          <table:table-cell office:value-type="float" office:value="357549" calcext:value-type="float">
            <text:p>357549</text:p>
          </table:table-cell>
          <table:table-cell office:value-type="float" office:value="373918" calcext:value-type="float">
            <text:p>373918</text:p>
          </table:table-cell>
          <table:table-cell office:value-type="float" office:value="1900093" calcext:value-type="float">
            <text:p>1900093</text:p>
          </table:table-cell>
          <table:table-cell office:value-type="float" office:value="1839262" calcext:value-type="float">
            <text:p>1839262</text:p>
          </table:table-cell>
          <table:table-cell/>
          <table:table-cell office:value-type="float" office:value="370014" calcext:value-type="float">
            <text:p>370014</text:p>
          </table:table-cell>
          <table:table-cell office:value-type="float" office:value="379458" calcext:value-type="float">
            <text:p>379458</text:p>
          </table:table-cell>
          <table:table-cell office:value-type="float" office:value="2611435" calcext:value-type="float">
            <text:p>2611435</text:p>
          </table:table-cell>
          <table:table-cell office:value-type="float" office:value="2025812" calcext:value-type="float">
            <text:p>2025812</text:p>
          </table:table-cell>
          <table:table-cell/>
          <table:table-cell office:value-type="float" office:value="10124768" calcext:value-type="float">
            <text:p>10124768</text:p>
          </table:table-cell>
          <table:table-cell office:value-type="float" office:value="9299560" calcext:value-type="float">
            <text:p>9299560</text:p>
          </table:table-cell>
          <table:table-cell office:value-type="float" office:value="24679954" calcext:value-type="float">
            <text:p>24679954</text:p>
          </table:table-cell>
          <table:table-cell office:value-type="float" office:value="12464939" calcext:value-type="float">
            <text:p>12464939</text:p>
          </table:table-cell>
          <table:table-cell/>
          <table:table-cell office:value-type="float" office:value="102733328" calcext:value-type="float">
            <text:p>102733328</text:p>
          </table:table-cell>
          <table:table-cell office:value-type="float" office:value="42950689" calcext:value-type="float">
            <text:p>42950689</text:p>
          </table:table-cell>
          <table:table-cell/>
          <table:table-cell office:value-type="float" office:value="129688933" calcext:value-type="float">
            <text:p>129688933</text:p>
          </table:table-cell>
          <table:table-cell table:number-columns-repeated="6"/>
        </table:table-row>
        <table:table-row table:style-name="ro1">
          <table:table-cell office:value-type="float" office:value="357549" calcext:value-type="float">
            <text:p>357549</text:p>
          </table:table-cell>
          <table:table-cell office:value-type="float" office:value="373937" calcext:value-type="float">
            <text:p>373937</text:p>
          </table:table-cell>
          <table:table-cell office:value-type="float" office:value="1900445" calcext:value-type="float">
            <text:p>1900445</text:p>
          </table:table-cell>
          <table:table-cell office:value-type="float" office:value="1891131" calcext:value-type="float">
            <text:p>1891131</text:p>
          </table:table-cell>
          <table:table-cell/>
          <table:table-cell office:value-type="float" office:value="370014" calcext:value-type="float">
            <text:p>370014</text:p>
          </table:table-cell>
          <table:table-cell office:value-type="float" office:value="379477" calcext:value-type="float">
            <text:p>379477</text:p>
          </table:table-cell>
          <table:table-cell office:value-type="float" office:value="2611472" calcext:value-type="float">
            <text:p>2611472</text:p>
          </table:table-cell>
          <table:table-cell office:value-type="float" office:value="2025848" calcext:value-type="float">
            <text:p>2025848</text:p>
          </table:table-cell>
          <table:table-cell/>
          <table:table-cell office:value-type="float" office:value="10126064" calcext:value-type="float">
            <text:p>10126064</text:p>
          </table:table-cell>
          <table:table-cell office:value-type="float" office:value="9300560" calcext:value-type="float">
            <text:p>9300560</text:p>
          </table:table-cell>
          <table:table-cell office:value-type="float" office:value="25240057" calcext:value-type="float">
            <text:p>25240057</text:p>
          </table:table-cell>
          <table:table-cell office:value-type="float" office:value="12470273" calcext:value-type="float">
            <text:p>12470273</text:p>
          </table:table-cell>
          <table:table-cell/>
          <table:table-cell office:value-type="float" office:value="102810730" calcext:value-type="float">
            <text:p>102810730</text:p>
          </table:table-cell>
          <table:table-cell office:value-type="float" office:value="42975781" calcext:value-type="float">
            <text:p>42975781</text:p>
          </table:table-cell>
          <table:table-cell/>
          <table:table-cell office:value-type="float" office:value="129694427" calcext:value-type="float">
            <text:p>129694427</text:p>
          </table:table-cell>
          <table:table-cell table:number-columns-repeated="6"/>
        </table:table-row>
        <table:table-row table:style-name="ro1">
          <table:table-cell office:value-type="float" office:value="357586" calcext:value-type="float">
            <text:p>357586</text:p>
          </table:table-cell>
          <table:table-cell office:value-type="float" office:value="373937" calcext:value-type="float">
            <text:p>373937</text:p>
          </table:table-cell>
          <table:table-cell office:value-type="float" office:value="1901242" calcext:value-type="float">
            <text:p>1901242</text:p>
          </table:table-cell>
          <table:table-cell office:value-type="float" office:value="1917779" calcext:value-type="float">
            <text:p>1917779</text:p>
          </table:table-cell>
          <table:table-cell/>
          <table:table-cell office:value-type="float" office:value="370163" calcext:value-type="float">
            <text:p>370163</text:p>
          </table:table-cell>
          <table:table-cell office:value-type="float" office:value="379607" calcext:value-type="float">
            <text:p>379607</text:p>
          </table:table-cell>
          <table:table-cell office:value-type="float" office:value="2611509" calcext:value-type="float">
            <text:p>2611509</text:p>
          </table:table-cell>
          <table:table-cell office:value-type="float" office:value="2026015" calcext:value-type="float">
            <text:p>2026015</text:p>
          </table:table-cell>
          <table:table-cell/>
          <table:table-cell office:value-type="float" office:value="10127694" calcext:value-type="float">
            <text:p>10127694</text:p>
          </table:table-cell>
          <table:table-cell office:value-type="float" office:value="9301819" calcext:value-type="float">
            <text:p>9301819</text:p>
          </table:table-cell>
          <table:table-cell office:value-type="float" office:value="25552311" calcext:value-type="float">
            <text:p>25552311</text:p>
          </table:table-cell>
          <table:table-cell office:value-type="float" office:value="12472809" calcext:value-type="float">
            <text:p>12472809</text:p>
          </table:table-cell>
          <table:table-cell/>
          <table:table-cell office:value-type="float" office:value="103156817" calcext:value-type="float">
            <text:p>103156817</text:p>
          </table:table-cell>
          <table:table-cell office:value-type="float" office:value="43025111" calcext:value-type="float">
            <text:p>43025111</text:p>
          </table:table-cell>
          <table:table-cell/>
          <table:table-cell office:value-type="float" office:value="129700068" calcext:value-type="float">
            <text:p>129700068</text:p>
          </table:table-cell>
          <table:table-cell table:number-columns-repeated="6"/>
        </table:table-row>
        <table:table-row table:style-name="ro1">
          <table:table-cell office:value-type="float" office:value="357753" calcext:value-type="float">
            <text:p>357753</text:p>
          </table:table-cell>
          <table:table-cell office:value-type="float" office:value="373975" calcext:value-type="float">
            <text:p>373975</text:p>
          </table:table-cell>
          <table:table-cell office:value-type="float" office:value="1901500" calcext:value-type="float">
            <text:p>1901500</text:p>
          </table:table-cell>
          <table:table-cell office:value-type="float" office:value="1919945" calcext:value-type="float">
            <text:p>1919945</text:p>
          </table:table-cell>
          <table:table-cell/>
          <table:table-cell office:value-type="float" office:value="370292" calcext:value-type="float">
            <text:p>370292</text:p>
          </table:table-cell>
          <table:table-cell office:value-type="float" office:value="379625" calcext:value-type="float">
            <text:p>379625</text:p>
          </table:table-cell>
          <table:table-cell office:value-type="float" office:value="2611843" calcext:value-type="float">
            <text:p>2611843</text:p>
          </table:table-cell>
          <table:table-cell office:value-type="float" office:value="2026663" calcext:value-type="float">
            <text:p>2026663</text:p>
          </table:table-cell>
          <table:table-cell/>
          <table:table-cell office:value-type="float" office:value="10132804" calcext:value-type="float">
            <text:p>10132804</text:p>
          </table:table-cell>
          <table:table-cell office:value-type="float" office:value="9303505" calcext:value-type="float">
            <text:p>9303505</text:p>
          </table:table-cell>
          <table:table-cell office:value-type="float" office:value="25608497" calcext:value-type="float">
            <text:p>25608497</text:p>
          </table:table-cell>
          <table:table-cell office:value-type="float" office:value="12484087" calcext:value-type="float">
            <text:p>12484087</text:p>
          </table:table-cell>
          <table:table-cell/>
          <table:table-cell office:value-type="float" office:value="103167206" calcext:value-type="float">
            <text:p>103167206</text:p>
          </table:table-cell>
          <table:table-cell office:value-type="float" office:value="43027132" calcext:value-type="float">
            <text:p>43027132</text:p>
          </table:table-cell>
          <table:table-cell/>
          <table:table-cell office:value-type="float" office:value="129700762" calcext:value-type="float">
            <text:p>129700762</text:p>
          </table:table-cell>
          <table:table-cell table:number-columns-repeated="6"/>
        </table:table-row>
        <table:table-row table:style-name="ro1">
          <table:table-cell office:value-type="float" office:value="357771" calcext:value-type="float">
            <text:p>357771</text:p>
          </table:table-cell>
          <table:table-cell office:value-type="float" office:value="374067" calcext:value-type="float">
            <text:p>374067</text:p>
          </table:table-cell>
          <table:table-cell office:value-type="float" office:value="1901686" calcext:value-type="float">
            <text:p>1901686</text:p>
          </table:table-cell>
          <table:table-cell office:value-type="float" office:value="1968370" calcext:value-type="float">
            <text:p>1968370</text:p>
          </table:table-cell>
          <table:table-cell/>
          <table:table-cell office:value-type="float" office:value="370348" calcext:value-type="float">
            <text:p>370348</text:p>
          </table:table-cell>
          <table:table-cell office:value-type="float" office:value="379737" calcext:value-type="float">
            <text:p>379737</text:p>
          </table:table-cell>
          <table:table-cell office:value-type="float" office:value="2611861" calcext:value-type="float">
            <text:p>2611861</text:p>
          </table:table-cell>
          <table:table-cell office:value-type="float" office:value="2026848" calcext:value-type="float">
            <text:p>2026848</text:p>
          </table:table-cell>
          <table:table-cell/>
          <table:table-cell office:value-type="float" office:value="10136360" calcext:value-type="float">
            <text:p>10136360</text:p>
          </table:table-cell>
          <table:table-cell office:value-type="float" office:value="9305929" calcext:value-type="float">
            <text:p>9305929</text:p>
          </table:table-cell>
          <table:table-cell office:value-type="float" office:value="25609589" calcext:value-type="float">
            <text:p>25609589</text:p>
          </table:table-cell>
          <table:table-cell office:value-type="float" office:value="12488254" calcext:value-type="float">
            <text:p>12488254</text:p>
          </table:table-cell>
          <table:table-cell/>
          <table:table-cell office:value-type="float" office:value="104453728" calcext:value-type="float">
            <text:p>104453728</text:p>
          </table:table-cell>
          <table:table-cell office:value-type="float" office:value="43028705" calcext:value-type="float">
            <text:p>43028705</text:p>
          </table:table-cell>
          <table:table-cell/>
          <table:table-cell office:value-type="float" office:value="129711917" calcext:value-type="float">
            <text:p>129711917</text:p>
          </table:table-cell>
          <table:table-cell table:number-columns-repeated="6"/>
        </table:table-row>
        <table:table-row table:style-name="ro1">
          <table:table-cell office:value-type="float" office:value="357808" calcext:value-type="float">
            <text:p>357808</text:p>
          </table:table-cell>
          <table:table-cell office:value-type="float" office:value="374086" calcext:value-type="float">
            <text:p>374086</text:p>
          </table:table-cell>
          <table:table-cell office:value-type="float" office:value="1901852" calcext:value-type="float">
            <text:p>1901852</text:p>
          </table:table-cell>
          <table:table-cell office:value-type="float" office:value="1972166" calcext:value-type="float">
            <text:p>1972166</text:p>
          </table:table-cell>
          <table:table-cell/>
          <table:table-cell office:value-type="float" office:value="370440" calcext:value-type="float">
            <text:p>370440</text:p>
          </table:table-cell>
          <table:table-cell office:value-type="float" office:value="379755" calcext:value-type="float">
            <text:p>379755</text:p>
          </table:table-cell>
          <table:table-cell office:value-type="float" office:value="2611916" calcext:value-type="float">
            <text:p>2611916</text:p>
          </table:table-cell>
          <table:table-cell office:value-type="float" office:value="2027349" calcext:value-type="float">
            <text:p>2027349</text:p>
          </table:table-cell>
          <table:table-cell/>
          <table:table-cell office:value-type="float" office:value="10141267" calcext:value-type="float">
            <text:p>10141267</text:p>
          </table:table-cell>
          <table:table-cell office:value-type="float" office:value="9307245" calcext:value-type="float">
            <text:p>9307245</text:p>
          </table:table-cell>
          <table:table-cell office:value-type="float" office:value="25901973" calcext:value-type="float">
            <text:p>25901973</text:p>
          </table:table-cell>
          <table:table-cell office:value-type="float" office:value="12492106" calcext:value-type="float">
            <text:p>12492106</text:p>
          </table:table-cell>
          <table:table-cell/>
          <table:table-cell office:value-type="float" office:value="104929101" calcext:value-type="float">
            <text:p>104929101</text:p>
          </table:table-cell>
          <table:table-cell office:value-type="float" office:value="43035427" calcext:value-type="float">
            <text:p>43035427</text:p>
          </table:table-cell>
          <table:table-cell/>
          <table:table-cell office:value-type="float" office:value="129733376" calcext:value-type="float">
            <text:p>129733376</text:p>
          </table:table-cell>
          <table:table-cell table:number-columns-repeated="6"/>
        </table:table-row>
        <table:table-row table:style-name="ro1">
          <table:table-cell office:value-type="float" office:value="357864" calcext:value-type="float">
            <text:p>357864</text:p>
          </table:table-cell>
          <table:table-cell office:value-type="float" office:value="374196" calcext:value-type="float">
            <text:p>374196</text:p>
          </table:table-cell>
          <table:table-cell office:value-type="float" office:value="1902371" calcext:value-type="float">
            <text:p>1902371</text:p>
          </table:table-cell>
          <table:table-cell office:value-type="float" office:value="1977185" calcext:value-type="float">
            <text:p>1977185</text:p>
          </table:table-cell>
          <table:table-cell/>
          <table:table-cell office:value-type="float" office:value="370459" calcext:value-type="float">
            <text:p>370459</text:p>
          </table:table-cell>
          <table:table-cell office:value-type="float" office:value="379774" calcext:value-type="float">
            <text:p>379774</text:p>
          </table:table-cell>
          <table:table-cell office:value-type="float" office:value="2612879" calcext:value-type="float">
            <text:p>2612879</text:p>
          </table:table-cell>
          <table:table-cell office:value-type="float" office:value="2028756" calcext:value-type="float">
            <text:p>2028756</text:p>
          </table:table-cell>
          <table:table-cell/>
          <table:table-cell office:value-type="float" office:value="10148509" calcext:value-type="float">
            <text:p>10148509</text:p>
          </table:table-cell>
          <table:table-cell office:value-type="float" office:value="9312041" calcext:value-type="float">
            <text:p>9312041</text:p>
          </table:table-cell>
          <table:table-cell office:value-type="float" office:value="25934750" calcext:value-type="float">
            <text:p>25934750</text:p>
          </table:table-cell>
          <table:table-cell office:value-type="float" office:value="12499828" calcext:value-type="float">
            <text:p>12499828</text:p>
          </table:table-cell>
          <table:table-cell/>
          <table:table-cell office:value-type="float" office:value="105019528" calcext:value-type="float">
            <text:p>105019528</text:p>
          </table:table-cell>
          <table:table-cell office:value-type="float" office:value="43038318" calcext:value-type="float">
            <text:p>43038318</text:p>
          </table:table-cell>
          <table:table-cell/>
          <table:table-cell office:value-type="float" office:value="129734756" calcext:value-type="float">
            <text:p>129734756</text:p>
          </table:table-cell>
          <table:table-cell table:number-columns-repeated="6"/>
        </table:table-row>
        <table:table-row table:style-name="ro1">
          <table:table-cell office:value-type="float" office:value="357938" calcext:value-type="float">
            <text:p>357938</text:p>
          </table:table-cell>
          <table:table-cell office:value-type="float" office:value="374234" calcext:value-type="float">
            <text:p>374234</text:p>
          </table:table-cell>
          <table:table-cell office:value-type="float" office:value="1902464" calcext:value-type="float">
            <text:p>1902464</text:p>
          </table:table-cell>
          <table:table-cell office:value-type="float" office:value="1979296" calcext:value-type="float">
            <text:p>1979296</text:p>
          </table:table-cell>
          <table:table-cell/>
          <table:table-cell office:value-type="float" office:value="370478" calcext:value-type="float">
            <text:p>370478</text:p>
          </table:table-cell>
          <table:table-cell office:value-type="float" office:value="379830" calcext:value-type="float">
            <text:p>379830</text:p>
          </table:table-cell>
          <table:table-cell office:value-type="float" office:value="2612916" calcext:value-type="float">
            <text:p>2612916</text:p>
          </table:table-cell>
          <table:table-cell office:value-type="float" office:value="2029681" calcext:value-type="float">
            <text:p>2029681</text:p>
          </table:table-cell>
          <table:table-cell/>
          <table:table-cell office:value-type="float" office:value="10155434" calcext:value-type="float">
            <text:p>10155434</text:p>
          </table:table-cell>
          <table:table-cell office:value-type="float" office:value="9314300" calcext:value-type="float">
            <text:p>9314300</text:p>
          </table:table-cell>
          <table:table-cell office:value-type="float" office:value="26236153" calcext:value-type="float">
            <text:p>26236153</text:p>
          </table:table-cell>
          <table:table-cell office:value-type="float" office:value="12501254" calcext:value-type="float">
            <text:p>12501254</text:p>
          </table:table-cell>
          <table:table-cell/>
          <table:table-cell office:value-type="float" office:value="105495570" calcext:value-type="float">
            <text:p>105495570</text:p>
          </table:table-cell>
          <table:table-cell office:value-type="float" office:value="43068612" calcext:value-type="float">
            <text:p>43068612</text:p>
          </table:table-cell>
          <table:table-cell/>
          <table:table-cell office:value-type="float" office:value="129746617" calcext:value-type="float">
            <text:p>129746617</text:p>
          </table:table-cell>
          <table:table-cell table:number-columns-repeated="6"/>
        </table:table-row>
        <table:table-row table:style-name="ro1">
          <table:table-cell office:value-type="float" office:value="357993" calcext:value-type="float">
            <text:p>357993</text:p>
          </table:table-cell>
          <table:table-cell office:value-type="float" office:value="374289" calcext:value-type="float">
            <text:p>374289</text:p>
          </table:table-cell>
          <table:table-cell office:value-type="float" office:value="1903001" calcext:value-type="float">
            <text:p>1903001</text:p>
          </table:table-cell>
          <table:table-cell office:value-type="float" office:value="1980518" calcext:value-type="float">
            <text:p>1980518</text:p>
          </table:table-cell>
          <table:table-cell/>
          <table:table-cell office:value-type="float" office:value="370589" calcext:value-type="float">
            <text:p>370589</text:p>
          </table:table-cell>
          <table:table-cell office:value-type="float" office:value="379866" calcext:value-type="float">
            <text:p>379866</text:p>
          </table:table-cell>
          <table:table-cell office:value-type="float" office:value="2612917" calcext:value-type="float">
            <text:p>2612917</text:p>
          </table:table-cell>
          <table:table-cell office:value-type="float" office:value="2029979" calcext:value-type="float">
            <text:p>2029979</text:p>
          </table:table-cell>
          <table:table-cell/>
          <table:table-cell office:value-type="float" office:value="10158082" calcext:value-type="float">
            <text:p>10158082</text:p>
          </table:table-cell>
          <table:table-cell office:value-type="float" office:value="9315392" calcext:value-type="float">
            <text:p>9315392</text:p>
          </table:table-cell>
          <table:table-cell office:value-type="float" office:value="26252300" calcext:value-type="float">
            <text:p>26252300</text:p>
          </table:table-cell>
          <table:table-cell office:value-type="float" office:value="12505994" calcext:value-type="float">
            <text:p>12505994</text:p>
          </table:table-cell>
          <table:table-cell/>
          <table:table-cell office:value-type="float" office:value="106220589" calcext:value-type="float">
            <text:p>106220589</text:p>
          </table:table-cell>
          <table:table-cell office:value-type="float" office:value="43085648" calcext:value-type="float">
            <text:p>43085648</text:p>
          </table:table-cell>
          <table:table-cell/>
          <table:table-cell office:value-type="float" office:value="129757802" calcext:value-type="float">
            <text:p>129757802</text:p>
          </table:table-cell>
          <table:table-cell table:number-columns-repeated="6"/>
        </table:table-row>
        <table:table-row table:style-name="ro1">
          <table:table-cell office:value-type="float" office:value="357993" calcext:value-type="float">
            <text:p>357993</text:p>
          </table:table-cell>
          <table:table-cell office:value-type="float" office:value="374289" calcext:value-type="float">
            <text:p>374289</text:p>
          </table:table-cell>
          <table:table-cell office:value-type="float" office:value="1903259" calcext:value-type="float">
            <text:p>1903259</text:p>
          </table:table-cell>
          <table:table-cell office:value-type="float" office:value="1984203" calcext:value-type="float">
            <text:p>1984203</text:p>
          </table:table-cell>
          <table:table-cell/>
          <table:table-cell office:value-type="float" office:value="370626" calcext:value-type="float">
            <text:p>370626</text:p>
          </table:table-cell>
          <table:table-cell office:value-type="float" office:value="379940" calcext:value-type="float">
            <text:p>379940</text:p>
          </table:table-cell>
          <table:table-cell office:value-type="float" office:value="2612953" calcext:value-type="float">
            <text:p>2612953</text:p>
          </table:table-cell>
          <table:table-cell office:value-type="float" office:value="2034053" calcext:value-type="float">
            <text:p>2034053</text:p>
          </table:table-cell>
          <table:table-cell/>
          <table:table-cell office:value-type="float" office:value="10160101" calcext:value-type="float">
            <text:p>10160101</text:p>
          </table:table-cell>
          <table:table-cell office:value-type="float" office:value="9318967" calcext:value-type="float">
            <text:p>9318967</text:p>
          </table:table-cell>
          <table:table-cell office:value-type="float" office:value="26354189" calcext:value-type="float">
            <text:p>26354189</text:p>
          </table:table-cell>
          <table:table-cell office:value-type="float" office:value="12518883" calcext:value-type="float">
            <text:p>12518883</text:p>
          </table:table-cell>
          <table:table-cell/>
          <table:table-cell office:value-type="float" office:value="106394578" calcext:value-type="float">
            <text:p>106394578</text:p>
          </table:table-cell>
          <table:table-cell office:value-type="float" office:value="43115557" calcext:value-type="float">
            <text:p>43115557</text:p>
          </table:table-cell>
          <table:table-cell/>
          <table:table-cell office:value-type="float" office:value="129763395" calcext:value-type="float">
            <text:p>129763395</text:p>
          </table:table-cell>
          <table:table-cell table:number-columns-repeated="6"/>
        </table:table-row>
        <table:table-row table:style-name="ro1">
          <table:table-cell office:value-type="float" office:value="358122" calcext:value-type="float">
            <text:p>358122</text:p>
          </table:table-cell>
          <table:table-cell office:value-type="float" office:value="374308" calcext:value-type="float">
            <text:p>374308</text:p>
          </table:table-cell>
          <table:table-cell office:value-type="float" office:value="1903575" calcext:value-type="float">
            <text:p>1903575</text:p>
          </table:table-cell>
          <table:table-cell office:value-type="float" office:value="1989500" calcext:value-type="float">
            <text:p>1989500</text:p>
          </table:table-cell>
          <table:table-cell/>
          <table:table-cell office:value-type="float" office:value="370644" calcext:value-type="float">
            <text:p>370644</text:p>
          </table:table-cell>
          <table:table-cell office:value-type="float" office:value="379959" calcext:value-type="float">
            <text:p>379959</text:p>
          </table:table-cell>
          <table:table-cell office:value-type="float" office:value="2612972" calcext:value-type="float">
            <text:p>2612972</text:p>
          </table:table-cell>
          <table:table-cell office:value-type="float" office:value="2034923" calcext:value-type="float">
            <text:p>2034923</text:p>
          </table:table-cell>
          <table:table-cell/>
          <table:table-cell office:value-type="float" office:value="10164990" calcext:value-type="float">
            <text:p>10164990</text:p>
          </table:table-cell>
          <table:table-cell office:value-type="float" office:value="9321430" calcext:value-type="float">
            <text:p>9321430</text:p>
          </table:table-cell>
          <table:table-cell office:value-type="float" office:value="26417686" calcext:value-type="float">
            <text:p>26417686</text:p>
          </table:table-cell>
          <table:table-cell office:value-type="float" office:value="12542846" calcext:value-type="float">
            <text:p>12542846</text:p>
          </table:table-cell>
          <table:table-cell/>
          <table:table-cell office:value-type="float" office:value="107069043" calcext:value-type="float">
            <text:p>107069043</text:p>
          </table:table-cell>
          <table:table-cell office:value-type="float" office:value="43136684" calcext:value-type="float">
            <text:p>43136684</text:p>
          </table:table-cell>
          <table:table-cell/>
          <table:table-cell office:value-type="float" office:value="129779205" calcext:value-type="float">
            <text:p>129779205</text:p>
          </table:table-cell>
          <table:table-cell table:number-columns-repeated="6"/>
        </table:table-row>
        <table:table-row table:style-name="ro1">
          <table:table-cell office:value-type="float" office:value="358141" calcext:value-type="float">
            <text:p>358141</text:p>
          </table:table-cell>
          <table:table-cell office:value-type="float" office:value="374401" calcext:value-type="float">
            <text:p>374401</text:p>
          </table:table-cell>
          <table:table-cell office:value-type="float" office:value="1903871" calcext:value-type="float">
            <text:p>1903871</text:p>
          </table:table-cell>
          <table:table-cell office:value-type="float" office:value="1989814" calcext:value-type="float">
            <text:p>1989814</text:p>
          </table:table-cell>
          <table:table-cell/>
          <table:table-cell office:value-type="float" office:value="370663" calcext:value-type="float">
            <text:p>370663</text:p>
          </table:table-cell>
          <table:table-cell office:value-type="float" office:value="379995" calcext:value-type="float">
            <text:p>379995</text:p>
          </table:table-cell>
          <table:table-cell office:value-type="float" office:value="2613287" calcext:value-type="float">
            <text:p>2613287</text:p>
          </table:table-cell>
          <table:table-cell office:value-type="float" office:value="2035386" calcext:value-type="float">
            <text:p>2035386</text:p>
          </table:table-cell>
          <table:table-cell/>
          <table:table-cell office:value-type="float" office:value="10168008" calcext:value-type="float">
            <text:p>10168008</text:p>
          </table:table-cell>
          <table:table-cell office:value-type="float" office:value="9329059" calcext:value-type="float">
            <text:p>9329059</text:p>
          </table:table-cell>
          <table:table-cell office:value-type="float" office:value="26661720" calcext:value-type="float">
            <text:p>26661720</text:p>
          </table:table-cell>
          <table:table-cell office:value-type="float" office:value="12557994" calcext:value-type="float">
            <text:p>12557994</text:p>
          </table:table-cell>
          <table:table-cell/>
          <table:table-cell office:value-type="float" office:value="110710846" calcext:value-type="float">
            <text:p>110710846</text:p>
          </table:table-cell>
          <table:table-cell office:value-type="float" office:value="43181072" calcext:value-type="float">
            <text:p>43181072</text:p>
          </table:table-cell>
          <table:table-cell/>
          <table:table-cell office:value-type="float" office:value="129784502" calcext:value-type="float">
            <text:p>129784502</text:p>
          </table:table-cell>
          <table:table-cell table:number-columns-repeated="6"/>
        </table:table-row>
        <table:table-row table:style-name="ro1">
          <table:table-cell office:value-type="float" office:value="358141" calcext:value-type="float">
            <text:p>358141</text:p>
          </table:table-cell>
          <table:table-cell office:value-type="float" office:value="374641" calcext:value-type="float">
            <text:p>374641</text:p>
          </table:table-cell>
          <table:table-cell office:value-type="float" office:value="1904241" calcext:value-type="float">
            <text:p>1904241</text:p>
          </table:table-cell>
          <table:table-cell office:value-type="float" office:value="1992333" calcext:value-type="float">
            <text:p>1992333</text:p>
          </table:table-cell>
          <table:table-cell/>
          <table:table-cell office:value-type="float" office:value="370829" calcext:value-type="float">
            <text:p>370829</text:p>
          </table:table-cell>
          <table:table-cell office:value-type="float" office:value="379996" calcext:value-type="float">
            <text:p>379996</text:p>
          </table:table-cell>
          <table:table-cell office:value-type="float" office:value="2613379" calcext:value-type="float">
            <text:p>2613379</text:p>
          </table:table-cell>
          <table:table-cell office:value-type="float" office:value="2035404" calcext:value-type="float">
            <text:p>2035404</text:p>
          </table:table-cell>
          <table:table-cell/>
          <table:table-cell office:value-type="float" office:value="10179434" calcext:value-type="float">
            <text:p>10179434</text:p>
          </table:table-cell>
          <table:table-cell office:value-type="float" office:value="9331152" calcext:value-type="float">
            <text:p>9331152</text:p>
          </table:table-cell>
          <table:table-cell office:value-type="float" office:value="26681924" calcext:value-type="float">
            <text:p>26681924</text:p>
          </table:table-cell>
          <table:table-cell office:value-type="float" office:value="12560494" calcext:value-type="float">
            <text:p>12560494</text:p>
          </table:table-cell>
          <table:table-cell/>
          <table:table-cell office:value-type="float" office:value="112309810" calcext:value-type="float">
            <text:p>112309810</text:p>
          </table:table-cell>
          <table:table-cell office:value-type="float" office:value="43186205" calcext:value-type="float">
            <text:p>43186205</text:p>
          </table:table-cell>
          <table:table-cell/>
          <table:table-cell office:value-type="float" office:value="129792765" calcext:value-type="float">
            <text:p>129792765</text:p>
          </table:table-cell>
          <table:table-cell table:number-columns-repeated="6"/>
        </table:table-row>
        <table:table-row table:style-name="ro1">
          <table:table-cell office:value-type="float" office:value="358160" calcext:value-type="float">
            <text:p>358160</text:p>
          </table:table-cell>
          <table:table-cell office:value-type="float" office:value="374752" calcext:value-type="float">
            <text:p>374752</text:p>
          </table:table-cell>
          <table:table-cell office:value-type="float" office:value="1904315" calcext:value-type="float">
            <text:p>1904315</text:p>
          </table:table-cell>
          <table:table-cell office:value-type="float" office:value="1992962" calcext:value-type="float">
            <text:p>1992962</text:p>
          </table:table-cell>
          <table:table-cell/>
          <table:table-cell office:value-type="float" office:value="370848" calcext:value-type="float">
            <text:p>370848</text:p>
          </table:table-cell>
          <table:table-cell office:value-type="float" office:value="380088" calcext:value-type="float">
            <text:p>380088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52" calcext:value-type="float">
            <text:p>2035552</text:p>
          </table:table-cell>
          <table:table-cell/>
          <table:table-cell office:value-type="float" office:value="10184711" calcext:value-type="float">
            <text:p>10184711</text:p>
          </table:table-cell>
          <table:table-cell office:value-type="float" office:value="9342651" calcext:value-type="float">
            <text:p>9342651</text:p>
          </table:table-cell>
          <table:table-cell office:value-type="float" office:value="26808384" calcext:value-type="float">
            <text:p>26808384</text:p>
          </table:table-cell>
          <table:table-cell office:value-type="float" office:value="12602030" calcext:value-type="float">
            <text:p>12602030</text:p>
          </table:table-cell>
          <table:table-cell/>
          <table:table-cell office:value-type="float" office:value="112730880" calcext:value-type="float">
            <text:p>112730880</text:p>
          </table:table-cell>
          <table:table-cell office:value-type="float" office:value="43265165" calcext:value-type="float">
            <text:p>43265165</text:p>
          </table:table-cell>
          <table:table-cell/>
          <table:table-cell office:value-type="float" office:value="129805315" calcext:value-type="float">
            <text:p>129805315</text:p>
          </table:table-cell>
          <table:table-cell table:number-columns-repeated="6"/>
        </table:table-row>
        <table:table-row table:style-name="ro1">
          <table:table-cell office:value-type="float" office:value="358215" calcext:value-type="float">
            <text:p>358215</text:p>
          </table:table-cell>
          <table:table-cell office:value-type="float" office:value="374789" calcext:value-type="float">
            <text:p>374789</text:p>
          </table:table-cell>
          <table:table-cell office:value-type="float" office:value="1904408" calcext:value-type="float">
            <text:p>1904408</text:p>
          </table:table-cell>
          <table:table-cell office:value-type="float" office:value="1993000" calcext:value-type="float">
            <text:p>1993000</text:p>
          </table:table-cell>
          <table:table-cell/>
          <table:table-cell office:value-type="float" office:value="370885" calcext:value-type="float">
            <text:p>370885</text:p>
          </table:table-cell>
          <table:table-cell office:value-type="float" office:value="380237" calcext:value-type="float">
            <text:p>380237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90" calcext:value-type="float">
            <text:p>2035590</text:p>
          </table:table-cell>
          <table:table-cell/>
          <table:table-cell office:value-type="float" office:value="10186989" calcext:value-type="float">
            <text:p>10186989</text:p>
          </table:table-cell>
          <table:table-cell office:value-type="float" office:value="9346725" calcext:value-type="float">
            <text:p>9346725</text:p>
          </table:table-cell>
          <table:table-cell office:value-type="float" office:value="26821495" calcext:value-type="float">
            <text:p>26821495</text:p>
          </table:table-cell>
          <table:table-cell office:value-type="float" office:value="12608196" calcext:value-type="float">
            <text:p>12608196</text:p>
          </table:table-cell>
          <table:table-cell/>
          <table:table-cell office:value-type="float" office:value="114044050" calcext:value-type="float">
            <text:p>114044050</text:p>
          </table:table-cell>
          <table:table-cell office:value-type="float" office:value="43266776" calcext:value-type="float">
            <text:p>43266776</text:p>
          </table:table-cell>
          <table:table-cell/>
          <table:table-cell office:value-type="float" office:value="129824690" calcext:value-type="float">
            <text:p>129824690</text:p>
          </table:table-cell>
          <table:table-cell table:number-columns-repeated="6"/>
        </table:table-row>
        <table:table-row table:style-name="ro1">
          <table:table-cell office:value-type="float" office:value="358364" calcext:value-type="float">
            <text:p>358364</text:p>
          </table:table-cell>
          <table:table-cell office:value-type="float" office:value="374845" calcext:value-type="float">
            <text:p>374845</text:p>
          </table:table-cell>
          <table:table-cell office:value-type="float" office:value="1904575" calcext:value-type="float">
            <text:p>1904575</text:p>
          </table:table-cell>
          <table:table-cell office:value-type="float" office:value="1993758" calcext:value-type="float">
            <text:p>1993758</text:p>
          </table:table-cell>
          <table:table-cell/>
          <table:table-cell office:value-type="float" office:value="370940" calcext:value-type="float">
            <text:p>370940</text:p>
          </table:table-cell>
          <table:table-cell office:value-type="float" office:value="380347" calcext:value-type="float">
            <text:p>380347</text:p>
          </table:table-cell>
          <table:table-cell office:value-type="float" office:value="2613657" calcext:value-type="float">
            <text:p>2613657</text:p>
          </table:table-cell>
          <table:table-cell office:value-type="float" office:value="2035793" calcext:value-type="float">
            <text:p>2035793</text:p>
          </table:table-cell>
          <table:table-cell/>
          <table:table-cell office:value-type="float" office:value="10196285" calcext:value-type="float">
            <text:p>10196285</text:p>
          </table:table-cell>
          <table:table-cell office:value-type="float" office:value="9349910" calcext:value-type="float">
            <text:p>9349910</text:p>
          </table:table-cell>
          <table:table-cell office:value-type="float" office:value="27046196" calcext:value-type="float">
            <text:p>27046196</text:p>
          </table:table-cell>
          <table:table-cell office:value-type="float" office:value="12618956" calcext:value-type="float">
            <text:p>12618956</text:p>
          </table:table-cell>
          <table:table-cell/>
          <table:table-cell office:value-type="float" office:value="114774635" calcext:value-type="float">
            <text:p>114774635</text:p>
          </table:table-cell>
          <table:table-cell office:value-type="float" office:value="43388829" calcext:value-type="float">
            <text:p>43388829</text:p>
          </table:table-cell>
          <table:table-cell/>
          <table:table-cell office:value-type="float" office:value="129830541" calcext:value-type="float">
            <text:p>129830541</text:p>
          </table:table-cell>
          <table:table-cell table:number-columns-repeated="6"/>
        </table:table-row>
        <table:table-row table:style-name="ro1">
          <table:table-cell office:value-type="float" office:value="358364" calcext:value-type="float">
            <text:p>358364</text:p>
          </table:table-cell>
          <table:table-cell office:value-type="float" office:value="374845" calcext:value-type="float">
            <text:p>374845</text:p>
          </table:table-cell>
          <table:table-cell office:value-type="float" office:value="1904630" calcext:value-type="float">
            <text:p>1904630</text:p>
          </table:table-cell>
          <table:table-cell office:value-type="float" office:value="1994036" calcext:value-type="float">
            <text:p>1994036</text:p>
          </table:table-cell>
          <table:table-cell/>
          <table:table-cell office:value-type="float" office:value="371014" calcext:value-type="float">
            <text:p>371014</text:p>
          </table:table-cell>
          <table:table-cell office:value-type="float" office:value="380348" calcext:value-type="float">
            <text:p>380348</text:p>
          </table:table-cell>
          <table:table-cell office:value-type="float" office:value="2614212" calcext:value-type="float">
            <text:p>2614212</text:p>
          </table:table-cell>
          <table:table-cell office:value-type="float" office:value="2036811" calcext:value-type="float">
            <text:p>2036811</text:p>
          </table:table-cell>
          <table:table-cell/>
          <table:table-cell office:value-type="float" office:value="10202526" calcext:value-type="float">
            <text:p>10202526</text:p>
          </table:table-cell>
          <table:table-cell office:value-type="float" office:value="9356873" calcext:value-type="float">
            <text:p>9356873</text:p>
          </table:table-cell>
          <table:table-cell office:value-type="float" office:value="27053715" calcext:value-type="float">
            <text:p>27053715</text:p>
          </table:table-cell>
          <table:table-cell office:value-type="float" office:value="12623104" calcext:value-type="float">
            <text:p>12623104</text:p>
          </table:table-cell>
          <table:table-cell/>
          <table:table-cell office:value-type="float" office:value="114788838" calcext:value-type="float">
            <text:p>114788838</text:p>
          </table:table-cell>
          <table:table-cell office:value-type="float" office:value="43394999" calcext:value-type="float">
            <text:p>43394999</text:p>
          </table:table-cell>
          <table:table-cell/>
          <table:table-cell office:value-type="float" office:value="129837890" calcext:value-type="float">
            <text:p>129837890</text:p>
          </table:table-cell>
          <table:table-cell table:number-columns-repeated="6"/>
        </table:table-row>
        <table:table-row table:style-name="ro1">
          <table:table-cell office:value-type="float" office:value="358419" calcext:value-type="float">
            <text:p>358419</text:p>
          </table:table-cell>
          <table:table-cell office:value-type="float" office:value="375012" calcext:value-type="float">
            <text:p>375012</text:p>
          </table:table-cell>
          <table:table-cell office:value-type="float" office:value="1904908" calcext:value-type="float">
            <text:p>1904908</text:p>
          </table:table-cell>
          <table:table-cell office:value-type="float" office:value="1995036" calcext:value-type="float">
            <text:p>1995036</text:p>
          </table:table-cell>
          <table:table-cell/>
          <table:table-cell office:value-type="float" office:value="371348" calcext:value-type="float">
            <text:p>371348</text:p>
          </table:table-cell>
          <table:table-cell office:value-type="float" office:value="380422" calcext:value-type="float">
            <text:p>380422</text:p>
          </table:table-cell>
          <table:table-cell office:value-type="float" office:value="2614435" calcext:value-type="float">
            <text:p>2614435</text:p>
          </table:table-cell>
          <table:table-cell office:value-type="float" office:value="2037312" calcext:value-type="float">
            <text:p>2037312</text:p>
          </table:table-cell>
          <table:table-cell/>
          <table:table-cell office:value-type="float" office:value="10205785" calcext:value-type="float">
            <text:p>10205785</text:p>
          </table:table-cell>
          <table:table-cell office:value-type="float" office:value="9357708" calcext:value-type="float">
            <text:p>9357708</text:p>
          </table:table-cell>
          <table:table-cell office:value-type="float" office:value="27278728" calcext:value-type="float">
            <text:p>27278728</text:p>
          </table:table-cell>
          <table:table-cell office:value-type="float" office:value="12633123" calcext:value-type="float">
            <text:p>12633123</text:p>
          </table:table-cell>
          <table:table-cell/>
          <table:table-cell office:value-type="float" office:value="117902582" calcext:value-type="float">
            <text:p>117902582</text:p>
          </table:table-cell>
          <table:table-cell office:value-type="float" office:value="43415848" calcext:value-type="float">
            <text:p>43415848</text:p>
          </table:table-cell>
          <table:table-cell/>
          <table:table-cell office:value-type="float" office:value="129838704" calcext:value-type="float">
            <text:p>129838704</text:p>
          </table:table-cell>
          <table:table-cell table:number-columns-repeated="6"/>
        </table:table-row>
        <table:table-row table:style-name="ro1">
          <table:table-cell office:value-type="float" office:value="358512" calcext:value-type="float">
            <text:p>358512</text:p>
          </table:table-cell>
          <table:table-cell office:value-type="float" office:value="375048" calcext:value-type="float">
            <text:p>375048</text:p>
          </table:table-cell>
          <table:table-cell office:value-type="float" office:value="1905019" calcext:value-type="float">
            <text:p>1905019</text:p>
          </table:table-cell>
          <table:table-cell office:value-type="float" office:value="1995240" calcext:value-type="float">
            <text:p>1995240</text:p>
          </table:table-cell>
          <table:table-cell/>
          <table:table-cell office:value-type="float" office:value="371366" calcext:value-type="float">
            <text:p>371366</text:p>
          </table:table-cell>
          <table:table-cell office:value-type="float" office:value="380440" calcext:value-type="float">
            <text:p>380440</text:p>
          </table:table-cell>
          <table:table-cell office:value-type="float" office:value="2614935" calcext:value-type="float">
            <text:p>2614935</text:p>
          </table:table-cell>
          <table:table-cell office:value-type="float" office:value="2038200" calcext:value-type="float">
            <text:p>2038200</text:p>
          </table:table-cell>
          <table:table-cell/>
          <table:table-cell office:value-type="float" office:value="10206860" calcext:value-type="float">
            <text:p>10206860</text:p>
          </table:table-cell>
          <table:table-cell office:value-type="float" office:value="9358800" calcext:value-type="float">
            <text:p>9358800</text:p>
          </table:table-cell>
          <table:table-cell office:value-type="float" office:value="27288691" calcext:value-type="float">
            <text:p>27288691</text:p>
          </table:table-cell>
          <table:table-cell office:value-type="float" office:value="12634807" calcext:value-type="float">
            <text:p>12634807</text:p>
          </table:table-cell>
          <table:table-cell/>
          <table:table-cell office:value-type="float" office:value="117909417" calcext:value-type="float">
            <text:p>117909417</text:p>
          </table:table-cell>
          <table:table-cell office:value-type="float" office:value="43424404" calcext:value-type="float">
            <text:p>43424404</text:p>
          </table:table-cell>
          <table:table-cell/>
          <table:table-cell office:value-type="float" office:value="129845535" calcext:value-type="float">
            <text:p>129845535</text:p>
          </table:table-cell>
          <table:table-cell table:number-columns-repeated="6"/>
        </table:table-row>
        <table:table-row table:style-name="ro1">
          <table:table-cell office:value-type="float" office:value="358567" calcext:value-type="float">
            <text:p>358567</text:p>
          </table:table-cell>
          <table:table-cell office:value-type="float" office:value="375178" calcext:value-type="float">
            <text:p>375178</text:p>
          </table:table-cell>
          <table:table-cell office:value-type="float" office:value="1905186" calcext:value-type="float">
            <text:p>1905186</text:p>
          </table:table-cell>
          <table:table-cell office:value-type="float" office:value="1996666" calcext:value-type="float">
            <text:p>1996666</text:p>
          </table:table-cell>
          <table:table-cell/>
          <table:table-cell office:value-type="float" office:value="371403" calcext:value-type="float">
            <text:p>371403</text:p>
          </table:table-cell>
          <table:table-cell office:value-type="float" office:value="380552" calcext:value-type="float">
            <text:p>380552</text:p>
          </table:table-cell>
          <table:table-cell office:value-type="float" office:value="2615213" calcext:value-type="float">
            <text:p>2615213</text:p>
          </table:table-cell>
          <table:table-cell office:value-type="float" office:value="2038237" calcext:value-type="float">
            <text:p>2038237</text:p>
          </table:table-cell>
          <table:table-cell/>
          <table:table-cell office:value-type="float" office:value="10220322" calcext:value-type="float">
            <text:p>10220322</text:p>
          </table:table-cell>
          <table:table-cell office:value-type="float" office:value="9364337" calcext:value-type="float">
            <text:p>9364337</text:p>
          </table:table-cell>
          <table:table-cell office:value-type="float" office:value="27307876" calcext:value-type="float">
            <text:p>27307876</text:p>
          </table:table-cell>
          <table:table-cell office:value-type="float" office:value="12677398" calcext:value-type="float">
            <text:p>12677398</text:p>
          </table:table-cell>
          <table:table-cell/>
          <table:table-cell office:value-type="float" office:value="120006524" calcext:value-type="float">
            <text:p>120006524</text:p>
          </table:table-cell>
          <table:table-cell office:value-type="float" office:value="43474033" calcext:value-type="float">
            <text:p>43474033</text:p>
          </table:table-cell>
          <table:table-cell/>
          <table:table-cell office:value-type="float" office:value="129849925" calcext:value-type="float">
            <text:p>129849925</text:p>
          </table:table-cell>
          <table:table-cell table:number-columns-repeated="6"/>
        </table:table-row>
        <table:table-row table:style-name="ro1">
          <table:table-cell office:value-type="float" office:value="358585" calcext:value-type="float">
            <text:p>358585</text:p>
          </table:table-cell>
          <table:table-cell office:value-type="float" office:value="375252" calcext:value-type="float">
            <text:p>375252</text:p>
          </table:table-cell>
          <table:table-cell office:value-type="float" office:value="1905316" calcext:value-type="float">
            <text:p>1905316</text:p>
          </table:table-cell>
          <table:table-cell office:value-type="float" office:value="1996832" calcext:value-type="float">
            <text:p>1996832</text:p>
          </table:table-cell>
          <table:table-cell/>
          <table:table-cell office:value-type="float" office:value="371459" calcext:value-type="float">
            <text:p>371459</text:p>
          </table:table-cell>
          <table:table-cell office:value-type="float" office:value="380792" calcext:value-type="float">
            <text:p>380792</text:p>
          </table:table-cell>
          <table:table-cell office:value-type="float" office:value="2615306" calcext:value-type="float">
            <text:p>2615306</text:p>
          </table:table-cell>
          <table:table-cell office:value-type="float" office:value="2038460" calcext:value-type="float">
            <text:p>2038460</text:p>
          </table:table-cell>
          <table:table-cell/>
          <table:table-cell office:value-type="float" office:value="10222044" calcext:value-type="float">
            <text:p>10222044</text:p>
          </table:table-cell>
          <table:table-cell office:value-type="float" office:value="9365466" calcext:value-type="float">
            <text:p>9365466</text:p>
          </table:table-cell>
          <table:table-cell office:value-type="float" office:value="27334801" calcext:value-type="float">
            <text:p>27334801</text:p>
          </table:table-cell>
          <table:table-cell office:value-type="float" office:value="12725343" calcext:value-type="float">
            <text:p>12725343</text:p>
          </table:table-cell>
          <table:table-cell/>
          <table:table-cell office:value-type="float" office:value="120052246" calcext:value-type="float">
            <text:p>120052246</text:p>
          </table:table-cell>
          <table:table-cell office:value-type="float" office:value="43531310" calcext:value-type="float">
            <text:p>43531310</text:p>
          </table:table-cell>
          <table:table-cell/>
          <table:table-cell office:value-type="float" office:value="129853058" calcext:value-type="float">
            <text:p>129853058</text:p>
          </table:table-cell>
          <table:table-cell table:number-columns-repeated="6"/>
        </table:table-row>
        <table:table-row table:style-name="ro1">
          <table:table-cell office:value-type="float" office:value="358586" calcext:value-type="float">
            <text:p>358586</text:p>
          </table:table-cell>
          <table:table-cell office:value-type="float" office:value="375363" calcext:value-type="float">
            <text:p>375363</text:p>
          </table:table-cell>
          <table:table-cell office:value-type="float" office:value="1905908" calcext:value-type="float">
            <text:p>1905908</text:p>
          </table:table-cell>
          <table:table-cell office:value-type="float" office:value="1997499" calcext:value-type="float">
            <text:p>1997499</text:p>
          </table:table-cell>
          <table:table-cell/>
          <table:table-cell office:value-type="float" office:value="371570" calcext:value-type="float">
            <text:p>371570</text:p>
          </table:table-cell>
          <table:table-cell office:value-type="float" office:value="380811" calcext:value-type="float">
            <text:p>380811</text:p>
          </table:table-cell>
          <table:table-cell office:value-type="float" office:value="2615454" calcext:value-type="float">
            <text:p>2615454</text:p>
          </table:table-cell>
          <table:table-cell office:value-type="float" office:value="2039663" calcext:value-type="float">
            <text:p>2039663</text:p>
          </table:table-cell>
          <table:table-cell/>
          <table:table-cell office:value-type="float" office:value="10224507" calcext:value-type="float">
            <text:p>10224507</text:p>
          </table:table-cell>
          <table:table-cell office:value-type="float" office:value="9366503" calcext:value-type="float">
            <text:p>9366503</text:p>
          </table:table-cell>
          <table:table-cell office:value-type="float" office:value="27342951" calcext:value-type="float">
            <text:p>27342951</text:p>
          </table:table-cell>
          <table:table-cell office:value-type="float" office:value="12731620" calcext:value-type="float">
            <text:p>12731620</text:p>
          </table:table-cell>
          <table:table-cell/>
          <table:table-cell office:value-type="float" office:value="121233288" calcext:value-type="float">
            <text:p>121233288</text:p>
          </table:table-cell>
          <table:table-cell office:value-type="float" office:value="43533495" calcext:value-type="float">
            <text:p>43533495</text:p>
          </table:table-cell>
          <table:table-cell/>
          <table:table-cell office:value-type="float" office:value="129866456" calcext:value-type="float">
            <text:p>129866456</text:p>
          </table:table-cell>
          <table:table-cell table:number-columns-repeated="6"/>
        </table:table-row>
        <table:table-row table:style-name="ro1">
          <table:table-cell office:value-type="float" office:value="358604" calcext:value-type="float">
            <text:p>358604</text:p>
          </table:table-cell>
          <table:table-cell office:value-type="float" office:value="375530" calcext:value-type="float">
            <text:p>375530</text:p>
          </table:table-cell>
          <table:table-cell office:value-type="float" office:value="1906278" calcext:value-type="float">
            <text:p>1906278</text:p>
          </table:table-cell>
          <table:table-cell office:value-type="float" office:value="1999573" calcext:value-type="float">
            <text:p>1999573</text:p>
          </table:table-cell>
          <table:table-cell/>
          <table:table-cell office:value-type="float" office:value="371570" calcext:value-type="float">
            <text:p>371570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472" calcext:value-type="float">
            <text:p>2615472</text:p>
          </table:table-cell>
          <table:table-cell office:value-type="float" office:value="2040292" calcext:value-type="float">
            <text:p>2040292</text:p>
          </table:table-cell>
          <table:table-cell/>
          <table:table-cell office:value-type="float" office:value="10225044" calcext:value-type="float">
            <text:p>10225044</text:p>
          </table:table-cell>
          <table:table-cell office:value-type="float" office:value="9368485" calcext:value-type="float">
            <text:p>9368485</text:p>
          </table:table-cell>
          <table:table-cell office:value-type="float" office:value="27358618" calcext:value-type="float">
            <text:p>27358618</text:p>
          </table:table-cell>
          <table:table-cell office:value-type="float" office:value="12779805" calcext:value-type="float">
            <text:p>12779805</text:p>
          </table:table-cell>
          <table:table-cell/>
          <table:table-cell office:value-type="float" office:value="122299515" calcext:value-type="float">
            <text:p>122299515</text:p>
          </table:table-cell>
          <table:table-cell office:value-type="float" office:value="43535829" calcext:value-type="float">
            <text:p>43535829</text:p>
          </table:table-cell>
          <table:table-cell/>
          <table:table-cell office:value-type="float" office:value="129888727" calcext:value-type="float">
            <text:p>129888727</text:p>
          </table:table-cell>
          <table:table-cell table:number-columns-repeated="6"/>
        </table:table-row>
        <table:table-row table:style-name="ro1">
          <table:table-cell office:value-type="float" office:value="358604" calcext:value-type="float">
            <text:p>358604</text:p>
          </table:table-cell>
          <table:table-cell office:value-type="float" office:value="375548" calcext:value-type="float">
            <text:p>375548</text:p>
          </table:table-cell>
          <table:table-cell office:value-type="float" office:value="1906649" calcext:value-type="float">
            <text:p>1906649</text:p>
          </table:table-cell>
          <table:table-cell office:value-type="float" office:value="2000647" calcext:value-type="float">
            <text:p>2000647</text:p>
          </table:table-cell>
          <table:table-cell/>
          <table:table-cell office:value-type="float" office:value="371589" calcext:value-type="float">
            <text:p>371589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786" calcext:value-type="float">
            <text:p>2615786</text:p>
          </table:table-cell>
          <table:table-cell office:value-type="float" office:value="2040460" calcext:value-type="float">
            <text:p>2040460</text:p>
          </table:table-cell>
          <table:table-cell/>
          <table:table-cell office:value-type="float" office:value="10225729" calcext:value-type="float">
            <text:p>10225729</text:p>
          </table:table-cell>
          <table:table-cell office:value-type="float" office:value="9370188" calcext:value-type="float">
            <text:p>9370188</text:p>
          </table:table-cell>
          <table:table-cell office:value-type="float" office:value="27394895" calcext:value-type="float">
            <text:p>27394895</text:p>
          </table:table-cell>
          <table:table-cell office:value-type="float" office:value="12810676" calcext:value-type="float">
            <text:p>12810676</text:p>
          </table:table-cell>
          <table:table-cell/>
          <table:table-cell office:value-type="float" office:value="122370148" calcext:value-type="float">
            <text:p>122370148</text:p>
          </table:table-cell>
          <table:table-cell office:value-type="float" office:value="43548661" calcext:value-type="float">
            <text:p>43548661</text:p>
          </table:table-cell>
          <table:table-cell/>
          <table:table-cell office:value-type="float" office:value="129890202" calcext:value-type="float">
            <text:p>129890202</text:p>
          </table:table-cell>
          <table:table-cell table:number-columns-repeated="6"/>
        </table:table-row>
        <table:table-row table:style-name="ro1">
          <table:table-cell office:value-type="float" office:value="358753" calcext:value-type="float">
            <text:p>358753</text:p>
          </table:table-cell>
          <table:table-cell office:value-type="float" office:value="375586" calcext:value-type="float">
            <text:p>375586</text:p>
          </table:table-cell>
          <table:table-cell office:value-type="float" office:value="1906760" calcext:value-type="float">
            <text:p>1906760</text:p>
          </table:table-cell>
          <table:table-cell office:value-type="float" office:value="2001258" calcext:value-type="float">
            <text:p>2001258</text:p>
          </table:table-cell>
          <table:table-cell/>
          <table:table-cell office:value-type="float" office:value="371792" calcext:value-type="float">
            <text:p>371792</text:p>
          </table:table-cell>
          <table:table-cell office:value-type="float" office:value="380940" calcext:value-type="float">
            <text:p>380940</text:p>
          </table:table-cell>
          <table:table-cell office:value-type="float" office:value="2616306" calcext:value-type="float">
            <text:p>2616306</text:p>
          </table:table-cell>
          <table:table-cell office:value-type="float" office:value="2040775" calcext:value-type="float">
            <text:p>2040775</text:p>
          </table:table-cell>
          <table:table-cell/>
          <table:table-cell office:value-type="float" office:value="10227507" calcext:value-type="float">
            <text:p>10227507</text:p>
          </table:table-cell>
          <table:table-cell office:value-type="float" office:value="9371743" calcext:value-type="float">
            <text:p>9371743</text:p>
          </table:table-cell>
          <table:table-cell office:value-type="float" office:value="27460504" calcext:value-type="float">
            <text:p>27460504</text:p>
          </table:table-cell>
          <table:table-cell office:value-type="float" office:value="12867915" calcext:value-type="float">
            <text:p>12867915</text:p>
          </table:table-cell>
          <table:table-cell/>
          <table:table-cell office:value-type="float" office:value="123138027" calcext:value-type="float">
            <text:p>123138027</text:p>
          </table:table-cell>
          <table:table-cell office:value-type="float" office:value="43566348" calcext:value-type="float">
            <text:p>43566348</text:p>
          </table:table-cell>
          <table:table-cell/>
          <table:table-cell office:value-type="float" office:value="129922462" calcext:value-type="float">
            <text:p>129922462</text:p>
          </table:table-cell>
          <table:table-cell table:number-columns-repeated="6"/>
        </table:table-row>
        <table:table-row table:style-name="ro1">
          <table:table-cell office:value-type="float" office:value="358807" calcext:value-type="float">
            <text:p>358807</text:p>
          </table:table-cell>
          <table:table-cell office:value-type="float" office:value="375752" calcext:value-type="float">
            <text:p>375752</text:p>
          </table:table-cell>
          <table:table-cell office:value-type="float" office:value="1907500" calcext:value-type="float">
            <text:p>1907500</text:p>
          </table:table-cell>
          <table:table-cell office:value-type="float" office:value="2001554" calcext:value-type="float">
            <text:p>2001554</text:p>
          </table:table-cell>
          <table:table-cell/>
          <table:table-cell office:value-type="float" office:value="371867" calcext:value-type="float">
            <text:p>371867</text:p>
          </table:table-cell>
          <table:table-cell office:value-type="float" office:value="381051" calcext:value-type="float">
            <text:p>381051</text:p>
          </table:table-cell>
          <table:table-cell office:value-type="float" office:value="2616768" calcext:value-type="float">
            <text:p>2616768</text:p>
          </table:table-cell>
          <table:table-cell office:value-type="float" office:value="2041608" calcext:value-type="float">
            <text:p>2041608</text:p>
          </table:table-cell>
          <table:table-cell/>
          <table:table-cell office:value-type="float" office:value="10233174" calcext:value-type="float">
            <text:p>10233174</text:p>
          </table:table-cell>
          <table:table-cell office:value-type="float" office:value="9372837" calcext:value-type="float">
            <text:p>9372837</text:p>
          </table:table-cell>
          <table:table-cell office:value-type="float" office:value="27474894" calcext:value-type="float">
            <text:p>27474894</text:p>
          </table:table-cell>
          <table:table-cell office:value-type="float" office:value="12873563" calcext:value-type="float">
            <text:p>12873563</text:p>
          </table:table-cell>
          <table:table-cell/>
          <table:table-cell office:value-type="float" office:value="123294079" calcext:value-type="float">
            <text:p>123294079</text:p>
          </table:table-cell>
          <table:table-cell office:value-type="float" office:value="43622347" calcext:value-type="float">
            <text:p>43622347</text:p>
          </table:table-cell>
          <table:table-cell/>
          <table:table-cell office:value-type="float" office:value="129937666" calcext:value-type="float">
            <text:p>129937666</text:p>
          </table:table-cell>
          <table:table-cell table:number-columns-repeated="6"/>
        </table:table-row>
        <table:table-row table:style-name="ro1">
          <table:table-cell office:value-type="float" office:value="358956" calcext:value-type="float">
            <text:p>358956</text:p>
          </table:table-cell>
          <table:table-cell office:value-type="float" office:value="375808" calcext:value-type="float">
            <text:p>375808</text:p>
          </table:table-cell>
          <table:table-cell office:value-type="float" office:value="1907778" calcext:value-type="float">
            <text:p>1907778</text:p>
          </table:table-cell>
          <table:table-cell office:value-type="float" office:value="2001814" calcext:value-type="float">
            <text:p>2001814</text:p>
          </table:table-cell>
          <table:table-cell/>
          <table:table-cell office:value-type="float" office:value="371867" calcext:value-type="float">
            <text:p>371867</text:p>
          </table:table-cell>
          <table:table-cell office:value-type="float" office:value="381052" calcext:value-type="float">
            <text:p>381052</text:p>
          </table:table-cell>
          <table:table-cell office:value-type="float" office:value="2616787" calcext:value-type="float">
            <text:p>2616787</text:p>
          </table:table-cell>
          <table:table-cell office:value-type="float" office:value="2042478" calcext:value-type="float">
            <text:p>2042478</text:p>
          </table:table-cell>
          <table:table-cell/>
          <table:table-cell office:value-type="float" office:value="10238396" calcext:value-type="float">
            <text:p>10238396</text:p>
          </table:table-cell>
          <table:table-cell office:value-type="float" office:value="9396113" calcext:value-type="float">
            <text:p>9396113</text:p>
          </table:table-cell>
          <table:table-cell office:value-type="float" office:value="27538836" calcext:value-type="float">
            <text:p>27538836</text:p>
          </table:table-cell>
          <table:table-cell office:value-type="float" office:value="12897507" calcext:value-type="float">
            <text:p>12897507</text:p>
          </table:table-cell>
          <table:table-cell/>
          <table:table-cell office:value-type="float" office:value="124040999" calcext:value-type="float">
            <text:p>124040999</text:p>
          </table:table-cell>
          <table:table-cell office:value-type="float" office:value="43652808" calcext:value-type="float">
            <text:p>43652808</text:p>
          </table:table-cell>
          <table:table-cell/>
          <table:table-cell office:value-type="float" office:value="129946659" calcext:value-type="float">
            <text:p>129946659</text:p>
          </table:table-cell>
          <table:table-cell table:number-columns-repeated="6"/>
        </table:table-row>
        <table:table-row table:style-name="ro1">
          <table:table-cell office:value-type="float" office:value="358993" calcext:value-type="float">
            <text:p>358993</text:p>
          </table:table-cell>
          <table:table-cell office:value-type="float" office:value="375826" calcext:value-type="float">
            <text:p>375826</text:p>
          </table:table-cell>
          <table:table-cell office:value-type="float" office:value="1907890" calcext:value-type="float">
            <text:p>1907890</text:p>
          </table:table-cell>
          <table:table-cell office:value-type="float" office:value="2001888" calcext:value-type="float">
            <text:p>2001888</text:p>
          </table:table-cell>
          <table:table-cell/>
          <table:table-cell office:value-type="float" office:value="371921" calcext:value-type="float">
            <text:p>371921</text:p>
          </table:table-cell>
          <table:table-cell office:value-type="float" office:value="381089" calcext:value-type="float">
            <text:p>381089</text:p>
          </table:table-cell>
          <table:table-cell office:value-type="float" office:value="2617046" calcext:value-type="float">
            <text:p>2617046</text:p>
          </table:table-cell>
          <table:table-cell office:value-type="float" office:value="2042552" calcext:value-type="float">
            <text:p>2042552</text:p>
          </table:table-cell>
          <table:table-cell/>
          <table:table-cell office:value-type="float" office:value="10250192" calcext:value-type="float">
            <text:p>10250192</text:p>
          </table:table-cell>
          <table:table-cell office:value-type="float" office:value="9398132" calcext:value-type="float">
            <text:p>9398132</text:p>
          </table:table-cell>
          <table:table-cell office:value-type="float" office:value="27582818" calcext:value-type="float">
            <text:p>27582818</text:p>
          </table:table-cell>
          <table:table-cell office:value-type="float" office:value="12922636" calcext:value-type="float">
            <text:p>12922636</text:p>
          </table:table-cell>
          <table:table-cell/>
          <table:table-cell office:value-type="float" office:value="124667493" calcext:value-type="float">
            <text:p>124667493</text:p>
          </table:table-cell>
          <table:table-cell office:value-type="float" office:value="43670588" calcext:value-type="float">
            <text:p>43670588</text:p>
          </table:table-cell>
          <table:table-cell/>
          <table:table-cell office:value-type="float" office:value="129949513" calcext:value-type="float">
            <text:p>129949513</text:p>
          </table:table-cell>
          <table:table-cell table:number-columns-repeated="6"/>
        </table:table-row>
        <table:table-row table:style-name="ro1">
          <table:table-cell office:value-type="float" office:value="359030" calcext:value-type="float">
            <text:p>359030</text:p>
          </table:table-cell>
          <table:table-cell office:value-type="float" office:value="376067" calcext:value-type="float">
            <text:p>376067</text:p>
          </table:table-cell>
          <table:table-cell office:value-type="float" office:value="1907908" calcext:value-type="float">
            <text:p>1907908</text:p>
          </table:table-cell>
          <table:table-cell office:value-type="float" office:value="2003202" calcext:value-type="float">
            <text:p>2003202</text:p>
          </table:table-cell>
          <table:table-cell/>
          <table:table-cell office:value-type="float" office:value="371940" calcext:value-type="float">
            <text:p>371940</text:p>
          </table:table-cell>
          <table:table-cell office:value-type="float" office:value="381385" calcext:value-type="float">
            <text:p>381385</text:p>
          </table:table-cell>
          <table:table-cell office:value-type="float" office:value="2617176" calcext:value-type="float">
            <text:p>2617176</text:p>
          </table:table-cell>
          <table:table-cell office:value-type="float" office:value="2043422" calcext:value-type="float">
            <text:p>2043422</text:p>
          </table:table-cell>
          <table:table-cell/>
          <table:table-cell office:value-type="float" office:value="10258303" calcext:value-type="float">
            <text:p>10258303</text:p>
          </table:table-cell>
          <table:table-cell office:value-type="float" office:value="9399095" calcext:value-type="float">
            <text:p>9399095</text:p>
          </table:table-cell>
          <table:table-cell office:value-type="float" office:value="27830776" calcext:value-type="float">
            <text:p>27830776</text:p>
          </table:table-cell>
          <table:table-cell office:value-type="float" office:value="12930488" calcext:value-type="float">
            <text:p>12930488</text:p>
          </table:table-cell>
          <table:table-cell/>
          <table:table-cell office:value-type="float" office:value="124860674" calcext:value-type="float">
            <text:p>124860674</text:p>
          </table:table-cell>
          <table:table-cell office:value-type="float" office:value="43683958" calcext:value-type="float">
            <text:p>43683958</text:p>
          </table:table-cell>
          <table:table-cell/>
          <table:table-cell office:value-type="float" office:value="129950794" calcext:value-type="float">
            <text:p>129950794</text:p>
          </table:table-cell>
          <table:table-cell table:number-columns-repeated="6"/>
        </table:table-row>
        <table:table-row table:style-name="ro1">
          <table:table-cell office:value-type="float" office:value="359122" calcext:value-type="float">
            <text:p>359122</text:p>
          </table:table-cell>
          <table:table-cell office:value-type="float" office:value="376252" calcext:value-type="float">
            <text:p>376252</text:p>
          </table:table-cell>
          <table:table-cell office:value-type="float" office:value="1907927" calcext:value-type="float">
            <text:p>1907927</text:p>
          </table:table-cell>
          <table:table-cell office:value-type="float" office:value="2004388" calcext:value-type="float">
            <text:p>2004388</text:p>
          </table:table-cell>
          <table:table-cell/>
          <table:table-cell office:value-type="float" office:value="371996" calcext:value-type="float">
            <text:p>371996</text:p>
          </table:table-cell>
          <table:table-cell office:value-type="float" office:value="381404" calcext:value-type="float">
            <text:p>381404</text:p>
          </table:table-cell>
          <table:table-cell office:value-type="float" office:value="2617379" calcext:value-type="float">
            <text:p>2617379</text:p>
          </table:table-cell>
          <table:table-cell office:value-type="float" office:value="2043682" calcext:value-type="float">
            <text:p>2043682</text:p>
          </table:table-cell>
          <table:table-cell/>
          <table:table-cell office:value-type="float" office:value="10261766" calcext:value-type="float">
            <text:p>10261766</text:p>
          </table:table-cell>
          <table:table-cell office:value-type="float" office:value="9403095" calcext:value-type="float">
            <text:p>9403095</text:p>
          </table:table-cell>
          <table:table-cell office:value-type="float" office:value="27861442" calcext:value-type="float">
            <text:p>27861442</text:p>
          </table:table-cell>
          <table:table-cell office:value-type="float" office:value="12949229" calcext:value-type="float">
            <text:p>12949229</text:p>
          </table:table-cell>
          <table:table-cell/>
          <table:table-cell office:value-type="float" office:value="125168726" calcext:value-type="float">
            <text:p>125168726</text:p>
          </table:table-cell>
          <table:table-cell office:value-type="float" office:value="43780068" calcext:value-type="float">
            <text:p>43780068</text:p>
          </table:table-cell>
          <table:table-cell/>
          <table:table-cell office:value-type="float" office:value="129953003" calcext:value-type="float">
            <text:p>129953003</text:p>
          </table:table-cell>
          <table:table-cell table:number-columns-repeated="6"/>
        </table:table-row>
        <table:table-row table:style-name="ro1">
          <table:table-cell office:value-type="float" office:value="359122" calcext:value-type="float">
            <text:p>359122</text:p>
          </table:table-cell>
          <table:table-cell office:value-type="float" office:value="376344" calcext:value-type="float">
            <text:p>376344</text:p>
          </table:table-cell>
          <table:table-cell office:value-type="float" office:value="1907945" calcext:value-type="float">
            <text:p>1907945</text:p>
          </table:table-cell>
          <table:table-cell office:value-type="float" office:value="2004554" calcext:value-type="float">
            <text:p>2004554</text:p>
          </table:table-cell>
          <table:table-cell/>
          <table:table-cell office:value-type="float" office:value="372033" calcext:value-type="float">
            <text:p>372033</text:p>
          </table:table-cell>
          <table:table-cell office:value-type="float" office:value="381421" calcext:value-type="float">
            <text:p>381421</text:p>
          </table:table-cell>
          <table:table-cell office:value-type="float" office:value="2618379" calcext:value-type="float">
            <text:p>2618379</text:p>
          </table:table-cell>
          <table:table-cell office:value-type="float" office:value="2043719" calcext:value-type="float">
            <text:p>2043719</text:p>
          </table:table-cell>
          <table:table-cell/>
          <table:table-cell office:value-type="float" office:value="10264284" calcext:value-type="float">
            <text:p>10264284</text:p>
          </table:table-cell>
          <table:table-cell office:value-type="float" office:value="9409817" calcext:value-type="float">
            <text:p>9409817</text:p>
          </table:table-cell>
          <table:table-cell office:value-type="float" office:value="27864442" calcext:value-type="float">
            <text:p>27864442</text:p>
          </table:table-cell>
          <table:table-cell office:value-type="float" office:value="12963173" calcext:value-type="float">
            <text:p>12963173</text:p>
          </table:table-cell>
          <table:table-cell/>
          <table:table-cell office:value-type="float" office:value="125481742" calcext:value-type="float">
            <text:p>125481742</text:p>
          </table:table-cell>
          <table:table-cell office:value-type="float" office:value="43787457" calcext:value-type="float">
            <text:p>43787457</text:p>
          </table:table-cell>
          <table:table-cell/>
          <table:table-cell office:value-type="float" office:value="129955563" calcext:value-type="float">
            <text:p>129955563</text:p>
          </table:table-cell>
          <table:table-cell table:number-columns-repeated="6"/>
        </table:table-row>
        <table:table-row table:style-name="ro1">
          <table:table-cell office:value-type="float" office:value="359141" calcext:value-type="float">
            <text:p>359141</text:p>
          </table:table-cell>
          <table:table-cell office:value-type="float" office:value="376419" calcext:value-type="float">
            <text:p>376419</text:p>
          </table:table-cell>
          <table:table-cell office:value-type="float" office:value="1908075" calcext:value-type="float">
            <text:p>1908075</text:p>
          </table:table-cell>
          <table:table-cell office:value-type="float" office:value="2007054" calcext:value-type="float">
            <text:p>2007054</text:p>
          </table:table-cell>
          <table:table-cell/>
          <table:table-cell office:value-type="float" office:value="372144" calcext:value-type="float">
            <text:p>372144</text:p>
          </table:table-cell>
          <table:table-cell office:value-type="float" office:value="381422" calcext:value-type="float">
            <text:p>381422</text:p>
          </table:table-cell>
          <table:table-cell office:value-type="float" office:value="2618509" calcext:value-type="float">
            <text:p>2618509</text:p>
          </table:table-cell>
          <table:table-cell office:value-type="float" office:value="2043793" calcext:value-type="float">
            <text:p>2043793</text:p>
          </table:table-cell>
          <table:table-cell/>
          <table:table-cell office:value-type="float" office:value="10265247" calcext:value-type="float">
            <text:p>10265247</text:p>
          </table:table-cell>
          <table:table-cell office:value-type="float" office:value="9412058" calcext:value-type="float">
            <text:p>9412058</text:p>
          </table:table-cell>
          <table:table-cell office:value-type="float" office:value="27979182" calcext:value-type="float">
            <text:p>27979182</text:p>
          </table:table-cell>
          <table:table-cell office:value-type="float" office:value="12977672" calcext:value-type="float">
            <text:p>12977672</text:p>
          </table:table-cell>
          <table:table-cell/>
          <table:table-cell office:value-type="float" office:value="126051401" calcext:value-type="float">
            <text:p>126051401</text:p>
          </table:table-cell>
          <table:table-cell office:value-type="float" office:value="43791512" calcext:value-type="float">
            <text:p>43791512</text:p>
          </table:table-cell>
          <table:table-cell/>
          <table:table-cell office:value-type="float" office:value="129959908" calcext:value-type="float">
            <text:p>129959908</text:p>
          </table:table-cell>
          <table:table-cell table:number-columns-repeated="6"/>
        </table:table-row>
        <table:table-row table:style-name="ro1">
          <table:table-cell office:value-type="float" office:value="359271" calcext:value-type="float">
            <text:p>359271</text:p>
          </table:table-cell>
          <table:table-cell office:value-type="float" office:value="376455" calcext:value-type="float">
            <text:p>376455</text:p>
          </table:table-cell>
          <table:table-cell office:value-type="float" office:value="1908149" calcext:value-type="float">
            <text:p>1908149</text:p>
          </table:table-cell>
          <table:table-cell office:value-type="float" office:value="2007499" calcext:value-type="float">
            <text:p>2007499</text:p>
          </table:table-cell>
          <table:table-cell/>
          <table:table-cell office:value-type="float" office:value="372218" calcext:value-type="float">
            <text:p>372218</text:p>
          </table:table-cell>
          <table:table-cell office:value-type="float" office:value="381440" calcext:value-type="float">
            <text:p>381440</text:p>
          </table:table-cell>
          <table:table-cell office:value-type="float" office:value="2618843" calcext:value-type="float">
            <text:p>2618843</text:p>
          </table:table-cell>
          <table:table-cell office:value-type="float" office:value="2043812" calcext:value-type="float">
            <text:p>2043812</text:p>
          </table:table-cell>
          <table:table-cell/>
          <table:table-cell office:value-type="float" office:value="10266988" calcext:value-type="float">
            <text:p>10266988</text:p>
          </table:table-cell>
          <table:table-cell office:value-type="float" office:value="9415540" calcext:value-type="float">
            <text:p>9415540</text:p>
          </table:table-cell>
          <table:table-cell office:value-type="float" office:value="27983903" calcext:value-type="float">
            <text:p>27983903</text:p>
          </table:table-cell>
          <table:table-cell office:value-type="float" office:value="13013561" calcext:value-type="float">
            <text:p>13013561</text:p>
          </table:table-cell>
          <table:table-cell/>
          <table:table-cell office:value-type="float" office:value="126062160" calcext:value-type="float">
            <text:p>126062160</text:p>
          </table:table-cell>
          <table:table-cell office:value-type="float" office:value="43889065" calcext:value-type="float">
            <text:p>43889065</text:p>
          </table:table-cell>
          <table:table-cell/>
          <table:table-cell office:value-type="float" office:value="129960221" calcext:value-type="float">
            <text:p>129960221</text:p>
          </table:table-cell>
          <table:table-cell table:number-columns-repeated="6"/>
        </table:table-row>
        <table:table-row table:style-name="ro1">
          <table:table-cell office:value-type="float" office:value="359289" calcext:value-type="float">
            <text:p>359289</text:p>
          </table:table-cell>
          <table:table-cell office:value-type="float" office:value="376474" calcext:value-type="float">
            <text:p>376474</text:p>
          </table:table-cell>
          <table:table-cell office:value-type="float" office:value="1908741" calcext:value-type="float">
            <text:p>1908741</text:p>
          </table:table-cell>
          <table:table-cell office:value-type="float" office:value="2009091" calcext:value-type="float">
            <text:p>2009091</text:p>
          </table:table-cell>
          <table:table-cell/>
          <table:table-cell office:value-type="float" office:value="372329" calcext:value-type="float">
            <text:p>372329</text:p>
          </table:table-cell>
          <table:table-cell office:value-type="float" office:value="381515" calcext:value-type="float">
            <text:p>381515</text:p>
          </table:table-cell>
          <table:table-cell office:value-type="float" office:value="2618917" calcext:value-type="float">
            <text:p>2618917</text:p>
          </table:table-cell>
          <table:table-cell office:value-type="float" office:value="2044292" calcext:value-type="float">
            <text:p>2044292</text:p>
          </table:table-cell>
          <table:table-cell/>
          <table:table-cell office:value-type="float" office:value="10269840" calcext:value-type="float">
            <text:p>10269840</text:p>
          </table:table-cell>
          <table:table-cell office:value-type="float" office:value="9426279" calcext:value-type="float">
            <text:p>9426279</text:p>
          </table:table-cell>
          <table:table-cell office:value-type="float" office:value="28017717" calcext:value-type="float">
            <text:p>28017717</text:p>
          </table:table-cell>
          <table:table-cell office:value-type="float" office:value="13026450" calcext:value-type="float">
            <text:p>13026450</text:p>
          </table:table-cell>
          <table:table-cell/>
          <table:table-cell office:value-type="float" office:value="128101990" calcext:value-type="float">
            <text:p>128101990</text:p>
          </table:table-cell>
          <table:table-cell office:value-type="float" office:value="43933216" calcext:value-type="float">
            <text:p>43933216</text:p>
          </table:table-cell>
          <table:table-cell/>
          <table:table-cell office:value-type="float" office:value="129960630" calcext:value-type="float">
            <text:p>129960630</text:p>
          </table:table-cell>
          <table:table-cell table:number-columns-repeated="6"/>
        </table:table-row>
        <table:table-row table:style-name="ro1">
          <table:table-cell office:value-type="float" office:value="359290" calcext:value-type="float">
            <text:p>359290</text:p>
          </table:table-cell>
          <table:table-cell office:value-type="float" office:value="376512" calcext:value-type="float">
            <text:p>376512</text:p>
          </table:table-cell>
          <table:table-cell office:value-type="float" office:value="1909408" calcext:value-type="float">
            <text:p>1909408</text:p>
          </table:table-cell>
          <table:table-cell office:value-type="float" office:value="2009110" calcext:value-type="float">
            <text:p>2009110</text:p>
          </table:table-cell>
          <table:table-cell/>
          <table:table-cell office:value-type="float" office:value="372385" calcext:value-type="float">
            <text:p>372385</text:p>
          </table:table-cell>
          <table:table-cell office:value-type="float" office:value="381552" calcext:value-type="float">
            <text:p>381552</text:p>
          </table:table-cell>
          <table:table-cell office:value-type="float" office:value="2619119" calcext:value-type="float">
            <text:p>2619119</text:p>
          </table:table-cell>
          <table:table-cell office:value-type="float" office:value="2045348" calcext:value-type="float">
            <text:p>2045348</text:p>
          </table:table-cell>
          <table:table-cell/>
          <table:table-cell office:value-type="float" office:value="10277247" calcext:value-type="float">
            <text:p>10277247</text:p>
          </table:table-cell>
          <table:table-cell office:value-type="float" office:value="9428409" calcext:value-type="float">
            <text:p>9428409</text:p>
          </table:table-cell>
          <table:table-cell office:value-type="float" office:value="28146827" calcext:value-type="float">
            <text:p>28146827</text:p>
          </table:table-cell>
          <table:table-cell office:value-type="float" office:value="13033765" calcext:value-type="float">
            <text:p>13033765</text:p>
          </table:table-cell>
          <table:table-cell/>
          <table:table-cell office:value-type="float" office:value="130828498" calcext:value-type="float">
            <text:p>130828498</text:p>
          </table:table-cell>
          <table:table-cell office:value-type="float" office:value="44118750" calcext:value-type="float">
            <text:p>44118750</text:p>
          </table:table-cell>
          <table:table-cell/>
          <table:table-cell office:value-type="float" office:value="129978952" calcext:value-type="float">
            <text:p>129978952</text:p>
          </table:table-cell>
          <table:table-cell table:number-columns-repeated="6"/>
        </table:table-row>
        <table:table-row table:style-name="ro1">
          <table:table-cell office:value-type="float" office:value="359326" calcext:value-type="float">
            <text:p>359326</text:p>
          </table:table-cell>
          <table:table-cell office:value-type="float" office:value="376585" calcext:value-type="float">
            <text:p>376585</text:p>
          </table:table-cell>
          <table:table-cell office:value-type="float" office:value="1909704" calcext:value-type="float">
            <text:p>1909704</text:p>
          </table:table-cell>
          <table:table-cell office:value-type="float" office:value="2009481" calcext:value-type="float">
            <text:p>2009481</text:p>
          </table:table-cell>
          <table:table-cell/>
          <table:table-cell office:value-type="float" office:value="372404" calcext:value-type="float">
            <text:p>372404</text:p>
          </table:table-cell>
          <table:table-cell office:value-type="float" office:value="381625" calcext:value-type="float">
            <text:p>381625</text:p>
          </table:table-cell>
          <table:table-cell office:value-type="float" office:value="2619139" calcext:value-type="float">
            <text:p>2619139</text:p>
          </table:table-cell>
          <table:table-cell office:value-type="float" office:value="2045423" calcext:value-type="float">
            <text:p>2045423</text:p>
          </table:table-cell>
          <table:table-cell/>
          <table:table-cell office:value-type="float" office:value="10280265" calcext:value-type="float">
            <text:p>10280265</text:p>
          </table:table-cell>
          <table:table-cell office:value-type="float" office:value="9432798" calcext:value-type="float">
            <text:p>9432798</text:p>
          </table:table-cell>
          <table:table-cell office:value-type="float" office:value="28211196" calcext:value-type="float">
            <text:p>28211196</text:p>
          </table:table-cell>
          <table:table-cell office:value-type="float" office:value="13041672" calcext:value-type="float">
            <text:p>13041672</text:p>
          </table:table-cell>
          <table:table-cell/>
          <table:table-cell office:value-type="float" office:value="130963383" calcext:value-type="float">
            <text:p>130963383</text:p>
          </table:table-cell>
          <table:table-cell office:value-type="float" office:value="44656112" calcext:value-type="float">
            <text:p>44656112</text:p>
          </table:table-cell>
          <table:table-cell/>
          <table:table-cell office:value-type="float" office:value="129997553" calcext:value-type="float">
            <text:p>129997553</text:p>
          </table:table-cell>
          <table:table-cell table:number-columns-repeated="6"/>
        </table:table-row>
        <table:table-row table:style-name="ro1">
          <table:table-cell office:value-type="float" office:value="359382" calcext:value-type="float">
            <text:p>359382</text:p>
          </table:table-cell>
          <table:table-cell office:value-type="float" office:value="376696" calcext:value-type="float">
            <text:p>376696</text:p>
          </table:table-cell>
          <table:table-cell office:value-type="float" office:value="1909741" calcext:value-type="float">
            <text:p>1909741</text:p>
          </table:table-cell>
          <table:table-cell office:value-type="float" office:value="2009666" calcext:value-type="float">
            <text:p>2009666</text:p>
          </table:table-cell>
          <table:table-cell/>
          <table:table-cell office:value-type="float" office:value="372552" calcext:value-type="float">
            <text:p>372552</text:p>
          </table:table-cell>
          <table:table-cell office:value-type="float" office:value="381681" calcext:value-type="float">
            <text:p>381681</text:p>
          </table:table-cell>
          <table:table-cell office:value-type="float" office:value="2619250" calcext:value-type="float">
            <text:p>2619250</text:p>
          </table:table-cell>
          <table:table-cell office:value-type="float" office:value="2045922" calcext:value-type="float">
            <text:p>2045922</text:p>
          </table:table-cell>
          <table:table-cell/>
          <table:table-cell office:value-type="float" office:value="10283321" calcext:value-type="float">
            <text:p>10283321</text:p>
          </table:table-cell>
          <table:table-cell office:value-type="float" office:value="9433113" calcext:value-type="float">
            <text:p>9433113</text:p>
          </table:table-cell>
          <table:table-cell office:value-type="float" office:value="28245234" calcext:value-type="float">
            <text:p>28245234</text:p>
          </table:table-cell>
          <table:table-cell office:value-type="float" office:value="13046189" calcext:value-type="float">
            <text:p>13046189</text:p>
          </table:table-cell>
          <table:table-cell/>
          <table:table-cell office:value-type="float" office:value="137546406" calcext:value-type="float">
            <text:p>137546406</text:p>
          </table:table-cell>
          <table:table-cell office:value-type="float" office:value="45964191" calcext:value-type="float">
            <text:p>45964191</text:p>
          </table:table-cell>
          <table:table-cell/>
          <table:table-cell office:value-type="float" office:value="130012699" calcext:value-type="float">
            <text:p>130012699</text:p>
          </table:table-cell>
          <table:table-cell table:number-columns-repeated="6"/>
        </table:table-row>
        <table:table-row table:style-name="ro1">
          <table:table-cell office:value-type="float" office:value="359382" calcext:value-type="float">
            <text:p>359382</text:p>
          </table:table-cell>
          <table:table-cell office:value-type="float" office:value="376826" calcext:value-type="float">
            <text:p>376826</text:p>
          </table:table-cell>
          <table:table-cell office:value-type="float" office:value="1909741" calcext:value-type="float">
            <text:p>1909741</text:p>
          </table:table-cell>
          <table:table-cell office:value-type="float" office:value="2009722" calcext:value-type="float">
            <text:p>2009722</text:p>
          </table:table-cell>
          <table:table-cell/>
          <table:table-cell office:value-type="float" office:value="372700" calcext:value-type="float">
            <text:p>372700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343" calcext:value-type="float">
            <text:p>2619343</text:p>
          </table:table-cell>
          <table:table-cell office:value-type="float" office:value="2046053" calcext:value-type="float">
            <text:p>2046053</text:p>
          </table:table-cell>
          <table:table-cell/>
          <table:table-cell office:value-type="float" office:value="10287709" calcext:value-type="float">
            <text:p>10287709</text:p>
          </table:table-cell>
          <table:table-cell office:value-type="float" office:value="9433354" calcext:value-type="float">
            <text:p>9433354</text:p>
          </table:table-cell>
          <table:table-cell office:value-type="float" office:value="28294009" calcext:value-type="float">
            <text:p>28294009</text:p>
          </table:table-cell>
          <table:table-cell office:value-type="float" office:value="13047857" calcext:value-type="float">
            <text:p>13047857</text:p>
          </table:table-cell>
          <table:table-cell/>
          <table:table-cell office:value-type="float" office:value="142906405" calcext:value-type="float">
            <text:p>142906405</text:p>
          </table:table-cell>
          <table:table-cell office:value-type="float" office:value="58610613" calcext:value-type="float">
            <text:p>58610613</text:p>
          </table:table-cell>
          <table:table-cell/>
          <table:table-cell office:value-type="float" office:value="130024057" calcext:value-type="float">
            <text:p>130024057</text:p>
          </table:table-cell>
          <table:table-cell table:number-columns-repeated="6"/>
        </table:table-row>
        <table:table-row table:style-name="ro1">
          <table:table-cell office:value-type="float" office:value="359456" calcext:value-type="float">
            <text:p>359456</text:p>
          </table:table-cell>
          <table:table-cell office:value-type="float" office:value="376863" calcext:value-type="float">
            <text:p>376863</text:p>
          </table:table-cell>
          <table:table-cell office:value-type="float" office:value="1909778" calcext:value-type="float">
            <text:p>1909778</text:p>
          </table:table-cell>
          <table:table-cell office:value-type="float" office:value="2010350" calcext:value-type="float">
            <text:p>2010350</text:p>
          </table:table-cell>
          <table:table-cell/>
          <table:table-cell office:value-type="float" office:value="372792" calcext:value-type="float">
            <text:p>372792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620" calcext:value-type="float">
            <text:p>2619620</text:p>
          </table:table-cell>
          <table:table-cell office:value-type="float" office:value="2046293" calcext:value-type="float">
            <text:p>2046293</text:p>
          </table:table-cell>
          <table:table-cell/>
          <table:table-cell office:value-type="float" office:value="10291284" calcext:value-type="float">
            <text:p>10291284</text:p>
          </table:table-cell>
          <table:table-cell office:value-type="float" office:value="9434150" calcext:value-type="float">
            <text:p>9434150</text:p>
          </table:table-cell>
          <table:table-cell office:value-type="float" office:value="28336842" calcext:value-type="float">
            <text:p>28336842</text:p>
          </table:table-cell>
          <table:table-cell office:value-type="float" office:value="13054579" calcext:value-type="float">
            <text:p>13054579</text:p>
          </table:table-cell>
          <table:table-cell/>
          <table:table-cell office:value-type="float" office:value="147383634" calcext:value-type="float">
            <text:p>147383634</text:p>
          </table:table-cell>
          <table:table-cell office:value-type="float" office:value="59042774" calcext:value-type="float">
            <text:p>59042774</text:p>
          </table:table-cell>
          <table:table-cell/>
          <table:table-cell office:value-type="float" office:value="130030421" calcext:value-type="float">
            <text:p>130030421</text:p>
          </table:table-cell>
          <table:table-cell table:number-columns-repeated="6"/>
        </table:table-row>
        <table:table-row table:style-name="ro1">
          <table:table-cell office:value-type="float" office:value="359474" calcext:value-type="float">
            <text:p>359474</text:p>
          </table:table-cell>
          <table:table-cell office:value-type="float" office:value="376956" calcext:value-type="float">
            <text:p>376956</text:p>
          </table:table-cell>
          <table:table-cell office:value-type="float" office:value="1909945" calcext:value-type="float">
            <text:p>1909945</text:p>
          </table:table-cell>
          <table:table-cell office:value-type="float" office:value="2010462" calcext:value-type="float">
            <text:p>2010462</text:p>
          </table:table-cell>
          <table:table-cell/>
          <table:table-cell office:value-type="float" office:value="372830" calcext:value-type="float">
            <text:p>372830</text:p>
          </table:table-cell>
          <table:table-cell office:value-type="float" office:value="381737" calcext:value-type="float">
            <text:p>381737</text:p>
          </table:table-cell>
          <table:table-cell office:value-type="float" office:value="2619657" calcext:value-type="float">
            <text:p>2619657</text:p>
          </table:table-cell>
          <table:table-cell office:value-type="float" office:value="2046737" calcext:value-type="float">
            <text:p>2046737</text:p>
          </table:table-cell>
          <table:table-cell/>
          <table:table-cell office:value-type="float" office:value="10291432" calcext:value-type="float">
            <text:p>10291432</text:p>
          </table:table-cell>
          <table:table-cell office:value-type="float" office:value="9441686" calcext:value-type="float">
            <text:p>9441686</text:p>
          </table:table-cell>
          <table:table-cell office:value-type="float" office:value="28353806" calcext:value-type="float">
            <text:p>28353806</text:p>
          </table:table-cell>
          <table:table-cell office:value-type="float" office:value="13087282" calcext:value-type="float">
            <text:p>13087282</text:p>
          </table:table-cell>
          <table:table-cell/>
          <table:table-cell office:value-type="float" office:value="163871930" calcext:value-type="float">
            <text:p>163871930</text:p>
          </table:table-cell>
          <table:table-cell office:value-type="float" office:value="59725080" calcext:value-type="float">
            <text:p>59725080</text:p>
          </table:table-cell>
          <table:table-cell/>
          <table:table-cell office:value-type="float" office:value="130031886" calcext:value-type="float">
            <text:p>130031886</text:p>
          </table:table-cell>
          <table:table-cell table:number-columns-repeated="6"/>
        </table:table-row>
        <table:table-row table:style-name="ro1">
          <table:table-cell office:value-type="float" office:value="359493" calcext:value-type="float">
            <text:p>359493</text:p>
          </table:table-cell>
          <table:table-cell office:value-type="float" office:value="376956" calcext:value-type="float">
            <text:p>376956</text:p>
          </table:table-cell>
          <table:table-cell office:value-type="float" office:value="1910501" calcext:value-type="float">
            <text:p>1910501</text:p>
          </table:table-cell>
          <table:table-cell office:value-type="float" office:value="2010591" calcext:value-type="float">
            <text:p>2010591</text:p>
          </table:table-cell>
          <table:table-cell/>
          <table:table-cell office:value-type="float" office:value="372848" calcext:value-type="float">
            <text:p>372848</text:p>
          </table:table-cell>
          <table:table-cell office:value-type="float" office:value="381792" calcext:value-type="float">
            <text:p>381792</text:p>
          </table:table-cell>
          <table:table-cell office:value-type="float" office:value="2619917" calcext:value-type="float">
            <text:p>2619917</text:p>
          </table:table-cell>
          <table:table-cell office:value-type="float" office:value="2047237" calcext:value-type="float">
            <text:p>2047237</text:p>
          </table:table-cell>
          <table:table-cell/>
          <table:table-cell office:value-type="float" office:value="10294543" calcext:value-type="float">
            <text:p>10294543</text:p>
          </table:table-cell>
          <table:table-cell office:value-type="float" office:value="9442779" calcext:value-type="float">
            <text:p>9442779</text:p>
          </table:table-cell>
          <table:table-cell office:value-type="float" office:value="28364953" calcext:value-type="float">
            <text:p>28364953</text:p>
          </table:table-cell>
          <table:table-cell office:value-type="float" office:value="13091467" calcext:value-type="float">
            <text:p>13091467</text:p>
          </table:table-cell>
          <table:table-cell/>
          <table:table-cell office:value-type="float" office:value="171622385" calcext:value-type="float">
            <text:p>171622385</text:p>
          </table:table-cell>
          <table:table-cell office:value-type="float" office:value="60590237" calcext:value-type="float">
            <text:p>60590237</text:p>
          </table:table-cell>
          <table:table-cell/>
          <table:table-cell office:value-type="float" office:value="130033165" calcext:value-type="float">
            <text:p>130033165</text:p>
          </table:table-cell>
          <table:table-cell table:number-columns-repeated="6"/>
        </table:table-row>
        <table:table-row table:style-name="ro1">
          <table:table-cell office:value-type="float" office:value="359494" calcext:value-type="float">
            <text:p>359494</text:p>
          </table:table-cell>
          <table:table-cell office:value-type="float" office:value="377048" calcext:value-type="float">
            <text:p>377048</text:p>
          </table:table-cell>
          <table:table-cell office:value-type="float" office:value="1910519" calcext:value-type="float">
            <text:p>1910519</text:p>
          </table:table-cell>
          <table:table-cell office:value-type="float" office:value="2011665" calcext:value-type="float">
            <text:p>2011665</text:p>
          </table:table-cell>
          <table:table-cell/>
          <table:table-cell office:value-type="float" office:value="372867" calcext:value-type="float">
            <text:p>372867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027" calcext:value-type="float">
            <text:p>2620027</text:p>
          </table:table-cell>
          <table:table-cell office:value-type="float" office:value="2047571" calcext:value-type="float">
            <text:p>2047571</text:p>
          </table:table-cell>
          <table:table-cell/>
          <table:table-cell office:value-type="float" office:value="10295061" calcext:value-type="float">
            <text:p>10295061</text:p>
          </table:table-cell>
          <table:table-cell office:value-type="float" office:value="9448058" calcext:value-type="float">
            <text:p>9448058</text:p>
          </table:table-cell>
          <table:table-cell office:value-type="float" office:value="28401267" calcext:value-type="float">
            <text:p>28401267</text:p>
          </table:table-cell>
          <table:table-cell office:value-type="float" office:value="13094523" calcext:value-type="float">
            <text:p>13094523</text:p>
          </table:table-cell>
          <table:table-cell/>
          <table:table-cell office:value-type="float" office:value="634080817" calcext:value-type="float">
            <text:p>634080817</text:p>
          </table:table-cell>
          <table:table-cell office:value-type="float" office:value="61045732" calcext:value-type="float">
            <text:p>61045732</text:p>
          </table:table-cell>
          <table:table-cell/>
          <table:table-cell office:value-type="float" office:value="130047719" calcext:value-type="float">
            <text:p>130047719</text:p>
          </table:table-cell>
          <table:table-cell table:number-columns-repeated="6"/>
        </table:table-row>
        <table:table-row table:style-name="ro1">
          <table:table-cell office:value-type="float" office:value="359586" calcext:value-type="float">
            <text:p>359586</text:p>
          </table:table-cell>
          <table:table-cell office:value-type="float" office:value="377234" calcext:value-type="float">
            <text:p>377234</text:p>
          </table:table-cell>
          <table:table-cell office:value-type="float" office:value="1910574" calcext:value-type="float">
            <text:p>1910574</text:p>
          </table:table-cell>
          <table:table-cell office:value-type="float" office:value="2013110" calcext:value-type="float">
            <text:p>2013110</text:p>
          </table:table-cell>
          <table:table-cell/>
          <table:table-cell office:value-type="float" office:value="372959" calcext:value-type="float">
            <text:p>372959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508" calcext:value-type="float">
            <text:p>2620508</text:p>
          </table:table-cell>
          <table:table-cell office:value-type="float" office:value="2047849" calcext:value-type="float">
            <text:p>2047849</text:p>
          </table:table-cell>
          <table:table-cell/>
          <table:table-cell office:value-type="float" office:value="10301358" calcext:value-type="float">
            <text:p>10301358</text:p>
          </table:table-cell>
          <table:table-cell office:value-type="float" office:value="9454909" calcext:value-type="float">
            <text:p>9454909</text:p>
          </table:table-cell>
          <table:table-cell office:value-type="float" office:value="28548820" calcext:value-type="float">
            <text:p>28548820</text:p>
          </table:table-cell>
          <table:table-cell office:value-type="float" office:value="13103319" calcext:value-type="float">
            <text:p>13103319</text:p>
          </table:table-cell>
          <table:table-cell table:number-columns-repeated="2"/>
          <table:table-cell office:value-type="float" office:value="63842795" calcext:value-type="float">
            <text:p>63842795</text:p>
          </table:table-cell>
          <table:table-cell/>
          <table:table-cell office:value-type="float" office:value="130050460" calcext:value-type="float">
            <text:p>130050460</text:p>
          </table:table-cell>
          <table:table-cell table:number-columns-repeated="6"/>
        </table:table-row>
        <table:table-row table:style-name="ro1">
          <table:table-cell office:value-type="float" office:value="359623" calcext:value-type="float">
            <text:p>359623</text:p>
          </table:table-cell>
          <table:table-cell office:value-type="float" office:value="377289" calcext:value-type="float">
            <text:p>377289</text:p>
          </table:table-cell>
          <table:table-cell office:value-type="float" office:value="1910759" calcext:value-type="float">
            <text:p>1910759</text:p>
          </table:table-cell>
          <table:table-cell office:value-type="float" office:value="2013221" calcext:value-type="float">
            <text:p>2013221</text:p>
          </table:table-cell>
          <table:table-cell/>
          <table:table-cell office:value-type="float" office:value="372959" calcext:value-type="float">
            <text:p>372959</text:p>
          </table:table-cell>
          <table:table-cell office:value-type="float" office:value="381941" calcext:value-type="float">
            <text:p>381941</text:p>
          </table:table-cell>
          <table:table-cell office:value-type="float" office:value="2620749" calcext:value-type="float">
            <text:p>2620749</text:p>
          </table:table-cell>
          <table:table-cell office:value-type="float" office:value="2048126" calcext:value-type="float">
            <text:p>2048126</text:p>
          </table:table-cell>
          <table:table-cell/>
          <table:table-cell office:value-type="float" office:value="10301765" calcext:value-type="float">
            <text:p>10301765</text:p>
          </table:table-cell>
          <table:table-cell office:value-type="float" office:value="9460761" calcext:value-type="float">
            <text:p>9460761</text:p>
          </table:table-cell>
          <table:table-cell office:value-type="float" office:value="28614543" calcext:value-type="float">
            <text:p>28614543</text:p>
          </table:table-cell>
          <table:table-cell office:value-type="float" office:value="13146299" calcext:value-type="float">
            <text:p>13146299</text:p>
          </table:table-cell>
          <table:table-cell table:number-columns-repeated="2"/>
          <table:table-cell office:value-type="float" office:value="97825039" calcext:value-type="float">
            <text:p>97825039</text:p>
          </table:table-cell>
          <table:table-cell/>
          <table:table-cell office:value-type="float" office:value="130051872" calcext:value-type="float">
            <text:p>130051872</text:p>
          </table:table-cell>
          <table:table-cell table:number-columns-repeated="6"/>
        </table:table-row>
        <table:table-row table:style-name="ro1">
          <table:table-cell office:value-type="float" office:value="359641" calcext:value-type="float">
            <text:p>359641</text:p>
          </table:table-cell>
          <table:table-cell office:value-type="float" office:value="377344" calcext:value-type="float">
            <text:p>377344</text:p>
          </table:table-cell>
          <table:table-cell office:value-type="float" office:value="1911019" calcext:value-type="float">
            <text:p>1911019</text:p>
          </table:table-cell>
          <table:table-cell office:value-type="float" office:value="2016721" calcext:value-type="float">
            <text:p>2016721</text:p>
          </table:table-cell>
          <table:table-cell/>
          <table:table-cell office:value-type="float" office:value="373033" calcext:value-type="float">
            <text:p>373033</text:p>
          </table:table-cell>
          <table:table-cell office:value-type="float" office:value="381996" calcext:value-type="float">
            <text:p>381996</text:p>
          </table:table-cell>
          <table:table-cell office:value-type="float" office:value="2620879" calcext:value-type="float">
            <text:p>2620879</text:p>
          </table:table-cell>
          <table:table-cell office:value-type="float" office:value="2048367" calcext:value-type="float">
            <text:p>2048367</text:p>
          </table:table-cell>
          <table:table-cell/>
          <table:table-cell office:value-type="float" office:value="10307265" calcext:value-type="float">
            <text:p>10307265</text:p>
          </table:table-cell>
          <table:table-cell office:value-type="float" office:value="9461668" calcext:value-type="float">
            <text:p>9461668</text:p>
          </table:table-cell>
          <table:table-cell office:value-type="float" office:value="28649912" calcext:value-type="float">
            <text:p>28649912</text:p>
          </table:table-cell>
          <table:table-cell office:value-type="float" office:value="13194169" calcext:value-type="float">
            <text:p>13194169</text:p>
          </table:table-cell>
          <table:table-cell table:number-columns-repeated="4"/>
          <table:table-cell office:value-type="float" office:value="130054682" calcext:value-type="float">
            <text:p>130054682</text:p>
          </table:table-cell>
          <table:table-cell table:number-columns-repeated="6"/>
        </table:table-row>
        <table:table-row table:style-name="ro1">
          <table:table-cell office:value-type="float" office:value="359659" calcext:value-type="float">
            <text:p>359659</text:p>
          </table:table-cell>
          <table:table-cell office:value-type="float" office:value="377419" calcext:value-type="float">
            <text:p>377419</text:p>
          </table:table-cell>
          <table:table-cell office:value-type="float" office:value="1911408" calcext:value-type="float">
            <text:p>1911408</text:p>
          </table:table-cell>
          <table:table-cell office:value-type="float" office:value="2017518" calcext:value-type="float">
            <text:p>2017518</text:p>
          </table:table-cell>
          <table:table-cell/>
          <table:table-cell office:value-type="float" office:value="373144" calcext:value-type="float">
            <text:p>373144</text:p>
          </table:table-cell>
          <table:table-cell office:value-type="float" office:value="382070" calcext:value-type="float">
            <text:p>382070</text:p>
          </table:table-cell>
          <table:table-cell office:value-type="float" office:value="2620971" calcext:value-type="float">
            <text:p>2620971</text:p>
          </table:table-cell>
          <table:table-cell office:value-type="float" office:value="2048570" calcext:value-type="float">
            <text:p>2048570</text:p>
          </table:table-cell>
          <table:table-cell/>
          <table:table-cell office:value-type="float" office:value="10315729" calcext:value-type="float">
            <text:p>10315729</text:p>
          </table:table-cell>
          <table:table-cell office:value-type="float" office:value="9463132" calcext:value-type="float">
            <text:p>9463132</text:p>
          </table:table-cell>
          <table:table-cell office:value-type="float" office:value="28686855" calcext:value-type="float">
            <text:p>28686855</text:p>
          </table:table-cell>
          <table:table-cell office:value-type="float" office:value="13209966" calcext:value-type="float">
            <text:p>13209966</text:p>
          </table:table-cell>
          <table:table-cell table:number-columns-repeated="4"/>
          <table:table-cell office:value-type="float" office:value="130060036" calcext:value-type="float">
            <text:p>130060036</text:p>
          </table:table-cell>
          <table:table-cell table:number-columns-repeated="6"/>
        </table:table-row>
        <table:table-row table:style-name="ro1">
          <table:table-cell office:value-type="float" office:value="359734" calcext:value-type="float">
            <text:p>359734</text:p>
          </table:table-cell>
          <table:table-cell office:value-type="float" office:value="377437" calcext:value-type="float">
            <text:p>377437</text:p>
          </table:table-cell>
          <table:table-cell office:value-type="float" office:value="1912075" calcext:value-type="float">
            <text:p>1912075</text:p>
          </table:table-cell>
          <table:table-cell office:value-type="float" office:value="2017555" calcext:value-type="float">
            <text:p>2017555</text:p>
          </table:table-cell>
          <table:table-cell/>
          <table:table-cell office:value-type="float" office:value="373145" calcext:value-type="float">
            <text:p>373145</text:p>
          </table:table-cell>
          <table:table-cell office:value-type="float" office:value="382107" calcext:value-type="float">
            <text:p>382107</text:p>
          </table:table-cell>
          <table:table-cell office:value-type="float" office:value="2621138" calcext:value-type="float">
            <text:p>2621138</text:p>
          </table:table-cell>
          <table:table-cell office:value-type="float" office:value="2048645" calcext:value-type="float">
            <text:p>2048645</text:p>
          </table:table-cell>
          <table:table-cell/>
          <table:table-cell office:value-type="float" office:value="10317913" calcext:value-type="float">
            <text:p>10317913</text:p>
          </table:table-cell>
          <table:table-cell office:value-type="float" office:value="9465020" calcext:value-type="float">
            <text:p>9465020</text:p>
          </table:table-cell>
          <table:table-cell office:value-type="float" office:value="28747447" calcext:value-type="float">
            <text:p>28747447</text:p>
          </table:table-cell>
          <table:table-cell office:value-type="float" office:value="13243557" calcext:value-type="float">
            <text:p>13243557</text:p>
          </table:table-cell>
          <table:table-cell table:number-columns-repeated="4"/>
          <table:table-cell office:value-type="float" office:value="130066337" calcext:value-type="float">
            <text:p>130066337</text:p>
          </table:table-cell>
          <table:table-cell table:number-columns-repeated="6"/>
        </table:table-row>
        <table:table-row table:style-name="ro1">
          <table:table-cell office:value-type="float" office:value="359734" calcext:value-type="float">
            <text:p>359734</text:p>
          </table:table-cell>
          <table:table-cell office:value-type="float" office:value="377604" calcext:value-type="float">
            <text:p>377604</text:p>
          </table:table-cell>
          <table:table-cell office:value-type="float" office:value="1912222" calcext:value-type="float">
            <text:p>1912222</text:p>
          </table:table-cell>
          <table:table-cell office:value-type="float" office:value="2017739" calcext:value-type="float">
            <text:p>2017739</text:p>
          </table:table-cell>
          <table:table-cell/>
          <table:table-cell office:value-type="float" office:value="373182" calcext:value-type="float">
            <text:p>373182</text:p>
          </table:table-cell>
          <table:table-cell office:value-type="float" office:value="382200" calcext:value-type="float">
            <text:p>382200</text:p>
          </table:table-cell>
          <table:table-cell office:value-type="float" office:value="2621175" calcext:value-type="float">
            <text:p>2621175</text:p>
          </table:table-cell>
          <table:table-cell office:value-type="float" office:value="2049330" calcext:value-type="float">
            <text:p>2049330</text:p>
          </table:table-cell>
          <table:table-cell/>
          <table:table-cell office:value-type="float" office:value="10317932" calcext:value-type="float">
            <text:p>10317932</text:p>
          </table:table-cell>
          <table:table-cell office:value-type="float" office:value="9468983" calcext:value-type="float">
            <text:p>9468983</text:p>
          </table:table-cell>
          <table:table-cell office:value-type="float" office:value="28769336" calcext:value-type="float">
            <text:p>28769336</text:p>
          </table:table-cell>
          <table:table-cell office:value-type="float" office:value="13245039" calcext:value-type="float">
            <text:p>13245039</text:p>
          </table:table-cell>
          <table:table-cell table:number-columns-repeated="4"/>
          <table:table-cell office:value-type="float" office:value="130069293" calcext:value-type="float">
            <text:p>130069293</text:p>
          </table:table-cell>
          <table:table-cell table:number-columns-repeated="6"/>
        </table:table-row>
        <table:table-row table:style-name="ro1">
          <table:table-cell office:value-type="float" office:value="359789" calcext:value-type="float">
            <text:p>359789</text:p>
          </table:table-cell>
          <table:table-cell office:value-type="float" office:value="377622" calcext:value-type="float">
            <text:p>377622</text:p>
          </table:table-cell>
          <table:table-cell office:value-type="float" office:value="1912241" calcext:value-type="float">
            <text:p>1912241</text:p>
          </table:table-cell>
          <table:table-cell office:value-type="float" office:value="2017832" calcext:value-type="float">
            <text:p>2017832</text:p>
          </table:table-cell>
          <table:table-cell/>
          <table:table-cell office:value-type="float" office:value="373236" calcext:value-type="float">
            <text:p>373236</text:p>
          </table:table-cell>
          <table:table-cell office:value-type="float" office:value="382311" calcext:value-type="float">
            <text:p>382311</text:p>
          </table:table-cell>
          <table:table-cell office:value-type="float" office:value="2621528" calcext:value-type="float">
            <text:p>2621528</text:p>
          </table:table-cell>
          <table:table-cell office:value-type="float" office:value="2049422" calcext:value-type="float">
            <text:p>2049422</text:p>
          </table:table-cell>
          <table:table-cell/>
          <table:table-cell office:value-type="float" office:value="10318987" calcext:value-type="float">
            <text:p>10318987</text:p>
          </table:table-cell>
          <table:table-cell office:value-type="float" office:value="9470538" calcext:value-type="float">
            <text:p>9470538</text:p>
          </table:table-cell>
          <table:table-cell office:value-type="float" office:value="28820760" calcext:value-type="float">
            <text:p>28820760</text:p>
          </table:table-cell>
          <table:table-cell office:value-type="float" office:value="13286834" calcext:value-type="float">
            <text:p>13286834</text:p>
          </table:table-cell>
          <table:table-cell table:number-columns-repeated="4"/>
          <table:table-cell office:value-type="float" office:value="130083862" calcext:value-type="float">
            <text:p>130083862</text:p>
          </table:table-cell>
          <table:table-cell table:number-columns-repeated="6"/>
        </table:table-row>
        <table:table-row table:style-name="ro1">
          <table:table-cell office:value-type="float" office:value="359844" calcext:value-type="float">
            <text:p>359844</text:p>
          </table:table-cell>
          <table:table-cell office:value-type="float" office:value="377752" calcext:value-type="float">
            <text:p>377752</text:p>
          </table:table-cell>
          <table:table-cell office:value-type="float" office:value="1912408" calcext:value-type="float">
            <text:p>1912408</text:p>
          </table:table-cell>
          <table:table-cell office:value-type="float" office:value="2018313" calcext:value-type="float">
            <text:p>2018313</text:p>
          </table:table-cell>
          <table:table-cell/>
          <table:table-cell office:value-type="float" office:value="373310" calcext:value-type="float">
            <text:p>373310</text:p>
          </table:table-cell>
          <table:table-cell office:value-type="float" office:value="382329" calcext:value-type="float">
            <text:p>382329</text:p>
          </table:table-cell>
          <table:table-cell office:value-type="float" office:value="2621657" calcext:value-type="float">
            <text:p>2621657</text:p>
          </table:table-cell>
          <table:table-cell office:value-type="float" office:value="2049515" calcext:value-type="float">
            <text:p>2049515</text:p>
          </table:table-cell>
          <table:table-cell/>
          <table:table-cell office:value-type="float" office:value="10320766" calcext:value-type="float">
            <text:p>10320766</text:p>
          </table:table-cell>
          <table:table-cell office:value-type="float" office:value="9470539" calcext:value-type="float">
            <text:p>9470539</text:p>
          </table:table-cell>
          <table:table-cell office:value-type="float" office:value="28839852" calcext:value-type="float">
            <text:p>28839852</text:p>
          </table:table-cell>
          <table:table-cell office:value-type="float" office:value="13344908" calcext:value-type="float">
            <text:p>13344908</text:p>
          </table:table-cell>
          <table:table-cell table:number-columns-repeated="4"/>
          <table:table-cell office:value-type="float" office:value="130097867" calcext:value-type="float">
            <text:p>130097867</text:p>
          </table:table-cell>
          <table:table-cell table:number-columns-repeated="6"/>
        </table:table-row>
        <table:table-row table:style-name="ro1">
          <table:table-cell office:value-type="float" office:value="359863" calcext:value-type="float">
            <text:p>359863</text:p>
          </table:table-cell>
          <table:table-cell office:value-type="float" office:value="377771" calcext:value-type="float">
            <text:p>377771</text:p>
          </table:table-cell>
          <table:table-cell office:value-type="float" office:value="1912575" calcext:value-type="float">
            <text:p>1912575</text:p>
          </table:table-cell>
          <table:table-cell office:value-type="float" office:value="2018332" calcext:value-type="float">
            <text:p>2018332</text:p>
          </table:table-cell>
          <table:table-cell/>
          <table:table-cell office:value-type="float" office:value="373348" calcext:value-type="float">
            <text:p>373348</text:p>
          </table:table-cell>
          <table:table-cell office:value-type="float" office:value="382422" calcext:value-type="float">
            <text:p>382422</text:p>
          </table:table-cell>
          <table:table-cell office:value-type="float" office:value="2621694" calcext:value-type="float">
            <text:p>2621694</text:p>
          </table:table-cell>
          <table:table-cell office:value-type="float" office:value="2050848" calcext:value-type="float">
            <text:p>2050848</text:p>
          </table:table-cell>
          <table:table-cell/>
          <table:table-cell office:value-type="float" office:value="10322450" calcext:value-type="float">
            <text:p>10322450</text:p>
          </table:table-cell>
          <table:table-cell office:value-type="float" office:value="9470835" calcext:value-type="float">
            <text:p>9470835</text:p>
          </table:table-cell>
          <table:table-cell office:value-type="float" office:value="28968870" calcext:value-type="float">
            <text:p>28968870</text:p>
          </table:table-cell>
          <table:table-cell office:value-type="float" office:value="13353908" calcext:value-type="float">
            <text:p>13353908</text:p>
          </table:table-cell>
          <table:table-cell table:number-columns-repeated="4"/>
          <table:table-cell office:value-type="float" office:value="130098308" calcext:value-type="float">
            <text:p>130098308</text:p>
          </table:table-cell>
          <table:table-cell table:number-columns-repeated="6"/>
        </table:table-row>
        <table:table-row table:style-name="ro1">
          <table:table-cell office:value-type="float" office:value="359882" calcext:value-type="float">
            <text:p>359882</text:p>
          </table:table-cell>
          <table:table-cell office:value-type="float" office:value="377863" calcext:value-type="float">
            <text:p>377863</text:p>
          </table:table-cell>
          <table:table-cell office:value-type="float" office:value="1912667" calcext:value-type="float">
            <text:p>1912667</text:p>
          </table:table-cell>
          <table:table-cell office:value-type="float" office:value="2018480" calcext:value-type="float">
            <text:p>2018480</text:p>
          </table:table-cell>
          <table:table-cell/>
          <table:table-cell office:value-type="float" office:value="373403" calcext:value-type="float">
            <text:p>373403</text:p>
          </table:table-cell>
          <table:table-cell office:value-type="float" office:value="382570" calcext:value-type="float">
            <text:p>382570</text:p>
          </table:table-cell>
          <table:table-cell office:value-type="float" office:value="2621731" calcext:value-type="float">
            <text:p>2621731</text:p>
          </table:table-cell>
          <table:table-cell office:value-type="float" office:value="2050923" calcext:value-type="float">
            <text:p>2050923</text:p>
          </table:table-cell>
          <table:table-cell/>
          <table:table-cell office:value-type="float" office:value="10322506" calcext:value-type="float">
            <text:p>10322506</text:p>
          </table:table-cell>
          <table:table-cell office:value-type="float" office:value="9473205" calcext:value-type="float">
            <text:p>9473205</text:p>
          </table:table-cell>
          <table:table-cell office:value-type="float" office:value="29044016" calcext:value-type="float">
            <text:p>29044016</text:p>
          </table:table-cell>
          <table:table-cell office:value-type="float" office:value="13366667" calcext:value-type="float">
            <text:p>13366667</text:p>
          </table:table-cell>
          <table:table-cell table:number-columns-repeated="4"/>
          <table:table-cell office:value-type="float" office:value="130107332" calcext:value-type="float">
            <text:p>130107332</text:p>
          </table:table-cell>
          <table:table-cell table:number-columns-repeated="6"/>
        </table:table-row>
        <table:table-row table:style-name="ro1">
          <table:table-cell office:value-type="float" office:value="359919" calcext:value-type="float">
            <text:p>359919</text:p>
          </table:table-cell>
          <table:table-cell office:value-type="float" office:value="377863" calcext:value-type="float">
            <text:p>377863</text:p>
          </table:table-cell>
          <table:table-cell office:value-type="float" office:value="1912889" calcext:value-type="float">
            <text:p>1912889</text:p>
          </table:table-cell>
          <table:table-cell office:value-type="float" office:value="2019925" calcext:value-type="float">
            <text:p>2019925</text:p>
          </table:table-cell>
          <table:table-cell/>
          <table:table-cell office:value-type="float" office:value="373496" calcext:value-type="float">
            <text:p>373496</text:p>
          </table:table-cell>
          <table:table-cell office:value-type="float" office:value="382626" calcext:value-type="float">
            <text:p>382626</text:p>
          </table:table-cell>
          <table:table-cell office:value-type="float" office:value="2622083" calcext:value-type="float">
            <text:p>2622083</text:p>
          </table:table-cell>
          <table:table-cell office:value-type="float" office:value="2050978" calcext:value-type="float">
            <text:p>2050978</text:p>
          </table:table-cell>
          <table:table-cell/>
          <table:table-cell office:value-type="float" office:value="10323691" calcext:value-type="float">
            <text:p>10323691</text:p>
          </table:table-cell>
          <table:table-cell office:value-type="float" office:value="9473334" calcext:value-type="float">
            <text:p>9473334</text:p>
          </table:table-cell>
          <table:table-cell office:value-type="float" office:value="29049702" calcext:value-type="float">
            <text:p>29049702</text:p>
          </table:table-cell>
          <table:table-cell office:value-type="float" office:value="13372889" calcext:value-type="float">
            <text:p>13372889</text:p>
          </table:table-cell>
          <table:table-cell table:number-columns-repeated="4"/>
          <table:table-cell office:value-type="float" office:value="130130569" calcext:value-type="float">
            <text:p>130130569</text:p>
          </table:table-cell>
          <table:table-cell table:number-columns-repeated="6"/>
        </table:table-row>
        <table:table-row table:style-name="ro1">
          <table:table-cell office:value-type="float" office:value="359938" calcext:value-type="float">
            <text:p>359938</text:p>
          </table:table-cell>
          <table:table-cell office:value-type="float" office:value="377900" calcext:value-type="float">
            <text:p>377900</text:p>
          </table:table-cell>
          <table:table-cell office:value-type="float" office:value="1913371" calcext:value-type="float">
            <text:p>1913371</text:p>
          </table:table-cell>
          <table:table-cell office:value-type="float" office:value="2020110" calcext:value-type="float">
            <text:p>2020110</text:p>
          </table:table-cell>
          <table:table-cell/>
          <table:table-cell office:value-type="float" office:value="373607" calcext:value-type="float">
            <text:p>373607</text:p>
          </table:table-cell>
          <table:table-cell office:value-type="float" office:value="382719" calcext:value-type="float">
            <text:p>382719</text:p>
          </table:table-cell>
          <table:table-cell office:value-type="float" office:value="2622138" calcext:value-type="float">
            <text:p>2622138</text:p>
          </table:table-cell>
          <table:table-cell office:value-type="float" office:value="2051145" calcext:value-type="float">
            <text:p>2051145</text:p>
          </table:table-cell>
          <table:table-cell/>
          <table:table-cell office:value-type="float" office:value="10327727" calcext:value-type="float">
            <text:p>10327727</text:p>
          </table:table-cell>
          <table:table-cell office:value-type="float" office:value="9481038" calcext:value-type="float">
            <text:p>9481038</text:p>
          </table:table-cell>
          <table:table-cell office:value-type="float" office:value="29073109" calcext:value-type="float">
            <text:p>29073109</text:p>
          </table:table-cell>
          <table:table-cell office:value-type="float" office:value="13389296" calcext:value-type="float">
            <text:p>13389296</text:p>
          </table:table-cell>
          <table:table-cell table:number-columns-repeated="4"/>
          <table:table-cell office:value-type="float" office:value="130142498" calcext:value-type="float">
            <text:p>130142498</text:p>
          </table:table-cell>
          <table:table-cell table:number-columns-repeated="6"/>
        </table:table-row>
        <table:table-row table:style-name="ro1">
          <table:table-cell office:value-type="float" office:value="359938" calcext:value-type="float">
            <text:p>359938</text:p>
          </table:table-cell>
          <table:table-cell office:value-type="float" office:value="378030" calcext:value-type="float">
            <text:p>378030</text:p>
          </table:table-cell>
          <table:table-cell office:value-type="float" office:value="1913389" calcext:value-type="float">
            <text:p>1913389</text:p>
          </table:table-cell>
          <table:table-cell office:value-type="float" office:value="2021147" calcext:value-type="float">
            <text:p>2021147</text:p>
          </table:table-cell>
          <table:table-cell/>
          <table:table-cell office:value-type="float" office:value="373662" calcext:value-type="float">
            <text:p>373662</text:p>
          </table:table-cell>
          <table:table-cell office:value-type="float" office:value="382848" calcext:value-type="float">
            <text:p>382848</text:p>
          </table:table-cell>
          <table:table-cell office:value-type="float" office:value="2623009" calcext:value-type="float">
            <text:p>2623009</text:p>
          </table:table-cell>
          <table:table-cell office:value-type="float" office:value="2051366" calcext:value-type="float">
            <text:p>2051366</text:p>
          </table:table-cell>
          <table:table-cell/>
          <table:table-cell office:value-type="float" office:value="10335209" calcext:value-type="float">
            <text:p>10335209</text:p>
          </table:table-cell>
          <table:table-cell office:value-type="float" office:value="9482039" calcext:value-type="float">
            <text:p>9482039</text:p>
          </table:table-cell>
          <table:table-cell office:value-type="float" office:value="29081645" calcext:value-type="float">
            <text:p>29081645</text:p>
          </table:table-cell>
          <table:table-cell office:value-type="float" office:value="13397518" calcext:value-type="float">
            <text:p>13397518</text:p>
          </table:table-cell>
          <table:table-cell table:number-columns-repeated="4"/>
          <table:table-cell office:value-type="float" office:value="130143913" calcext:value-type="float">
            <text:p>130143913</text:p>
          </table:table-cell>
          <table:table-cell table:number-columns-repeated="6"/>
        </table:table-row>
        <table:table-row table:style-name="ro1">
          <table:table-cell office:value-type="float" office:value="359956" calcext:value-type="float">
            <text:p>359956</text:p>
          </table:table-cell>
          <table:table-cell office:value-type="float" office:value="378067" calcext:value-type="float">
            <text:p>378067</text:p>
          </table:table-cell>
          <table:table-cell office:value-type="float" office:value="1913482" calcext:value-type="float">
            <text:p>1913482</text:p>
          </table:table-cell>
          <table:table-cell office:value-type="float" office:value="2021147" calcext:value-type="float">
            <text:p>2021147</text:p>
          </table:table-cell>
          <table:table-cell/>
          <table:table-cell office:value-type="float" office:value="373681" calcext:value-type="float">
            <text:p>373681</text:p>
          </table:table-cell>
          <table:table-cell office:value-type="float" office:value="382866" calcext:value-type="float">
            <text:p>382866</text:p>
          </table:table-cell>
          <table:table-cell office:value-type="float" office:value="2623805" calcext:value-type="float">
            <text:p>2623805</text:p>
          </table:table-cell>
          <table:table-cell office:value-type="float" office:value="2051700" calcext:value-type="float">
            <text:p>2051700</text:p>
          </table:table-cell>
          <table:table-cell/>
          <table:table-cell office:value-type="float" office:value="10337617" calcext:value-type="float">
            <text:p>10337617</text:p>
          </table:table-cell>
          <table:table-cell office:value-type="float" office:value="9483279" calcext:value-type="float">
            <text:p>9483279</text:p>
          </table:table-cell>
          <table:table-cell office:value-type="float" office:value="29106811" calcext:value-type="float">
            <text:p>29106811</text:p>
          </table:table-cell>
          <table:table-cell office:value-type="float" office:value="13438406" calcext:value-type="float">
            <text:p>13438406</text:p>
          </table:table-cell>
          <table:table-cell table:number-columns-repeated="4"/>
          <table:table-cell office:value-type="float" office:value="130147415" calcext:value-type="float">
            <text:p>130147415</text:p>
          </table:table-cell>
          <table:table-cell table:number-columns-repeated="6"/>
        </table:table-row>
        <table:table-row table:style-name="ro1">
          <table:table-cell office:value-type="float" office:value="360012" calcext:value-type="float">
            <text:p>360012</text:p>
          </table:table-cell>
          <table:table-cell office:value-type="float" office:value="378067" calcext:value-type="float">
            <text:p>378067</text:p>
          </table:table-cell>
          <table:table-cell office:value-type="float" office:value="1913593" calcext:value-type="float">
            <text:p>1913593</text:p>
          </table:table-cell>
          <table:table-cell office:value-type="float" office:value="2021610" calcext:value-type="float">
            <text:p>2021610</text:p>
          </table:table-cell>
          <table:table-cell/>
          <table:table-cell office:value-type="float" office:value="373681" calcext:value-type="float">
            <text:p>373681</text:p>
          </table:table-cell>
          <table:table-cell office:value-type="float" office:value="382940" calcext:value-type="float">
            <text:p>382940</text:p>
          </table:table-cell>
          <table:table-cell office:value-type="float" office:value="2624379" calcext:value-type="float">
            <text:p>2624379</text:p>
          </table:table-cell>
          <table:table-cell office:value-type="float" office:value="2051867" calcext:value-type="float">
            <text:p>2051867</text:p>
          </table:table-cell>
          <table:table-cell/>
          <table:table-cell office:value-type="float" office:value="10337746" calcext:value-type="float">
            <text:p>10337746</text:p>
          </table:table-cell>
          <table:table-cell office:value-type="float" office:value="9488298" calcext:value-type="float">
            <text:p>9488298</text:p>
          </table:table-cell>
          <table:table-cell office:value-type="float" office:value="29158385" calcext:value-type="float">
            <text:p>29158385</text:p>
          </table:table-cell>
          <table:table-cell office:value-type="float" office:value="13448591" calcext:value-type="float">
            <text:p>13448591</text:p>
          </table:table-cell>
          <table:table-cell table:number-columns-repeated="4"/>
          <table:table-cell office:value-type="float" office:value="130151595" calcext:value-type="float">
            <text:p>130151595</text:p>
          </table:table-cell>
          <table:table-cell table:number-columns-repeated="6"/>
        </table:table-row>
        <table:table-row table:style-name="ro1">
          <table:table-cell office:value-type="float" office:value="360030" calcext:value-type="float">
            <text:p>360030</text:p>
          </table:table-cell>
          <table:table-cell office:value-type="float" office:value="378122" calcext:value-type="float">
            <text:p>378122</text:p>
          </table:table-cell>
          <table:table-cell office:value-type="float" office:value="1913908" calcext:value-type="float">
            <text:p>1913908</text:p>
          </table:table-cell>
          <table:table-cell office:value-type="float" office:value="2021721" calcext:value-type="float">
            <text:p>2021721</text:p>
          </table:table-cell>
          <table:table-cell/>
          <table:table-cell office:value-type="float" office:value="373699" calcext:value-type="float">
            <text:p>373699</text:p>
          </table:table-cell>
          <table:table-cell office:value-type="float" office:value="383052" calcext:value-type="float">
            <text:p>383052</text:p>
          </table:table-cell>
          <table:table-cell office:value-type="float" office:value="2624694" calcext:value-type="float">
            <text:p>2624694</text:p>
          </table:table-cell>
          <table:table-cell office:value-type="float" office:value="2053293" calcext:value-type="float">
            <text:p>2053293</text:p>
          </table:table-cell>
          <table:table-cell/>
          <table:table-cell office:value-type="float" office:value="10339468" calcext:value-type="float">
            <text:p>10339468</text:p>
          </table:table-cell>
          <table:table-cell office:value-type="float" office:value="9494316" calcext:value-type="float">
            <text:p>9494316</text:p>
          </table:table-cell>
          <table:table-cell office:value-type="float" office:value="29184904" calcext:value-type="float">
            <text:p>29184904</text:p>
          </table:table-cell>
          <table:table-cell office:value-type="float" office:value="13449147" calcext:value-type="float">
            <text:p>13449147</text:p>
          </table:table-cell>
          <table:table-cell table:number-columns-repeated="4"/>
          <table:table-cell office:value-type="float" office:value="130151631" calcext:value-type="float">
            <text:p>130151631</text:p>
          </table:table-cell>
          <table:table-cell table:number-columns-repeated="6"/>
        </table:table-row>
        <table:table-row table:style-name="ro1">
          <table:table-cell office:value-type="float" office:value="360085" calcext:value-type="float">
            <text:p>360085</text:p>
          </table:table-cell>
          <table:table-cell office:value-type="float" office:value="378344" calcext:value-type="float">
            <text:p>378344</text:p>
          </table:table-cell>
          <table:table-cell office:value-type="float" office:value="1914130" calcext:value-type="float">
            <text:p>1914130</text:p>
          </table:table-cell>
          <table:table-cell office:value-type="float" office:value="2021961" calcext:value-type="float">
            <text:p>2021961</text:p>
          </table:table-cell>
          <table:table-cell/>
          <table:table-cell office:value-type="float" office:value="373700" calcext:value-type="float">
            <text:p>373700</text:p>
          </table:table-cell>
          <table:table-cell office:value-type="float" office:value="383070" calcext:value-type="float">
            <text:p>383070</text:p>
          </table:table-cell>
          <table:table-cell office:value-type="float" office:value="2624954" calcext:value-type="float">
            <text:p>2624954</text:p>
          </table:table-cell>
          <table:table-cell office:value-type="float" office:value="2053459" calcext:value-type="float">
            <text:p>2053459</text:p>
          </table:table-cell>
          <table:table-cell/>
          <table:table-cell office:value-type="float" office:value="10343301" calcext:value-type="float">
            <text:p>10343301</text:p>
          </table:table-cell>
          <table:table-cell office:value-type="float" office:value="9494872" calcext:value-type="float">
            <text:p>9494872</text:p>
          </table:table-cell>
          <table:table-cell office:value-type="float" office:value="29208292" calcext:value-type="float">
            <text:p>29208292</text:p>
          </table:table-cell>
          <table:table-cell office:value-type="float" office:value="13453609" calcext:value-type="float">
            <text:p>13453609</text:p>
          </table:table-cell>
          <table:table-cell table:number-columns-repeated="4"/>
          <table:table-cell office:value-type="float" office:value="130152675" calcext:value-type="float">
            <text:p>130152675</text:p>
          </table:table-cell>
          <table:table-cell table:number-columns-repeated="6"/>
        </table:table-row>
        <table:table-row table:style-name="ro1">
          <table:table-cell office:value-type="float" office:value="360104" calcext:value-type="float">
            <text:p>360104</text:p>
          </table:table-cell>
          <table:table-cell office:value-type="float" office:value="378474" calcext:value-type="float">
            <text:p>378474</text:p>
          </table:table-cell>
          <table:table-cell office:value-type="float" office:value="1914186" calcext:value-type="float">
            <text:p>1914186</text:p>
          </table:table-cell>
          <table:table-cell office:value-type="float" office:value="2023128" calcext:value-type="float">
            <text:p>2023128</text:p>
          </table:table-cell>
          <table:table-cell/>
          <table:table-cell office:value-type="float" office:value="373847" calcext:value-type="float">
            <text:p>373847</text:p>
          </table:table-cell>
          <table:table-cell office:value-type="float" office:value="383088" calcext:value-type="float">
            <text:p>383088</text:p>
          </table:table-cell>
          <table:table-cell office:value-type="float" office:value="2625046" calcext:value-type="float">
            <text:p>2625046</text:p>
          </table:table-cell>
          <table:table-cell office:value-type="float" office:value="2054163" calcext:value-type="float">
            <text:p>2054163</text:p>
          </table:table-cell>
          <table:table-cell/>
          <table:table-cell office:value-type="float" office:value="10347469" calcext:value-type="float">
            <text:p>10347469</text:p>
          </table:table-cell>
          <table:table-cell office:value-type="float" office:value="9495704" calcext:value-type="float">
            <text:p>9495704</text:p>
          </table:table-cell>
          <table:table-cell office:value-type="float" office:value="29243347" calcext:value-type="float">
            <text:p>29243347</text:p>
          </table:table-cell>
          <table:table-cell office:value-type="float" office:value="13454332" calcext:value-type="float">
            <text:p>13454332</text:p>
          </table:table-cell>
          <table:table-cell table:number-columns-repeated="4"/>
          <table:table-cell office:value-type="float" office:value="130157289" calcext:value-type="float">
            <text:p>130157289</text:p>
          </table:table-cell>
          <table:table-cell table:number-columns-repeated="6"/>
        </table:table-row>
        <table:table-row table:style-name="ro1">
          <table:table-cell office:value-type="float" office:value="360141" calcext:value-type="float">
            <text:p>360141</text:p>
          </table:table-cell>
          <table:table-cell office:value-type="float" office:value="378567" calcext:value-type="float">
            <text:p>378567</text:p>
          </table:table-cell>
          <table:table-cell office:value-type="float" office:value="1914482" calcext:value-type="float">
            <text:p>1914482</text:p>
          </table:table-cell>
          <table:table-cell office:value-type="float" office:value="2023332" calcext:value-type="float">
            <text:p>2023332</text:p>
          </table:table-cell>
          <table:table-cell/>
          <table:table-cell office:value-type="float" office:value="373940" calcext:value-type="float">
            <text:p>373940</text:p>
          </table:table-cell>
          <table:table-cell office:value-type="float" office:value="383162" calcext:value-type="float">
            <text:p>383162</text:p>
          </table:table-cell>
          <table:table-cell office:value-type="float" office:value="2625231" calcext:value-type="float">
            <text:p>2625231</text:p>
          </table:table-cell>
          <table:table-cell office:value-type="float" office:value="2055441" calcext:value-type="float">
            <text:p>2055441</text:p>
          </table:table-cell>
          <table:table-cell/>
          <table:table-cell office:value-type="float" office:value="10367727" calcext:value-type="float">
            <text:p>10367727</text:p>
          </table:table-cell>
          <table:table-cell office:value-type="float" office:value="9497372" calcext:value-type="float">
            <text:p>9497372</text:p>
          </table:table-cell>
          <table:table-cell office:value-type="float" office:value="29281329" calcext:value-type="float">
            <text:p>29281329</text:p>
          </table:table-cell>
          <table:table-cell office:value-type="float" office:value="13467498" calcext:value-type="float">
            <text:p>13467498</text:p>
          </table:table-cell>
          <table:table-cell table:number-columns-repeated="4"/>
          <table:table-cell office:value-type="float" office:value="130164344" calcext:value-type="float">
            <text:p>130164344</text:p>
          </table:table-cell>
          <table:table-cell table:number-columns-repeated="6"/>
        </table:table-row>
        <table:table-row table:style-name="ro1">
          <table:table-cell office:value-type="float" office:value="360141" calcext:value-type="float">
            <text:p>360141</text:p>
          </table:table-cell>
          <table:table-cell office:value-type="float" office:value="378697" calcext:value-type="float">
            <text:p>378697</text:p>
          </table:table-cell>
          <table:table-cell office:value-type="float" office:value="1915093" calcext:value-type="float">
            <text:p>1915093</text:p>
          </table:table-cell>
          <table:table-cell office:value-type="float" office:value="2023906" calcext:value-type="float">
            <text:p>2023906</text:p>
          </table:table-cell>
          <table:table-cell/>
          <table:table-cell office:value-type="float" office:value="373996" calcext:value-type="float">
            <text:p>373996</text:p>
          </table:table-cell>
          <table:table-cell office:value-type="float" office:value="383181" calcext:value-type="float">
            <text:p>383181</text:p>
          </table:table-cell>
          <table:table-cell office:value-type="float" office:value="2625342" calcext:value-type="float">
            <text:p>2625342</text:p>
          </table:table-cell>
          <table:table-cell office:value-type="float" office:value="2055515" calcext:value-type="float">
            <text:p>2055515</text:p>
          </table:table-cell>
          <table:table-cell/>
          <table:table-cell office:value-type="float" office:value="10371505" calcext:value-type="float">
            <text:p>10371505</text:p>
          </table:table-cell>
          <table:table-cell office:value-type="float" office:value="9499761" calcext:value-type="float">
            <text:p>9499761</text:p>
          </table:table-cell>
          <table:table-cell office:value-type="float" office:value="29296088" calcext:value-type="float">
            <text:p>29296088</text:p>
          </table:table-cell>
          <table:table-cell office:value-type="float" office:value="13492535" calcext:value-type="float">
            <text:p>13492535</text:p>
          </table:table-cell>
          <table:table-cell table:number-columns-repeated="4"/>
          <table:table-cell office:value-type="float" office:value="130179654" calcext:value-type="float">
            <text:p>130179654</text:p>
          </table:table-cell>
          <table:table-cell table:number-columns-repeated="6"/>
        </table:table-row>
        <table:table-row table:style-name="ro1">
          <table:table-cell office:value-type="float" office:value="360327" calcext:value-type="float">
            <text:p>360327</text:p>
          </table:table-cell>
          <table:table-cell office:value-type="float" office:value="378937" calcext:value-type="float">
            <text:p>378937</text:p>
          </table:table-cell>
          <table:table-cell office:value-type="float" office:value="1915371" calcext:value-type="float">
            <text:p>1915371</text:p>
          </table:table-cell>
          <table:table-cell office:value-type="float" office:value="2024628" calcext:value-type="float">
            <text:p>2024628</text:p>
          </table:table-cell>
          <table:table-cell/>
          <table:table-cell office:value-type="float" office:value="374070" calcext:value-type="float">
            <text:p>374070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527" calcext:value-type="float">
            <text:p>2626527</text:p>
          </table:table-cell>
          <table:table-cell office:value-type="float" office:value="2056071" calcext:value-type="float">
            <text:p>2056071</text:p>
          </table:table-cell>
          <table:table-cell/>
          <table:table-cell office:value-type="float" office:value="10372060" calcext:value-type="float">
            <text:p>10372060</text:p>
          </table:table-cell>
          <table:table-cell office:value-type="float" office:value="9502297" calcext:value-type="float">
            <text:p>9502297</text:p>
          </table:table-cell>
          <table:table-cell office:value-type="float" office:value="29355418" calcext:value-type="float">
            <text:p>29355418</text:p>
          </table:table-cell>
          <table:table-cell office:value-type="float" office:value="13502220" calcext:value-type="float">
            <text:p>13502220</text:p>
          </table:table-cell>
          <table:table-cell table:number-columns-repeated="4"/>
          <table:table-cell office:value-type="float" office:value="130182110" calcext:value-type="float">
            <text:p>130182110</text:p>
          </table:table-cell>
          <table:table-cell table:number-columns-repeated="6"/>
        </table:table-row>
        <table:table-row table:style-name="ro1">
          <table:table-cell office:value-type="float" office:value="360419" calcext:value-type="float">
            <text:p>360419</text:p>
          </table:table-cell>
          <table:table-cell office:value-type="float" office:value="378992" calcext:value-type="float">
            <text:p>378992</text:p>
          </table:table-cell>
          <table:table-cell office:value-type="float" office:value="1915408" calcext:value-type="float">
            <text:p>1915408</text:p>
          </table:table-cell>
          <table:table-cell office:value-type="float" office:value="2025221" calcext:value-type="float">
            <text:p>2025221</text:p>
          </table:table-cell>
          <table:table-cell/>
          <table:table-cell office:value-type="float" office:value="374403" calcext:value-type="float">
            <text:p>374403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842" calcext:value-type="float">
            <text:p>2626842</text:p>
          </table:table-cell>
          <table:table-cell office:value-type="float" office:value="2056219" calcext:value-type="float">
            <text:p>2056219</text:p>
          </table:table-cell>
          <table:table-cell/>
          <table:table-cell office:value-type="float" office:value="10375412" calcext:value-type="float">
            <text:p>10375412</text:p>
          </table:table-cell>
          <table:table-cell office:value-type="float" office:value="9509463" calcext:value-type="float">
            <text:p>9509463</text:p>
          </table:table-cell>
          <table:table-cell office:value-type="float" office:value="29361160" calcext:value-type="float">
            <text:p>29361160</text:p>
          </table:table-cell>
          <table:table-cell office:value-type="float" office:value="13513238" calcext:value-type="float">
            <text:p>13513238</text:p>
          </table:table-cell>
          <table:table-cell table:number-columns-repeated="4"/>
          <table:table-cell office:value-type="float" office:value="130187890" calcext:value-type="float">
            <text:p>130187890</text:p>
          </table:table-cell>
          <table:table-cell table:number-columns-repeated="6"/>
        </table:table-row>
        <table:table-row table:style-name="ro1">
          <table:table-cell office:value-type="float" office:value="360438" calcext:value-type="float">
            <text:p>360438</text:p>
          </table:table-cell>
          <table:table-cell office:value-type="float" office:value="378993" calcext:value-type="float">
            <text:p>378993</text:p>
          </table:table-cell>
          <table:table-cell office:value-type="float" office:value="1915871" calcext:value-type="float">
            <text:p>1915871</text:p>
          </table:table-cell>
          <table:table-cell office:value-type="float" office:value="2025406" calcext:value-type="float">
            <text:p>2025406</text:p>
          </table:table-cell>
          <table:table-cell/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6898" calcext:value-type="float">
            <text:p>2626898</text:p>
          </table:table-cell>
          <table:table-cell office:value-type="float" office:value="2056978" calcext:value-type="float">
            <text:p>2056978</text:p>
          </table:table-cell>
          <table:table-cell/>
          <table:table-cell office:value-type="float" office:value="10377004" calcext:value-type="float">
            <text:p>10377004</text:p>
          </table:table-cell>
          <table:table-cell office:value-type="float" office:value="9516408" calcext:value-type="float">
            <text:p>9516408</text:p>
          </table:table-cell>
          <table:table-cell office:value-type="float" office:value="29364548" calcext:value-type="float">
            <text:p>29364548</text:p>
          </table:table-cell>
          <table:table-cell office:value-type="float" office:value="13518887" calcext:value-type="float">
            <text:p>13518887</text:p>
          </table:table-cell>
          <table:table-cell table:number-columns-repeated="4"/>
          <table:table-cell office:value-type="float" office:value="130192554" calcext:value-type="float">
            <text:p>130192554</text:p>
          </table:table-cell>
          <table:table-cell table:number-columns-repeated="6"/>
        </table:table-row>
        <table:table-row table:style-name="ro1">
          <table:table-cell office:value-type="float" office:value="360474" calcext:value-type="float">
            <text:p>360474</text:p>
          </table:table-cell>
          <table:table-cell office:value-type="float" office:value="379048" calcext:value-type="float">
            <text:p>379048</text:p>
          </table:table-cell>
          <table:table-cell office:value-type="float" office:value="1915982" calcext:value-type="float">
            <text:p>1915982</text:p>
          </table:table-cell>
          <table:table-cell office:value-type="float" office:value="2025535" calcext:value-type="float">
            <text:p>2025535</text:p>
          </table:table-cell>
          <table:table-cell/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7009" calcext:value-type="float">
            <text:p>2627009</text:p>
          </table:table-cell>
          <table:table-cell office:value-type="float" office:value="2057423" calcext:value-type="float">
            <text:p>2057423</text:p>
          </table:table-cell>
          <table:table-cell/>
          <table:table-cell office:value-type="float" office:value="10393596" calcext:value-type="float">
            <text:p>10393596</text:p>
          </table:table-cell>
          <table:table-cell office:value-type="float" office:value="9517927" calcext:value-type="float">
            <text:p>9517927</text:p>
          </table:table-cell>
          <table:table-cell office:value-type="float" office:value="29400364" calcext:value-type="float">
            <text:p>29400364</text:p>
          </table:table-cell>
          <table:table-cell office:value-type="float" office:value="13525256" calcext:value-type="float">
            <text:p>13525256</text:p>
          </table:table-cell>
          <table:table-cell table:number-columns-repeated="4"/>
          <table:table-cell office:value-type="float" office:value="130196931" calcext:value-type="float">
            <text:p>130196931</text:p>
          </table:table-cell>
          <table:table-cell table:number-columns-repeated="6"/>
        </table:table-row>
        <table:table-row table:style-name="ro1">
          <table:table-cell office:value-type="float" office:value="360474" calcext:value-type="float">
            <text:p>360474</text:p>
          </table:table-cell>
          <table:table-cell office:value-type="float" office:value="379067" calcext:value-type="float">
            <text:p>379067</text:p>
          </table:table-cell>
          <table:table-cell office:value-type="float" office:value="1916501" calcext:value-type="float">
            <text:p>1916501</text:p>
          </table:table-cell>
          <table:table-cell office:value-type="float" office:value="2025831" calcext:value-type="float">
            <text:p>2025831</text:p>
          </table:table-cell>
          <table:table-cell/>
          <table:table-cell office:value-type="float" office:value="374496" calcext:value-type="float">
            <text:p>374496</text:p>
          </table:table-cell>
          <table:table-cell office:value-type="float" office:value="383329" calcext:value-type="float">
            <text:p>383329</text:p>
          </table:table-cell>
          <table:table-cell office:value-type="float" office:value="2627064" calcext:value-type="float">
            <text:p>2627064</text:p>
          </table:table-cell>
          <table:table-cell office:value-type="float" office:value="2057922" calcext:value-type="float">
            <text:p>2057922</text:p>
          </table:table-cell>
          <table:table-cell/>
          <table:table-cell office:value-type="float" office:value="10400153" calcext:value-type="float">
            <text:p>10400153</text:p>
          </table:table-cell>
          <table:table-cell office:value-type="float" office:value="9518186" calcext:value-type="float">
            <text:p>9518186</text:p>
          </table:table-cell>
          <table:table-cell office:value-type="float" office:value="29403197" calcext:value-type="float">
            <text:p>29403197</text:p>
          </table:table-cell>
          <table:table-cell office:value-type="float" office:value="13533664" calcext:value-type="float">
            <text:p>13533664</text:p>
          </table:table-cell>
          <table:table-cell table:number-columns-repeated="4"/>
          <table:table-cell office:value-type="float" office:value="130210399" calcext:value-type="float">
            <text:p>130210399</text:p>
          </table:table-cell>
          <table:table-cell table:number-columns-repeated="6"/>
        </table:table-row>
        <table:table-row table:style-name="ro1">
          <table:table-cell office:value-type="float" office:value="360475" calcext:value-type="float">
            <text:p>360475</text:p>
          </table:table-cell>
          <table:table-cell office:value-type="float" office:value="379104" calcext:value-type="float">
            <text:p>379104</text:p>
          </table:table-cell>
          <table:table-cell office:value-type="float" office:value="1916667" calcext:value-type="float">
            <text:p>1916667</text:p>
          </table:table-cell>
          <table:table-cell office:value-type="float" office:value="2025869" calcext:value-type="float">
            <text:p>2025869</text:p>
          </table:table-cell>
          <table:table-cell/>
          <table:table-cell office:value-type="float" office:value="374515" calcext:value-type="float">
            <text:p>374515</text:p>
          </table:table-cell>
          <table:table-cell office:value-type="float" office:value="383385" calcext:value-type="float">
            <text:p>383385</text:p>
          </table:table-cell>
          <table:table-cell office:value-type="float" office:value="2627176" calcext:value-type="float">
            <text:p>2627176</text:p>
          </table:table-cell>
          <table:table-cell office:value-type="float" office:value="2058570" calcext:value-type="float">
            <text:p>2058570</text:p>
          </table:table-cell>
          <table:table-cell/>
          <table:table-cell office:value-type="float" office:value="10412468" calcext:value-type="float">
            <text:p>10412468</text:p>
          </table:table-cell>
          <table:table-cell office:value-type="float" office:value="9520834" calcext:value-type="float">
            <text:p>9520834</text:p>
          </table:table-cell>
          <table:table-cell office:value-type="float" office:value="29452862" calcext:value-type="float">
            <text:p>29452862</text:p>
          </table:table-cell>
          <table:table-cell office:value-type="float" office:value="13538312" calcext:value-type="float">
            <text:p>13538312</text:p>
          </table:table-cell>
          <table:table-cell table:number-columns-repeated="4"/>
          <table:table-cell office:value-type="float" office:value="130227383" calcext:value-type="float">
            <text:p>130227383</text:p>
          </table:table-cell>
          <table:table-cell table:number-columns-repeated="6"/>
        </table:table-row>
        <table:table-row table:style-name="ro1">
          <table:table-cell office:value-type="float" office:value="360548" calcext:value-type="float">
            <text:p>360548</text:p>
          </table:table-cell>
          <table:table-cell office:value-type="float" office:value="379215" calcext:value-type="float">
            <text:p>379215</text:p>
          </table:table-cell>
          <table:table-cell office:value-type="float" office:value="1916741" calcext:value-type="float">
            <text:p>1916741</text:p>
          </table:table-cell>
          <table:table-cell office:value-type="float" office:value="2025906" calcext:value-type="float">
            <text:p>2025906</text:p>
          </table:table-cell>
          <table:table-cell/>
          <table:table-cell office:value-type="float" office:value="374551" calcext:value-type="float">
            <text:p>374551</text:p>
          </table:table-cell>
          <table:table-cell office:value-type="float" office:value="383514" calcext:value-type="float">
            <text:p>383514</text:p>
          </table:table-cell>
          <table:table-cell office:value-type="float" office:value="2627231" calcext:value-type="float">
            <text:p>2627231</text:p>
          </table:table-cell>
          <table:table-cell office:value-type="float" office:value="2058626" calcext:value-type="float">
            <text:p>2058626</text:p>
          </table:table-cell>
          <table:table-cell/>
          <table:table-cell office:value-type="float" office:value="10417078" calcext:value-type="float">
            <text:p>10417078</text:p>
          </table:table-cell>
          <table:table-cell office:value-type="float" office:value="9525556" calcext:value-type="float">
            <text:p>9525556</text:p>
          </table:table-cell>
          <table:table-cell office:value-type="float" office:value="29470049" calcext:value-type="float">
            <text:p>29470049</text:p>
          </table:table-cell>
          <table:table-cell office:value-type="float" office:value="13550516" calcext:value-type="float">
            <text:p>13550516</text:p>
          </table:table-cell>
          <table:table-cell table:number-columns-repeated="4"/>
          <table:table-cell office:value-type="float" office:value="130234144" calcext:value-type="float">
            <text:p>130234144</text:p>
          </table:table-cell>
          <table:table-cell table:number-columns-repeated="6"/>
        </table:table-row>
        <table:table-row table:style-name="ro1">
          <table:table-cell office:value-type="float" office:value="360604" calcext:value-type="float">
            <text:p>360604</text:p>
          </table:table-cell>
          <table:table-cell office:value-type="float" office:value="379289" calcext:value-type="float">
            <text:p>379289</text:p>
          </table:table-cell>
          <table:table-cell office:value-type="float" office:value="1916815" calcext:value-type="float">
            <text:p>1916815</text:p>
          </table:table-cell>
          <table:table-cell office:value-type="float" office:value="2026128" calcext:value-type="float">
            <text:p>2026128</text:p>
          </table:table-cell>
          <table:table-cell/>
          <table:table-cell office:value-type="float" office:value="374625" calcext:value-type="float">
            <text:p>374625</text:p>
          </table:table-cell>
          <table:table-cell office:value-type="float" office:value="383662" calcext:value-type="float">
            <text:p>383662</text:p>
          </table:table-cell>
          <table:table-cell office:value-type="float" office:value="2627842" calcext:value-type="float">
            <text:p>2627842</text:p>
          </table:table-cell>
          <table:table-cell office:value-type="float" office:value="2058830" calcext:value-type="float">
            <text:p>2058830</text:p>
          </table:table-cell>
          <table:table-cell/>
          <table:table-cell office:value-type="float" office:value="10418671" calcext:value-type="float">
            <text:p>10418671</text:p>
          </table:table-cell>
          <table:table-cell office:value-type="float" office:value="9531260" calcext:value-type="float">
            <text:p>9531260</text:p>
          </table:table-cell>
          <table:table-cell office:value-type="float" office:value="29509268" calcext:value-type="float">
            <text:p>29509268</text:p>
          </table:table-cell>
          <table:table-cell office:value-type="float" office:value="13552590" calcext:value-type="float">
            <text:p>13552590</text:p>
          </table:table-cell>
          <table:table-cell table:number-columns-repeated="4"/>
          <table:table-cell office:value-type="float" office:value="130256093" calcext:value-type="float">
            <text:p>130256093</text:p>
          </table:table-cell>
          <table:table-cell table:number-columns-repeated="6"/>
        </table:table-row>
        <table:table-row table:style-name="ro1">
          <table:table-cell office:value-type="float" office:value="360697" calcext:value-type="float">
            <text:p>360697</text:p>
          </table:table-cell>
          <table:table-cell office:value-type="float" office:value="379382" calcext:value-type="float">
            <text:p>379382</text:p>
          </table:table-cell>
          <table:table-cell office:value-type="float" office:value="1916870" calcext:value-type="float">
            <text:p>1916870</text:p>
          </table:table-cell>
          <table:table-cell office:value-type="float" office:value="2026573" calcext:value-type="float">
            <text:p>2026573</text:p>
          </table:table-cell>
          <table:table-cell/>
          <table:table-cell office:value-type="float" office:value="374700" calcext:value-type="float">
            <text:p>374700</text:p>
          </table:table-cell>
          <table:table-cell office:value-type="float" office:value="383681" calcext:value-type="float">
            <text:p>383681</text:p>
          </table:table-cell>
          <table:table-cell office:value-type="float" office:value="2640083" calcext:value-type="float">
            <text:p>2640083</text:p>
          </table:table-cell>
          <table:table-cell office:value-type="float" office:value="2058941" calcext:value-type="float">
            <text:p>2058941</text:p>
          </table:table-cell>
          <table:table-cell/>
          <table:table-cell office:value-type="float" office:value="10418875" calcext:value-type="float">
            <text:p>10418875</text:p>
          </table:table-cell>
          <table:table-cell office:value-type="float" office:value="9533797" calcext:value-type="float">
            <text:p>9533797</text:p>
          </table:table-cell>
          <table:table-cell office:value-type="float" office:value="29564880" calcext:value-type="float">
            <text:p>29564880</text:p>
          </table:table-cell>
          <table:table-cell office:value-type="float" office:value="13554886" calcext:value-type="float">
            <text:p>13554886</text:p>
          </table:table-cell>
          <table:table-cell table:number-columns-repeated="4"/>
          <table:table-cell office:value-type="float" office:value="130280935" calcext:value-type="float">
            <text:p>130280935</text:p>
          </table:table-cell>
          <table:table-cell table:number-columns-repeated="6"/>
        </table:table-row>
        <table:table-row table:style-name="ro1">
          <table:table-cell office:value-type="float" office:value="360826" calcext:value-type="float">
            <text:p>360826</text:p>
          </table:table-cell>
          <table:table-cell office:value-type="float" office:value="379530" calcext:value-type="float">
            <text:p>379530</text:p>
          </table:table-cell>
          <table:table-cell office:value-type="float" office:value="1917019" calcext:value-type="float">
            <text:p>1917019</text:p>
          </table:table-cell>
          <table:table-cell office:value-type="float" office:value="2026832" calcext:value-type="float">
            <text:p>2026832</text:p>
          </table:table-cell>
          <table:table-cell/>
          <table:table-cell office:value-type="float" office:value="375052" calcext:value-type="float">
            <text:p>375052</text:p>
          </table:table-cell>
          <table:table-cell office:value-type="float" office:value="383718" calcext:value-type="float">
            <text:p>383718</text:p>
          </table:table-cell>
          <table:table-cell office:value-type="float" office:value="2641935" calcext:value-type="float">
            <text:p>2641935</text:p>
          </table:table-cell>
          <table:table-cell office:value-type="float" office:value="2059144" calcext:value-type="float">
            <text:p>2059144</text:p>
          </table:table-cell>
          <table:table-cell/>
          <table:table-cell office:value-type="float" office:value="10433337" calcext:value-type="float">
            <text:p>10433337</text:p>
          </table:table-cell>
          <table:table-cell office:value-type="float" office:value="9545408" calcext:value-type="float">
            <text:p>9545408</text:p>
          </table:table-cell>
          <table:table-cell office:value-type="float" office:value="29595620" calcext:value-type="float">
            <text:p>29595620</text:p>
          </table:table-cell>
          <table:table-cell office:value-type="float" office:value="13559312" calcext:value-type="float">
            <text:p>13559312</text:p>
          </table:table-cell>
          <table:table-cell table:number-columns-repeated="4"/>
          <table:table-cell office:value-type="float" office:value="130290491" calcext:value-type="float">
            <text:p>130290491</text:p>
          </table:table-cell>
          <table:table-cell table:number-columns-repeated="6"/>
        </table:table-row>
        <table:table-row table:style-name="ro1">
          <table:table-cell office:value-type="float" office:value="360938" calcext:value-type="float">
            <text:p>360938</text:p>
          </table:table-cell>
          <table:table-cell office:value-type="float" office:value="379715" calcext:value-type="float">
            <text:p>379715</text:p>
          </table:table-cell>
          <table:table-cell office:value-type="float" office:value="1917278" calcext:value-type="float">
            <text:p>1917278</text:p>
          </table:table-cell>
          <table:table-cell office:value-type="float" office:value="2027499" calcext:value-type="float">
            <text:p>2027499</text:p>
          </table:table-cell>
          <table:table-cell/>
          <table:table-cell office:value-type="float" office:value="375089" calcext:value-type="float">
            <text:p>375089</text:p>
          </table:table-cell>
          <table:table-cell office:value-type="float" office:value="383792" calcext:value-type="float">
            <text:p>383792</text:p>
          </table:table-cell>
          <table:table-cell office:value-type="float" office:value="2644231" calcext:value-type="float">
            <text:p>2644231</text:p>
          </table:table-cell>
          <table:table-cell office:value-type="float" office:value="2059238" calcext:value-type="float">
            <text:p>2059238</text:p>
          </table:table-cell>
          <table:table-cell/>
          <table:table-cell office:value-type="float" office:value="10434004" calcext:value-type="float">
            <text:p>10434004</text:p>
          </table:table-cell>
          <table:table-cell office:value-type="float" office:value="9547463" calcext:value-type="float">
            <text:p>9547463</text:p>
          </table:table-cell>
          <table:table-cell office:value-type="float" office:value="29626082" calcext:value-type="float">
            <text:p>29626082</text:p>
          </table:table-cell>
          <table:table-cell office:value-type="float" office:value="13585719" calcext:value-type="float">
            <text:p>13585719</text:p>
          </table:table-cell>
          <table:table-cell table:number-columns-repeated="4"/>
          <table:table-cell office:value-type="float" office:value="130305312" calcext:value-type="float">
            <text:p>130305312</text:p>
          </table:table-cell>
          <table:table-cell table:number-columns-repeated="6"/>
        </table:table-row>
        <table:table-row table:style-name="ro1">
          <table:table-cell office:value-type="float" office:value="361012" calcext:value-type="float">
            <text:p>361012</text:p>
          </table:table-cell>
          <table:table-cell office:value-type="float" office:value="379770" calcext:value-type="float">
            <text:p>379770</text:p>
          </table:table-cell>
          <table:table-cell office:value-type="float" office:value="1918001" calcext:value-type="float">
            <text:p>1918001</text:p>
          </table:table-cell>
          <table:table-cell office:value-type="float" office:value="2027517" calcext:value-type="float">
            <text:p>2027517</text:p>
          </table:table-cell>
          <table:table-cell/>
          <table:table-cell office:value-type="float" office:value="375107" calcext:value-type="float">
            <text:p>375107</text:p>
          </table:table-cell>
          <table:table-cell office:value-type="float" office:value="383866" calcext:value-type="float">
            <text:p>383866</text:p>
          </table:table-cell>
          <table:table-cell office:value-type="float" office:value="2645823" calcext:value-type="float">
            <text:p>2645823</text:p>
          </table:table-cell>
          <table:table-cell office:value-type="float" office:value="2059682" calcext:value-type="float">
            <text:p>2059682</text:p>
          </table:table-cell>
          <table:table-cell/>
          <table:table-cell office:value-type="float" office:value="10438004" calcext:value-type="float">
            <text:p>10438004</text:p>
          </table:table-cell>
          <table:table-cell office:value-type="float" office:value="9547556" calcext:value-type="float">
            <text:p>9547556</text:p>
          </table:table-cell>
          <table:table-cell office:value-type="float" office:value="29633377" calcext:value-type="float">
            <text:p>29633377</text:p>
          </table:table-cell>
          <table:table-cell office:value-type="float" office:value="13592496" calcext:value-type="float">
            <text:p>13592496</text:p>
          </table:table-cell>
          <table:table-cell table:number-columns-repeated="4"/>
          <table:table-cell office:value-type="float" office:value="130327775" calcext:value-type="float">
            <text:p>130327775</text:p>
          </table:table-cell>
          <table:table-cell table:number-columns-repeated="6"/>
        </table:table-row>
        <table:table-row table:style-name="ro1">
          <table:table-cell office:value-type="float" office:value="361030" calcext:value-type="float">
            <text:p>361030</text:p>
          </table:table-cell>
          <table:table-cell office:value-type="float" office:value="379937" calcext:value-type="float">
            <text:p>379937</text:p>
          </table:table-cell>
          <table:table-cell office:value-type="float" office:value="1918130" calcext:value-type="float">
            <text:p>1918130</text:p>
          </table:table-cell>
          <table:table-cell office:value-type="float" office:value="2028128" calcext:value-type="float">
            <text:p>2028128</text:p>
          </table:table-cell>
          <table:table-cell/>
          <table:table-cell office:value-type="float" office:value="375200" calcext:value-type="float">
            <text:p>375200</text:p>
          </table:table-cell>
          <table:table-cell office:value-type="float" office:value="384126" calcext:value-type="float">
            <text:p>384126</text:p>
          </table:table-cell>
          <table:table-cell office:value-type="float" office:value="2645990" calcext:value-type="float">
            <text:p>2645990</text:p>
          </table:table-cell>
          <table:table-cell office:value-type="float" office:value="2059755" calcext:value-type="float">
            <text:p>2059755</text:p>
          </table:table-cell>
          <table:table-cell/>
          <table:table-cell office:value-type="float" office:value="10438374" calcext:value-type="float">
            <text:p>10438374</text:p>
          </table:table-cell>
          <table:table-cell office:value-type="float" office:value="9549703" calcext:value-type="float">
            <text:p>9549703</text:p>
          </table:table-cell>
          <table:table-cell office:value-type="float" office:value="29659118" calcext:value-type="float">
            <text:p>29659118</text:p>
          </table:table-cell>
          <table:table-cell office:value-type="float" office:value="13599201" calcext:value-type="float">
            <text:p>13599201</text:p>
          </table:table-cell>
          <table:table-cell table:number-columns-repeated="4"/>
          <table:table-cell office:value-type="float" office:value="130332210" calcext:value-type="float">
            <text:p>130332210</text:p>
          </table:table-cell>
          <table:table-cell table:number-columns-repeated="6"/>
        </table:table-row>
        <table:table-row table:style-name="ro1">
          <table:table-cell office:value-type="float" office:value="361030" calcext:value-type="float">
            <text:p>361030</text:p>
          </table:table-cell>
          <table:table-cell office:value-type="float" office:value="380067" calcext:value-type="float">
            <text:p>380067</text:p>
          </table:table-cell>
          <table:table-cell office:value-type="float" office:value="1918297" calcext:value-type="float">
            <text:p>1918297</text:p>
          </table:table-cell>
          <table:table-cell office:value-type="float" office:value="2028295" calcext:value-type="float">
            <text:p>2028295</text:p>
          </table:table-cell>
          <table:table-cell/>
          <table:table-cell office:value-type="float" office:value="375218" calcext:value-type="float">
            <text:p>375218</text:p>
          </table:table-cell>
          <table:table-cell office:value-type="float" office:value="384200" calcext:value-type="float">
            <text:p>384200</text:p>
          </table:table-cell>
          <table:table-cell office:value-type="float" office:value="2646065" calcext:value-type="float">
            <text:p>2646065</text:p>
          </table:table-cell>
          <table:table-cell office:value-type="float" office:value="2060441" calcext:value-type="float">
            <text:p>2060441</text:p>
          </table:table-cell>
          <table:table-cell/>
          <table:table-cell office:value-type="float" office:value="10446041" calcext:value-type="float">
            <text:p>10446041</text:p>
          </table:table-cell>
          <table:table-cell office:value-type="float" office:value="9561222" calcext:value-type="float">
            <text:p>9561222</text:p>
          </table:table-cell>
          <table:table-cell office:value-type="float" office:value="29674192" calcext:value-type="float">
            <text:p>29674192</text:p>
          </table:table-cell>
          <table:table-cell office:value-type="float" office:value="13630478" calcext:value-type="float">
            <text:p>13630478</text:p>
          </table:table-cell>
          <table:table-cell table:number-columns-repeated="4"/>
          <table:table-cell office:value-type="float" office:value="130333671" calcext:value-type="float">
            <text:p>130333671</text:p>
          </table:table-cell>
          <table:table-cell table:number-columns-repeated="6"/>
        </table:table-row>
        <table:table-row table:style-name="ro1">
          <table:table-cell office:value-type="float" office:value="361048" calcext:value-type="float">
            <text:p>361048</text:p>
          </table:table-cell>
          <table:table-cell office:value-type="float" office:value="380103" calcext:value-type="float">
            <text:p>380103</text:p>
          </table:table-cell>
          <table:table-cell office:value-type="float" office:value="1918445" calcext:value-type="float">
            <text:p>1918445</text:p>
          </table:table-cell>
          <table:table-cell office:value-type="float" office:value="2029721" calcext:value-type="float">
            <text:p>2029721</text:p>
          </table:table-cell>
          <table:table-cell/>
          <table:table-cell office:value-type="float" office:value="375255" calcext:value-type="float">
            <text:p>375255</text:p>
          </table:table-cell>
          <table:table-cell office:value-type="float" office:value="384292" calcext:value-type="float">
            <text:p>384292</text:p>
          </table:table-cell>
          <table:table-cell office:value-type="float" office:value="2647027" calcext:value-type="float">
            <text:p>2647027</text:p>
          </table:table-cell>
          <table:table-cell office:value-type="float" office:value="2060477" calcext:value-type="float">
            <text:p>2060477</text:p>
          </table:table-cell>
          <table:table-cell/>
          <table:table-cell office:value-type="float" office:value="10451392" calcext:value-type="float">
            <text:p>10451392</text:p>
          </table:table-cell>
          <table:table-cell office:value-type="float" office:value="9561833" calcext:value-type="float">
            <text:p>9561833</text:p>
          </table:table-cell>
          <table:table-cell office:value-type="float" office:value="29798672" calcext:value-type="float">
            <text:p>29798672</text:p>
          </table:table-cell>
          <table:table-cell office:value-type="float" office:value="13635680" calcext:value-type="float">
            <text:p>13635680</text:p>
          </table:table-cell>
          <table:table-cell table:number-columns-repeated="4"/>
          <table:table-cell office:value-type="float" office:value="130342759" calcext:value-type="float">
            <text:p>130342759</text:p>
          </table:table-cell>
          <table:table-cell table:number-columns-repeated="6"/>
        </table:table-row>
        <table:table-row table:style-name="ro1">
          <table:table-cell office:value-type="float" office:value="361123" calcext:value-type="float">
            <text:p>361123</text:p>
          </table:table-cell>
          <table:table-cell office:value-type="float" office:value="380308" calcext:value-type="float">
            <text:p>380308</text:p>
          </table:table-cell>
          <table:table-cell office:value-type="float" office:value="1918723" calcext:value-type="float">
            <text:p>1918723</text:p>
          </table:table-cell>
          <table:table-cell office:value-type="float" office:value="2030054" calcext:value-type="float">
            <text:p>2030054</text:p>
          </table:table-cell>
          <table:table-cell/>
          <table:table-cell office:value-type="float" office:value="375440" calcext:value-type="float">
            <text:p>375440</text:p>
          </table:table-cell>
          <table:table-cell office:value-type="float" office:value="384310" calcext:value-type="float">
            <text:p>384310</text:p>
          </table:table-cell>
          <table:table-cell office:value-type="float" office:value="2652786" calcext:value-type="float">
            <text:p>2652786</text:p>
          </table:table-cell>
          <table:table-cell office:value-type="float" office:value="2060478" calcext:value-type="float">
            <text:p>2060478</text:p>
          </table:table-cell>
          <table:table-cell/>
          <table:table-cell office:value-type="float" office:value="10462911" calcext:value-type="float">
            <text:p>10462911</text:p>
          </table:table-cell>
          <table:table-cell office:value-type="float" office:value="9570296" calcext:value-type="float">
            <text:p>9570296</text:p>
          </table:table-cell>
          <table:table-cell office:value-type="float" office:value="29807079" calcext:value-type="float">
            <text:p>29807079</text:p>
          </table:table-cell>
          <table:table-cell office:value-type="float" office:value="13637218" calcext:value-type="float">
            <text:p>13637218</text:p>
          </table:table-cell>
          <table:table-cell table:number-columns-repeated="4"/>
          <table:table-cell office:value-type="float" office:value="130349609" calcext:value-type="float">
            <text:p>130349609</text:p>
          </table:table-cell>
          <table:table-cell table:number-columns-repeated="6"/>
        </table:table-row>
        <table:table-row table:style-name="ro1">
          <table:table-cell office:value-type="float" office:value="361197" calcext:value-type="float">
            <text:p>361197</text:p>
          </table:table-cell>
          <table:table-cell office:value-type="float" office:value="380363" calcext:value-type="float">
            <text:p>380363</text:p>
          </table:table-cell>
          <table:table-cell office:value-type="float" office:value="1919000" calcext:value-type="float">
            <text:p>1919000</text:p>
          </table:table-cell>
          <table:table-cell office:value-type="float" office:value="2031035" calcext:value-type="float">
            <text:p>2031035</text:p>
          </table:table-cell>
          <table:table-cell/>
          <table:table-cell office:value-type="float" office:value="375515" calcext:value-type="float">
            <text:p>375515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416" calcext:value-type="float">
            <text:p>2655416</text:p>
          </table:table-cell>
          <table:table-cell office:value-type="float" office:value="2060497" calcext:value-type="float">
            <text:p>2060497</text:p>
          </table:table-cell>
          <table:table-cell/>
          <table:table-cell office:value-type="float" office:value="10463522" calcext:value-type="float">
            <text:p>10463522</text:p>
          </table:table-cell>
          <table:table-cell office:value-type="float" office:value="9570481" calcext:value-type="float">
            <text:p>9570481</text:p>
          </table:table-cell>
          <table:table-cell office:value-type="float" office:value="29818727" calcext:value-type="float">
            <text:p>29818727</text:p>
          </table:table-cell>
          <table:table-cell office:value-type="float" office:value="13659718" calcext:value-type="float">
            <text:p>13659718</text:p>
          </table:table-cell>
          <table:table-cell table:number-columns-repeated="4"/>
          <table:table-cell office:value-type="float" office:value="130372767" calcext:value-type="float">
            <text:p>130372767</text:p>
          </table:table-cell>
          <table:table-cell table:number-columns-repeated="6"/>
        </table:table-row>
        <table:table-row table:style-name="ro1">
          <table:table-cell office:value-type="float" office:value="361197" calcext:value-type="float">
            <text:p>361197</text:p>
          </table:table-cell>
          <table:table-cell office:value-type="float" office:value="380400" calcext:value-type="float">
            <text:p>380400</text:p>
          </table:table-cell>
          <table:table-cell office:value-type="float" office:value="1919260" calcext:value-type="float">
            <text:p>1919260</text:p>
          </table:table-cell>
          <table:table-cell office:value-type="float" office:value="2031813" calcext:value-type="float">
            <text:p>2031813</text:p>
          </table:table-cell>
          <table:table-cell/>
          <table:table-cell office:value-type="float" office:value="375533" calcext:value-type="float">
            <text:p>375533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693" calcext:value-type="float">
            <text:p>2655693</text:p>
          </table:table-cell>
          <table:table-cell office:value-type="float" office:value="2060533" calcext:value-type="float">
            <text:p>2060533</text:p>
          </table:table-cell>
          <table:table-cell/>
          <table:table-cell office:value-type="float" office:value="10468615" calcext:value-type="float">
            <text:p>10468615</text:p>
          </table:table-cell>
          <table:table-cell office:value-type="float" office:value="9581666" calcext:value-type="float">
            <text:p>9581666</text:p>
          </table:table-cell>
          <table:table-cell office:value-type="float" office:value="29841782" calcext:value-type="float">
            <text:p>29841782</text:p>
          </table:table-cell>
          <table:table-cell office:value-type="float" office:value="13669958" calcext:value-type="float">
            <text:p>13669958</text:p>
          </table:table-cell>
          <table:table-cell table:number-columns-repeated="4"/>
          <table:table-cell office:value-type="float" office:value="130378993" calcext:value-type="float">
            <text:p>130378993</text:p>
          </table:table-cell>
          <table:table-cell table:number-columns-repeated="6"/>
        </table:table-row>
        <table:table-row table:style-name="ro1">
          <table:table-cell office:value-type="float" office:value="361215" calcext:value-type="float">
            <text:p>361215</text:p>
          </table:table-cell>
          <table:table-cell office:value-type="float" office:value="380418" calcext:value-type="float">
            <text:p>380418</text:p>
          </table:table-cell>
          <table:table-cell office:value-type="float" office:value="1919556" calcext:value-type="float">
            <text:p>1919556</text:p>
          </table:table-cell>
          <table:table-cell office:value-type="float" office:value="2032239" calcext:value-type="float">
            <text:p>2032239</text:p>
          </table:table-cell>
          <table:table-cell/>
          <table:table-cell office:value-type="float" office:value="375607" calcext:value-type="float">
            <text:p>375607</text:p>
          </table:table-cell>
          <table:table-cell office:value-type="float" office:value="384515" calcext:value-type="float">
            <text:p>384515</text:p>
          </table:table-cell>
          <table:table-cell office:value-type="float" office:value="2656213" calcext:value-type="float">
            <text:p>2656213</text:p>
          </table:table-cell>
          <table:table-cell office:value-type="float" office:value="2060682" calcext:value-type="float">
            <text:p>2060682</text:p>
          </table:table-cell>
          <table:table-cell/>
          <table:table-cell office:value-type="float" office:value="10472356" calcext:value-type="float">
            <text:p>10472356</text:p>
          </table:table-cell>
          <table:table-cell office:value-type="float" office:value="9584500" calcext:value-type="float">
            <text:p>9584500</text:p>
          </table:table-cell>
          <table:table-cell office:value-type="float" office:value="29908782" calcext:value-type="float">
            <text:p>29908782</text:p>
          </table:table-cell>
          <table:table-cell office:value-type="float" office:value="13678680" calcext:value-type="float">
            <text:p>13678680</text:p>
          </table:table-cell>
          <table:table-cell table:number-columns-repeated="4"/>
          <table:table-cell office:value-type="float" office:value="130380375" calcext:value-type="float">
            <text:p>130380375</text:p>
          </table:table-cell>
          <table:table-cell table:number-columns-repeated="6"/>
        </table:table-row>
        <table:table-row table:style-name="ro1">
          <table:table-cell office:value-type="float" office:value="361345" calcext:value-type="float">
            <text:p>361345</text:p>
          </table:table-cell>
          <table:table-cell office:value-type="float" office:value="380511" calcext:value-type="float">
            <text:p>380511</text:p>
          </table:table-cell>
          <table:table-cell office:value-type="float" office:value="1919667" calcext:value-type="float">
            <text:p>1919667</text:p>
          </table:table-cell>
          <table:table-cell office:value-type="float" office:value="2032442" calcext:value-type="float">
            <text:p>2032442</text:p>
          </table:table-cell>
          <table:table-cell/>
          <table:table-cell office:value-type="float" office:value="375607" calcext:value-type="float">
            <text:p>375607</text:p>
          </table:table-cell>
          <table:table-cell office:value-type="float" office:value="384533" calcext:value-type="float">
            <text:p>384533</text:p>
          </table:table-cell>
          <table:table-cell office:value-type="float" office:value="2656638" calcext:value-type="float">
            <text:p>2656638</text:p>
          </table:table-cell>
          <table:table-cell office:value-type="float" office:value="2060996" calcext:value-type="float">
            <text:p>2060996</text:p>
          </table:table-cell>
          <table:table-cell/>
          <table:table-cell office:value-type="float" office:value="10473115" calcext:value-type="float">
            <text:p>10473115</text:p>
          </table:table-cell>
          <table:table-cell office:value-type="float" office:value="9585666" calcext:value-type="float">
            <text:p>9585666</text:p>
          </table:table-cell>
          <table:table-cell office:value-type="float" office:value="29989651" calcext:value-type="float">
            <text:p>29989651</text:p>
          </table:table-cell>
          <table:table-cell office:value-type="float" office:value="13681421" calcext:value-type="float">
            <text:p>13681421</text:p>
          </table:table-cell>
          <table:table-cell table:number-columns-repeated="4"/>
          <table:table-cell office:value-type="float" office:value="130380511" calcext:value-type="float">
            <text:p>130380511</text:p>
          </table:table-cell>
          <table:table-cell table:number-columns-repeated="6"/>
        </table:table-row>
        <table:table-row table:style-name="ro1">
          <table:table-cell office:value-type="float" office:value="361363" calcext:value-type="float">
            <text:p>361363</text:p>
          </table:table-cell>
          <table:table-cell office:value-type="float" office:value="380549" calcext:value-type="float">
            <text:p>380549</text:p>
          </table:table-cell>
          <table:table-cell office:value-type="float" office:value="1920389" calcext:value-type="float">
            <text:p>1920389</text:p>
          </table:table-cell>
          <table:table-cell office:value-type="float" office:value="2032703" calcext:value-type="float">
            <text:p>2032703</text:p>
          </table:table-cell>
          <table:table-cell/>
          <table:table-cell office:value-type="float" office:value="375718" calcext:value-type="float">
            <text:p>375718</text:p>
          </table:table-cell>
          <table:table-cell office:value-type="float" office:value="384718" calcext:value-type="float">
            <text:p>384718</text:p>
          </table:table-cell>
          <table:table-cell office:value-type="float" office:value="2656916" calcext:value-type="float">
            <text:p>2656916</text:p>
          </table:table-cell>
          <table:table-cell office:value-type="float" office:value="2061070" calcext:value-type="float">
            <text:p>2061070</text:p>
          </table:table-cell>
          <table:table-cell/>
          <table:table-cell office:value-type="float" office:value="10478948" calcext:value-type="float">
            <text:p>10478948</text:p>
          </table:table-cell>
          <table:table-cell office:value-type="float" office:value="9587018" calcext:value-type="float">
            <text:p>9587018</text:p>
          </table:table-cell>
          <table:table-cell office:value-type="float" office:value="30020834" calcext:value-type="float">
            <text:p>30020834</text:p>
          </table:table-cell>
          <table:table-cell office:value-type="float" office:value="13689884" calcext:value-type="float">
            <text:p>13689884</text:p>
          </table:table-cell>
          <table:table-cell table:number-columns-repeated="4"/>
          <table:table-cell office:value-type="float" office:value="130386019" calcext:value-type="float">
            <text:p>130386019</text:p>
          </table:table-cell>
          <table:table-cell table:number-columns-repeated="6"/>
        </table:table-row>
        <table:table-row table:style-name="ro1">
          <table:table-cell office:value-type="float" office:value="361400" calcext:value-type="float">
            <text:p>361400</text:p>
          </table:table-cell>
          <table:table-cell office:value-type="float" office:value="380660" calcext:value-type="float">
            <text:p>380660</text:p>
          </table:table-cell>
          <table:table-cell office:value-type="float" office:value="1920778" calcext:value-type="float">
            <text:p>1920778</text:p>
          </table:table-cell>
          <table:table-cell office:value-type="float" office:value="2032832" calcext:value-type="float">
            <text:p>2032832</text:p>
          </table:table-cell>
          <table:table-cell/>
          <table:table-cell office:value-type="float" office:value="375811" calcext:value-type="float">
            <text:p>375811</text:p>
          </table:table-cell>
          <table:table-cell office:value-type="float" office:value="384736" calcext:value-type="float">
            <text:p>384736</text:p>
          </table:table-cell>
          <table:table-cell office:value-type="float" office:value="2656971" calcext:value-type="float">
            <text:p>2656971</text:p>
          </table:table-cell>
          <table:table-cell office:value-type="float" office:value="2061126" calcext:value-type="float">
            <text:p>2061126</text:p>
          </table:table-cell>
          <table:table-cell/>
          <table:table-cell office:value-type="float" office:value="10479262" calcext:value-type="float">
            <text:p>10479262</text:p>
          </table:table-cell>
          <table:table-cell office:value-type="float" office:value="9594037" calcext:value-type="float">
            <text:p>9594037</text:p>
          </table:table-cell>
          <table:table-cell office:value-type="float" office:value="30035667" calcext:value-type="float">
            <text:p>30035667</text:p>
          </table:table-cell>
          <table:table-cell office:value-type="float" office:value="13692661" calcext:value-type="float">
            <text:p>13692661</text:p>
          </table:table-cell>
          <table:table-cell table:number-columns-repeated="4"/>
          <table:table-cell office:value-type="float" office:value="130387440" calcext:value-type="float">
            <text:p>130387440</text:p>
          </table:table-cell>
          <table:table-cell table:number-columns-repeated="6"/>
        </table:table-row>
        <table:table-row table:style-name="ro1">
          <table:table-cell office:value-type="float" office:value="361400" calcext:value-type="float">
            <text:p>361400</text:p>
          </table:table-cell>
          <table:table-cell office:value-type="float" office:value="380752" calcext:value-type="float">
            <text:p>380752</text:p>
          </table:table-cell>
          <table:table-cell office:value-type="float" office:value="1920871" calcext:value-type="float">
            <text:p>1920871</text:p>
          </table:table-cell>
          <table:table-cell office:value-type="float" office:value="2032887" calcext:value-type="float">
            <text:p>2032887</text:p>
          </table:table-cell>
          <table:table-cell/>
          <table:table-cell office:value-type="float" office:value="375866" calcext:value-type="float">
            <text:p>375866</text:p>
          </table:table-cell>
          <table:table-cell office:value-type="float" office:value="384848" calcext:value-type="float">
            <text:p>384848</text:p>
          </table:table-cell>
          <table:table-cell office:value-type="float" office:value="2658082" calcext:value-type="float">
            <text:p>2658082</text:p>
          </table:table-cell>
          <table:table-cell office:value-type="float" office:value="2061941" calcext:value-type="float">
            <text:p>2061941</text:p>
          </table:table-cell>
          <table:table-cell/>
          <table:table-cell office:value-type="float" office:value="10483669" calcext:value-type="float">
            <text:p>10483669</text:p>
          </table:table-cell>
          <table:table-cell office:value-type="float" office:value="9595148" calcext:value-type="float">
            <text:p>9595148</text:p>
          </table:table-cell>
          <table:table-cell office:value-type="float" office:value="30092611" calcext:value-type="float">
            <text:p>30092611</text:p>
          </table:table-cell>
          <table:table-cell office:value-type="float" office:value="13731050" calcext:value-type="float">
            <text:p>13731050</text:p>
          </table:table-cell>
          <table:table-cell table:number-columns-repeated="4"/>
          <table:table-cell office:value-type="float" office:value="130391666" calcext:value-type="float">
            <text:p>130391666</text:p>
          </table:table-cell>
          <table:table-cell table:number-columns-repeated="6"/>
        </table:table-row>
        <table:table-row table:style-name="ro1">
          <table:table-cell office:value-type="float" office:value="361549" calcext:value-type="float">
            <text:p>361549</text:p>
          </table:table-cell>
          <table:table-cell office:value-type="float" office:value="380863" calcext:value-type="float">
            <text:p>380863</text:p>
          </table:table-cell>
          <table:table-cell office:value-type="float" office:value="1921075" calcext:value-type="float">
            <text:p>1921075</text:p>
          </table:table-cell>
          <table:table-cell office:value-type="float" office:value="2033220" calcext:value-type="float">
            <text:p>2033220</text:p>
          </table:table-cell>
          <table:table-cell/>
          <table:table-cell office:value-type="float" office:value="375867" calcext:value-type="float">
            <text:p>375867</text:p>
          </table:table-cell>
          <table:table-cell office:value-type="float" office:value="384884" calcext:value-type="float">
            <text:p>384884</text:p>
          </table:table-cell>
          <table:table-cell office:value-type="float" office:value="2658360" calcext:value-type="float">
            <text:p>2658360</text:p>
          </table:table-cell>
          <table:table-cell office:value-type="float" office:value="2062237" calcext:value-type="float">
            <text:p>2062237</text:p>
          </table:table-cell>
          <table:table-cell/>
          <table:table-cell office:value-type="float" office:value="10488837" calcext:value-type="float">
            <text:p>10488837</text:p>
          </table:table-cell>
          <table:table-cell office:value-type="float" office:value="9600333" calcext:value-type="float">
            <text:p>9600333</text:p>
          </table:table-cell>
          <table:table-cell office:value-type="float" office:value="30094056" calcext:value-type="float">
            <text:p>30094056</text:p>
          </table:table-cell>
          <table:table-cell office:value-type="float" office:value="13735420" calcext:value-type="float">
            <text:p>13735420</text:p>
          </table:table-cell>
          <table:table-cell table:number-columns-repeated="4"/>
          <table:table-cell office:value-type="float" office:value="130395585" calcext:value-type="float">
            <text:p>130395585</text:p>
          </table:table-cell>
          <table:table-cell table:number-columns-repeated="6"/>
        </table:table-row>
        <table:table-row table:style-name="ro1">
          <table:table-cell office:value-type="float" office:value="361567" calcext:value-type="float">
            <text:p>361567</text:p>
          </table:table-cell>
          <table:table-cell office:value-type="float" office:value="380882" calcext:value-type="float">
            <text:p>380882</text:p>
          </table:table-cell>
          <table:table-cell office:value-type="float" office:value="1921556" calcext:value-type="float">
            <text:p>1921556</text:p>
          </table:table-cell>
          <table:table-cell office:value-type="float" office:value="2033368" calcext:value-type="float">
            <text:p>2033368</text:p>
          </table:table-cell>
          <table:table-cell/>
          <table:table-cell office:value-type="float" office:value="376108" calcext:value-type="float">
            <text:p>376108</text:p>
          </table:table-cell>
          <table:table-cell office:value-type="float" office:value="385088" calcext:value-type="float">
            <text:p>385088</text:p>
          </table:table-cell>
          <table:table-cell office:value-type="float" office:value="2659990" calcext:value-type="float">
            <text:p>2659990</text:p>
          </table:table-cell>
          <table:table-cell office:value-type="float" office:value="2063163" calcext:value-type="float">
            <text:p>2063163</text:p>
          </table:table-cell>
          <table:table-cell/>
          <table:table-cell office:value-type="float" office:value="10494984" calcext:value-type="float">
            <text:p>10494984</text:p>
          </table:table-cell>
          <table:table-cell office:value-type="float" office:value="9602259" calcext:value-type="float">
            <text:p>9602259</text:p>
          </table:table-cell>
          <table:table-cell office:value-type="float" office:value="30137705" calcext:value-type="float">
            <text:p>30137705</text:p>
          </table:table-cell>
          <table:table-cell office:value-type="float" office:value="13769716" calcext:value-type="float">
            <text:p>13769716</text:p>
          </table:table-cell>
          <table:table-cell table:number-columns-repeated="4"/>
          <table:table-cell office:value-type="float" office:value="130398153" calcext:value-type="float">
            <text:p>130398153</text:p>
          </table:table-cell>
          <table:table-cell table:number-columns-repeated="6"/>
        </table:table-row>
        <table:table-row table:style-name="ro1">
          <table:table-cell office:value-type="float" office:value="361604" calcext:value-type="float">
            <text:p>361604</text:p>
          </table:table-cell>
          <table:table-cell office:value-type="float" office:value="380974" calcext:value-type="float">
            <text:p>380974</text:p>
          </table:table-cell>
          <table:table-cell office:value-type="float" office:value="1922445" calcext:value-type="float">
            <text:p>1922445</text:p>
          </table:table-cell>
          <table:table-cell office:value-type="float" office:value="2033554" calcext:value-type="float">
            <text:p>2033554</text:p>
          </table:table-cell>
          <table:table-cell/>
          <table:table-cell office:value-type="float" office:value="376218" calcext:value-type="float">
            <text:p>376218</text:p>
          </table:table-cell>
          <table:table-cell office:value-type="float" office:value="385329" calcext:value-type="float">
            <text:p>385329</text:p>
          </table:table-cell>
          <table:table-cell office:value-type="float" office:value="2661046" calcext:value-type="float">
            <text:p>2661046</text:p>
          </table:table-cell>
          <table:table-cell office:value-type="float" office:value="2064367" calcext:value-type="float">
            <text:p>2064367</text:p>
          </table:table-cell>
          <table:table-cell/>
          <table:table-cell office:value-type="float" office:value="10501022" calcext:value-type="float">
            <text:p>10501022</text:p>
          </table:table-cell>
          <table:table-cell office:value-type="float" office:value="9609537" calcext:value-type="float">
            <text:p>9609537</text:p>
          </table:table-cell>
          <table:table-cell office:value-type="float" office:value="30137778" calcext:value-type="float">
            <text:p>30137778</text:p>
          </table:table-cell>
          <table:table-cell office:value-type="float" office:value="13770698" calcext:value-type="float">
            <text:p>13770698</text:p>
          </table:table-cell>
          <table:table-cell table:number-columns-repeated="4"/>
          <table:table-cell office:value-type="float" office:value="130404880" calcext:value-type="float">
            <text:p>130404880</text:p>
          </table:table-cell>
          <table:table-cell table:number-columns-repeated="6"/>
        </table:table-row>
        <table:table-row table:style-name="ro1">
          <table:table-cell office:value-type="float" office:value="361604" calcext:value-type="float">
            <text:p>361604</text:p>
          </table:table-cell>
          <table:table-cell office:value-type="float" office:value="380974" calcext:value-type="float">
            <text:p>380974</text:p>
          </table:table-cell>
          <table:table-cell office:value-type="float" office:value="1923112" calcext:value-type="float">
            <text:p>1923112</text:p>
          </table:table-cell>
          <table:table-cell office:value-type="float" office:value="2033776" calcext:value-type="float">
            <text:p>2033776</text:p>
          </table:table-cell>
          <table:table-cell/>
          <table:table-cell office:value-type="float" office:value="376348" calcext:value-type="float">
            <text:p>376348</text:p>
          </table:table-cell>
          <table:table-cell office:value-type="float" office:value="385330" calcext:value-type="float">
            <text:p>385330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2064811" calcext:value-type="float">
            <text:p>2064811</text:p>
          </table:table-cell>
          <table:table-cell/>
          <table:table-cell office:value-type="float" office:value="10503261" calcext:value-type="float">
            <text:p>10503261</text:p>
          </table:table-cell>
          <table:table-cell office:value-type="float" office:value="9613778" calcext:value-type="float">
            <text:p>9613778</text:p>
          </table:table-cell>
          <table:table-cell office:value-type="float" office:value="30163498" calcext:value-type="float">
            <text:p>30163498</text:p>
          </table:table-cell>
          <table:table-cell office:value-type="float" office:value="13782086" calcext:value-type="float">
            <text:p>13782086</text:p>
          </table:table-cell>
          <table:table-cell table:number-columns-repeated="4"/>
          <table:table-cell office:value-type="float" office:value="130414826" calcext:value-type="float">
            <text:p>130414826</text:p>
          </table:table-cell>
          <table:table-cell table:number-columns-repeated="6"/>
        </table:table-row>
        <table:table-row table:style-name="ro1">
          <table:table-cell office:value-type="float" office:value="361622" calcext:value-type="float">
            <text:p>361622</text:p>
          </table:table-cell>
          <table:table-cell office:value-type="float" office:value="381011" calcext:value-type="float">
            <text:p>381011</text:p>
          </table:table-cell>
          <table:table-cell office:value-type="float" office:value="1923204" calcext:value-type="float">
            <text:p>1923204</text:p>
          </table:table-cell>
          <table:table-cell office:value-type="float" office:value="2033868" calcext:value-type="float">
            <text:p>2033868</text:p>
          </table:table-cell>
          <table:table-cell/>
          <table:table-cell office:value-type="float" office:value="376441" calcext:value-type="float">
            <text:p>376441</text:p>
          </table:table-cell>
          <table:table-cell office:value-type="float" office:value="385367" calcext:value-type="float">
            <text:p>385367</text:p>
          </table:table-cell>
          <table:table-cell office:value-type="float" office:value="2662156" calcext:value-type="float">
            <text:p>2662156</text:p>
          </table:table-cell>
          <table:table-cell office:value-type="float" office:value="2065534" calcext:value-type="float">
            <text:p>2065534</text:p>
          </table:table-cell>
          <table:table-cell/>
          <table:table-cell office:value-type="float" office:value="10509669" calcext:value-type="float">
            <text:p>10509669</text:p>
          </table:table-cell>
          <table:table-cell office:value-type="float" office:value="9616407" calcext:value-type="float">
            <text:p>9616407</text:p>
          </table:table-cell>
          <table:table-cell office:value-type="float" office:value="30165463" calcext:value-type="float">
            <text:p>30165463</text:p>
          </table:table-cell>
          <table:table-cell office:value-type="float" office:value="13803363" calcext:value-type="float">
            <text:p>13803363</text:p>
          </table:table-cell>
          <table:table-cell table:number-columns-repeated="4"/>
          <table:table-cell office:value-type="float" office:value="130436993" calcext:value-type="float">
            <text:p>130436993</text:p>
          </table:table-cell>
          <table:table-cell table:number-columns-repeated="6"/>
        </table:table-row>
        <table:table-row table:style-name="ro1">
          <table:table-cell office:value-type="float" office:value="361622" calcext:value-type="float">
            <text:p>361622</text:p>
          </table:table-cell>
          <table:table-cell office:value-type="float" office:value="381049" calcext:value-type="float">
            <text:p>381049</text:p>
          </table:table-cell>
          <table:table-cell office:value-type="float" office:value="1923315" calcext:value-type="float">
            <text:p>1923315</text:p>
          </table:table-cell>
          <table:table-cell office:value-type="float" office:value="2034572" calcext:value-type="float">
            <text:p>2034572</text:p>
          </table:table-cell>
          <table:table-cell/>
          <table:table-cell office:value-type="float" office:value="376607" calcext:value-type="float">
            <text:p>376607</text:p>
          </table:table-cell>
          <table:table-cell office:value-type="float" office:value="385459" calcext:value-type="float">
            <text:p>385459</text:p>
          </table:table-cell>
          <table:table-cell office:value-type="float" office:value="2663175" calcext:value-type="float">
            <text:p>2663175</text:p>
          </table:table-cell>
          <table:table-cell office:value-type="float" office:value="2065551" calcext:value-type="float">
            <text:p>2065551</text:p>
          </table:table-cell>
          <table:table-cell/>
          <table:table-cell office:value-type="float" office:value="10510096" calcext:value-type="float">
            <text:p>10510096</text:p>
          </table:table-cell>
          <table:table-cell office:value-type="float" office:value="9620943" calcext:value-type="float">
            <text:p>9620943</text:p>
          </table:table-cell>
          <table:table-cell office:value-type="float" office:value="30174908" calcext:value-type="float">
            <text:p>30174908</text:p>
          </table:table-cell>
          <table:table-cell office:value-type="float" office:value="13808437" calcext:value-type="float">
            <text:p>13808437</text:p>
          </table:table-cell>
          <table:table-cell table:number-columns-repeated="4"/>
          <table:table-cell office:value-type="float" office:value="130438995" calcext:value-type="float">
            <text:p>130438995</text:p>
          </table:table-cell>
          <table:table-cell table:number-columns-repeated="6"/>
        </table:table-row>
        <table:table-row table:style-name="ro1">
          <table:table-cell office:value-type="float" office:value="361623" calcext:value-type="float">
            <text:p>361623</text:p>
          </table:table-cell>
          <table:table-cell office:value-type="float" office:value="381251" calcext:value-type="float">
            <text:p>381251</text:p>
          </table:table-cell>
          <table:table-cell office:value-type="float" office:value="1923778" calcext:value-type="float">
            <text:p>1923778</text:p>
          </table:table-cell>
          <table:table-cell office:value-type="float" office:value="2035017" calcext:value-type="float">
            <text:p>2035017</text:p>
          </table:table-cell>
          <table:table-cell/>
          <table:table-cell office:value-type="float" office:value="376607" calcext:value-type="float">
            <text:p>376607</text:p>
          </table:table-cell>
          <table:table-cell office:value-type="float" office:value="385551" calcext:value-type="float">
            <text:p>385551</text:p>
          </table:table-cell>
          <table:table-cell office:value-type="float" office:value="2663231" calcext:value-type="float">
            <text:p>2663231</text:p>
          </table:table-cell>
          <table:table-cell office:value-type="float" office:value="2065830" calcext:value-type="float">
            <text:p>2065830</text:p>
          </table:table-cell>
          <table:table-cell/>
          <table:table-cell office:value-type="float" office:value="10510262" calcext:value-type="float">
            <text:p>10510262</text:p>
          </table:table-cell>
          <table:table-cell office:value-type="float" office:value="9625610" calcext:value-type="float">
            <text:p>9625610</text:p>
          </table:table-cell>
          <table:table-cell office:value-type="float" office:value="30224461" calcext:value-type="float">
            <text:p>30224461</text:p>
          </table:table-cell>
          <table:table-cell office:value-type="float" office:value="13811474" calcext:value-type="float">
            <text:p>13811474</text:p>
          </table:table-cell>
          <table:table-cell table:number-columns-repeated="4"/>
          <table:table-cell office:value-type="float" office:value="130442174" calcext:value-type="float">
            <text:p>130442174</text:p>
          </table:table-cell>
          <table:table-cell table:number-columns-repeated="6"/>
        </table:table-row>
        <table:table-row table:style-name="ro1">
          <table:table-cell office:value-type="float" office:value="361734" calcext:value-type="float">
            <text:p>361734</text:p>
          </table:table-cell>
          <table:table-cell office:value-type="float" office:value="381400" calcext:value-type="float">
            <text:p>381400</text:p>
          </table:table-cell>
          <table:table-cell office:value-type="float" office:value="1923834" calcext:value-type="float">
            <text:p>1923834</text:p>
          </table:table-cell>
          <table:table-cell office:value-type="float" office:value="2035258" calcext:value-type="float">
            <text:p>2035258</text:p>
          </table:table-cell>
          <table:table-cell/>
          <table:table-cell office:value-type="float" office:value="376977" calcext:value-type="float">
            <text:p>376977</text:p>
          </table:table-cell>
          <table:table-cell office:value-type="float" office:value="385589" calcext:value-type="float">
            <text:p>385589</text:p>
          </table:table-cell>
          <table:table-cell office:value-type="float" office:value="2663730" calcext:value-type="float">
            <text:p>2663730</text:p>
          </table:table-cell>
          <table:table-cell office:value-type="float" office:value="2065940" calcext:value-type="float">
            <text:p>2065940</text:p>
          </table:table-cell>
          <table:table-cell/>
          <table:table-cell office:value-type="float" office:value="10516577" calcext:value-type="float">
            <text:p>10516577</text:p>
          </table:table-cell>
          <table:table-cell office:value-type="float" office:value="9626777" calcext:value-type="float">
            <text:p>9626777</text:p>
          </table:table-cell>
          <table:table-cell office:value-type="float" office:value="30228127" calcext:value-type="float">
            <text:p>30228127</text:p>
          </table:table-cell>
          <table:table-cell office:value-type="float" office:value="13825493" calcext:value-type="float">
            <text:p>13825493</text:p>
          </table:table-cell>
          <table:table-cell table:number-columns-repeated="4"/>
          <table:table-cell office:value-type="float" office:value="130466505" calcext:value-type="float">
            <text:p>130466505</text:p>
          </table:table-cell>
          <table:table-cell table:number-columns-repeated="6"/>
        </table:table-row>
        <table:table-row table:style-name="ro1">
          <table:table-cell office:value-type="float" office:value="361734" calcext:value-type="float">
            <text:p>361734</text:p>
          </table:table-cell>
          <table:table-cell office:value-type="float" office:value="381604" calcext:value-type="float">
            <text:p>381604</text:p>
          </table:table-cell>
          <table:table-cell office:value-type="float" office:value="1924130" calcext:value-type="float">
            <text:p>1924130</text:p>
          </table:table-cell>
          <table:table-cell office:value-type="float" office:value="2035461" calcext:value-type="float">
            <text:p>2035461</text:p>
          </table:table-cell>
          <table:table-cell/>
          <table:table-cell office:value-type="float" office:value="377051" calcext:value-type="float">
            <text:p>377051</text:p>
          </table:table-cell>
          <table:table-cell office:value-type="float" office:value="385626" calcext:value-type="float">
            <text:p>385626</text:p>
          </table:table-cell>
          <table:table-cell office:value-type="float" office:value="2664045" calcext:value-type="float">
            <text:p>2664045</text:p>
          </table:table-cell>
          <table:table-cell office:value-type="float" office:value="2067144" calcext:value-type="float">
            <text:p>2067144</text:p>
          </table:table-cell>
          <table:table-cell/>
          <table:table-cell office:value-type="float" office:value="10518743" calcext:value-type="float">
            <text:p>10518743</text:p>
          </table:table-cell>
          <table:table-cell office:value-type="float" office:value="9627036" calcext:value-type="float">
            <text:p>9627036</text:p>
          </table:table-cell>
          <table:table-cell office:value-type="float" office:value="30254073" calcext:value-type="float">
            <text:p>30254073</text:p>
          </table:table-cell>
          <table:table-cell office:value-type="float" office:value="13826419" calcext:value-type="float">
            <text:p>13826419</text:p>
          </table:table-cell>
          <table:table-cell table:number-columns-repeated="4"/>
          <table:table-cell office:value-type="float" office:value="130469069" calcext:value-type="float">
            <text:p>130469069</text:p>
          </table:table-cell>
          <table:table-cell table:number-columns-repeated="6"/>
        </table:table-row>
        <table:table-row table:style-name="ro1">
          <table:table-cell office:value-type="float" office:value="361789" calcext:value-type="float">
            <text:p>361789</text:p>
          </table:table-cell>
          <table:table-cell office:value-type="float" office:value="381660" calcext:value-type="float">
            <text:p>381660</text:p>
          </table:table-cell>
          <table:table-cell office:value-type="float" office:value="1924556" calcext:value-type="float">
            <text:p>1924556</text:p>
          </table:table-cell>
          <table:table-cell office:value-type="float" office:value="2035609" calcext:value-type="float">
            <text:p>2035609</text:p>
          </table:table-cell>
          <table:table-cell/>
          <table:table-cell office:value-type="float" office:value="377052" calcext:value-type="float">
            <text:p>377052</text:p>
          </table:table-cell>
          <table:table-cell office:value-type="float" office:value="385699" calcext:value-type="float">
            <text:p>385699</text:p>
          </table:table-cell>
          <table:table-cell office:value-type="float" office:value="2664287" calcext:value-type="float">
            <text:p>2664287</text:p>
          </table:table-cell>
          <table:table-cell office:value-type="float" office:value="2067422" calcext:value-type="float">
            <text:p>2067422</text:p>
          </table:table-cell>
          <table:table-cell/>
          <table:table-cell office:value-type="float" office:value="10522354" calcext:value-type="float">
            <text:p>10522354</text:p>
          </table:table-cell>
          <table:table-cell office:value-type="float" office:value="9628832" calcext:value-type="float">
            <text:p>9628832</text:p>
          </table:table-cell>
          <table:table-cell office:value-type="float" office:value="30279830" calcext:value-type="float">
            <text:p>30279830</text:p>
          </table:table-cell>
          <table:table-cell office:value-type="float" office:value="13829196" calcext:value-type="float">
            <text:p>13829196</text:p>
          </table:table-cell>
          <table:table-cell table:number-columns-repeated="4"/>
          <table:table-cell office:value-type="float" office:value="130473895" calcext:value-type="float">
            <text:p>130473895</text:p>
          </table:table-cell>
          <table:table-cell table:number-columns-repeated="6"/>
        </table:table-row>
        <table:table-row table:style-name="ro1">
          <table:table-cell office:value-type="float" office:value="361900" calcext:value-type="float">
            <text:p>361900</text:p>
          </table:table-cell>
          <table:table-cell office:value-type="float" office:value="381807" calcext:value-type="float">
            <text:p>381807</text:p>
          </table:table-cell>
          <table:table-cell office:value-type="float" office:value="1925870" calcext:value-type="float">
            <text:p>1925870</text:p>
          </table:table-cell>
          <table:table-cell office:value-type="float" office:value="2035925" calcext:value-type="float">
            <text:p>2035925</text:p>
          </table:table-cell>
          <table:table-cell/>
          <table:table-cell office:value-type="float" office:value="377070" calcext:value-type="float">
            <text:p>377070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397" calcext:value-type="float">
            <text:p>2664397</text:p>
          </table:table-cell>
          <table:table-cell office:value-type="float" office:value="2068200" calcext:value-type="float">
            <text:p>2068200</text:p>
          </table:table-cell>
          <table:table-cell/>
          <table:table-cell office:value-type="float" office:value="10533725" calcext:value-type="float">
            <text:p>10533725</text:p>
          </table:table-cell>
          <table:table-cell office:value-type="float" office:value="9640665" calcext:value-type="float">
            <text:p>9640665</text:p>
          </table:table-cell>
          <table:table-cell office:value-type="float" office:value="30364273" calcext:value-type="float">
            <text:p>30364273</text:p>
          </table:table-cell>
          <table:table-cell office:value-type="float" office:value="13839474" calcext:value-type="float">
            <text:p>13839474</text:p>
          </table:table-cell>
          <table:table-cell table:number-columns-repeated="4"/>
          <table:table-cell office:value-type="float" office:value="130477303" calcext:value-type="float">
            <text:p>130477303</text:p>
          </table:table-cell>
          <table:table-cell table:number-columns-repeated="6"/>
        </table:table-row>
        <table:table-row table:style-name="ro1">
          <table:table-cell office:value-type="float" office:value="361900" calcext:value-type="float">
            <text:p>361900</text:p>
          </table:table-cell>
          <table:table-cell office:value-type="float" office:value="382104" calcext:value-type="float">
            <text:p>382104</text:p>
          </table:table-cell>
          <table:table-cell office:value-type="float" office:value="1925982" calcext:value-type="float">
            <text:p>1925982</text:p>
          </table:table-cell>
          <table:table-cell office:value-type="float" office:value="2036165" calcext:value-type="float">
            <text:p>2036165</text:p>
          </table:table-cell>
          <table:table-cell/>
          <table:table-cell office:value-type="float" office:value="377144" calcext:value-type="float">
            <text:p>377144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508" calcext:value-type="float">
            <text:p>2664508</text:p>
          </table:table-cell>
          <table:table-cell office:value-type="float" office:value="2068329" calcext:value-type="float">
            <text:p>2068329</text:p>
          </table:table-cell>
          <table:table-cell/>
          <table:table-cell office:value-type="float" office:value="10535188" calcext:value-type="float">
            <text:p>10535188</text:p>
          </table:table-cell>
          <table:table-cell office:value-type="float" office:value="9643332" calcext:value-type="float">
            <text:p>9643332</text:p>
          </table:table-cell>
          <table:table-cell office:value-type="float" office:value="30432884" calcext:value-type="float">
            <text:p>30432884</text:p>
          </table:table-cell>
          <table:table-cell office:value-type="float" office:value="13854622" calcext:value-type="float">
            <text:p>13854622</text:p>
          </table:table-cell>
          <table:table-cell table:number-columns-repeated="4"/>
          <table:table-cell office:value-type="float" office:value="130480030" calcext:value-type="float">
            <text:p>130480030</text:p>
          </table:table-cell>
          <table:table-cell table:number-columns-repeated="6"/>
        </table:table-row>
        <table:table-row table:style-name="ro1">
          <table:table-cell office:value-type="float" office:value="361974" calcext:value-type="float">
            <text:p>361974</text:p>
          </table:table-cell>
          <table:table-cell office:value-type="float" office:value="382178" calcext:value-type="float">
            <text:p>382178</text:p>
          </table:table-cell>
          <table:table-cell office:value-type="float" office:value="1926278" calcext:value-type="float">
            <text:p>1926278</text:p>
          </table:table-cell>
          <table:table-cell office:value-type="float" office:value="2036369" calcext:value-type="float">
            <text:p>2036369</text:p>
          </table:table-cell>
          <table:table-cell/>
          <table:table-cell office:value-type="float" office:value="377162" calcext:value-type="float">
            <text:p>377162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5397" calcext:value-type="float">
            <text:p>2665397</text:p>
          </table:table-cell>
          <table:table-cell office:value-type="float" office:value="2068737" calcext:value-type="float">
            <text:p>2068737</text:p>
          </table:table-cell>
          <table:table-cell/>
          <table:table-cell office:value-type="float" office:value="10560131" calcext:value-type="float">
            <text:p>10560131</text:p>
          </table:table-cell>
          <table:table-cell office:value-type="float" office:value="9643999" calcext:value-type="float">
            <text:p>9643999</text:p>
          </table:table-cell>
          <table:table-cell office:value-type="float" office:value="30478939" calcext:value-type="float">
            <text:p>30478939</text:p>
          </table:table-cell>
          <table:table-cell office:value-type="float" office:value="13854900" calcext:value-type="float">
            <text:p>13854900</text:p>
          </table:table-cell>
          <table:table-cell table:number-columns-repeated="4"/>
          <table:table-cell office:value-type="float" office:value="130488768" calcext:value-type="float">
            <text:p>130488768</text:p>
          </table:table-cell>
          <table:table-cell table:number-columns-repeated="6"/>
        </table:table-row>
        <table:table-row table:style-name="ro1">
          <table:table-cell office:value-type="float" office:value="362012" calcext:value-type="float">
            <text:p>362012</text:p>
          </table:table-cell>
          <table:table-cell office:value-type="float" office:value="382549" calcext:value-type="float">
            <text:p>382549</text:p>
          </table:table-cell>
          <table:table-cell office:value-type="float" office:value="1926574" calcext:value-type="float">
            <text:p>1926574</text:p>
          </table:table-cell>
          <table:table-cell office:value-type="float" office:value="2036740" calcext:value-type="float">
            <text:p>2036740</text:p>
          </table:table-cell>
          <table:table-cell/>
          <table:table-cell office:value-type="float" office:value="377237" calcext:value-type="float">
            <text:p>377237</text:p>
          </table:table-cell>
          <table:table-cell office:value-type="float" office:value="385867" calcext:value-type="float">
            <text:p>385867</text:p>
          </table:table-cell>
          <table:table-cell office:value-type="float" office:value="2665860" calcext:value-type="float">
            <text:p>2665860</text:p>
          </table:table-cell>
          <table:table-cell office:value-type="float" office:value="2069588" calcext:value-type="float">
            <text:p>2069588</text:p>
          </table:table-cell>
          <table:table-cell/>
          <table:table-cell office:value-type="float" office:value="10565391" calcext:value-type="float">
            <text:p>10565391</text:p>
          </table:table-cell>
          <table:table-cell office:value-type="float" office:value="9645277" calcext:value-type="float">
            <text:p>9645277</text:p>
          </table:table-cell>
          <table:table-cell office:value-type="float" office:value="30556069" calcext:value-type="float">
            <text:p>30556069</text:p>
          </table:table-cell>
          <table:table-cell office:value-type="float" office:value="13868474" calcext:value-type="float">
            <text:p>13868474</text:p>
          </table:table-cell>
          <table:table-cell table:number-columns-repeated="4"/>
          <table:table-cell office:value-type="float" office:value="130500552" calcext:value-type="float">
            <text:p>130500552</text:p>
          </table:table-cell>
          <table:table-cell table:number-columns-repeated="6"/>
        </table:table-row>
        <table:table-row table:style-name="ro1">
          <table:table-cell office:value-type="float" office:value="362141" calcext:value-type="float">
            <text:p>362141</text:p>
          </table:table-cell>
          <table:table-cell office:value-type="float" office:value="382641" calcext:value-type="float">
            <text:p>382641</text:p>
          </table:table-cell>
          <table:table-cell office:value-type="float" office:value="1926778" calcext:value-type="float">
            <text:p>1926778</text:p>
          </table:table-cell>
          <table:table-cell office:value-type="float" office:value="2037220" calcext:value-type="float">
            <text:p>2037220</text:p>
          </table:table-cell>
          <table:table-cell/>
          <table:table-cell office:value-type="float" office:value="377366" calcext:value-type="float">
            <text:p>377366</text:p>
          </table:table-cell>
          <table:table-cell office:value-type="float" office:value="386125" calcext:value-type="float">
            <text:p>386125</text:p>
          </table:table-cell>
          <table:table-cell office:value-type="float" office:value="2666304" calcext:value-type="float">
            <text:p>2666304</text:p>
          </table:table-cell>
          <table:table-cell office:value-type="float" office:value="2069626" calcext:value-type="float">
            <text:p>2069626</text:p>
          </table:table-cell>
          <table:table-cell/>
          <table:table-cell office:value-type="float" office:value="10573372" calcext:value-type="float">
            <text:p>10573372</text:p>
          </table:table-cell>
          <table:table-cell office:value-type="float" office:value="9645887" calcext:value-type="float">
            <text:p>9645887</text:p>
          </table:table-cell>
          <table:table-cell office:value-type="float" office:value="30635679" calcext:value-type="float">
            <text:p>30635679</text:p>
          </table:table-cell>
          <table:table-cell office:value-type="float" office:value="13869659" calcext:value-type="float">
            <text:p>13869659</text:p>
          </table:table-cell>
          <table:table-cell table:number-columns-repeated="4"/>
          <table:table-cell office:value-type="float" office:value="130500854" calcext:value-type="float">
            <text:p>130500854</text:p>
          </table:table-cell>
          <table:table-cell table:number-columns-repeated="6"/>
        </table:table-row>
        <table:table-row table:style-name="ro1">
          <table:table-cell office:value-type="float" office:value="362271" calcext:value-type="float">
            <text:p>362271</text:p>
          </table:table-cell>
          <table:table-cell office:value-type="float" office:value="383030" calcext:value-type="float">
            <text:p>383030</text:p>
          </table:table-cell>
          <table:table-cell office:value-type="float" office:value="1926907" calcext:value-type="float">
            <text:p>1926907</text:p>
          </table:table-cell>
          <table:table-cell office:value-type="float" office:value="2037628" calcext:value-type="float">
            <text:p>2037628</text:p>
          </table:table-cell>
          <table:table-cell/>
          <table:table-cell office:value-type="float" office:value="377367" calcext:value-type="float">
            <text:p>377367</text:p>
          </table:table-cell>
          <table:table-cell office:value-type="float" office:value="386181" calcext:value-type="float">
            <text:p>386181</text:p>
          </table:table-cell>
          <table:table-cell office:value-type="float" office:value="2666545" calcext:value-type="float">
            <text:p>2666545</text:p>
          </table:table-cell>
          <table:table-cell office:value-type="float" office:value="2069737" calcext:value-type="float">
            <text:p>2069737</text:p>
          </table:table-cell>
          <table:table-cell/>
          <table:table-cell office:value-type="float" office:value="10579261" calcext:value-type="float">
            <text:p>10579261</text:p>
          </table:table-cell>
          <table:table-cell office:value-type="float" office:value="9647665" calcext:value-type="float">
            <text:p>9647665</text:p>
          </table:table-cell>
          <table:table-cell office:value-type="float" office:value="30640270" calcext:value-type="float">
            <text:p>30640270</text:p>
          </table:table-cell>
          <table:table-cell office:value-type="float" office:value="13892751" calcext:value-type="float">
            <text:p>13892751</text:p>
          </table:table-cell>
          <table:table-cell table:number-columns-repeated="4"/>
          <table:table-cell office:value-type="float" office:value="130505221" calcext:value-type="float">
            <text:p>130505221</text:p>
          </table:table-cell>
          <table:table-cell table:number-columns-repeated="6"/>
        </table:table-row>
        <table:table-row table:style-name="ro1">
          <table:table-cell office:value-type="float" office:value="362308" calcext:value-type="float">
            <text:p>362308</text:p>
          </table:table-cell>
          <table:table-cell office:value-type="float" office:value="383178" calcext:value-type="float">
            <text:p>383178</text:p>
          </table:table-cell>
          <table:table-cell office:value-type="float" office:value="1927111" calcext:value-type="float">
            <text:p>1927111</text:p>
          </table:table-cell>
          <table:table-cell office:value-type="float" office:value="2037776" calcext:value-type="float">
            <text:p>2037776</text:p>
          </table:table-cell>
          <table:table-cell/>
          <table:table-cell office:value-type="float" office:value="377459" calcext:value-type="float">
            <text:p>377459</text:p>
          </table:table-cell>
          <table:table-cell office:value-type="float" office:value="386292" calcext:value-type="float">
            <text:p>386292</text:p>
          </table:table-cell>
          <table:table-cell office:value-type="float" office:value="2666638" calcext:value-type="float">
            <text:p>2666638</text:p>
          </table:table-cell>
          <table:table-cell office:value-type="float" office:value="2069959" calcext:value-type="float">
            <text:p>2069959</text:p>
          </table:table-cell>
          <table:table-cell/>
          <table:table-cell office:value-type="float" office:value="10583094" calcext:value-type="float">
            <text:p>10583094</text:p>
          </table:table-cell>
          <table:table-cell office:value-type="float" office:value="9655073" calcext:value-type="float">
            <text:p>9655073</text:p>
          </table:table-cell>
          <table:table-cell office:value-type="float" office:value="30657602" calcext:value-type="float">
            <text:p>30657602</text:p>
          </table:table-cell>
          <table:table-cell office:value-type="float" office:value="13900029" calcext:value-type="float">
            <text:p>13900029</text:p>
          </table:table-cell>
          <table:table-cell table:number-columns-repeated="4"/>
          <table:table-cell office:value-type="float" office:value="130508644" calcext:value-type="float">
            <text:p>130508644</text:p>
          </table:table-cell>
          <table:table-cell table:number-columns-repeated="6"/>
        </table:table-row>
        <table:table-row table:style-name="ro1">
          <table:table-cell office:value-type="float" office:value="362456" calcext:value-type="float">
            <text:p>362456</text:p>
          </table:table-cell>
          <table:table-cell office:value-type="float" office:value="383234" calcext:value-type="float">
            <text:p>383234</text:p>
          </table:table-cell>
          <table:table-cell office:value-type="float" office:value="1927315" calcext:value-type="float">
            <text:p>1927315</text:p>
          </table:table-cell>
          <table:table-cell office:value-type="float" office:value="2037906" calcext:value-type="float">
            <text:p>2037906</text:p>
          </table:table-cell>
          <table:table-cell/>
          <table:table-cell office:value-type="float" office:value="377533" calcext:value-type="float">
            <text:p>377533</text:p>
          </table:table-cell>
          <table:table-cell office:value-type="float" office:value="386311" calcext:value-type="float">
            <text:p>386311</text:p>
          </table:table-cell>
          <table:table-cell office:value-type="float" office:value="2666675" calcext:value-type="float">
            <text:p>2666675</text:p>
          </table:table-cell>
          <table:table-cell office:value-type="float" office:value="2070589" calcext:value-type="float">
            <text:p>2070589</text:p>
          </table:table-cell>
          <table:table-cell/>
          <table:table-cell office:value-type="float" office:value="10595760" calcext:value-type="float">
            <text:p>10595760</text:p>
          </table:table-cell>
          <table:table-cell office:value-type="float" office:value="9657257" calcext:value-type="float">
            <text:p>9657257</text:p>
          </table:table-cell>
          <table:table-cell office:value-type="float" office:value="30716565" calcext:value-type="float">
            <text:p>30716565</text:p>
          </table:table-cell>
          <table:table-cell office:value-type="float" office:value="13902936" calcext:value-type="float">
            <text:p>13902936</text:p>
          </table:table-cell>
          <table:table-cell table:number-columns-repeated="4"/>
          <table:table-cell office:value-type="float" office:value="130510054" calcext:value-type="float">
            <text:p>130510054</text:p>
          </table:table-cell>
          <table:table-cell table:number-columns-repeated="6"/>
        </table:table-row>
        <table:table-row table:style-name="ro1">
          <table:table-cell office:value-type="float" office:value="362475" calcext:value-type="float">
            <text:p>362475</text:p>
          </table:table-cell>
          <table:table-cell office:value-type="float" office:value="383344" calcext:value-type="float">
            <text:p>383344</text:p>
          </table:table-cell>
          <table:table-cell office:value-type="float" office:value="1927852" calcext:value-type="float">
            <text:p>1927852</text:p>
          </table:table-cell>
          <table:table-cell office:value-type="float" office:value="2038831" calcext:value-type="float">
            <text:p>2038831</text:p>
          </table:table-cell>
          <table:table-cell/>
          <table:table-cell office:value-type="float" office:value="377644" calcext:value-type="float">
            <text:p>377644</text:p>
          </table:table-cell>
          <table:table-cell office:value-type="float" office:value="386347" calcext:value-type="float">
            <text:p>386347</text:p>
          </table:table-cell>
          <table:table-cell office:value-type="float" office:value="2666860" calcext:value-type="float">
            <text:p>2666860</text:p>
          </table:table-cell>
          <table:table-cell office:value-type="float" office:value="2071052" calcext:value-type="float">
            <text:p>2071052</text:p>
          </table:table-cell>
          <table:table-cell/>
          <table:table-cell office:value-type="float" office:value="10598297" calcext:value-type="float">
            <text:p>10598297</text:p>
          </table:table-cell>
          <table:table-cell office:value-type="float" office:value="9660684" calcext:value-type="float">
            <text:p>9660684</text:p>
          </table:table-cell>
          <table:table-cell office:value-type="float" office:value="30727916" calcext:value-type="float">
            <text:p>30727916</text:p>
          </table:table-cell>
          <table:table-cell office:value-type="float" office:value="13904159" calcext:value-type="float">
            <text:p>13904159</text:p>
          </table:table-cell>
          <table:table-cell table:number-columns-repeated="4"/>
          <table:table-cell office:value-type="float" office:value="130523337" calcext:value-type="float">
            <text:p>130523337</text:p>
          </table:table-cell>
          <table:table-cell table:number-columns-repeated="6"/>
        </table:table-row>
        <table:table-row table:style-name="ro1">
          <table:table-cell office:value-type="float" office:value="362530" calcext:value-type="float">
            <text:p>362530</text:p>
          </table:table-cell>
          <table:table-cell office:value-type="float" office:value="383456" calcext:value-type="float">
            <text:p>383456</text:p>
          </table:table-cell>
          <table:table-cell office:value-type="float" office:value="1928148" calcext:value-type="float">
            <text:p>1928148</text:p>
          </table:table-cell>
          <table:table-cell office:value-type="float" office:value="2039258" calcext:value-type="float">
            <text:p>2039258</text:p>
          </table:table-cell>
          <table:table-cell/>
          <table:table-cell office:value-type="float" office:value="377848" calcext:value-type="float">
            <text:p>377848</text:p>
          </table:table-cell>
          <table:table-cell office:value-type="float" office:value="386459" calcext:value-type="float">
            <text:p>386459</text:p>
          </table:table-cell>
          <table:table-cell office:value-type="float" office:value="2666878" calcext:value-type="float">
            <text:p>2666878</text:p>
          </table:table-cell>
          <table:table-cell office:value-type="float" office:value="2071218" calcext:value-type="float">
            <text:p>2071218</text:p>
          </table:table-cell>
          <table:table-cell/>
          <table:table-cell office:value-type="float" office:value="10621037" calcext:value-type="float">
            <text:p>10621037</text:p>
          </table:table-cell>
          <table:table-cell office:value-type="float" office:value="9671906" calcext:value-type="float">
            <text:p>9671906</text:p>
          </table:table-cell>
          <table:table-cell office:value-type="float" office:value="30802120" calcext:value-type="float">
            <text:p>30802120</text:p>
          </table:table-cell>
          <table:table-cell office:value-type="float" office:value="13909640" calcext:value-type="float">
            <text:p>13909640</text:p>
          </table:table-cell>
          <table:table-cell table:number-columns-repeated="4"/>
          <table:table-cell office:value-type="float" office:value="130526024" calcext:value-type="float">
            <text:p>130526024</text:p>
          </table:table-cell>
          <table:table-cell table:number-columns-repeated="6"/>
        </table:table-row>
        <table:table-row table:style-name="ro1">
          <table:table-cell office:value-type="float" office:value="362604" calcext:value-type="float">
            <text:p>362604</text:p>
          </table:table-cell>
          <table:table-cell office:value-type="float" office:value="383585" calcext:value-type="float">
            <text:p>383585</text:p>
          </table:table-cell>
          <table:table-cell office:value-type="float" office:value="1928500" calcext:value-type="float">
            <text:p>1928500</text:p>
          </table:table-cell>
          <table:table-cell office:value-type="float" office:value="2039610" calcext:value-type="float">
            <text:p>2039610</text:p>
          </table:table-cell>
          <table:table-cell/>
          <table:table-cell office:value-type="float" office:value="378125" calcext:value-type="float">
            <text:p>378125</text:p>
          </table:table-cell>
          <table:table-cell office:value-type="float" office:value="386552" calcext:value-type="float">
            <text:p>386552</text:p>
          </table:table-cell>
          <table:table-cell office:value-type="float" office:value="2667027" calcext:value-type="float">
            <text:p>2667027</text:p>
          </table:table-cell>
          <table:table-cell office:value-type="float" office:value="2072404" calcext:value-type="float">
            <text:p>2072404</text:p>
          </table:table-cell>
          <table:table-cell/>
          <table:table-cell office:value-type="float" office:value="10627631" calcext:value-type="float">
            <text:p>10627631</text:p>
          </table:table-cell>
          <table:table-cell office:value-type="float" office:value="9681147" calcext:value-type="float">
            <text:p>9681147</text:p>
          </table:table-cell>
          <table:table-cell office:value-type="float" office:value="30820304" calcext:value-type="float">
            <text:p>30820304</text:p>
          </table:table-cell>
          <table:table-cell office:value-type="float" office:value="13918343" calcext:value-type="float">
            <text:p>13918343</text:p>
          </table:table-cell>
          <table:table-cell table:number-columns-repeated="4"/>
          <table:table-cell office:value-type="float" office:value="130533013" calcext:value-type="float">
            <text:p>130533013</text:p>
          </table:table-cell>
          <table:table-cell table:number-columns-repeated="6"/>
        </table:table-row>
        <table:table-row table:style-name="ro1">
          <table:table-cell office:value-type="float" office:value="362641" calcext:value-type="float">
            <text:p>362641</text:p>
          </table:table-cell>
          <table:table-cell office:value-type="float" office:value="383659" calcext:value-type="float">
            <text:p>383659</text:p>
          </table:table-cell>
          <table:table-cell office:value-type="float" office:value="1929222" calcext:value-type="float">
            <text:p>1929222</text:p>
          </table:table-cell>
          <table:table-cell office:value-type="float" office:value="2039739" calcext:value-type="float">
            <text:p>2039739</text:p>
          </table:table-cell>
          <table:table-cell/>
          <table:table-cell office:value-type="float" office:value="378218" calcext:value-type="float">
            <text:p>378218</text:p>
          </table:table-cell>
          <table:table-cell office:value-type="float" office:value="386626" calcext:value-type="float">
            <text:p>386626</text:p>
          </table:table-cell>
          <table:table-cell office:value-type="float" office:value="2667175" calcext:value-type="float">
            <text:p>2667175</text:p>
          </table:table-cell>
          <table:table-cell office:value-type="float" office:value="2072497" calcext:value-type="float">
            <text:p>2072497</text:p>
          </table:table-cell>
          <table:table-cell/>
          <table:table-cell office:value-type="float" office:value="10628945" calcext:value-type="float">
            <text:p>10628945</text:p>
          </table:table-cell>
          <table:table-cell office:value-type="float" office:value="9682017" calcext:value-type="float">
            <text:p>9682017</text:p>
          </table:table-cell>
          <table:table-cell office:value-type="float" office:value="30839507" calcext:value-type="float">
            <text:p>30839507</text:p>
          </table:table-cell>
          <table:table-cell office:value-type="float" office:value="13926658" calcext:value-type="float">
            <text:p>13926658</text:p>
          </table:table-cell>
          <table:table-cell table:number-columns-repeated="4"/>
          <table:table-cell office:value-type="float" office:value="130544416" calcext:value-type="float">
            <text:p>130544416</text:p>
          </table:table-cell>
          <table:table-cell table:number-columns-repeated="6"/>
        </table:table-row>
        <table:table-row table:style-name="ro1">
          <table:table-cell office:value-type="float" office:value="362660" calcext:value-type="float">
            <text:p>362660</text:p>
          </table:table-cell>
          <table:table-cell office:value-type="float" office:value="383715" calcext:value-type="float">
            <text:p>383715</text:p>
          </table:table-cell>
          <table:table-cell office:value-type="float" office:value="1929852" calcext:value-type="float">
            <text:p>1929852</text:p>
          </table:table-cell>
          <table:table-cell office:value-type="float" office:value="2041350" calcext:value-type="float">
            <text:p>2041350</text:p>
          </table:table-cell>
          <table:table-cell/>
          <table:table-cell office:value-type="float" office:value="378274" calcext:value-type="float">
            <text:p>378274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15" calcext:value-type="float">
            <text:p>2667415</text:p>
          </table:table-cell>
          <table:table-cell office:value-type="float" office:value="2072903" calcext:value-type="float">
            <text:p>2072903</text:p>
          </table:table-cell>
          <table:table-cell/>
          <table:table-cell office:value-type="float" office:value="10628983" calcext:value-type="float">
            <text:p>10628983</text:p>
          </table:table-cell>
          <table:table-cell office:value-type="float" office:value="9694479" calcext:value-type="float">
            <text:p>9694479</text:p>
          </table:table-cell>
          <table:table-cell office:value-type="float" office:value="30944321" calcext:value-type="float">
            <text:p>30944321</text:p>
          </table:table-cell>
          <table:table-cell office:value-type="float" office:value="13926844" calcext:value-type="float">
            <text:p>13926844</text:p>
          </table:table-cell>
          <table:table-cell table:number-columns-repeated="4"/>
          <table:table-cell office:value-type="float" office:value="130544604" calcext:value-type="float">
            <text:p>130544604</text:p>
          </table:table-cell>
          <table:table-cell table:number-columns-repeated="6"/>
        </table:table-row>
        <table:table-row table:style-name="ro1">
          <table:table-cell office:value-type="float" office:value="362678" calcext:value-type="float">
            <text:p>362678</text:p>
          </table:table-cell>
          <table:table-cell office:value-type="float" office:value="383715" calcext:value-type="float">
            <text:p>383715</text:p>
          </table:table-cell>
          <table:table-cell office:value-type="float" office:value="1931315" calcext:value-type="float">
            <text:p>1931315</text:p>
          </table:table-cell>
          <table:table-cell office:value-type="float" office:value="2041424" calcext:value-type="float">
            <text:p>2041424</text:p>
          </table:table-cell>
          <table:table-cell/>
          <table:table-cell office:value-type="float" office:value="378330" calcext:value-type="float">
            <text:p>378330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53" calcext:value-type="float">
            <text:p>2667453</text:p>
          </table:table-cell>
          <table:table-cell office:value-type="float" office:value="2072977" calcext:value-type="float">
            <text:p>2072977</text:p>
          </table:table-cell>
          <table:table-cell/>
          <table:table-cell office:value-type="float" office:value="10654000" calcext:value-type="float">
            <text:p>10654000</text:p>
          </table:table-cell>
          <table:table-cell office:value-type="float" office:value="9697312" calcext:value-type="float">
            <text:p>9697312</text:p>
          </table:table-cell>
          <table:table-cell office:value-type="float" office:value="31048560" calcext:value-type="float">
            <text:p>31048560</text:p>
          </table:table-cell>
          <table:table-cell office:value-type="float" office:value="13931066" calcext:value-type="float">
            <text:p>13931066</text:p>
          </table:table-cell>
          <table:table-cell table:number-columns-repeated="4"/>
          <table:table-cell office:value-type="float" office:value="130553357" calcext:value-type="float">
            <text:p>130553357</text:p>
          </table:table-cell>
          <table:table-cell table:number-columns-repeated="6"/>
        </table:table-row>
        <table:table-row table:style-name="ro1">
          <table:table-cell office:value-type="float" office:value="362789" calcext:value-type="float">
            <text:p>362789</text:p>
          </table:table-cell>
          <table:table-cell office:value-type="float" office:value="383844" calcext:value-type="float">
            <text:p>383844</text:p>
          </table:table-cell>
          <table:table-cell office:value-type="float" office:value="1931723" calcext:value-type="float">
            <text:p>1931723</text:p>
          </table:table-cell>
          <table:table-cell office:value-type="float" office:value="2041869" calcext:value-type="float">
            <text:p>2041869</text:p>
          </table:table-cell>
          <table:table-cell/>
          <table:table-cell office:value-type="float" office:value="378403" calcext:value-type="float">
            <text:p>378403</text:p>
          </table:table-cell>
          <table:table-cell office:value-type="float" office:value="386774" calcext:value-type="float">
            <text:p>386774</text:p>
          </table:table-cell>
          <table:table-cell office:value-type="float" office:value="2667546" calcext:value-type="float">
            <text:p>2667546</text:p>
          </table:table-cell>
          <table:table-cell office:value-type="float" office:value="2073015" calcext:value-type="float">
            <text:p>2073015</text:p>
          </table:table-cell>
          <table:table-cell/>
          <table:table-cell office:value-type="float" office:value="10654853" calcext:value-type="float">
            <text:p>10654853</text:p>
          </table:table-cell>
          <table:table-cell office:value-type="float" office:value="9698516" calcext:value-type="float">
            <text:p>9698516</text:p>
          </table:table-cell>
          <table:table-cell office:value-type="float" office:value="31048615" calcext:value-type="float">
            <text:p>31048615</text:p>
          </table:table-cell>
          <table:table-cell office:value-type="float" office:value="13931418" calcext:value-type="float">
            <text:p>13931418</text:p>
          </table:table-cell>
          <table:table-cell table:number-columns-repeated="4"/>
          <table:table-cell office:value-type="float" office:value="130567211" calcext:value-type="float">
            <text:p>130567211</text:p>
          </table:table-cell>
          <table:table-cell table:number-columns-repeated="6"/>
        </table:table-row>
        <table:table-row table:style-name="ro1">
          <table:table-cell office:value-type="float" office:value="362807" calcext:value-type="float">
            <text:p>362807</text:p>
          </table:table-cell>
          <table:table-cell office:value-type="float" office:value="384011" calcext:value-type="float">
            <text:p>384011</text:p>
          </table:table-cell>
          <table:table-cell office:value-type="float" office:value="1932241" calcext:value-type="float">
            <text:p>1932241</text:p>
          </table:table-cell>
          <table:table-cell office:value-type="float" office:value="2042165" calcext:value-type="float">
            <text:p>2042165</text:p>
          </table:table-cell>
          <table:table-cell/>
          <table:table-cell office:value-type="float" office:value="378422" calcext:value-type="float">
            <text:p>378422</text:p>
          </table:table-cell>
          <table:table-cell office:value-type="float" office:value="386792" calcext:value-type="float">
            <text:p>386792</text:p>
          </table:table-cell>
          <table:table-cell office:value-type="float" office:value="2667675" calcext:value-type="float">
            <text:p>2667675</text:p>
          </table:table-cell>
          <table:table-cell office:value-type="float" office:value="2073163" calcext:value-type="float">
            <text:p>2073163</text:p>
          </table:table-cell>
          <table:table-cell/>
          <table:table-cell office:value-type="float" office:value="10658796" calcext:value-type="float">
            <text:p>10658796</text:p>
          </table:table-cell>
          <table:table-cell office:value-type="float" office:value="9702016" calcext:value-type="float">
            <text:p>9702016</text:p>
          </table:table-cell>
          <table:table-cell office:value-type="float" office:value="31178281" calcext:value-type="float">
            <text:p>31178281</text:p>
          </table:table-cell>
          <table:table-cell office:value-type="float" office:value="13944399" calcext:value-type="float">
            <text:p>13944399</text:p>
          </table:table-cell>
          <table:table-cell table:number-columns-repeated="4"/>
          <table:table-cell office:value-type="float" office:value="130573827" calcext:value-type="float">
            <text:p>130573827</text:p>
          </table:table-cell>
          <table:table-cell table:number-columns-repeated="6"/>
        </table:table-row>
        <table:table-row table:style-name="ro1">
          <table:table-cell office:value-type="float" office:value="362937" calcext:value-type="float">
            <text:p>362937</text:p>
          </table:table-cell>
          <table:table-cell office:value-type="float" office:value="384140" calcext:value-type="float">
            <text:p>384140</text:p>
          </table:table-cell>
          <table:table-cell office:value-type="float" office:value="1933463" calcext:value-type="float">
            <text:p>1933463</text:p>
          </table:table-cell>
          <table:table-cell office:value-type="float" office:value="2044295" calcext:value-type="float">
            <text:p>2044295</text:p>
          </table:table-cell>
          <table:table-cell/>
          <table:table-cell office:value-type="float" office:value="378570" calcext:value-type="float">
            <text:p>378570</text:p>
          </table:table-cell>
          <table:table-cell office:value-type="float" office:value="386848" calcext:value-type="float">
            <text:p>386848</text:p>
          </table:table-cell>
          <table:table-cell office:value-type="float" office:value="2667898" calcext:value-type="float">
            <text:p>2667898</text:p>
          </table:table-cell>
          <table:table-cell office:value-type="float" office:value="2073255" calcext:value-type="float">
            <text:p>2073255</text:p>
          </table:table-cell>
          <table:table-cell/>
          <table:table-cell office:value-type="float" office:value="10680889" calcext:value-type="float">
            <text:p>10680889</text:p>
          </table:table-cell>
          <table:table-cell office:value-type="float" office:value="9707701" calcext:value-type="float">
            <text:p>9707701</text:p>
          </table:table-cell>
          <table:table-cell office:value-type="float" office:value="31260798" calcext:value-type="float">
            <text:p>31260798</text:p>
          </table:table-cell>
          <table:table-cell office:value-type="float" office:value="13951324" calcext:value-type="float">
            <text:p>13951324</text:p>
          </table:table-cell>
          <table:table-cell table:number-columns-repeated="4"/>
          <table:table-cell office:value-type="float" office:value="130582071" calcext:value-type="float">
            <text:p>130582071</text:p>
          </table:table-cell>
          <table:table-cell table:number-columns-repeated="6"/>
        </table:table-row>
        <table:table-row table:style-name="ro1">
          <table:table-cell office:value-type="float" office:value="362938" calcext:value-type="float">
            <text:p>362938</text:p>
          </table:table-cell>
          <table:table-cell office:value-type="float" office:value="384234" calcext:value-type="float">
            <text:p>384234</text:p>
          </table:table-cell>
          <table:table-cell office:value-type="float" office:value="1933870" calcext:value-type="float">
            <text:p>1933870</text:p>
          </table:table-cell>
          <table:table-cell office:value-type="float" office:value="2044739" calcext:value-type="float">
            <text:p>2044739</text:p>
          </table:table-cell>
          <table:table-cell/>
          <table:table-cell office:value-type="float" office:value="378625" calcext:value-type="float">
            <text:p>378625</text:p>
          </table:table-cell>
          <table:table-cell office:value-type="float" office:value="386867" calcext:value-type="float">
            <text:p>386867</text:p>
          </table:table-cell>
          <table:table-cell office:value-type="float" office:value="2668527" calcext:value-type="float">
            <text:p>2668527</text:p>
          </table:table-cell>
          <table:table-cell office:value-type="float" office:value="2073515" calcext:value-type="float">
            <text:p>2073515</text:p>
          </table:table-cell>
          <table:table-cell/>
          <table:table-cell office:value-type="float" office:value="10681111" calcext:value-type="float">
            <text:p>10681111</text:p>
          </table:table-cell>
          <table:table-cell office:value-type="float" office:value="9709850" calcext:value-type="float">
            <text:p>9709850</text:p>
          </table:table-cell>
          <table:table-cell office:value-type="float" office:value="31263241" calcext:value-type="float">
            <text:p>31263241</text:p>
          </table:table-cell>
          <table:table-cell office:value-type="float" office:value="13956231" calcext:value-type="float">
            <text:p>13956231</text:p>
          </table:table-cell>
          <table:table-cell table:number-columns-repeated="4"/>
          <table:table-cell office:value-type="float" office:value="130593062" calcext:value-type="float">
            <text:p>130593062</text:p>
          </table:table-cell>
          <table:table-cell table:number-columns-repeated="6"/>
        </table:table-row>
        <table:table-row table:style-name="ro1">
          <table:table-cell office:value-type="float" office:value="362956" calcext:value-type="float">
            <text:p>362956</text:p>
          </table:table-cell>
          <table:table-cell office:value-type="float" office:value="384271" calcext:value-type="float">
            <text:p>384271</text:p>
          </table:table-cell>
          <table:table-cell office:value-type="float" office:value="1934111" calcext:value-type="float">
            <text:p>1934111</text:p>
          </table:table-cell>
          <table:table-cell office:value-type="float" office:value="2044887" calcext:value-type="float">
            <text:p>2044887</text:p>
          </table:table-cell>
          <table:table-cell/>
          <table:table-cell office:value-type="float" office:value="378719" calcext:value-type="float">
            <text:p>378719</text:p>
          </table:table-cell>
          <table:table-cell office:value-type="float" office:value="386921" calcext:value-type="float">
            <text:p>386921</text:p>
          </table:table-cell>
          <table:table-cell office:value-type="float" office:value="2668638" calcext:value-type="float">
            <text:p>2668638</text:p>
          </table:table-cell>
          <table:table-cell office:value-type="float" office:value="2073774" calcext:value-type="float">
            <text:p>2073774</text:p>
          </table:table-cell>
          <table:table-cell/>
          <table:table-cell office:value-type="float" office:value="10685463" calcext:value-type="float">
            <text:p>10685463</text:p>
          </table:table-cell>
          <table:table-cell office:value-type="float" office:value="9712775" calcext:value-type="float">
            <text:p>9712775</text:p>
          </table:table-cell>
          <table:table-cell office:value-type="float" office:value="31362778" calcext:value-type="float">
            <text:p>31362778</text:p>
          </table:table-cell>
          <table:table-cell office:value-type="float" office:value="13956305" calcext:value-type="float">
            <text:p>13956305</text:p>
          </table:table-cell>
          <table:table-cell table:number-columns-repeated="4"/>
          <table:table-cell office:value-type="float" office:value="130596438" calcext:value-type="float">
            <text:p>130596438</text:p>
          </table:table-cell>
          <table:table-cell table:number-columns-repeated="6"/>
        </table:table-row>
        <table:table-row table:style-name="ro1">
          <table:table-cell office:value-type="float" office:value="362993" calcext:value-type="float">
            <text:p>362993</text:p>
          </table:table-cell>
          <table:table-cell office:value-type="float" office:value="384382" calcext:value-type="float">
            <text:p>384382</text:p>
          </table:table-cell>
          <table:table-cell office:value-type="float" office:value="1934148" calcext:value-type="float">
            <text:p>1934148</text:p>
          </table:table-cell>
          <table:table-cell office:value-type="float" office:value="2045554" calcext:value-type="float">
            <text:p>2045554</text:p>
          </table:table-cell>
          <table:table-cell/>
          <table:table-cell office:value-type="float" office:value="378736" calcext:value-type="float">
            <text:p>378736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8953" calcext:value-type="float">
            <text:p>2668953</text:p>
          </table:table-cell>
          <table:table-cell office:value-type="float" office:value="2073922" calcext:value-type="float">
            <text:p>2073922</text:p>
          </table:table-cell>
          <table:table-cell/>
          <table:table-cell office:value-type="float" office:value="10699759" calcext:value-type="float">
            <text:p>10699759</text:p>
          </table:table-cell>
          <table:table-cell office:value-type="float" office:value="9715053" calcext:value-type="float">
            <text:p>9715053</text:p>
          </table:table-cell>
          <table:table-cell office:value-type="float" office:value="31445868" calcext:value-type="float">
            <text:p>31445868</text:p>
          </table:table-cell>
          <table:table-cell office:value-type="float" office:value="13989454" calcext:value-type="float">
            <text:p>13989454</text:p>
          </table:table-cell>
          <table:table-cell table:number-columns-repeated="4"/>
          <table:table-cell office:value-type="float" office:value="130605287" calcext:value-type="float">
            <text:p>130605287</text:p>
          </table:table-cell>
          <table:table-cell table:number-columns-repeated="6"/>
        </table:table-row>
        <table:table-row table:style-name="ro1">
          <table:table-cell office:value-type="float" office:value="363049" calcext:value-type="float">
            <text:p>363049</text:p>
          </table:table-cell>
          <table:table-cell office:value-type="float" office:value="384400" calcext:value-type="float">
            <text:p>384400</text:p>
          </table:table-cell>
          <table:table-cell office:value-type="float" office:value="1934500" calcext:value-type="float">
            <text:p>1934500</text:p>
          </table:table-cell>
          <table:table-cell office:value-type="float" office:value="2046220" calcext:value-type="float">
            <text:p>2046220</text:p>
          </table:table-cell>
          <table:table-cell/>
          <table:table-cell office:value-type="float" office:value="378995" calcext:value-type="float">
            <text:p>378995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9175" calcext:value-type="float">
            <text:p>2669175</text:p>
          </table:table-cell>
          <table:table-cell office:value-type="float" office:value="2074570" calcext:value-type="float">
            <text:p>2074570</text:p>
          </table:table-cell>
          <table:table-cell/>
          <table:table-cell office:value-type="float" office:value="10704759" calcext:value-type="float">
            <text:p>10704759</text:p>
          </table:table-cell>
          <table:table-cell office:value-type="float" office:value="9717498" calcext:value-type="float">
            <text:p>9717498</text:p>
          </table:table-cell>
          <table:table-cell office:value-type="float" office:value="31568219" calcext:value-type="float">
            <text:p>31568219</text:p>
          </table:table-cell>
          <table:table-cell office:value-type="float" office:value="13990694" calcext:value-type="float">
            <text:p>13990694</text:p>
          </table:table-cell>
          <table:table-cell table:number-columns-repeated="4"/>
          <table:table-cell office:value-type="float" office:value="130611588" calcext:value-type="float">
            <text:p>130611588</text:p>
          </table:table-cell>
          <table:table-cell table:number-columns-repeated="6"/>
        </table:table-row>
        <table:table-row table:style-name="ro1">
          <table:table-cell office:value-type="float" office:value="363085" calcext:value-type="float">
            <text:p>363085</text:p>
          </table:table-cell>
          <table:table-cell office:value-type="float" office:value="384400" calcext:value-type="float">
            <text:p>384400</text:p>
          </table:table-cell>
          <table:table-cell office:value-type="float" office:value="1934500" calcext:value-type="float">
            <text:p>1934500</text:p>
          </table:table-cell>
          <table:table-cell office:value-type="float" office:value="2046331" calcext:value-type="float">
            <text:p>2046331</text:p>
          </table:table-cell>
          <table:table-cell/>
          <table:table-cell office:value-type="float" office:value="378996" calcext:value-type="float">
            <text:p>378996</text:p>
          </table:table-cell>
          <table:table-cell office:value-type="float" office:value="387051" calcext:value-type="float">
            <text:p>387051</text:p>
          </table:table-cell>
          <table:table-cell office:value-type="float" office:value="2669619" calcext:value-type="float">
            <text:p>2669619</text:p>
          </table:table-cell>
          <table:table-cell office:value-type="float" office:value="2074792" calcext:value-type="float">
            <text:p>2074792</text:p>
          </table:table-cell>
          <table:table-cell/>
          <table:table-cell office:value-type="float" office:value="10713018" calcext:value-type="float">
            <text:p>10713018</text:p>
          </table:table-cell>
          <table:table-cell office:value-type="float" office:value="9717628" calcext:value-type="float">
            <text:p>9717628</text:p>
          </table:table-cell>
          <table:table-cell office:value-type="float" office:value="31652255" calcext:value-type="float">
            <text:p>31652255</text:p>
          </table:table-cell>
          <table:table-cell office:value-type="float" office:value="14001472" calcext:value-type="float">
            <text:p>14001472</text:p>
          </table:table-cell>
          <table:table-cell table:number-columns-repeated="4"/>
          <table:table-cell office:value-type="float" office:value="130612745" calcext:value-type="float">
            <text:p>130612745</text:p>
          </table:table-cell>
          <table:table-cell table:number-columns-repeated="6"/>
        </table:table-row>
        <table:table-row table:style-name="ro1">
          <table:table-cell office:value-type="float" office:value="363104" calcext:value-type="float">
            <text:p>363104</text:p>
          </table:table-cell>
          <table:table-cell office:value-type="float" office:value="384641" calcext:value-type="float">
            <text:p>384641</text:p>
          </table:table-cell>
          <table:table-cell office:value-type="float" office:value="1934796" calcext:value-type="float">
            <text:p>1934796</text:p>
          </table:table-cell>
          <table:table-cell office:value-type="float" office:value="2046554" calcext:value-type="float">
            <text:p>2046554</text:p>
          </table:table-cell>
          <table:table-cell/>
          <table:table-cell office:value-type="float" office:value="379107" calcext:value-type="float">
            <text:p>379107</text:p>
          </table:table-cell>
          <table:table-cell office:value-type="float" office:value="387070" calcext:value-type="float">
            <text:p>387070</text:p>
          </table:table-cell>
          <table:table-cell office:value-type="float" office:value="2669990" calcext:value-type="float">
            <text:p>2669990</text:p>
          </table:table-cell>
          <table:table-cell office:value-type="float" office:value="2074830" calcext:value-type="float">
            <text:p>2074830</text:p>
          </table:table-cell>
          <table:table-cell/>
          <table:table-cell office:value-type="float" office:value="10719017" calcext:value-type="float">
            <text:p>10719017</text:p>
          </table:table-cell>
          <table:table-cell office:value-type="float" office:value="9717923" calcext:value-type="float">
            <text:p>9717923</text:p>
          </table:table-cell>
          <table:table-cell office:value-type="float" office:value="31730531" calcext:value-type="float">
            <text:p>31730531</text:p>
          </table:table-cell>
          <table:table-cell office:value-type="float" office:value="14012268" calcext:value-type="float">
            <text:p>14012268</text:p>
          </table:table-cell>
          <table:table-cell table:number-columns-repeated="4"/>
          <table:table-cell office:value-type="float" office:value="130612955" calcext:value-type="float">
            <text:p>130612955</text:p>
          </table:table-cell>
          <table:table-cell table:number-columns-repeated="6"/>
        </table:table-row>
        <table:table-row table:style-name="ro1">
          <table:table-cell office:value-type="float" office:value="363142" calcext:value-type="float">
            <text:p>363142</text:p>
          </table:table-cell>
          <table:table-cell office:value-type="float" office:value="384641" calcext:value-type="float">
            <text:p>384641</text:p>
          </table:table-cell>
          <table:table-cell office:value-type="float" office:value="1935556" calcext:value-type="float">
            <text:p>1935556</text:p>
          </table:table-cell>
          <table:table-cell office:value-type="float" office:value="2046627" calcext:value-type="float">
            <text:p>2046627</text:p>
          </table:table-cell>
          <table:table-cell/>
          <table:table-cell office:value-type="float" office:value="379107" calcext:value-type="float">
            <text:p>379107</text:p>
          </table:table-cell>
          <table:table-cell office:value-type="float" office:value="387163" calcext:value-type="float">
            <text:p>387163</text:p>
          </table:table-cell>
          <table:table-cell office:value-type="float" office:value="2670194" calcext:value-type="float">
            <text:p>2670194</text:p>
          </table:table-cell>
          <table:table-cell office:value-type="float" office:value="2074922" calcext:value-type="float">
            <text:p>2074922</text:p>
          </table:table-cell>
          <table:table-cell/>
          <table:table-cell office:value-type="float" office:value="10729111" calcext:value-type="float">
            <text:p>10729111</text:p>
          </table:table-cell>
          <table:table-cell office:value-type="float" office:value="9720127" calcext:value-type="float">
            <text:p>9720127</text:p>
          </table:table-cell>
          <table:table-cell office:value-type="float" office:value="31783696" calcext:value-type="float">
            <text:p>31783696</text:p>
          </table:table-cell>
          <table:table-cell office:value-type="float" office:value="14032509" calcext:value-type="float">
            <text:p>14032509</text:p>
          </table:table-cell>
          <table:table-cell table:number-columns-repeated="4"/>
          <table:table-cell office:value-type="float" office:value="130618526" calcext:value-type="float">
            <text:p>130618526</text:p>
          </table:table-cell>
          <table:table-cell table:number-columns-repeated="6"/>
        </table:table-row>
        <table:table-row table:style-name="ro1">
          <table:table-cell office:value-type="float" office:value="363289" calcext:value-type="float">
            <text:p>363289</text:p>
          </table:table-cell>
          <table:table-cell office:value-type="float" office:value="384733" calcext:value-type="float">
            <text:p>384733</text:p>
          </table:table-cell>
          <table:table-cell office:value-type="float" office:value="1935982" calcext:value-type="float">
            <text:p>1935982</text:p>
          </table:table-cell>
          <table:table-cell office:value-type="float" office:value="2047646" calcext:value-type="float">
            <text:p>2047646</text:p>
          </table:table-cell>
          <table:table-cell/>
          <table:table-cell office:value-type="float" office:value="379163" calcext:value-type="float">
            <text:p>379163</text:p>
          </table:table-cell>
          <table:table-cell office:value-type="float" office:value="387181" calcext:value-type="float">
            <text:p>387181</text:p>
          </table:table-cell>
          <table:table-cell office:value-type="float" office:value="2670415" calcext:value-type="float">
            <text:p>2670415</text:p>
          </table:table-cell>
          <table:table-cell office:value-type="float" office:value="2075219" calcext:value-type="float">
            <text:p>2075219</text:p>
          </table:table-cell>
          <table:table-cell/>
          <table:table-cell office:value-type="float" office:value="10729481" calcext:value-type="float">
            <text:p>10729481</text:p>
          </table:table-cell>
          <table:table-cell office:value-type="float" office:value="9722053" calcext:value-type="float">
            <text:p>9722053</text:p>
          </table:table-cell>
          <table:table-cell office:value-type="float" office:value="31849381" calcext:value-type="float">
            <text:p>31849381</text:p>
          </table:table-cell>
          <table:table-cell office:value-type="float" office:value="14033582" calcext:value-type="float">
            <text:p>14033582</text:p>
          </table:table-cell>
          <table:table-cell table:number-columns-repeated="4"/>
          <table:table-cell office:value-type="float" office:value="130632903" calcext:value-type="float">
            <text:p>130632903</text:p>
          </table:table-cell>
          <table:table-cell table:number-columns-repeated="6"/>
        </table:table-row>
        <table:table-row table:style-name="ro1">
          <table:table-cell office:value-type="float" office:value="363419" calcext:value-type="float">
            <text:p>363419</text:p>
          </table:table-cell>
          <table:table-cell office:value-type="float" office:value="385215" calcext:value-type="float">
            <text:p>385215</text:p>
          </table:table-cell>
          <table:table-cell office:value-type="float" office:value="1936019" calcext:value-type="float">
            <text:p>1936019</text:p>
          </table:table-cell>
          <table:table-cell office:value-type="float" office:value="2047665" calcext:value-type="float">
            <text:p>2047665</text:p>
          </table:table-cell>
          <table:table-cell/>
          <table:table-cell office:value-type="float" office:value="379292" calcext:value-type="float">
            <text:p>379292</text:p>
          </table:table-cell>
          <table:table-cell office:value-type="float" office:value="387237" calcext:value-type="float">
            <text:p>387237</text:p>
          </table:table-cell>
          <table:table-cell office:value-type="float" office:value="2670508" calcext:value-type="float">
            <text:p>2670508</text:p>
          </table:table-cell>
          <table:table-cell office:value-type="float" office:value="2075422" calcext:value-type="float">
            <text:p>2075422</text:p>
          </table:table-cell>
          <table:table-cell/>
          <table:table-cell office:value-type="float" office:value="10730222" calcext:value-type="float">
            <text:p>10730222</text:p>
          </table:table-cell>
          <table:table-cell office:value-type="float" office:value="9733830" calcext:value-type="float">
            <text:p>9733830</text:p>
          </table:table-cell>
          <table:table-cell office:value-type="float" office:value="31877862" calcext:value-type="float">
            <text:p>31877862</text:p>
          </table:table-cell>
          <table:table-cell office:value-type="float" office:value="14051342" calcext:value-type="float">
            <text:p>14051342</text:p>
          </table:table-cell>
          <table:table-cell table:number-columns-repeated="4"/>
          <table:table-cell office:value-type="float" office:value="130646899" calcext:value-type="float">
            <text:p>130646899</text:p>
          </table:table-cell>
          <table:table-cell table:number-columns-repeated="6"/>
        </table:table-row>
        <table:table-row table:style-name="ro1">
          <table:table-cell office:value-type="float" office:value="363437" calcext:value-type="float">
            <text:p>363437</text:p>
          </table:table-cell>
          <table:table-cell office:value-type="float" office:value="385419" calcext:value-type="float">
            <text:p>385419</text:p>
          </table:table-cell>
          <table:table-cell office:value-type="float" office:value="1936555" calcext:value-type="float">
            <text:p>1936555</text:p>
          </table:table-cell>
          <table:table-cell office:value-type="float" office:value="2048146" calcext:value-type="float">
            <text:p>2048146</text:p>
          </table:table-cell>
          <table:table-cell/>
          <table:table-cell office:value-type="float" office:value="379404" calcext:value-type="float">
            <text:p>379404</text:p>
          </table:table-cell>
          <table:table-cell office:value-type="float" office:value="387329" calcext:value-type="float">
            <text:p>387329</text:p>
          </table:table-cell>
          <table:table-cell office:value-type="float" office:value="2670509" calcext:value-type="float">
            <text:p>2670509</text:p>
          </table:table-cell>
          <table:table-cell office:value-type="float" office:value="2075552" calcext:value-type="float">
            <text:p>2075552</text:p>
          </table:table-cell>
          <table:table-cell/>
          <table:table-cell office:value-type="float" office:value="10739370" calcext:value-type="float">
            <text:p>10739370</text:p>
          </table:table-cell>
          <table:table-cell office:value-type="float" office:value="9733942" calcext:value-type="float">
            <text:p>9733942</text:p>
          </table:table-cell>
          <table:table-cell office:value-type="float" office:value="31902047" calcext:value-type="float">
            <text:p>31902047</text:p>
          </table:table-cell>
          <table:table-cell office:value-type="float" office:value="14070860" calcext:value-type="float">
            <text:p>14070860</text:p>
          </table:table-cell>
          <table:table-cell table:number-columns-repeated="4"/>
          <table:table-cell office:value-type="float" office:value="130657395" calcext:value-type="float">
            <text:p>130657395</text:p>
          </table:table-cell>
          <table:table-cell table:number-columns-repeated="6"/>
        </table:table-row>
        <table:table-row table:style-name="ro1">
          <table:table-cell office:value-type="float" office:value="363437" calcext:value-type="float">
            <text:p>363437</text:p>
          </table:table-cell>
          <table:table-cell office:value-type="float" office:value="385474" calcext:value-type="float">
            <text:p>385474</text:p>
          </table:table-cell>
          <table:table-cell office:value-type="float" office:value="1939760" calcext:value-type="float">
            <text:p>1939760</text:p>
          </table:table-cell>
          <table:table-cell office:value-type="float" office:value="2048258" calcext:value-type="float">
            <text:p>2048258</text:p>
          </table:table-cell>
          <table:table-cell/>
          <table:table-cell office:value-type="float" office:value="379458" calcext:value-type="float">
            <text:p>379458</text:p>
          </table:table-cell>
          <table:table-cell office:value-type="float" office:value="387459" calcext:value-type="float">
            <text:p>387459</text:p>
          </table:table-cell>
          <table:table-cell office:value-type="float" office:value="2670527" calcext:value-type="float">
            <text:p>2670527</text:p>
          </table:table-cell>
          <table:table-cell office:value-type="float" office:value="2075718" calcext:value-type="float">
            <text:p>2075718</text:p>
          </table:table-cell>
          <table:table-cell/>
          <table:table-cell office:value-type="float" office:value="10773146" calcext:value-type="float">
            <text:p>10773146</text:p>
          </table:table-cell>
          <table:table-cell office:value-type="float" office:value="9748497" calcext:value-type="float">
            <text:p>9748497</text:p>
          </table:table-cell>
          <table:table-cell office:value-type="float" office:value="32005562" calcext:value-type="float">
            <text:p>32005562</text:p>
          </table:table-cell>
          <table:table-cell office:value-type="float" office:value="14075600" calcext:value-type="float">
            <text:p>14075600</text:p>
          </table:table-cell>
          <table:table-cell table:number-columns-repeated="4"/>
          <table:table-cell office:value-type="float" office:value="130658137" calcext:value-type="float">
            <text:p>130658137</text:p>
          </table:table-cell>
          <table:table-cell table:number-columns-repeated="6"/>
        </table:table-row>
        <table:table-row table:style-name="ro1">
          <table:table-cell office:value-type="float" office:value="363437" calcext:value-type="float">
            <text:p>363437</text:p>
          </table:table-cell>
          <table:table-cell office:value-type="float" office:value="385511" calcext:value-type="float">
            <text:p>385511</text:p>
          </table:table-cell>
          <table:table-cell office:value-type="float" office:value="1940019" calcext:value-type="float">
            <text:p>1940019</text:p>
          </table:table-cell>
          <table:table-cell office:value-type="float" office:value="2048425" calcext:value-type="float">
            <text:p>2048425</text:p>
          </table:table-cell>
          <table:table-cell/>
          <table:table-cell office:value-type="float" office:value="379514" calcext:value-type="float">
            <text:p>379514</text:p>
          </table:table-cell>
          <table:table-cell office:value-type="float" office:value="387607" calcext:value-type="float">
            <text:p>387607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737" calcext:value-type="float">
            <text:p>2075737</text:p>
          </table:table-cell>
          <table:table-cell/>
          <table:table-cell office:value-type="float" office:value="10792424" calcext:value-type="float">
            <text:p>10792424</text:p>
          </table:table-cell>
          <table:table-cell office:value-type="float" office:value="9759459" calcext:value-type="float">
            <text:p>9759459</text:p>
          </table:table-cell>
          <table:table-cell office:value-type="float" office:value="32032379" calcext:value-type="float">
            <text:p>32032379</text:p>
          </table:table-cell>
          <table:table-cell office:value-type="float" office:value="14075730" calcext:value-type="float">
            <text:p>14075730</text:p>
          </table:table-cell>
          <table:table-cell table:number-columns-repeated="4"/>
          <table:table-cell office:value-type="float" office:value="130662663" calcext:value-type="float">
            <text:p>130662663</text:p>
          </table:table-cell>
          <table:table-cell table:number-columns-repeated="6"/>
        </table:table-row>
        <table:table-row table:style-name="ro1">
          <table:table-cell office:value-type="float" office:value="363438" calcext:value-type="float">
            <text:p>363438</text:p>
          </table:table-cell>
          <table:table-cell office:value-type="float" office:value="385660" calcext:value-type="float">
            <text:p>385660</text:p>
          </table:table-cell>
          <table:table-cell office:value-type="float" office:value="1940593" calcext:value-type="float">
            <text:p>1940593</text:p>
          </table:table-cell>
          <table:table-cell office:value-type="float" office:value="2049091" calcext:value-type="float">
            <text:p>2049091</text:p>
          </table:table-cell>
          <table:table-cell/>
          <table:table-cell office:value-type="float" office:value="379570" calcext:value-type="float">
            <text:p>379570</text:p>
          </table:table-cell>
          <table:table-cell office:value-type="float" office:value="387626" calcext:value-type="float">
            <text:p>387626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941" calcext:value-type="float">
            <text:p>2075941</text:p>
          </table:table-cell>
          <table:table-cell/>
          <table:table-cell office:value-type="float" office:value="10808517" calcext:value-type="float">
            <text:p>10808517</text:p>
          </table:table-cell>
          <table:table-cell office:value-type="float" office:value="9764293" calcext:value-type="float">
            <text:p>9764293</text:p>
          </table:table-cell>
          <table:table-cell office:value-type="float" office:value="32169432" calcext:value-type="float">
            <text:p>32169432</text:p>
          </table:table-cell>
          <table:table-cell office:value-type="float" office:value="14083970" calcext:value-type="float">
            <text:p>14083970</text:p>
          </table:table-cell>
          <table:table-cell table:number-columns-repeated="4"/>
          <table:table-cell office:value-type="float" office:value="130670710" calcext:value-type="float">
            <text:p>130670710</text:p>
          </table:table-cell>
          <table:table-cell table:number-columns-repeated="6"/>
        </table:table-row>
        <table:table-row table:style-name="ro1">
          <table:table-cell office:value-type="float" office:value="363456" calcext:value-type="float">
            <text:p>363456</text:p>
          </table:table-cell>
          <table:table-cell office:value-type="float" office:value="386104" calcext:value-type="float">
            <text:p>386104</text:p>
          </table:table-cell>
          <table:table-cell office:value-type="float" office:value="1941037" calcext:value-type="float">
            <text:p>1941037</text:p>
          </table:table-cell>
          <table:table-cell office:value-type="float" office:value="2049628" calcext:value-type="float">
            <text:p>2049628</text:p>
          </table:table-cell>
          <table:table-cell/>
          <table:table-cell office:value-type="float" office:value="379682" calcext:value-type="float">
            <text:p>379682</text:p>
          </table:table-cell>
          <table:table-cell office:value-type="float" office:value="387663" calcext:value-type="float">
            <text:p>387663</text:p>
          </table:table-cell>
          <table:table-cell office:value-type="float" office:value="2671063" calcext:value-type="float">
            <text:p>2671063</text:p>
          </table:table-cell>
          <table:table-cell office:value-type="float" office:value="2076181" calcext:value-type="float">
            <text:p>2076181</text:p>
          </table:table-cell>
          <table:table-cell/>
          <table:table-cell office:value-type="float" office:value="10808757" calcext:value-type="float">
            <text:p>10808757</text:p>
          </table:table-cell>
          <table:table-cell office:value-type="float" office:value="9767164" calcext:value-type="float">
            <text:p>9767164</text:p>
          </table:table-cell>
          <table:table-cell office:value-type="float" office:value="32286430" calcext:value-type="float">
            <text:p>32286430</text:p>
          </table:table-cell>
          <table:table-cell office:value-type="float" office:value="14084507" calcext:value-type="float">
            <text:p>14084507</text:p>
          </table:table-cell>
          <table:table-cell table:number-columns-repeated="4"/>
          <table:table-cell office:value-type="float" office:value="130677812" calcext:value-type="float">
            <text:p>130677812</text:p>
          </table:table-cell>
          <table:table-cell table:number-columns-repeated="6"/>
        </table:table-row>
        <table:table-row table:style-name="ro1">
          <table:table-cell office:value-type="float" office:value="363530" calcext:value-type="float">
            <text:p>363530</text:p>
          </table:table-cell>
          <table:table-cell office:value-type="float" office:value="386197" calcext:value-type="float">
            <text:p>386197</text:p>
          </table:table-cell>
          <table:table-cell office:value-type="float" office:value="1941963" calcext:value-type="float">
            <text:p>1941963</text:p>
          </table:table-cell>
          <table:table-cell office:value-type="float" office:value="2049924" calcext:value-type="float">
            <text:p>2049924</text:p>
          </table:table-cell>
          <table:table-cell/>
          <table:table-cell office:value-type="float" office:value="379829" calcext:value-type="float">
            <text:p>379829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601" calcext:value-type="float">
            <text:p>2671601</text:p>
          </table:table-cell>
          <table:table-cell office:value-type="float" office:value="2076237" calcext:value-type="float">
            <text:p>2076237</text:p>
          </table:table-cell>
          <table:table-cell/>
          <table:table-cell office:value-type="float" office:value="10843312" calcext:value-type="float">
            <text:p>10843312</text:p>
          </table:table-cell>
          <table:table-cell office:value-type="float" office:value="9768571" calcext:value-type="float">
            <text:p>9768571</text:p>
          </table:table-cell>
          <table:table-cell office:value-type="float" office:value="32636833" calcext:value-type="float">
            <text:p>32636833</text:p>
          </table:table-cell>
          <table:table-cell office:value-type="float" office:value="14085378" calcext:value-type="float">
            <text:p>14085378</text:p>
          </table:table-cell>
          <table:table-cell table:number-columns-repeated="4"/>
          <table:table-cell office:value-type="float" office:value="130678479" calcext:value-type="float">
            <text:p>130678479</text:p>
          </table:table-cell>
          <table:table-cell table:number-columns-repeated="6"/>
        </table:table-row>
        <table:table-row table:style-name="ro1">
          <table:table-cell office:value-type="float" office:value="363789" calcext:value-type="float">
            <text:p>363789</text:p>
          </table:table-cell>
          <table:table-cell office:value-type="float" office:value="386363" calcext:value-type="float">
            <text:p>386363</text:p>
          </table:table-cell>
          <table:table-cell office:value-type="float" office:value="1942389" calcext:value-type="float">
            <text:p>1942389</text:p>
          </table:table-cell>
          <table:table-cell office:value-type="float" office:value="2050035" calcext:value-type="float">
            <text:p>2050035</text:p>
          </table:table-cell>
          <table:table-cell/>
          <table:table-cell office:value-type="float" office:value="379866" calcext:value-type="float">
            <text:p>379866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915" calcext:value-type="float">
            <text:p>2671915</text:p>
          </table:table-cell>
          <table:table-cell office:value-type="float" office:value="2076885" calcext:value-type="float">
            <text:p>2076885</text:p>
          </table:table-cell>
          <table:table-cell/>
          <table:table-cell office:value-type="float" office:value="10861608" calcext:value-type="float">
            <text:p>10861608</text:p>
          </table:table-cell>
          <table:table-cell office:value-type="float" office:value="9770848" calcext:value-type="float">
            <text:p>9770848</text:p>
          </table:table-cell>
          <table:table-cell office:value-type="float" office:value="32654110" calcext:value-type="float">
            <text:p>32654110</text:p>
          </table:table-cell>
          <table:table-cell office:value-type="float" office:value="14085656" calcext:value-type="float">
            <text:p>14085656</text:p>
          </table:table-cell>
          <table:table-cell table:number-columns-repeated="4"/>
          <table:table-cell office:value-type="float" office:value="130684025" calcext:value-type="float">
            <text:p>130684025</text:p>
          </table:table-cell>
          <table:table-cell table:number-columns-repeated="6"/>
        </table:table-row>
        <table:table-row table:style-name="ro1">
          <table:table-cell office:value-type="float" office:value="363993" calcext:value-type="float">
            <text:p>363993</text:p>
          </table:table-cell>
          <table:table-cell office:value-type="float" office:value="386640" calcext:value-type="float">
            <text:p>386640</text:p>
          </table:table-cell>
          <table:table-cell office:value-type="float" office:value="1942648" calcext:value-type="float">
            <text:p>1942648</text:p>
          </table:table-cell>
          <table:table-cell office:value-type="float" office:value="2050146" calcext:value-type="float">
            <text:p>2050146</text:p>
          </table:table-cell>
          <table:table-cell/>
          <table:table-cell office:value-type="float" office:value="380015" calcext:value-type="float">
            <text:p>380015</text:p>
          </table:table-cell>
          <table:table-cell office:value-type="float" office:value="387810" calcext:value-type="float">
            <text:p>387810</text:p>
          </table:table-cell>
          <table:table-cell office:value-type="float" office:value="2672082" calcext:value-type="float">
            <text:p>2672082</text:p>
          </table:table-cell>
          <table:table-cell office:value-type="float" office:value="2078756" calcext:value-type="float">
            <text:p>2078756</text:p>
          </table:table-cell>
          <table:table-cell/>
          <table:table-cell office:value-type="float" office:value="10862552" calcext:value-type="float">
            <text:p>10862552</text:p>
          </table:table-cell>
          <table:table-cell office:value-type="float" office:value="9781293" calcext:value-type="float">
            <text:p>9781293</text:p>
          </table:table-cell>
          <table:table-cell office:value-type="float" office:value="32663516" calcext:value-type="float">
            <text:p>32663516</text:p>
          </table:table-cell>
          <table:table-cell office:value-type="float" office:value="14087266" calcext:value-type="float">
            <text:p>14087266</text:p>
          </table:table-cell>
          <table:table-cell table:number-columns-repeated="4"/>
          <table:table-cell office:value-type="float" office:value="130691003" calcext:value-type="float">
            <text:p>130691003</text:p>
          </table:table-cell>
          <table:table-cell table:number-columns-repeated="6"/>
        </table:table-row>
        <table:table-row table:style-name="ro1">
          <table:table-cell office:value-type="float" office:value="364030" calcext:value-type="float">
            <text:p>364030</text:p>
          </table:table-cell>
          <table:table-cell office:value-type="float" office:value="386863" calcext:value-type="float">
            <text:p>386863</text:p>
          </table:table-cell>
          <table:table-cell office:value-type="float" office:value="1942722" calcext:value-type="float">
            <text:p>1942722</text:p>
          </table:table-cell>
          <table:table-cell office:value-type="float" office:value="2050239" calcext:value-type="float">
            <text:p>2050239</text:p>
          </table:table-cell>
          <table:table-cell/>
          <table:table-cell office:value-type="float" office:value="380070" calcext:value-type="float">
            <text:p>380070</text:p>
          </table:table-cell>
          <table:table-cell office:value-type="float" office:value="387829" calcext:value-type="float">
            <text:p>387829</text:p>
          </table:table-cell>
          <table:table-cell office:value-type="float" office:value="2672083" calcext:value-type="float">
            <text:p>2672083</text:p>
          </table:table-cell>
          <table:table-cell office:value-type="float" office:value="2078811" calcext:value-type="float">
            <text:p>2078811</text:p>
          </table:table-cell>
          <table:table-cell/>
          <table:table-cell office:value-type="float" office:value="10880700" calcext:value-type="float">
            <text:p>10880700</text:p>
          </table:table-cell>
          <table:table-cell office:value-type="float" office:value="9781534" calcext:value-type="float">
            <text:p>9781534</text:p>
          </table:table-cell>
          <table:table-cell office:value-type="float" office:value="32763422" calcext:value-type="float">
            <text:p>32763422</text:p>
          </table:table-cell>
          <table:table-cell office:value-type="float" office:value="14087359" calcext:value-type="float">
            <text:p>14087359</text:p>
          </table:table-cell>
          <table:table-cell table:number-columns-repeated="4"/>
          <table:table-cell office:value-type="float" office:value="130704783" calcext:value-type="float">
            <text:p>130704783</text:p>
          </table:table-cell>
          <table:table-cell table:number-columns-repeated="6"/>
        </table:table-row>
        <table:table-row table:style-name="ro1">
          <table:table-cell office:value-type="float" office:value="364030" calcext:value-type="float">
            <text:p>364030</text:p>
          </table:table-cell>
          <table:table-cell office:value-type="float" office:value="386900" calcext:value-type="float">
            <text:p>386900</text:p>
          </table:table-cell>
          <table:table-cell office:value-type="float" office:value="1942741" calcext:value-type="float">
            <text:p>1942741</text:p>
          </table:table-cell>
          <table:table-cell office:value-type="float" office:value="2050831" calcext:value-type="float">
            <text:p>2050831</text:p>
          </table:table-cell>
          <table:table-cell/>
          <table:table-cell office:value-type="float" office:value="380089" calcext:value-type="float">
            <text:p>380089</text:p>
          </table:table-cell>
          <table:table-cell office:value-type="float" office:value="387847" calcext:value-type="float">
            <text:p>387847</text:p>
          </table:table-cell>
          <table:table-cell office:value-type="float" office:value="2672137" calcext:value-type="float">
            <text:p>2672137</text:p>
          </table:table-cell>
          <table:table-cell office:value-type="float" office:value="2079162" calcext:value-type="float">
            <text:p>2079162</text:p>
          </table:table-cell>
          <table:table-cell/>
          <table:table-cell office:value-type="float" office:value="10881275" calcext:value-type="float">
            <text:p>10881275</text:p>
          </table:table-cell>
          <table:table-cell office:value-type="float" office:value="9788331" calcext:value-type="float">
            <text:p>9788331</text:p>
          </table:table-cell>
          <table:table-cell office:value-type="float" office:value="32776460" calcext:value-type="float">
            <text:p>32776460</text:p>
          </table:table-cell>
          <table:table-cell office:value-type="float" office:value="14091434" calcext:value-type="float">
            <text:p>14091434</text:p>
          </table:table-cell>
          <table:table-cell table:number-columns-repeated="4"/>
          <table:table-cell office:value-type="float" office:value="130712785" calcext:value-type="float">
            <text:p>130712785</text:p>
          </table:table-cell>
          <table:table-cell table:number-columns-repeated="6"/>
        </table:table-row>
        <table:table-row table:style-name="ro1">
          <table:table-cell office:value-type="float" office:value="364234" calcext:value-type="float">
            <text:p>364234</text:p>
          </table:table-cell>
          <table:table-cell office:value-type="float" office:value="387678" calcext:value-type="float">
            <text:p>387678</text:p>
          </table:table-cell>
          <table:table-cell office:value-type="float" office:value="1943740" calcext:value-type="float">
            <text:p>1943740</text:p>
          </table:table-cell>
          <table:table-cell office:value-type="float" office:value="2051091" calcext:value-type="float">
            <text:p>2051091</text:p>
          </table:table-cell>
          <table:table-cell/>
          <table:table-cell office:value-type="float" office:value="380162" calcext:value-type="float">
            <text:p>380162</text:p>
          </table:table-cell>
          <table:table-cell office:value-type="float" office:value="387885" calcext:value-type="float">
            <text:p>387885</text:p>
          </table:table-cell>
          <table:table-cell office:value-type="float" office:value="2672286" calcext:value-type="float">
            <text:p>2672286</text:p>
          </table:table-cell>
          <table:table-cell office:value-type="float" office:value="2079256" calcext:value-type="float">
            <text:p>2079256</text:p>
          </table:table-cell>
          <table:table-cell/>
          <table:table-cell office:value-type="float" office:value="10897311" calcext:value-type="float">
            <text:p>10897311</text:p>
          </table:table-cell>
          <table:table-cell office:value-type="float" office:value="9818551" calcext:value-type="float">
            <text:p>9818551</text:p>
          </table:table-cell>
          <table:table-cell office:value-type="float" office:value="32983529" calcext:value-type="float">
            <text:p>32983529</text:p>
          </table:table-cell>
          <table:table-cell office:value-type="float" office:value="14092285" calcext:value-type="float">
            <text:p>14092285</text:p>
          </table:table-cell>
          <table:table-cell table:number-columns-repeated="4"/>
          <table:table-cell office:value-type="float" office:value="130715528" calcext:value-type="float">
            <text:p>130715528</text:p>
          </table:table-cell>
          <table:table-cell table:number-columns-repeated="6"/>
        </table:table-row>
        <table:table-row table:style-name="ro1">
          <table:table-cell office:value-type="float" office:value="364252" calcext:value-type="float">
            <text:p>364252</text:p>
          </table:table-cell>
          <table:table-cell office:value-type="float" office:value="387733" calcext:value-type="float">
            <text:p>387733</text:p>
          </table:table-cell>
          <table:table-cell office:value-type="float" office:value="1944278" calcext:value-type="float">
            <text:p>1944278</text:p>
          </table:table-cell>
          <table:table-cell office:value-type="float" office:value="2051165" calcext:value-type="float">
            <text:p>2051165</text:p>
          </table:table-cell>
          <table:table-cell/>
          <table:table-cell office:value-type="float" office:value="380163" calcext:value-type="float">
            <text:p>380163</text:p>
          </table:table-cell>
          <table:table-cell office:value-type="float" office:value="388014" calcext:value-type="float">
            <text:p>388014</text:p>
          </table:table-cell>
          <table:table-cell office:value-type="float" office:value="2672323" calcext:value-type="float">
            <text:p>2672323</text:p>
          </table:table-cell>
          <table:table-cell office:value-type="float" office:value="2080718" calcext:value-type="float">
            <text:p>2080718</text:p>
          </table:table-cell>
          <table:table-cell/>
          <table:table-cell office:value-type="float" office:value="10914774" calcext:value-type="float">
            <text:p>10914774</text:p>
          </table:table-cell>
          <table:table-cell office:value-type="float" office:value="9847311" calcext:value-type="float">
            <text:p>9847311</text:p>
          </table:table-cell>
          <table:table-cell office:value-type="float" office:value="33044288" calcext:value-type="float">
            <text:p>33044288</text:p>
          </table:table-cell>
          <table:table-cell office:value-type="float" office:value="14095730" calcext:value-type="float">
            <text:p>14095730</text:p>
          </table:table-cell>
          <table:table-cell table:number-columns-repeated="4"/>
          <table:table-cell office:value-type="float" office:value="130725485" calcext:value-type="float">
            <text:p>130725485</text:p>
          </table:table-cell>
          <table:table-cell table:number-columns-repeated="6"/>
        </table:table-row>
        <table:table-row table:style-name="ro1">
          <table:table-cell office:value-type="float" office:value="364252" calcext:value-type="float">
            <text:p>364252</text:p>
          </table:table-cell>
          <table:table-cell office:value-type="float" office:value="387734" calcext:value-type="float">
            <text:p>387734</text:p>
          </table:table-cell>
          <table:table-cell office:value-type="float" office:value="1944445" calcext:value-type="float">
            <text:p>1944445</text:p>
          </table:table-cell>
          <table:table-cell office:value-type="float" office:value="2051665" calcext:value-type="float">
            <text:p>2051665</text:p>
          </table:table-cell>
          <table:table-cell/>
          <table:table-cell office:value-type="float" office:value="380181" calcext:value-type="float">
            <text:p>380181</text:p>
          </table:table-cell>
          <table:table-cell office:value-type="float" office:value="388070" calcext:value-type="float">
            <text:p>388070</text:p>
          </table:table-cell>
          <table:table-cell office:value-type="float" office:value="2672490" calcext:value-type="float">
            <text:p>2672490</text:p>
          </table:table-cell>
          <table:table-cell office:value-type="float" office:value="2081552" calcext:value-type="float">
            <text:p>2081552</text:p>
          </table:table-cell>
          <table:table-cell/>
          <table:table-cell office:value-type="float" office:value="10924255" calcext:value-type="float">
            <text:p>10924255</text:p>
          </table:table-cell>
          <table:table-cell office:value-type="float" office:value="9860366" calcext:value-type="float">
            <text:p>9860366</text:p>
          </table:table-cell>
          <table:table-cell office:value-type="float" office:value="33110565" calcext:value-type="float">
            <text:p>33110565</text:p>
          </table:table-cell>
          <table:table-cell office:value-type="float" office:value="14105970" calcext:value-type="float">
            <text:p>14105970</text:p>
          </table:table-cell>
          <table:table-cell table:number-columns-repeated="4"/>
          <table:table-cell office:value-type="float" office:value="130757769" calcext:value-type="float">
            <text:p>130757769</text:p>
          </table:table-cell>
          <table:table-cell table:number-columns-repeated="6"/>
        </table:table-row>
        <table:table-row table:style-name="ro1">
          <table:table-cell office:value-type="float" office:value="364252" calcext:value-type="float">
            <text:p>364252</text:p>
          </table:table-cell>
          <table:table-cell office:value-type="float" office:value="387881" calcext:value-type="float">
            <text:p>387881</text:p>
          </table:table-cell>
          <table:table-cell office:value-type="float" office:value="1944648" calcext:value-type="float">
            <text:p>1944648</text:p>
          </table:table-cell>
          <table:table-cell office:value-type="float" office:value="2051776" calcext:value-type="float">
            <text:p>2051776</text:p>
          </table:table-cell>
          <table:table-cell/>
          <table:table-cell office:value-type="float" office:value="380273" calcext:value-type="float">
            <text:p>380273</text:p>
          </table:table-cell>
          <table:table-cell office:value-type="float" office:value="388274" calcext:value-type="float">
            <text:p>388274</text:p>
          </table:table-cell>
          <table:table-cell office:value-type="float" office:value="2672619" calcext:value-type="float">
            <text:p>2672619</text:p>
          </table:table-cell>
          <table:table-cell office:value-type="float" office:value="2081571" calcext:value-type="float">
            <text:p>2081571</text:p>
          </table:table-cell>
          <table:table-cell/>
          <table:table-cell office:value-type="float" office:value="10931311" calcext:value-type="float">
            <text:p>10931311</text:p>
          </table:table-cell>
          <table:table-cell office:value-type="float" office:value="9877588" calcext:value-type="float">
            <text:p>9877588</text:p>
          </table:table-cell>
          <table:table-cell office:value-type="float" office:value="33115418" calcext:value-type="float">
            <text:p>33115418</text:p>
          </table:table-cell>
          <table:table-cell office:value-type="float" office:value="14126137" calcext:value-type="float">
            <text:p>14126137</text:p>
          </table:table-cell>
          <table:table-cell table:number-columns-repeated="4"/>
          <table:table-cell office:value-type="float" office:value="130758518" calcext:value-type="float">
            <text:p>130758518</text:p>
          </table:table-cell>
          <table:table-cell table:number-columns-repeated="6"/>
        </table:table-row>
        <table:table-row table:style-name="ro1">
          <table:table-cell office:value-type="float" office:value="364456" calcext:value-type="float">
            <text:p>364456</text:p>
          </table:table-cell>
          <table:table-cell office:value-type="float" office:value="388030" calcext:value-type="float">
            <text:p>388030</text:p>
          </table:table-cell>
          <table:table-cell office:value-type="float" office:value="1945314" calcext:value-type="float">
            <text:p>1945314</text:p>
          </table:table-cell>
          <table:table-cell office:value-type="float" office:value="2051998" calcext:value-type="float">
            <text:p>2051998</text:p>
          </table:table-cell>
          <table:table-cell/>
          <table:table-cell office:value-type="float" office:value="380366" calcext:value-type="float">
            <text:p>380366</text:p>
          </table:table-cell>
          <table:table-cell office:value-type="float" office:value="388589" calcext:value-type="float">
            <text:p>388589</text:p>
          </table:table-cell>
          <table:table-cell office:value-type="float" office:value="2672638" calcext:value-type="float">
            <text:p>2672638</text:p>
          </table:table-cell>
          <table:table-cell office:value-type="float" office:value="2081866" calcext:value-type="float">
            <text:p>2081866</text:p>
          </table:table-cell>
          <table:table-cell/>
          <table:table-cell office:value-type="float" office:value="10942218" calcext:value-type="float">
            <text:p>10942218</text:p>
          </table:table-cell>
          <table:table-cell office:value-type="float" office:value="9899959" calcext:value-type="float">
            <text:p>9899959</text:p>
          </table:table-cell>
          <table:table-cell office:value-type="float" office:value="33117547" calcext:value-type="float">
            <text:p>33117547</text:p>
          </table:table-cell>
          <table:table-cell office:value-type="float" office:value="14131136" calcext:value-type="float">
            <text:p>14131136</text:p>
          </table:table-cell>
          <table:table-cell table:number-columns-repeated="4"/>
          <table:table-cell office:value-type="float" office:value="130759403" calcext:value-type="float">
            <text:p>130759403</text:p>
          </table:table-cell>
          <table:table-cell table:number-columns-repeated="6"/>
        </table:table-row>
        <table:table-row table:style-name="ro1">
          <table:table-cell office:value-type="float" office:value="364474" calcext:value-type="float">
            <text:p>364474</text:p>
          </table:table-cell>
          <table:table-cell office:value-type="float" office:value="388381" calcext:value-type="float">
            <text:p>388381</text:p>
          </table:table-cell>
          <table:table-cell office:value-type="float" office:value="1945407" calcext:value-type="float">
            <text:p>1945407</text:p>
          </table:table-cell>
          <table:table-cell office:value-type="float" office:value="2052054" calcext:value-type="float">
            <text:p>2052054</text:p>
          </table:table-cell>
          <table:table-cell/>
          <table:table-cell office:value-type="float" office:value="380552" calcext:value-type="float">
            <text:p>380552</text:p>
          </table:table-cell>
          <table:table-cell office:value-type="float" office:value="388736" calcext:value-type="float">
            <text:p>388736</text:p>
          </table:table-cell>
          <table:table-cell office:value-type="float" office:value="2672656" calcext:value-type="float">
            <text:p>2672656</text:p>
          </table:table-cell>
          <table:table-cell office:value-type="float" office:value="2082052" calcext:value-type="float">
            <text:p>2082052</text:p>
          </table:table-cell>
          <table:table-cell/>
          <table:table-cell office:value-type="float" office:value="10953089" calcext:value-type="float">
            <text:p>10953089</text:p>
          </table:table-cell>
          <table:table-cell office:value-type="float" office:value="9912847" calcext:value-type="float">
            <text:p>9912847</text:p>
          </table:table-cell>
          <table:table-cell office:value-type="float" office:value="33148120" calcext:value-type="float">
            <text:p>33148120</text:p>
          </table:table-cell>
          <table:table-cell office:value-type="float" office:value="14136803" calcext:value-type="float">
            <text:p>14136803</text:p>
          </table:table-cell>
          <table:table-cell table:number-columns-repeated="4"/>
          <table:table-cell office:value-type="float" office:value="130781710" calcext:value-type="float">
            <text:p>130781710</text:p>
          </table:table-cell>
          <table:table-cell table:number-columns-repeated="6"/>
        </table:table-row>
        <table:table-row table:style-name="ro1">
          <table:table-cell office:value-type="float" office:value="364567" calcext:value-type="float">
            <text:p>364567</text:p>
          </table:table-cell>
          <table:table-cell office:value-type="float" office:value="388474" calcext:value-type="float">
            <text:p>388474</text:p>
          </table:table-cell>
          <table:table-cell office:value-type="float" office:value="1945611" calcext:value-type="float">
            <text:p>1945611</text:p>
          </table:table-cell>
          <table:table-cell office:value-type="float" office:value="2052480" calcext:value-type="float">
            <text:p>2052480</text:p>
          </table:table-cell>
          <table:table-cell/>
          <table:table-cell office:value-type="float" office:value="380681" calcext:value-type="float">
            <text:p>380681</text:p>
          </table:table-cell>
          <table:table-cell office:value-type="float" office:value="388755" calcext:value-type="float">
            <text:p>388755</text:p>
          </table:table-cell>
          <table:table-cell office:value-type="float" office:value="2672675" calcext:value-type="float">
            <text:p>2672675</text:p>
          </table:table-cell>
          <table:table-cell office:value-type="float" office:value="2082107" calcext:value-type="float">
            <text:p>2082107</text:p>
          </table:table-cell>
          <table:table-cell/>
          <table:table-cell office:value-type="float" office:value="10953829" calcext:value-type="float">
            <text:p>10953829</text:p>
          </table:table-cell>
          <table:table-cell office:value-type="float" office:value="9921310" calcext:value-type="float">
            <text:p>9921310</text:p>
          </table:table-cell>
          <table:table-cell office:value-type="float" office:value="33690835" calcext:value-type="float">
            <text:p>33690835</text:p>
          </table:table-cell>
          <table:table-cell office:value-type="float" office:value="14138451" calcext:value-type="float">
            <text:p>14138451</text:p>
          </table:table-cell>
          <table:table-cell table:number-columns-repeated="4"/>
          <table:table-cell office:value-type="float" office:value="130788540" calcext:value-type="float">
            <text:p>130788540</text:p>
          </table:table-cell>
          <table:table-cell table:number-columns-repeated="6"/>
        </table:table-row>
        <table:table-row table:style-name="ro1">
          <table:table-cell office:value-type="float" office:value="364623" calcext:value-type="float">
            <text:p>364623</text:p>
          </table:table-cell>
          <table:table-cell office:value-type="float" office:value="388881" calcext:value-type="float">
            <text:p>388881</text:p>
          </table:table-cell>
          <table:table-cell office:value-type="float" office:value="1946073" calcext:value-type="float">
            <text:p>1946073</text:p>
          </table:table-cell>
          <table:table-cell office:value-type="float" office:value="2052683" calcext:value-type="float">
            <text:p>2052683</text:p>
          </table:table-cell>
          <table:table-cell/>
          <table:table-cell office:value-type="float" office:value="380681" calcext:value-type="float">
            <text:p>380681</text:p>
          </table:table-cell>
          <table:table-cell office:value-type="float" office:value="388922" calcext:value-type="float">
            <text:p>388922</text:p>
          </table:table-cell>
          <table:table-cell office:value-type="float" office:value="2672768" calcext:value-type="float">
            <text:p>2672768</text:p>
          </table:table-cell>
          <table:table-cell office:value-type="float" office:value="2082108" calcext:value-type="float">
            <text:p>2082108</text:p>
          </table:table-cell>
          <table:table-cell/>
          <table:table-cell office:value-type="float" office:value="10965125" calcext:value-type="float">
            <text:p>10965125</text:p>
          </table:table-cell>
          <table:table-cell office:value-type="float" office:value="9941642" calcext:value-type="float">
            <text:p>9941642</text:p>
          </table:table-cell>
          <table:table-cell office:value-type="float" office:value="33733741" calcext:value-type="float">
            <text:p>33733741</text:p>
          </table:table-cell>
          <table:table-cell office:value-type="float" office:value="14147247" calcext:value-type="float">
            <text:p>14147247</text:p>
          </table:table-cell>
          <table:table-cell table:number-columns-repeated="4"/>
          <table:table-cell office:value-type="float" office:value="130789416" calcext:value-type="float">
            <text:p>130789416</text:p>
          </table:table-cell>
          <table:table-cell table:number-columns-repeated="6"/>
        </table:table-row>
        <table:table-row table:style-name="ro1">
          <table:table-cell office:value-type="float" office:value="364752" calcext:value-type="float">
            <text:p>364752</text:p>
          </table:table-cell>
          <table:table-cell office:value-type="float" office:value="388919" calcext:value-type="float">
            <text:p>388919</text:p>
          </table:table-cell>
          <table:table-cell office:value-type="float" office:value="1947388" calcext:value-type="float">
            <text:p>1947388</text:p>
          </table:table-cell>
          <table:table-cell office:value-type="float" office:value="2053369" calcext:value-type="float">
            <text:p>2053369</text:p>
          </table:table-cell>
          <table:table-cell/>
          <table:table-cell office:value-type="float" office:value="380811" calcext:value-type="float">
            <text:p>380811</text:p>
          </table:table-cell>
          <table:table-cell office:value-type="float" office:value="388978" calcext:value-type="float">
            <text:p>388978</text:p>
          </table:table-cell>
          <table:table-cell office:value-type="float" office:value="2672971" calcext:value-type="float">
            <text:p>2672971</text:p>
          </table:table-cell>
          <table:table-cell office:value-type="float" office:value="2082145" calcext:value-type="float">
            <text:p>2082145</text:p>
          </table:table-cell>
          <table:table-cell/>
          <table:table-cell office:value-type="float" office:value="10991605" calcext:value-type="float">
            <text:p>10991605</text:p>
          </table:table-cell>
          <table:table-cell office:value-type="float" office:value="9944253" calcext:value-type="float">
            <text:p>9944253</text:p>
          </table:table-cell>
          <table:table-cell office:value-type="float" office:value="33766258" calcext:value-type="float">
            <text:p>33766258</text:p>
          </table:table-cell>
          <table:table-cell office:value-type="float" office:value="14149729" calcext:value-type="float">
            <text:p>14149729</text:p>
          </table:table-cell>
          <table:table-cell table:number-columns-repeated="4"/>
          <table:table-cell office:value-type="float" office:value="130791677" calcext:value-type="float">
            <text:p>130791677</text:p>
          </table:table-cell>
          <table:table-cell table:number-columns-repeated="6"/>
        </table:table-row>
        <table:table-row table:style-name="ro1">
          <table:table-cell office:value-type="float" office:value="364863" calcext:value-type="float">
            <text:p>364863</text:p>
          </table:table-cell>
          <table:table-cell office:value-type="float" office:value="388955" calcext:value-type="float">
            <text:p>388955</text:p>
          </table:table-cell>
          <table:table-cell office:value-type="float" office:value="1947648" calcext:value-type="float">
            <text:p>1947648</text:p>
          </table:table-cell>
          <table:table-cell office:value-type="float" office:value="2054350" calcext:value-type="float">
            <text:p>2054350</text:p>
          </table:table-cell>
          <table:table-cell/>
          <table:table-cell office:value-type="float" office:value="381052" calcext:value-type="float">
            <text:p>381052</text:p>
          </table:table-cell>
          <table:table-cell office:value-type="float" office:value="389032" calcext:value-type="float">
            <text:p>389032</text:p>
          </table:table-cell>
          <table:table-cell office:value-type="float" office:value="2673120" calcext:value-type="float">
            <text:p>2673120</text:p>
          </table:table-cell>
          <table:table-cell office:value-type="float" office:value="2082811" calcext:value-type="float">
            <text:p>2082811</text:p>
          </table:table-cell>
          <table:table-cell/>
          <table:table-cell office:value-type="float" office:value="10998847" calcext:value-type="float">
            <text:p>10998847</text:p>
          </table:table-cell>
          <table:table-cell office:value-type="float" office:value="9947531" calcext:value-type="float">
            <text:p>9947531</text:p>
          </table:table-cell>
          <table:table-cell office:value-type="float" office:value="33882851" calcext:value-type="float">
            <text:p>33882851</text:p>
          </table:table-cell>
          <table:table-cell office:value-type="float" office:value="14155710" calcext:value-type="float">
            <text:p>14155710</text:p>
          </table:table-cell>
          <table:table-cell table:number-columns-repeated="4"/>
          <table:table-cell office:value-type="float" office:value="130794002" calcext:value-type="float">
            <text:p>130794002</text:p>
          </table:table-cell>
          <table:table-cell table:number-columns-repeated="6"/>
        </table:table-row>
        <table:table-row table:style-name="ro1">
          <table:table-cell office:value-type="float" office:value="364863" calcext:value-type="float">
            <text:p>364863</text:p>
          </table:table-cell>
          <table:table-cell office:value-type="float" office:value="389196" calcext:value-type="float">
            <text:p>389196</text:p>
          </table:table-cell>
          <table:table-cell office:value-type="float" office:value="1949259" calcext:value-type="float">
            <text:p>1949259</text:p>
          </table:table-cell>
          <table:table-cell office:value-type="float" office:value="2054535" calcext:value-type="float">
            <text:p>2054535</text:p>
          </table:table-cell>
          <table:table-cell/>
          <table:table-cell office:value-type="float" office:value="381292" calcext:value-type="float">
            <text:p>381292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416" calcext:value-type="float">
            <text:p>2673416</text:p>
          </table:table-cell>
          <table:table-cell office:value-type="float" office:value="2083033" calcext:value-type="float">
            <text:p>2083033</text:p>
          </table:table-cell>
          <table:table-cell/>
          <table:table-cell office:value-type="float" office:value="11015088" calcext:value-type="float">
            <text:p>11015088</text:p>
          </table:table-cell>
          <table:table-cell office:value-type="float" office:value="9955364" calcext:value-type="float">
            <text:p>9955364</text:p>
          </table:table-cell>
          <table:table-cell office:value-type="float" office:value="33941201" calcext:value-type="float">
            <text:p>33941201</text:p>
          </table:table-cell>
          <table:table-cell office:value-type="float" office:value="14165155" calcext:value-type="float">
            <text:p>14165155</text:p>
          </table:table-cell>
          <table:table-cell table:number-columns-repeated="4"/>
          <table:table-cell office:value-type="float" office:value="130797994" calcext:value-type="float">
            <text:p>130797994</text:p>
          </table:table-cell>
          <table:table-cell table:number-columns-repeated="6"/>
        </table:table-row>
        <table:table-row table:style-name="ro1">
          <table:table-cell office:value-type="float" office:value="364863" calcext:value-type="float">
            <text:p>364863</text:p>
          </table:table-cell>
          <table:table-cell office:value-type="float" office:value="389197" calcext:value-type="float">
            <text:p>389197</text:p>
          </table:table-cell>
          <table:table-cell office:value-type="float" office:value="1949314" calcext:value-type="float">
            <text:p>1949314</text:p>
          </table:table-cell>
          <table:table-cell office:value-type="float" office:value="2054739" calcext:value-type="float">
            <text:p>2054739</text:p>
          </table:table-cell>
          <table:table-cell/>
          <table:table-cell office:value-type="float" office:value="381311" calcext:value-type="float">
            <text:p>381311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712" calcext:value-type="float">
            <text:p>2673712</text:p>
          </table:table-cell>
          <table:table-cell office:value-type="float" office:value="2083052" calcext:value-type="float">
            <text:p>2083052</text:p>
          </table:table-cell>
          <table:table-cell/>
          <table:table-cell office:value-type="float" office:value="11094549" calcext:value-type="float">
            <text:p>11094549</text:p>
          </table:table-cell>
          <table:table-cell office:value-type="float" office:value="9961717" calcext:value-type="float">
            <text:p>9961717</text:p>
          </table:table-cell>
          <table:table-cell office:value-type="float" office:value="33960201" calcext:value-type="float">
            <text:p>33960201</text:p>
          </table:table-cell>
          <table:table-cell office:value-type="float" office:value="14165914" calcext:value-type="float">
            <text:p>14165914</text:p>
          </table:table-cell>
          <table:table-cell table:number-columns-repeated="4"/>
          <table:table-cell office:value-type="float" office:value="130815880" calcext:value-type="float">
            <text:p>130815880</text:p>
          </table:table-cell>
          <table:table-cell table:number-columns-repeated="6"/>
        </table:table-row>
        <table:table-row table:style-name="ro1">
          <table:table-cell office:value-type="float" office:value="364881" calcext:value-type="float">
            <text:p>364881</text:p>
          </table:table-cell>
          <table:table-cell office:value-type="float" office:value="389400" calcext:value-type="float">
            <text:p>389400</text:p>
          </table:table-cell>
          <table:table-cell office:value-type="float" office:value="1949685" calcext:value-type="float">
            <text:p>1949685</text:p>
          </table:table-cell>
          <table:table-cell office:value-type="float" office:value="2055443" calcext:value-type="float">
            <text:p>2055443</text:p>
          </table:table-cell>
          <table:table-cell/>
          <table:table-cell office:value-type="float" office:value="381422" calcext:value-type="float">
            <text:p>381422</text:p>
          </table:table-cell>
          <table:table-cell office:value-type="float" office:value="389088" calcext:value-type="float">
            <text:p>389088</text:p>
          </table:table-cell>
          <table:table-cell office:value-type="float" office:value="2673749" calcext:value-type="float">
            <text:p>2673749</text:p>
          </table:table-cell>
          <table:table-cell office:value-type="float" office:value="2083107" calcext:value-type="float">
            <text:p>2083107</text:p>
          </table:table-cell>
          <table:table-cell/>
          <table:table-cell office:value-type="float" office:value="11094808" calcext:value-type="float">
            <text:p>11094808</text:p>
          </table:table-cell>
          <table:table-cell office:value-type="float" office:value="9963143" calcext:value-type="float">
            <text:p>9963143</text:p>
          </table:table-cell>
          <table:table-cell office:value-type="float" office:value="34100810" calcext:value-type="float">
            <text:p>34100810</text:p>
          </table:table-cell>
          <table:table-cell office:value-type="float" office:value="14169784" calcext:value-type="float">
            <text:p>14169784</text:p>
          </table:table-cell>
          <table:table-cell table:number-columns-repeated="4"/>
          <table:table-cell office:value-type="float" office:value="130834906" calcext:value-type="float">
            <text:p>130834906</text:p>
          </table:table-cell>
          <table:table-cell table:number-columns-repeated="6"/>
        </table:table-row>
        <table:table-row table:style-name="ro1">
          <table:table-cell office:value-type="float" office:value="364900" calcext:value-type="float">
            <text:p>364900</text:p>
          </table:table-cell>
          <table:table-cell office:value-type="float" office:value="389659" calcext:value-type="float">
            <text:p>389659</text:p>
          </table:table-cell>
          <table:table-cell office:value-type="float" office:value="1950240" calcext:value-type="float">
            <text:p>1950240</text:p>
          </table:table-cell>
          <table:table-cell office:value-type="float" office:value="2055461" calcext:value-type="float">
            <text:p>2055461</text:p>
          </table:table-cell>
          <table:table-cell/>
          <table:table-cell office:value-type="float" office:value="381459" calcext:value-type="float">
            <text:p>381459</text:p>
          </table:table-cell>
          <table:table-cell office:value-type="float" office:value="389144" calcext:value-type="float">
            <text:p>389144</text:p>
          </table:table-cell>
          <table:table-cell office:value-type="float" office:value="2673786" calcext:value-type="float">
            <text:p>2673786</text:p>
          </table:table-cell>
          <table:table-cell office:value-type="float" office:value="2083144" calcext:value-type="float">
            <text:p>2083144</text:p>
          </table:table-cell>
          <table:table-cell/>
          <table:table-cell office:value-type="float" office:value="11124215" calcext:value-type="float">
            <text:p>11124215</text:p>
          </table:table-cell>
          <table:table-cell office:value-type="float" office:value="9971938" calcext:value-type="float">
            <text:p>9971938</text:p>
          </table:table-cell>
          <table:table-cell office:value-type="float" office:value="34130995" calcext:value-type="float">
            <text:p>34130995</text:p>
          </table:table-cell>
          <table:table-cell office:value-type="float" office:value="14171895" calcext:value-type="float">
            <text:p>14171895</text:p>
          </table:table-cell>
          <table:table-cell table:number-columns-repeated="4"/>
          <table:table-cell office:value-type="float" office:value="130852227" calcext:value-type="float">
            <text:p>130852227</text:p>
          </table:table-cell>
          <table:table-cell table:number-columns-repeated="6"/>
        </table:table-row>
        <table:table-row table:style-name="ro1">
          <table:table-cell office:value-type="float" office:value="364993" calcext:value-type="float">
            <text:p>364993</text:p>
          </table:table-cell>
          <table:table-cell office:value-type="float" office:value="389789" calcext:value-type="float">
            <text:p>389789</text:p>
          </table:table-cell>
          <table:table-cell office:value-type="float" office:value="1950241" calcext:value-type="float">
            <text:p>1950241</text:p>
          </table:table-cell>
          <table:table-cell office:value-type="float" office:value="2056053" calcext:value-type="float">
            <text:p>2056053</text:p>
          </table:table-cell>
          <table:table-cell/>
          <table:table-cell office:value-type="float" office:value="381700" calcext:value-type="float">
            <text:p>381700</text:p>
          </table:table-cell>
          <table:table-cell office:value-type="float" office:value="389218" calcext:value-type="float">
            <text:p>389218</text:p>
          </table:table-cell>
          <table:table-cell office:value-type="float" office:value="2673805" calcext:value-type="float">
            <text:p>2673805</text:p>
          </table:table-cell>
          <table:table-cell office:value-type="float" office:value="2083977" calcext:value-type="float">
            <text:p>2083977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78067" calcext:value-type="float">
            <text:p>9978067</text:p>
          </table:table-cell>
          <table:table-cell office:value-type="float" office:value="34203789" calcext:value-type="float">
            <text:p>34203789</text:p>
          </table:table-cell>
          <table:table-cell office:value-type="float" office:value="14178673" calcext:value-type="float">
            <text:p>14178673</text:p>
          </table:table-cell>
          <table:table-cell table:number-columns-repeated="4"/>
          <table:table-cell office:value-type="float" office:value="130869783" calcext:value-type="float">
            <text:p>130869783</text:p>
          </table:table-cell>
          <table:table-cell table:number-columns-repeated="6"/>
        </table:table-row>
        <table:table-row table:style-name="ro1">
          <table:table-cell office:value-type="float" office:value="364993" calcext:value-type="float">
            <text:p>364993</text:p>
          </table:table-cell>
          <table:table-cell office:value-type="float" office:value="389808" calcext:value-type="float">
            <text:p>389808</text:p>
          </table:table-cell>
          <table:table-cell office:value-type="float" office:value="1950296" calcext:value-type="float">
            <text:p>1950296</text:p>
          </table:table-cell>
          <table:table-cell office:value-type="float" office:value="2056405" calcext:value-type="float">
            <text:p>2056405</text:p>
          </table:table-cell>
          <table:table-cell/>
          <table:table-cell office:value-type="float" office:value="382051" calcext:value-type="float">
            <text:p>382051</text:p>
          </table:table-cell>
          <table:table-cell office:value-type="float" office:value="389422" calcext:value-type="float">
            <text:p>389422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459" calcext:value-type="float">
            <text:p>2084459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91975" calcext:value-type="float">
            <text:p>9991975</text:p>
          </table:table-cell>
          <table:table-cell office:value-type="float" office:value="34388416" calcext:value-type="float">
            <text:p>34388416</text:p>
          </table:table-cell>
          <table:table-cell office:value-type="float" office:value="14186950" calcext:value-type="float">
            <text:p>14186950</text:p>
          </table:table-cell>
          <table:table-cell table:number-columns-repeated="4"/>
          <table:table-cell office:value-type="float" office:value="130885731" calcext:value-type="float">
            <text:p>130885731</text:p>
          </table:table-cell>
          <table:table-cell table:number-columns-repeated="6"/>
        </table:table-row>
        <table:table-row table:style-name="ro1">
          <table:table-cell office:value-type="float" office:value="365085" calcext:value-type="float">
            <text:p>365085</text:p>
          </table:table-cell>
          <table:table-cell office:value-type="float" office:value="389900" calcext:value-type="float">
            <text:p>389900</text:p>
          </table:table-cell>
          <table:table-cell office:value-type="float" office:value="1951222" calcext:value-type="float">
            <text:p>1951222</text:p>
          </table:table-cell>
          <table:table-cell office:value-type="float" office:value="2056516" calcext:value-type="float">
            <text:p>2056516</text:p>
          </table:table-cell>
          <table:table-cell/>
          <table:table-cell office:value-type="float" office:value="382162" calcext:value-type="float">
            <text:p>382162</text:p>
          </table:table-cell>
          <table:table-cell office:value-type="float" office:value="389440" calcext:value-type="float">
            <text:p>389440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700" calcext:value-type="float">
            <text:p>2084700</text:p>
          </table:table-cell>
          <table:table-cell/>
          <table:table-cell office:value-type="float" office:value="11233473" calcext:value-type="float">
            <text:p>11233473</text:p>
          </table:table-cell>
          <table:table-cell office:value-type="float" office:value="9997438" calcext:value-type="float">
            <text:p>9997438</text:p>
          </table:table-cell>
          <table:table-cell office:value-type="float" office:value="34427138" calcext:value-type="float">
            <text:p>34427138</text:p>
          </table:table-cell>
          <table:table-cell office:value-type="float" office:value="14188488" calcext:value-type="float">
            <text:p>14188488</text:p>
          </table:table-cell>
          <table:table-cell table:number-columns-repeated="4"/>
          <table:table-cell office:value-type="float" office:value="130887826" calcext:value-type="float">
            <text:p>130887826</text:p>
          </table:table-cell>
          <table:table-cell table:number-columns-repeated="6"/>
        </table:table-row>
        <table:table-row table:style-name="ro1">
          <table:table-cell office:value-type="float" office:value="365085" calcext:value-type="float">
            <text:p>365085</text:p>
          </table:table-cell>
          <table:table-cell office:value-type="float" office:value="390085" calcext:value-type="float">
            <text:p>390085</text:p>
          </table:table-cell>
          <table:table-cell office:value-type="float" office:value="1951425" calcext:value-type="float">
            <text:p>1951425</text:p>
          </table:table-cell>
          <table:table-cell office:value-type="float" office:value="2056757" calcext:value-type="float">
            <text:p>2056757</text:p>
          </table:table-cell>
          <table:table-cell/>
          <table:table-cell office:value-type="float" office:value="382495" calcext:value-type="float">
            <text:p>382495</text:p>
          </table:table-cell>
          <table:table-cell office:value-type="float" office:value="389644" calcext:value-type="float">
            <text:p>389644</text:p>
          </table:table-cell>
          <table:table-cell office:value-type="float" office:value="2673861" calcext:value-type="float">
            <text:p>2673861</text:p>
          </table:table-cell>
          <table:table-cell office:value-type="float" office:value="2084866" calcext:value-type="float">
            <text:p>2084866</text:p>
          </table:table-cell>
          <table:table-cell/>
          <table:table-cell office:value-type="float" office:value="11233936" calcext:value-type="float">
            <text:p>11233936</text:p>
          </table:table-cell>
          <table:table-cell office:value-type="float" office:value="10015086" calcext:value-type="float">
            <text:p>10015086</text:p>
          </table:table-cell>
          <table:table-cell office:value-type="float" office:value="34455749" calcext:value-type="float">
            <text:p>34455749</text:p>
          </table:table-cell>
          <table:table-cell office:value-type="float" office:value="14200043" calcext:value-type="float">
            <text:p>14200043</text:p>
          </table:table-cell>
          <table:table-cell table:number-columns-repeated="4"/>
          <table:table-cell office:value-type="float" office:value="130905004" calcext:value-type="float">
            <text:p>130905004</text:p>
          </table:table-cell>
          <table:table-cell table:number-columns-repeated="6"/>
        </table:table-row>
        <table:table-row table:style-name="ro1">
          <table:table-cell office:value-type="float" office:value="365197" calcext:value-type="float">
            <text:p>365197</text:p>
          </table:table-cell>
          <table:table-cell office:value-type="float" office:value="390326" calcext:value-type="float">
            <text:p>390326</text:p>
          </table:table-cell>
          <table:table-cell office:value-type="float" office:value="1952408" calcext:value-type="float">
            <text:p>1952408</text:p>
          </table:table-cell>
          <table:table-cell office:value-type="float" office:value="2057850" calcext:value-type="float">
            <text:p>2057850</text:p>
          </table:table-cell>
          <table:table-cell/>
          <table:table-cell office:value-type="float" office:value="382533" calcext:value-type="float">
            <text:p>382533</text:p>
          </table:table-cell>
          <table:table-cell office:value-type="float" office:value="389662" calcext:value-type="float">
            <text:p>389662</text:p>
          </table:table-cell>
          <table:table-cell office:value-type="float" office:value="2673972" calcext:value-type="float">
            <text:p>2673972</text:p>
          </table:table-cell>
          <table:table-cell office:value-type="float" office:value="2084885" calcext:value-type="float">
            <text:p>2084885</text:p>
          </table:table-cell>
          <table:table-cell/>
          <table:table-cell office:value-type="float" office:value="11242380" calcext:value-type="float">
            <text:p>11242380</text:p>
          </table:table-cell>
          <table:table-cell office:value-type="float" office:value="10020919" calcext:value-type="float">
            <text:p>10020919</text:p>
          </table:table-cell>
          <table:table-cell office:value-type="float" office:value="34556433" calcext:value-type="float">
            <text:p>34556433</text:p>
          </table:table-cell>
          <table:table-cell office:value-type="float" office:value="14200673" calcext:value-type="float">
            <text:p>14200673</text:p>
          </table:table-cell>
          <table:table-cell table:number-columns-repeated="4"/>
          <table:table-cell office:value-type="float" office:value="130908668" calcext:value-type="float">
            <text:p>130908668</text:p>
          </table:table-cell>
          <table:table-cell table:number-columns-repeated="6"/>
        </table:table-row>
        <table:table-row table:style-name="ro1">
          <table:table-cell office:value-type="float" office:value="365215" calcext:value-type="float">
            <text:p>365215</text:p>
          </table:table-cell>
          <table:table-cell office:value-type="float" office:value="390511" calcext:value-type="float">
            <text:p>390511</text:p>
          </table:table-cell>
          <table:table-cell office:value-type="float" office:value="1952500" calcext:value-type="float">
            <text:p>1952500</text:p>
          </table:table-cell>
          <table:table-cell office:value-type="float" office:value="2059109" calcext:value-type="float">
            <text:p>2059109</text:p>
          </table:table-cell>
          <table:table-cell/>
          <table:table-cell office:value-type="float" office:value="382718" calcext:value-type="float">
            <text:p>382718</text:p>
          </table:table-cell>
          <table:table-cell office:value-type="float" office:value="389903" calcext:value-type="float">
            <text:p>389903</text:p>
          </table:table-cell>
          <table:table-cell office:value-type="float" office:value="2674063" calcext:value-type="float">
            <text:p>2674063</text:p>
          </table:table-cell>
          <table:table-cell office:value-type="float" office:value="2084941" calcext:value-type="float">
            <text:p>2084941</text:p>
          </table:table-cell>
          <table:table-cell/>
          <table:table-cell office:value-type="float" office:value="11242936" calcext:value-type="float">
            <text:p>11242936</text:p>
          </table:table-cell>
          <table:table-cell office:value-type="float" office:value="10024271" calcext:value-type="float">
            <text:p>10024271</text:p>
          </table:table-cell>
          <table:table-cell office:value-type="float" office:value="34557506" calcext:value-type="float">
            <text:p>34557506</text:p>
          </table:table-cell>
          <table:table-cell office:value-type="float" office:value="14204969" calcext:value-type="float">
            <text:p>14204969</text:p>
          </table:table-cell>
          <table:table-cell table:number-columns-repeated="4"/>
          <table:table-cell office:value-type="float" office:value="130910453" calcext:value-type="float">
            <text:p>130910453</text:p>
          </table:table-cell>
          <table:table-cell table:number-columns-repeated="6"/>
        </table:table-row>
        <table:table-row table:style-name="ro1">
          <table:table-cell office:value-type="float" office:value="365401" calcext:value-type="float">
            <text:p>365401</text:p>
          </table:table-cell>
          <table:table-cell office:value-type="float" office:value="390548" calcext:value-type="float">
            <text:p>390548</text:p>
          </table:table-cell>
          <table:table-cell office:value-type="float" office:value="1952778" calcext:value-type="float">
            <text:p>1952778</text:p>
          </table:table-cell>
          <table:table-cell office:value-type="float" office:value="2059313" calcext:value-type="float">
            <text:p>2059313</text:p>
          </table:table-cell>
          <table:table-cell/>
          <table:table-cell office:value-type="float" office:value="382830" calcext:value-type="float">
            <text:p>382830</text:p>
          </table:table-cell>
          <table:table-cell office:value-type="float" office:value="389940" calcext:value-type="float">
            <text:p>389940</text:p>
          </table:table-cell>
          <table:table-cell office:value-type="float" office:value="2675583" calcext:value-type="float">
            <text:p>267558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7765" calcext:value-type="float">
            <text:p>11537765</text:p>
          </table:table-cell>
          <table:table-cell office:value-type="float" office:value="10025178" calcext:value-type="float">
            <text:p>10025178</text:p>
          </table:table-cell>
          <table:table-cell office:value-type="float" office:value="34608191" calcext:value-type="float">
            <text:p>34608191</text:p>
          </table:table-cell>
          <table:table-cell office:value-type="float" office:value="14216727" calcext:value-type="float">
            <text:p>14216727</text:p>
          </table:table-cell>
          <table:table-cell table:number-columns-repeated="4"/>
          <table:table-cell office:value-type="float" office:value="130913586" calcext:value-type="float">
            <text:p>130913586</text:p>
          </table:table-cell>
          <table:table-cell table:number-columns-repeated="6"/>
        </table:table-row>
        <table:table-row table:style-name="ro1">
          <table:table-cell office:value-type="float" office:value="365456" calcext:value-type="float">
            <text:p>365456</text:p>
          </table:table-cell>
          <table:table-cell office:value-type="float" office:value="390585" calcext:value-type="float">
            <text:p>390585</text:p>
          </table:table-cell>
          <table:table-cell office:value-type="float" office:value="1955592" calcext:value-type="float">
            <text:p>1955592</text:p>
          </table:table-cell>
          <table:table-cell office:value-type="float" office:value="2059368" calcext:value-type="float">
            <text:p>2059368</text:p>
          </table:table-cell>
          <table:table-cell/>
          <table:table-cell office:value-type="float" office:value="382922" calcext:value-type="float">
            <text:p>382922</text:p>
          </table:table-cell>
          <table:table-cell office:value-type="float" office:value="390329" calcext:value-type="float">
            <text:p>390329</text:p>
          </table:table-cell>
          <table:table-cell office:value-type="float" office:value="2676063" calcext:value-type="float">
            <text:p>267606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8727" calcext:value-type="float">
            <text:p>11538727</text:p>
          </table:table-cell>
          <table:table-cell office:value-type="float" office:value="10029103" calcext:value-type="float">
            <text:p>10029103</text:p>
          </table:table-cell>
          <table:table-cell office:value-type="float" office:value="34660968" calcext:value-type="float">
            <text:p>34660968</text:p>
          </table:table-cell>
          <table:table-cell office:value-type="float" office:value="14233598" calcext:value-type="float">
            <text:p>14233598</text:p>
          </table:table-cell>
          <table:table-cell table:number-columns-repeated="4"/>
          <table:table-cell office:value-type="float" office:value="130917501" calcext:value-type="float">
            <text:p>130917501</text:p>
          </table:table-cell>
          <table:table-cell table:number-columns-repeated="6"/>
        </table:table-row>
        <table:table-row table:style-name="ro1">
          <table:table-cell office:value-type="float" office:value="365456" calcext:value-type="float">
            <text:p>365456</text:p>
          </table:table-cell>
          <table:table-cell office:value-type="float" office:value="390622" calcext:value-type="float">
            <text:p>390622</text:p>
          </table:table-cell>
          <table:table-cell office:value-type="float" office:value="1955703" calcext:value-type="float">
            <text:p>1955703</text:p>
          </table:table-cell>
          <table:table-cell office:value-type="float" office:value="2059461" calcext:value-type="float">
            <text:p>2059461</text:p>
          </table:table-cell>
          <table:table-cell/>
          <table:table-cell office:value-type="float" office:value="382959" calcext:value-type="float">
            <text:p>382959</text:p>
          </table:table-cell>
          <table:table-cell office:value-type="float" office:value="390348" calcext:value-type="float">
            <text:p>390348</text:p>
          </table:table-cell>
          <table:table-cell office:value-type="float" office:value="2676619" calcext:value-type="float">
            <text:p>2676619</text:p>
          </table:table-cell>
          <table:table-cell office:value-type="float" office:value="2086033" calcext:value-type="float">
            <text:p>2086033</text:p>
          </table:table-cell>
          <table:table-cell/>
          <table:table-cell office:value-type="float" office:value="11870982" calcext:value-type="float">
            <text:p>11870982</text:p>
          </table:table-cell>
          <table:table-cell office:value-type="float" office:value="10039586" calcext:value-type="float">
            <text:p>10039586</text:p>
          </table:table-cell>
          <table:table-cell office:value-type="float" office:value="34743744" calcext:value-type="float">
            <text:p>34743744</text:p>
          </table:table-cell>
          <table:table-cell office:value-type="float" office:value="14241727" calcext:value-type="float">
            <text:p>14241727</text:p>
          </table:table-cell>
          <table:table-cell table:number-columns-repeated="4"/>
          <table:table-cell office:value-type="float" office:value="130924087" calcext:value-type="float">
            <text:p>130924087</text:p>
          </table:table-cell>
          <table:table-cell table:number-columns-repeated="6"/>
        </table:table-row>
        <table:table-row table:style-name="ro1">
          <table:table-cell office:value-type="float" office:value="365622" calcext:value-type="float">
            <text:p>365622</text:p>
          </table:table-cell>
          <table:table-cell office:value-type="float" office:value="390733" calcext:value-type="float">
            <text:p>390733</text:p>
          </table:table-cell>
          <table:table-cell office:value-type="float" office:value="1956129" calcext:value-type="float">
            <text:p>1956129</text:p>
          </table:table-cell>
          <table:table-cell office:value-type="float" office:value="2059905" calcext:value-type="float">
            <text:p>2059905</text:p>
          </table:table-cell>
          <table:table-cell/>
          <table:table-cell office:value-type="float" office:value="382996" calcext:value-type="float">
            <text:p>382996</text:p>
          </table:table-cell>
          <table:table-cell office:value-type="float" office:value="390458" calcext:value-type="float">
            <text:p>390458</text:p>
          </table:table-cell>
          <table:table-cell office:value-type="float" office:value="2676971" calcext:value-type="float">
            <text:p>2676971</text:p>
          </table:table-cell>
          <table:table-cell office:value-type="float" office:value="2087422" calcext:value-type="float">
            <text:p>2087422</text:p>
          </table:table-cell>
          <table:table-cell/>
          <table:table-cell office:value-type="float" office:value="11871815" calcext:value-type="float">
            <text:p>11871815</text:p>
          </table:table-cell>
          <table:table-cell office:value-type="float" office:value="10092529" calcext:value-type="float">
            <text:p>10092529</text:p>
          </table:table-cell>
          <table:table-cell office:value-type="float" office:value="34797243" calcext:value-type="float">
            <text:p>34797243</text:p>
          </table:table-cell>
          <table:table-cell office:value-type="float" office:value="14251671" calcext:value-type="float">
            <text:p>14251671</text:p>
          </table:table-cell>
          <table:table-cell table:number-columns-repeated="4"/>
          <table:table-cell office:value-type="float" office:value="130932528" calcext:value-type="float">
            <text:p>130932528</text:p>
          </table:table-cell>
          <table:table-cell table:number-columns-repeated="6"/>
        </table:table-row>
        <table:table-row table:style-name="ro1">
          <table:table-cell office:value-type="float" office:value="365696" calcext:value-type="float">
            <text:p>365696</text:p>
          </table:table-cell>
          <table:table-cell office:value-type="float" office:value="390919" calcext:value-type="float">
            <text:p>390919</text:p>
          </table:table-cell>
          <table:table-cell office:value-type="float" office:value="1956407" calcext:value-type="float">
            <text:p>1956407</text:p>
          </table:table-cell>
          <table:table-cell office:value-type="float" office:value="2060460" calcext:value-type="float">
            <text:p>2060460</text:p>
          </table:table-cell>
          <table:table-cell/>
          <table:table-cell office:value-type="float" office:value="383033" calcext:value-type="float">
            <text:p>383033</text:p>
          </table:table-cell>
          <table:table-cell office:value-type="float" office:value="390459" calcext:value-type="float">
            <text:p>390459</text:p>
          </table:table-cell>
          <table:table-cell office:value-type="float" office:value="2676990" calcext:value-type="float">
            <text:p>2676990</text:p>
          </table:table-cell>
          <table:table-cell office:value-type="float" office:value="2087681" calcext:value-type="float">
            <text:p>2087681</text:p>
          </table:table-cell>
          <table:table-cell/>
          <table:table-cell office:value-type="float" office:value="15129634" calcext:value-type="float">
            <text:p>15129634</text:p>
          </table:table-cell>
          <table:table-cell office:value-type="float" office:value="10109769" calcext:value-type="float">
            <text:p>10109769</text:p>
          </table:table-cell>
          <table:table-cell office:value-type="float" office:value="34822262" calcext:value-type="float">
            <text:p>34822262</text:p>
          </table:table-cell>
          <table:table-cell office:value-type="float" office:value="14257134" calcext:value-type="float">
            <text:p>14257134</text:p>
          </table:table-cell>
          <table:table-cell table:number-columns-repeated="4"/>
          <table:table-cell office:value-type="float" office:value="130937727" calcext:value-type="float">
            <text:p>130937727</text:p>
          </table:table-cell>
          <table:table-cell table:number-columns-repeated="6"/>
        </table:table-row>
        <table:table-row table:style-name="ro1">
          <table:table-cell office:value-type="float" office:value="365715" calcext:value-type="float">
            <text:p>365715</text:p>
          </table:table-cell>
          <table:table-cell office:value-type="float" office:value="391196" calcext:value-type="float">
            <text:p>391196</text:p>
          </table:table-cell>
          <table:table-cell office:value-type="float" office:value="1956796" calcext:value-type="float">
            <text:p>1956796</text:p>
          </table:table-cell>
          <table:table-cell office:value-type="float" office:value="2061220" calcext:value-type="float">
            <text:p>2061220</text:p>
          </table:table-cell>
          <table:table-cell/>
          <table:table-cell office:value-type="float" office:value="383033" calcext:value-type="float">
            <text:p>383033</text:p>
          </table:table-cell>
          <table:table-cell office:value-type="float" office:value="390551" calcext:value-type="float">
            <text:p>390551</text:p>
          </table:table-cell>
          <table:table-cell office:value-type="float" office:value="2677027" calcext:value-type="float">
            <text:p>2677027</text:p>
          </table:table-cell>
          <table:table-cell office:value-type="float" office:value="2087829" calcext:value-type="float">
            <text:p>2087829</text:p>
          </table:table-cell>
          <table:table-cell/>
          <table:table-cell office:value-type="float" office:value="15384649" calcext:value-type="float">
            <text:p>15384649</text:p>
          </table:table-cell>
          <table:table-cell office:value-type="float" office:value="10139065" calcext:value-type="float">
            <text:p>10139065</text:p>
          </table:table-cell>
          <table:table-cell office:value-type="float" office:value="34822762" calcext:value-type="float">
            <text:p>34822762</text:p>
          </table:table-cell>
          <table:table-cell office:value-type="float" office:value="14260356" calcext:value-type="float">
            <text:p>14260356</text:p>
          </table:table-cell>
          <table:table-cell table:number-columns-repeated="4"/>
          <table:table-cell office:value-type="float" office:value="130951619" calcext:value-type="float">
            <text:p>130951619</text:p>
          </table:table-cell>
          <table:table-cell table:number-columns-repeated="6"/>
        </table:table-row>
        <table:table-row table:style-name="ro1">
          <table:table-cell office:value-type="float" office:value="365789" calcext:value-type="float">
            <text:p>365789</text:p>
          </table:table-cell>
          <table:table-cell office:value-type="float" office:value="391215" calcext:value-type="float">
            <text:p>391215</text:p>
          </table:table-cell>
          <table:table-cell office:value-type="float" office:value="1958222" calcext:value-type="float">
            <text:p>1958222</text:p>
          </table:table-cell>
          <table:table-cell office:value-type="float" office:value="2061405" calcext:value-type="float">
            <text:p>2061405</text:p>
          </table:table-cell>
          <table:table-cell/>
          <table:table-cell office:value-type="float" office:value="383107" calcext:value-type="float">
            <text:p>383107</text:p>
          </table:table-cell>
          <table:table-cell office:value-type="float" office:value="390644" calcext:value-type="float">
            <text:p>390644</text:p>
          </table:table-cell>
          <table:table-cell office:value-type="float" office:value="2677101" calcext:value-type="float">
            <text:p>2677101</text:p>
          </table:table-cell>
          <table:table-cell office:value-type="float" office:value="2088014" calcext:value-type="float">
            <text:p>2088014</text:p>
          </table:table-cell>
          <table:table-cell/>
          <table:table-cell office:value-type="float" office:value="15462536" calcext:value-type="float">
            <text:p>15462536</text:p>
          </table:table-cell>
          <table:table-cell office:value-type="float" office:value="10154120" calcext:value-type="float">
            <text:p>10154120</text:p>
          </table:table-cell>
          <table:table-cell office:value-type="float" office:value="34861113" calcext:value-type="float">
            <text:p>34861113</text:p>
          </table:table-cell>
          <table:table-cell office:value-type="float" office:value="14271430" calcext:value-type="float">
            <text:p>14271430</text:p>
          </table:table-cell>
          <table:table-cell table:number-columns-repeated="4"/>
          <table:table-cell office:value-type="float" office:value="130963243" calcext:value-type="float">
            <text:p>130963243</text:p>
          </table:table-cell>
          <table:table-cell table:number-columns-repeated="6"/>
        </table:table-row>
        <table:table-row table:style-name="ro1">
          <table:table-cell office:value-type="float" office:value="365845" calcext:value-type="float">
            <text:p>365845</text:p>
          </table:table-cell>
          <table:table-cell office:value-type="float" office:value="391492" calcext:value-type="float">
            <text:p>391492</text:p>
          </table:table-cell>
          <table:table-cell office:value-type="float" office:value="1958703" calcext:value-type="float">
            <text:p>1958703</text:p>
          </table:table-cell>
          <table:table-cell office:value-type="float" office:value="2061479" calcext:value-type="float">
            <text:p>2061479</text:p>
          </table:table-cell>
          <table:table-cell/>
          <table:table-cell office:value-type="float" office:value="383218" calcext:value-type="float">
            <text:p>383218</text:p>
          </table:table-cell>
          <table:table-cell office:value-type="float" office:value="390662" calcext:value-type="float">
            <text:p>390662</text:p>
          </table:table-cell>
          <table:table-cell office:value-type="float" office:value="2677212" calcext:value-type="float">
            <text:p>2677212</text:p>
          </table:table-cell>
          <table:table-cell office:value-type="float" office:value="2088348" calcext:value-type="float">
            <text:p>2088348</text:p>
          </table:table-cell>
          <table:table-cell/>
          <table:table-cell office:value-type="float" office:value="15548331" calcext:value-type="float">
            <text:p>15548331</text:p>
          </table:table-cell>
          <table:table-cell office:value-type="float" office:value="10170601" calcext:value-type="float">
            <text:p>10170601</text:p>
          </table:table-cell>
          <table:table-cell office:value-type="float" office:value="34884057" calcext:value-type="float">
            <text:p>34884057</text:p>
          </table:table-cell>
          <table:table-cell office:value-type="float" office:value="14272468" calcext:value-type="float">
            <text:p>14272468</text:p>
          </table:table-cell>
          <table:table-cell table:number-columns-repeated="4"/>
          <table:table-cell office:value-type="float" office:value="130968066" calcext:value-type="float">
            <text:p>130968066</text:p>
          </table:table-cell>
          <table:table-cell table:number-columns-repeated="6"/>
        </table:table-row>
        <table:table-row table:style-name="ro1">
          <table:table-cell office:value-type="float" office:value="365863" calcext:value-type="float">
            <text:p>365863</text:p>
          </table:table-cell>
          <table:table-cell office:value-type="float" office:value="391548" calcext:value-type="float">
            <text:p>391548</text:p>
          </table:table-cell>
          <table:table-cell office:value-type="float" office:value="1958778" calcext:value-type="float">
            <text:p>1958778</text:p>
          </table:table-cell>
          <table:table-cell office:value-type="float" office:value="2061554" calcext:value-type="float">
            <text:p>2061554</text:p>
          </table:table-cell>
          <table:table-cell/>
          <table:table-cell office:value-type="float" office:value="383236" calcext:value-type="float">
            <text:p>383236</text:p>
          </table:table-cell>
          <table:table-cell office:value-type="float" office:value="390755" calcext:value-type="float">
            <text:p>390755</text:p>
          </table:table-cell>
          <table:table-cell office:value-type="float" office:value="2677434" calcext:value-type="float">
            <text:p>2677434</text:p>
          </table:table-cell>
          <table:table-cell office:value-type="float" office:value="2088718" calcext:value-type="float">
            <text:p>2088718</text:p>
          </table:table-cell>
          <table:table-cell/>
          <table:table-cell office:value-type="float" office:value="15582757" calcext:value-type="float">
            <text:p>15582757</text:p>
          </table:table-cell>
          <table:table-cell office:value-type="float" office:value="10174232" calcext:value-type="float">
            <text:p>10174232</text:p>
          </table:table-cell>
          <table:table-cell office:value-type="float" office:value="34889593" calcext:value-type="float">
            <text:p>34889593</text:p>
          </table:table-cell>
          <table:table-cell office:value-type="float" office:value="14278227" calcext:value-type="float">
            <text:p>14278227</text:p>
          </table:table-cell>
          <table:table-cell table:number-columns-repeated="4"/>
          <table:table-cell office:value-type="float" office:value="130968898" calcext:value-type="float">
            <text:p>130968898</text:p>
          </table:table-cell>
          <table:table-cell table:number-columns-repeated="6"/>
        </table:table-row>
        <table:table-row table:style-name="ro1">
          <table:table-cell office:value-type="float" office:value="365919" calcext:value-type="float">
            <text:p>365919</text:p>
          </table:table-cell>
          <table:table-cell office:value-type="float" office:value="391771" calcext:value-type="float">
            <text:p>391771</text:p>
          </table:table-cell>
          <table:table-cell office:value-type="float" office:value="1959333" calcext:value-type="float">
            <text:p>1959333</text:p>
          </table:table-cell>
          <table:table-cell office:value-type="float" office:value="2061720" calcext:value-type="float">
            <text:p>2061720</text:p>
          </table:table-cell>
          <table:table-cell/>
          <table:table-cell office:value-type="float" office:value="383588" calcext:value-type="float">
            <text:p>383588</text:p>
          </table:table-cell>
          <table:table-cell office:value-type="float" office:value="390811" calcext:value-type="float">
            <text:p>390811</text:p>
          </table:table-cell>
          <table:table-cell office:value-type="float" office:value="2677601" calcext:value-type="float">
            <text:p>2677601</text:p>
          </table:table-cell>
          <table:table-cell office:value-type="float" office:value="2088737" calcext:value-type="float">
            <text:p>2088737</text:p>
          </table:table-cell>
          <table:table-cell/>
          <table:table-cell office:value-type="float" office:value="15656071" calcext:value-type="float">
            <text:p>15656071</text:p>
          </table:table-cell>
          <table:table-cell office:value-type="float" office:value="10191509" calcext:value-type="float">
            <text:p>10191509</text:p>
          </table:table-cell>
          <table:table-cell office:value-type="float" office:value="34892224" calcext:value-type="float">
            <text:p>34892224</text:p>
          </table:table-cell>
          <table:table-cell office:value-type="float" office:value="14285856" calcext:value-type="float">
            <text:p>14285856</text:p>
          </table:table-cell>
          <table:table-cell table:number-columns-repeated="4"/>
          <table:table-cell office:value-type="float" office:value="130974647" calcext:value-type="float">
            <text:p>130974647</text:p>
          </table:table-cell>
          <table:table-cell table:number-columns-repeated="6"/>
        </table:table-row>
        <table:table-row table:style-name="ro1">
          <table:table-cell office:value-type="float" office:value="365993" calcext:value-type="float">
            <text:p>365993</text:p>
          </table:table-cell>
          <table:table-cell office:value-type="float" office:value="391808" calcext:value-type="float">
            <text:p>391808</text:p>
          </table:table-cell>
          <table:table-cell office:value-type="float" office:value="1959870" calcext:value-type="float">
            <text:p>1959870</text:p>
          </table:table-cell>
          <table:table-cell office:value-type="float" office:value="2061943" calcext:value-type="float">
            <text:p>2061943</text:p>
          </table:table-cell>
          <table:table-cell/>
          <table:table-cell office:value-type="float" office:value="383662" calcext:value-type="float">
            <text:p>383662</text:p>
          </table:table-cell>
          <table:table-cell office:value-type="float" office:value="390885" calcext:value-type="float">
            <text:p>390885</text:p>
          </table:table-cell>
          <table:table-cell office:value-type="float" office:value="2677749" calcext:value-type="float">
            <text:p>2677749</text:p>
          </table:table-cell>
          <table:table-cell office:value-type="float" office:value="2088774" calcext:value-type="float">
            <text:p>2088774</text:p>
          </table:table-cell>
          <table:table-cell/>
          <table:table-cell office:value-type="float" office:value="15666311" calcext:value-type="float">
            <text:p>15666311</text:p>
          </table:table-cell>
          <table:table-cell office:value-type="float" office:value="10250119" calcext:value-type="float">
            <text:p>10250119</text:p>
          </table:table-cell>
          <table:table-cell office:value-type="float" office:value="34928575" calcext:value-type="float">
            <text:p>34928575</text:p>
          </table:table-cell>
          <table:table-cell office:value-type="float" office:value="14287634" calcext:value-type="float">
            <text:p>14287634</text:p>
          </table:table-cell>
          <table:table-cell table:number-columns-repeated="4"/>
          <table:table-cell office:value-type="float" office:value="130985691" calcext:value-type="float">
            <text:p>130985691</text:p>
          </table:table-cell>
          <table:table-cell table:number-columns-repeated="6"/>
        </table:table-row>
        <table:table-row table:style-name="ro1">
          <table:table-cell office:value-type="float" office:value="366085" calcext:value-type="float">
            <text:p>366085</text:p>
          </table:table-cell>
          <table:table-cell office:value-type="float" office:value="391937" calcext:value-type="float">
            <text:p>391937</text:p>
          </table:table-cell>
          <table:table-cell office:value-type="float" office:value="1960018" calcext:value-type="float">
            <text:p>1960018</text:p>
          </table:table-cell>
          <table:table-cell office:value-type="float" office:value="2062072" calcext:value-type="float">
            <text:p>2062072</text:p>
          </table:table-cell>
          <table:table-cell/>
          <table:table-cell office:value-type="float" office:value="383681" calcext:value-type="float">
            <text:p>383681</text:p>
          </table:table-cell>
          <table:table-cell office:value-type="float" office:value="390940" calcext:value-type="float">
            <text:p>390940</text:p>
          </table:table-cell>
          <table:table-cell office:value-type="float" office:value="2678138" calcext:value-type="float">
            <text:p>2678138</text:p>
          </table:table-cell>
          <table:table-cell office:value-type="float" office:value="2089385" calcext:value-type="float">
            <text:p>2089385</text:p>
          </table:table-cell>
          <table:table-cell/>
          <table:table-cell office:value-type="float" office:value="15705050" calcext:value-type="float">
            <text:p>15705050</text:p>
          </table:table-cell>
          <table:table-cell office:value-type="float" office:value="10255359" calcext:value-type="float">
            <text:p>10255359</text:p>
          </table:table-cell>
          <table:table-cell office:value-type="float" office:value="34960334" calcext:value-type="float">
            <text:p>34960334</text:p>
          </table:table-cell>
          <table:table-cell office:value-type="float" office:value="14303134" calcext:value-type="float">
            <text:p>14303134</text:p>
          </table:table-cell>
          <table:table-cell table:number-columns-repeated="4"/>
          <table:table-cell office:value-type="float" office:value="131002113" calcext:value-type="float">
            <text:p>131002113</text:p>
          </table:table-cell>
          <table:table-cell table:number-columns-repeated="6"/>
        </table:table-row>
        <table:table-row table:style-name="ro1">
          <table:table-cell office:value-type="float" office:value="366086" calcext:value-type="float">
            <text:p>366086</text:p>
          </table:table-cell>
          <table:table-cell office:value-type="float" office:value="391974" calcext:value-type="float">
            <text:p>391974</text:p>
          </table:table-cell>
          <table:table-cell office:value-type="float" office:value="1960407" calcext:value-type="float">
            <text:p>1960407</text:p>
          </table:table-cell>
          <table:table-cell office:value-type="float" office:value="2062350" calcext:value-type="float">
            <text:p>2062350</text:p>
          </table:table-cell>
          <table:table-cell/>
          <table:table-cell office:value-type="float" office:value="383830" calcext:value-type="float">
            <text:p>383830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194" calcext:value-type="float">
            <text:p>2678194</text:p>
          </table:table-cell>
          <table:table-cell office:value-type="float" office:value="2089848" calcext:value-type="float">
            <text:p>2089848</text:p>
          </table:table-cell>
          <table:table-cell/>
          <table:table-cell office:value-type="float" office:value="15829956" calcext:value-type="float">
            <text:p>15829956</text:p>
          </table:table-cell>
          <table:table-cell office:value-type="float" office:value="10304785" calcext:value-type="float">
            <text:p>10304785</text:p>
          </table:table-cell>
          <table:table-cell office:value-type="float" office:value="35020442" calcext:value-type="float">
            <text:p>35020442</text:p>
          </table:table-cell>
          <table:table-cell office:value-type="float" office:value="14313800" calcext:value-type="float">
            <text:p>14313800</text:p>
          </table:table-cell>
          <table:table-cell table:number-columns-repeated="4"/>
          <table:table-cell office:value-type="float" office:value="131006937" calcext:value-type="float">
            <text:p>131006937</text:p>
          </table:table-cell>
          <table:table-cell table:number-columns-repeated="6"/>
        </table:table-row>
        <table:table-row table:style-name="ro1">
          <table:table-cell office:value-type="float" office:value="366086" calcext:value-type="float">
            <text:p>366086</text:p>
          </table:table-cell>
          <table:table-cell office:value-type="float" office:value="392067" calcext:value-type="float">
            <text:p>392067</text:p>
          </table:table-cell>
          <table:table-cell office:value-type="float" office:value="1960593" calcext:value-type="float">
            <text:p>1960593</text:p>
          </table:table-cell>
          <table:table-cell office:value-type="float" office:value="2062795" calcext:value-type="float">
            <text:p>2062795</text:p>
          </table:table-cell>
          <table:table-cell/>
          <table:table-cell office:value-type="float" office:value="383848" calcext:value-type="float">
            <text:p>383848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341" calcext:value-type="float">
            <text:p>2678341</text:p>
          </table:table-cell>
          <table:table-cell office:value-type="float" office:value="2089904" calcext:value-type="float">
            <text:p>2089904</text:p>
          </table:table-cell>
          <table:table-cell/>
          <table:table-cell office:value-type="float" office:value="15865678" calcext:value-type="float">
            <text:p>15865678</text:p>
          </table:table-cell>
          <table:table-cell office:value-type="float" office:value="10305600" calcext:value-type="float">
            <text:p>10305600</text:p>
          </table:table-cell>
          <table:table-cell office:value-type="float" office:value="35042183" calcext:value-type="float">
            <text:p>35042183</text:p>
          </table:table-cell>
          <table:table-cell office:value-type="float" office:value="14315226" calcext:value-type="float">
            <text:p>14315226</text:p>
          </table:table-cell>
          <table:table-cell table:number-columns-repeated="4"/>
          <table:table-cell office:value-type="float" office:value="131009343" calcext:value-type="float">
            <text:p>131009343</text:p>
          </table:table-cell>
          <table:table-cell table:number-columns-repeated="6"/>
        </table:table-row>
        <table:table-row table:style-name="ro1">
          <table:table-cell office:value-type="float" office:value="366197" calcext:value-type="float">
            <text:p>366197</text:p>
          </table:table-cell>
          <table:table-cell office:value-type="float" office:value="392381" calcext:value-type="float">
            <text:p>392381</text:p>
          </table:table-cell>
          <table:table-cell office:value-type="float" office:value="1960759" calcext:value-type="float">
            <text:p>1960759</text:p>
          </table:table-cell>
          <table:table-cell office:value-type="float" office:value="2063775" calcext:value-type="float">
            <text:p>2063775</text:p>
          </table:table-cell>
          <table:table-cell/>
          <table:table-cell office:value-type="float" office:value="383884" calcext:value-type="float">
            <text:p>383884</text:p>
          </table:table-cell>
          <table:table-cell office:value-type="float" office:value="391015" calcext:value-type="float">
            <text:p>391015</text:p>
          </table:table-cell>
          <table:table-cell office:value-type="float" office:value="2678749" calcext:value-type="float">
            <text:p>2678749</text:p>
          </table:table-cell>
          <table:table-cell office:value-type="float" office:value="2090033" calcext:value-type="float">
            <text:p>2090033</text:p>
          </table:table-cell>
          <table:table-cell/>
          <table:table-cell office:value-type="float" office:value="15873993" calcext:value-type="float">
            <text:p>15873993</text:p>
          </table:table-cell>
          <table:table-cell office:value-type="float" office:value="10398191" calcext:value-type="float">
            <text:p>10398191</text:p>
          </table:table-cell>
          <table:table-cell office:value-type="float" office:value="35072239" calcext:value-type="float">
            <text:p>35072239</text:p>
          </table:table-cell>
          <table:table-cell office:value-type="float" office:value="14316448" calcext:value-type="float">
            <text:p>14316448</text:p>
          </table:table-cell>
          <table:table-cell table:number-columns-repeated="4"/>
          <table:table-cell office:value-type="float" office:value="131018170" calcext:value-type="float">
            <text:p>131018170</text:p>
          </table:table-cell>
          <table:table-cell table:number-columns-repeated="6"/>
        </table:table-row>
        <table:table-row table:style-name="ro1">
          <table:table-cell office:value-type="float" office:value="366197" calcext:value-type="float">
            <text:p>366197</text:p>
          </table:table-cell>
          <table:table-cell office:value-type="float" office:value="392530" calcext:value-type="float">
            <text:p>392530</text:p>
          </table:table-cell>
          <table:table-cell office:value-type="float" office:value="1960777" calcext:value-type="float">
            <text:p>1960777</text:p>
          </table:table-cell>
          <table:table-cell office:value-type="float" office:value="2064091" calcext:value-type="float">
            <text:p>2064091</text:p>
          </table:table-cell>
          <table:table-cell/>
          <table:table-cell office:value-type="float" office:value="383959" calcext:value-type="float">
            <text:p>383959</text:p>
          </table:table-cell>
          <table:table-cell office:value-type="float" office:value="391033" calcext:value-type="float">
            <text:p>391033</text:p>
          </table:table-cell>
          <table:table-cell office:value-type="float" office:value="2678823" calcext:value-type="float">
            <text:p>2678823</text:p>
          </table:table-cell>
          <table:table-cell office:value-type="float" office:value="2090255" calcext:value-type="float">
            <text:p>2090255</text:p>
          </table:table-cell>
          <table:table-cell/>
          <table:table-cell office:value-type="float" office:value="15875530" calcext:value-type="float">
            <text:p>15875530</text:p>
          </table:table-cell>
          <table:table-cell office:value-type="float" office:value="10399246" calcext:value-type="float">
            <text:p>10399246</text:p>
          </table:table-cell>
          <table:table-cell office:value-type="float" office:value="35089405" calcext:value-type="float">
            <text:p>35089405</text:p>
          </table:table-cell>
          <table:table-cell office:value-type="float" office:value="14316818" calcext:value-type="float">
            <text:p>14316818</text:p>
          </table:table-cell>
          <table:table-cell table:number-columns-repeated="4"/>
          <table:table-cell office:value-type="float" office:value="131019572" calcext:value-type="float">
            <text:p>131019572</text:p>
          </table:table-cell>
          <table:table-cell table:number-columns-repeated="6"/>
        </table:table-row>
        <table:table-row table:style-name="ro1">
          <table:table-cell office:value-type="float" office:value="366215" calcext:value-type="float">
            <text:p>366215</text:p>
          </table:table-cell>
          <table:table-cell office:value-type="float" office:value="392918" calcext:value-type="float">
            <text:p>392918</text:p>
          </table:table-cell>
          <table:table-cell office:value-type="float" office:value="1961388" calcext:value-type="float">
            <text:p>1961388</text:p>
          </table:table-cell>
          <table:table-cell office:value-type="float" office:value="2064164" calcext:value-type="float">
            <text:p>2064164</text:p>
          </table:table-cell>
          <table:table-cell/>
          <table:table-cell office:value-type="float" office:value="383977" calcext:value-type="float">
            <text:p>383977</text:p>
          </table:table-cell>
          <table:table-cell office:value-type="float" office:value="391273" calcext:value-type="float">
            <text:p>391273</text:p>
          </table:table-cell>
          <table:table-cell office:value-type="float" office:value="2678841" calcext:value-type="float">
            <text:p>2678841</text:p>
          </table:table-cell>
          <table:table-cell office:value-type="float" office:value="2090570" calcext:value-type="float">
            <text:p>2090570</text:p>
          </table:table-cell>
          <table:table-cell/>
          <table:table-cell office:value-type="float" office:value="15889345" calcext:value-type="float">
            <text:p>15889345</text:p>
          </table:table-cell>
          <table:table-cell office:value-type="float" office:value="10408468" calcext:value-type="float">
            <text:p>10408468</text:p>
          </table:table-cell>
          <table:table-cell office:value-type="float" office:value="35187700" calcext:value-type="float">
            <text:p>35187700</text:p>
          </table:table-cell>
          <table:table-cell office:value-type="float" office:value="14319930" calcext:value-type="float">
            <text:p>14319930</text:p>
          </table:table-cell>
          <table:table-cell table:number-columns-repeated="4"/>
          <table:table-cell office:value-type="float" office:value="131028388" calcext:value-type="float">
            <text:p>131028388</text:p>
          </table:table-cell>
          <table:table-cell table:number-columns-repeated="6"/>
        </table:table-row>
        <table:table-row table:style-name="ro1">
          <table:table-cell office:value-type="float" office:value="366215" calcext:value-type="float">
            <text:p>366215</text:p>
          </table:table-cell>
          <table:table-cell office:value-type="float" office:value="392955" calcext:value-type="float">
            <text:p>392955</text:p>
          </table:table-cell>
          <table:table-cell office:value-type="float" office:value="1961592" calcext:value-type="float">
            <text:p>1961592</text:p>
          </table:table-cell>
          <table:table-cell office:value-type="float" office:value="2065054" calcext:value-type="float">
            <text:p>2065054</text:p>
          </table:table-cell>
          <table:table-cell/>
          <table:table-cell office:value-type="float" office:value="384237" calcext:value-type="float">
            <text:p>384237</text:p>
          </table:table-cell>
          <table:table-cell office:value-type="float" office:value="391292" calcext:value-type="float">
            <text:p>391292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681" calcext:value-type="float">
            <text:p>2090681</text:p>
          </table:table-cell>
          <table:table-cell/>
          <table:table-cell office:value-type="float" office:value="15893716" calcext:value-type="float">
            <text:p>15893716</text:p>
          </table:table-cell>
          <table:table-cell office:value-type="float" office:value="10482690" calcext:value-type="float">
            <text:p>10482690</text:p>
          </table:table-cell>
          <table:table-cell office:value-type="float" office:value="35232811" calcext:value-type="float">
            <text:p>35232811</text:p>
          </table:table-cell>
          <table:table-cell office:value-type="float" office:value="14333078" calcext:value-type="float">
            <text:p>14333078</text:p>
          </table:table-cell>
          <table:table-cell table:number-columns-repeated="4"/>
          <table:table-cell office:value-type="float" office:value="131060652" calcext:value-type="float">
            <text:p>131060652</text:p>
          </table:table-cell>
          <table:table-cell table:number-columns-repeated="6"/>
        </table:table-row>
        <table:table-row table:style-name="ro1">
          <table:table-cell office:value-type="float" office:value="366344" calcext:value-type="float">
            <text:p>366344</text:p>
          </table:table-cell>
          <table:table-cell office:value-type="float" office:value="392956" calcext:value-type="float">
            <text:p>392956</text:p>
          </table:table-cell>
          <table:table-cell office:value-type="float" office:value="1962610" calcext:value-type="float">
            <text:p>1962610</text:p>
          </table:table-cell>
          <table:table-cell office:value-type="float" office:value="2065090" calcext:value-type="float">
            <text:p>2065090</text:p>
          </table:table-cell>
          <table:table-cell/>
          <table:table-cell office:value-type="float" office:value="384292" calcext:value-type="float">
            <text:p>384292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755" calcext:value-type="float">
            <text:p>2090755</text:p>
          </table:table-cell>
          <table:table-cell/>
          <table:table-cell office:value-type="float" office:value="15905789" calcext:value-type="float">
            <text:p>15905789</text:p>
          </table:table-cell>
          <table:table-cell office:value-type="float" office:value="10484504" calcext:value-type="float">
            <text:p>10484504</text:p>
          </table:table-cell>
          <table:table-cell office:value-type="float" office:value="35234180" calcext:value-type="float">
            <text:p>35234180</text:p>
          </table:table-cell>
          <table:table-cell office:value-type="float" office:value="14337337" calcext:value-type="float">
            <text:p>14337337</text:p>
          </table:table-cell>
          <table:table-cell table:number-columns-repeated="4"/>
          <table:table-cell office:value-type="float" office:value="131072684" calcext:value-type="float">
            <text:p>131072684</text:p>
          </table:table-cell>
          <table:table-cell table:number-columns-repeated="6"/>
        </table:table-row>
        <table:table-row table:style-name="ro1">
          <table:table-cell office:value-type="float" office:value="366363" calcext:value-type="float">
            <text:p>366363</text:p>
          </table:table-cell>
          <table:table-cell office:value-type="float" office:value="393177" calcext:value-type="float">
            <text:p>393177</text:p>
          </table:table-cell>
          <table:table-cell office:value-type="float" office:value="1963222" calcext:value-type="float">
            <text:p>1963222</text:p>
          </table:table-cell>
          <table:table-cell office:value-type="float" office:value="2065146" calcext:value-type="float">
            <text:p>2065146</text:p>
          </table:table-cell>
          <table:table-cell/>
          <table:table-cell office:value-type="float" office:value="384496" calcext:value-type="float">
            <text:p>384496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033" calcext:value-type="float">
            <text:p>2091033</text:p>
          </table:table-cell>
          <table:table-cell/>
          <table:table-cell office:value-type="float" office:value="15911085" calcext:value-type="float">
            <text:p>15911085</text:p>
          </table:table-cell>
          <table:table-cell office:value-type="float" office:value="10521319" calcext:value-type="float">
            <text:p>10521319</text:p>
          </table:table-cell>
          <table:table-cell office:value-type="float" office:value="35234829" calcext:value-type="float">
            <text:p>35234829</text:p>
          </table:table-cell>
          <table:table-cell office:value-type="float" office:value="14367282" calcext:value-type="float">
            <text:p>14367282</text:p>
          </table:table-cell>
          <table:table-cell table:number-columns-repeated="4"/>
          <table:table-cell office:value-type="float" office:value="131073172" calcext:value-type="float">
            <text:p>131073172</text:p>
          </table:table-cell>
          <table:table-cell table:number-columns-repeated="6"/>
        </table:table-row>
        <table:table-row table:style-name="ro1">
          <table:table-cell office:value-type="float" office:value="366604" calcext:value-type="float">
            <text:p>366604</text:p>
          </table:table-cell>
          <table:table-cell office:value-type="float" office:value="393437" calcext:value-type="float">
            <text:p>393437</text:p>
          </table:table-cell>
          <table:table-cell office:value-type="float" office:value="1963240" calcext:value-type="float">
            <text:p>1963240</text:p>
          </table:table-cell>
          <table:table-cell office:value-type="float" office:value="2065331" calcext:value-type="float">
            <text:p>2065331</text:p>
          </table:table-cell>
          <table:table-cell/>
          <table:table-cell office:value-type="float" office:value="384552" calcext:value-type="float">
            <text:p>384552</text:p>
          </table:table-cell>
          <table:table-cell office:value-type="float" office:value="391551" calcext:value-type="float">
            <text:p>391551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292" calcext:value-type="float">
            <text:p>2091292</text:p>
          </table:table-cell>
          <table:table-cell/>
          <table:table-cell office:value-type="float" office:value="15938067" calcext:value-type="float">
            <text:p>15938067</text:p>
          </table:table-cell>
          <table:table-cell office:value-type="float" office:value="10521893" calcext:value-type="float">
            <text:p>10521893</text:p>
          </table:table-cell>
          <table:table-cell office:value-type="float" office:value="35243273" calcext:value-type="float">
            <text:p>35243273</text:p>
          </table:table-cell>
          <table:table-cell office:value-type="float" office:value="14391410" calcext:value-type="float">
            <text:p>14391410</text:p>
          </table:table-cell>
          <table:table-cell table:number-columns-repeated="4"/>
          <table:table-cell office:value-type="float" office:value="131076947" calcext:value-type="float">
            <text:p>131076947</text:p>
          </table:table-cell>
          <table:table-cell table:number-columns-repeated="6"/>
        </table:table-row>
        <table:table-row table:style-name="ro1">
          <table:table-cell office:value-type="float" office:value="366641" calcext:value-type="float">
            <text:p>366641</text:p>
          </table:table-cell>
          <table:table-cell office:value-type="float" office:value="393474" calcext:value-type="float">
            <text:p>393474</text:p>
          </table:table-cell>
          <table:table-cell office:value-type="float" office:value="1963814" calcext:value-type="float">
            <text:p>1963814</text:p>
          </table:table-cell>
          <table:table-cell office:value-type="float" office:value="2065590" calcext:value-type="float">
            <text:p>2065590</text:p>
          </table:table-cell>
          <table:table-cell/>
          <table:table-cell office:value-type="float" office:value="384885" calcext:value-type="float">
            <text:p>384885</text:p>
          </table:table-cell>
          <table:table-cell office:value-type="float" office:value="391570" calcext:value-type="float">
            <text:p>391570</text:p>
          </table:table-cell>
          <table:table-cell office:value-type="float" office:value="2679378" calcext:value-type="float">
            <text:p>2679378</text:p>
          </table:table-cell>
          <table:table-cell office:value-type="float" office:value="2091996" calcext:value-type="float">
            <text:p>2091996</text:p>
          </table:table-cell>
          <table:table-cell/>
          <table:table-cell office:value-type="float" office:value="15946529" calcext:value-type="float">
            <text:p>15946529</text:p>
          </table:table-cell>
          <table:table-cell office:value-type="float" office:value="10522078" calcext:value-type="float">
            <text:p>10522078</text:p>
          </table:table-cell>
          <table:table-cell office:value-type="float" office:value="35311217" calcext:value-type="float">
            <text:p>35311217</text:p>
          </table:table-cell>
          <table:table-cell office:value-type="float" office:value="14410170" calcext:value-type="float">
            <text:p>14410170</text:p>
          </table:table-cell>
          <table:table-cell table:number-columns-repeated="4"/>
          <table:table-cell office:value-type="float" office:value="131085006" calcext:value-type="float">
            <text:p>131085006</text:p>
          </table:table-cell>
          <table:table-cell table:number-columns-repeated="6"/>
        </table:table-row>
        <table:table-row table:style-name="ro1">
          <table:table-cell office:value-type="float" office:value="366696" calcext:value-type="float">
            <text:p>366696</text:p>
          </table:table-cell>
          <table:table-cell office:value-type="float" office:value="393788" calcext:value-type="float">
            <text:p>393788</text:p>
          </table:table-cell>
          <table:table-cell office:value-type="float" office:value="1964295" calcext:value-type="float">
            <text:p>1964295</text:p>
          </table:table-cell>
          <table:table-cell office:value-type="float" office:value="2066405" calcext:value-type="float">
            <text:p>2066405</text:p>
          </table:table-cell>
          <table:table-cell/>
          <table:table-cell office:value-type="float" office:value="384959" calcext:value-type="float">
            <text:p>384959</text:p>
          </table:table-cell>
          <table:table-cell office:value-type="float" office:value="391755" calcext:value-type="float">
            <text:p>391755</text:p>
          </table:table-cell>
          <table:table-cell office:value-type="float" office:value="2679452" calcext:value-type="float">
            <text:p>2679452</text:p>
          </table:table-cell>
          <table:table-cell office:value-type="float" office:value="2092088" calcext:value-type="float">
            <text:p>2092088</text:p>
          </table:table-cell>
          <table:table-cell/>
          <table:table-cell office:value-type="float" office:value="15947640" calcext:value-type="float">
            <text:p>15947640</text:p>
          </table:table-cell>
          <table:table-cell office:value-type="float" office:value="10525115" calcext:value-type="float">
            <text:p>10525115</text:p>
          </table:table-cell>
          <table:table-cell office:value-type="float" office:value="35402790" calcext:value-type="float">
            <text:p>35402790</text:p>
          </table:table-cell>
          <table:table-cell office:value-type="float" office:value="14412557" calcext:value-type="float">
            <text:p>14412557</text:p>
          </table:table-cell>
          <table:table-cell table:number-columns-repeated="4"/>
          <table:table-cell office:value-type="float" office:value="131100704" calcext:value-type="float">
            <text:p>131100704</text:p>
          </table:table-cell>
          <table:table-cell table:number-columns-repeated="6"/>
        </table:table-row>
        <table:table-row table:style-name="ro1">
          <table:table-cell office:value-type="float" office:value="366697" calcext:value-type="float">
            <text:p>366697</text:p>
          </table:table-cell>
          <table:table-cell office:value-type="float" office:value="393789" calcext:value-type="float">
            <text:p>393789</text:p>
          </table:table-cell>
          <table:table-cell office:value-type="float" office:value="1964333" calcext:value-type="float">
            <text:p>1964333</text:p>
          </table:table-cell>
          <table:table-cell office:value-type="float" office:value="2066702" calcext:value-type="float">
            <text:p>2066702</text:p>
          </table:table-cell>
          <table:table-cell/>
          <table:table-cell office:value-type="float" office:value="385125" calcext:value-type="float">
            <text:p>385125</text:p>
          </table:table-cell>
          <table:table-cell office:value-type="float" office:value="391773" calcext:value-type="float">
            <text:p>391773</text:p>
          </table:table-cell>
          <table:table-cell office:value-type="float" office:value="2679453" calcext:value-type="float">
            <text:p>2679453</text:p>
          </table:table-cell>
          <table:table-cell office:value-type="float" office:value="2092385" calcext:value-type="float">
            <text:p>2092385</text:p>
          </table:table-cell>
          <table:table-cell/>
          <table:table-cell office:value-type="float" office:value="15950510" calcext:value-type="float">
            <text:p>15950510</text:p>
          </table:table-cell>
          <table:table-cell office:value-type="float" office:value="10529003" calcext:value-type="float">
            <text:p>10529003</text:p>
          </table:table-cell>
          <table:table-cell office:value-type="float" office:value="35537843" calcext:value-type="float">
            <text:p>35537843</text:p>
          </table:table-cell>
          <table:table-cell office:value-type="float" office:value="14425262" calcext:value-type="float">
            <text:p>14425262</text:p>
          </table:table-cell>
          <table:table-cell table:number-columns-repeated="4"/>
          <table:table-cell office:value-type="float" office:value="131113663" calcext:value-type="float">
            <text:p>131113663</text:p>
          </table:table-cell>
          <table:table-cell table:number-columns-repeated="6"/>
        </table:table-row>
        <table:table-row table:style-name="ro1">
          <table:table-cell office:value-type="float" office:value="366715" calcext:value-type="float">
            <text:p>366715</text:p>
          </table:table-cell>
          <table:table-cell office:value-type="float" office:value="394085" calcext:value-type="float">
            <text:p>394085</text:p>
          </table:table-cell>
          <table:table-cell office:value-type="float" office:value="1964963" calcext:value-type="float">
            <text:p>1964963</text:p>
          </table:table-cell>
          <table:table-cell office:value-type="float" office:value="2067035" calcext:value-type="float">
            <text:p>2067035</text:p>
          </table:table-cell>
          <table:table-cell/>
          <table:table-cell office:value-type="float" office:value="385459" calcext:value-type="float">
            <text:p>385459</text:p>
          </table:table-cell>
          <table:table-cell office:value-type="float" office:value="391792" calcext:value-type="float">
            <text:p>391792</text:p>
          </table:table-cell>
          <table:table-cell office:value-type="float" office:value="2679583" calcext:value-type="float">
            <text:p>2679583</text:p>
          </table:table-cell>
          <table:table-cell office:value-type="float" office:value="2092459" calcext:value-type="float">
            <text:p>2092459</text:p>
          </table:table-cell>
          <table:table-cell/>
          <table:table-cell office:value-type="float" office:value="15958214" calcext:value-type="float">
            <text:p>15958214</text:p>
          </table:table-cell>
          <table:table-cell office:value-type="float" office:value="10533633" calcext:value-type="float">
            <text:p>10533633</text:p>
          </table:table-cell>
          <table:table-cell office:value-type="float" office:value="35544325" calcext:value-type="float">
            <text:p>35544325</text:p>
          </table:table-cell>
          <table:table-cell office:value-type="float" office:value="14431094" calcext:value-type="float">
            <text:p>14431094</text:p>
          </table:table-cell>
          <table:table-cell table:number-columns-repeated="4"/>
          <table:table-cell office:value-type="float" office:value="131122206" calcext:value-type="float">
            <text:p>131122206</text:p>
          </table:table-cell>
          <table:table-cell table:number-columns-repeated="6"/>
        </table:table-row>
        <table:table-row table:style-name="ro1">
          <table:table-cell office:value-type="float" office:value="366789" calcext:value-type="float">
            <text:p>366789</text:p>
          </table:table-cell>
          <table:table-cell office:value-type="float" office:value="394141" calcext:value-type="float">
            <text:p>394141</text:p>
          </table:table-cell>
          <table:table-cell office:value-type="float" office:value="1965277" calcext:value-type="float">
            <text:p>1965277</text:p>
          </table:table-cell>
          <table:table-cell office:value-type="float" office:value="2067331" calcext:value-type="float">
            <text:p>2067331</text:p>
          </table:table-cell>
          <table:table-cell/>
          <table:table-cell office:value-type="float" office:value="385459" calcext:value-type="float">
            <text:p>385459</text:p>
          </table:table-cell>
          <table:table-cell office:value-type="float" office:value="391978" calcext:value-type="float">
            <text:p>391978</text:p>
          </table:table-cell>
          <table:table-cell office:value-type="float" office:value="2679786" calcext:value-type="float">
            <text:p>2679786</text:p>
          </table:table-cell>
          <table:table-cell office:value-type="float" office:value="2092607" calcext:value-type="float">
            <text:p>2092607</text:p>
          </table:table-cell>
          <table:table-cell/>
          <table:table-cell office:value-type="float" office:value="15966602" calcext:value-type="float">
            <text:p>15966602</text:p>
          </table:table-cell>
          <table:table-cell office:value-type="float" office:value="10534466" calcext:value-type="float">
            <text:p>10534466</text:p>
          </table:table-cell>
          <table:table-cell office:value-type="float" office:value="35555436" calcext:value-type="float">
            <text:p>35555436</text:p>
          </table:table-cell>
          <table:table-cell office:value-type="float" office:value="14440150" calcext:value-type="float">
            <text:p>14440150</text:p>
          </table:table-cell>
          <table:table-cell table:number-columns-repeated="4"/>
          <table:table-cell office:value-type="float" office:value="131131081" calcext:value-type="float">
            <text:p>131131081</text:p>
          </table:table-cell>
          <table:table-cell table:number-columns-repeated="6"/>
        </table:table-row>
        <table:table-row table:style-name="ro1">
          <table:table-cell office:value-type="float" office:value="366808" calcext:value-type="float">
            <text:p>366808</text:p>
          </table:table-cell>
          <table:table-cell office:value-type="float" office:value="394270" calcext:value-type="float">
            <text:p>394270</text:p>
          </table:table-cell>
          <table:table-cell office:value-type="float" office:value="1965647" calcext:value-type="float">
            <text:p>1965647</text:p>
          </table:table-cell>
          <table:table-cell office:value-type="float" office:value="2067683" calcext:value-type="float">
            <text:p>2067683</text:p>
          </table:table-cell>
          <table:table-cell/>
          <table:table-cell office:value-type="float" office:value="385552" calcext:value-type="float">
            <text:p>385552</text:p>
          </table:table-cell>
          <table:table-cell office:value-type="float" office:value="392033" calcext:value-type="float">
            <text:p>392033</text:p>
          </table:table-cell>
          <table:table-cell office:value-type="float" office:value="2680082" calcext:value-type="float">
            <text:p>2680082</text:p>
          </table:table-cell>
          <table:table-cell office:value-type="float" office:value="2092830" calcext:value-type="float">
            <text:p>2092830</text:p>
          </table:table-cell>
          <table:table-cell/>
          <table:table-cell office:value-type="float" office:value="16032323" calcext:value-type="float">
            <text:p>16032323</text:p>
          </table:table-cell>
          <table:table-cell office:value-type="float" office:value="10540355" calcext:value-type="float">
            <text:p>10540355</text:p>
          </table:table-cell>
          <table:table-cell office:value-type="float" office:value="35626620" calcext:value-type="float">
            <text:p>35626620</text:p>
          </table:table-cell>
          <table:table-cell office:value-type="float" office:value="14485019" calcext:value-type="float">
            <text:p>14485019</text:p>
          </table:table-cell>
          <table:table-cell table:number-columns-repeated="4"/>
          <table:table-cell office:value-type="float" office:value="131143272" calcext:value-type="float">
            <text:p>131143272</text:p>
          </table:table-cell>
          <table:table-cell table:number-columns-repeated="6"/>
        </table:table-row>
        <table:table-row table:style-name="ro1">
          <table:table-cell office:value-type="float" office:value="366881" calcext:value-type="float">
            <text:p>366881</text:p>
          </table:table-cell>
          <table:table-cell office:value-type="float" office:value="394326" calcext:value-type="float">
            <text:p>394326</text:p>
          </table:table-cell>
          <table:table-cell office:value-type="float" office:value="1965870" calcext:value-type="float">
            <text:p>1965870</text:p>
          </table:table-cell>
          <table:table-cell office:value-type="float" office:value="2067813" calcext:value-type="float">
            <text:p>2067813</text:p>
          </table:table-cell>
          <table:table-cell/>
          <table:table-cell office:value-type="float" office:value="385644" calcext:value-type="float">
            <text:p>385644</text:p>
          </table:table-cell>
          <table:table-cell office:value-type="float" office:value="392199" calcext:value-type="float">
            <text:p>392199</text:p>
          </table:table-cell>
          <table:table-cell office:value-type="float" office:value="2680453" calcext:value-type="float">
            <text:p>2680453</text:p>
          </table:table-cell>
          <table:table-cell office:value-type="float" office:value="2092959" calcext:value-type="float">
            <text:p>2092959</text:p>
          </table:table-cell>
          <table:table-cell/>
          <table:table-cell office:value-type="float" office:value="16049046" calcext:value-type="float">
            <text:p>16049046</text:p>
          </table:table-cell>
          <table:table-cell office:value-type="float" office:value="10541226" calcext:value-type="float">
            <text:p>10541226</text:p>
          </table:table-cell>
          <table:table-cell office:value-type="float" office:value="35910855" calcext:value-type="float">
            <text:p>35910855</text:p>
          </table:table-cell>
          <table:table-cell office:value-type="float" office:value="14500483" calcext:value-type="float">
            <text:p>14500483</text:p>
          </table:table-cell>
          <table:table-cell table:number-columns-repeated="4"/>
          <table:table-cell office:value-type="float" office:value="131193046" calcext:value-type="float">
            <text:p>131193046</text:p>
          </table:table-cell>
          <table:table-cell table:number-columns-repeated="6"/>
        </table:table-row>
        <table:table-row table:style-name="ro1">
          <table:table-cell office:value-type="float" office:value="366900" calcext:value-type="float">
            <text:p>366900</text:p>
          </table:table-cell>
          <table:table-cell office:value-type="float" office:value="394437" calcext:value-type="float">
            <text:p>394437</text:p>
          </table:table-cell>
          <table:table-cell office:value-type="float" office:value="1965925" calcext:value-type="float">
            <text:p>1965925</text:p>
          </table:table-cell>
          <table:table-cell office:value-type="float" office:value="2068239" calcext:value-type="float">
            <text:p>2068239</text:p>
          </table:table-cell>
          <table:table-cell/>
          <table:table-cell office:value-type="float" office:value="385736" calcext:value-type="float">
            <text:p>385736</text:p>
          </table:table-cell>
          <table:table-cell office:value-type="float" office:value="392384" calcext:value-type="float">
            <text:p>392384</text:p>
          </table:table-cell>
          <table:table-cell office:value-type="float" office:value="2680490" calcext:value-type="float">
            <text:p>2680490</text:p>
          </table:table-cell>
          <table:table-cell office:value-type="float" office:value="2093219" calcext:value-type="float">
            <text:p>2093219</text:p>
          </table:table-cell>
          <table:table-cell/>
          <table:table-cell office:value-type="float" office:value="16055749" calcext:value-type="float">
            <text:p>16055749</text:p>
          </table:table-cell>
          <table:table-cell office:value-type="float" office:value="10564002" calcext:value-type="float">
            <text:p>10564002</text:p>
          </table:table-cell>
          <table:table-cell office:value-type="float" office:value="35922559" calcext:value-type="float">
            <text:p>35922559</text:p>
          </table:table-cell>
          <table:table-cell office:value-type="float" office:value="14503482" calcext:value-type="float">
            <text:p>14503482</text:p>
          </table:table-cell>
          <table:table-cell table:number-columns-repeated="4"/>
          <table:table-cell office:value-type="float" office:value="131196893" calcext:value-type="float">
            <text:p>131196893</text:p>
          </table:table-cell>
          <table:table-cell table:number-columns-repeated="6"/>
        </table:table-row>
        <table:table-row table:style-name="ro1">
          <table:table-cell office:value-type="float" office:value="366901" calcext:value-type="float">
            <text:p>366901</text:p>
          </table:table-cell>
          <table:table-cell office:value-type="float" office:value="394622" calcext:value-type="float">
            <text:p>394622</text:p>
          </table:table-cell>
          <table:table-cell office:value-type="float" office:value="1966000" calcext:value-type="float">
            <text:p>1966000</text:p>
          </table:table-cell>
          <table:table-cell office:value-type="float" office:value="2068387" calcext:value-type="float">
            <text:p>2068387</text:p>
          </table:table-cell>
          <table:table-cell/>
          <table:table-cell office:value-type="float" office:value="385755" calcext:value-type="float">
            <text:p>385755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0805" calcext:value-type="float">
            <text:p>2680805</text:p>
          </table:table-cell>
          <table:table-cell office:value-type="float" office:value="2093293" calcext:value-type="float">
            <text:p>2093293</text:p>
          </table:table-cell>
          <table:table-cell/>
          <table:table-cell office:value-type="float" office:value="16094805" calcext:value-type="float">
            <text:p>16094805</text:p>
          </table:table-cell>
          <table:table-cell office:value-type="float" office:value="10566466" calcext:value-type="float">
            <text:p>10566466</text:p>
          </table:table-cell>
          <table:table-cell office:value-type="float" office:value="36142686" calcext:value-type="float">
            <text:p>36142686</text:p>
          </table:table-cell>
          <table:table-cell office:value-type="float" office:value="14505279" calcext:value-type="float">
            <text:p>14505279</text:p>
          </table:table-cell>
          <table:table-cell table:number-columns-repeated="4"/>
          <table:table-cell office:value-type="float" office:value="131209045" calcext:value-type="float">
            <text:p>131209045</text:p>
          </table:table-cell>
          <table:table-cell table:number-columns-repeated="6"/>
        </table:table-row>
        <table:table-row table:style-name="ro1">
          <table:table-cell office:value-type="float" office:value="366901" calcext:value-type="float">
            <text:p>366901</text:p>
          </table:table-cell>
          <table:table-cell office:value-type="float" office:value="394640" calcext:value-type="float">
            <text:p>394640</text:p>
          </table:table-cell>
          <table:table-cell office:value-type="float" office:value="1966111" calcext:value-type="float">
            <text:p>1966111</text:p>
          </table:table-cell>
          <table:table-cell office:value-type="float" office:value="2068850" calcext:value-type="float">
            <text:p>2068850</text:p>
          </table:table-cell>
          <table:table-cell/>
          <table:table-cell office:value-type="float" office:value="385792" calcext:value-type="float">
            <text:p>385792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1193" calcext:value-type="float">
            <text:p>2681193</text:p>
          </table:table-cell>
          <table:table-cell office:value-type="float" office:value="2094773" calcext:value-type="float">
            <text:p>2094773</text:p>
          </table:table-cell>
          <table:table-cell/>
          <table:table-cell office:value-type="float" office:value="16121952" calcext:value-type="float">
            <text:p>16121952</text:p>
          </table:table-cell>
          <table:table-cell office:value-type="float" office:value="10587892" calcext:value-type="float">
            <text:p>10587892</text:p>
          </table:table-cell>
          <table:table-cell office:value-type="float" office:value="36385625" calcext:value-type="float">
            <text:p>36385625</text:p>
          </table:table-cell>
          <table:table-cell office:value-type="float" office:value="14614425" calcext:value-type="float">
            <text:p>14614425</text:p>
          </table:table-cell>
          <table:table-cell table:number-columns-repeated="4"/>
          <table:table-cell office:value-type="float" office:value="131211050" calcext:value-type="float">
            <text:p>131211050</text:p>
          </table:table-cell>
          <table:table-cell table:number-columns-repeated="6"/>
        </table:table-row>
        <table:table-row table:style-name="ro1">
          <table:table-cell office:value-type="float" office:value="366937" calcext:value-type="float">
            <text:p>366937</text:p>
          </table:table-cell>
          <table:table-cell office:value-type="float" office:value="394752" calcext:value-type="float">
            <text:p>394752</text:p>
          </table:table-cell>
          <table:table-cell office:value-type="float" office:value="1966111" calcext:value-type="float">
            <text:p>1966111</text:p>
          </table:table-cell>
          <table:table-cell office:value-type="float" office:value="2068923" calcext:value-type="float">
            <text:p>2068923</text:p>
          </table:table-cell>
          <table:table-cell/>
          <table:table-cell office:value-type="float" office:value="386070" calcext:value-type="float">
            <text:p>386070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360" calcext:value-type="float">
            <text:p>2681360</text:p>
          </table:table-cell>
          <table:table-cell office:value-type="float" office:value="2094922" calcext:value-type="float">
            <text:p>2094922</text:p>
          </table:table-cell>
          <table:table-cell/>
          <table:table-cell office:value-type="float" office:value="16137860" calcext:value-type="float">
            <text:p>16137860</text:p>
          </table:table-cell>
          <table:table-cell office:value-type="float" office:value="10599058" calcext:value-type="float">
            <text:p>10599058</text:p>
          </table:table-cell>
          <table:table-cell office:value-type="float" office:value="36467422" calcext:value-type="float">
            <text:p>36467422</text:p>
          </table:table-cell>
          <table:table-cell office:value-type="float" office:value="14666888" calcext:value-type="float">
            <text:p>14666888</text:p>
          </table:table-cell>
          <table:table-cell table:number-columns-repeated="4"/>
          <table:table-cell office:value-type="float" office:value="131217378" calcext:value-type="float">
            <text:p>131217378</text:p>
          </table:table-cell>
          <table:table-cell table:number-columns-repeated="6"/>
        </table:table-row>
        <table:table-row table:style-name="ro1">
          <table:table-cell office:value-type="float" office:value="366956" calcext:value-type="float">
            <text:p>366956</text:p>
          </table:table-cell>
          <table:table-cell office:value-type="float" office:value="394844" calcext:value-type="float">
            <text:p>394844</text:p>
          </table:table-cell>
          <table:table-cell office:value-type="float" office:value="1966148" calcext:value-type="float">
            <text:p>1966148</text:p>
          </table:table-cell>
          <table:table-cell office:value-type="float" office:value="2068924" calcext:value-type="float">
            <text:p>2068924</text:p>
          </table:table-cell>
          <table:table-cell/>
          <table:table-cell office:value-type="float" office:value="386089" calcext:value-type="float">
            <text:p>386089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527" calcext:value-type="float">
            <text:p>2681527</text:p>
          </table:table-cell>
          <table:table-cell office:value-type="float" office:value="2095329" calcext:value-type="float">
            <text:p>2095329</text:p>
          </table:table-cell>
          <table:table-cell/>
          <table:table-cell office:value-type="float" office:value="16145155" calcext:value-type="float">
            <text:p>16145155</text:p>
          </table:table-cell>
          <table:table-cell office:value-type="float" office:value="10599651" calcext:value-type="float">
            <text:p>10599651</text:p>
          </table:table-cell>
          <table:table-cell office:value-type="float" office:value="36480458" calcext:value-type="float">
            <text:p>36480458</text:p>
          </table:table-cell>
          <table:table-cell office:value-type="float" office:value="14785219" calcext:value-type="float">
            <text:p>14785219</text:p>
          </table:table-cell>
          <table:table-cell table:number-columns-repeated="4"/>
          <table:table-cell office:value-type="float" office:value="131240201" calcext:value-type="float">
            <text:p>131240201</text:p>
          </table:table-cell>
          <table:table-cell table:number-columns-repeated="6"/>
        </table:table-row>
        <table:table-row table:style-name="ro1">
          <table:table-cell office:value-type="float" office:value="367030" calcext:value-type="float">
            <text:p>367030</text:p>
          </table:table-cell>
          <table:table-cell office:value-type="float" office:value="394863" calcext:value-type="float">
            <text:p>394863</text:p>
          </table:table-cell>
          <table:table-cell office:value-type="float" office:value="1966203" calcext:value-type="float">
            <text:p>1966203</text:p>
          </table:table-cell>
          <table:table-cell office:value-type="float" office:value="2069275" calcext:value-type="float">
            <text:p>2069275</text:p>
          </table:table-cell>
          <table:table-cell/>
          <table:table-cell office:value-type="float" office:value="386329" calcext:value-type="float">
            <text:p>386329</text:p>
          </table:table-cell>
          <table:table-cell office:value-type="float" office:value="392792" calcext:value-type="float">
            <text:p>392792</text:p>
          </table:table-cell>
          <table:table-cell office:value-type="float" office:value="2681601" calcext:value-type="float">
            <text:p>2681601</text:p>
          </table:table-cell>
          <table:table-cell office:value-type="float" office:value="2095588" calcext:value-type="float">
            <text:p>2095588</text:p>
          </table:table-cell>
          <table:table-cell/>
          <table:table-cell office:value-type="float" office:value="16145859" calcext:value-type="float">
            <text:p>16145859</text:p>
          </table:table-cell>
          <table:table-cell office:value-type="float" office:value="10602225" calcext:value-type="float">
            <text:p>10602225</text:p>
          </table:table-cell>
          <table:table-cell office:value-type="float" office:value="36554920" calcext:value-type="float">
            <text:p>36554920</text:p>
          </table:table-cell>
          <table:table-cell office:value-type="float" office:value="14805070" calcext:value-type="float">
            <text:p>14805070</text:p>
          </table:table-cell>
          <table:table-cell table:number-columns-repeated="4"/>
          <table:table-cell office:value-type="float" office:value="131245008" calcext:value-type="float">
            <text:p>131245008</text:p>
          </table:table-cell>
          <table:table-cell table:number-columns-repeated="6"/>
        </table:table-row>
        <table:table-row table:style-name="ro1">
          <table:table-cell office:value-type="float" office:value="367030" calcext:value-type="float">
            <text:p>367030</text:p>
          </table:table-cell>
          <table:table-cell office:value-type="float" office:value="394863" calcext:value-type="float">
            <text:p>394863</text:p>
          </table:table-cell>
          <table:table-cell office:value-type="float" office:value="1966370" calcext:value-type="float">
            <text:p>1966370</text:p>
          </table:table-cell>
          <table:table-cell office:value-type="float" office:value="2069386" calcext:value-type="float">
            <text:p>2069386</text:p>
          </table:table-cell>
          <table:table-cell/>
          <table:table-cell office:value-type="float" office:value="386440" calcext:value-type="float">
            <text:p>386440</text:p>
          </table:table-cell>
          <table:table-cell office:value-type="float" office:value="392885" calcext:value-type="float">
            <text:p>392885</text:p>
          </table:table-cell>
          <table:table-cell office:value-type="float" office:value="2681637" calcext:value-type="float">
            <text:p>2681637</text:p>
          </table:table-cell>
          <table:table-cell office:value-type="float" office:value="2095626" calcext:value-type="float">
            <text:p>2095626</text:p>
          </table:table-cell>
          <table:table-cell/>
          <table:table-cell office:value-type="float" office:value="16145896" calcext:value-type="float">
            <text:p>16145896</text:p>
          </table:table-cell>
          <table:table-cell office:value-type="float" office:value="10605836" calcext:value-type="float">
            <text:p>10605836</text:p>
          </table:table-cell>
          <table:table-cell office:value-type="float" office:value="36557550" calcext:value-type="float">
            <text:p>36557550</text:p>
          </table:table-cell>
          <table:table-cell office:value-type="float" office:value="14850070" calcext:value-type="float">
            <text:p>14850070</text:p>
          </table:table-cell>
          <table:table-cell table:number-columns-repeated="4"/>
          <table:table-cell office:value-type="float" office:value="131261046" calcext:value-type="float">
            <text:p>131261046</text:p>
          </table:table-cell>
          <table:table-cell table:number-columns-repeated="6"/>
        </table:table-row>
        <table:table-row table:style-name="ro1">
          <table:table-cell office:value-type="float" office:value="367048" calcext:value-type="float">
            <text:p>367048</text:p>
          </table:table-cell>
          <table:table-cell office:value-type="float" office:value="395622" calcext:value-type="float">
            <text:p>395622</text:p>
          </table:table-cell>
          <table:table-cell office:value-type="float" office:value="1966759" calcext:value-type="float">
            <text:p>1966759</text:p>
          </table:table-cell>
          <table:table-cell office:value-type="float" office:value="2069387" calcext:value-type="float">
            <text:p>2069387</text:p>
          </table:table-cell>
          <table:table-cell/>
          <table:table-cell office:value-type="float" office:value="386848" calcext:value-type="float">
            <text:p>386848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879" calcext:value-type="float">
            <text:p>2681879</text:p>
          </table:table-cell>
          <table:table-cell office:value-type="float" office:value="2096107" calcext:value-type="float">
            <text:p>2096107</text:p>
          </table:table-cell>
          <table:table-cell/>
          <table:table-cell office:value-type="float" office:value="16146433" calcext:value-type="float">
            <text:p>16146433</text:p>
          </table:table-cell>
          <table:table-cell office:value-type="float" office:value="10642688" calcext:value-type="float">
            <text:p>10642688</text:p>
          </table:table-cell>
          <table:table-cell office:value-type="float" office:value="36596624" calcext:value-type="float">
            <text:p>36596624</text:p>
          </table:table-cell>
          <table:table-cell office:value-type="float" office:value="14883773" calcext:value-type="float">
            <text:p>14883773</text:p>
          </table:table-cell>
          <table:table-cell table:number-columns-repeated="4"/>
          <table:table-cell office:value-type="float" office:value="131267822" calcext:value-type="float">
            <text:p>131267822</text:p>
          </table:table-cell>
          <table:table-cell table:number-columns-repeated="6"/>
        </table:table-row>
        <table:table-row table:style-name="ro1">
          <table:table-cell office:value-type="float" office:value="367122" calcext:value-type="float">
            <text:p>367122</text:p>
          </table:table-cell>
          <table:table-cell office:value-type="float" office:value="395678" calcext:value-type="float">
            <text:p>395678</text:p>
          </table:table-cell>
          <table:table-cell office:value-type="float" office:value="1967185" calcext:value-type="float">
            <text:p>1967185</text:p>
          </table:table-cell>
          <table:table-cell office:value-type="float" office:value="2069442" calcext:value-type="float">
            <text:p>2069442</text:p>
          </table:table-cell>
          <table:table-cell/>
          <table:table-cell office:value-type="float" office:value="386904" calcext:value-type="float">
            <text:p>386904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953" calcext:value-type="float">
            <text:p>2681953</text:p>
          </table:table-cell>
          <table:table-cell office:value-type="float" office:value="2096515" calcext:value-type="float">
            <text:p>2096515</text:p>
          </table:table-cell>
          <table:table-cell/>
          <table:table-cell office:value-type="float" office:value="16165210" calcext:value-type="float">
            <text:p>16165210</text:p>
          </table:table-cell>
          <table:table-cell office:value-type="float" office:value="10647427" calcext:value-type="float">
            <text:p>10647427</text:p>
          </table:table-cell>
          <table:table-cell office:value-type="float" office:value="36698771" calcext:value-type="float">
            <text:p>36698771</text:p>
          </table:table-cell>
          <table:table-cell office:value-type="float" office:value="14980142" calcext:value-type="float">
            <text:p>14980142</text:p>
          </table:table-cell>
          <table:table-cell table:number-columns-repeated="4"/>
          <table:table-cell office:value-type="float" office:value="131284336" calcext:value-type="float">
            <text:p>131284336</text:p>
          </table:table-cell>
          <table:table-cell table:number-columns-repeated="6"/>
        </table:table-row>
        <table:table-row table:style-name="ro1">
          <table:table-cell office:value-type="float" office:value="367141" calcext:value-type="float">
            <text:p>367141</text:p>
          </table:table-cell>
          <table:table-cell office:value-type="float" office:value="395881" calcext:value-type="float">
            <text:p>395881</text:p>
          </table:table-cell>
          <table:table-cell office:value-type="float" office:value="1967241" calcext:value-type="float">
            <text:p>1967241</text:p>
          </table:table-cell>
          <table:table-cell office:value-type="float" office:value="2069979" calcext:value-type="float">
            <text:p>2069979</text:p>
          </table:table-cell>
          <table:table-cell/>
          <table:table-cell office:value-type="float" office:value="387163" calcext:value-type="float">
            <text:p>387163</text:p>
          </table:table-cell>
          <table:table-cell office:value-type="float" office:value="392940" calcext:value-type="float">
            <text:p>392940</text:p>
          </table:table-cell>
          <table:table-cell office:value-type="float" office:value="2682026" calcext:value-type="float">
            <text:p>2682026</text:p>
          </table:table-cell>
          <table:table-cell office:value-type="float" office:value="2097033" calcext:value-type="float">
            <text:p>2097033</text:p>
          </table:table-cell>
          <table:table-cell/>
          <table:table-cell office:value-type="float" office:value="16185600" calcext:value-type="float">
            <text:p>16185600</text:p>
          </table:table-cell>
          <table:table-cell office:value-type="float" office:value="10854313" calcext:value-type="float">
            <text:p>10854313</text:p>
          </table:table-cell>
          <table:table-cell office:value-type="float" office:value="36707287" calcext:value-type="float">
            <text:p>36707287</text:p>
          </table:table-cell>
          <table:table-cell office:value-type="float" office:value="14989198" calcext:value-type="float">
            <text:p>14989198</text:p>
          </table:table-cell>
          <table:table-cell table:number-columns-repeated="4"/>
          <table:table-cell office:value-type="float" office:value="131297976" calcext:value-type="float">
            <text:p>131297976</text:p>
          </table:table-cell>
          <table:table-cell table:number-columns-repeated="6"/>
        </table:table-row>
        <table:table-row table:style-name="ro1">
          <table:table-cell office:value-type="float" office:value="367160" calcext:value-type="float">
            <text:p>367160</text:p>
          </table:table-cell>
          <table:table-cell office:value-type="float" office:value="396048" calcext:value-type="float">
            <text:p>396048</text:p>
          </table:table-cell>
          <table:table-cell office:value-type="float" office:value="1967944" calcext:value-type="float">
            <text:p>1967944</text:p>
          </table:table-cell>
          <table:table-cell office:value-type="float" office:value="2070294" calcext:value-type="float">
            <text:p>2070294</text:p>
          </table:table-cell>
          <table:table-cell/>
          <table:table-cell office:value-type="float" office:value="387219" calcext:value-type="float">
            <text:p>387219</text:p>
          </table:table-cell>
          <table:table-cell office:value-type="float" office:value="392941" calcext:value-type="float">
            <text:p>392941</text:p>
          </table:table-cell>
          <table:table-cell office:value-type="float" office:value="2682546" calcext:value-type="float">
            <text:p>2682546</text:p>
          </table:table-cell>
          <table:table-cell office:value-type="float" office:value="2097996" calcext:value-type="float">
            <text:p>2097996</text:p>
          </table:table-cell>
          <table:table-cell/>
          <table:table-cell office:value-type="float" office:value="16191562" calcext:value-type="float">
            <text:p>16191562</text:p>
          </table:table-cell>
          <table:table-cell office:value-type="float" office:value="10872777" calcext:value-type="float">
            <text:p>10872777</text:p>
          </table:table-cell>
          <table:table-cell office:value-type="float" office:value="36725731" calcext:value-type="float">
            <text:p>36725731</text:p>
          </table:table-cell>
          <table:table-cell office:value-type="float" office:value="14992142" calcext:value-type="float">
            <text:p>14992142</text:p>
          </table:table-cell>
          <table:table-cell table:number-columns-repeated="4"/>
          <table:table-cell office:value-type="float" office:value="131299948" calcext:value-type="float">
            <text:p>131299948</text:p>
          </table:table-cell>
          <table:table-cell table:number-columns-repeated="6"/>
        </table:table-row>
        <table:table-row table:style-name="ro1">
          <table:table-cell office:value-type="float" office:value="367326" calcext:value-type="float">
            <text:p>367326</text:p>
          </table:table-cell>
          <table:table-cell office:value-type="float" office:value="396325" calcext:value-type="float">
            <text:p>396325</text:p>
          </table:table-cell>
          <table:table-cell office:value-type="float" office:value="1968110" calcext:value-type="float">
            <text:p>1968110</text:p>
          </table:table-cell>
          <table:table-cell office:value-type="float" office:value="2070442" calcext:value-type="float">
            <text:p>2070442</text:p>
          </table:table-cell>
          <table:table-cell/>
          <table:table-cell office:value-type="float" office:value="387329" calcext:value-type="float">
            <text:p>387329</text:p>
          </table:table-cell>
          <table:table-cell office:value-type="float" office:value="392996" calcext:value-type="float">
            <text:p>392996</text:p>
          </table:table-cell>
          <table:table-cell office:value-type="float" office:value="2682582" calcext:value-type="float">
            <text:p>2682582</text:p>
          </table:table-cell>
          <table:table-cell office:value-type="float" office:value="2098496" calcext:value-type="float">
            <text:p>2098496</text:p>
          </table:table-cell>
          <table:table-cell/>
          <table:table-cell office:value-type="float" office:value="16193284" calcext:value-type="float">
            <text:p>16193284</text:p>
          </table:table-cell>
          <table:table-cell office:value-type="float" office:value="10917572" calcext:value-type="float">
            <text:p>10917572</text:p>
          </table:table-cell>
          <table:table-cell office:value-type="float" office:value="37027653" calcext:value-type="float">
            <text:p>37027653</text:p>
          </table:table-cell>
          <table:table-cell office:value-type="float" office:value="14994623" calcext:value-type="float">
            <text:p>14994623</text:p>
          </table:table-cell>
          <table:table-cell table:number-columns-repeated="4"/>
          <table:table-cell office:value-type="float" office:value="131303236" calcext:value-type="float">
            <text:p>131303236</text:p>
          </table:table-cell>
          <table:table-cell table:number-columns-repeated="6"/>
        </table:table-row>
        <table:table-row table:style-name="ro1">
          <table:table-cell office:value-type="float" office:value="367345" calcext:value-type="float">
            <text:p>367345</text:p>
          </table:table-cell>
          <table:table-cell office:value-type="float" office:value="396363" calcext:value-type="float">
            <text:p>396363</text:p>
          </table:table-cell>
          <table:table-cell office:value-type="float" office:value="1968314" calcext:value-type="float">
            <text:p>1968314</text:p>
          </table:table-cell>
          <table:table-cell office:value-type="float" office:value="2070886" calcext:value-type="float">
            <text:p>2070886</text:p>
          </table:table-cell>
          <table:table-cell/>
          <table:table-cell office:value-type="float" office:value="387848" calcext:value-type="float">
            <text:p>387848</text:p>
          </table:table-cell>
          <table:table-cell office:value-type="float" office:value="393088" calcext:value-type="float">
            <text:p>393088</text:p>
          </table:table-cell>
          <table:table-cell office:value-type="float" office:value="2683082" calcext:value-type="float">
            <text:p>2683082</text:p>
          </table:table-cell>
          <table:table-cell office:value-type="float" office:value="2098533" calcext:value-type="float">
            <text:p>2098533</text:p>
          </table:table-cell>
          <table:table-cell/>
          <table:table-cell office:value-type="float" office:value="16211617" calcext:value-type="float">
            <text:p>16211617</text:p>
          </table:table-cell>
          <table:table-cell office:value-type="float" office:value="11403749" calcext:value-type="float">
            <text:p>11403749</text:p>
          </table:table-cell>
          <table:table-cell office:value-type="float" office:value="37052691" calcext:value-type="float">
            <text:p>37052691</text:p>
          </table:table-cell>
          <table:table-cell office:value-type="float" office:value="14997178" calcext:value-type="float">
            <text:p>14997178</text:p>
          </table:table-cell>
          <table:table-cell table:number-columns-repeated="4"/>
          <table:table-cell office:value-type="float" office:value="131324222" calcext:value-type="float">
            <text:p>131324222</text:p>
          </table:table-cell>
          <table:table-cell table:number-columns-repeated="6"/>
        </table:table-row>
        <table:table-row table:style-name="ro1">
          <table:table-cell office:value-type="float" office:value="367363" calcext:value-type="float">
            <text:p>367363</text:p>
          </table:table-cell>
          <table:table-cell office:value-type="float" office:value="396381" calcext:value-type="float">
            <text:p>396381</text:p>
          </table:table-cell>
          <table:table-cell office:value-type="float" office:value="1968870" calcext:value-type="float">
            <text:p>1968870</text:p>
          </table:table-cell>
          <table:table-cell office:value-type="float" office:value="2071109" calcext:value-type="float">
            <text:p>2071109</text:p>
          </table:table-cell>
          <table:table-cell/>
          <table:table-cell office:value-type="float" office:value="387903" calcext:value-type="float">
            <text:p>387903</text:p>
          </table:table-cell>
          <table:table-cell office:value-type="float" office:value="393144" calcext:value-type="float">
            <text:p>393144</text:p>
          </table:table-cell>
          <table:table-cell office:value-type="float" office:value="2683157" calcext:value-type="float">
            <text:p>2683157</text:p>
          </table:table-cell>
          <table:table-cell office:value-type="float" office:value="2098792" calcext:value-type="float">
            <text:p>2098792</text:p>
          </table:table-cell>
          <table:table-cell/>
          <table:table-cell office:value-type="float" office:value="16214284" calcext:value-type="float">
            <text:p>16214284</text:p>
          </table:table-cell>
          <table:table-cell office:value-type="float" office:value="11519118" calcext:value-type="float">
            <text:p>11519118</text:p>
          </table:table-cell>
          <table:table-cell office:value-type="float" office:value="37110262" calcext:value-type="float">
            <text:p>37110262</text:p>
          </table:table-cell>
          <table:table-cell office:value-type="float" office:value="15020086" calcext:value-type="float">
            <text:p>15020086</text:p>
          </table:table-cell>
          <table:table-cell table:number-columns-repeated="4"/>
          <table:table-cell office:value-type="float" office:value="131325319" calcext:value-type="float">
            <text:p>131325319</text:p>
          </table:table-cell>
          <table:table-cell table:number-columns-repeated="6"/>
        </table:table-row>
        <table:table-row table:style-name="ro1">
          <table:table-cell office:value-type="float" office:value="367400" calcext:value-type="float">
            <text:p>367400</text:p>
          </table:table-cell>
          <table:table-cell office:value-type="float" office:value="396419" calcext:value-type="float">
            <text:p>396419</text:p>
          </table:table-cell>
          <table:table-cell office:value-type="float" office:value="1969000" calcext:value-type="float">
            <text:p>1969000</text:p>
          </table:table-cell>
          <table:table-cell office:value-type="float" office:value="2072331" calcext:value-type="float">
            <text:p>2072331</text:p>
          </table:table-cell>
          <table:table-cell/>
          <table:table-cell office:value-type="float" office:value="388311" calcext:value-type="float">
            <text:p>388311</text:p>
          </table:table-cell>
          <table:table-cell office:value-type="float" office:value="393200" calcext:value-type="float">
            <text:p>393200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41" calcext:value-type="float">
            <text:p>2099441</text:p>
          </table:table-cell>
          <table:table-cell/>
          <table:table-cell office:value-type="float" office:value="16215544" calcext:value-type="float">
            <text:p>16215544</text:p>
          </table:table-cell>
          <table:table-cell office:value-type="float" office:value="14461591" calcext:value-type="float">
            <text:p>14461591</text:p>
          </table:table-cell>
          <table:table-cell office:value-type="float" office:value="37298334" calcext:value-type="float">
            <text:p>37298334</text:p>
          </table:table-cell>
          <table:table-cell office:value-type="float" office:value="15066863" calcext:value-type="float">
            <text:p>15066863</text:p>
          </table:table-cell>
          <table:table-cell table:number-columns-repeated="4"/>
          <table:table-cell office:value-type="float" office:value="131335570" calcext:value-type="float">
            <text:p>131335570</text:p>
          </table:table-cell>
          <table:table-cell table:number-columns-repeated="6"/>
        </table:table-row>
        <table:table-row table:style-name="ro1">
          <table:table-cell office:value-type="float" office:value="367475" calcext:value-type="float">
            <text:p>367475</text:p>
          </table:table-cell>
          <table:table-cell office:value-type="float" office:value="396585" calcext:value-type="float">
            <text:p>396585</text:p>
          </table:table-cell>
          <table:table-cell office:value-type="float" office:value="1969462" calcext:value-type="float">
            <text:p>1969462</text:p>
          </table:table-cell>
          <table:table-cell office:value-type="float" office:value="2072442" calcext:value-type="float">
            <text:p>2072442</text:p>
          </table:table-cell>
          <table:table-cell/>
          <table:table-cell office:value-type="float" office:value="388478" calcext:value-type="float">
            <text:p>388478</text:p>
          </table:table-cell>
          <table:table-cell office:value-type="float" office:value="393292" calcext:value-type="float">
            <text:p>393292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96" calcext:value-type="float">
            <text:p>2099496</text:p>
          </table:table-cell>
          <table:table-cell/>
          <table:table-cell office:value-type="float" office:value="16216469" calcext:value-type="float">
            <text:p>16216469</text:p>
          </table:table-cell>
          <table:table-cell office:value-type="float" office:value="14744013" calcext:value-type="float">
            <text:p>14744013</text:p>
          </table:table-cell>
          <table:table-cell office:value-type="float" office:value="37489758" calcext:value-type="float">
            <text:p>37489758</text:p>
          </table:table-cell>
          <table:table-cell office:value-type="float" office:value="15134510" calcext:value-type="float">
            <text:p>15134510</text:p>
          </table:table-cell>
          <table:table-cell table:number-columns-repeated="4"/>
          <table:table-cell office:value-type="float" office:value="131345433" calcext:value-type="float">
            <text:p>131345433</text:p>
          </table:table-cell>
          <table:table-cell table:number-columns-repeated="6"/>
        </table:table-row>
        <table:table-row table:style-name="ro1">
          <table:table-cell office:value-type="float" office:value="367512" calcext:value-type="float">
            <text:p>367512</text:p>
          </table:table-cell>
          <table:table-cell office:value-type="float" office:value="396733" calcext:value-type="float">
            <text:p>396733</text:p>
          </table:table-cell>
          <table:table-cell office:value-type="float" office:value="1969666" calcext:value-type="float">
            <text:p>1969666</text:p>
          </table:table-cell>
          <table:table-cell office:value-type="float" office:value="2072664" calcext:value-type="float">
            <text:p>2072664</text:p>
          </table:table-cell>
          <table:table-cell/>
          <table:table-cell office:value-type="float" office:value="388478" calcext:value-type="float">
            <text:p>388478</text:p>
          </table:table-cell>
          <table:table-cell office:value-type="float" office:value="393366" calcext:value-type="float">
            <text:p>393366</text:p>
          </table:table-cell>
          <table:table-cell office:value-type="float" office:value="2683360" calcext:value-type="float">
            <text:p>2683360</text:p>
          </table:table-cell>
          <table:table-cell office:value-type="float" office:value="2099644" calcext:value-type="float">
            <text:p>2099644</text:p>
          </table:table-cell>
          <table:table-cell/>
          <table:table-cell office:value-type="float" office:value="16217635" calcext:value-type="float">
            <text:p>16217635</text:p>
          </table:table-cell>
          <table:table-cell office:value-type="float" office:value="14838864" calcext:value-type="float">
            <text:p>14838864</text:p>
          </table:table-cell>
          <table:table-cell office:value-type="float" office:value="37526238" calcext:value-type="float">
            <text:p>37526238</text:p>
          </table:table-cell>
          <table:table-cell office:value-type="float" office:value="15150751" calcext:value-type="float">
            <text:p>15150751</text:p>
          </table:table-cell>
          <table:table-cell table:number-columns-repeated="4"/>
          <table:table-cell office:value-type="float" office:value="131394929" calcext:value-type="float">
            <text:p>131394929</text:p>
          </table:table-cell>
          <table:table-cell table:number-columns-repeated="6"/>
        </table:table-row>
        <table:table-row table:style-name="ro1">
          <table:table-cell office:value-type="float" office:value="367604" calcext:value-type="float">
            <text:p>367604</text:p>
          </table:table-cell>
          <table:table-cell office:value-type="float" office:value="396918" calcext:value-type="float">
            <text:p>396918</text:p>
          </table:table-cell>
          <table:table-cell office:value-type="float" office:value="1969703" calcext:value-type="float">
            <text:p>1969703</text:p>
          </table:table-cell>
          <table:table-cell office:value-type="float" office:value="2072997" calcext:value-type="float">
            <text:p>2072997</text:p>
          </table:table-cell>
          <table:table-cell/>
          <table:table-cell office:value-type="float" office:value="388644" calcext:value-type="float">
            <text:p>388644</text:p>
          </table:table-cell>
          <table:table-cell office:value-type="float" office:value="393477" calcext:value-type="float">
            <text:p>393477</text:p>
          </table:table-cell>
          <table:table-cell office:value-type="float" office:value="2683675" calcext:value-type="float">
            <text:p>2683675</text:p>
          </table:table-cell>
          <table:table-cell office:value-type="float" office:value="2099774" calcext:value-type="float">
            <text:p>2099774</text:p>
          </table:table-cell>
          <table:table-cell/>
          <table:table-cell office:value-type="float" office:value="16226821" calcext:value-type="float">
            <text:p>16226821</text:p>
          </table:table-cell>
          <table:table-cell office:value-type="float" office:value="14861196" calcext:value-type="float">
            <text:p>14861196</text:p>
          </table:table-cell>
          <table:table-cell office:value-type="float" office:value="37563737" calcext:value-type="float">
            <text:p>37563737</text:p>
          </table:table-cell>
          <table:table-cell office:value-type="float" office:value="15159787" calcext:value-type="float">
            <text:p>15159787</text:p>
          </table:table-cell>
          <table:table-cell table:number-columns-repeated="4"/>
          <table:table-cell office:value-type="float" office:value="131397784" calcext:value-type="float">
            <text:p>131397784</text:p>
          </table:table-cell>
          <table:table-cell table:number-columns-repeated="6"/>
        </table:table-row>
        <table:table-row table:style-name="ro1">
          <table:table-cell office:value-type="float" office:value="367696" calcext:value-type="float">
            <text:p>367696</text:p>
          </table:table-cell>
          <table:table-cell office:value-type="float" office:value="396937" calcext:value-type="float">
            <text:p>396937</text:p>
          </table:table-cell>
          <table:table-cell office:value-type="float" office:value="1970258" calcext:value-type="float">
            <text:p>1970258</text:p>
          </table:table-cell>
          <table:table-cell office:value-type="float" office:value="2073146" calcext:value-type="float">
            <text:p>2073146</text:p>
          </table:table-cell>
          <table:table-cell/>
          <table:table-cell office:value-type="float" office:value="389292" calcext:value-type="float">
            <text:p>389292</text:p>
          </table:table-cell>
          <table:table-cell office:value-type="float" office:value="393533" calcext:value-type="float">
            <text:p>393533</text:p>
          </table:table-cell>
          <table:table-cell office:value-type="float" office:value="2683767" calcext:value-type="float">
            <text:p>2683767</text:p>
          </table:table-cell>
          <table:table-cell office:value-type="float" office:value="2100051" calcext:value-type="float">
            <text:p>2100051</text:p>
          </table:table-cell>
          <table:table-cell/>
          <table:table-cell office:value-type="float" office:value="16254543" calcext:value-type="float">
            <text:p>16254543</text:p>
          </table:table-cell>
          <table:table-cell office:value-type="float" office:value="14874696" calcext:value-type="float">
            <text:p>14874696</text:p>
          </table:table-cell>
          <table:table-cell office:value-type="float" office:value="37586443" calcext:value-type="float">
            <text:p>37586443</text:p>
          </table:table-cell>
          <table:table-cell office:value-type="float" office:value="15181046" calcext:value-type="float">
            <text:p>15181046</text:p>
          </table:table-cell>
          <table:table-cell table:number-columns-repeated="4"/>
          <table:table-cell office:value-type="float" office:value="131407006" calcext:value-type="float">
            <text:p>131407006</text:p>
          </table:table-cell>
          <table:table-cell table:number-columns-repeated="6"/>
        </table:table-row>
        <table:table-row table:style-name="ro1">
          <table:table-cell office:value-type="float" office:value="367697" calcext:value-type="float">
            <text:p>367697</text:p>
          </table:table-cell>
          <table:table-cell office:value-type="float" office:value="397492" calcext:value-type="float">
            <text:p>397492</text:p>
          </table:table-cell>
          <table:table-cell office:value-type="float" office:value="1970425" calcext:value-type="float">
            <text:p>1970425</text:p>
          </table:table-cell>
          <table:table-cell office:value-type="float" office:value="2073220" calcext:value-type="float">
            <text:p>2073220</text:p>
          </table:table-cell>
          <table:table-cell/>
          <table:table-cell office:value-type="float" office:value="389329" calcext:value-type="float">
            <text:p>389329</text:p>
          </table:table-cell>
          <table:table-cell office:value-type="float" office:value="393588" calcext:value-type="float">
            <text:p>393588</text:p>
          </table:table-cell>
          <table:table-cell office:value-type="float" office:value="2684027" calcext:value-type="float">
            <text:p>2684027</text:p>
          </table:table-cell>
          <table:table-cell office:value-type="float" office:value="2100903" calcext:value-type="float">
            <text:p>2100903</text:p>
          </table:table-cell>
          <table:table-cell/>
          <table:table-cell office:value-type="float" office:value="16257765" calcext:value-type="float">
            <text:p>16257765</text:p>
          </table:table-cell>
          <table:table-cell office:value-type="float" office:value="14980750" calcext:value-type="float">
            <text:p>14980750</text:p>
          </table:table-cell>
          <table:table-cell office:value-type="float" office:value="37662199" calcext:value-type="float">
            <text:p>37662199</text:p>
          </table:table-cell>
          <table:table-cell office:value-type="float" office:value="15237249" calcext:value-type="float">
            <text:p>15237249</text:p>
          </table:table-cell>
          <table:table-cell table:number-columns-repeated="4"/>
          <table:table-cell office:value-type="float" office:value="131416305" calcext:value-type="float">
            <text:p>131416305</text:p>
          </table:table-cell>
          <table:table-cell table:number-columns-repeated="6"/>
        </table:table-row>
        <table:table-row table:style-name="ro1">
          <table:table-cell office:value-type="float" office:value="367734" calcext:value-type="float">
            <text:p>367734</text:p>
          </table:table-cell>
          <table:table-cell office:value-type="float" office:value="397511" calcext:value-type="float">
            <text:p>397511</text:p>
          </table:table-cell>
          <table:table-cell office:value-type="float" office:value="1970759" calcext:value-type="float">
            <text:p>1970759</text:p>
          </table:table-cell>
          <table:table-cell office:value-type="float" office:value="2073405" calcext:value-type="float">
            <text:p>2073405</text:p>
          </table:table-cell>
          <table:table-cell/>
          <table:table-cell office:value-type="float" office:value="389570" calcext:value-type="float">
            <text:p>389570</text:p>
          </table:table-cell>
          <table:table-cell office:value-type="float" office:value="393644" calcext:value-type="float">
            <text:p>393644</text:p>
          </table:table-cell>
          <table:table-cell office:value-type="float" office:value="2684379" calcext:value-type="float">
            <text:p>2684379</text:p>
          </table:table-cell>
          <table:table-cell office:value-type="float" office:value="2101255" calcext:value-type="float">
            <text:p>2101255</text:p>
          </table:table-cell>
          <table:table-cell/>
          <table:table-cell office:value-type="float" office:value="16259895" calcext:value-type="float">
            <text:p>16259895</text:p>
          </table:table-cell>
          <table:table-cell office:value-type="float" office:value="15007472" calcext:value-type="float">
            <text:p>15007472</text:p>
          </table:table-cell>
          <table:table-cell office:value-type="float" office:value="37827270" calcext:value-type="float">
            <text:p>37827270</text:p>
          </table:table-cell>
          <table:table-cell office:value-type="float" office:value="15253415" calcext:value-type="float">
            <text:p>15253415</text:p>
          </table:table-cell>
          <table:table-cell table:number-columns-repeated="4"/>
          <table:table-cell office:value-type="float" office:value="131417776" calcext:value-type="float">
            <text:p>131417776</text:p>
          </table:table-cell>
          <table:table-cell table:number-columns-repeated="6"/>
        </table:table-row>
        <table:table-row table:style-name="ro1">
          <table:table-cell office:value-type="float" office:value="367807" calcext:value-type="float">
            <text:p>367807</text:p>
          </table:table-cell>
          <table:table-cell office:value-type="float" office:value="398289" calcext:value-type="float">
            <text:p>398289</text:p>
          </table:table-cell>
          <table:table-cell office:value-type="float" office:value="1970870" calcext:value-type="float">
            <text:p>1970870</text:p>
          </table:table-cell>
          <table:table-cell office:value-type="float" office:value="2073887" calcext:value-type="float">
            <text:p>2073887</text:p>
          </table:table-cell>
          <table:table-cell/>
          <table:table-cell office:value-type="float" office:value="389570" calcext:value-type="float">
            <text:p>389570</text:p>
          </table:table-cell>
          <table:table-cell office:value-type="float" office:value="393700" calcext:value-type="float">
            <text:p>393700</text:p>
          </table:table-cell>
          <table:table-cell office:value-type="float" office:value="2684416" calcext:value-type="float">
            <text:p>2684416</text:p>
          </table:table-cell>
          <table:table-cell office:value-type="float" office:value="2101274" calcext:value-type="float">
            <text:p>2101274</text:p>
          </table:table-cell>
          <table:table-cell/>
          <table:table-cell office:value-type="float" office:value="16303523" calcext:value-type="float">
            <text:p>16303523</text:p>
          </table:table-cell>
          <table:table-cell office:value-type="float" office:value="15043452" calcext:value-type="float">
            <text:p>15043452</text:p>
          </table:table-cell>
          <table:table-cell office:value-type="float" office:value="37829160" calcext:value-type="float">
            <text:p>37829160</text:p>
          </table:table-cell>
          <table:table-cell office:value-type="float" office:value="15285970" calcext:value-type="float">
            <text:p>15285970</text:p>
          </table:table-cell>
          <table:table-cell table:number-columns-repeated="4"/>
          <table:table-cell office:value-type="float" office:value="131438964" calcext:value-type="float">
            <text:p>131438964</text:p>
          </table:table-cell>
          <table:table-cell table:number-columns-repeated="6"/>
        </table:table-row>
        <table:table-row table:style-name="ro1">
          <table:table-cell office:value-type="float" office:value="367808" calcext:value-type="float">
            <text:p>367808</text:p>
          </table:table-cell>
          <table:table-cell office:value-type="float" office:value="398362" calcext:value-type="float">
            <text:p>398362</text:p>
          </table:table-cell>
          <table:table-cell office:value-type="float" office:value="1970963" calcext:value-type="float">
            <text:p>1970963</text:p>
          </table:table-cell>
          <table:table-cell office:value-type="float" office:value="2073924" calcext:value-type="float">
            <text:p>2073924</text:p>
          </table:table-cell>
          <table:table-cell/>
          <table:table-cell office:value-type="float" office:value="389755" calcext:value-type="float">
            <text:p>389755</text:p>
          </table:table-cell>
          <table:table-cell office:value-type="float" office:value="393755" calcext:value-type="float">
            <text:p>393755</text:p>
          </table:table-cell>
          <table:table-cell office:value-type="float" office:value="2684452" calcext:value-type="float">
            <text:p>2684452</text:p>
          </table:table-cell>
          <table:table-cell office:value-type="float" office:value="2101403" calcext:value-type="float">
            <text:p>2101403</text:p>
          </table:table-cell>
          <table:table-cell/>
          <table:table-cell office:value-type="float" office:value="16305523" calcext:value-type="float">
            <text:p>16305523</text:p>
          </table:table-cell>
          <table:table-cell office:value-type="float" office:value="15063434" calcext:value-type="float">
            <text:p>15063434</text:p>
          </table:table-cell>
          <table:table-cell office:value-type="float" office:value="37876881" calcext:value-type="float">
            <text:p>37876881</text:p>
          </table:table-cell>
          <table:table-cell office:value-type="float" office:value="15503412" calcext:value-type="float">
            <text:p>15503412</text:p>
          </table:table-cell>
          <table:table-cell table:number-columns-repeated="4"/>
          <table:table-cell office:value-type="float" office:value="131446370" calcext:value-type="float">
            <text:p>131446370</text:p>
          </table:table-cell>
          <table:table-cell table:number-columns-repeated="6"/>
        </table:table-row>
        <table:table-row table:style-name="ro1">
          <table:table-cell office:value-type="float" office:value="367826" calcext:value-type="float">
            <text:p>367826</text:p>
          </table:table-cell>
          <table:table-cell office:value-type="float" office:value="398474" calcext:value-type="float">
            <text:p>398474</text:p>
          </table:table-cell>
          <table:table-cell office:value-type="float" office:value="1971203" calcext:value-type="float">
            <text:p>1971203</text:p>
          </table:table-cell>
          <table:table-cell office:value-type="float" office:value="2074238" calcext:value-type="float">
            <text:p>2074238</text:p>
          </table:table-cell>
          <table:table-cell/>
          <table:table-cell office:value-type="float" office:value="390125" calcext:value-type="float">
            <text:p>390125</text:p>
          </table:table-cell>
          <table:table-cell office:value-type="float" office:value="393810" calcext:value-type="float">
            <text:p>393810</text:p>
          </table:table-cell>
          <table:table-cell office:value-type="float" office:value="2684508" calcext:value-type="float">
            <text:p>2684508</text:p>
          </table:table-cell>
          <table:table-cell office:value-type="float" office:value="2101477" calcext:value-type="float">
            <text:p>2101477</text:p>
          </table:table-cell>
          <table:table-cell/>
          <table:table-cell office:value-type="float" office:value="16314078" calcext:value-type="float">
            <text:p>16314078</text:p>
          </table:table-cell>
          <table:table-cell office:value-type="float" office:value="15067879" calcext:value-type="float">
            <text:p>15067879</text:p>
          </table:table-cell>
          <table:table-cell office:value-type="float" office:value="37884511" calcext:value-type="float">
            <text:p>37884511</text:p>
          </table:table-cell>
          <table:table-cell office:value-type="float" office:value="15538652" calcext:value-type="float">
            <text:p>15538652</text:p>
          </table:table-cell>
          <table:table-cell table:number-columns-repeated="4"/>
          <table:table-cell office:value-type="float" office:value="131450892" calcext:value-type="float">
            <text:p>131450892</text:p>
          </table:table-cell>
          <table:table-cell table:number-columns-repeated="6"/>
        </table:table-row>
        <table:table-row table:style-name="ro1">
          <table:table-cell office:value-type="float" office:value="367882" calcext:value-type="float">
            <text:p>367882</text:p>
          </table:table-cell>
          <table:table-cell office:value-type="float" office:value="399085" calcext:value-type="float">
            <text:p>399085</text:p>
          </table:table-cell>
          <table:table-cell office:value-type="float" office:value="1971240" calcext:value-type="float">
            <text:p>1971240</text:p>
          </table:table-cell>
          <table:table-cell office:value-type="float" office:value="2074776" calcext:value-type="float">
            <text:p>2074776</text:p>
          </table:table-cell>
          <table:table-cell/>
          <table:table-cell office:value-type="float" office:value="390144" calcext:value-type="float">
            <text:p>390144</text:p>
          </table:table-cell>
          <table:table-cell office:value-type="float" office:value="393940" calcext:value-type="float">
            <text:p>393940</text:p>
          </table:table-cell>
          <table:table-cell office:value-type="float" office:value="2684564" calcext:value-type="float">
            <text:p>2684564</text:p>
          </table:table-cell>
          <table:table-cell office:value-type="float" office:value="2101792" calcext:value-type="float">
            <text:p>2101792</text:p>
          </table:table-cell>
          <table:table-cell/>
          <table:table-cell office:value-type="float" office:value="16317430" calcext:value-type="float">
            <text:p>16317430</text:p>
          </table:table-cell>
          <table:table-cell office:value-type="float" office:value="15114526" calcext:value-type="float">
            <text:p>15114526</text:p>
          </table:table-cell>
          <table:table-cell office:value-type="float" office:value="38102340" calcext:value-type="float">
            <text:p>38102340</text:p>
          </table:table-cell>
          <table:table-cell office:value-type="float" office:value="15542763" calcext:value-type="float">
            <text:p>15542763</text:p>
          </table:table-cell>
          <table:table-cell table:number-columns-repeated="4"/>
          <table:table-cell office:value-type="float" office:value="131459822" calcext:value-type="float">
            <text:p>131459822</text:p>
          </table:table-cell>
          <table:table-cell table:number-columns-repeated="6"/>
        </table:table-row>
        <table:table-row table:style-name="ro1">
          <table:table-cell office:value-type="float" office:value="368085" calcext:value-type="float">
            <text:p>368085</text:p>
          </table:table-cell>
          <table:table-cell office:value-type="float" office:value="399177" calcext:value-type="float">
            <text:p>399177</text:p>
          </table:table-cell>
          <table:table-cell office:value-type="float" office:value="1971480" calcext:value-type="float">
            <text:p>1971480</text:p>
          </table:table-cell>
          <table:table-cell office:value-type="float" office:value="2075591" calcext:value-type="float">
            <text:p>2075591</text:p>
          </table:table-cell>
          <table:table-cell/>
          <table:table-cell office:value-type="float" office:value="390829" calcext:value-type="float">
            <text:p>390829</text:p>
          </table:table-cell>
          <table:table-cell office:value-type="float" office:value="394143" calcext:value-type="float">
            <text:p>394143</text:p>
          </table:table-cell>
          <table:table-cell office:value-type="float" office:value="2684860" calcext:value-type="float">
            <text:p>2684860</text:p>
          </table:table-cell>
          <table:table-cell office:value-type="float" office:value="2101940" calcext:value-type="float">
            <text:p>2101940</text:p>
          </table:table-cell>
          <table:table-cell/>
          <table:table-cell office:value-type="float" office:value="16324894" calcext:value-type="float">
            <text:p>16324894</text:p>
          </table:table-cell>
          <table:table-cell office:value-type="float" office:value="15116914" calcext:value-type="float">
            <text:p>15116914</text:p>
          </table:table-cell>
          <table:table-cell office:value-type="float" office:value="38144766" calcext:value-type="float">
            <text:p>38144766</text:p>
          </table:table-cell>
          <table:table-cell office:value-type="float" office:value="15552911" calcext:value-type="float">
            <text:p>15552911</text:p>
          </table:table-cell>
          <table:table-cell table:number-columns-repeated="4"/>
          <table:table-cell office:value-type="float" office:value="131463102" calcext:value-type="float">
            <text:p>131463102</text:p>
          </table:table-cell>
          <table:table-cell table:number-columns-repeated="6"/>
        </table:table-row>
        <table:table-row table:style-name="ro1">
          <table:table-cell office:value-type="float" office:value="368104" calcext:value-type="float">
            <text:p>368104</text:p>
          </table:table-cell>
          <table:table-cell office:value-type="float" office:value="399288" calcext:value-type="float">
            <text:p>399288</text:p>
          </table:table-cell>
          <table:table-cell office:value-type="float" office:value="1971537" calcext:value-type="float">
            <text:p>1971537</text:p>
          </table:table-cell>
          <table:table-cell office:value-type="float" office:value="2075979" calcext:value-type="float">
            <text:p>2075979</text:p>
          </table:table-cell>
          <table:table-cell/>
          <table:table-cell office:value-type="float" office:value="391662" calcext:value-type="float">
            <text:p>391662</text:p>
          </table:table-cell>
          <table:table-cell office:value-type="float" office:value="394311" calcext:value-type="float">
            <text:p>394311</text:p>
          </table:table-cell>
          <table:table-cell office:value-type="float" office:value="2685027" calcext:value-type="float">
            <text:p>2685027</text:p>
          </table:table-cell>
          <table:table-cell office:value-type="float" office:value="2102015" calcext:value-type="float">
            <text:p>2102015</text:p>
          </table:table-cell>
          <table:table-cell/>
          <table:table-cell office:value-type="float" office:value="16342800" calcext:value-type="float">
            <text:p>16342800</text:p>
          </table:table-cell>
          <table:table-cell office:value-type="float" office:value="15179524" calcext:value-type="float">
            <text:p>15179524</text:p>
          </table:table-cell>
          <table:table-cell office:value-type="float" office:value="38200376" calcext:value-type="float">
            <text:p>38200376</text:p>
          </table:table-cell>
          <table:table-cell office:value-type="float" office:value="15579077" calcext:value-type="float">
            <text:p>15579077</text:p>
          </table:table-cell>
          <table:table-cell table:number-columns-repeated="4"/>
          <table:table-cell office:value-type="float" office:value="131463866" calcext:value-type="float">
            <text:p>131463866</text:p>
          </table:table-cell>
          <table:table-cell table:number-columns-repeated="6"/>
        </table:table-row>
        <table:table-row table:style-name="ro1">
          <table:table-cell office:value-type="float" office:value="368123" calcext:value-type="float">
            <text:p>368123</text:p>
          </table:table-cell>
          <table:table-cell office:value-type="float" office:value="399474" calcext:value-type="float">
            <text:p>399474</text:p>
          </table:table-cell>
          <table:table-cell office:value-type="float" office:value="1971573" calcext:value-type="float">
            <text:p>1971573</text:p>
          </table:table-cell>
          <table:table-cell office:value-type="float" office:value="2076053" calcext:value-type="float">
            <text:p>2076053</text:p>
          </table:table-cell>
          <table:table-cell/>
          <table:table-cell office:value-type="float" office:value="391681" calcext:value-type="float">
            <text:p>391681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49" calcext:value-type="float">
            <text:p>2685249</text:p>
          </table:table-cell>
          <table:table-cell office:value-type="float" office:value="2102607" calcext:value-type="float">
            <text:p>2102607</text:p>
          </table:table-cell>
          <table:table-cell/>
          <table:table-cell office:value-type="float" office:value="16349263" calcext:value-type="float">
            <text:p>16349263</text:p>
          </table:table-cell>
          <table:table-cell office:value-type="float" office:value="15190228" calcext:value-type="float">
            <text:p>15190228</text:p>
          </table:table-cell>
          <table:table-cell office:value-type="float" office:value="38761311" calcext:value-type="float">
            <text:p>38761311</text:p>
          </table:table-cell>
          <table:table-cell office:value-type="float" office:value="15581651" calcext:value-type="float">
            <text:p>15581651</text:p>
          </table:table-cell>
          <table:table-cell table:number-columns-repeated="4"/>
          <table:table-cell office:value-type="float" office:value="131476818" calcext:value-type="float">
            <text:p>131476818</text:p>
          </table:table-cell>
          <table:table-cell table:number-columns-repeated="6"/>
        </table:table-row>
        <table:table-row table:style-name="ro1">
          <table:table-cell office:value-type="float" office:value="368141" calcext:value-type="float">
            <text:p>368141</text:p>
          </table:table-cell>
          <table:table-cell office:value-type="float" office:value="399548" calcext:value-type="float">
            <text:p>399548</text:p>
          </table:table-cell>
          <table:table-cell office:value-type="float" office:value="1972296" calcext:value-type="float">
            <text:p>1972296</text:p>
          </table:table-cell>
          <table:table-cell office:value-type="float" office:value="2076553" calcext:value-type="float">
            <text:p>2076553</text:p>
          </table:table-cell>
          <table:table-cell/>
          <table:table-cell office:value-type="float" office:value="391977" calcext:value-type="float">
            <text:p>391977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86" calcext:value-type="float">
            <text:p>2685286</text:p>
          </table:table-cell>
          <table:table-cell office:value-type="float" office:value="2102755" calcext:value-type="float">
            <text:p>2102755</text:p>
          </table:table-cell>
          <table:table-cell/>
          <table:table-cell office:value-type="float" office:value="16360782" calcext:value-type="float">
            <text:p>16360782</text:p>
          </table:table-cell>
          <table:table-cell office:value-type="float" office:value="15210597" calcext:value-type="float">
            <text:p>15210597</text:p>
          </table:table-cell>
          <table:table-cell office:value-type="float" office:value="38995624" calcext:value-type="float">
            <text:p>38995624</text:p>
          </table:table-cell>
          <table:table-cell office:value-type="float" office:value="15629984" calcext:value-type="float">
            <text:p>15629984</text:p>
          </table:table-cell>
          <table:table-cell table:number-columns-repeated="4"/>
          <table:table-cell office:value-type="float" office:value="131483836" calcext:value-type="float">
            <text:p>131483836</text:p>
          </table:table-cell>
          <table:table-cell table:number-columns-repeated="6"/>
        </table:table-row>
        <table:table-row table:style-name="ro1">
          <table:table-cell office:value-type="float" office:value="368364" calcext:value-type="float">
            <text:p>368364</text:p>
          </table:table-cell>
          <table:table-cell office:value-type="float" office:value="399733" calcext:value-type="float">
            <text:p>399733</text:p>
          </table:table-cell>
          <table:table-cell office:value-type="float" office:value="1972314" calcext:value-type="float">
            <text:p>1972314</text:p>
          </table:table-cell>
          <table:table-cell office:value-type="float" office:value="2076997" calcext:value-type="float">
            <text:p>2076997</text:p>
          </table:table-cell>
          <table:table-cell/>
          <table:table-cell office:value-type="float" office:value="391996" calcext:value-type="float">
            <text:p>391996</text:p>
          </table:table-cell>
          <table:table-cell office:value-type="float" office:value="394459" calcext:value-type="float">
            <text:p>394459</text:p>
          </table:table-cell>
          <table:table-cell office:value-type="float" office:value="2685471" calcext:value-type="float">
            <text:p>2685471</text:p>
          </table:table-cell>
          <table:table-cell office:value-type="float" office:value="2103033" calcext:value-type="float">
            <text:p>2103033</text:p>
          </table:table-cell>
          <table:table-cell/>
          <table:table-cell office:value-type="float" office:value="16363874" calcext:value-type="float">
            <text:p>16363874</text:p>
          </table:table-cell>
          <table:table-cell office:value-type="float" office:value="15243837" calcext:value-type="float">
            <text:p>15243837</text:p>
          </table:table-cell>
          <table:table-cell office:value-type="float" office:value="39777686" calcext:value-type="float">
            <text:p>39777686</text:p>
          </table:table-cell>
          <table:table-cell office:value-type="float" office:value="15745464" calcext:value-type="float">
            <text:p>15745464</text:p>
          </table:table-cell>
          <table:table-cell table:number-columns-repeated="4"/>
          <table:table-cell office:value-type="float" office:value="131485245" calcext:value-type="float">
            <text:p>131485245</text:p>
          </table:table-cell>
          <table:table-cell table:number-columns-repeated="6"/>
        </table:table-row>
        <table:table-row table:style-name="ro1">
          <table:table-cell office:value-type="float" office:value="368381" calcext:value-type="float">
            <text:p>368381</text:p>
          </table:table-cell>
          <table:table-cell office:value-type="float" office:value="399826" calcext:value-type="float">
            <text:p>399826</text:p>
          </table:table-cell>
          <table:table-cell office:value-type="float" office:value="1972574" calcext:value-type="float">
            <text:p>1972574</text:p>
          </table:table-cell>
          <table:table-cell office:value-type="float" office:value="2077109" calcext:value-type="float">
            <text:p>2077109</text:p>
          </table:table-cell>
          <table:table-cell/>
          <table:table-cell office:value-type="float" office:value="392218" calcext:value-type="float">
            <text:p>392218</text:p>
          </table:table-cell>
          <table:table-cell office:value-type="float" office:value="394607" calcext:value-type="float">
            <text:p>394607</text:p>
          </table:table-cell>
          <table:table-cell office:value-type="float" office:value="2685786" calcext:value-type="float">
            <text:p>2685786</text:p>
          </table:table-cell>
          <table:table-cell office:value-type="float" office:value="2103199" calcext:value-type="float">
            <text:p>2103199</text:p>
          </table:table-cell>
          <table:table-cell/>
          <table:table-cell office:value-type="float" office:value="16364800" calcext:value-type="float">
            <text:p>16364800</text:p>
          </table:table-cell>
          <table:table-cell office:value-type="float" office:value="15293911" calcext:value-type="float">
            <text:p>15293911</text:p>
          </table:table-cell>
          <table:table-cell office:value-type="float" office:value="40036108" calcext:value-type="float">
            <text:p>40036108</text:p>
          </table:table-cell>
          <table:table-cell office:value-type="float" office:value="15976553" calcext:value-type="float">
            <text:p>15976553</text:p>
          </table:table-cell>
          <table:table-cell table:number-columns-repeated="4"/>
          <table:table-cell office:value-type="float" office:value="131495987" calcext:value-type="float">
            <text:p>131495987</text:p>
          </table:table-cell>
          <table:table-cell table:number-columns-repeated="6"/>
        </table:table-row>
        <table:table-row table:style-name="ro1">
          <table:table-cell office:value-type="float" office:value="368401" calcext:value-type="float">
            <text:p>368401</text:p>
          </table:table-cell>
          <table:table-cell office:value-type="float" office:value="399956" calcext:value-type="float">
            <text:p>399956</text:p>
          </table:table-cell>
          <table:table-cell office:value-type="float" office:value="1973111" calcext:value-type="float">
            <text:p>1973111</text:p>
          </table:table-cell>
          <table:table-cell office:value-type="float" office:value="2077387" calcext:value-type="float">
            <text:p>2077387</text:p>
          </table:table-cell>
          <table:table-cell/>
          <table:table-cell office:value-type="float" office:value="392496" calcext:value-type="float">
            <text:p>392496</text:p>
          </table:table-cell>
          <table:table-cell office:value-type="float" office:value="394792" calcext:value-type="float">
            <text:p>394792</text:p>
          </table:table-cell>
          <table:table-cell office:value-type="float" office:value="2685860" calcext:value-type="float">
            <text:p>2685860</text:p>
          </table:table-cell>
          <table:table-cell office:value-type="float" office:value="2103681" calcext:value-type="float">
            <text:p>2103681</text:p>
          </table:table-cell>
          <table:table-cell/>
          <table:table-cell office:value-type="float" office:value="16368948" calcext:value-type="float">
            <text:p>16368948</text:p>
          </table:table-cell>
          <table:table-cell office:value-type="float" office:value="15316393" calcext:value-type="float">
            <text:p>15316393</text:p>
          </table:table-cell>
          <table:table-cell office:value-type="float" office:value="40097457" calcext:value-type="float">
            <text:p>40097457</text:p>
          </table:table-cell>
          <table:table-cell office:value-type="float" office:value="15993867" calcext:value-type="float">
            <text:p>15993867</text:p>
          </table:table-cell>
          <table:table-cell table:number-columns-repeated="4"/>
          <table:table-cell office:value-type="float" office:value="131512718" calcext:value-type="float">
            <text:p>131512718</text:p>
          </table:table-cell>
          <table:table-cell table:number-columns-repeated="6"/>
        </table:table-row>
        <table:table-row table:style-name="ro1">
          <table:table-cell office:value-type="float" office:value="368401" calcext:value-type="float">
            <text:p>368401</text:p>
          </table:table-cell>
          <table:table-cell office:value-type="float" office:value="399973" calcext:value-type="float">
            <text:p>399973</text:p>
          </table:table-cell>
          <table:table-cell office:value-type="float" office:value="1973388" calcext:value-type="float">
            <text:p>1973388</text:p>
          </table:table-cell>
          <table:table-cell office:value-type="float" office:value="2078275" calcext:value-type="float">
            <text:p>2078275</text:p>
          </table:table-cell>
          <table:table-cell/>
          <table:table-cell office:value-type="float" office:value="392514" calcext:value-type="float">
            <text:p>392514</text:p>
          </table:table-cell>
          <table:table-cell office:value-type="float" office:value="395014" calcext:value-type="float">
            <text:p>395014</text:p>
          </table:table-cell>
          <table:table-cell office:value-type="float" office:value="2686008" calcext:value-type="float">
            <text:p>2686008</text:p>
          </table:table-cell>
          <table:table-cell office:value-type="float" office:value="2103904" calcext:value-type="float">
            <text:p>2103904</text:p>
          </table:table-cell>
          <table:table-cell/>
          <table:table-cell office:value-type="float" office:value="16369170" calcext:value-type="float">
            <text:p>16369170</text:p>
          </table:table-cell>
          <table:table-cell office:value-type="float" office:value="15331503" calcext:value-type="float">
            <text:p>15331503</text:p>
          </table:table-cell>
          <table:table-cell office:value-type="float" office:value="40163456" calcext:value-type="float">
            <text:p>40163456</text:p>
          </table:table-cell>
          <table:table-cell office:value-type="float" office:value="16034848" calcext:value-type="float">
            <text:p>16034848</text:p>
          </table:table-cell>
          <table:table-cell table:number-columns-repeated="4"/>
          <table:table-cell office:value-type="float" office:value="131525986" calcext:value-type="float">
            <text:p>131525986</text:p>
          </table:table-cell>
          <table:table-cell table:number-columns-repeated="6"/>
        </table:table-row>
        <table:table-row table:style-name="ro1">
          <table:table-cell office:value-type="float" office:value="368474" calcext:value-type="float">
            <text:p>368474</text:p>
          </table:table-cell>
          <table:table-cell office:value-type="float" office:value="400437" calcext:value-type="float">
            <text:p>400437</text:p>
          </table:table-cell>
          <table:table-cell office:value-type="float" office:value="1973703" calcext:value-type="float">
            <text:p>1973703</text:p>
          </table:table-cell>
          <table:table-cell office:value-type="float" office:value="2078294" calcext:value-type="float">
            <text:p>2078294</text:p>
          </table:table-cell>
          <table:table-cell/>
          <table:table-cell office:value-type="float" office:value="392551" calcext:value-type="float">
            <text:p>392551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348" calcext:value-type="float">
            <text:p>2105348</text:p>
          </table:table-cell>
          <table:table-cell/>
          <table:table-cell office:value-type="float" office:value="16372003" calcext:value-type="float">
            <text:p>16372003</text:p>
          </table:table-cell>
          <table:table-cell office:value-type="float" office:value="15333040" calcext:value-type="float">
            <text:p>15333040</text:p>
          </table:table-cell>
          <table:table-cell office:value-type="float" office:value="40428065" calcext:value-type="float">
            <text:p>40428065</text:p>
          </table:table-cell>
          <table:table-cell office:value-type="float" office:value="16073811" calcext:value-type="float">
            <text:p>16073811</text:p>
          </table:table-cell>
          <table:table-cell table:number-columns-repeated="4"/>
          <table:table-cell office:value-type="float" office:value="131534926" calcext:value-type="float">
            <text:p>131534926</text:p>
          </table:table-cell>
          <table:table-cell table:number-columns-repeated="6"/>
        </table:table-row>
        <table:table-row table:style-name="ro1">
          <table:table-cell office:value-type="float" office:value="368548" calcext:value-type="float">
            <text:p>368548</text:p>
          </table:table-cell>
          <table:table-cell office:value-type="float" office:value="400696" calcext:value-type="float">
            <text:p>400696</text:p>
          </table:table-cell>
          <table:table-cell office:value-type="float" office:value="1973907" calcext:value-type="float">
            <text:p>1973907</text:p>
          </table:table-cell>
          <table:table-cell office:value-type="float" office:value="2078479" calcext:value-type="float">
            <text:p>2078479</text:p>
          </table:table-cell>
          <table:table-cell/>
          <table:table-cell office:value-type="float" office:value="392903" calcext:value-type="float">
            <text:p>392903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570" calcext:value-type="float">
            <text:p>2105570</text:p>
          </table:table-cell>
          <table:table-cell/>
          <table:table-cell office:value-type="float" office:value="16379281" calcext:value-type="float">
            <text:p>16379281</text:p>
          </table:table-cell>
          <table:table-cell office:value-type="float" office:value="15373909" calcext:value-type="float">
            <text:p>15373909</text:p>
          </table:table-cell>
          <table:table-cell office:value-type="float" office:value="40724783" calcext:value-type="float">
            <text:p>40724783</text:p>
          </table:table-cell>
          <table:table-cell office:value-type="float" office:value="16074106" calcext:value-type="float">
            <text:p>16074106</text:p>
          </table:table-cell>
          <table:table-cell table:number-columns-repeated="4"/>
          <table:table-cell office:value-type="float" office:value="131550757" calcext:value-type="float">
            <text:p>131550757</text:p>
          </table:table-cell>
          <table:table-cell table:number-columns-repeated="6"/>
        </table:table-row>
        <table:table-row table:style-name="ro1">
          <table:table-cell office:value-type="float" office:value="368549" calcext:value-type="float">
            <text:p>368549</text:p>
          </table:table-cell>
          <table:table-cell office:value-type="float" office:value="400844" calcext:value-type="float">
            <text:p>400844</text:p>
          </table:table-cell>
          <table:table-cell office:value-type="float" office:value="1974092" calcext:value-type="float">
            <text:p>1974092</text:p>
          </table:table-cell>
          <table:table-cell office:value-type="float" office:value="2078794" calcext:value-type="float">
            <text:p>2078794</text:p>
          </table:table-cell>
          <table:table-cell/>
          <table:table-cell office:value-type="float" office:value="392903" calcext:value-type="float">
            <text:p>392903</text:p>
          </table:table-cell>
          <table:table-cell office:value-type="float" office:value="395644" calcext:value-type="float">
            <text:p>395644</text:p>
          </table:table-cell>
          <table:table-cell office:value-type="float" office:value="2686342" calcext:value-type="float">
            <text:p>2686342</text:p>
          </table:table-cell>
          <table:table-cell office:value-type="float" office:value="2106070" calcext:value-type="float">
            <text:p>2106070</text:p>
          </table:table-cell>
          <table:table-cell/>
          <table:table-cell office:value-type="float" office:value="16380966" calcext:value-type="float">
            <text:p>16380966</text:p>
          </table:table-cell>
          <table:table-cell office:value-type="float" office:value="15446076" calcext:value-type="float">
            <text:p>15446076</text:p>
          </table:table-cell>
          <table:table-cell office:value-type="float" office:value="40912798" calcext:value-type="float">
            <text:p>40912798</text:p>
          </table:table-cell>
          <table:table-cell office:value-type="float" office:value="16076551" calcext:value-type="float">
            <text:p>16076551</text:p>
          </table:table-cell>
          <table:table-cell table:number-columns-repeated="4"/>
          <table:table-cell office:value-type="float" office:value="131551171" calcext:value-type="float">
            <text:p>131551171</text:p>
          </table:table-cell>
          <table:table-cell table:number-columns-repeated="6"/>
        </table:table-row>
        <table:table-row table:style-name="ro1">
          <table:table-cell office:value-type="float" office:value="368604" calcext:value-type="float">
            <text:p>368604</text:p>
          </table:table-cell>
          <table:table-cell office:value-type="float" office:value="400937" calcext:value-type="float">
            <text:p>400937</text:p>
          </table:table-cell>
          <table:table-cell office:value-type="float" office:value="1974943" calcext:value-type="float">
            <text:p>1974943</text:p>
          </table:table-cell>
          <table:table-cell office:value-type="float" office:value="2078868" calcext:value-type="float">
            <text:p>2078868</text:p>
          </table:table-cell>
          <table:table-cell/>
          <table:table-cell office:value-type="float" office:value="393199" calcext:value-type="float">
            <text:p>393199</text:p>
          </table:table-cell>
          <table:table-cell office:value-type="float" office:value="395681" calcext:value-type="float">
            <text:p>39568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18" calcext:value-type="float">
            <text:p>2106718</text:p>
          </table:table-cell>
          <table:table-cell/>
          <table:table-cell office:value-type="float" office:value="16392040" calcext:value-type="float">
            <text:p>16392040</text:p>
          </table:table-cell>
          <table:table-cell office:value-type="float" office:value="15464538" calcext:value-type="float">
            <text:p>15464538</text:p>
          </table:table-cell>
          <table:table-cell office:value-type="float" office:value="41071647" calcext:value-type="float">
            <text:p>41071647</text:p>
          </table:table-cell>
          <table:table-cell office:value-type="float" office:value="16094514" calcext:value-type="float">
            <text:p>16094514</text:p>
          </table:table-cell>
          <table:table-cell table:number-columns-repeated="4"/>
          <table:table-cell office:value-type="float" office:value="131579770" calcext:value-type="float">
            <text:p>131579770</text:p>
          </table:table-cell>
          <table:table-cell table:number-columns-repeated="6"/>
        </table:table-row>
        <table:table-row table:style-name="ro1">
          <table:table-cell office:value-type="float" office:value="368622" calcext:value-type="float">
            <text:p>368622</text:p>
          </table:table-cell>
          <table:table-cell office:value-type="float" office:value="400974" calcext:value-type="float">
            <text:p>400974</text:p>
          </table:table-cell>
          <table:table-cell office:value-type="float" office:value="1975129" calcext:value-type="float">
            <text:p>1975129</text:p>
          </table:table-cell>
          <table:table-cell office:value-type="float" office:value="2079146" calcext:value-type="float">
            <text:p>2079146</text:p>
          </table:table-cell>
          <table:table-cell/>
          <table:table-cell office:value-type="float" office:value="393273" calcext:value-type="float">
            <text:p>393273</text:p>
          </table:table-cell>
          <table:table-cell office:value-type="float" office:value="395811" calcext:value-type="float">
            <text:p>39581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74" calcext:value-type="float">
            <text:p>2106774</text:p>
          </table:table-cell>
          <table:table-cell/>
          <table:table-cell office:value-type="float" office:value="16414651" calcext:value-type="float">
            <text:p>16414651</text:p>
          </table:table-cell>
          <table:table-cell office:value-type="float" office:value="15468279" calcext:value-type="float">
            <text:p>15468279</text:p>
          </table:table-cell>
          <table:table-cell office:value-type="float" office:value="41478842" calcext:value-type="float">
            <text:p>41478842</text:p>
          </table:table-cell>
          <table:table-cell office:value-type="float" office:value="16097810" calcext:value-type="float">
            <text:p>16097810</text:p>
          </table:table-cell>
          <table:table-cell table:number-columns-repeated="4"/>
          <table:table-cell office:value-type="float" office:value="131581673" calcext:value-type="float">
            <text:p>131581673</text:p>
          </table:table-cell>
          <table:table-cell table:number-columns-repeated="6"/>
        </table:table-row>
        <table:table-row table:style-name="ro1">
          <table:table-cell office:value-type="float" office:value="368789" calcext:value-type="float">
            <text:p>368789</text:p>
          </table:table-cell>
          <table:table-cell office:value-type="float" office:value="401030" calcext:value-type="float">
            <text:p>401030</text:p>
          </table:table-cell>
          <table:table-cell office:value-type="float" office:value="1975240" calcext:value-type="float">
            <text:p>1975240</text:p>
          </table:table-cell>
          <table:table-cell office:value-type="float" office:value="2080090" calcext:value-type="float">
            <text:p>2080090</text:p>
          </table:table-cell>
          <table:table-cell/>
          <table:table-cell office:value-type="float" office:value="393348" calcext:value-type="float">
            <text:p>393348</text:p>
          </table:table-cell>
          <table:table-cell office:value-type="float" office:value="396310" calcext:value-type="float">
            <text:p>396310</text:p>
          </table:table-cell>
          <table:table-cell office:value-type="float" office:value="2686767" calcext:value-type="float">
            <text:p>2686767</text:p>
          </table:table-cell>
          <table:table-cell office:value-type="float" office:value="2107811" calcext:value-type="float">
            <text:p>2107811</text:p>
          </table:table-cell>
          <table:table-cell/>
          <table:table-cell office:value-type="float" office:value="16419336" calcext:value-type="float">
            <text:p>16419336</text:p>
          </table:table-cell>
          <table:table-cell office:value-type="float" office:value="15473149" calcext:value-type="float">
            <text:p>15473149</text:p>
          </table:table-cell>
          <table:table-cell office:value-type="float" office:value="41561343" calcext:value-type="float">
            <text:p>41561343</text:p>
          </table:table-cell>
          <table:table-cell office:value-type="float" office:value="16133346" calcext:value-type="float">
            <text:p>16133346</text:p>
          </table:table-cell>
          <table:table-cell table:number-columns-repeated="4"/>
          <table:table-cell office:value-type="float" office:value="131583705" calcext:value-type="float">
            <text:p>131583705</text:p>
          </table:table-cell>
          <table:table-cell table:number-columns-repeated="6"/>
        </table:table-row>
        <table:table-row table:style-name="ro1">
          <table:table-cell office:value-type="float" office:value="368789" calcext:value-type="float">
            <text:p>368789</text:p>
          </table:table-cell>
          <table:table-cell office:value-type="float" office:value="401047" calcext:value-type="float">
            <text:p>401047</text:p>
          </table:table-cell>
          <table:table-cell office:value-type="float" office:value="1975333" calcext:value-type="float">
            <text:p>1975333</text:p>
          </table:table-cell>
          <table:table-cell office:value-type="float" office:value="2080257" calcext:value-type="float">
            <text:p>2080257</text:p>
          </table:table-cell>
          <table:table-cell/>
          <table:table-cell office:value-type="float" office:value="394069" calcext:value-type="float">
            <text:p>394069</text:p>
          </table:table-cell>
          <table:table-cell office:value-type="float" office:value="396347" calcext:value-type="float">
            <text:p>396347</text:p>
          </table:table-cell>
          <table:table-cell office:value-type="float" office:value="2686934" calcext:value-type="float">
            <text:p>2686934</text:p>
          </table:table-cell>
          <table:table-cell office:value-type="float" office:value="2108236" calcext:value-type="float">
            <text:p>2108236</text:p>
          </table:table-cell>
          <table:table-cell/>
          <table:table-cell office:value-type="float" office:value="16435002" calcext:value-type="float">
            <text:p>16435002</text:p>
          </table:table-cell>
          <table:table-cell office:value-type="float" office:value="15479798" calcext:value-type="float">
            <text:p>15479798</text:p>
          </table:table-cell>
          <table:table-cell office:value-type="float" office:value="41707970" calcext:value-type="float">
            <text:p>41707970</text:p>
          </table:table-cell>
          <table:table-cell office:value-type="float" office:value="16158791" calcext:value-type="float">
            <text:p>16158791</text:p>
          </table:table-cell>
          <table:table-cell table:number-columns-repeated="4"/>
          <table:table-cell office:value-type="float" office:value="131591792" calcext:value-type="float">
            <text:p>131591792</text:p>
          </table:table-cell>
          <table:table-cell table:number-columns-repeated="6"/>
        </table:table-row>
        <table:table-row table:style-name="ro1">
          <table:table-cell office:value-type="float" office:value="368807" calcext:value-type="float">
            <text:p>368807</text:p>
          </table:table-cell>
          <table:table-cell office:value-type="float" office:value="401177" calcext:value-type="float">
            <text:p>401177</text:p>
          </table:table-cell>
          <table:table-cell office:value-type="float" office:value="1975629" calcext:value-type="float">
            <text:p>1975629</text:p>
          </table:table-cell>
          <table:table-cell office:value-type="float" office:value="2080516" calcext:value-type="float">
            <text:p>2080516</text:p>
          </table:table-cell>
          <table:table-cell/>
          <table:table-cell office:value-type="float" office:value="394070" calcext:value-type="float">
            <text:p>394070</text:p>
          </table:table-cell>
          <table:table-cell office:value-type="float" office:value="396384" calcext:value-type="float">
            <text:p>396384</text:p>
          </table:table-cell>
          <table:table-cell office:value-type="float" office:value="2687137" calcext:value-type="float">
            <text:p>2687137</text:p>
          </table:table-cell>
          <table:table-cell office:value-type="float" office:value="2108996" calcext:value-type="float">
            <text:p>2108996</text:p>
          </table:table-cell>
          <table:table-cell/>
          <table:table-cell office:value-type="float" office:value="16451429" calcext:value-type="float">
            <text:p>16451429</text:p>
          </table:table-cell>
          <table:table-cell office:value-type="float" office:value="15495501" calcext:value-type="float">
            <text:p>15495501</text:p>
          </table:table-cell>
          <table:table-cell office:value-type="float" office:value="42009541" calcext:value-type="float">
            <text:p>42009541</text:p>
          </table:table-cell>
          <table:table-cell office:value-type="float" office:value="16167808" calcext:value-type="float">
            <text:p>16167808</text:p>
          </table:table-cell>
          <table:table-cell table:number-columns-repeated="4"/>
          <table:table-cell office:value-type="float" office:value="131597493" calcext:value-type="float">
            <text:p>131597493</text:p>
          </table:table-cell>
          <table:table-cell table:number-columns-repeated="6"/>
        </table:table-row>
        <table:table-row table:style-name="ro1">
          <table:table-cell office:value-type="float" office:value="368863" calcext:value-type="float">
            <text:p>368863</text:p>
          </table:table-cell>
          <table:table-cell office:value-type="float" office:value="401233" calcext:value-type="float">
            <text:p>401233</text:p>
          </table:table-cell>
          <table:table-cell office:value-type="float" office:value="1975777" calcext:value-type="float">
            <text:p>1975777</text:p>
          </table:table-cell>
          <table:table-cell office:value-type="float" office:value="2080794" calcext:value-type="float">
            <text:p>2080794</text:p>
          </table:table-cell>
          <table:table-cell/>
          <table:table-cell office:value-type="float" office:value="394273" calcext:value-type="float">
            <text:p>394273</text:p>
          </table:table-cell>
          <table:table-cell office:value-type="float" office:value="396699" calcext:value-type="float">
            <text:p>396699</text:p>
          </table:table-cell>
          <table:table-cell office:value-type="float" office:value="2687453" calcext:value-type="float">
            <text:p>2687453</text:p>
          </table:table-cell>
          <table:table-cell office:value-type="float" office:value="2109625" calcext:value-type="float">
            <text:p>2109625</text:p>
          </table:table-cell>
          <table:table-cell/>
          <table:table-cell office:value-type="float" office:value="16482224" calcext:value-type="float">
            <text:p>16482224</text:p>
          </table:table-cell>
          <table:table-cell office:value-type="float" office:value="15507149" calcext:value-type="float">
            <text:p>15507149</text:p>
          </table:table-cell>
          <table:table-cell office:value-type="float" office:value="42179630" calcext:value-type="float">
            <text:p>42179630</text:p>
          </table:table-cell>
          <table:table-cell office:value-type="float" office:value="16175179" calcext:value-type="float">
            <text:p>16175179</text:p>
          </table:table-cell>
          <table:table-cell table:number-columns-repeated="4"/>
          <table:table-cell office:value-type="float" office:value="131597688" calcext:value-type="float">
            <text:p>131597688</text:p>
          </table:table-cell>
          <table:table-cell table:number-columns-repeated="6"/>
        </table:table-row>
        <table:table-row table:style-name="ro1">
          <table:table-cell office:value-type="float" office:value="368900" calcext:value-type="float">
            <text:p>368900</text:p>
          </table:table-cell>
          <table:table-cell office:value-type="float" office:value="401325" calcext:value-type="float">
            <text:p>401325</text:p>
          </table:table-cell>
          <table:table-cell office:value-type="float" office:value="1976462" calcext:value-type="float">
            <text:p>1976462</text:p>
          </table:table-cell>
          <table:table-cell office:value-type="float" office:value="2080868" calcext:value-type="float">
            <text:p>2080868</text:p>
          </table:table-cell>
          <table:table-cell/>
          <table:table-cell office:value-type="float" office:value="394274" calcext:value-type="float">
            <text:p>394274</text:p>
          </table:table-cell>
          <table:table-cell office:value-type="float" office:value="396755" calcext:value-type="float">
            <text:p>396755</text:p>
          </table:table-cell>
          <table:table-cell office:value-type="float" office:value="2687842" calcext:value-type="float">
            <text:p>2687842</text:p>
          </table:table-cell>
          <table:table-cell office:value-type="float" office:value="2109755" calcext:value-type="float">
            <text:p>2109755</text:p>
          </table:table-cell>
          <table:table-cell/>
          <table:table-cell office:value-type="float" office:value="16504336" calcext:value-type="float">
            <text:p>16504336</text:p>
          </table:table-cell>
          <table:table-cell office:value-type="float" office:value="15561629" calcext:value-type="float">
            <text:p>15561629</text:p>
          </table:table-cell>
          <table:table-cell office:value-type="float" office:value="42827065" calcext:value-type="float">
            <text:p>42827065</text:p>
          </table:table-cell>
          <table:table-cell office:value-type="float" office:value="16181920" calcext:value-type="float">
            <text:p>16181920</text:p>
          </table:table-cell>
          <table:table-cell table:number-columns-repeated="4"/>
          <table:table-cell office:value-type="float" office:value="131622021" calcext:value-type="float">
            <text:p>131622021</text:p>
          </table:table-cell>
          <table:table-cell table:number-columns-repeated="6"/>
        </table:table-row>
        <table:table-row table:style-name="ro1">
          <table:table-cell office:value-type="float" office:value="369030" calcext:value-type="float">
            <text:p>369030</text:p>
          </table:table-cell>
          <table:table-cell office:value-type="float" office:value="401863" calcext:value-type="float">
            <text:p>401863</text:p>
          </table:table-cell>
          <table:table-cell office:value-type="float" office:value="1976499" calcext:value-type="float">
            <text:p>1976499</text:p>
          </table:table-cell>
          <table:table-cell office:value-type="float" office:value="2081553" calcext:value-type="float">
            <text:p>2081553</text:p>
          </table:table-cell>
          <table:table-cell/>
          <table:table-cell office:value-type="float" office:value="394310" calcext:value-type="float">
            <text:p>394310</text:p>
          </table:table-cell>
          <table:table-cell office:value-type="float" office:value="396885" calcext:value-type="float">
            <text:p>396885</text:p>
          </table:table-cell>
          <table:table-cell office:value-type="float" office:value="2687990" calcext:value-type="float">
            <text:p>2687990</text:p>
          </table:table-cell>
          <table:table-cell office:value-type="float" office:value="2109811" calcext:value-type="float">
            <text:p>2109811</text:p>
          </table:table-cell>
          <table:table-cell/>
          <table:table-cell office:value-type="float" office:value="16505558" calcext:value-type="float">
            <text:p>16505558</text:p>
          </table:table-cell>
          <table:table-cell office:value-type="float" office:value="15627239" calcext:value-type="float">
            <text:p>15627239</text:p>
          </table:table-cell>
          <table:table-cell office:value-type="float" office:value="42837470" calcext:value-type="float">
            <text:p>42837470</text:p>
          </table:table-cell>
          <table:table-cell office:value-type="float" office:value="16183790" calcext:value-type="float">
            <text:p>16183790</text:p>
          </table:table-cell>
          <table:table-cell table:number-columns-repeated="4"/>
          <table:table-cell office:value-type="float" office:value="131638097" calcext:value-type="float">
            <text:p>131638097</text:p>
          </table:table-cell>
          <table:table-cell table:number-columns-repeated="6"/>
        </table:table-row>
        <table:table-row table:style-name="ro1">
          <table:table-cell office:value-type="float" office:value="369048" calcext:value-type="float">
            <text:p>369048</text:p>
          </table:table-cell>
          <table:table-cell office:value-type="float" office:value="402196" calcext:value-type="float">
            <text:p>402196</text:p>
          </table:table-cell>
          <table:table-cell office:value-type="float" office:value="1977037" calcext:value-type="float">
            <text:p>1977037</text:p>
          </table:table-cell>
          <table:table-cell office:value-type="float" office:value="2081812" calcext:value-type="float">
            <text:p>2081812</text:p>
          </table:table-cell>
          <table:table-cell/>
          <table:table-cell office:value-type="float" office:value="394348" calcext:value-type="float">
            <text:p>394348</text:p>
          </table:table-cell>
          <table:table-cell office:value-type="float" office:value="396958" calcext:value-type="float">
            <text:p>396958</text:p>
          </table:table-cell>
          <table:table-cell office:value-type="float" office:value="2688082" calcext:value-type="float">
            <text:p>2688082</text:p>
          </table:table-cell>
          <table:table-cell office:value-type="float" office:value="2109848" calcext:value-type="float">
            <text:p>2109848</text:p>
          </table:table-cell>
          <table:table-cell/>
          <table:table-cell office:value-type="float" office:value="16536909" calcext:value-type="float">
            <text:p>16536909</text:p>
          </table:table-cell>
          <table:table-cell office:value-type="float" office:value="15638517" calcext:value-type="float">
            <text:p>15638517</text:p>
          </table:table-cell>
          <table:table-cell office:value-type="float" office:value="42955896" calcext:value-type="float">
            <text:p>42955896</text:p>
          </table:table-cell>
          <table:table-cell office:value-type="float" office:value="16189846" calcext:value-type="float">
            <text:p>16189846</text:p>
          </table:table-cell>
          <table:table-cell table:number-columns-repeated="4"/>
          <table:table-cell office:value-type="float" office:value="131638643" calcext:value-type="float">
            <text:p>131638643</text:p>
          </table:table-cell>
          <table:table-cell table:number-columns-repeated="6"/>
        </table:table-row>
        <table:table-row table:style-name="ro1">
          <table:table-cell office:value-type="float" office:value="369104" calcext:value-type="float">
            <text:p>369104</text:p>
          </table:table-cell>
          <table:table-cell office:value-type="float" office:value="402344" calcext:value-type="float">
            <text:p>402344</text:p>
          </table:table-cell>
          <table:table-cell office:value-type="float" office:value="1977203" calcext:value-type="float">
            <text:p>1977203</text:p>
          </table:table-cell>
          <table:table-cell office:value-type="float" office:value="2082034" calcext:value-type="float">
            <text:p>2082034</text:p>
          </table:table-cell>
          <table:table-cell/>
          <table:table-cell office:value-type="float" office:value="394607" calcext:value-type="float">
            <text:p>394607</text:p>
          </table:table-cell>
          <table:table-cell office:value-type="float" office:value="396959" calcext:value-type="float">
            <text:p>396959</text:p>
          </table:table-cell>
          <table:table-cell office:value-type="float" office:value="2688120" calcext:value-type="float">
            <text:p>2688120</text:p>
          </table:table-cell>
          <table:table-cell office:value-type="float" office:value="2110236" calcext:value-type="float">
            <text:p>2110236</text:p>
          </table:table-cell>
          <table:table-cell/>
          <table:table-cell office:value-type="float" office:value="16545871" calcext:value-type="float">
            <text:p>16545871</text:p>
          </table:table-cell>
          <table:table-cell office:value-type="float" office:value="15651147" calcext:value-type="float">
            <text:p>15651147</text:p>
          </table:table-cell>
          <table:table-cell office:value-type="float" office:value="43270818" calcext:value-type="float">
            <text:p>43270818</text:p>
          </table:table-cell>
          <table:table-cell office:value-type="float" office:value="16213586" calcext:value-type="float">
            <text:p>16213586</text:p>
          </table:table-cell>
          <table:table-cell table:number-columns-repeated="4"/>
          <table:table-cell office:value-type="float" office:value="131641740" calcext:value-type="float">
            <text:p>131641740</text:p>
          </table:table-cell>
          <table:table-cell table:number-columns-repeated="6"/>
        </table:table-row>
        <table:table-row table:style-name="ro1">
          <table:table-cell office:value-type="float" office:value="369197" calcext:value-type="float">
            <text:p>369197</text:p>
          </table:table-cell>
          <table:table-cell office:value-type="float" office:value="402362" calcext:value-type="float">
            <text:p>402362</text:p>
          </table:table-cell>
          <table:table-cell office:value-type="float" office:value="1977240" calcext:value-type="float">
            <text:p>1977240</text:p>
          </table:table-cell>
          <table:table-cell office:value-type="float" office:value="2082701" calcext:value-type="float">
            <text:p>2082701</text:p>
          </table:table-cell>
          <table:table-cell/>
          <table:table-cell office:value-type="float" office:value="394662" calcext:value-type="float">
            <text:p>394662</text:p>
          </table:table-cell>
          <table:table-cell office:value-type="float" office:value="397014" calcext:value-type="float">
            <text:p>397014</text:p>
          </table:table-cell>
          <table:table-cell office:value-type="float" office:value="2688156" calcext:value-type="float">
            <text:p>2688156</text:p>
          </table:table-cell>
          <table:table-cell office:value-type="float" office:value="2110495" calcext:value-type="float">
            <text:p>2110495</text:p>
          </table:table-cell>
          <table:table-cell/>
          <table:table-cell office:value-type="float" office:value="16549465" calcext:value-type="float">
            <text:p>16549465</text:p>
          </table:table-cell>
          <table:table-cell office:value-type="float" office:value="15663962" calcext:value-type="float">
            <text:p>15663962</text:p>
          </table:table-cell>
          <table:table-cell office:value-type="float" office:value="43428444" calcext:value-type="float">
            <text:p>43428444</text:p>
          </table:table-cell>
          <table:table-cell office:value-type="float" office:value="16275733" calcext:value-type="float">
            <text:p>16275733</text:p>
          </table:table-cell>
          <table:table-cell table:number-columns-repeated="4"/>
          <table:table-cell office:value-type="float" office:value="131643023" calcext:value-type="float">
            <text:p>131643023</text:p>
          </table:table-cell>
          <table:table-cell table:number-columns-repeated="6"/>
        </table:table-row>
        <table:table-row table:style-name="ro1">
          <table:table-cell office:value-type="float" office:value="369271" calcext:value-type="float">
            <text:p>369271</text:p>
          </table:table-cell>
          <table:table-cell office:value-type="float" office:value="402511" calcext:value-type="float">
            <text:p>402511</text:p>
          </table:table-cell>
          <table:table-cell office:value-type="float" office:value="1977499" calcext:value-type="float">
            <text:p>1977499</text:p>
          </table:table-cell>
          <table:table-cell office:value-type="float" office:value="2083239" calcext:value-type="float">
            <text:p>2083239</text:p>
          </table:table-cell>
          <table:table-cell/>
          <table:table-cell office:value-type="float" office:value="394903" calcext:value-type="float">
            <text:p>394903</text:p>
          </table:table-cell>
          <table:table-cell office:value-type="float" office:value="397051" calcext:value-type="float">
            <text:p>397051</text:p>
          </table:table-cell>
          <table:table-cell office:value-type="float" office:value="2688452" calcext:value-type="float">
            <text:p>2688452</text:p>
          </table:table-cell>
          <table:table-cell office:value-type="float" office:value="2110848" calcext:value-type="float">
            <text:p>2110848</text:p>
          </table:table-cell>
          <table:table-cell/>
          <table:table-cell office:value-type="float" office:value="16574519" calcext:value-type="float">
            <text:p>16574519</text:p>
          </table:table-cell>
          <table:table-cell office:value-type="float" office:value="15673017" calcext:value-type="float">
            <text:p>15673017</text:p>
          </table:table-cell>
          <table:table-cell office:value-type="float" office:value="43978398" calcext:value-type="float">
            <text:p>43978398</text:p>
          </table:table-cell>
          <table:table-cell office:value-type="float" office:value="16340325" calcext:value-type="float">
            <text:p>16340325</text:p>
          </table:table-cell>
          <table:table-cell table:number-columns-repeated="4"/>
          <table:table-cell office:value-type="float" office:value="131643150" calcext:value-type="float">
            <text:p>131643150</text:p>
          </table:table-cell>
          <table:table-cell table:number-columns-repeated="6"/>
        </table:table-row>
        <table:table-row table:style-name="ro1">
          <table:table-cell office:value-type="float" office:value="369492" calcext:value-type="float">
            <text:p>369492</text:p>
          </table:table-cell>
          <table:table-cell office:value-type="float" office:value="402585" calcext:value-type="float">
            <text:p>402585</text:p>
          </table:table-cell>
          <table:table-cell office:value-type="float" office:value="1977628" calcext:value-type="float">
            <text:p>1977628</text:p>
          </table:table-cell>
          <table:table-cell office:value-type="float" office:value="2083590" calcext:value-type="float">
            <text:p>2083590</text:p>
          </table:table-cell>
          <table:table-cell/>
          <table:table-cell office:value-type="float" office:value="395107" calcext:value-type="float">
            <text:p>395107</text:p>
          </table:table-cell>
          <table:table-cell office:value-type="float" office:value="397274" calcext:value-type="float">
            <text:p>397274</text:p>
          </table:table-cell>
          <table:table-cell office:value-type="float" office:value="2688712" calcext:value-type="float">
            <text:p>2688712</text:p>
          </table:table-cell>
          <table:table-cell office:value-type="float" office:value="2111144" calcext:value-type="float">
            <text:p>2111144</text:p>
          </table:table-cell>
          <table:table-cell/>
          <table:table-cell office:value-type="float" office:value="16596186" calcext:value-type="float">
            <text:p>16596186</text:p>
          </table:table-cell>
          <table:table-cell office:value-type="float" office:value="15680128" calcext:value-type="float">
            <text:p>15680128</text:p>
          </table:table-cell>
          <table:table-cell office:value-type="float" office:value="44131767" calcext:value-type="float">
            <text:p>44131767</text:p>
          </table:table-cell>
          <table:table-cell office:value-type="float" office:value="16348324" calcext:value-type="float">
            <text:p>16348324</text:p>
          </table:table-cell>
          <table:table-cell table:number-columns-repeated="4"/>
          <table:table-cell office:value-type="float" office:value="131660626" calcext:value-type="float">
            <text:p>131660626</text:p>
          </table:table-cell>
          <table:table-cell table:number-columns-repeated="6"/>
        </table:table-row>
        <table:table-row table:style-name="ro1">
          <table:table-cell office:value-type="float" office:value="369530" calcext:value-type="float">
            <text:p>369530</text:p>
          </table:table-cell>
          <table:table-cell office:value-type="float" office:value="402640" calcext:value-type="float">
            <text:p>402640</text:p>
          </table:table-cell>
          <table:table-cell office:value-type="float" office:value="1977629" calcext:value-type="float">
            <text:p>1977629</text:p>
          </table:table-cell>
          <table:table-cell office:value-type="float" office:value="2083664" calcext:value-type="float">
            <text:p>2083664</text:p>
          </table:table-cell>
          <table:table-cell/>
          <table:table-cell office:value-type="float" office:value="395162" calcext:value-type="float">
            <text:p>39516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04" calcext:value-type="float">
            <text:p>2688804</text:p>
          </table:table-cell>
          <table:table-cell office:value-type="float" office:value="2112496" calcext:value-type="float">
            <text:p>2112496</text:p>
          </table:table-cell>
          <table:table-cell/>
          <table:table-cell office:value-type="float" office:value="16610907" calcext:value-type="float">
            <text:p>16610907</text:p>
          </table:table-cell>
          <table:table-cell office:value-type="float" office:value="15686479" calcext:value-type="float">
            <text:p>15686479</text:p>
          </table:table-cell>
          <table:table-cell office:value-type="float" office:value="44357651" calcext:value-type="float">
            <text:p>44357651</text:p>
          </table:table-cell>
          <table:table-cell office:value-type="float" office:value="16357047" calcext:value-type="float">
            <text:p>16357047</text:p>
          </table:table-cell>
          <table:table-cell table:number-columns-repeated="4"/>
          <table:table-cell office:value-type="float" office:value="131712679" calcext:value-type="float">
            <text:p>131712679</text:p>
          </table:table-cell>
          <table:table-cell table:number-columns-repeated="6"/>
        </table:table-row>
        <table:table-row table:style-name="ro1">
          <table:table-cell office:value-type="float" office:value="369548" calcext:value-type="float">
            <text:p>369548</text:p>
          </table:table-cell>
          <table:table-cell office:value-type="float" office:value="402881" calcext:value-type="float">
            <text:p>402881</text:p>
          </table:table-cell>
          <table:table-cell office:value-type="float" office:value="1977648" calcext:value-type="float">
            <text:p>1977648</text:p>
          </table:table-cell>
          <table:table-cell office:value-type="float" office:value="2083979" calcext:value-type="float">
            <text:p>2083979</text:p>
          </table:table-cell>
          <table:table-cell/>
          <table:table-cell office:value-type="float" office:value="395792" calcext:value-type="float">
            <text:p>39579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41" calcext:value-type="float">
            <text:p>2688841</text:p>
          </table:table-cell>
          <table:table-cell office:value-type="float" office:value="2112644" calcext:value-type="float">
            <text:p>2112644</text:p>
          </table:table-cell>
          <table:table-cell/>
          <table:table-cell office:value-type="float" office:value="16628351" calcext:value-type="float">
            <text:p>16628351</text:p>
          </table:table-cell>
          <table:table-cell office:value-type="float" office:value="15708775" calcext:value-type="float">
            <text:p>15708775</text:p>
          </table:table-cell>
          <table:table-cell office:value-type="float" office:value="45008178" calcext:value-type="float">
            <text:p>45008178</text:p>
          </table:table-cell>
          <table:table-cell office:value-type="float" office:value="16358324" calcext:value-type="float">
            <text:p>16358324</text:p>
          </table:table-cell>
          <table:table-cell table:number-columns-repeated="4"/>
          <table:table-cell office:value-type="float" office:value="131715243" calcext:value-type="float">
            <text:p>131715243</text:p>
          </table:table-cell>
          <table:table-cell table:number-columns-repeated="6"/>
        </table:table-row>
        <table:table-row table:style-name="ro1">
          <table:table-cell office:value-type="float" office:value="369586" calcext:value-type="float">
            <text:p>369586</text:p>
          </table:table-cell>
          <table:table-cell office:value-type="float" office:value="402955" calcext:value-type="float">
            <text:p>402955</text:p>
          </table:table-cell>
          <table:table-cell office:value-type="float" office:value="1977851" calcext:value-type="float">
            <text:p>1977851</text:p>
          </table:table-cell>
          <table:table-cell office:value-type="float" office:value="2084016" calcext:value-type="float">
            <text:p>2084016</text:p>
          </table:table-cell>
          <table:table-cell/>
          <table:table-cell office:value-type="float" office:value="395866" calcext:value-type="float">
            <text:p>395866</text:p>
          </table:table-cell>
          <table:table-cell office:value-type="float" office:value="397403" calcext:value-type="float">
            <text:p>397403</text:p>
          </table:table-cell>
          <table:table-cell office:value-type="float" office:value="2689082" calcext:value-type="float">
            <text:p>2689082</text:p>
          </table:table-cell>
          <table:table-cell office:value-type="float" office:value="2112792" calcext:value-type="float">
            <text:p>2112792</text:p>
          </table:table-cell>
          <table:table-cell/>
          <table:table-cell office:value-type="float" office:value="16635111" calcext:value-type="float">
            <text:p>16635111</text:p>
          </table:table-cell>
          <table:table-cell office:value-type="float" office:value="15735404" calcext:value-type="float">
            <text:p>15735404</text:p>
          </table:table-cell>
          <table:table-cell office:value-type="float" office:value="45191695" calcext:value-type="float">
            <text:p>45191695</text:p>
          </table:table-cell>
          <table:table-cell office:value-type="float" office:value="16366435" calcext:value-type="float">
            <text:p>16366435</text:p>
          </table:table-cell>
          <table:table-cell table:number-columns-repeated="4"/>
          <table:table-cell office:value-type="float" office:value="131715364" calcext:value-type="float">
            <text:p>131715364</text:p>
          </table:table-cell>
          <table:table-cell table:number-columns-repeated="6"/>
        </table:table-row>
        <table:table-row table:style-name="ro1">
          <table:table-cell office:value-type="float" office:value="369622" calcext:value-type="float">
            <text:p>369622</text:p>
          </table:table-cell>
          <table:table-cell office:value-type="float" office:value="402992" calcext:value-type="float">
            <text:p>402992</text:p>
          </table:table-cell>
          <table:table-cell office:value-type="float" office:value="1977999" calcext:value-type="float">
            <text:p>1977999</text:p>
          </table:table-cell>
          <table:table-cell office:value-type="float" office:value="2084257" calcext:value-type="float">
            <text:p>2084257</text:p>
          </table:table-cell>
          <table:table-cell/>
          <table:table-cell office:value-type="float" office:value="396181" calcext:value-type="float">
            <text:p>396181</text:p>
          </table:table-cell>
          <table:table-cell office:value-type="float" office:value="397459" calcext:value-type="float">
            <text:p>397459</text:p>
          </table:table-cell>
          <table:table-cell office:value-type="float" office:value="2689323" calcext:value-type="float">
            <text:p>2689323</text:p>
          </table:table-cell>
          <table:table-cell office:value-type="float" office:value="2112829" calcext:value-type="float">
            <text:p>2112829</text:p>
          </table:table-cell>
          <table:table-cell/>
          <table:table-cell office:value-type="float" office:value="16678129" calcext:value-type="float">
            <text:p>16678129</text:p>
          </table:table-cell>
          <table:table-cell office:value-type="float" office:value="15787681" calcext:value-type="float">
            <text:p>15787681</text:p>
          </table:table-cell>
          <table:table-cell office:value-type="float" office:value="45698242" calcext:value-type="float">
            <text:p>45698242</text:p>
          </table:table-cell>
          <table:table-cell office:value-type="float" office:value="16549970" calcext:value-type="float">
            <text:p>16549970</text:p>
          </table:table-cell>
          <table:table-cell table:number-columns-repeated="4"/>
          <table:table-cell office:value-type="float" office:value="131716653" calcext:value-type="float">
            <text:p>131716653</text:p>
          </table:table-cell>
          <table:table-cell table:number-columns-repeated="6"/>
        </table:table-row>
        <table:table-row table:style-name="ro1">
          <table:table-cell office:value-type="float" office:value="369660" calcext:value-type="float">
            <text:p>369660</text:p>
          </table:table-cell>
          <table:table-cell office:value-type="float" office:value="402993" calcext:value-type="float">
            <text:p>402993</text:p>
          </table:table-cell>
          <table:table-cell office:value-type="float" office:value="1978184" calcext:value-type="float">
            <text:p>1978184</text:p>
          </table:table-cell>
          <table:table-cell office:value-type="float" office:value="2084349" calcext:value-type="float">
            <text:p>2084349</text:p>
          </table:table-cell>
          <table:table-cell/>
          <table:table-cell office:value-type="float" office:value="396273" calcext:value-type="float">
            <text:p>396273</text:p>
          </table:table-cell>
          <table:table-cell office:value-type="float" office:value="397477" calcext:value-type="float">
            <text:p>397477</text:p>
          </table:table-cell>
          <table:table-cell office:value-type="float" office:value="2689416" calcext:value-type="float">
            <text:p>2689416</text:p>
          </table:table-cell>
          <table:table-cell office:value-type="float" office:value="2112959" calcext:value-type="float">
            <text:p>2112959</text:p>
          </table:table-cell>
          <table:table-cell/>
          <table:table-cell office:value-type="float" office:value="16724018" calcext:value-type="float">
            <text:p>16724018</text:p>
          </table:table-cell>
          <table:table-cell office:value-type="float" office:value="15836181" calcext:value-type="float">
            <text:p>15836181</text:p>
          </table:table-cell>
          <table:table-cell office:value-type="float" office:value="45793685" calcext:value-type="float">
            <text:p>45793685</text:p>
          </table:table-cell>
          <table:table-cell office:value-type="float" office:value="16609524" calcext:value-type="float">
            <text:p>16609524</text:p>
          </table:table-cell>
          <table:table-cell table:number-columns-repeated="4"/>
          <table:table-cell office:value-type="float" office:value="131720642" calcext:value-type="float">
            <text:p>131720642</text:p>
          </table:table-cell>
          <table:table-cell table:number-columns-repeated="6"/>
        </table:table-row>
        <table:table-row table:style-name="ro1">
          <table:table-cell office:value-type="float" office:value="369734" calcext:value-type="float">
            <text:p>369734</text:p>
          </table:table-cell>
          <table:table-cell office:value-type="float" office:value="403159" calcext:value-type="float">
            <text:p>403159</text:p>
          </table:table-cell>
          <table:table-cell office:value-type="float" office:value="1978222" calcext:value-type="float">
            <text:p>1978222</text:p>
          </table:table-cell>
          <table:table-cell office:value-type="float" office:value="2084535" calcext:value-type="float">
            <text:p>2084535</text:p>
          </table:table-cell>
          <table:table-cell/>
          <table:table-cell office:value-type="float" office:value="396329" calcext:value-type="float">
            <text:p>396329</text:p>
          </table:table-cell>
          <table:table-cell office:value-type="float" office:value="397495" calcext:value-type="float">
            <text:p>397495</text:p>
          </table:table-cell>
          <table:table-cell office:value-type="float" office:value="2689526" calcext:value-type="float">
            <text:p>2689526</text:p>
          </table:table-cell>
          <table:table-cell office:value-type="float" office:value="2113162" calcext:value-type="float">
            <text:p>2113162</text:p>
          </table:table-cell>
          <table:table-cell/>
          <table:table-cell office:value-type="float" office:value="16724480" calcext:value-type="float">
            <text:p>16724480</text:p>
          </table:table-cell>
          <table:table-cell office:value-type="float" office:value="15836384" calcext:value-type="float">
            <text:p>15836384</text:p>
          </table:table-cell>
          <table:table-cell office:value-type="float" office:value="46230585" calcext:value-type="float">
            <text:p>46230585</text:p>
          </table:table-cell>
          <table:table-cell office:value-type="float" office:value="17685397" calcext:value-type="float">
            <text:p>17685397</text:p>
          </table:table-cell>
          <table:table-cell table:number-columns-repeated="4"/>
          <table:table-cell office:value-type="float" office:value="131740280" calcext:value-type="float">
            <text:p>131740280</text:p>
          </table:table-cell>
          <table:table-cell table:number-columns-repeated="6"/>
        </table:table-row>
        <table:table-row table:style-name="ro1">
          <table:table-cell office:value-type="float" office:value="369771" calcext:value-type="float">
            <text:p>369771</text:p>
          </table:table-cell>
          <table:table-cell office:value-type="float" office:value="403215" calcext:value-type="float">
            <text:p>403215</text:p>
          </table:table-cell>
          <table:table-cell office:value-type="float" office:value="1978870" calcext:value-type="float">
            <text:p>1978870</text:p>
          </table:table-cell>
          <table:table-cell office:value-type="float" office:value="2084905" calcext:value-type="float">
            <text:p>2084905</text:p>
          </table:table-cell>
          <table:table-cell/>
          <table:table-cell office:value-type="float" office:value="396681" calcext:value-type="float">
            <text:p>396681</text:p>
          </table:table-cell>
          <table:table-cell office:value-type="float" office:value="397625" calcext:value-type="float">
            <text:p>397625</text:p>
          </table:table-cell>
          <table:table-cell office:value-type="float" office:value="2689563" calcext:value-type="float">
            <text:p>2689563</text:p>
          </table:table-cell>
          <table:table-cell office:value-type="float" office:value="2113163" calcext:value-type="float">
            <text:p>2113163</text:p>
          </table:table-cell>
          <table:table-cell/>
          <table:table-cell office:value-type="float" office:value="16815978" calcext:value-type="float">
            <text:p>16815978</text:p>
          </table:table-cell>
          <table:table-cell office:value-type="float" office:value="15863273" calcext:value-type="float">
            <text:p>15863273</text:p>
          </table:table-cell>
          <table:table-cell office:value-type="float" office:value="46994703" calcext:value-type="float">
            <text:p>46994703</text:p>
          </table:table-cell>
          <table:table-cell office:value-type="float" office:value="18956822" calcext:value-type="float">
            <text:p>18956822</text:p>
          </table:table-cell>
          <table:table-cell table:number-columns-repeated="4"/>
          <table:table-cell office:value-type="float" office:value="131748189" calcext:value-type="float">
            <text:p>131748189</text:p>
          </table:table-cell>
          <table:table-cell table:number-columns-repeated="6"/>
        </table:table-row>
        <table:table-row table:style-name="ro1">
          <table:table-cell office:value-type="float" office:value="369882" calcext:value-type="float">
            <text:p>369882</text:p>
          </table:table-cell>
          <table:table-cell office:value-type="float" office:value="403288" calcext:value-type="float">
            <text:p>403288</text:p>
          </table:table-cell>
          <table:table-cell office:value-type="float" office:value="1979203" calcext:value-type="float">
            <text:p>1979203</text:p>
          </table:table-cell>
          <table:table-cell office:value-type="float" office:value="2086201" calcext:value-type="float">
            <text:p>2086201</text:p>
          </table:table-cell>
          <table:table-cell/>
          <table:table-cell office:value-type="float" office:value="396904" calcext:value-type="float">
            <text:p>396904</text:p>
          </table:table-cell>
          <table:table-cell office:value-type="float" office:value="397959" calcext:value-type="float">
            <text:p>397959</text:p>
          </table:table-cell>
          <table:table-cell office:value-type="float" office:value="2690564" calcext:value-type="float">
            <text:p>2690564</text:p>
          </table:table-cell>
          <table:table-cell office:value-type="float" office:value="2115681" calcext:value-type="float">
            <text:p>2115681</text:p>
          </table:table-cell>
          <table:table-cell/>
          <table:table-cell office:value-type="float" office:value="16826792" calcext:value-type="float">
            <text:p>16826792</text:p>
          </table:table-cell>
          <table:table-cell office:value-type="float" office:value="15909828" calcext:value-type="float">
            <text:p>15909828</text:p>
          </table:table-cell>
          <table:table-cell office:value-type="float" office:value="47269164" calcext:value-type="float">
            <text:p>47269164</text:p>
          </table:table-cell>
          <table:table-cell office:value-type="float" office:value="19095060" calcext:value-type="float">
            <text:p>19095060</text:p>
          </table:table-cell>
          <table:table-cell table:number-columns-repeated="4"/>
          <table:table-cell office:value-type="float" office:value="131750438" calcext:value-type="float">
            <text:p>131750438</text:p>
          </table:table-cell>
          <table:table-cell table:number-columns-repeated="6"/>
        </table:table-row>
        <table:table-row table:style-name="ro1">
          <table:table-cell office:value-type="float" office:value="369900" calcext:value-type="float">
            <text:p>369900</text:p>
          </table:table-cell>
          <table:table-cell office:value-type="float" office:value="403640" calcext:value-type="float">
            <text:p>403640</text:p>
          </table:table-cell>
          <table:table-cell office:value-type="float" office:value="1979758" calcext:value-type="float">
            <text:p>1979758</text:p>
          </table:table-cell>
          <table:table-cell office:value-type="float" office:value="2086831" calcext:value-type="float">
            <text:p>2086831</text:p>
          </table:table-cell>
          <table:table-cell/>
          <table:table-cell office:value-type="float" office:value="397236" calcext:value-type="float">
            <text:p>397236</text:p>
          </table:table-cell>
          <table:table-cell office:value-type="float" office:value="398051" calcext:value-type="float">
            <text:p>398051</text:p>
          </table:table-cell>
          <table:table-cell office:value-type="float" office:value="2690675" calcext:value-type="float">
            <text:p>2690675</text:p>
          </table:table-cell>
          <table:table-cell office:value-type="float" office:value="2117884" calcext:value-type="float">
            <text:p>2117884</text:p>
          </table:table-cell>
          <table:table-cell/>
          <table:table-cell office:value-type="float" office:value="16828812" calcext:value-type="float">
            <text:p>16828812</text:p>
          </table:table-cell>
          <table:table-cell office:value-type="float" office:value="15918273" calcext:value-type="float">
            <text:p>15918273</text:p>
          </table:table-cell>
          <table:table-cell office:value-type="float" office:value="47588381" calcext:value-type="float">
            <text:p>47588381</text:p>
          </table:table-cell>
          <table:table-cell office:value-type="float" office:value="19559443" calcext:value-type="float">
            <text:p>19559443</text:p>
          </table:table-cell>
          <table:table-cell table:number-columns-repeated="4"/>
          <table:table-cell office:value-type="float" office:value="131751425" calcext:value-type="float">
            <text:p>131751425</text:p>
          </table:table-cell>
          <table:table-cell table:number-columns-repeated="6"/>
        </table:table-row>
        <table:table-row table:style-name="ro1">
          <table:table-cell office:value-type="float" office:value="370011" calcext:value-type="float">
            <text:p>370011</text:p>
          </table:table-cell>
          <table:table-cell office:value-type="float" office:value="403678" calcext:value-type="float">
            <text:p>403678</text:p>
          </table:table-cell>
          <table:table-cell office:value-type="float" office:value="1980036" calcext:value-type="float">
            <text:p>1980036</text:p>
          </table:table-cell>
          <table:table-cell office:value-type="float" office:value="2088571" calcext:value-type="float">
            <text:p>2088571</text:p>
          </table:table-cell>
          <table:table-cell/>
          <table:table-cell office:value-type="float" office:value="397274" calcext:value-type="float">
            <text:p>397274</text:p>
          </table:table-cell>
          <table:table-cell office:value-type="float" office:value="398181" calcext:value-type="float">
            <text:p>398181</text:p>
          </table:table-cell>
          <table:table-cell office:value-type="float" office:value="2690879" calcext:value-type="float">
            <text:p>2690879</text:p>
          </table:table-cell>
          <table:table-cell office:value-type="float" office:value="2117996" calcext:value-type="float">
            <text:p>2117996</text:p>
          </table:table-cell>
          <table:table-cell/>
          <table:table-cell office:value-type="float" office:value="16838940" calcext:value-type="float">
            <text:p>16838940</text:p>
          </table:table-cell>
          <table:table-cell office:value-type="float" office:value="15934031" calcext:value-type="float">
            <text:p>15934031</text:p>
          </table:table-cell>
          <table:table-cell office:value-type="float" office:value="49511942" calcext:value-type="float">
            <text:p>49511942</text:p>
          </table:table-cell>
          <table:table-cell office:value-type="float" office:value="19717330" calcext:value-type="float">
            <text:p>19717330</text:p>
          </table:table-cell>
          <table:table-cell table:number-columns-repeated="4"/>
          <table:table-cell office:value-type="float" office:value="131760005" calcext:value-type="float">
            <text:p>131760005</text:p>
          </table:table-cell>
          <table:table-cell table:number-columns-repeated="6"/>
        </table:table-row>
        <table:table-row table:style-name="ro1">
          <table:table-cell office:value-type="float" office:value="370029" calcext:value-type="float">
            <text:p>370029</text:p>
          </table:table-cell>
          <table:table-cell office:value-type="float" office:value="404103" calcext:value-type="float">
            <text:p>404103</text:p>
          </table:table-cell>
          <table:table-cell office:value-type="float" office:value="1980648" calcext:value-type="float">
            <text:p>1980648</text:p>
          </table:table-cell>
          <table:table-cell office:value-type="float" office:value="2088701" calcext:value-type="float">
            <text:p>2088701</text:p>
          </table:table-cell>
          <table:table-cell/>
          <table:table-cell office:value-type="float" office:value="397348" calcext:value-type="float">
            <text:p>397348</text:p>
          </table:table-cell>
          <table:table-cell office:value-type="float" office:value="398218" calcext:value-type="float">
            <text:p>398218</text:p>
          </table:table-cell>
          <table:table-cell office:value-type="float" office:value="2690934" calcext:value-type="float">
            <text:p>2690934</text:p>
          </table:table-cell>
          <table:table-cell office:value-type="float" office:value="2118459" calcext:value-type="float">
            <text:p>2118459</text:p>
          </table:table-cell>
          <table:table-cell/>
          <table:table-cell office:value-type="float" office:value="16855349" calcext:value-type="float">
            <text:p>16855349</text:p>
          </table:table-cell>
          <table:table-cell office:value-type="float" office:value="15945976" calcext:value-type="float">
            <text:p>15945976</text:p>
          </table:table-cell>
          <table:table-cell office:value-type="float" office:value="61520924" calcext:value-type="float">
            <text:p>61520924</text:p>
          </table:table-cell>
          <table:table-cell office:value-type="float" office:value="20465910" calcext:value-type="float">
            <text:p>20465910</text:p>
          </table:table-cell>
          <table:table-cell table:number-columns-repeated="4"/>
          <table:table-cell office:value-type="float" office:value="131774834" calcext:value-type="float">
            <text:p>131774834</text:p>
          </table:table-cell>
          <table:table-cell table:number-columns-repeated="6"/>
        </table:table-row>
        <table:table-row table:style-name="ro1">
          <table:table-cell office:value-type="float" office:value="370159" calcext:value-type="float">
            <text:p>370159</text:p>
          </table:table-cell>
          <table:table-cell office:value-type="float" office:value="404196" calcext:value-type="float">
            <text:p>404196</text:p>
          </table:table-cell>
          <table:table-cell office:value-type="float" office:value="1981277" calcext:value-type="float">
            <text:p>1981277</text:p>
          </table:table-cell>
          <table:table-cell office:value-type="float" office:value="2089016" calcext:value-type="float">
            <text:p>2089016</text:p>
          </table:table-cell>
          <table:table-cell/>
          <table:table-cell office:value-type="float" office:value="397403" calcext:value-type="float">
            <text:p>397403</text:p>
          </table:table-cell>
          <table:table-cell office:value-type="float" office:value="398329" calcext:value-type="float">
            <text:p>398329</text:p>
          </table:table-cell>
          <table:table-cell office:value-type="float" office:value="2691249" calcext:value-type="float">
            <text:p>2691249</text:p>
          </table:table-cell>
          <table:table-cell office:value-type="float" office:value="2119088" calcext:value-type="float">
            <text:p>2119088</text:p>
          </table:table-cell>
          <table:table-cell/>
          <table:table-cell office:value-type="float" office:value="16877829" calcext:value-type="float">
            <text:p>16877829</text:p>
          </table:table-cell>
          <table:table-cell office:value-type="float" office:value="15963290" calcext:value-type="float">
            <text:p>15963290</text:p>
          </table:table-cell>
          <table:table-cell office:value-type="float" office:value="64636452" calcext:value-type="float">
            <text:p>64636452</text:p>
          </table:table-cell>
          <table:table-cell office:value-type="float" office:value="21067734" calcext:value-type="float">
            <text:p>21067734</text:p>
          </table:table-cell>
          <table:table-cell table:number-columns-repeated="4"/>
          <table:table-cell office:value-type="float" office:value="131789768" calcext:value-type="float">
            <text:p>131789768</text:p>
          </table:table-cell>
          <table:table-cell table:number-columns-repeated="6"/>
        </table:table-row>
        <table:table-row table:style-name="ro1">
          <table:table-cell office:value-type="float" office:value="370215" calcext:value-type="float">
            <text:p>370215</text:p>
          </table:table-cell>
          <table:table-cell office:value-type="float" office:value="404289" calcext:value-type="float">
            <text:p>404289</text:p>
          </table:table-cell>
          <table:table-cell office:value-type="float" office:value="1981776" calcext:value-type="float">
            <text:p>1981776</text:p>
          </table:table-cell>
          <table:table-cell office:value-type="float" office:value="2089275" calcext:value-type="float">
            <text:p>2089275</text:p>
          </table:table-cell>
          <table:table-cell/>
          <table:table-cell office:value-type="float" office:value="397644" calcext:value-type="float">
            <text:p>397644</text:p>
          </table:table-cell>
          <table:table-cell office:value-type="float" office:value="398347" calcext:value-type="float">
            <text:p>398347</text:p>
          </table:table-cell>
          <table:table-cell office:value-type="float" office:value="2691397" calcext:value-type="float">
            <text:p>2691397</text:p>
          </table:table-cell>
          <table:table-cell office:value-type="float" office:value="2119163" calcext:value-type="float">
            <text:p>2119163</text:p>
          </table:table-cell>
          <table:table-cell/>
          <table:table-cell office:value-type="float" office:value="16879810" calcext:value-type="float">
            <text:p>16879810</text:p>
          </table:table-cell>
          <table:table-cell office:value-type="float" office:value="15978642" calcext:value-type="float">
            <text:p>15978642</text:p>
          </table:table-cell>
          <table:table-cell office:value-type="float" office:value="67522221" calcext:value-type="float">
            <text:p>67522221</text:p>
          </table:table-cell>
          <table:table-cell office:value-type="float" office:value="21371230" calcext:value-type="float">
            <text:p>21371230</text:p>
          </table:table-cell>
          <table:table-cell table:number-columns-repeated="4"/>
          <table:table-cell office:value-type="float" office:value="131796089" calcext:value-type="float">
            <text:p>131796089</text:p>
          </table:table-cell>
          <table:table-cell table:number-columns-repeated="6"/>
        </table:table-row>
        <table:table-row table:style-name="ro1">
          <table:table-cell office:value-type="float" office:value="370215" calcext:value-type="float">
            <text:p>370215</text:p>
          </table:table-cell>
          <table:table-cell office:value-type="float" office:value="404455" calcext:value-type="float">
            <text:p>404455</text:p>
          </table:table-cell>
          <table:table-cell office:value-type="float" office:value="1982073" calcext:value-type="float">
            <text:p>1982073</text:p>
          </table:table-cell>
          <table:table-cell office:value-type="float" office:value="2089350" calcext:value-type="float">
            <text:p>2089350</text:p>
          </table:table-cell>
          <table:table-cell/>
          <table:table-cell office:value-type="float" office:value="397811" calcext:value-type="float">
            <text:p>397811</text:p>
          </table:table-cell>
          <table:table-cell office:value-type="float" office:value="398403" calcext:value-type="float">
            <text:p>398403</text:p>
          </table:table-cell>
          <table:table-cell office:value-type="float" office:value="2691434" calcext:value-type="float">
            <text:p>2691434</text:p>
          </table:table-cell>
          <table:table-cell office:value-type="float" office:value="2119773" calcext:value-type="float">
            <text:p>2119773</text:p>
          </table:table-cell>
          <table:table-cell/>
          <table:table-cell office:value-type="float" office:value="16890995" calcext:value-type="float">
            <text:p>16890995</text:p>
          </table:table-cell>
          <table:table-cell office:value-type="float" office:value="16002308" calcext:value-type="float">
            <text:p>16002308</text:p>
          </table:table-cell>
          <table:table-cell office:value-type="float" office:value="69110903" calcext:value-type="float">
            <text:p>69110903</text:p>
          </table:table-cell>
          <table:table-cell office:value-type="float" office:value="21711854" calcext:value-type="float">
            <text:p>21711854</text:p>
          </table:table-cell>
          <table:table-cell table:number-columns-repeated="4"/>
          <table:table-cell office:value-type="float" office:value="131800170" calcext:value-type="float">
            <text:p>131800170</text:p>
          </table:table-cell>
          <table:table-cell table:number-columns-repeated="6"/>
        </table:table-row>
        <table:table-row table:style-name="ro1">
          <table:table-cell office:value-type="float" office:value="370252" calcext:value-type="float">
            <text:p>370252</text:p>
          </table:table-cell>
          <table:table-cell office:value-type="float" office:value="404547" calcext:value-type="float">
            <text:p>404547</text:p>
          </table:table-cell>
          <table:table-cell office:value-type="float" office:value="1982184" calcext:value-type="float">
            <text:p>1982184</text:p>
          </table:table-cell>
          <table:table-cell office:value-type="float" office:value="2089479" calcext:value-type="float">
            <text:p>2089479</text:p>
          </table:table-cell>
          <table:table-cell/>
          <table:table-cell office:value-type="float" office:value="398440" calcext:value-type="float">
            <text:p>398440</text:p>
          </table:table-cell>
          <table:table-cell office:value-type="float" office:value="398441" calcext:value-type="float">
            <text:p>398441</text:p>
          </table:table-cell>
          <table:table-cell office:value-type="float" office:value="2691878" calcext:value-type="float">
            <text:p>2691878</text:p>
          </table:table-cell>
          <table:table-cell office:value-type="float" office:value="2119959" calcext:value-type="float">
            <text:p>2119959</text:p>
          </table:table-cell>
          <table:table-cell/>
          <table:table-cell office:value-type="float" office:value="16913958" calcext:value-type="float">
            <text:p>16913958</text:p>
          </table:table-cell>
          <table:table-cell office:value-type="float" office:value="16012011" calcext:value-type="float">
            <text:p>16012011</text:p>
          </table:table-cell>
          <table:table-cell office:value-type="float" office:value="75558080" calcext:value-type="float">
            <text:p>75558080</text:p>
          </table:table-cell>
          <table:table-cell office:value-type="float" office:value="21754353" calcext:value-type="float">
            <text:p>21754353</text:p>
          </table:table-cell>
          <table:table-cell table:number-columns-repeated="4"/>
          <table:table-cell office:value-type="float" office:value="131813367" calcext:value-type="float">
            <text:p>131813367</text:p>
          </table:table-cell>
          <table:table-cell table:number-columns-repeated="6"/>
        </table:table-row>
        <table:table-row table:style-name="ro1">
          <table:table-cell office:value-type="float" office:value="370326" calcext:value-type="float">
            <text:p>370326</text:p>
          </table:table-cell>
          <table:table-cell office:value-type="float" office:value="404585" calcext:value-type="float">
            <text:p>404585</text:p>
          </table:table-cell>
          <table:table-cell office:value-type="float" office:value="1982222" calcext:value-type="float">
            <text:p>1982222</text:p>
          </table:table-cell>
          <table:table-cell office:value-type="float" office:value="2089812" calcext:value-type="float">
            <text:p>2089812</text:p>
          </table:table-cell>
          <table:table-cell/>
          <table:table-cell table:number-columns-repeated="2" office:value-type="float" office:value="398458" calcext:value-type="float">
            <text:p>398458</text:p>
          </table:table-cell>
          <table:table-cell office:value-type="float" office:value="2692841" calcext:value-type="float">
            <text:p>2692841</text:p>
          </table:table-cell>
          <table:table-cell office:value-type="float" office:value="2120440" calcext:value-type="float">
            <text:p>2120440</text:p>
          </table:table-cell>
          <table:table-cell/>
          <table:table-cell office:value-type="float" office:value="16941457" calcext:value-type="float">
            <text:p>16941457</text:p>
          </table:table-cell>
          <table:table-cell office:value-type="float" office:value="16029030" calcext:value-type="float">
            <text:p>16029030</text:p>
          </table:table-cell>
          <table:table-cell office:value-type="float" office:value="77194592" calcext:value-type="float">
            <text:p>77194592</text:p>
          </table:table-cell>
          <table:table-cell office:value-type="float" office:value="21836445" calcext:value-type="float">
            <text:p>21836445</text:p>
          </table:table-cell>
          <table:table-cell table:number-columns-repeated="4"/>
          <table:table-cell office:value-type="float" office:value="131858389" calcext:value-type="float">
            <text:p>131858389</text:p>
          </table:table-cell>
          <table:table-cell table:number-columns-repeated="6"/>
        </table:table-row>
        <table:table-row table:style-name="ro1">
          <table:table-cell office:value-type="float" office:value="370326" calcext:value-type="float">
            <text:p>370326</text:p>
          </table:table-cell>
          <table:table-cell office:value-type="float" office:value="404622" calcext:value-type="float">
            <text:p>404622</text:p>
          </table:table-cell>
          <table:table-cell office:value-type="float" office:value="1982666" calcext:value-type="float">
            <text:p>1982666</text:p>
          </table:table-cell>
          <table:table-cell office:value-type="float" office:value="2089831" calcext:value-type="float">
            <text:p>2089831</text:p>
          </table:table-cell>
          <table:table-cell/>
          <table:table-cell office:value-type="float" office:value="398607" calcext:value-type="float">
            <text:p>398607</text:p>
          </table:table-cell>
          <table:table-cell office:value-type="float" office:value="398514" calcext:value-type="float">
            <text:p>398514</text:p>
          </table:table-cell>
          <table:table-cell office:value-type="float" office:value="2692842" calcext:value-type="float">
            <text:p>2692842</text:p>
          </table:table-cell>
          <table:table-cell office:value-type="float" office:value="2120496" calcext:value-type="float">
            <text:p>2120496</text:p>
          </table:table-cell>
          <table:table-cell/>
          <table:table-cell office:value-type="float" office:value="16971198" calcext:value-type="float">
            <text:p>16971198</text:p>
          </table:table-cell>
          <table:table-cell office:value-type="float" office:value="16036604" calcext:value-type="float">
            <text:p>16036604</text:p>
          </table:table-cell>
          <table:table-cell office:value-type="float" office:value="78693866" calcext:value-type="float">
            <text:p>78693866</text:p>
          </table:table-cell>
          <table:table-cell office:value-type="float" office:value="22106293" calcext:value-type="float">
            <text:p>22106293</text:p>
          </table:table-cell>
          <table:table-cell table:number-columns-repeated="4"/>
          <table:table-cell office:value-type="float" office:value="131868113" calcext:value-type="float">
            <text:p>131868113</text:p>
          </table:table-cell>
          <table:table-cell table:number-columns-repeated="6"/>
        </table:table-row>
        <table:table-row table:style-name="ro1">
          <table:table-cell office:value-type="float" office:value="370382" calcext:value-type="float">
            <text:p>370382</text:p>
          </table:table-cell>
          <table:table-cell office:value-type="float" office:value="404844" calcext:value-type="float">
            <text:p>404844</text:p>
          </table:table-cell>
          <table:table-cell office:value-type="float" office:value="1983221" calcext:value-type="float">
            <text:p>1983221</text:p>
          </table:table-cell>
          <table:table-cell office:value-type="float" office:value="2090109" calcext:value-type="float">
            <text:p>2090109</text:p>
          </table:table-cell>
          <table:table-cell/>
          <table:table-cell office:value-type="float" office:value="398643" calcext:value-type="float">
            <text:p>398643</text:p>
          </table:table-cell>
          <table:table-cell office:value-type="float" office:value="398884" calcext:value-type="float">
            <text:p>398884</text:p>
          </table:table-cell>
          <table:table-cell office:value-type="float" office:value="2692934" calcext:value-type="float">
            <text:p>2692934</text:p>
          </table:table-cell>
          <table:table-cell office:value-type="float" office:value="2120551" calcext:value-type="float">
            <text:p>2120551</text:p>
          </table:table-cell>
          <table:table-cell/>
          <table:table-cell office:value-type="float" office:value="16984458" calcext:value-type="float">
            <text:p>16984458</text:p>
          </table:table-cell>
          <table:table-cell office:value-type="float" office:value="16093121" calcext:value-type="float">
            <text:p>16093121</text:p>
          </table:table-cell>
          <table:table-cell office:value-type="float" office:value="79654330" calcext:value-type="float">
            <text:p>79654330</text:p>
          </table:table-cell>
          <table:table-cell office:value-type="float" office:value="22691506" calcext:value-type="float">
            <text:p>22691506</text:p>
          </table:table-cell>
          <table:table-cell table:number-columns-repeated="4"/>
          <table:table-cell office:value-type="float" office:value="131932891" calcext:value-type="float">
            <text:p>131932891</text:p>
          </table:table-cell>
          <table:table-cell table:number-columns-repeated="6"/>
        </table:table-row>
        <table:table-row table:style-name="ro1">
          <table:table-cell office:value-type="float" office:value="370548" calcext:value-type="float">
            <text:p>370548</text:p>
          </table:table-cell>
          <table:table-cell office:value-type="float" office:value="405011" calcext:value-type="float">
            <text:p>405011</text:p>
          </table:table-cell>
          <table:table-cell office:value-type="float" office:value="1983851" calcext:value-type="float">
            <text:p>1983851</text:p>
          </table:table-cell>
          <table:table-cell office:value-type="float" office:value="2090664" calcext:value-type="float">
            <text:p>2090664</text:p>
          </table:table-cell>
          <table:table-cell/>
          <table:table-cell office:value-type="float" office:value="398718" calcext:value-type="float">
            <text:p>398718</text:p>
          </table:table-cell>
          <table:table-cell office:value-type="float" office:value="399089" calcext:value-type="float">
            <text:p>399089</text:p>
          </table:table-cell>
          <table:table-cell office:value-type="float" office:value="2693027" calcext:value-type="float">
            <text:p>2693027</text:p>
          </table:table-cell>
          <table:table-cell office:value-type="float" office:value="2120607" calcext:value-type="float">
            <text:p>2120607</text:p>
          </table:table-cell>
          <table:table-cell/>
          <table:table-cell office:value-type="float" office:value="16986772" calcext:value-type="float">
            <text:p>16986772</text:p>
          </table:table-cell>
          <table:table-cell office:value-type="float" office:value="16099102" calcext:value-type="float">
            <text:p>16099102</text:p>
          </table:table-cell>
          <table:table-cell office:value-type="float" office:value="79814590" calcext:value-type="float">
            <text:p>79814590</text:p>
          </table:table-cell>
          <table:table-cell office:value-type="float" office:value="22773541" calcext:value-type="float">
            <text:p>22773541</text:p>
          </table:table-cell>
          <table:table-cell table:number-columns-repeated="4"/>
          <table:table-cell office:value-type="float" office:value="131965010" calcext:value-type="float">
            <text:p>131965010</text:p>
          </table:table-cell>
          <table:table-cell table:number-columns-repeated="6"/>
        </table:table-row>
        <table:table-row table:style-name="ro1">
          <table:table-cell office:value-type="float" office:value="370566" calcext:value-type="float">
            <text:p>370566</text:p>
          </table:table-cell>
          <table:table-cell office:value-type="float" office:value="405011" calcext:value-type="float">
            <text:p>405011</text:p>
          </table:table-cell>
          <table:table-cell office:value-type="float" office:value="1983907" calcext:value-type="float">
            <text:p>1983907</text:p>
          </table:table-cell>
          <table:table-cell office:value-type="float" office:value="2090756" calcext:value-type="float">
            <text:p>2090756</text:p>
          </table:table-cell>
          <table:table-cell/>
          <table:table-cell office:value-type="float" office:value="398940" calcext:value-type="float">
            <text:p>398940</text:p>
          </table:table-cell>
          <table:table-cell office:value-type="float" office:value="399366" calcext:value-type="float">
            <text:p>399366</text:p>
          </table:table-cell>
          <table:table-cell office:value-type="float" office:value="2693508" calcext:value-type="float">
            <text:p>2693508</text:p>
          </table:table-cell>
          <table:table-cell office:value-type="float" office:value="2120903" calcext:value-type="float">
            <text:p>2120903</text:p>
          </table:table-cell>
          <table:table-cell/>
          <table:table-cell office:value-type="float" office:value="16989178" calcext:value-type="float">
            <text:p>16989178</text:p>
          </table:table-cell>
          <table:table-cell office:value-type="float" office:value="16143842" calcext:value-type="float">
            <text:p>16143842</text:p>
          </table:table-cell>
          <table:table-cell office:value-type="float" office:value="80609002" calcext:value-type="float">
            <text:p>80609002</text:p>
          </table:table-cell>
          <table:table-cell office:value-type="float" office:value="22860707" calcext:value-type="float">
            <text:p>22860707</text:p>
          </table:table-cell>
          <table:table-cell table:number-columns-repeated="4"/>
          <table:table-cell office:value-type="float" office:value="131970048" calcext:value-type="float">
            <text:p>131970048</text:p>
          </table:table-cell>
          <table:table-cell table:number-columns-repeated="6"/>
        </table:table-row>
        <table:table-row table:style-name="ro1">
          <table:table-cell office:value-type="float" office:value="370733" calcext:value-type="float">
            <text:p>370733</text:p>
          </table:table-cell>
          <table:table-cell office:value-type="float" office:value="405067" calcext:value-type="float">
            <text:p>405067</text:p>
          </table:table-cell>
          <table:table-cell office:value-type="float" office:value="1984018" calcext:value-type="float">
            <text:p>1984018</text:p>
          </table:table-cell>
          <table:table-cell office:value-type="float" office:value="2091016" calcext:value-type="float">
            <text:p>2091016</text:p>
          </table:table-cell>
          <table:table-cell/>
          <table:table-cell office:value-type="float" office:value="398959" calcext:value-type="float">
            <text:p>398959</text:p>
          </table:table-cell>
          <table:table-cell office:value-type="float" office:value="399458" calcext:value-type="float">
            <text:p>399458</text:p>
          </table:table-cell>
          <table:table-cell office:value-type="float" office:value="2693656" calcext:value-type="float">
            <text:p>2693656</text:p>
          </table:table-cell>
          <table:table-cell office:value-type="float" office:value="2121588" calcext:value-type="float">
            <text:p>2121588</text:p>
          </table:table-cell>
          <table:table-cell/>
          <table:table-cell office:value-type="float" office:value="17007198" calcext:value-type="float">
            <text:p>17007198</text:p>
          </table:table-cell>
          <table:table-cell office:value-type="float" office:value="16154620" calcext:value-type="float">
            <text:p>16154620</text:p>
          </table:table-cell>
          <table:table-cell office:value-type="float" office:value="80971290" calcext:value-type="float">
            <text:p>80971290</text:p>
          </table:table-cell>
          <table:table-cell office:value-type="float" office:value="23013778" calcext:value-type="float">
            <text:p>23013778</text:p>
          </table:table-cell>
          <table:table-cell table:number-columns-repeated="4"/>
          <table:table-cell office:value-type="float" office:value="131987971" calcext:value-type="float">
            <text:p>131987971</text:p>
          </table:table-cell>
          <table:table-cell table:number-columns-repeated="6"/>
        </table:table-row>
        <table:table-row table:style-name="ro1">
          <table:table-cell office:value-type="float" office:value="370789" calcext:value-type="float">
            <text:p>370789</text:p>
          </table:table-cell>
          <table:table-cell office:value-type="float" office:value="405085" calcext:value-type="float">
            <text:p>405085</text:p>
          </table:table-cell>
          <table:table-cell office:value-type="float" office:value="1984499" calcext:value-type="float">
            <text:p>1984499</text:p>
          </table:table-cell>
          <table:table-cell office:value-type="float" office:value="2091127" calcext:value-type="float">
            <text:p>2091127</text:p>
          </table:table-cell>
          <table:table-cell/>
          <table:table-cell office:value-type="float" office:value="398996" calcext:value-type="float">
            <text:p>398996</text:p>
          </table:table-cell>
          <table:table-cell office:value-type="float" office:value="399588" calcext:value-type="float">
            <text:p>399588</text:p>
          </table:table-cell>
          <table:table-cell office:value-type="float" office:value="2693693" calcext:value-type="float">
            <text:p>2693693</text:p>
          </table:table-cell>
          <table:table-cell office:value-type="float" office:value="2121810" calcext:value-type="float">
            <text:p>2121810</text:p>
          </table:table-cell>
          <table:table-cell/>
          <table:table-cell office:value-type="float" office:value="17020160" calcext:value-type="float">
            <text:p>17020160</text:p>
          </table:table-cell>
          <table:table-cell office:value-type="float" office:value="16164584" calcext:value-type="float">
            <text:p>16164584</text:p>
          </table:table-cell>
          <table:table-cell office:value-type="float" office:value="81382233" calcext:value-type="float">
            <text:p>81382233</text:p>
          </table:table-cell>
          <table:table-cell office:value-type="float" office:value="23111517" calcext:value-type="float">
            <text:p>23111517</text:p>
          </table:table-cell>
          <table:table-cell table:number-columns-repeated="4"/>
          <table:table-cell office:value-type="float" office:value="131990889" calcext:value-type="float">
            <text:p>131990889</text:p>
          </table:table-cell>
          <table:table-cell table:number-columns-repeated="6"/>
        </table:table-row>
        <table:table-row table:style-name="ro1">
          <table:table-cell office:value-type="float" office:value="370956" calcext:value-type="float">
            <text:p>370956</text:p>
          </table:table-cell>
          <table:table-cell office:value-type="float" office:value="405641" calcext:value-type="float">
            <text:p>405641</text:p>
          </table:table-cell>
          <table:table-cell office:value-type="float" office:value="1984574" calcext:value-type="float">
            <text:p>1984574</text:p>
          </table:table-cell>
          <table:table-cell office:value-type="float" office:value="2091312" calcext:value-type="float">
            <text:p>2091312</text:p>
          </table:table-cell>
          <table:table-cell/>
          <table:table-cell office:value-type="float" office:value="399199" calcext:value-type="float">
            <text:p>399199</text:p>
          </table:table-cell>
          <table:table-cell office:value-type="float" office:value="399755" calcext:value-type="float">
            <text:p>399755</text:p>
          </table:table-cell>
          <table:table-cell office:value-type="float" office:value="2694582" calcext:value-type="float">
            <text:p>2694582</text:p>
          </table:table-cell>
          <table:table-cell office:value-type="float" office:value="2122311" calcext:value-type="float">
            <text:p>2122311</text:p>
          </table:table-cell>
          <table:table-cell/>
          <table:table-cell office:value-type="float" office:value="17033160" calcext:value-type="float">
            <text:p>17033160</text:p>
          </table:table-cell>
          <table:table-cell office:value-type="float" office:value="16207842" calcext:value-type="float">
            <text:p>16207842</text:p>
          </table:table-cell>
          <table:table-cell office:value-type="float" office:value="81875928" calcext:value-type="float">
            <text:p>81875928</text:p>
          </table:table-cell>
          <table:table-cell office:value-type="float" office:value="23194553" calcext:value-type="float">
            <text:p>23194553</text:p>
          </table:table-cell>
          <table:table-cell table:number-columns-repeated="4"/>
          <table:table-cell office:value-type="float" office:value="132002172" calcext:value-type="float">
            <text:p>132002172</text:p>
          </table:table-cell>
          <table:table-cell table:number-columns-repeated="6"/>
        </table:table-row>
        <table:table-row table:style-name="ro1">
          <table:table-cell office:value-type="float" office:value="371067" calcext:value-type="float">
            <text:p>371067</text:p>
          </table:table-cell>
          <table:table-cell office:value-type="float" office:value="405677" calcext:value-type="float">
            <text:p>405677</text:p>
          </table:table-cell>
          <table:table-cell office:value-type="float" office:value="1984740" calcext:value-type="float">
            <text:p>1984740</text:p>
          </table:table-cell>
          <table:table-cell office:value-type="float" office:value="2091590" calcext:value-type="float">
            <text:p>2091590</text:p>
          </table:table-cell>
          <table:table-cell/>
          <table:table-cell office:value-type="float" office:value="399644" calcext:value-type="float">
            <text:p>399644</text:p>
          </table:table-cell>
          <table:table-cell office:value-type="float" office:value="399848" calcext:value-type="float">
            <text:p>399848</text:p>
          </table:table-cell>
          <table:table-cell office:value-type="float" office:value="2694786" calcext:value-type="float">
            <text:p>2694786</text:p>
          </table:table-cell>
          <table:table-cell office:value-type="float" office:value="2122570" calcext:value-type="float">
            <text:p>2122570</text:p>
          </table:table-cell>
          <table:table-cell/>
          <table:table-cell office:value-type="float" office:value="17142732" calcext:value-type="float">
            <text:p>17142732</text:p>
          </table:table-cell>
          <table:table-cell office:value-type="float" office:value="16211415" calcext:value-type="float">
            <text:p>16211415</text:p>
          </table:table-cell>
          <table:table-cell office:value-type="float" office:value="82065944" calcext:value-type="float">
            <text:p>82065944</text:p>
          </table:table-cell>
          <table:table-cell office:value-type="float" office:value="23262145" calcext:value-type="float">
            <text:p>23262145</text:p>
          </table:table-cell>
          <table:table-cell table:number-columns-repeated="4"/>
          <table:table-cell office:value-type="float" office:value="132013184" calcext:value-type="float">
            <text:p>132013184</text:p>
          </table:table-cell>
          <table:table-cell table:number-columns-repeated="6"/>
        </table:table-row>
        <table:table-row table:style-name="ro1">
          <table:table-cell office:value-type="float" office:value="371160" calcext:value-type="float">
            <text:p>371160</text:p>
          </table:table-cell>
          <table:table-cell office:value-type="float" office:value="405751" calcext:value-type="float">
            <text:p>405751</text:p>
          </table:table-cell>
          <table:table-cell office:value-type="float" office:value="1984777" calcext:value-type="float">
            <text:p>1984777</text:p>
          </table:table-cell>
          <table:table-cell office:value-type="float" office:value="2092034" calcext:value-type="float">
            <text:p>2092034</text:p>
          </table:table-cell>
          <table:table-cell/>
          <table:table-cell office:value-type="float" office:value="399959" calcext:value-type="float">
            <text:p>399959</text:p>
          </table:table-cell>
          <table:table-cell office:value-type="float" office:value="400458" calcext:value-type="float">
            <text:p>400458</text:p>
          </table:table-cell>
          <table:table-cell office:value-type="float" office:value="2694934" calcext:value-type="float">
            <text:p>2694934</text:p>
          </table:table-cell>
          <table:table-cell office:value-type="float" office:value="2123180" calcext:value-type="float">
            <text:p>2123180</text:p>
          </table:table-cell>
          <table:table-cell/>
          <table:table-cell office:value-type="float" office:value="17163547" calcext:value-type="float">
            <text:p>17163547</text:p>
          </table:table-cell>
          <table:table-cell office:value-type="float" office:value="16215434" calcext:value-type="float">
            <text:p>16215434</text:p>
          </table:table-cell>
          <table:table-cell office:value-type="float" office:value="83830343" calcext:value-type="float">
            <text:p>83830343</text:p>
          </table:table-cell>
          <table:table-cell office:value-type="float" office:value="23329145" calcext:value-type="float">
            <text:p>23329145</text:p>
          </table:table-cell>
          <table:table-cell table:number-columns-repeated="4"/>
          <table:table-cell office:value-type="float" office:value="132019072" calcext:value-type="float">
            <text:p>132019072</text:p>
          </table:table-cell>
          <table:table-cell table:number-columns-repeated="6"/>
        </table:table-row>
        <table:table-row table:style-name="ro1">
          <table:table-cell office:value-type="float" office:value="371215" calcext:value-type="float">
            <text:p>371215</text:p>
          </table:table-cell>
          <table:table-cell office:value-type="float" office:value="405900" calcext:value-type="float">
            <text:p>405900</text:p>
          </table:table-cell>
          <table:table-cell office:value-type="float" office:value="1984870" calcext:value-type="float">
            <text:p>1984870</text:p>
          </table:table-cell>
          <table:table-cell office:value-type="float" office:value="2092108" calcext:value-type="float">
            <text:p>2092108</text:p>
          </table:table-cell>
          <table:table-cell/>
          <table:table-cell office:value-type="float" office:value="400218" calcext:value-type="float">
            <text:p>400218</text:p>
          </table:table-cell>
          <table:table-cell office:value-type="float" office:value="400551" calcext:value-type="float">
            <text:p>400551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3200" calcext:value-type="float">
            <text:p>2123200</text:p>
          </table:table-cell>
          <table:table-cell/>
          <table:table-cell office:value-type="float" office:value="17204398" calcext:value-type="float">
            <text:p>17204398</text:p>
          </table:table-cell>
          <table:table-cell office:value-type="float" office:value="16226379" calcext:value-type="float">
            <text:p>16226379</text:p>
          </table:table-cell>
          <table:table-cell office:value-type="float" office:value="84630699" calcext:value-type="float">
            <text:p>84630699</text:p>
          </table:table-cell>
          <table:table-cell office:value-type="float" office:value="23350625" calcext:value-type="float">
            <text:p>23350625</text:p>
          </table:table-cell>
          <table:table-cell table:number-columns-repeated="4"/>
          <table:table-cell office:value-type="float" office:value="132024592" calcext:value-type="float">
            <text:p>132024592</text:p>
          </table:table-cell>
          <table:table-cell table:number-columns-repeated="6"/>
        </table:table-row>
        <table:table-row table:style-name="ro1">
          <table:table-cell office:value-type="float" office:value="371270" calcext:value-type="float">
            <text:p>371270</text:p>
          </table:table-cell>
          <table:table-cell office:value-type="float" office:value="406011" calcext:value-type="float">
            <text:p>406011</text:p>
          </table:table-cell>
          <table:table-cell office:value-type="float" office:value="1985092" calcext:value-type="float">
            <text:p>1985092</text:p>
          </table:table-cell>
          <table:table-cell office:value-type="float" office:value="2093108" calcext:value-type="float">
            <text:p>2093108</text:p>
          </table:table-cell>
          <table:table-cell/>
          <table:table-cell office:value-type="float" office:value="400273" calcext:value-type="float">
            <text:p>400273</text:p>
          </table:table-cell>
          <table:table-cell office:value-type="float" office:value="400570" calcext:value-type="float">
            <text:p>400570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4106" calcext:value-type="float">
            <text:p>2124106</text:p>
          </table:table-cell>
          <table:table-cell/>
          <table:table-cell office:value-type="float" office:value="17206064" calcext:value-type="float">
            <text:p>17206064</text:p>
          </table:table-cell>
          <table:table-cell office:value-type="float" office:value="16270582" calcext:value-type="float">
            <text:p>16270582</text:p>
          </table:table-cell>
          <table:table-cell office:value-type="float" office:value="84991803" calcext:value-type="float">
            <text:p>84991803</text:p>
          </table:table-cell>
          <table:table-cell office:value-type="float" office:value="23367903" calcext:value-type="float">
            <text:p>23367903</text:p>
          </table:table-cell>
          <table:table-cell table:number-columns-repeated="4"/>
          <table:table-cell office:value-type="float" office:value="132025045" calcext:value-type="float">
            <text:p>132025045</text:p>
          </table:table-cell>
          <table:table-cell table:number-columns-repeated="6"/>
        </table:table-row>
        <table:table-row table:style-name="ro1">
          <table:table-cell office:value-type="float" office:value="371603" calcext:value-type="float">
            <text:p>371603</text:p>
          </table:table-cell>
          <table:table-cell office:value-type="float" office:value="406344" calcext:value-type="float">
            <text:p>406344</text:p>
          </table:table-cell>
          <table:table-cell office:value-type="float" office:value="1985166" calcext:value-type="float">
            <text:p>1985166</text:p>
          </table:table-cell>
          <table:table-cell office:value-type="float" office:value="2093331" calcext:value-type="float">
            <text:p>2093331</text:p>
          </table:table-cell>
          <table:table-cell/>
          <table:table-cell office:value-type="float" office:value="400532" calcext:value-type="float">
            <text:p>400532</text:p>
          </table:table-cell>
          <table:table-cell office:value-type="float" office:value="400588" calcext:value-type="float">
            <text:p>400588</text:p>
          </table:table-cell>
          <table:table-cell office:value-type="float" office:value="2695304" calcext:value-type="float">
            <text:p>2695304</text:p>
          </table:table-cell>
          <table:table-cell office:value-type="float" office:value="2124366" calcext:value-type="float">
            <text:p>2124366</text:p>
          </table:table-cell>
          <table:table-cell/>
          <table:table-cell office:value-type="float" office:value="17210880" calcext:value-type="float">
            <text:p>17210880</text:p>
          </table:table-cell>
          <table:table-cell office:value-type="float" office:value="16276730" calcext:value-type="float">
            <text:p>16276730</text:p>
          </table:table-cell>
          <table:table-cell office:value-type="float" office:value="91355170" calcext:value-type="float">
            <text:p>91355170</text:p>
          </table:table-cell>
          <table:table-cell office:value-type="float" office:value="23431365" calcext:value-type="float">
            <text:p>23431365</text:p>
          </table:table-cell>
          <table:table-cell table:number-columns-repeated="4"/>
          <table:table-cell office:value-type="float" office:value="132043403" calcext:value-type="float">
            <text:p>132043403</text:p>
          </table:table-cell>
          <table:table-cell table:number-columns-repeated="6"/>
        </table:table-row>
        <table:table-row table:style-name="ro1">
          <table:table-cell office:value-type="float" office:value="371974" calcext:value-type="float">
            <text:p>371974</text:p>
          </table:table-cell>
          <table:table-cell office:value-type="float" office:value="406455" calcext:value-type="float">
            <text:p>406455</text:p>
          </table:table-cell>
          <table:table-cell office:value-type="float" office:value="1985665" calcext:value-type="float">
            <text:p>1985665</text:p>
          </table:table-cell>
          <table:table-cell office:value-type="float" office:value="2093590" calcext:value-type="float">
            <text:p>2093590</text:p>
          </table:table-cell>
          <table:table-cell/>
          <table:table-cell office:value-type="float" office:value="400699" calcext:value-type="float">
            <text:p>400699</text:p>
          </table:table-cell>
          <table:table-cell office:value-type="float" office:value="400792" calcext:value-type="float">
            <text:p>400792</text:p>
          </table:table-cell>
          <table:table-cell office:value-type="float" office:value="2695433" calcext:value-type="float">
            <text:p>2695433</text:p>
          </table:table-cell>
          <table:table-cell office:value-type="float" office:value="2124570" calcext:value-type="float">
            <text:p>2124570</text:p>
          </table:table-cell>
          <table:table-cell/>
          <table:table-cell office:value-type="float" office:value="17270434" calcext:value-type="float">
            <text:p>17270434</text:p>
          </table:table-cell>
          <table:table-cell office:value-type="float" office:value="16279544" calcext:value-type="float">
            <text:p>16279544</text:p>
          </table:table-cell>
          <table:table-cell office:value-type="float" office:value="95322426" calcext:value-type="float">
            <text:p>95322426</text:p>
          </table:table-cell>
          <table:table-cell office:value-type="float" office:value="23458049" calcext:value-type="float">
            <text:p>23458049</text:p>
          </table:table-cell>
          <table:table-cell table:number-columns-repeated="4"/>
          <table:table-cell office:value-type="float" office:value="132077649" calcext:value-type="float">
            <text:p>132077649</text:p>
          </table:table-cell>
          <table:table-cell table:number-columns-repeated="6"/>
        </table:table-row>
        <table:table-row table:style-name="ro1">
          <table:table-cell office:value-type="float" office:value="372085" calcext:value-type="float">
            <text:p>372085</text:p>
          </table:table-cell>
          <table:table-cell office:value-type="float" office:value="406548" calcext:value-type="float">
            <text:p>406548</text:p>
          </table:table-cell>
          <table:table-cell office:value-type="float" office:value="1985776" calcext:value-type="float">
            <text:p>1985776</text:p>
          </table:table-cell>
          <table:table-cell office:value-type="float" office:value="2094904" calcext:value-type="float">
            <text:p>2094904</text:p>
          </table:table-cell>
          <table:table-cell/>
          <table:table-cell office:value-type="float" office:value="401088" calcext:value-type="float">
            <text:p>401088</text:p>
          </table:table-cell>
          <table:table-cell office:value-type="float" office:value="400829" calcext:value-type="float">
            <text:p>400829</text:p>
          </table:table-cell>
          <table:table-cell office:value-type="float" office:value="2696415" calcext:value-type="float">
            <text:p>2696415</text:p>
          </table:table-cell>
          <table:table-cell office:value-type="float" office:value="2124903" calcext:value-type="float">
            <text:p>2124903</text:p>
          </table:table-cell>
          <table:table-cell/>
          <table:table-cell office:value-type="float" office:value="17274768" calcext:value-type="float">
            <text:p>17274768</text:p>
          </table:table-cell>
          <table:table-cell office:value-type="float" office:value="16291822" calcext:value-type="float">
            <text:p>16291822</text:p>
          </table:table-cell>
          <table:table-cell office:value-type="float" office:value="99637249" calcext:value-type="float">
            <text:p>99637249</text:p>
          </table:table-cell>
          <table:table-cell office:value-type="float" office:value="23526548" calcext:value-type="float">
            <text:p>23526548</text:p>
          </table:table-cell>
          <table:table-cell table:number-columns-repeated="4"/>
          <table:table-cell office:value-type="float" office:value="132107198" calcext:value-type="float">
            <text:p>132107198</text:p>
          </table:table-cell>
          <table:table-cell table:number-columns-repeated="6"/>
        </table:table-row>
        <table:table-row table:style-name="ro1">
          <table:table-cell office:value-type="float" office:value="372141" calcext:value-type="float">
            <text:p>372141</text:p>
          </table:table-cell>
          <table:table-cell office:value-type="float" office:value="406566" calcext:value-type="float">
            <text:p>406566</text:p>
          </table:table-cell>
          <table:table-cell office:value-type="float" office:value="1985907" calcext:value-type="float">
            <text:p>1985907</text:p>
          </table:table-cell>
          <table:table-cell office:value-type="float" office:value="2094960" calcext:value-type="float">
            <text:p>2094960</text:p>
          </table:table-cell>
          <table:table-cell/>
          <table:table-cell office:value-type="float" office:value="401181" calcext:value-type="float">
            <text:p>401181</text:p>
          </table:table-cell>
          <table:table-cell office:value-type="float" office:value="400904" calcext:value-type="float">
            <text:p>400904</text:p>
          </table:table-cell>
          <table:table-cell office:value-type="float" office:value="2696749" calcext:value-type="float">
            <text:p>2696749</text:p>
          </table:table-cell>
          <table:table-cell office:value-type="float" office:value="2124958" calcext:value-type="float">
            <text:p>2124958</text:p>
          </table:table-cell>
          <table:table-cell/>
          <table:table-cell office:value-type="float" office:value="17302859" calcext:value-type="float">
            <text:p>17302859</text:p>
          </table:table-cell>
          <table:table-cell office:value-type="float" office:value="16302451" calcext:value-type="float">
            <text:p>16302451</text:p>
          </table:table-cell>
          <table:table-cell office:value-type="float" office:value="99908018" calcext:value-type="float">
            <text:p>99908018</text:p>
          </table:table-cell>
          <table:table-cell office:value-type="float" office:value="23534456" calcext:value-type="float">
            <text:p>23534456</text:p>
          </table:table-cell>
          <table:table-cell table:number-columns-repeated="4"/>
          <table:table-cell office:value-type="float" office:value="132134410" calcext:value-type="float">
            <text:p>132134410</text:p>
          </table:table-cell>
          <table:table-cell table:number-columns-repeated="6"/>
        </table:table-row>
        <table:table-row table:style-name="ro1">
          <table:table-cell office:value-type="float" office:value="372159" calcext:value-type="float">
            <text:p>372159</text:p>
          </table:table-cell>
          <table:table-cell office:value-type="float" office:value="406770" calcext:value-type="float">
            <text:p>406770</text:p>
          </table:table-cell>
          <table:table-cell office:value-type="float" office:value="1986036" calcext:value-type="float">
            <text:p>1986036</text:p>
          </table:table-cell>
          <table:table-cell office:value-type="float" office:value="2095442" calcext:value-type="float">
            <text:p>2095442</text:p>
          </table:table-cell>
          <table:table-cell/>
          <table:table-cell office:value-type="float" office:value="401274" calcext:value-type="float">
            <text:p>401274</text:p>
          </table:table-cell>
          <table:table-cell office:value-type="float" office:value="401014" calcext:value-type="float">
            <text:p>401014</text:p>
          </table:table-cell>
          <table:table-cell office:value-type="float" office:value="2697008" calcext:value-type="float">
            <text:p>2697008</text:p>
          </table:table-cell>
          <table:table-cell office:value-type="float" office:value="2125403" calcext:value-type="float">
            <text:p>2125403</text:p>
          </table:table-cell>
          <table:table-cell/>
          <table:table-cell office:value-type="float" office:value="17320414" calcext:value-type="float">
            <text:p>17320414</text:p>
          </table:table-cell>
          <table:table-cell office:value-type="float" office:value="16307230" calcext:value-type="float">
            <text:p>16307230</text:p>
          </table:table-cell>
          <table:table-cell/>
          <table:table-cell office:value-type="float" office:value="23548086" calcext:value-type="float">
            <text:p>23548086</text:p>
          </table:table-cell>
          <table:table-cell table:number-columns-repeated="4"/>
          <table:table-cell office:value-type="float" office:value="132135699" calcext:value-type="float">
            <text:p>132135699</text:p>
          </table:table-cell>
          <table:table-cell table:number-columns-repeated="6"/>
        </table:table-row>
        <table:table-row table:style-name="ro1">
          <table:table-cell office:value-type="float" office:value="372178" calcext:value-type="float">
            <text:p>372178</text:p>
          </table:table-cell>
          <table:table-cell office:value-type="float" office:value="407085" calcext:value-type="float">
            <text:p>407085</text:p>
          </table:table-cell>
          <table:table-cell office:value-type="float" office:value="1986036" calcext:value-type="float">
            <text:p>1986036</text:p>
          </table:table-cell>
          <table:table-cell office:value-type="float" office:value="2096034" calcext:value-type="float">
            <text:p>2096034</text:p>
          </table:table-cell>
          <table:table-cell/>
          <table:table-cell office:value-type="float" office:value="401440" calcext:value-type="float">
            <text:p>401440</text:p>
          </table:table-cell>
          <table:table-cell office:value-type="float" office:value="401236" calcext:value-type="float">
            <text:p>401236</text:p>
          </table:table-cell>
          <table:table-cell office:value-type="float" office:value="2697248" calcext:value-type="float">
            <text:p>2697248</text:p>
          </table:table-cell>
          <table:table-cell office:value-type="float" office:value="2125589" calcext:value-type="float">
            <text:p>2125589</text:p>
          </table:table-cell>
          <table:table-cell/>
          <table:table-cell office:value-type="float" office:value="17341989" calcext:value-type="float">
            <text:p>17341989</text:p>
          </table:table-cell>
          <table:table-cell office:value-type="float" office:value="16314952" calcext:value-type="float">
            <text:p>16314952</text:p>
          </table:table-cell>
          <table:table-cell/>
          <table:table-cell office:value-type="float" office:value="23584604" calcext:value-type="float">
            <text:p>23584604</text:p>
          </table:table-cell>
          <table:table-cell table:number-columns-repeated="4"/>
          <table:table-cell office:value-type="float" office:value="132139543" calcext:value-type="float">
            <text:p>132139543</text:p>
          </table:table-cell>
          <table:table-cell table:number-columns-repeated="6"/>
        </table:table-row>
        <table:table-row table:style-name="ro1">
          <table:table-cell office:value-type="float" office:value="372307" calcext:value-type="float">
            <text:p>372307</text:p>
          </table:table-cell>
          <table:table-cell office:value-type="float" office:value="407269" calcext:value-type="float">
            <text:p>407269</text:p>
          </table:table-cell>
          <table:table-cell office:value-type="float" office:value="1986203" calcext:value-type="float">
            <text:p>1986203</text:p>
          </table:table-cell>
          <table:table-cell office:value-type="float" office:value="2096053" calcext:value-type="float">
            <text:p>2096053</text:p>
          </table:table-cell>
          <table:table-cell/>
          <table:table-cell office:value-type="float" office:value="401607" calcext:value-type="float">
            <text:p>401607</text:p>
          </table:table-cell>
          <table:table-cell office:value-type="float" office:value="401755" calcext:value-type="float">
            <text:p>401755</text:p>
          </table:table-cell>
          <table:table-cell office:value-type="float" office:value="2697379" calcext:value-type="float">
            <text:p>2697379</text:p>
          </table:table-cell>
          <table:table-cell office:value-type="float" office:value="2126366" calcext:value-type="float">
            <text:p>2126366</text:p>
          </table:table-cell>
          <table:table-cell/>
          <table:table-cell office:value-type="float" office:value="17377674" calcext:value-type="float">
            <text:p>17377674</text:p>
          </table:table-cell>
          <table:table-cell office:value-type="float" office:value="16317562" calcext:value-type="float">
            <text:p>16317562</text:p>
          </table:table-cell>
          <table:table-cell/>
          <table:table-cell office:value-type="float" office:value="23602455" calcext:value-type="float">
            <text:p>23602455</text:p>
          </table:table-cell>
          <table:table-cell table:number-columns-repeated="4"/>
          <table:table-cell office:value-type="float" office:value="132140204" calcext:value-type="float">
            <text:p>132140204</text:p>
          </table:table-cell>
          <table:table-cell table:number-columns-repeated="6"/>
        </table:table-row>
        <table:table-row table:style-name="ro1">
          <table:table-cell office:value-type="float" office:value="372400" calcext:value-type="float">
            <text:p>372400</text:p>
          </table:table-cell>
          <table:table-cell office:value-type="float" office:value="407307" calcext:value-type="float">
            <text:p>407307</text:p>
          </table:table-cell>
          <table:table-cell office:value-type="float" office:value="1987555" calcext:value-type="float">
            <text:p>1987555</text:p>
          </table:table-cell>
          <table:table-cell office:value-type="float" office:value="2096109" calcext:value-type="float">
            <text:p>2096109</text:p>
          </table:table-cell>
          <table:table-cell/>
          <table:table-cell office:value-type="float" office:value="401644" calcext:value-type="float">
            <text:p>401644</text:p>
          </table:table-cell>
          <table:table-cell office:value-type="float" office:value="401792" calcext:value-type="float">
            <text:p>401792</text:p>
          </table:table-cell>
          <table:table-cell office:value-type="float" office:value="2697600" calcext:value-type="float">
            <text:p>2697600</text:p>
          </table:table-cell>
          <table:table-cell office:value-type="float" office:value="2126848" calcext:value-type="float">
            <text:p>2126848</text:p>
          </table:table-cell>
          <table:table-cell/>
          <table:table-cell office:value-type="float" office:value="17394581" calcext:value-type="float">
            <text:p>17394581</text:p>
          </table:table-cell>
          <table:table-cell office:value-type="float" office:value="16376227" calcext:value-type="float">
            <text:p>16376227</text:p>
          </table:table-cell>
          <table:table-cell/>
          <table:table-cell office:value-type="float" office:value="23613084" calcext:value-type="float">
            <text:p>23613084</text:p>
          </table:table-cell>
          <table:table-cell table:number-columns-repeated="4"/>
          <table:table-cell office:value-type="float" office:value="132154162" calcext:value-type="float">
            <text:p>132154162</text:p>
          </table:table-cell>
          <table:table-cell table:number-columns-repeated="6"/>
        </table:table-row>
        <table:table-row table:style-name="ro1">
          <table:table-cell office:value-type="float" office:value="372474" calcext:value-type="float">
            <text:p>372474</text:p>
          </table:table-cell>
          <table:table-cell office:value-type="float" office:value="407362" calcext:value-type="float">
            <text:p>407362</text:p>
          </table:table-cell>
          <table:table-cell office:value-type="float" office:value="1987573" calcext:value-type="float">
            <text:p>1987573</text:p>
          </table:table-cell>
          <table:table-cell office:value-type="float" office:value="2096257" calcext:value-type="float">
            <text:p>2096257</text:p>
          </table:table-cell>
          <table:table-cell/>
          <table:table-cell office:value-type="float" office:value="401996" calcext:value-type="float">
            <text:p>401996</text:p>
          </table:table-cell>
          <table:table-cell office:value-type="float" office:value="401829" calcext:value-type="float">
            <text:p>401829</text:p>
          </table:table-cell>
          <table:table-cell office:value-type="float" office:value="2697859" calcext:value-type="float">
            <text:p>2697859</text:p>
          </table:table-cell>
          <table:table-cell office:value-type="float" office:value="2127774" calcext:value-type="float">
            <text:p>2127774</text:p>
          </table:table-cell>
          <table:table-cell/>
          <table:table-cell office:value-type="float" office:value="17411932" calcext:value-type="float">
            <text:p>17411932</text:p>
          </table:table-cell>
          <table:table-cell office:value-type="float" office:value="16396264" calcext:value-type="float">
            <text:p>16396264</text:p>
          </table:table-cell>
          <table:table-cell/>
          <table:table-cell office:value-type="float" office:value="23637787" calcext:value-type="float">
            <text:p>23637787</text:p>
          </table:table-cell>
          <table:table-cell table:number-columns-repeated="4"/>
          <table:table-cell office:value-type="float" office:value="132179431" calcext:value-type="float">
            <text:p>132179431</text:p>
          </table:table-cell>
          <table:table-cell table:number-columns-repeated="6"/>
        </table:table-row>
        <table:table-row table:style-name="ro1">
          <table:table-cell office:value-type="float" office:value="372678" calcext:value-type="float">
            <text:p>372678</text:p>
          </table:table-cell>
          <table:table-cell office:value-type="float" office:value="407474" calcext:value-type="float">
            <text:p>407474</text:p>
          </table:table-cell>
          <table:table-cell office:value-type="float" office:value="1987925" calcext:value-type="float">
            <text:p>1987925</text:p>
          </table:table-cell>
          <table:table-cell office:value-type="float" office:value="2096479" calcext:value-type="float">
            <text:p>2096479</text:p>
          </table:table-cell>
          <table:table-cell/>
          <table:table-cell office:value-type="float" office:value="402477" calcext:value-type="float">
            <text:p>402477</text:p>
          </table:table-cell>
          <table:table-cell office:value-type="float" office:value="402237" calcext:value-type="float">
            <text:p>402237</text:p>
          </table:table-cell>
          <table:table-cell office:value-type="float" office:value="2697860" calcext:value-type="float">
            <text:p>2697860</text:p>
          </table:table-cell>
          <table:table-cell office:value-type="float" office:value="2128292" calcext:value-type="float">
            <text:p>2128292</text:p>
          </table:table-cell>
          <table:table-cell/>
          <table:table-cell office:value-type="float" office:value="17482079" calcext:value-type="float">
            <text:p>17482079</text:p>
          </table:table-cell>
          <table:table-cell office:value-type="float" office:value="16473134" calcext:value-type="float">
            <text:p>16473134</text:p>
          </table:table-cell>
          <table:table-cell/>
          <table:table-cell office:value-type="float" office:value="23688750" calcext:value-type="float">
            <text:p>23688750</text:p>
          </table:table-cell>
          <table:table-cell table:number-columns-repeated="4"/>
          <table:table-cell office:value-type="float" office:value="132233783" calcext:value-type="float">
            <text:p>132233783</text:p>
          </table:table-cell>
          <table:table-cell table:number-columns-repeated="6"/>
        </table:table-row>
        <table:table-row table:style-name="ro1">
          <table:table-cell office:value-type="float" office:value="372752" calcext:value-type="float">
            <text:p>372752</text:p>
          </table:table-cell>
          <table:table-cell office:value-type="float" office:value="407529" calcext:value-type="float">
            <text:p>407529</text:p>
          </table:table-cell>
          <table:table-cell office:value-type="float" office:value="1988091" calcext:value-type="float">
            <text:p>1988091</text:p>
          </table:table-cell>
          <table:table-cell office:value-type="float" office:value="2096664" calcext:value-type="float">
            <text:p>2096664</text:p>
          </table:table-cell>
          <table:table-cell/>
          <table:table-cell office:value-type="float" office:value="402755" calcext:value-type="float">
            <text:p>402755</text:p>
          </table:table-cell>
          <table:table-cell office:value-type="float" office:value="402292" calcext:value-type="float">
            <text:p>402292</text:p>
          </table:table-cell>
          <table:table-cell office:value-type="float" office:value="2697915" calcext:value-type="float">
            <text:p>2697915</text:p>
          </table:table-cell>
          <table:table-cell office:value-type="float" office:value="2128403" calcext:value-type="float">
            <text:p>2128403</text:p>
          </table:table-cell>
          <table:table-cell/>
          <table:table-cell office:value-type="float" office:value="17488172" calcext:value-type="float">
            <text:p>17488172</text:p>
          </table:table-cell>
          <table:table-cell office:value-type="float" office:value="16475356" calcext:value-type="float">
            <text:p>16475356</text:p>
          </table:table-cell>
          <table:table-cell/>
          <table:table-cell office:value-type="float" office:value="23772915" calcext:value-type="float">
            <text:p>23772915</text:p>
          </table:table-cell>
          <table:table-cell table:number-columns-repeated="4"/>
          <table:table-cell office:value-type="float" office:value="132269695" calcext:value-type="float">
            <text:p>132269695</text:p>
          </table:table-cell>
          <table:table-cell table:number-columns-repeated="6"/>
        </table:table-row>
        <table:table-row table:style-name="ro1">
          <table:table-cell office:value-type="float" office:value="372807" calcext:value-type="float">
            <text:p>372807</text:p>
          </table:table-cell>
          <table:table-cell office:value-type="float" office:value="407548" calcext:value-type="float">
            <text:p>407548</text:p>
          </table:table-cell>
          <table:table-cell office:value-type="float" office:value="1988165" calcext:value-type="float">
            <text:p>1988165</text:p>
          </table:table-cell>
          <table:table-cell office:value-type="float" office:value="2096886" calcext:value-type="float">
            <text:p>2096886</text:p>
          </table:table-cell>
          <table:table-cell/>
          <table:table-cell office:value-type="float" office:value="402921" calcext:value-type="float">
            <text:p>402921</text:p>
          </table:table-cell>
          <table:table-cell office:value-type="float" office:value="402717" calcext:value-type="float">
            <text:p>402717</text:p>
          </table:table-cell>
          <table:table-cell office:value-type="float" office:value="2698082" calcext:value-type="float">
            <text:p>2698082</text:p>
          </table:table-cell>
          <table:table-cell office:value-type="float" office:value="2128921" calcext:value-type="float">
            <text:p>2128921</text:p>
          </table:table-cell>
          <table:table-cell/>
          <table:table-cell office:value-type="float" office:value="17532338" calcext:value-type="float">
            <text:p>17532338</text:p>
          </table:table-cell>
          <table:table-cell office:value-type="float" office:value="16537836" calcext:value-type="float">
            <text:p>16537836</text:p>
          </table:table-cell>
          <table:table-cell/>
          <table:table-cell office:value-type="float" office:value="23812453" calcext:value-type="float">
            <text:p>23812453</text:p>
          </table:table-cell>
          <table:table-cell table:number-columns-repeated="4"/>
          <table:table-cell office:value-type="float" office:value="132281606" calcext:value-type="float">
            <text:p>132281606</text:p>
          </table:table-cell>
          <table:table-cell table:number-columns-repeated="6"/>
        </table:table-row>
        <table:table-row table:style-name="ro1">
          <table:table-cell office:value-type="float" office:value="372845" calcext:value-type="float">
            <text:p>372845</text:p>
          </table:table-cell>
          <table:table-cell office:value-type="float" office:value="407585" calcext:value-type="float">
            <text:p>407585</text:p>
          </table:table-cell>
          <table:table-cell office:value-type="float" office:value="1988296" calcext:value-type="float">
            <text:p>1988296</text:p>
          </table:table-cell>
          <table:table-cell office:value-type="float" office:value="2097979" calcext:value-type="float">
            <text:p>2097979</text:p>
          </table:table-cell>
          <table:table-cell/>
          <table:table-cell office:value-type="float" office:value="403051" calcext:value-type="float">
            <text:p>403051</text:p>
          </table:table-cell>
          <table:table-cell office:value-type="float" office:value="403014" calcext:value-type="float">
            <text:p>403014</text:p>
          </table:table-cell>
          <table:table-cell office:value-type="float" office:value="2698545" calcext:value-type="float">
            <text:p>2698545</text:p>
          </table:table-cell>
          <table:table-cell office:value-type="float" office:value="2129217" calcext:value-type="float">
            <text:p>2129217</text:p>
          </table:table-cell>
          <table:table-cell/>
          <table:table-cell office:value-type="float" office:value="17564837" calcext:value-type="float">
            <text:p>17564837</text:p>
          </table:table-cell>
          <table:table-cell office:value-type="float" office:value="16543133" calcext:value-type="float">
            <text:p>16543133</text:p>
          </table:table-cell>
          <table:table-cell/>
          <table:table-cell office:value-type="float" office:value="23866265" calcext:value-type="float">
            <text:p>23866265</text:p>
          </table:table-cell>
          <table:table-cell table:number-columns-repeated="4"/>
          <table:table-cell office:value-type="float" office:value="132283203" calcext:value-type="float">
            <text:p>132283203</text:p>
          </table:table-cell>
          <table:table-cell table:number-columns-repeated="6"/>
        </table:table-row>
        <table:table-row table:style-name="ro1">
          <table:table-cell office:value-type="float" office:value="372974" calcext:value-type="float">
            <text:p>372974</text:p>
          </table:table-cell>
          <table:table-cell office:value-type="float" office:value="407807" calcext:value-type="float">
            <text:p>407807</text:p>
          </table:table-cell>
          <table:table-cell office:value-type="float" office:value="1988425" calcext:value-type="float">
            <text:p>1988425</text:p>
          </table:table-cell>
          <table:table-cell office:value-type="float" office:value="2098090" calcext:value-type="float">
            <text:p>2098090</text:p>
          </table:table-cell>
          <table:table-cell/>
          <table:table-cell office:value-type="float" office:value="403181" calcext:value-type="float">
            <text:p>403181</text:p>
          </table:table-cell>
          <table:table-cell office:value-type="float" office:value="403107" calcext:value-type="float">
            <text:p>403107</text:p>
          </table:table-cell>
          <table:table-cell office:value-type="float" office:value="2698768" calcext:value-type="float">
            <text:p>2698768</text:p>
          </table:table-cell>
          <table:table-cell office:value-type="float" office:value="2130588" calcext:value-type="float">
            <text:p>2130588</text:p>
          </table:table-cell>
          <table:table-cell/>
          <table:table-cell office:value-type="float" office:value="17575873" calcext:value-type="float">
            <text:p>17575873</text:p>
          </table:table-cell>
          <table:table-cell office:value-type="float" office:value="16544448" calcext:value-type="float">
            <text:p>16544448</text:p>
          </table:table-cell>
          <table:table-cell/>
          <table:table-cell office:value-type="float" office:value="23873877" calcext:value-type="float">
            <text:p>23873877</text:p>
          </table:table-cell>
          <table:table-cell table:number-columns-repeated="4"/>
          <table:table-cell office:value-type="float" office:value="132309584" calcext:value-type="float">
            <text:p>132309584</text:p>
          </table:table-cell>
          <table:table-cell table:number-columns-repeated="6"/>
        </table:table-row>
        <table:table-row table:style-name="ro1">
          <table:table-cell office:value-type="float" office:value="373012" calcext:value-type="float">
            <text:p>373012</text:p>
          </table:table-cell>
          <table:table-cell office:value-type="float" office:value="407900" calcext:value-type="float">
            <text:p>407900</text:p>
          </table:table-cell>
          <table:table-cell office:value-type="float" office:value="1988536" calcext:value-type="float">
            <text:p>1988536</text:p>
          </table:table-cell>
          <table:table-cell office:value-type="float" office:value="2098775" calcext:value-type="float">
            <text:p>2098775</text:p>
          </table:table-cell>
          <table:table-cell/>
          <table:table-cell office:value-type="float" office:value="403218" calcext:value-type="float">
            <text:p>403218</text:p>
          </table:table-cell>
          <table:table-cell office:value-type="float" office:value="403422" calcext:value-type="float">
            <text:p>403422</text:p>
          </table:table-cell>
          <table:table-cell office:value-type="float" office:value="2698860" calcext:value-type="float">
            <text:p>2698860</text:p>
          </table:table-cell>
          <table:table-cell office:value-type="float" office:value="2130755" calcext:value-type="float">
            <text:p>2130755</text:p>
          </table:table-cell>
          <table:table-cell/>
          <table:table-cell office:value-type="float" office:value="17593689" calcext:value-type="float">
            <text:p>17593689</text:p>
          </table:table-cell>
          <table:table-cell office:value-type="float" office:value="16584855" calcext:value-type="float">
            <text:p>16584855</text:p>
          </table:table-cell>
          <table:table-cell/>
          <table:table-cell office:value-type="float" office:value="23933376" calcext:value-type="float">
            <text:p>23933376</text:p>
          </table:table-cell>
          <table:table-cell table:number-columns-repeated="4"/>
          <table:table-cell office:value-type="float" office:value="132414068" calcext:value-type="float">
            <text:p>132414068</text:p>
          </table:table-cell>
          <table:table-cell table:number-columns-repeated="6"/>
        </table:table-row>
        <table:table-row table:style-name="ro1">
          <table:table-cell office:value-type="float" office:value="373012" calcext:value-type="float">
            <text:p>373012</text:p>
          </table:table-cell>
          <table:table-cell office:value-type="float" office:value="408085" calcext:value-type="float">
            <text:p>408085</text:p>
          </table:table-cell>
          <table:table-cell office:value-type="float" office:value="1988591" calcext:value-type="float">
            <text:p>1988591</text:p>
          </table:table-cell>
          <table:table-cell office:value-type="float" office:value="2099053" calcext:value-type="float">
            <text:p>2099053</text:p>
          </table:table-cell>
          <table:table-cell/>
          <table:table-cell office:value-type="float" office:value="403681" calcext:value-type="float">
            <text:p>403681</text:p>
          </table:table-cell>
          <table:table-cell office:value-type="float" office:value="403570" calcext:value-type="float">
            <text:p>403570</text:p>
          </table:table-cell>
          <table:table-cell office:value-type="float" office:value="2698897" calcext:value-type="float">
            <text:p>2698897</text:p>
          </table:table-cell>
          <table:table-cell office:value-type="float" office:value="2130792" calcext:value-type="float">
            <text:p>2130792</text:p>
          </table:table-cell>
          <table:table-cell/>
          <table:table-cell office:value-type="float" office:value="17678299" calcext:value-type="float">
            <text:p>17678299</text:p>
          </table:table-cell>
          <table:table-cell office:value-type="float" office:value="16606687" calcext:value-type="float">
            <text:p>16606687</text:p>
          </table:table-cell>
          <table:table-cell/>
          <table:table-cell office:value-type="float" office:value="23952727" calcext:value-type="float">
            <text:p>23952727</text:p>
          </table:table-cell>
          <table:table-cell table:number-columns-repeated="4"/>
          <table:table-cell office:value-type="float" office:value="132418709" calcext:value-type="float">
            <text:p>132418709</text:p>
          </table:table-cell>
          <table:table-cell table:number-columns-repeated="6"/>
        </table:table-row>
        <table:table-row table:style-name="ro1">
          <table:table-cell office:value-type="float" office:value="373715" calcext:value-type="float">
            <text:p>373715</text:p>
          </table:table-cell>
          <table:table-cell office:value-type="float" office:value="408196" calcext:value-type="float">
            <text:p>408196</text:p>
          </table:table-cell>
          <table:table-cell office:value-type="float" office:value="1988684" calcext:value-type="float">
            <text:p>1988684</text:p>
          </table:table-cell>
          <table:table-cell office:value-type="float" office:value="2099127" calcext:value-type="float">
            <text:p>2099127</text:p>
          </table:table-cell>
          <table:table-cell/>
          <table:table-cell office:value-type="float" office:value="403922" calcext:value-type="float">
            <text:p>403922</text:p>
          </table:table-cell>
          <table:table-cell office:value-type="float" office:value="403625" calcext:value-type="float">
            <text:p>403625</text:p>
          </table:table-cell>
          <table:table-cell office:value-type="float" office:value="2698990" calcext:value-type="float">
            <text:p>2698990</text:p>
          </table:table-cell>
          <table:table-cell office:value-type="float" office:value="2132440" calcext:value-type="float">
            <text:p>2132440</text:p>
          </table:table-cell>
          <table:table-cell/>
          <table:table-cell office:value-type="float" office:value="17692780" calcext:value-type="float">
            <text:p>17692780</text:p>
          </table:table-cell>
          <table:table-cell office:value-type="float" office:value="16610780" calcext:value-type="float">
            <text:p>16610780</text:p>
          </table:table-cell>
          <table:table-cell/>
          <table:table-cell office:value-type="float" office:value="24004522" calcext:value-type="float">
            <text:p>24004522</text:p>
          </table:table-cell>
          <table:table-cell table:number-columns-repeated="4"/>
          <table:table-cell office:value-type="float" office:value="132420154" calcext:value-type="float">
            <text:p>132420154</text:p>
          </table:table-cell>
          <table:table-cell table:number-columns-repeated="6"/>
        </table:table-row>
        <table:table-row table:style-name="ro1">
          <table:table-cell office:value-type="float" office:value="373789" calcext:value-type="float">
            <text:p>373789</text:p>
          </table:table-cell>
          <table:table-cell office:value-type="float" office:value="408418" calcext:value-type="float">
            <text:p>408418</text:p>
          </table:table-cell>
          <table:table-cell office:value-type="float" office:value="1989258" calcext:value-type="float">
            <text:p>1989258</text:p>
          </table:table-cell>
          <table:table-cell office:value-type="float" office:value="2099793" calcext:value-type="float">
            <text:p>2099793</text:p>
          </table:table-cell>
          <table:table-cell/>
          <table:table-cell office:value-type="float" office:value="404440" calcext:value-type="float">
            <text:p>404440</text:p>
          </table:table-cell>
          <table:table-cell office:value-type="float" office:value="403644" calcext:value-type="float">
            <text:p>403644</text:p>
          </table:table-cell>
          <table:table-cell office:value-type="float" office:value="2699119" calcext:value-type="float">
            <text:p>2699119</text:p>
          </table:table-cell>
          <table:table-cell office:value-type="float" office:value="2132458" calcext:value-type="float">
            <text:p>2132458</text:p>
          </table:table-cell>
          <table:table-cell/>
          <table:table-cell office:value-type="float" office:value="17709557" calcext:value-type="float">
            <text:p>17709557</text:p>
          </table:table-cell>
          <table:table-cell office:value-type="float" office:value="16650261" calcext:value-type="float">
            <text:p>16650261</text:p>
          </table:table-cell>
          <table:table-cell/>
          <table:table-cell office:value-type="float" office:value="24275185" calcext:value-type="float">
            <text:p>24275185</text:p>
          </table:table-cell>
          <table:table-cell table:number-columns-repeated="4"/>
          <table:table-cell office:value-type="float" office:value="132494512" calcext:value-type="float">
            <text:p>132494512</text:p>
          </table:table-cell>
          <table:table-cell table:number-columns-repeated="6"/>
        </table:table-row>
        <table:table-row table:style-name="ro1">
          <table:table-cell office:value-type="float" office:value="373789" calcext:value-type="float">
            <text:p>373789</text:p>
          </table:table-cell>
          <table:table-cell office:value-type="float" office:value="408604" calcext:value-type="float">
            <text:p>408604</text:p>
          </table:table-cell>
          <table:table-cell office:value-type="float" office:value="1989314" calcext:value-type="float">
            <text:p>1989314</text:p>
          </table:table-cell>
          <table:table-cell office:value-type="float" office:value="2099905" calcext:value-type="float">
            <text:p>2099905</text:p>
          </table:table-cell>
          <table:table-cell/>
          <table:table-cell office:value-type="float" office:value="404904" calcext:value-type="float">
            <text:p>404904</text:p>
          </table:table-cell>
          <table:table-cell office:value-type="float" office:value="403792" calcext:value-type="float">
            <text:p>403792</text:p>
          </table:table-cell>
          <table:table-cell office:value-type="float" office:value="2699415" calcext:value-type="float">
            <text:p>2699415</text:p>
          </table:table-cell>
          <table:table-cell office:value-type="float" office:value="2133162" calcext:value-type="float">
            <text:p>2133162</text:p>
          </table:table-cell>
          <table:table-cell/>
          <table:table-cell office:value-type="float" office:value="17834389" calcext:value-type="float">
            <text:p>17834389</text:p>
          </table:table-cell>
          <table:table-cell office:value-type="float" office:value="16712112" calcext:value-type="float">
            <text:p>16712112</text:p>
          </table:table-cell>
          <table:table-cell/>
          <table:table-cell office:value-type="float" office:value="24343702" calcext:value-type="float">
            <text:p>24343702</text:p>
          </table:table-cell>
          <table:table-cell table:number-columns-repeated="4"/>
          <table:table-cell office:value-type="float" office:value="132517082" calcext:value-type="float">
            <text:p>132517082</text:p>
          </table:table-cell>
          <table:table-cell table:number-columns-repeated="6"/>
        </table:table-row>
        <table:table-row table:style-name="ro1">
          <table:table-cell office:value-type="float" office:value="373900" calcext:value-type="float">
            <text:p>373900</text:p>
          </table:table-cell>
          <table:table-cell office:value-type="float" office:value="408807" calcext:value-type="float">
            <text:p>408807</text:p>
          </table:table-cell>
          <table:table-cell office:value-type="float" office:value="1989517" calcext:value-type="float">
            <text:p>1989517</text:p>
          </table:table-cell>
          <table:table-cell office:value-type="float" office:value="2100053" calcext:value-type="float">
            <text:p>2100053</text:p>
          </table:table-cell>
          <table:table-cell/>
          <table:table-cell office:value-type="float" office:value="404977" calcext:value-type="float">
            <text:p>404977</text:p>
          </table:table-cell>
          <table:table-cell office:value-type="float" office:value="403848" calcext:value-type="float">
            <text:p>403848</text:p>
          </table:table-cell>
          <table:table-cell office:value-type="float" office:value="2699582" calcext:value-type="float">
            <text:p>2699582</text:p>
          </table:table-cell>
          <table:table-cell office:value-type="float" office:value="2133255" calcext:value-type="float">
            <text:p>2133255</text:p>
          </table:table-cell>
          <table:table-cell/>
          <table:table-cell office:value-type="float" office:value="17959127" calcext:value-type="float">
            <text:p>17959127</text:p>
          </table:table-cell>
          <table:table-cell office:value-type="float" office:value="16746148" calcext:value-type="float">
            <text:p>16746148</text:p>
          </table:table-cell>
          <table:table-cell/>
          <table:table-cell office:value-type="float" office:value="24459664" calcext:value-type="float">
            <text:p>24459664</text:p>
          </table:table-cell>
          <table:table-cell table:number-columns-repeated="4"/>
          <table:table-cell office:value-type="float" office:value="132577212" calcext:value-type="float">
            <text:p>132577212</text:p>
          </table:table-cell>
          <table:table-cell table:number-columns-repeated="6"/>
        </table:table-row>
        <table:table-row table:style-name="ro1">
          <table:table-cell office:value-type="float" office:value="373919" calcext:value-type="float">
            <text:p>373919</text:p>
          </table:table-cell>
          <table:table-cell office:value-type="float" office:value="408881" calcext:value-type="float">
            <text:p>408881</text:p>
          </table:table-cell>
          <table:table-cell office:value-type="float" office:value="1990129" calcext:value-type="float">
            <text:p>1990129</text:p>
          </table:table-cell>
          <table:table-cell office:value-type="float" office:value="2100331" calcext:value-type="float">
            <text:p>2100331</text:p>
          </table:table-cell>
          <table:table-cell/>
          <table:table-cell office:value-type="float" office:value="405347" calcext:value-type="float">
            <text:p>405347</text:p>
          </table:table-cell>
          <table:table-cell office:value-type="float" office:value="403903" calcext:value-type="float">
            <text:p>403903</text:p>
          </table:table-cell>
          <table:table-cell office:value-type="float" office:value="2699693" calcext:value-type="float">
            <text:p>2699693</text:p>
          </table:table-cell>
          <table:table-cell office:value-type="float" office:value="2133829" calcext:value-type="float">
            <text:p>2133829</text:p>
          </table:table-cell>
          <table:table-cell/>
          <table:table-cell office:value-type="float" office:value="17977016" calcext:value-type="float">
            <text:p>17977016</text:p>
          </table:table-cell>
          <table:table-cell office:value-type="float" office:value="16763629" calcext:value-type="float">
            <text:p>16763629</text:p>
          </table:table-cell>
          <table:table-cell/>
          <table:table-cell office:value-type="float" office:value="24535127" calcext:value-type="float">
            <text:p>24535127</text:p>
          </table:table-cell>
          <table:table-cell table:number-columns-repeated="4"/>
          <table:table-cell office:value-type="float" office:value="132599920" calcext:value-type="float">
            <text:p>132599920</text:p>
          </table:table-cell>
          <table:table-cell table:number-columns-repeated="6"/>
        </table:table-row>
        <table:table-row table:style-name="ro1">
          <table:table-cell office:value-type="float" office:value="374401" calcext:value-type="float">
            <text:p>374401</text:p>
          </table:table-cell>
          <table:table-cell office:value-type="float" office:value="408881" calcext:value-type="float">
            <text:p>408881</text:p>
          </table:table-cell>
          <table:table-cell office:value-type="float" office:value="1990332" calcext:value-type="float">
            <text:p>1990332</text:p>
          </table:table-cell>
          <table:table-cell office:value-type="float" office:value="2101812" calcext:value-type="float">
            <text:p>2101812</text:p>
          </table:table-cell>
          <table:table-cell/>
          <table:table-cell office:value-type="float" office:value="405366" calcext:value-type="float">
            <text:p>405366</text:p>
          </table:table-cell>
          <table:table-cell office:value-type="float" office:value="404773" calcext:value-type="float">
            <text:p>404773</text:p>
          </table:table-cell>
          <table:table-cell office:value-type="float" office:value="2699767" calcext:value-type="float">
            <text:p>2699767</text:p>
          </table:table-cell>
          <table:table-cell office:value-type="float" office:value="2134366" calcext:value-type="float">
            <text:p>2134366</text:p>
          </table:table-cell>
          <table:table-cell/>
          <table:table-cell office:value-type="float" office:value="18009868" calcext:value-type="float">
            <text:p>18009868</text:p>
          </table:table-cell>
          <table:table-cell office:value-type="float" office:value="16795018" calcext:value-type="float">
            <text:p>16795018</text:p>
          </table:table-cell>
          <table:table-cell/>
          <table:table-cell office:value-type="float" office:value="25055155" calcext:value-type="float">
            <text:p>25055155</text:p>
          </table:table-cell>
          <table:table-cell table:number-columns-repeated="4"/>
          <table:table-cell office:value-type="float" office:value="132624619" calcext:value-type="float">
            <text:p>132624619</text:p>
          </table:table-cell>
          <table:table-cell table:number-columns-repeated="6"/>
        </table:table-row>
        <table:table-row table:style-name="ro1">
          <table:table-cell office:value-type="float" office:value="374419" calcext:value-type="float">
            <text:p>374419</text:p>
          </table:table-cell>
          <table:table-cell office:value-type="float" office:value="408918" calcext:value-type="float">
            <text:p>408918</text:p>
          </table:table-cell>
          <table:table-cell office:value-type="float" office:value="1990443" calcext:value-type="float">
            <text:p>1990443</text:p>
          </table:table-cell>
          <table:table-cell office:value-type="float" office:value="2105108" calcext:value-type="float">
            <text:p>2105108</text:p>
          </table:table-cell>
          <table:table-cell/>
          <table:table-cell office:value-type="float" office:value="405366" calcext:value-type="float">
            <text:p>405366</text:p>
          </table:table-cell>
          <table:table-cell office:value-type="float" office:value="404884" calcext:value-type="float">
            <text:p>404884</text:p>
          </table:table-cell>
          <table:table-cell office:value-type="float" office:value="2699786" calcext:value-type="float">
            <text:p>2699786</text:p>
          </table:table-cell>
          <table:table-cell office:value-type="float" office:value="2134754" calcext:value-type="float">
            <text:p>2134754</text:p>
          </table:table-cell>
          <table:table-cell/>
          <table:table-cell office:value-type="float" office:value="18132309" calcext:value-type="float">
            <text:p>18132309</text:p>
          </table:table-cell>
          <table:table-cell office:value-type="float" office:value="16816018" calcext:value-type="float">
            <text:p>16816018</text:p>
          </table:table-cell>
          <table:table-cell/>
          <table:table-cell office:value-type="float" office:value="25076302" calcext:value-type="float">
            <text:p>25076302</text:p>
          </table:table-cell>
          <table:table-cell table:number-columns-repeated="4"/>
          <table:table-cell office:value-type="float" office:value="132636858" calcext:value-type="float">
            <text:p>132636858</text:p>
          </table:table-cell>
          <table:table-cell table:number-columns-repeated="6"/>
        </table:table-row>
        <table:table-row table:style-name="ro1">
          <table:table-cell office:value-type="float" office:value="374456" calcext:value-type="float">
            <text:p>374456</text:p>
          </table:table-cell>
          <table:table-cell office:value-type="float" office:value="408918" calcext:value-type="float">
            <text:p>408918</text:p>
          </table:table-cell>
          <table:table-cell office:value-type="float" office:value="1990721" calcext:value-type="float">
            <text:p>1990721</text:p>
          </table:table-cell>
          <table:table-cell office:value-type="float" office:value="2105164" calcext:value-type="float">
            <text:p>2105164</text:p>
          </table:table-cell>
          <table:table-cell/>
          <table:table-cell office:value-type="float" office:value="406144" calcext:value-type="float">
            <text:p>406144</text:p>
          </table:table-cell>
          <table:table-cell office:value-type="float" office:value="404959" calcext:value-type="float">
            <text:p>404959</text:p>
          </table:table-cell>
          <table:table-cell office:value-type="float" office:value="2700823" calcext:value-type="float">
            <text:p>2700823</text:p>
          </table:table-cell>
          <table:table-cell office:value-type="float" office:value="2135681" calcext:value-type="float">
            <text:p>2135681</text:p>
          </table:table-cell>
          <table:table-cell/>
          <table:table-cell office:value-type="float" office:value="18138495" calcext:value-type="float">
            <text:p>18138495</text:p>
          </table:table-cell>
          <table:table-cell office:value-type="float" office:value="16837721" calcext:value-type="float">
            <text:p>16837721</text:p>
          </table:table-cell>
          <table:table-cell/>
          <table:table-cell office:value-type="float" office:value="25120358" calcext:value-type="float">
            <text:p>25120358</text:p>
          </table:table-cell>
          <table:table-cell table:number-columns-repeated="4"/>
          <table:table-cell office:value-type="float" office:value="132649846" calcext:value-type="float">
            <text:p>132649846</text:p>
          </table:table-cell>
          <table:table-cell table:number-columns-repeated="6"/>
        </table:table-row>
        <table:table-row table:style-name="ro1">
          <table:table-cell office:value-type="float" office:value="374493" calcext:value-type="float">
            <text:p>374493</text:p>
          </table:table-cell>
          <table:table-cell office:value-type="float" office:value="409178" calcext:value-type="float">
            <text:p>409178</text:p>
          </table:table-cell>
          <table:table-cell office:value-type="float" office:value="1990795" calcext:value-type="float">
            <text:p>1990795</text:p>
          </table:table-cell>
          <table:table-cell office:value-type="float" office:value="2106256" calcext:value-type="float">
            <text:p>2106256</text:p>
          </table:table-cell>
          <table:table-cell/>
          <table:table-cell office:value-type="float" office:value="406829" calcext:value-type="float">
            <text:p>406829</text:p>
          </table:table-cell>
          <table:table-cell office:value-type="float" office:value="405070" calcext:value-type="float">
            <text:p>405070</text:p>
          </table:table-cell>
          <table:table-cell office:value-type="float" office:value="2701026" calcext:value-type="float">
            <text:p>2701026</text:p>
          </table:table-cell>
          <table:table-cell office:value-type="float" office:value="2135810" calcext:value-type="float">
            <text:p>2135810</text:p>
          </table:table-cell>
          <table:table-cell/>
          <table:table-cell office:value-type="float" office:value="18272975" calcext:value-type="float">
            <text:p>18272975</text:p>
          </table:table-cell>
          <table:table-cell office:value-type="float" office:value="16909905" calcext:value-type="float">
            <text:p>16909905</text:p>
          </table:table-cell>
          <table:table-cell/>
          <table:table-cell office:value-type="float" office:value="25134747" calcext:value-type="float">
            <text:p>25134747</text:p>
          </table:table-cell>
          <table:table-cell table:number-columns-repeated="4"/>
          <table:table-cell office:value-type="float" office:value="132657011" calcext:value-type="float">
            <text:p>132657011</text:p>
          </table:table-cell>
          <table:table-cell table:number-columns-repeated="6"/>
        </table:table-row>
        <table:table-row table:style-name="ro1">
          <table:table-cell office:value-type="float" office:value="374622" calcext:value-type="float">
            <text:p>374622</text:p>
          </table:table-cell>
          <table:table-cell office:value-type="float" office:value="409288" calcext:value-type="float">
            <text:p>409288</text:p>
          </table:table-cell>
          <table:table-cell office:value-type="float" office:value="1991629" calcext:value-type="float">
            <text:p>1991629</text:p>
          </table:table-cell>
          <table:table-cell office:value-type="float" office:value="2106960" calcext:value-type="float">
            <text:p>2106960</text:p>
          </table:table-cell>
          <table:table-cell/>
          <table:table-cell office:value-type="float" office:value="407217" calcext:value-type="float">
            <text:p>40721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41" calcext:value-type="float">
            <text:p>2701341</text:p>
          </table:table-cell>
          <table:table-cell office:value-type="float" office:value="2136144" calcext:value-type="float">
            <text:p>2136144</text:p>
          </table:table-cell>
          <table:table-cell/>
          <table:table-cell office:value-type="float" office:value="18355842" calcext:value-type="float">
            <text:p>18355842</text:p>
          </table:table-cell>
          <table:table-cell office:value-type="float" office:value="16939478" calcext:value-type="float">
            <text:p>16939478</text:p>
          </table:table-cell>
          <table:table-cell/>
          <table:table-cell office:value-type="float" office:value="25222577" calcext:value-type="float">
            <text:p>25222577</text:p>
          </table:table-cell>
          <table:table-cell table:number-columns-repeated="4"/>
          <table:table-cell office:value-type="float" office:value="132685827" calcext:value-type="float">
            <text:p>132685827</text:p>
          </table:table-cell>
          <table:table-cell table:number-columns-repeated="6"/>
        </table:table-row>
        <table:table-row table:style-name="ro1">
          <table:table-cell office:value-type="float" office:value="374715" calcext:value-type="float">
            <text:p>374715</text:p>
          </table:table-cell>
          <table:table-cell office:value-type="float" office:value="409603" calcext:value-type="float">
            <text:p>409603</text:p>
          </table:table-cell>
          <table:table-cell office:value-type="float" office:value="1992332" calcext:value-type="float">
            <text:p>1992332</text:p>
          </table:table-cell>
          <table:table-cell office:value-type="float" office:value="2107719" calcext:value-type="float">
            <text:p>2107719</text:p>
          </table:table-cell>
          <table:table-cell/>
          <table:table-cell office:value-type="float" office:value="407347" calcext:value-type="float">
            <text:p>40734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79" calcext:value-type="float">
            <text:p>2701379</text:p>
          </table:table-cell>
          <table:table-cell office:value-type="float" office:value="2136255" calcext:value-type="float">
            <text:p>2136255</text:p>
          </table:table-cell>
          <table:table-cell/>
          <table:table-cell office:value-type="float" office:value="18508082" calcext:value-type="float">
            <text:p>18508082</text:p>
          </table:table-cell>
          <table:table-cell office:value-type="float" office:value="16942534" calcext:value-type="float">
            <text:p>16942534</text:p>
          </table:table-cell>
          <table:table-cell/>
          <table:table-cell office:value-type="float" office:value="25271225" calcext:value-type="float">
            <text:p>25271225</text:p>
          </table:table-cell>
          <table:table-cell table:number-columns-repeated="4"/>
          <table:table-cell office:value-type="float" office:value="132770635" calcext:value-type="float">
            <text:p>132770635</text:p>
          </table:table-cell>
          <table:table-cell table:number-columns-repeated="6"/>
        </table:table-row>
        <table:table-row table:style-name="ro1">
          <table:table-cell office:value-type="float" office:value="374807" calcext:value-type="float">
            <text:p>374807</text:p>
          </table:table-cell>
          <table:table-cell office:value-type="float" office:value="409604" calcext:value-type="float">
            <text:p>409604</text:p>
          </table:table-cell>
          <table:table-cell office:value-type="float" office:value="1992832" calcext:value-type="float">
            <text:p>1992832</text:p>
          </table:table-cell>
          <table:table-cell office:value-type="float" office:value="2108275" calcext:value-type="float">
            <text:p>2108275</text:p>
          </table:table-cell>
          <table:table-cell/>
          <table:table-cell office:value-type="float" office:value="407755" calcext:value-type="float">
            <text:p>407755</text:p>
          </table:table-cell>
          <table:table-cell office:value-type="float" office:value="405384" calcext:value-type="float">
            <text:p>405384</text:p>
          </table:table-cell>
          <table:table-cell office:value-type="float" office:value="2701860" calcext:value-type="float">
            <text:p>2701860</text:p>
          </table:table-cell>
          <table:table-cell office:value-type="float" office:value="2136385" calcext:value-type="float">
            <text:p>2136385</text:p>
          </table:table-cell>
          <table:table-cell/>
          <table:table-cell office:value-type="float" office:value="18526915" calcext:value-type="float">
            <text:p>18526915</text:p>
          </table:table-cell>
          <table:table-cell office:value-type="float" office:value="17112143" calcext:value-type="float">
            <text:p>17112143</text:p>
          </table:table-cell>
          <table:table-cell/>
          <table:table-cell office:value-type="float" office:value="25323910" calcext:value-type="float">
            <text:p>25323910</text:p>
          </table:table-cell>
          <table:table-cell table:number-columns-repeated="4"/>
          <table:table-cell office:value-type="float" office:value="132798517" calcext:value-type="float">
            <text:p>132798517</text:p>
          </table:table-cell>
          <table:table-cell table:number-columns-repeated="6"/>
        </table:table-row>
        <table:table-row table:style-name="ro1">
          <table:table-cell office:value-type="float" office:value="374882" calcext:value-type="float">
            <text:p>374882</text:p>
          </table:table-cell>
          <table:table-cell office:value-type="float" office:value="409640" calcext:value-type="float">
            <text:p>409640</text:p>
          </table:table-cell>
          <table:table-cell office:value-type="float" office:value="1993184" calcext:value-type="float">
            <text:p>1993184</text:p>
          </table:table-cell>
          <table:table-cell office:value-type="float" office:value="2108294" calcext:value-type="float">
            <text:p>2108294</text:p>
          </table:table-cell>
          <table:table-cell/>
          <table:table-cell office:value-type="float" office:value="408070" calcext:value-type="float">
            <text:p>408070</text:p>
          </table:table-cell>
          <table:table-cell office:value-type="float" office:value="405440" calcext:value-type="float">
            <text:p>405440</text:p>
          </table:table-cell>
          <table:table-cell office:value-type="float" office:value="2701897" calcext:value-type="float">
            <text:p>2701897</text:p>
          </table:table-cell>
          <table:table-cell office:value-type="float" office:value="2136477" calcext:value-type="float">
            <text:p>2136477</text:p>
          </table:table-cell>
          <table:table-cell/>
          <table:table-cell office:value-type="float" office:value="18881816" calcext:value-type="float">
            <text:p>18881816</text:p>
          </table:table-cell>
          <table:table-cell office:value-type="float" office:value="17161290" calcext:value-type="float">
            <text:p>17161290</text:p>
          </table:table-cell>
          <table:table-cell/>
          <table:table-cell office:value-type="float" office:value="25624664" calcext:value-type="float">
            <text:p>25624664</text:p>
          </table:table-cell>
          <table:table-cell table:number-columns-repeated="4"/>
          <table:table-cell office:value-type="float" office:value="132880306" calcext:value-type="float">
            <text:p>132880306</text:p>
          </table:table-cell>
          <table:table-cell table:number-columns-repeated="6"/>
        </table:table-row>
        <table:table-row table:style-name="ro1">
          <table:table-cell office:value-type="float" office:value="374993" calcext:value-type="float">
            <text:p>374993</text:p>
          </table:table-cell>
          <table:table-cell office:value-type="float" office:value="409770" calcext:value-type="float">
            <text:p>409770</text:p>
          </table:table-cell>
          <table:table-cell office:value-type="float" office:value="1993295" calcext:value-type="float">
            <text:p>1993295</text:p>
          </table:table-cell>
          <table:table-cell office:value-type="float" office:value="2109608" calcext:value-type="float">
            <text:p>2109608</text:p>
          </table:table-cell>
          <table:table-cell/>
          <table:table-cell office:value-type="float" office:value="408088" calcext:value-type="float">
            <text:p>408088</text:p>
          </table:table-cell>
          <table:table-cell office:value-type="float" office:value="405848" calcext:value-type="float">
            <text:p>405848</text:p>
          </table:table-cell>
          <table:table-cell office:value-type="float" office:value="2702101" calcext:value-type="float">
            <text:p>2702101</text:p>
          </table:table-cell>
          <table:table-cell office:value-type="float" office:value="2136625" calcext:value-type="float">
            <text:p>2136625</text:p>
          </table:table-cell>
          <table:table-cell/>
          <table:table-cell office:value-type="float" office:value="19031982" calcext:value-type="float">
            <text:p>19031982</text:p>
          </table:table-cell>
          <table:table-cell office:value-type="float" office:value="17222362" calcext:value-type="float">
            <text:p>17222362</text:p>
          </table:table-cell>
          <table:table-cell/>
          <table:table-cell office:value-type="float" office:value="25859143" calcext:value-type="float">
            <text:p>25859143</text:p>
          </table:table-cell>
          <table:table-cell table:number-columns-repeated="4"/>
          <table:table-cell office:value-type="float" office:value="132881844" calcext:value-type="float">
            <text:p>132881844</text:p>
          </table:table-cell>
          <table:table-cell table:number-columns-repeated="6"/>
        </table:table-row>
        <table:table-row table:style-name="ro1">
          <table:table-cell office:value-type="float" office:value="375030" calcext:value-type="float">
            <text:p>375030</text:p>
          </table:table-cell>
          <table:table-cell office:value-type="float" office:value="410714" calcext:value-type="float">
            <text:p>410714</text:p>
          </table:table-cell>
          <table:table-cell office:value-type="float" office:value="1993814" calcext:value-type="float">
            <text:p>1993814</text:p>
          </table:table-cell>
          <table:table-cell office:value-type="float" office:value="2109663" calcext:value-type="float">
            <text:p>2109663</text:p>
          </table:table-cell>
          <table:table-cell/>
          <table:table-cell office:value-type="float" office:value="408348" calcext:value-type="float">
            <text:p>408348</text:p>
          </table:table-cell>
          <table:table-cell office:value-type="float" office:value="406125" calcext:value-type="float">
            <text:p>406125</text:p>
          </table:table-cell>
          <table:table-cell office:value-type="float" office:value="2702138" calcext:value-type="float">
            <text:p>2702138</text:p>
          </table:table-cell>
          <table:table-cell office:value-type="float" office:value="2137181" calcext:value-type="float">
            <text:p>2137181</text:p>
          </table:table-cell>
          <table:table-cell/>
          <table:table-cell office:value-type="float" office:value="19032536" calcext:value-type="float">
            <text:p>19032536</text:p>
          </table:table-cell>
          <table:table-cell office:value-type="float" office:value="17281214" calcext:value-type="float">
            <text:p>17281214</text:p>
          </table:table-cell>
          <table:table-cell/>
          <table:table-cell office:value-type="float" office:value="26180712" calcext:value-type="float">
            <text:p>26180712</text:p>
          </table:table-cell>
          <table:table-cell table:number-columns-repeated="4"/>
          <table:table-cell office:value-type="float" office:value="132888932" calcext:value-type="float">
            <text:p>132888932</text:p>
          </table:table-cell>
          <table:table-cell table:number-columns-repeated="6"/>
        </table:table-row>
        <table:table-row table:style-name="ro1">
          <table:table-cell office:value-type="float" office:value="375066" calcext:value-type="float">
            <text:p>375066</text:p>
          </table:table-cell>
          <table:table-cell office:value-type="float" office:value="410733" calcext:value-type="float">
            <text:p>410733</text:p>
          </table:table-cell>
          <table:table-cell office:value-type="float" office:value="1994240" calcext:value-type="float">
            <text:p>1994240</text:p>
          </table:table-cell>
          <table:table-cell office:value-type="float" office:value="2110053" calcext:value-type="float">
            <text:p>2110053</text:p>
          </table:table-cell>
          <table:table-cell/>
          <table:table-cell office:value-type="float" office:value="408866" calcext:value-type="float">
            <text:p>408866</text:p>
          </table:table-cell>
          <table:table-cell office:value-type="float" office:value="406329" calcext:value-type="float">
            <text:p>406329</text:p>
          </table:table-cell>
          <table:table-cell office:value-type="float" office:value="2702174" calcext:value-type="float">
            <text:p>2702174</text:p>
          </table:table-cell>
          <table:table-cell office:value-type="float" office:value="2138458" calcext:value-type="float">
            <text:p>2138458</text:p>
          </table:table-cell>
          <table:table-cell/>
          <table:table-cell office:value-type="float" office:value="19064980" calcext:value-type="float">
            <text:p>19064980</text:p>
          </table:table-cell>
          <table:table-cell office:value-type="float" office:value="17465934" calcext:value-type="float">
            <text:p>17465934</text:p>
          </table:table-cell>
          <table:table-cell/>
          <table:table-cell office:value-type="float" office:value="30569978" calcext:value-type="float">
            <text:p>30569978</text:p>
          </table:table-cell>
          <table:table-cell table:number-columns-repeated="4"/>
          <table:table-cell office:value-type="float" office:value="132919083" calcext:value-type="float">
            <text:p>132919083</text:p>
          </table:table-cell>
          <table:table-cell table:number-columns-repeated="6"/>
        </table:table-row>
        <table:table-row table:style-name="ro1">
          <table:table-cell office:value-type="float" office:value="375122" calcext:value-type="float">
            <text:p>375122</text:p>
          </table:table-cell>
          <table:table-cell office:value-type="float" office:value="410844" calcext:value-type="float">
            <text:p>410844</text:p>
          </table:table-cell>
          <table:table-cell office:value-type="float" office:value="1994518" calcext:value-type="float">
            <text:p>1994518</text:p>
          </table:table-cell>
          <table:table-cell office:value-type="float" office:value="2110478" calcext:value-type="float">
            <text:p>2110478</text:p>
          </table:table-cell>
          <table:table-cell/>
          <table:table-cell office:value-type="float" office:value="409162" calcext:value-type="float">
            <text:p>409162</text:p>
          </table:table-cell>
          <table:table-cell office:value-type="float" office:value="406496" calcext:value-type="float">
            <text:p>406496</text:p>
          </table:table-cell>
          <table:table-cell office:value-type="float" office:value="2702323" calcext:value-type="float">
            <text:p>2702323</text:p>
          </table:table-cell>
          <table:table-cell office:value-type="float" office:value="2138736" calcext:value-type="float">
            <text:p>2138736</text:p>
          </table:table-cell>
          <table:table-cell/>
          <table:table-cell office:value-type="float" office:value="19078999" calcext:value-type="float">
            <text:p>19078999</text:p>
          </table:table-cell>
          <table:table-cell office:value-type="float" office:value="17482433" calcext:value-type="float">
            <text:p>17482433</text:p>
          </table:table-cell>
          <table:table-cell/>
          <table:table-cell office:value-type="float" office:value="30863510" calcext:value-type="float">
            <text:p>30863510</text:p>
          </table:table-cell>
          <table:table-cell table:number-columns-repeated="4"/>
          <table:table-cell office:value-type="float" office:value="132973320" calcext:value-type="float">
            <text:p>132973320</text:p>
          </table:table-cell>
          <table:table-cell table:number-columns-repeated="6"/>
        </table:table-row>
        <table:table-row table:style-name="ro1">
          <table:table-cell office:value-type="float" office:value="375456" calcext:value-type="float">
            <text:p>375456</text:p>
          </table:table-cell>
          <table:table-cell office:value-type="float" office:value="411011" calcext:value-type="float">
            <text:p>411011</text:p>
          </table:table-cell>
          <table:table-cell office:value-type="float" office:value="1994665" calcext:value-type="float">
            <text:p>1994665</text:p>
          </table:table-cell>
          <table:table-cell office:value-type="float" office:value="2110626" calcext:value-type="float">
            <text:p>2110626</text:p>
          </table:table-cell>
          <table:table-cell/>
          <table:table-cell office:value-type="float" office:value="409940" calcext:value-type="float">
            <text:p>409940</text:p>
          </table:table-cell>
          <table:table-cell office:value-type="float" office:value="406736" calcext:value-type="float">
            <text:p>406736</text:p>
          </table:table-cell>
          <table:table-cell office:value-type="float" office:value="2702693" calcext:value-type="float">
            <text:p>2702693</text:p>
          </table:table-cell>
          <table:table-cell office:value-type="float" office:value="2138811" calcext:value-type="float">
            <text:p>2138811</text:p>
          </table:table-cell>
          <table:table-cell/>
          <table:table-cell office:value-type="float" office:value="19418234" calcext:value-type="float">
            <text:p>19418234</text:p>
          </table:table-cell>
          <table:table-cell office:value-type="float" office:value="17526932" calcext:value-type="float">
            <text:p>17526932</text:p>
          </table:table-cell>
          <table:table-cell table:number-columns-repeated="6"/>
          <table:table-cell office:value-type="float" office:value="133008571" calcext:value-type="float">
            <text:p>133008571</text:p>
          </table:table-cell>
          <table:table-cell table:number-columns-repeated="6"/>
        </table:table-row>
        <table:table-row table:style-name="ro1">
          <table:table-cell office:value-type="float" office:value="375567" calcext:value-type="float">
            <text:p>375567</text:p>
          </table:table-cell>
          <table:table-cell office:value-type="float" office:value="411140" calcext:value-type="float">
            <text:p>411140</text:p>
          </table:table-cell>
          <table:table-cell office:value-type="float" office:value="1994703" calcext:value-type="float">
            <text:p>1994703</text:p>
          </table:table-cell>
          <table:table-cell office:value-type="float" office:value="2110663" calcext:value-type="float">
            <text:p>2110663</text:p>
          </table:table-cell>
          <table:table-cell/>
          <table:table-cell office:value-type="float" office:value="410218" calcext:value-type="float">
            <text:p>410218</text:p>
          </table:table-cell>
          <table:table-cell office:value-type="float" office:value="407033" calcext:value-type="float">
            <text:p>407033</text:p>
          </table:table-cell>
          <table:table-cell office:value-type="float" office:value="2703008" calcext:value-type="float">
            <text:p>2703008</text:p>
          </table:table-cell>
          <table:table-cell office:value-type="float" office:value="2139051" calcext:value-type="float">
            <text:p>2139051</text:p>
          </table:table-cell>
          <table:table-cell/>
          <table:table-cell office:value-type="float" office:value="19446549" calcext:value-type="float">
            <text:p>19446549</text:p>
          </table:table-cell>
          <table:table-cell office:value-type="float" office:value="17729225" calcext:value-type="float">
            <text:p>17729225</text:p>
          </table:table-cell>
          <table:table-cell table:number-columns-repeated="6"/>
          <table:table-cell office:value-type="float" office:value="133040262" calcext:value-type="float">
            <text:p>133040262</text:p>
          </table:table-cell>
          <table:table-cell table:number-columns-repeated="6"/>
        </table:table-row>
        <table:table-row table:style-name="ro1">
          <table:table-cell office:value-type="float" office:value="375623" calcext:value-type="float">
            <text:p>375623</text:p>
          </table:table-cell>
          <table:table-cell office:value-type="float" office:value="411363" calcext:value-type="float">
            <text:p>411363</text:p>
          </table:table-cell>
          <table:table-cell office:value-type="float" office:value="1994869" calcext:value-type="float">
            <text:p>1994869</text:p>
          </table:table-cell>
          <table:table-cell office:value-type="float" office:value="2110737" calcext:value-type="float">
            <text:p>2110737</text:p>
          </table:table-cell>
          <table:table-cell/>
          <table:table-cell office:value-type="float" office:value="410237" calcext:value-type="float">
            <text:p>410237</text:p>
          </table:table-cell>
          <table:table-cell office:value-type="float" office:value="407884" calcext:value-type="float">
            <text:p>407884</text:p>
          </table:table-cell>
          <table:table-cell office:value-type="float" office:value="2703286" calcext:value-type="float">
            <text:p>2703286</text:p>
          </table:table-cell>
          <table:table-cell office:value-type="float" office:value="2139107" calcext:value-type="float">
            <text:p>2139107</text:p>
          </table:table-cell>
          <table:table-cell/>
          <table:table-cell office:value-type="float" office:value="19863783" calcext:value-type="float">
            <text:p>19863783</text:p>
          </table:table-cell>
          <table:table-cell office:value-type="float" office:value="17864057" calcext:value-type="float">
            <text:p>17864057</text:p>
          </table:table-cell>
          <table:table-cell table:number-columns-repeated="6"/>
          <table:table-cell office:value-type="float" office:value="133064301" calcext:value-type="float">
            <text:p>133064301</text:p>
          </table:table-cell>
          <table:table-cell table:number-columns-repeated="6"/>
        </table:table-row>
        <table:table-row table:style-name="ro1">
          <table:table-cell office:value-type="float" office:value="375919" calcext:value-type="float">
            <text:p>375919</text:p>
          </table:table-cell>
          <table:table-cell office:value-type="float" office:value="411715" calcext:value-type="float">
            <text:p>411715</text:p>
          </table:table-cell>
          <table:table-cell office:value-type="float" office:value="1995110" calcext:value-type="float">
            <text:p>1995110</text:p>
          </table:table-cell>
          <table:table-cell office:value-type="float" office:value="2111053" calcext:value-type="float">
            <text:p>2111053</text:p>
          </table:table-cell>
          <table:table-cell/>
          <table:table-cell office:value-type="float" office:value="410792" calcext:value-type="float">
            <text:p>410792</text:p>
          </table:table-cell>
          <table:table-cell office:value-type="float" office:value="408033" calcext:value-type="float">
            <text:p>408033</text:p>
          </table:table-cell>
          <table:table-cell office:value-type="float" office:value="2704063" calcext:value-type="float">
            <text:p>2704063</text:p>
          </table:table-cell>
          <table:table-cell office:value-type="float" office:value="2140180" calcext:value-type="float">
            <text:p>2140180</text:p>
          </table:table-cell>
          <table:table-cell/>
          <table:table-cell office:value-type="float" office:value="19917262" calcext:value-type="float">
            <text:p>19917262</text:p>
          </table:table-cell>
          <table:table-cell office:value-type="float" office:value="18089924" calcext:value-type="float">
            <text:p>18089924</text:p>
          </table:table-cell>
          <table:table-cell table:number-columns-repeated="6"/>
          <table:table-cell office:value-type="float" office:value="133092826" calcext:value-type="float">
            <text:p>133092826</text:p>
          </table:table-cell>
          <table:table-cell table:number-columns-repeated="6"/>
        </table:table-row>
        <table:table-row table:style-name="ro1">
          <table:table-cell office:value-type="float" office:value="376215" calcext:value-type="float">
            <text:p>376215</text:p>
          </table:table-cell>
          <table:table-cell office:value-type="float" office:value="411732" calcext:value-type="float">
            <text:p>411732</text:p>
          </table:table-cell>
          <table:table-cell office:value-type="float" office:value="1995628" calcext:value-type="float">
            <text:p>1995628</text:p>
          </table:table-cell>
          <table:table-cell office:value-type="float" office:value="2111830" calcext:value-type="float">
            <text:p>2111830</text:p>
          </table:table-cell>
          <table:table-cell/>
          <table:table-cell office:value-type="float" office:value="411217" calcext:value-type="float">
            <text:p>411217</text:p>
          </table:table-cell>
          <table:table-cell office:value-type="float" office:value="408329" calcext:value-type="float">
            <text:p>408329</text:p>
          </table:table-cell>
          <table:table-cell office:value-type="float" office:value="2704101" calcext:value-type="float">
            <text:p>2704101</text:p>
          </table:table-cell>
          <table:table-cell office:value-type="float" office:value="2140811" calcext:value-type="float">
            <text:p>2140811</text:p>
          </table:table-cell>
          <table:table-cell/>
          <table:table-cell office:value-type="float" office:value="19954244" calcext:value-type="float">
            <text:p>19954244</text:p>
          </table:table-cell>
          <table:table-cell office:value-type="float" office:value="18182680" calcext:value-type="float">
            <text:p>18182680</text:p>
          </table:table-cell>
          <table:table-cell table:number-columns-repeated="6"/>
          <table:table-cell office:value-type="float" office:value="133128410" calcext:value-type="float">
            <text:p>133128410</text:p>
          </table:table-cell>
          <table:table-cell table:number-columns-repeated="6"/>
        </table:table-row>
        <table:table-row table:style-name="ro1">
          <table:table-cell office:value-type="float" office:value="376641" calcext:value-type="float">
            <text:p>376641</text:p>
          </table:table-cell>
          <table:table-cell office:value-type="float" office:value="411955" calcext:value-type="float">
            <text:p>411955</text:p>
          </table:table-cell>
          <table:table-cell office:value-type="float" office:value="1995721" calcext:value-type="float">
            <text:p>1995721</text:p>
          </table:table-cell>
          <table:table-cell office:value-type="float" office:value="2112645" calcext:value-type="float">
            <text:p>2112645</text:p>
          </table:table-cell>
          <table:table-cell/>
          <table:table-cell office:value-type="float" office:value="411532" calcext:value-type="float">
            <text:p>411532</text:p>
          </table:table-cell>
          <table:table-cell office:value-type="float" office:value="408922" calcext:value-type="float">
            <text:p>408922</text:p>
          </table:table-cell>
          <table:table-cell office:value-type="float" office:value="2704156" calcext:value-type="float">
            <text:p>2704156</text:p>
          </table:table-cell>
          <table:table-cell office:value-type="float" office:value="2140921" calcext:value-type="float">
            <text:p>2140921</text:p>
          </table:table-cell>
          <table:table-cell/>
          <table:table-cell office:value-type="float" office:value="20191741" calcext:value-type="float">
            <text:p>20191741</text:p>
          </table:table-cell>
          <table:table-cell office:value-type="float" office:value="18332086" calcext:value-type="float">
            <text:p>18332086</text:p>
          </table:table-cell>
          <table:table-cell table:number-columns-repeated="6"/>
          <table:table-cell office:value-type="float" office:value="133268285" calcext:value-type="float">
            <text:p>133268285</text:p>
          </table:table-cell>
          <table:table-cell table:number-columns-repeated="6"/>
        </table:table-row>
        <table:table-row table:style-name="ro1">
          <table:table-cell office:value-type="float" office:value="376770" calcext:value-type="float">
            <text:p>376770</text:p>
          </table:table-cell>
          <table:table-cell office:value-type="float" office:value="412010" calcext:value-type="float">
            <text:p>412010</text:p>
          </table:table-cell>
          <table:table-cell office:value-type="float" office:value="1995999" calcext:value-type="float">
            <text:p>1995999</text:p>
          </table:table-cell>
          <table:table-cell office:value-type="float" office:value="2114664" calcext:value-type="float">
            <text:p>2114664</text:p>
          </table:table-cell>
          <table:table-cell/>
          <table:table-cell office:value-type="float" office:value="411718" calcext:value-type="float">
            <text:p>411718</text:p>
          </table:table-cell>
          <table:table-cell office:value-type="float" office:value="408996" calcext:value-type="float">
            <text:p>408996</text:p>
          </table:table-cell>
          <table:table-cell office:value-type="float" office:value="2704360" calcext:value-type="float">
            <text:p>2704360</text:p>
          </table:table-cell>
          <table:table-cell office:value-type="float" office:value="2142366" calcext:value-type="float">
            <text:p>2142366</text:p>
          </table:table-cell>
          <table:table-cell/>
          <table:table-cell office:value-type="float" office:value="27329370" calcext:value-type="float">
            <text:p>27329370</text:p>
          </table:table-cell>
          <table:table-cell office:value-type="float" office:value="18593157" calcext:value-type="float">
            <text:p>18593157</text:p>
          </table:table-cell>
          <table:table-cell table:number-columns-repeated="6"/>
          <table:table-cell office:value-type="float" office:value="133270691" calcext:value-type="float">
            <text:p>133270691</text:p>
          </table:table-cell>
          <table:table-cell table:number-columns-repeated="6"/>
        </table:table-row>
        <table:table-row table:style-name="ro1">
          <table:table-cell office:value-type="float" office:value="377122" calcext:value-type="float">
            <text:p>377122</text:p>
          </table:table-cell>
          <table:table-cell office:value-type="float" office:value="412177" calcext:value-type="float">
            <text:p>412177</text:p>
          </table:table-cell>
          <table:table-cell office:value-type="float" office:value="1996166" calcext:value-type="float">
            <text:p>1996166</text:p>
          </table:table-cell>
          <table:table-cell office:value-type="float" office:value="2114719" calcext:value-type="float">
            <text:p>2114719</text:p>
          </table:table-cell>
          <table:table-cell/>
          <table:table-cell office:value-type="float" office:value="413051" calcext:value-type="float">
            <text:p>413051</text:p>
          </table:table-cell>
          <table:table-cell office:value-type="float" office:value="409922" calcext:value-type="float">
            <text:p>409922</text:p>
          </table:table-cell>
          <table:table-cell office:value-type="float" office:value="2704433" calcext:value-type="float">
            <text:p>2704433</text:p>
          </table:table-cell>
          <table:table-cell office:value-type="float" office:value="2142588" calcext:value-type="float">
            <text:p>2142588</text:p>
          </table:table-cell>
          <table:table-cell/>
          <table:table-cell office:value-type="float" office:value="27645327" calcext:value-type="float">
            <text:p>27645327</text:p>
          </table:table-cell>
          <table:table-cell office:value-type="float" office:value="18991855" calcext:value-type="float">
            <text:p>18991855</text:p>
          </table:table-cell>
          <table:table-cell table:number-columns-repeated="6"/>
          <table:table-cell office:value-type="float" office:value="133290121" calcext:value-type="float">
            <text:p>133290121</text:p>
          </table:table-cell>
          <table:table-cell table:number-columns-repeated="6"/>
        </table:table-row>
        <table:table-row table:style-name="ro1">
          <table:table-cell office:value-type="float" office:value="377123" calcext:value-type="float">
            <text:p>377123</text:p>
          </table:table-cell>
          <table:table-cell office:value-type="float" office:value="412603" calcext:value-type="float">
            <text:p>412603</text:p>
          </table:table-cell>
          <table:table-cell office:value-type="float" office:value="1997332" calcext:value-type="float">
            <text:p>1997332</text:p>
          </table:table-cell>
          <table:table-cell office:value-type="float" office:value="2115200" calcext:value-type="float">
            <text:p>2115200</text:p>
          </table:table-cell>
          <table:table-cell/>
          <table:table-cell office:value-type="float" office:value="413125" calcext:value-type="float">
            <text:p>413125</text:p>
          </table:table-cell>
          <table:table-cell office:value-type="float" office:value="409958" calcext:value-type="float">
            <text:p>409958</text:p>
          </table:table-cell>
          <table:table-cell office:value-type="float" office:value="2704452" calcext:value-type="float">
            <text:p>2704452</text:p>
          </table:table-cell>
          <table:table-cell office:value-type="float" office:value="2143255" calcext:value-type="float">
            <text:p>2143255</text:p>
          </table:table-cell>
          <table:table-cell table:number-columns-repeated="2"/>
          <table:table-cell office:value-type="float" office:value="20044264" calcext:value-type="float">
            <text:p>20044264</text:p>
          </table:table-cell>
          <table:table-cell table:number-columns-repeated="6"/>
          <table:table-cell office:value-type="float" office:value="133301929" calcext:value-type="float">
            <text:p>133301929</text:p>
          </table:table-cell>
          <table:table-cell table:number-columns-repeated="6"/>
        </table:table-row>
        <table:table-row table:style-name="ro1">
          <table:table-cell office:value-type="float" office:value="377326" calcext:value-type="float">
            <text:p>377326</text:p>
          </table:table-cell>
          <table:table-cell office:value-type="float" office:value="412640" calcext:value-type="float">
            <text:p>412640</text:p>
          </table:table-cell>
          <table:table-cell office:value-type="float" office:value="1997462" calcext:value-type="float">
            <text:p>1997462</text:p>
          </table:table-cell>
          <table:table-cell office:value-type="float" office:value="2115256" calcext:value-type="float">
            <text:p>2115256</text:p>
          </table:table-cell>
          <table:table-cell/>
          <table:table-cell office:value-type="float" office:value="413273" calcext:value-type="float">
            <text:p>413273</text:p>
          </table:table-cell>
          <table:table-cell office:value-type="float" office:value="410107" calcext:value-type="float">
            <text:p>410107</text:p>
          </table:table-cell>
          <table:table-cell office:value-type="float" office:value="2704471" calcext:value-type="float">
            <text:p>2704471</text:p>
          </table:table-cell>
          <table:table-cell office:value-type="float" office:value="2145181" calcext:value-type="float">
            <text:p>2145181</text:p>
          </table:table-cell>
          <table:table-cell table:number-columns-repeated="2"/>
          <table:table-cell office:value-type="float" office:value="27569406" calcext:value-type="float">
            <text:p>27569406</text:p>
          </table:table-cell>
          <table:table-cell table:number-columns-repeated="6"/>
          <table:table-cell office:value-type="float" office:value="133305285" calcext:value-type="float">
            <text:p>133305285</text:p>
          </table:table-cell>
          <table:table-cell table:number-columns-repeated="6"/>
        </table:table-row>
        <table:table-row table:style-name="ro1">
          <table:table-cell office:value-type="float" office:value="377326" calcext:value-type="float">
            <text:p>377326</text:p>
          </table:table-cell>
          <table:table-cell office:value-type="float" office:value="412844" calcext:value-type="float">
            <text:p>412844</text:p>
          </table:table-cell>
          <table:table-cell office:value-type="float" office:value="1997684" calcext:value-type="float">
            <text:p>1997684</text:p>
          </table:table-cell>
          <table:table-cell office:value-type="float" office:value="2115497" calcext:value-type="float">
            <text:p>2115497</text:p>
          </table:table-cell>
          <table:table-cell/>
          <table:table-cell office:value-type="float" office:value="413347" calcext:value-type="float">
            <text:p>413347</text:p>
          </table:table-cell>
          <table:table-cell office:value-type="float" office:value="410643" calcext:value-type="float">
            <text:p>410643</text:p>
          </table:table-cell>
          <table:table-cell office:value-type="float" office:value="2704712" calcext:value-type="float">
            <text:p>2704712</text:p>
          </table:table-cell>
          <table:table-cell office:value-type="float" office:value="2145514" calcext:value-type="float">
            <text:p>2145514</text:p>
          </table:table-cell>
          <table:table-cell table:number-columns-repeated="2"/>
          <table:table-cell office:value-type="float" office:value="28540465" calcext:value-type="float">
            <text:p>28540465</text:p>
          </table:table-cell>
          <table:table-cell table:number-columns-repeated="6"/>
          <table:table-cell office:value-type="float" office:value="133313186" calcext:value-type="float">
            <text:p>133313186</text:p>
          </table:table-cell>
          <table:table-cell table:number-columns-repeated="6"/>
        </table:table-row>
        <table:table-row table:style-name="ro1">
          <table:table-cell office:value-type="float" office:value="377401" calcext:value-type="float">
            <text:p>377401</text:p>
          </table:table-cell>
          <table:table-cell office:value-type="float" office:value="413252" calcext:value-type="float">
            <text:p>413252</text:p>
          </table:table-cell>
          <table:table-cell office:value-type="float" office:value="1998258" calcext:value-type="float">
            <text:p>1998258</text:p>
          </table:table-cell>
          <table:table-cell office:value-type="float" office:value="2116590" calcext:value-type="float">
            <text:p>2116590</text:p>
          </table:table-cell>
          <table:table-cell/>
          <table:table-cell office:value-type="float" office:value="413588" calcext:value-type="float">
            <text:p>413588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01" calcext:value-type="float">
            <text:p>2705101</text:p>
          </table:table-cell>
          <table:table-cell office:value-type="float" office:value="2145903" calcext:value-type="float">
            <text:p>2145903</text:p>
          </table:table-cell>
          <table:table-cell table:number-columns-repeated="2"/>
          <table:table-cell office:value-type="float" office:value="29776910" calcext:value-type="float">
            <text:p>29776910</text:p>
          </table:table-cell>
          <table:table-cell table:number-columns-repeated="6"/>
          <table:table-cell office:value-type="float" office:value="133317688" calcext:value-type="float">
            <text:p>133317688</text:p>
          </table:table-cell>
          <table:table-cell table:number-columns-repeated="6"/>
        </table:table-row>
        <table:table-row table:style-name="ro1">
          <table:table-cell office:value-type="float" office:value="377419" calcext:value-type="float">
            <text:p>377419</text:p>
          </table:table-cell>
          <table:table-cell office:value-type="float" office:value="413362" calcext:value-type="float">
            <text:p>413362</text:p>
          </table:table-cell>
          <table:table-cell office:value-type="float" office:value="1998739" calcext:value-type="float">
            <text:p>1998739</text:p>
          </table:table-cell>
          <table:table-cell office:value-type="float" office:value="2116812" calcext:value-type="float">
            <text:p>2116812</text:p>
          </table:table-cell>
          <table:table-cell/>
          <table:table-cell office:value-type="float" office:value="414125" calcext:value-type="float">
            <text:p>414125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93" calcext:value-type="float">
            <text:p>2705193</text:p>
          </table:table-cell>
          <table:table-cell office:value-type="float" office:value="2146532" calcext:value-type="float">
            <text:p>2146532</text:p>
          </table:table-cell>
          <table:table-cell table:number-columns-repeated="9"/>
          <table:table-cell office:value-type="float" office:value="133343908" calcext:value-type="float">
            <text:p>133343908</text:p>
          </table:table-cell>
          <table:table-cell table:number-columns-repeated="6"/>
        </table:table-row>
        <table:table-row table:style-name="ro1">
          <table:table-cell office:value-type="float" office:value="377826" calcext:value-type="float">
            <text:p>377826</text:p>
          </table:table-cell>
          <table:table-cell office:value-type="float" office:value="413677" calcext:value-type="float">
            <text:p>413677</text:p>
          </table:table-cell>
          <table:table-cell office:value-type="float" office:value="1999221" calcext:value-type="float">
            <text:p>1999221</text:p>
          </table:table-cell>
          <table:table-cell office:value-type="float" office:value="2117053" calcext:value-type="float">
            <text:p>2117053</text:p>
          </table:table-cell>
          <table:table-cell/>
          <table:table-cell office:value-type="float" office:value="414310" calcext:value-type="float">
            <text:p>414310</text:p>
          </table:table-cell>
          <table:table-cell office:value-type="float" office:value="410681" calcext:value-type="float">
            <text:p>410681</text:p>
          </table:table-cell>
          <table:table-cell office:value-type="float" office:value="2705378" calcext:value-type="float">
            <text:p>2705378</text:p>
          </table:table-cell>
          <table:table-cell office:value-type="float" office:value="2147922" calcext:value-type="float">
            <text:p>2147922</text:p>
          </table:table-cell>
          <table:table-cell table:number-columns-repeated="9"/>
          <table:table-cell office:value-type="float" office:value="133377247" calcext:value-type="float">
            <text:p>133377247</text:p>
          </table:table-cell>
          <table:table-cell table:number-columns-repeated="6"/>
        </table:table-row>
        <table:table-row table:style-name="ro1">
          <table:table-cell office:value-type="float" office:value="378215" calcext:value-type="float">
            <text:p>378215</text:p>
          </table:table-cell>
          <table:table-cell office:value-type="float" office:value="413807" calcext:value-type="float">
            <text:p>413807</text:p>
          </table:table-cell>
          <table:table-cell office:value-type="float" office:value="1999369" calcext:value-type="float">
            <text:p>1999369</text:p>
          </table:table-cell>
          <table:table-cell office:value-type="float" office:value="2117145" calcext:value-type="float">
            <text:p>2117145</text:p>
          </table:table-cell>
          <table:table-cell/>
          <table:table-cell office:value-type="float" office:value="414810" calcext:value-type="float">
            <text:p>414810</text:p>
          </table:table-cell>
          <table:table-cell office:value-type="float" office:value="411143" calcext:value-type="float">
            <text:p>411143</text:p>
          </table:table-cell>
          <table:table-cell office:value-type="float" office:value="2705545" calcext:value-type="float">
            <text:p>2705545</text:p>
          </table:table-cell>
          <table:table-cell office:value-type="float" office:value="2148311" calcext:value-type="float">
            <text:p>2148311</text:p>
          </table:table-cell>
          <table:table-cell table:number-columns-repeated="9"/>
          <table:table-cell office:value-type="float" office:value="133439156" calcext:value-type="float">
            <text:p>133439156</text:p>
          </table:table-cell>
          <table:table-cell table:number-columns-repeated="6"/>
        </table:table-row>
        <table:table-row table:style-name="ro1">
          <table:table-cell office:value-type="float" office:value="378307" calcext:value-type="float">
            <text:p>378307</text:p>
          </table:table-cell>
          <table:table-cell office:value-type="float" office:value="413974" calcext:value-type="float">
            <text:p>413974</text:p>
          </table:table-cell>
          <table:table-cell office:value-type="float" office:value="1999592" calcext:value-type="float">
            <text:p>1999592</text:p>
          </table:table-cell>
          <table:table-cell office:value-type="float" office:value="2117423" calcext:value-type="float">
            <text:p>2117423</text:p>
          </table:table-cell>
          <table:table-cell/>
          <table:table-cell office:value-type="float" office:value="414829" calcext:value-type="float">
            <text:p>414829</text:p>
          </table:table-cell>
          <table:table-cell office:value-type="float" office:value="411402" calcext:value-type="float">
            <text:p>411402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496" calcext:value-type="float">
            <text:p>2148496</text:p>
          </table:table-cell>
          <table:table-cell table:number-columns-repeated="9"/>
          <table:table-cell office:value-type="float" office:value="133533848" calcext:value-type="float">
            <text:p>133533848</text:p>
          </table:table-cell>
          <table:table-cell table:number-columns-repeated="6"/>
        </table:table-row>
        <table:table-row table:style-name="ro1">
          <table:table-cell office:value-type="float" office:value="378474" calcext:value-type="float">
            <text:p>378474</text:p>
          </table:table-cell>
          <table:table-cell office:value-type="float" office:value="414214" calcext:value-type="float">
            <text:p>414214</text:p>
          </table:table-cell>
          <table:table-cell office:value-type="float" office:value="1999721" calcext:value-type="float">
            <text:p>1999721</text:p>
          </table:table-cell>
          <table:table-cell office:value-type="float" office:value="2117571" calcext:value-type="float">
            <text:p>2117571</text:p>
          </table:table-cell>
          <table:table-cell/>
          <table:table-cell office:value-type="float" office:value="415643" calcext:value-type="float">
            <text:p>415643</text:p>
          </table:table-cell>
          <table:table-cell office:value-type="float" office:value="411496" calcext:value-type="float">
            <text:p>411496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792" calcext:value-type="float">
            <text:p>2148792</text:p>
          </table:table-cell>
          <table:table-cell table:number-columns-repeated="9"/>
          <table:table-cell office:value-type="float" office:value="133552586" calcext:value-type="float">
            <text:p>133552586</text:p>
          </table:table-cell>
          <table:table-cell table:number-columns-repeated="6"/>
        </table:table-row>
        <table:table-row table:style-name="ro1">
          <table:table-cell office:value-type="float" office:value="378678" calcext:value-type="float">
            <text:p>378678</text:p>
          </table:table-cell>
          <table:table-cell office:value-type="float" office:value="414232" calcext:value-type="float">
            <text:p>414232</text:p>
          </table:table-cell>
          <table:table-cell office:value-type="float" office:value="1999887" calcext:value-type="float">
            <text:p>1999887</text:p>
          </table:table-cell>
          <table:table-cell office:value-type="float" office:value="2117626" calcext:value-type="float">
            <text:p>2117626</text:p>
          </table:table-cell>
          <table:table-cell/>
          <table:table-cell office:value-type="float" office:value="415903" calcext:value-type="float">
            <text:p>415903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527" calcext:value-type="float">
            <text:p>2706527</text:p>
          </table:table-cell>
          <table:table-cell office:value-type="float" office:value="2149885" calcext:value-type="float">
            <text:p>2149885</text:p>
          </table:table-cell>
          <table:table-cell table:number-columns-repeated="9"/>
          <table:table-cell office:value-type="float" office:value="133607569" calcext:value-type="float">
            <text:p>133607569</text:p>
          </table:table-cell>
          <table:table-cell table:number-columns-repeated="6"/>
        </table:table-row>
        <table:table-row table:style-name="ro1">
          <table:table-cell office:value-type="float" office:value="378752" calcext:value-type="float">
            <text:p>378752</text:p>
          </table:table-cell>
          <table:table-cell office:value-type="float" office:value="415454" calcext:value-type="float">
            <text:p>415454</text:p>
          </table:table-cell>
          <table:table-cell office:value-type="float" office:value="1999981" calcext:value-type="float">
            <text:p>1999981</text:p>
          </table:table-cell>
          <table:table-cell office:value-type="float" office:value="2117645" calcext:value-type="float">
            <text:p>2117645</text:p>
          </table:table-cell>
          <table:table-cell/>
          <table:table-cell office:value-type="float" office:value="416681" calcext:value-type="float">
            <text:p>416681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767" calcext:value-type="float">
            <text:p>2706767</text:p>
          </table:table-cell>
          <table:table-cell office:value-type="float" office:value="2150088" calcext:value-type="float">
            <text:p>2150088</text:p>
          </table:table-cell>
          <table:table-cell table:number-columns-repeated="9"/>
          <table:table-cell office:value-type="float" office:value="133639041" calcext:value-type="float">
            <text:p>133639041</text:p>
          </table:table-cell>
          <table:table-cell table:number-columns-repeated="6"/>
        </table:table-row>
        <table:table-row table:style-name="ro1">
          <table:table-cell office:value-type="float" office:value="378826" calcext:value-type="float">
            <text:p>378826</text:p>
          </table:table-cell>
          <table:table-cell office:value-type="float" office:value="415604" calcext:value-type="float">
            <text:p>415604</text:p>
          </table:table-cell>
          <table:table-cell office:value-type="float" office:value="2000073" calcext:value-type="float">
            <text:p>2000073</text:p>
          </table:table-cell>
          <table:table-cell office:value-type="float" office:value="2119811" calcext:value-type="float">
            <text:p>2119811</text:p>
          </table:table-cell>
          <table:table-cell/>
          <table:table-cell office:value-type="float" office:value="416903" calcext:value-type="float">
            <text:p>416903</text:p>
          </table:table-cell>
          <table:table-cell office:value-type="float" office:value="412440" calcext:value-type="float">
            <text:p>412440</text:p>
          </table:table-cell>
          <table:table-cell office:value-type="float" office:value="2706878" calcext:value-type="float">
            <text:p>2706878</text:p>
          </table:table-cell>
          <table:table-cell office:value-type="float" office:value="2151958" calcext:value-type="float">
            <text:p>2151958</text:p>
          </table:table-cell>
          <table:table-cell table:number-columns-repeated="9"/>
          <table:table-cell office:value-type="float" office:value="133724416" calcext:value-type="float">
            <text:p>133724416</text:p>
          </table:table-cell>
          <table:table-cell table:number-columns-repeated="6"/>
        </table:table-row>
        <table:table-row table:style-name="ro1">
          <table:table-cell office:value-type="float" office:value="379733" calcext:value-type="float">
            <text:p>379733</text:p>
          </table:table-cell>
          <table:table-cell office:value-type="float" office:value="415770" calcext:value-type="float">
            <text:p>415770</text:p>
          </table:table-cell>
          <table:table-cell office:value-type="float" office:value="2000258" calcext:value-type="float">
            <text:p>2000258</text:p>
          </table:table-cell>
          <table:table-cell office:value-type="float" office:value="2119922" calcext:value-type="float">
            <text:p>2119922</text:p>
          </table:table-cell>
          <table:table-cell/>
          <table:table-cell office:value-type="float" office:value="417033" calcext:value-type="float">
            <text:p>417033</text:p>
          </table:table-cell>
          <table:table-cell office:value-type="float" office:value="413440" calcext:value-type="float">
            <text:p>413440</text:p>
          </table:table-cell>
          <table:table-cell office:value-type="float" office:value="2707119" calcext:value-type="float">
            <text:p>2707119</text:p>
          </table:table-cell>
          <table:table-cell office:value-type="float" office:value="2155680" calcext:value-type="float">
            <text:p>2155680</text:p>
          </table:table-cell>
          <table:table-cell table:number-columns-repeated="9"/>
          <table:table-cell office:value-type="float" office:value="133765686" calcext:value-type="float">
            <text:p>133765686</text:p>
          </table:table-cell>
          <table:table-cell table:number-columns-repeated="6"/>
        </table:table-row>
        <table:table-row table:style-name="ro1">
          <table:table-cell office:value-type="float" office:value="379900" calcext:value-type="float">
            <text:p>379900</text:p>
          </table:table-cell>
          <table:table-cell office:value-type="float" office:value="416733" calcext:value-type="float">
            <text:p>416733</text:p>
          </table:table-cell>
          <table:table-cell office:value-type="float" office:value="2000332" calcext:value-type="float">
            <text:p>2000332</text:p>
          </table:table-cell>
          <table:table-cell office:value-type="float" office:value="2120312" calcext:value-type="float">
            <text:p>2120312</text:p>
          </table:table-cell>
          <table:table-cell/>
          <table:table-cell office:value-type="float" office:value="417106" calcext:value-type="float">
            <text:p>417106</text:p>
          </table:table-cell>
          <table:table-cell office:value-type="float" office:value="413866" calcext:value-type="float">
            <text:p>413866</text:p>
          </table:table-cell>
          <table:table-cell office:value-type="float" office:value="2707341" calcext:value-type="float">
            <text:p>2707341</text:p>
          </table:table-cell>
          <table:table-cell office:value-type="float" office:value="2156217" calcext:value-type="float">
            <text:p>2156217</text:p>
          </table:table-cell>
          <table:table-cell table:number-columns-repeated="9"/>
          <table:table-cell office:value-type="float" office:value="134462504" calcext:value-type="float">
            <text:p>134462504</text:p>
          </table:table-cell>
          <table:table-cell table:number-columns-repeated="6"/>
        </table:table-row>
        <table:table-row table:style-name="ro1">
          <table:table-cell office:value-type="float" office:value="380011" calcext:value-type="float">
            <text:p>380011</text:p>
          </table:table-cell>
          <table:table-cell office:value-type="float" office:value="417529" calcext:value-type="float">
            <text:p>417529</text:p>
          </table:table-cell>
          <table:table-cell office:value-type="float" office:value="2000370" calcext:value-type="float">
            <text:p>2000370</text:p>
          </table:table-cell>
          <table:table-cell office:value-type="float" office:value="2120590" calcext:value-type="float">
            <text:p>2120590</text:p>
          </table:table-cell>
          <table:table-cell/>
          <table:table-cell office:value-type="float" office:value="418236" calcext:value-type="float">
            <text:p>418236</text:p>
          </table:table-cell>
          <table:table-cell office:value-type="float" office:value="414125" calcext:value-type="float">
            <text:p>414125</text:p>
          </table:table-cell>
          <table:table-cell office:value-type="float" office:value="2707360" calcext:value-type="float">
            <text:p>2707360</text:p>
          </table:table-cell>
          <table:table-cell office:value-type="float" office:value="2156218" calcext:value-type="float">
            <text:p>2156218</text:p>
          </table:table-cell>
          <table:table-cell table:number-columns-repeated="9"/>
          <table:table-cell office:value-type="float" office:value="134464770" calcext:value-type="float">
            <text:p>134464770</text:p>
          </table:table-cell>
          <table:table-cell table:number-columns-repeated="6"/>
        </table:table-row>
        <table:table-row table:style-name="ro1">
          <table:table-cell office:value-type="float" office:value="380363" calcext:value-type="float">
            <text:p>380363</text:p>
          </table:table-cell>
          <table:table-cell office:value-type="float" office:value="417714" calcext:value-type="float">
            <text:p>417714</text:p>
          </table:table-cell>
          <table:table-cell office:value-type="float" office:value="2000554" calcext:value-type="float">
            <text:p>2000554</text:p>
          </table:table-cell>
          <table:table-cell office:value-type="float" office:value="2123274" calcext:value-type="float">
            <text:p>2123274</text:p>
          </table:table-cell>
          <table:table-cell/>
          <table:table-cell office:value-type="float" office:value="419422" calcext:value-type="float">
            <text:p>419422</text:p>
          </table:table-cell>
          <table:table-cell office:value-type="float" office:value="415681" calcext:value-type="float">
            <text:p>415681</text:p>
          </table:table-cell>
          <table:table-cell office:value-type="float" office:value="2707452" calcext:value-type="float">
            <text:p>2707452</text:p>
          </table:table-cell>
          <table:table-cell office:value-type="float" office:value="2158329" calcext:value-type="float">
            <text:p>2158329</text:p>
          </table:table-cell>
          <table:table-cell table:number-columns-repeated="9"/>
          <table:table-cell office:value-type="float" office:value="134508893" calcext:value-type="float">
            <text:p>134508893</text:p>
          </table:table-cell>
          <table:table-cell table:number-columns-repeated="6"/>
        </table:table-row>
        <table:table-row table:style-name="ro1">
          <table:table-cell office:value-type="float" office:value="380400" calcext:value-type="float">
            <text:p>380400</text:p>
          </table:table-cell>
          <table:table-cell office:value-type="float" office:value="418103" calcext:value-type="float">
            <text:p>418103</text:p>
          </table:table-cell>
          <table:table-cell office:value-type="float" office:value="2000814" calcext:value-type="float">
            <text:p>2000814</text:p>
          </table:table-cell>
          <table:table-cell office:value-type="float" office:value="2124071" calcext:value-type="float">
            <text:p>2124071</text:p>
          </table:table-cell>
          <table:table-cell/>
          <table:table-cell office:value-type="float" office:value="419440" calcext:value-type="float">
            <text:p>419440</text:p>
          </table:table-cell>
          <table:table-cell office:value-type="float" office:value="415903" calcext:value-type="float">
            <text:p>415903</text:p>
          </table:table-cell>
          <table:table-cell office:value-type="float" office:value="2707471" calcext:value-type="float">
            <text:p>2707471</text:p>
          </table:table-cell>
          <table:table-cell office:value-type="float" office:value="2158755" calcext:value-type="float">
            <text:p>2158755</text:p>
          </table:table-cell>
          <table:table-cell table:number-columns-repeated="9"/>
          <table:table-cell office:value-type="float" office:value="134624607" calcext:value-type="float">
            <text:p>134624607</text:p>
          </table:table-cell>
          <table:table-cell table:number-columns-repeated="6"/>
        </table:table-row>
        <table:table-row table:style-name="ro1">
          <table:table-cell office:value-type="float" office:value="380845" calcext:value-type="float">
            <text:p>380845</text:p>
          </table:table-cell>
          <table:table-cell office:value-type="float" office:value="418122" calcext:value-type="float">
            <text:p>418122</text:p>
          </table:table-cell>
          <table:table-cell office:value-type="float" office:value="2000924" calcext:value-type="float">
            <text:p>2000924</text:p>
          </table:table-cell>
          <table:table-cell office:value-type="float" office:value="2124238" calcext:value-type="float">
            <text:p>2124238</text:p>
          </table:table-cell>
          <table:table-cell/>
          <table:table-cell office:value-type="float" office:value="419958" calcext:value-type="float">
            <text:p>419958</text:p>
          </table:table-cell>
          <table:table-cell office:value-type="float" office:value="416440" calcext:value-type="float">
            <text:p>416440</text:p>
          </table:table-cell>
          <table:table-cell office:value-type="float" office:value="2707564" calcext:value-type="float">
            <text:p>2707564</text:p>
          </table:table-cell>
          <table:table-cell office:value-type="float" office:value="2159699" calcext:value-type="float">
            <text:p>2159699</text:p>
          </table:table-cell>
          <table:table-cell table:number-columns-repeated="9"/>
          <table:table-cell office:value-type="float" office:value="134695929" calcext:value-type="float">
            <text:p>134695929</text:p>
          </table:table-cell>
          <table:table-cell table:number-columns-repeated="6"/>
        </table:table-row>
        <table:table-row table:style-name="ro1">
          <table:table-cell office:value-type="float" office:value="380863" calcext:value-type="float">
            <text:p>380863</text:p>
          </table:table-cell>
          <table:table-cell office:value-type="float" office:value="418177" calcext:value-type="float">
            <text:p>418177</text:p>
          </table:table-cell>
          <table:table-cell office:value-type="float" office:value="2001388" calcext:value-type="float">
            <text:p>2001388</text:p>
          </table:table-cell>
          <table:table-cell office:value-type="float" office:value="2124330" calcext:value-type="float">
            <text:p>2124330</text:p>
          </table:table-cell>
          <table:table-cell/>
          <table:table-cell office:value-type="float" office:value="420662" calcext:value-type="float">
            <text:p>420662</text:p>
          </table:table-cell>
          <table:table-cell office:value-type="float" office:value="416570" calcext:value-type="float">
            <text:p>416570</text:p>
          </table:table-cell>
          <table:table-cell office:value-type="float" office:value="2707637" calcext:value-type="float">
            <text:p>2707637</text:p>
          </table:table-cell>
          <table:table-cell office:value-type="float" office:value="2160088" calcext:value-type="float">
            <text:p>2160088</text:p>
          </table:table-cell>
          <table:table-cell table:number-columns-repeated="9"/>
          <table:table-cell office:value-type="float" office:value="134946950" calcext:value-type="float">
            <text:p>134946950</text:p>
          </table:table-cell>
          <table:table-cell table:number-columns-repeated="6"/>
        </table:table-row>
        <table:table-row table:style-name="ro1">
          <table:table-cell office:value-type="float" office:value="380919" calcext:value-type="float">
            <text:p>380919</text:p>
          </table:table-cell>
          <table:table-cell office:value-type="float" office:value="418548" calcext:value-type="float">
            <text:p>418548</text:p>
          </table:table-cell>
          <table:table-cell office:value-type="float" office:value="2002091" calcext:value-type="float">
            <text:p>2002091</text:p>
          </table:table-cell>
          <table:table-cell office:value-type="float" office:value="2124441" calcext:value-type="float">
            <text:p>2124441</text:p>
          </table:table-cell>
          <table:table-cell/>
          <table:table-cell office:value-type="float" office:value="420829" calcext:value-type="float">
            <text:p>420829</text:p>
          </table:table-cell>
          <table:table-cell office:value-type="float" office:value="417217" calcext:value-type="float">
            <text:p>417217</text:p>
          </table:table-cell>
          <table:table-cell office:value-type="float" office:value="2707638" calcext:value-type="float">
            <text:p>2707638</text:p>
          </table:table-cell>
          <table:table-cell office:value-type="float" office:value="2161939" calcext:value-type="float">
            <text:p>2161939</text:p>
          </table:table-cell>
          <table:table-cell table:number-columns-repeated="9"/>
          <table:table-cell office:value-type="float" office:value="135165702" calcext:value-type="float">
            <text:p>135165702</text:p>
          </table:table-cell>
          <table:table-cell table:number-columns-repeated="6"/>
        </table:table-row>
        <table:table-row table:style-name="ro1">
          <table:table-cell office:value-type="float" office:value="381863" calcext:value-type="float">
            <text:p>381863</text:p>
          </table:table-cell>
          <table:table-cell office:value-type="float" office:value="418659" calcext:value-type="float">
            <text:p>418659</text:p>
          </table:table-cell>
          <table:table-cell office:value-type="float" office:value="2002166" calcext:value-type="float">
            <text:p>2002166</text:p>
          </table:table-cell>
          <table:table-cell office:value-type="float" office:value="2124515" calcext:value-type="float">
            <text:p>2124515</text:p>
          </table:table-cell>
          <table:table-cell/>
          <table:table-cell office:value-type="float" office:value="420921" calcext:value-type="float">
            <text:p>420921</text:p>
          </table:table-cell>
          <table:table-cell office:value-type="float" office:value="417366" calcext:value-type="float">
            <text:p>417366</text:p>
          </table:table-cell>
          <table:table-cell office:value-type="float" office:value="2707878" calcext:value-type="float">
            <text:p>2707878</text:p>
          </table:table-cell>
          <table:table-cell office:value-type="float" office:value="2162458" calcext:value-type="float">
            <text:p>2162458</text:p>
          </table:table-cell>
          <table:table-cell table:number-columns-repeated="9"/>
          <table:table-cell office:value-type="float" office:value="135403218" calcext:value-type="float">
            <text:p>135403218</text:p>
          </table:table-cell>
          <table:table-cell table:number-columns-repeated="6"/>
        </table:table-row>
        <table:table-row table:style-name="ro1">
          <table:table-cell office:value-type="float" office:value="381956" calcext:value-type="float">
            <text:p>381956</text:p>
          </table:table-cell>
          <table:table-cell office:value-type="float" office:value="419029" calcext:value-type="float">
            <text:p>419029</text:p>
          </table:table-cell>
          <table:table-cell office:value-type="float" office:value="2002869" calcext:value-type="float">
            <text:p>2002869</text:p>
          </table:table-cell>
          <table:table-cell office:value-type="float" office:value="2125793" calcext:value-type="float">
            <text:p>2125793</text:p>
          </table:table-cell>
          <table:table-cell/>
          <table:table-cell office:value-type="float" office:value="421070" calcext:value-type="float">
            <text:p>421070</text:p>
          </table:table-cell>
          <table:table-cell office:value-type="float" office:value="417607" calcext:value-type="float">
            <text:p>417607</text:p>
          </table:table-cell>
          <table:table-cell office:value-type="float" office:value="2708064" calcext:value-type="float">
            <text:p>2708064</text:p>
          </table:table-cell>
          <table:table-cell office:value-type="float" office:value="2163310" calcext:value-type="float">
            <text:p>2163310</text:p>
          </table:table-cell>
          <table:table-cell table:number-columns-repeated="9"/>
          <table:table-cell office:value-type="float" office:value="135411648" calcext:value-type="float">
            <text:p>135411648</text:p>
          </table:table-cell>
          <table:table-cell table:number-columns-repeated="6"/>
        </table:table-row>
        <table:table-row table:style-name="ro1">
          <table:table-cell office:value-type="float" office:value="382011" calcext:value-type="float">
            <text:p>382011</text:p>
          </table:table-cell>
          <table:table-cell office:value-type="float" office:value="419085" calcext:value-type="float">
            <text:p>419085</text:p>
          </table:table-cell>
          <table:table-cell office:value-type="float" office:value="2003314" calcext:value-type="float">
            <text:p>2003314</text:p>
          </table:table-cell>
          <table:table-cell office:value-type="float" office:value="2125830" calcext:value-type="float">
            <text:p>2125830</text:p>
          </table:table-cell>
          <table:table-cell/>
          <table:table-cell office:value-type="float" office:value="422533" calcext:value-type="float">
            <text:p>422533</text:p>
          </table:table-cell>
          <table:table-cell office:value-type="float" office:value="417662" calcext:value-type="float">
            <text:p>417662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588" calcext:value-type="float">
            <text:p>2163588</text:p>
          </table:table-cell>
          <table:table-cell table:number-columns-repeated="9"/>
          <table:table-cell office:value-type="float" office:value="135552419" calcext:value-type="float">
            <text:p>135552419</text:p>
          </table:table-cell>
          <table:table-cell table:number-columns-repeated="6"/>
        </table:table-row>
        <table:table-row table:style-name="ro1">
          <table:table-cell office:value-type="float" office:value="382066" calcext:value-type="float">
            <text:p>382066</text:p>
          </table:table-cell>
          <table:table-cell office:value-type="float" office:value="419159" calcext:value-type="float">
            <text:p>419159</text:p>
          </table:table-cell>
          <table:table-cell office:value-type="float" office:value="2005054" calcext:value-type="float">
            <text:p>2005054</text:p>
          </table:table-cell>
          <table:table-cell office:value-type="float" office:value="2126275" calcext:value-type="float">
            <text:p>2126275</text:p>
          </table:table-cell>
          <table:table-cell/>
          <table:table-cell office:value-type="float" office:value="422625" calcext:value-type="float">
            <text:p>422625</text:p>
          </table:table-cell>
          <table:table-cell office:value-type="float" office:value="418329" calcext:value-type="float">
            <text:p>418329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922" calcext:value-type="float">
            <text:p>2163922</text:p>
          </table:table-cell>
          <table:table-cell table:number-columns-repeated="9"/>
          <table:table-cell office:value-type="float" office:value="136239062" calcext:value-type="float">
            <text:p>136239062</text:p>
          </table:table-cell>
          <table:table-cell table:number-columns-repeated="6"/>
        </table:table-row>
        <table:table-row table:style-name="ro1">
          <table:table-cell office:value-type="float" office:value="382178" calcext:value-type="float">
            <text:p>382178</text:p>
          </table:table-cell>
          <table:table-cell office:value-type="float" office:value="419344" calcext:value-type="float">
            <text:p>419344</text:p>
          </table:table-cell>
          <table:table-cell office:value-type="float" office:value="2005221" calcext:value-type="float">
            <text:p>2005221</text:p>
          </table:table-cell>
          <table:table-cell office:value-type="float" office:value="2126496" calcext:value-type="float">
            <text:p>2126496</text:p>
          </table:table-cell>
          <table:table-cell/>
          <table:table-cell office:value-type="float" office:value="422681" calcext:value-type="float">
            <text:p>422681</text:p>
          </table:table-cell>
          <table:table-cell office:value-type="float" office:value="418477" calcext:value-type="float">
            <text:p>418477</text:p>
          </table:table-cell>
          <table:table-cell office:value-type="float" office:value="2708749" calcext:value-type="float">
            <text:p>2708749</text:p>
          </table:table-cell>
          <table:table-cell office:value-type="float" office:value="2164717" calcext:value-type="float">
            <text:p>2164717</text:p>
          </table:table-cell>
          <table:table-cell table:number-columns-repeated="9"/>
          <table:table-cell office:value-type="float" office:value="136313772" calcext:value-type="float">
            <text:p>136313772</text:p>
          </table:table-cell>
          <table:table-cell table:number-columns-repeated="6"/>
        </table:table-row>
        <table:table-row table:style-name="ro1">
          <table:table-cell office:value-type="float" office:value="382548" calcext:value-type="float">
            <text:p>382548</text:p>
          </table:table-cell>
          <table:table-cell office:value-type="float" office:value="419473" calcext:value-type="float">
            <text:p>419473</text:p>
          </table:table-cell>
          <table:table-cell office:value-type="float" office:value="2006869" calcext:value-type="float">
            <text:p>2006869</text:p>
          </table:table-cell>
          <table:table-cell office:value-type="float" office:value="2126904" calcext:value-type="float">
            <text:p>2126904</text:p>
          </table:table-cell>
          <table:table-cell/>
          <table:table-cell office:value-type="float" office:value="423089" calcext:value-type="float">
            <text:p>423089</text:p>
          </table:table-cell>
          <table:table-cell office:value-type="float" office:value="418977" calcext:value-type="float">
            <text:p>418977</text:p>
          </table:table-cell>
          <table:table-cell office:value-type="float" office:value="2710008" calcext:value-type="float">
            <text:p>2710008</text:p>
          </table:table-cell>
          <table:table-cell office:value-type="float" office:value="2165643" calcext:value-type="float">
            <text:p>2165643</text:p>
          </table:table-cell>
          <table:table-cell table:number-columns-repeated="9"/>
          <table:table-cell office:value-type="float" office:value="136351748" calcext:value-type="float">
            <text:p>136351748</text:p>
          </table:table-cell>
          <table:table-cell table:number-columns-repeated="6"/>
        </table:table-row>
        <table:table-row table:style-name="ro1">
          <table:table-cell office:value-type="float" office:value="382604" calcext:value-type="float">
            <text:p>382604</text:p>
          </table:table-cell>
          <table:table-cell office:value-type="float" office:value="419696" calcext:value-type="float">
            <text:p>419696</text:p>
          </table:table-cell>
          <table:table-cell office:value-type="float" office:value="2007202" calcext:value-type="float">
            <text:p>2007202</text:p>
          </table:table-cell>
          <table:table-cell office:value-type="float" office:value="2128663" calcext:value-type="float">
            <text:p>2128663</text:p>
          </table:table-cell>
          <table:table-cell/>
          <table:table-cell office:value-type="float" office:value="423273" calcext:value-type="float">
            <text:p>423273</text:p>
          </table:table-cell>
          <table:table-cell office:value-type="float" office:value="419180" calcext:value-type="float">
            <text:p>419180</text:p>
          </table:table-cell>
          <table:table-cell office:value-type="float" office:value="2710100" calcext:value-type="float">
            <text:p>2710100</text:p>
          </table:table-cell>
          <table:table-cell office:value-type="float" office:value="2165661" calcext:value-type="float">
            <text:p>2165661</text:p>
          </table:table-cell>
          <table:table-cell table:number-columns-repeated="9"/>
          <table:table-cell office:value-type="float" office:value="137023119" calcext:value-type="float">
            <text:p>137023119</text:p>
          </table:table-cell>
          <table:table-cell table:number-columns-repeated="6"/>
        </table:table-row>
        <table:table-row table:style-name="ro1">
          <table:table-cell office:value-type="float" office:value="382918" calcext:value-type="float">
            <text:p>382918</text:p>
          </table:table-cell>
          <table:table-cell office:value-type="float" office:value="419769" calcext:value-type="float">
            <text:p>419769</text:p>
          </table:table-cell>
          <table:table-cell office:value-type="float" office:value="2008146" calcext:value-type="float">
            <text:p>2008146</text:p>
          </table:table-cell>
          <table:table-cell office:value-type="float" office:value="2128682" calcext:value-type="float">
            <text:p>2128682</text:p>
          </table:table-cell>
          <table:table-cell/>
          <table:table-cell office:value-type="float" office:value="424866" calcext:value-type="float">
            <text:p>424866</text:p>
          </table:table-cell>
          <table:table-cell office:value-type="float" office:value="419255" calcext:value-type="float">
            <text:p>419255</text:p>
          </table:table-cell>
          <table:table-cell office:value-type="float" office:value="2710453" calcext:value-type="float">
            <text:p>2710453</text:p>
          </table:table-cell>
          <table:table-cell office:value-type="float" office:value="2165828" calcext:value-type="float">
            <text:p>2165828</text:p>
          </table:table-cell>
          <table:table-cell table:number-columns-repeated="9"/>
          <table:table-cell office:value-type="float" office:value="137352346" calcext:value-type="float">
            <text:p>137352346</text:p>
          </table:table-cell>
          <table:table-cell table:number-columns-repeated="6"/>
        </table:table-row>
        <table:table-row table:style-name="ro1">
          <table:table-cell office:value-type="float" office:value="383067" calcext:value-type="float">
            <text:p>383067</text:p>
          </table:table-cell>
          <table:table-cell office:value-type="float" office:value="419992" calcext:value-type="float">
            <text:p>419992</text:p>
          </table:table-cell>
          <table:table-cell office:value-type="float" office:value="2010572" calcext:value-type="float">
            <text:p>2010572</text:p>
          </table:table-cell>
          <table:table-cell office:value-type="float" office:value="2128904" calcext:value-type="float">
            <text:p>2128904</text:p>
          </table:table-cell>
          <table:table-cell/>
          <table:table-cell office:value-type="float" office:value="426143" calcext:value-type="float">
            <text:p>426143</text:p>
          </table:table-cell>
          <table:table-cell office:value-type="float" office:value="420033" calcext:value-type="float">
            <text:p>420033</text:p>
          </table:table-cell>
          <table:table-cell office:value-type="float" office:value="2712841" calcext:value-type="float">
            <text:p>2712841</text:p>
          </table:table-cell>
          <table:table-cell office:value-type="float" office:value="2166033" calcext:value-type="float">
            <text:p>2166033</text:p>
          </table:table-cell>
          <table:table-cell table:number-columns-repeated="9"/>
          <table:table-cell office:value-type="float" office:value="137522948" calcext:value-type="float">
            <text:p>137522948</text:p>
          </table:table-cell>
          <table:table-cell table:number-columns-repeated="6"/>
        </table:table-row>
        <table:table-row table:style-name="ro1">
          <table:table-cell office:value-type="float" office:value="383122" calcext:value-type="float">
            <text:p>383122</text:p>
          </table:table-cell>
          <table:table-cell office:value-type="float" office:value="419992" calcext:value-type="float">
            <text:p>419992</text:p>
          </table:table-cell>
          <table:table-cell office:value-type="float" office:value="2011054" calcext:value-type="float">
            <text:p>2011054</text:p>
          </table:table-cell>
          <table:table-cell office:value-type="float" office:value="2130071" calcext:value-type="float">
            <text:p>2130071</text:p>
          </table:table-cell>
          <table:table-cell/>
          <table:table-cell office:value-type="float" office:value="426329" calcext:value-type="float">
            <text:p>426329</text:p>
          </table:table-cell>
          <table:table-cell office:value-type="float" office:value="421217" calcext:value-type="float">
            <text:p>421217</text:p>
          </table:table-cell>
          <table:table-cell office:value-type="float" office:value="2714064" calcext:value-type="float">
            <text:p>2714064</text:p>
          </table:table-cell>
          <table:table-cell office:value-type="float" office:value="2167773" calcext:value-type="float">
            <text:p>2167773</text:p>
          </table:table-cell>
          <table:table-cell table:number-columns-repeated="9"/>
          <table:table-cell office:value-type="float" office:value="137737122" calcext:value-type="float">
            <text:p>137737122</text:p>
          </table:table-cell>
          <table:table-cell table:number-columns-repeated="6"/>
        </table:table-row>
        <table:table-row table:style-name="ro1">
          <table:table-cell office:value-type="float" office:value="383159" calcext:value-type="float">
            <text:p>383159</text:p>
          </table:table-cell>
          <table:table-cell office:value-type="float" office:value="420214" calcext:value-type="float">
            <text:p>420214</text:p>
          </table:table-cell>
          <table:table-cell office:value-type="float" office:value="2011091" calcext:value-type="float">
            <text:p>2011091</text:p>
          </table:table-cell>
          <table:table-cell office:value-type="float" office:value="2130922" calcext:value-type="float">
            <text:p>2130922</text:p>
          </table:table-cell>
          <table:table-cell/>
          <table:table-cell office:value-type="float" office:value="427032" calcext:value-type="float">
            <text:p>427032</text:p>
          </table:table-cell>
          <table:table-cell office:value-type="float" office:value="421236" calcext:value-type="float">
            <text:p>421236</text:p>
          </table:table-cell>
          <table:table-cell office:value-type="float" office:value="2715323" calcext:value-type="float">
            <text:p>2715323</text:p>
          </table:table-cell>
          <table:table-cell office:value-type="float" office:value="2168624" calcext:value-type="float">
            <text:p>2168624</text:p>
          </table:table-cell>
          <table:table-cell table:number-columns-repeated="9"/>
          <table:table-cell office:value-type="float" office:value="137887496" calcext:value-type="float">
            <text:p>137887496</text:p>
          </table:table-cell>
          <table:table-cell table:number-columns-repeated="6"/>
        </table:table-row>
        <table:table-row table:style-name="ro1">
          <table:table-cell office:value-type="float" office:value="383215" calcext:value-type="float">
            <text:p>383215</text:p>
          </table:table-cell>
          <table:table-cell office:value-type="float" office:value="420380" calcext:value-type="float">
            <text:p>420380</text:p>
          </table:table-cell>
          <table:table-cell office:value-type="float" office:value="2011647" calcext:value-type="float">
            <text:p>2011647</text:p>
          </table:table-cell>
          <table:table-cell office:value-type="float" office:value="2131275" calcext:value-type="float">
            <text:p>2131275</text:p>
          </table:table-cell>
          <table:table-cell/>
          <table:table-cell office:value-type="float" office:value="429125" calcext:value-type="float">
            <text:p>429125</text:p>
          </table:table-cell>
          <table:table-cell office:value-type="float" office:value="421570" calcext:value-type="float">
            <text:p>421570</text:p>
          </table:table-cell>
          <table:table-cell office:value-type="float" office:value="2715748" calcext:value-type="float">
            <text:p>2715748</text:p>
          </table:table-cell>
          <table:table-cell office:value-type="float" office:value="2169199" calcext:value-type="float">
            <text:p>2169199</text:p>
          </table:table-cell>
          <table:table-cell table:number-columns-repeated="9"/>
          <table:table-cell office:value-type="float" office:value="138061071" calcext:value-type="float">
            <text:p>138061071</text:p>
          </table:table-cell>
          <table:table-cell table:number-columns-repeated="6"/>
        </table:table-row>
        <table:table-row table:style-name="ro1">
          <table:table-cell office:value-type="float" office:value="383844" calcext:value-type="float">
            <text:p>383844</text:p>
          </table:table-cell>
          <table:table-cell office:value-type="float" office:value="420733" calcext:value-type="float">
            <text:p>420733</text:p>
          </table:table-cell>
          <table:table-cell office:value-type="float" office:value="2011869" calcext:value-type="float">
            <text:p>2011869</text:p>
          </table:table-cell>
          <table:table-cell office:value-type="float" office:value="2134681" calcext:value-type="float">
            <text:p>2134681</text:p>
          </table:table-cell>
          <table:table-cell/>
          <table:table-cell office:value-type="float" office:value="429699" calcext:value-type="float">
            <text:p>429699</text:p>
          </table:table-cell>
          <table:table-cell office:value-type="float" office:value="421700" calcext:value-type="float">
            <text:p>421700</text:p>
          </table:table-cell>
          <table:table-cell office:value-type="float" office:value="2717026" calcext:value-type="float">
            <text:p>2717026</text:p>
          </table:table-cell>
          <table:table-cell office:value-type="float" office:value="2169829" calcext:value-type="float">
            <text:p>2169829</text:p>
          </table:table-cell>
          <table:table-cell table:number-columns-repeated="9"/>
          <table:table-cell office:value-type="float" office:value="138158949" calcext:value-type="float">
            <text:p>138158949</text:p>
          </table:table-cell>
          <table:table-cell table:number-columns-repeated="6"/>
        </table:table-row>
        <table:table-row table:style-name="ro1">
          <table:table-cell office:value-type="float" office:value="385029" calcext:value-type="float">
            <text:p>385029</text:p>
          </table:table-cell>
          <table:table-cell office:value-type="float" office:value="420955" calcext:value-type="float">
            <text:p>420955</text:p>
          </table:table-cell>
          <table:table-cell office:value-type="float" office:value="2012610" calcext:value-type="float">
            <text:p>2012610</text:p>
          </table:table-cell>
          <table:table-cell office:value-type="float" office:value="2135070" calcext:value-type="float">
            <text:p>2135070</text:p>
          </table:table-cell>
          <table:table-cell/>
          <table:table-cell office:value-type="float" office:value="430699" calcext:value-type="float">
            <text:p>430699</text:p>
          </table:table-cell>
          <table:table-cell office:value-type="float" office:value="421977" calcext:value-type="float">
            <text:p>421977</text:p>
          </table:table-cell>
          <table:table-cell office:value-type="float" office:value="2718212" calcext:value-type="float">
            <text:p>2718212</text:p>
          </table:table-cell>
          <table:table-cell office:value-type="float" office:value="2171273" calcext:value-type="float">
            <text:p>2171273</text:p>
          </table:table-cell>
          <table:table-cell table:number-columns-repeated="9"/>
          <table:table-cell office:value-type="float" office:value="138166983" calcext:value-type="float">
            <text:p>138166983</text:p>
          </table:table-cell>
          <table:table-cell table:number-columns-repeated="6"/>
        </table:table-row>
        <table:table-row table:style-name="ro1">
          <table:table-cell office:value-type="float" office:value="385400" calcext:value-type="float">
            <text:p>385400</text:p>
          </table:table-cell>
          <table:table-cell office:value-type="float" office:value="421288" calcext:value-type="float">
            <text:p>421288</text:p>
          </table:table-cell>
          <table:table-cell office:value-type="float" office:value="2013295" calcext:value-type="float">
            <text:p>2013295</text:p>
          </table:table-cell>
          <table:table-cell office:value-type="float" office:value="2135311" calcext:value-type="float">
            <text:p>2135311</text:p>
          </table:table-cell>
          <table:table-cell/>
          <table:table-cell office:value-type="float" office:value="431384" calcext:value-type="float">
            <text:p>431384</text:p>
          </table:table-cell>
          <table:table-cell office:value-type="float" office:value="423310" calcext:value-type="float">
            <text:p>423310</text:p>
          </table:table-cell>
          <table:table-cell office:value-type="float" office:value="2718767" calcext:value-type="float">
            <text:p>2718767</text:p>
          </table:table-cell>
          <table:table-cell office:value-type="float" office:value="2171532" calcext:value-type="float">
            <text:p>2171532</text:p>
          </table:table-cell>
          <table:table-cell table:number-columns-repeated="9"/>
          <table:table-cell office:value-type="float" office:value="139943888" calcext:value-type="float">
            <text:p>139943888</text:p>
          </table:table-cell>
          <table:table-cell table:number-columns-repeated="6"/>
        </table:table-row>
        <table:table-row table:style-name="ro1">
          <table:table-cell office:value-type="float" office:value="385826" calcext:value-type="float">
            <text:p>385826</text:p>
          </table:table-cell>
          <table:table-cell office:value-type="float" office:value="421325" calcext:value-type="float">
            <text:p>421325</text:p>
          </table:table-cell>
          <table:table-cell office:value-type="float" office:value="2013350" calcext:value-type="float">
            <text:p>2013350</text:p>
          </table:table-cell>
          <table:table-cell office:value-type="float" office:value="2135904" calcext:value-type="float">
            <text:p>2135904</text:p>
          </table:table-cell>
          <table:table-cell/>
          <table:table-cell office:value-type="float" office:value="431866" calcext:value-type="float">
            <text:p>431866</text:p>
          </table:table-cell>
          <table:table-cell office:value-type="float" office:value="423569" calcext:value-type="float">
            <text:p>423569</text:p>
          </table:table-cell>
          <table:table-cell office:value-type="float" office:value="2719860" calcext:value-type="float">
            <text:p>2719860</text:p>
          </table:table-cell>
          <table:table-cell office:value-type="float" office:value="2172644" calcext:value-type="float">
            <text:p>2172644</text:p>
          </table:table-cell>
          <table:table-cell table:number-columns-repeated="9"/>
          <table:table-cell office:value-type="float" office:value="139954197" calcext:value-type="float">
            <text:p>139954197</text:p>
          </table:table-cell>
          <table:table-cell table:number-columns-repeated="6"/>
        </table:table-row>
        <table:table-row table:style-name="ro1">
          <table:table-cell office:value-type="float" office:value="386288" calcext:value-type="float">
            <text:p>386288</text:p>
          </table:table-cell>
          <table:table-cell office:value-type="float" office:value="421621" calcext:value-type="float">
            <text:p>421621</text:p>
          </table:table-cell>
          <table:table-cell office:value-type="float" office:value="2013999" calcext:value-type="float">
            <text:p>2013999</text:p>
          </table:table-cell>
          <table:table-cell office:value-type="float" office:value="2137996" calcext:value-type="float">
            <text:p>2137996</text:p>
          </table:table-cell>
          <table:table-cell/>
          <table:table-cell office:value-type="float" office:value="432606" calcext:value-type="float">
            <text:p>432606</text:p>
          </table:table-cell>
          <table:table-cell office:value-type="float" office:value="423663" calcext:value-type="float">
            <text:p>423663</text:p>
          </table:table-cell>
          <table:table-cell office:value-type="float" office:value="2720711" calcext:value-type="float">
            <text:p>2720711</text:p>
          </table:table-cell>
          <table:table-cell office:value-type="float" office:value="2173218" calcext:value-type="float">
            <text:p>2173218</text:p>
          </table:table-cell>
          <table:table-cell table:number-columns-repeated="9"/>
          <table:table-cell office:value-type="float" office:value="141812179" calcext:value-type="float">
            <text:p>141812179</text:p>
          </table:table-cell>
          <table:table-cell table:number-columns-repeated="6"/>
        </table:table-row>
        <table:table-row table:style-name="ro1">
          <table:table-cell office:value-type="float" office:value="386382" calcext:value-type="float">
            <text:p>386382</text:p>
          </table:table-cell>
          <table:table-cell office:value-type="float" office:value="421844" calcext:value-type="float">
            <text:p>421844</text:p>
          </table:table-cell>
          <table:table-cell office:value-type="float" office:value="2014814" calcext:value-type="float">
            <text:p>2014814</text:p>
          </table:table-cell>
          <table:table-cell office:value-type="float" office:value="2138848" calcext:value-type="float">
            <text:p>2138848</text:p>
          </table:table-cell>
          <table:table-cell/>
          <table:table-cell office:value-type="float" office:value="433384" calcext:value-type="float">
            <text:p>433384</text:p>
          </table:table-cell>
          <table:table-cell office:value-type="float" office:value="424014" calcext:value-type="float">
            <text:p>424014</text:p>
          </table:table-cell>
          <table:table-cell office:value-type="float" office:value="2726434" calcext:value-type="float">
            <text:p>2726434</text:p>
          </table:table-cell>
          <table:table-cell office:value-type="float" office:value="2178124" calcext:value-type="float">
            <text:p>2178124</text:p>
          </table:table-cell>
          <table:table-cell table:number-columns-repeated="9"/>
          <table:table-cell office:value-type="float" office:value="142295407" calcext:value-type="float">
            <text:p>142295407</text:p>
          </table:table-cell>
          <table:table-cell table:number-columns-repeated="6"/>
        </table:table-row>
        <table:table-row table:style-name="ro1">
          <table:table-cell office:value-type="float" office:value="386770" calcext:value-type="float">
            <text:p>386770</text:p>
          </table:table-cell>
          <table:table-cell office:value-type="float" office:value="422214" calcext:value-type="float">
            <text:p>422214</text:p>
          </table:table-cell>
          <table:table-cell office:value-type="float" office:value="2015295" calcext:value-type="float">
            <text:p>2015295</text:p>
          </table:table-cell>
          <table:table-cell office:value-type="float" office:value="2139107" calcext:value-type="float">
            <text:p>2139107</text:p>
          </table:table-cell>
          <table:table-cell/>
          <table:table-cell office:value-type="float" office:value="433532" calcext:value-type="float">
            <text:p>433532</text:p>
          </table:table-cell>
          <table:table-cell office:value-type="float" office:value="425088" calcext:value-type="float">
            <text:p>425088</text:p>
          </table:table-cell>
          <table:table-cell office:value-type="float" office:value="2729638" calcext:value-type="float">
            <text:p>2729638</text:p>
          </table:table-cell>
          <table:table-cell office:value-type="float" office:value="2178976" calcext:value-type="float">
            <text:p>2178976</text:p>
          </table:table-cell>
          <table:table-cell table:number-columns-repeated="9"/>
          <table:table-cell office:value-type="float" office:value="143990958" calcext:value-type="float">
            <text:p>143990958</text:p>
          </table:table-cell>
          <table:table-cell table:number-columns-repeated="6"/>
        </table:table-row>
        <table:table-row table:style-name="ro1">
          <table:table-cell office:value-type="float" office:value="386807" calcext:value-type="float">
            <text:p>386807</text:p>
          </table:table-cell>
          <table:table-cell office:value-type="float" office:value="423140" calcext:value-type="float">
            <text:p>423140</text:p>
          </table:table-cell>
          <table:table-cell office:value-type="float" office:value="2015332" calcext:value-type="float">
            <text:p>2015332</text:p>
          </table:table-cell>
          <table:table-cell office:value-type="float" office:value="2139570" calcext:value-type="float">
            <text:p>2139570</text:p>
          </table:table-cell>
          <table:table-cell/>
          <table:table-cell office:value-type="float" office:value="433625" calcext:value-type="float">
            <text:p>433625</text:p>
          </table:table-cell>
          <table:table-cell office:value-type="float" office:value="425218" calcext:value-type="float">
            <text:p>425218</text:p>
          </table:table-cell>
          <table:table-cell office:value-type="float" office:value="2732915" calcext:value-type="float">
            <text:p>2732915</text:p>
          </table:table-cell>
          <table:table-cell office:value-type="float" office:value="2180440" calcext:value-type="float">
            <text:p>2180440</text:p>
          </table:table-cell>
          <table:table-cell table:number-columns-repeated="9"/>
          <table:table-cell office:value-type="float" office:value="144878543" calcext:value-type="float">
            <text:p>144878543</text:p>
          </table:table-cell>
          <table:table-cell table:number-columns-repeated="6"/>
        </table:table-row>
        <table:table-row table:style-name="ro1">
          <table:table-cell office:value-type="float" office:value="387103" calcext:value-type="float">
            <text:p>387103</text:p>
          </table:table-cell>
          <table:table-cell office:value-type="float" office:value="423418" calcext:value-type="float">
            <text:p>423418</text:p>
          </table:table-cell>
          <table:table-cell office:value-type="float" office:value="2015443" calcext:value-type="float">
            <text:p>2015443</text:p>
          </table:table-cell>
          <table:table-cell office:value-type="float" office:value="2140422" calcext:value-type="float">
            <text:p>2140422</text:p>
          </table:table-cell>
          <table:table-cell/>
          <table:table-cell office:value-type="float" office:value="434718" calcext:value-type="float">
            <text:p>434718</text:p>
          </table:table-cell>
          <table:table-cell office:value-type="float" office:value="426125" calcext:value-type="float">
            <text:p>426125</text:p>
          </table:table-cell>
          <table:table-cell office:value-type="float" office:value="2733582" calcext:value-type="float">
            <text:p>2733582</text:p>
          </table:table-cell>
          <table:table-cell office:value-type="float" office:value="2186458" calcext:value-type="float">
            <text:p>2186458</text:p>
          </table:table-cell>
          <table:table-cell table:number-columns-repeated="9"/>
          <table:table-cell office:value-type="float" office:value="145343017" calcext:value-type="float">
            <text:p>145343017</text:p>
          </table:table-cell>
          <table:table-cell table:number-columns-repeated="6"/>
        </table:table-row>
        <table:table-row table:style-name="ro1">
          <table:table-cell office:value-type="float" office:value="387104" calcext:value-type="float">
            <text:p>387104</text:p>
          </table:table-cell>
          <table:table-cell office:value-type="float" office:value="423454" calcext:value-type="float">
            <text:p>423454</text:p>
          </table:table-cell>
          <table:table-cell office:value-type="float" office:value="2017536" calcext:value-type="float">
            <text:p>2017536</text:p>
          </table:table-cell>
          <table:table-cell office:value-type="float" office:value="2143570" calcext:value-type="float">
            <text:p>2143570</text:p>
          </table:table-cell>
          <table:table-cell/>
          <table:table-cell office:value-type="float" office:value="436254" calcext:value-type="float">
            <text:p>436254</text:p>
          </table:table-cell>
          <table:table-cell office:value-type="float" office:value="427532" calcext:value-type="float">
            <text:p>427532</text:p>
          </table:table-cell>
          <table:table-cell office:value-type="float" office:value="2734007" calcext:value-type="float">
            <text:p>2734007</text:p>
          </table:table-cell>
          <table:table-cell office:value-type="float" office:value="2189514" calcext:value-type="float">
            <text:p>2189514</text:p>
          </table:table-cell>
          <table:table-cell table:number-columns-repeated="9"/>
          <table:table-cell office:value-type="float" office:value="145614482" calcext:value-type="float">
            <text:p>145614482</text:p>
          </table:table-cell>
          <table:table-cell table:number-columns-repeated="6"/>
        </table:table-row>
        <table:table-row table:style-name="ro1">
          <table:table-cell office:value-type="float" office:value="387418" calcext:value-type="float">
            <text:p>387418</text:p>
          </table:table-cell>
          <table:table-cell office:value-type="float" office:value="423511" calcext:value-type="float">
            <text:p>423511</text:p>
          </table:table-cell>
          <table:table-cell office:value-type="float" office:value="2018462" calcext:value-type="float">
            <text:p>2018462</text:p>
          </table:table-cell>
          <table:table-cell office:value-type="float" office:value="2143608" calcext:value-type="float">
            <text:p>2143608</text:p>
          </table:table-cell>
          <table:table-cell/>
          <table:table-cell office:value-type="float" office:value="436532" calcext:value-type="float">
            <text:p>436532</text:p>
          </table:table-cell>
          <table:table-cell office:value-type="float" office:value="428014" calcext:value-type="float">
            <text:p>428014</text:p>
          </table:table-cell>
          <table:table-cell office:value-type="float" office:value="2734192" calcext:value-type="float">
            <text:p>2734192</text:p>
          </table:table-cell>
          <table:table-cell office:value-type="float" office:value="2198773" calcext:value-type="float">
            <text:p>2198773</text:p>
          </table:table-cell>
          <table:table-cell table:number-columns-repeated="9"/>
          <table:table-cell office:value-type="float" office:value="145621380" calcext:value-type="float">
            <text:p>145621380</text:p>
          </table:table-cell>
          <table:table-cell table:number-columns-repeated="6"/>
        </table:table-row>
        <table:table-row table:style-name="ro1">
          <table:table-cell office:value-type="float" office:value="387770" calcext:value-type="float">
            <text:p>387770</text:p>
          </table:table-cell>
          <table:table-cell office:value-type="float" office:value="423529" calcext:value-type="float">
            <text:p>423529</text:p>
          </table:table-cell>
          <table:table-cell office:value-type="float" office:value="2019442" calcext:value-type="float">
            <text:p>2019442</text:p>
          </table:table-cell>
          <table:table-cell office:value-type="float" office:value="2144348" calcext:value-type="float">
            <text:p>2144348</text:p>
          </table:table-cell>
          <table:table-cell/>
          <table:table-cell office:value-type="float" office:value="437217" calcext:value-type="float">
            <text:p>437217</text:p>
          </table:table-cell>
          <table:table-cell office:value-type="float" office:value="428828" calcext:value-type="float">
            <text:p>428828</text:p>
          </table:table-cell>
          <table:table-cell office:value-type="float" office:value="2739674" calcext:value-type="float">
            <text:p>2739674</text:p>
          </table:table-cell>
          <table:table-cell office:value-type="float" office:value="2203958" calcext:value-type="float">
            <text:p>2203958</text:p>
          </table:table-cell>
          <table:table-cell table:number-columns-repeated="9"/>
          <table:table-cell office:value-type="float" office:value="146074410" calcext:value-type="float">
            <text:p>146074410</text:p>
          </table:table-cell>
          <table:table-cell table:number-columns-repeated="6"/>
        </table:table-row>
        <table:table-row table:style-name="ro1">
          <table:table-cell office:value-type="float" office:value="388011" calcext:value-type="float">
            <text:p>388011</text:p>
          </table:table-cell>
          <table:table-cell office:value-type="float" office:value="425899" calcext:value-type="float">
            <text:p>425899</text:p>
          </table:table-cell>
          <table:table-cell office:value-type="float" office:value="2019461" calcext:value-type="float">
            <text:p>2019461</text:p>
          </table:table-cell>
          <table:table-cell office:value-type="float" office:value="2144496" calcext:value-type="float">
            <text:p>2144496</text:p>
          </table:table-cell>
          <table:table-cell/>
          <table:table-cell office:value-type="float" office:value="437902" calcext:value-type="float">
            <text:p>437902</text:p>
          </table:table-cell>
          <table:table-cell office:value-type="float" office:value="429477" calcext:value-type="float">
            <text:p>429477</text:p>
          </table:table-cell>
          <table:table-cell office:value-type="float" office:value="2740619" calcext:value-type="float">
            <text:p>2740619</text:p>
          </table:table-cell>
          <table:table-cell office:value-type="float" office:value="2205291" calcext:value-type="float">
            <text:p>2205291</text:p>
          </table:table-cell>
          <table:table-cell table:number-columns-repeated="9"/>
          <table:table-cell office:value-type="float" office:value="147187143" calcext:value-type="float">
            <text:p>147187143</text:p>
          </table:table-cell>
          <table:table-cell table:number-columns-repeated="6"/>
        </table:table-row>
        <table:table-row table:style-name="ro1">
          <table:table-cell office:value-type="float" office:value="388160" calcext:value-type="float">
            <text:p>388160</text:p>
          </table:table-cell>
          <table:table-cell office:value-type="float" office:value="426010" calcext:value-type="float">
            <text:p>426010</text:p>
          </table:table-cell>
          <table:table-cell office:value-type="float" office:value="2022831" calcext:value-type="float">
            <text:p>2022831</text:p>
          </table:table-cell>
          <table:table-cell office:value-type="float" office:value="2145070" calcext:value-type="float">
            <text:p>2145070</text:p>
          </table:table-cell>
          <table:table-cell/>
          <table:table-cell office:value-type="float" office:value="437940" calcext:value-type="float">
            <text:p>437940</text:p>
          </table:table-cell>
          <table:table-cell office:value-type="float" office:value="429662" calcext:value-type="float">
            <text:p>429662</text:p>
          </table:table-cell>
          <table:table-cell office:value-type="float" office:value="2741026" calcext:value-type="float">
            <text:p>2741026</text:p>
          </table:table-cell>
          <table:table-cell office:value-type="float" office:value="2206958" calcext:value-type="float">
            <text:p>2206958</text:p>
          </table:table-cell>
          <table:table-cell table:number-columns-repeated="9"/>
          <table:table-cell office:value-type="float" office:value="147243120" calcext:value-type="float">
            <text:p>147243120</text:p>
          </table:table-cell>
          <table:table-cell table:number-columns-repeated="6"/>
        </table:table-row>
        <table:table-row table:style-name="ro1">
          <table:table-cell office:value-type="float" office:value="388567" calcext:value-type="float">
            <text:p>388567</text:p>
          </table:table-cell>
          <table:table-cell office:value-type="float" office:value="426491" calcext:value-type="float">
            <text:p>426491</text:p>
          </table:table-cell>
          <table:table-cell office:value-type="float" office:value="2022887" calcext:value-type="float">
            <text:p>2022887</text:p>
          </table:table-cell>
          <table:table-cell office:value-type="float" office:value="2145071" calcext:value-type="float">
            <text:p>2145071</text:p>
          </table:table-cell>
          <table:table-cell/>
          <table:table-cell office:value-type="float" office:value="438273" calcext:value-type="float">
            <text:p>438273</text:p>
          </table:table-cell>
          <table:table-cell office:value-type="float" office:value="429810" calcext:value-type="float">
            <text:p>429810</text:p>
          </table:table-cell>
          <table:table-cell office:value-type="float" office:value="2750285" calcext:value-type="float">
            <text:p>2750285</text:p>
          </table:table-cell>
          <table:table-cell office:value-type="float" office:value="2208031" calcext:value-type="float">
            <text:p>2208031</text:p>
          </table:table-cell>
          <table:table-cell table:number-columns-repeated="9"/>
          <table:table-cell office:value-type="float" office:value="147375744" calcext:value-type="float">
            <text:p>147375744</text:p>
          </table:table-cell>
          <table:table-cell table:number-columns-repeated="6"/>
        </table:table-row>
        <table:table-row table:style-name="ro1">
          <table:table-cell office:value-type="float" office:value="388604" calcext:value-type="float">
            <text:p>388604</text:p>
          </table:table-cell>
          <table:table-cell office:value-type="float" office:value="427621" calcext:value-type="float">
            <text:p>427621</text:p>
          </table:table-cell>
          <table:table-cell office:value-type="float" office:value="2026313" calcext:value-type="float">
            <text:p>2026313</text:p>
          </table:table-cell>
          <table:table-cell office:value-type="float" office:value="2145126" calcext:value-type="float">
            <text:p>2145126</text:p>
          </table:table-cell>
          <table:table-cell/>
          <table:table-cell office:value-type="float" office:value="438995" calcext:value-type="float">
            <text:p>438995</text:p>
          </table:table-cell>
          <table:table-cell office:value-type="float" office:value="429884" calcext:value-type="float">
            <text:p>429884</text:p>
          </table:table-cell>
          <table:table-cell office:value-type="float" office:value="2751119" calcext:value-type="float">
            <text:p>2751119</text:p>
          </table:table-cell>
          <table:table-cell office:value-type="float" office:value="2209551" calcext:value-type="float">
            <text:p>2209551</text:p>
          </table:table-cell>
          <table:table-cell table:number-columns-repeated="9"/>
          <table:table-cell office:value-type="float" office:value="147468680" calcext:value-type="float">
            <text:p>147468680</text:p>
          </table:table-cell>
          <table:table-cell table:number-columns-repeated="6"/>
        </table:table-row>
        <table:table-row table:style-name="ro1">
          <table:table-cell office:value-type="float" office:value="388715" calcext:value-type="float">
            <text:p>388715</text:p>
          </table:table-cell>
          <table:table-cell office:value-type="float" office:value="427770" calcext:value-type="float">
            <text:p>427770</text:p>
          </table:table-cell>
          <table:table-cell office:value-type="float" office:value="2029035" calcext:value-type="float">
            <text:p>2029035</text:p>
          </table:table-cell>
          <table:table-cell office:value-type="float" office:value="2145829" calcext:value-type="float">
            <text:p>2145829</text:p>
          </table:table-cell>
          <table:table-cell/>
          <table:table-cell office:value-type="float" office:value="439217" calcext:value-type="float">
            <text:p>439217</text:p>
          </table:table-cell>
          <table:table-cell office:value-type="float" office:value="429885" calcext:value-type="float">
            <text:p>429885</text:p>
          </table:table-cell>
          <table:table-cell office:value-type="float" office:value="2752378" calcext:value-type="float">
            <text:p>2752378</text:p>
          </table:table-cell>
          <table:table-cell office:value-type="float" office:value="2212217" calcext:value-type="float">
            <text:p>2212217</text:p>
          </table:table-cell>
          <table:table-cell table:number-columns-repeated="9"/>
          <table:table-cell office:value-type="float" office:value="151558185" calcext:value-type="float">
            <text:p>151558185</text:p>
          </table:table-cell>
          <table:table-cell table:number-columns-repeated="6"/>
        </table:table-row>
        <table:table-row table:style-name="ro1">
          <table:table-cell office:value-type="float" office:value="388974" calcext:value-type="float">
            <text:p>388974</text:p>
          </table:table-cell>
          <table:table-cell office:value-type="float" office:value="428714" calcext:value-type="float">
            <text:p>428714</text:p>
          </table:table-cell>
          <table:table-cell office:value-type="float" office:value="2030517" calcext:value-type="float">
            <text:p>2030517</text:p>
          </table:table-cell>
          <table:table-cell office:value-type="float" office:value="2147329" calcext:value-type="float">
            <text:p>2147329</text:p>
          </table:table-cell>
          <table:table-cell/>
          <table:table-cell office:value-type="float" office:value="441365" calcext:value-type="float">
            <text:p>441365</text:p>
          </table:table-cell>
          <table:table-cell office:value-type="float" office:value="430310" calcext:value-type="float">
            <text:p>430310</text:p>
          </table:table-cell>
          <table:table-cell office:value-type="float" office:value="2752600" calcext:value-type="float">
            <text:p>2752600</text:p>
          </table:table-cell>
          <table:table-cell office:value-type="float" office:value="2215161" calcext:value-type="float">
            <text:p>2215161</text:p>
          </table:table-cell>
          <table:table-cell table:number-columns-repeated="9"/>
          <table:table-cell office:value-type="float" office:value="152208552" calcext:value-type="float">
            <text:p>152208552</text:p>
          </table:table-cell>
          <table:table-cell table:number-columns-repeated="6"/>
        </table:table-row>
        <table:table-row table:style-name="ro1">
          <table:table-cell office:value-type="float" office:value="389160" calcext:value-type="float">
            <text:p>389160</text:p>
          </table:table-cell>
          <table:table-cell office:value-type="float" office:value="430343" calcext:value-type="float">
            <text:p>430343</text:p>
          </table:table-cell>
          <table:table-cell office:value-type="float" office:value="2030536" calcext:value-type="float">
            <text:p>2030536</text:p>
          </table:table-cell>
          <table:table-cell office:value-type="float" office:value="2149200" calcext:value-type="float">
            <text:p>2149200</text:p>
          </table:table-cell>
          <table:table-cell/>
          <table:table-cell office:value-type="float" office:value="442921" calcext:value-type="float">
            <text:p>442921</text:p>
          </table:table-cell>
          <table:table-cell office:value-type="float" office:value="430495" calcext:value-type="float">
            <text:p>430495</text:p>
          </table:table-cell>
          <table:table-cell office:value-type="float" office:value="2773785" calcext:value-type="float">
            <text:p>2773785</text:p>
          </table:table-cell>
          <table:table-cell office:value-type="float" office:value="2217865" calcext:value-type="float">
            <text:p>2217865</text:p>
          </table:table-cell>
          <table:table-cell table:number-columns-repeated="9"/>
          <table:table-cell office:value-type="float" office:value="153148159" calcext:value-type="float">
            <text:p>153148159</text:p>
          </table:table-cell>
          <table:table-cell table:number-columns-repeated="6"/>
        </table:table-row>
        <table:table-row table:style-name="ro1">
          <table:table-cell office:value-type="float" office:value="389770" calcext:value-type="float">
            <text:p>389770</text:p>
          </table:table-cell>
          <table:table-cell office:value-type="float" office:value="430362" calcext:value-type="float">
            <text:p>430362</text:p>
          </table:table-cell>
          <table:table-cell office:value-type="float" office:value="2031295" calcext:value-type="float">
            <text:p>2031295</text:p>
          </table:table-cell>
          <table:table-cell office:value-type="float" office:value="2149237" calcext:value-type="float">
            <text:p>2149237</text:p>
          </table:table-cell>
          <table:table-cell/>
          <table:table-cell office:value-type="float" office:value="443588" calcext:value-type="float">
            <text:p>443588</text:p>
          </table:table-cell>
          <table:table-cell office:value-type="float" office:value="436254" calcext:value-type="float">
            <text:p>436254</text:p>
          </table:table-cell>
          <table:table-cell office:value-type="float" office:value="2776489" calcext:value-type="float">
            <text:p>2776489</text:p>
          </table:table-cell>
          <table:table-cell office:value-type="float" office:value="2221365" calcext:value-type="float">
            <text:p>2221365</text:p>
          </table:table-cell>
          <table:table-cell table:number-columns-repeated="9"/>
          <table:table-cell office:value-type="float" office:value="164127741" calcext:value-type="float">
            <text:p>164127741</text:p>
          </table:table-cell>
          <table:table-cell table:number-columns-repeated="6"/>
        </table:table-row>
        <table:table-row table:style-name="ro1">
          <table:table-cell office:value-type="float" office:value="393400" calcext:value-type="float">
            <text:p>393400</text:p>
          </table:table-cell>
          <table:table-cell office:value-type="float" office:value="432306" calcext:value-type="float">
            <text:p>432306</text:p>
          </table:table-cell>
          <table:table-cell office:value-type="float" office:value="2032461" calcext:value-type="float">
            <text:p>2032461</text:p>
          </table:table-cell>
          <table:table-cell office:value-type="float" office:value="2149237" calcext:value-type="float">
            <text:p>2149237</text:p>
          </table:table-cell>
          <table:table-cell/>
          <table:table-cell office:value-type="float" office:value="443625" calcext:value-type="float">
            <text:p>443625</text:p>
          </table:table-cell>
          <table:table-cell office:value-type="float" office:value="436977" calcext:value-type="float">
            <text:p>436977</text:p>
          </table:table-cell>
          <table:table-cell office:value-type="float" office:value="2779211" calcext:value-type="float">
            <text:p>2779211</text:p>
          </table:table-cell>
          <table:table-cell office:value-type="float" office:value="2232920" calcext:value-type="float">
            <text:p>2232920</text:p>
          </table:table-cell>
          <table:table-cell table:number-columns-repeated="16"/>
        </table:table-row>
        <table:table-row table:style-name="ro1">
          <table:table-cell office:value-type="float" office:value="394770" calcext:value-type="float">
            <text:p>394770</text:p>
          </table:table-cell>
          <table:table-cell office:value-type="float" office:value="435788" calcext:value-type="float">
            <text:p>435788</text:p>
          </table:table-cell>
          <table:table-cell office:value-type="float" office:value="2032924" calcext:value-type="float">
            <text:p>2032924</text:p>
          </table:table-cell>
          <table:table-cell office:value-type="float" office:value="2149996" calcext:value-type="float">
            <text:p>2149996</text:p>
          </table:table-cell>
          <table:table-cell/>
          <table:table-cell office:value-type="float" office:value="444033" calcext:value-type="float">
            <text:p>444033</text:p>
          </table:table-cell>
          <table:table-cell office:value-type="float" office:value="437366" calcext:value-type="float">
            <text:p>437366</text:p>
          </table:table-cell>
          <table:table-cell office:value-type="float" office:value="2782544" calcext:value-type="float">
            <text:p>2782544</text:p>
          </table:table-cell>
          <table:table-cell office:value-type="float" office:value="2240235" calcext:value-type="float">
            <text:p>2240235</text:p>
          </table:table-cell>
          <table:table-cell table:number-columns-repeated="16"/>
        </table:table-row>
        <table:table-row table:style-name="ro1">
          <table:table-cell office:value-type="float" office:value="394992" calcext:value-type="float">
            <text:p>394992</text:p>
          </table:table-cell>
          <table:table-cell office:value-type="float" office:value="436177" calcext:value-type="float">
            <text:p>436177</text:p>
          </table:table-cell>
          <table:table-cell office:value-type="float" office:value="2034054" calcext:value-type="float">
            <text:p>2034054</text:p>
          </table:table-cell>
          <table:table-cell office:value-type="float" office:value="2150126" calcext:value-type="float">
            <text:p>2150126</text:p>
          </table:table-cell>
          <table:table-cell/>
          <table:table-cell office:value-type="float" office:value="445718" calcext:value-type="float">
            <text:p>445718</text:p>
          </table:table-cell>
          <table:table-cell office:value-type="float" office:value="440347" calcext:value-type="float">
            <text:p>440347</text:p>
          </table:table-cell>
          <table:table-cell office:value-type="float" office:value="2809099" calcext:value-type="float">
            <text:p>2809099</text:p>
          </table:table-cell>
          <table:table-cell office:value-type="float" office:value="2242087" calcext:value-type="float">
            <text:p>2242087</text:p>
          </table:table-cell>
          <table:table-cell table:number-columns-repeated="16"/>
        </table:table-row>
        <table:table-row table:style-name="ro1">
          <table:table-cell office:value-type="float" office:value="397270" calcext:value-type="float">
            <text:p>397270</text:p>
          </table:table-cell>
          <table:table-cell office:value-type="float" office:value="439769" calcext:value-type="float">
            <text:p>439769</text:p>
          </table:table-cell>
          <table:table-cell office:value-type="float" office:value="2035054" calcext:value-type="float">
            <text:p>2035054</text:p>
          </table:table-cell>
          <table:table-cell office:value-type="float" office:value="2151774" calcext:value-type="float">
            <text:p>2151774</text:p>
          </table:table-cell>
          <table:table-cell/>
          <table:table-cell office:value-type="float" office:value="446014" calcext:value-type="float">
            <text:p>446014</text:p>
          </table:table-cell>
          <table:table-cell office:value-type="float" office:value="442458" calcext:value-type="float">
            <text:p>442458</text:p>
          </table:table-cell>
          <table:table-cell office:value-type="float" office:value="2820655" calcext:value-type="float">
            <text:p>2820655</text:p>
          </table:table-cell>
          <table:table-cell office:value-type="float" office:value="2251569" calcext:value-type="float">
            <text:p>2251569</text:p>
          </table:table-cell>
          <table:table-cell table:number-columns-repeated="16"/>
        </table:table-row>
        <table:table-row table:style-name="ro1">
          <table:table-cell office:value-type="float" office:value="397696" calcext:value-type="float">
            <text:p>397696</text:p>
          </table:table-cell>
          <table:table-cell office:value-type="float" office:value="439806" calcext:value-type="float">
            <text:p>439806</text:p>
          </table:table-cell>
          <table:table-cell office:value-type="float" office:value="2036683" calcext:value-type="float">
            <text:p>2036683</text:p>
          </table:table-cell>
          <table:table-cell office:value-type="float" office:value="2151922" calcext:value-type="float">
            <text:p>2151922</text:p>
          </table:table-cell>
          <table:table-cell/>
          <table:table-cell office:value-type="float" office:value="446606" calcext:value-type="float">
            <text:p>446606</text:p>
          </table:table-cell>
          <table:table-cell office:value-type="float" office:value="443533" calcext:value-type="float">
            <text:p>443533</text:p>
          </table:table-cell>
          <table:table-cell office:value-type="float" office:value="2840136" calcext:value-type="float">
            <text:p>2840136</text:p>
          </table:table-cell>
          <table:table-cell office:value-type="float" office:value="2293642" calcext:value-type="float">
            <text:p>2293642</text:p>
          </table:table-cell>
          <table:table-cell table:number-columns-repeated="16"/>
        </table:table-row>
        <table:table-row table:style-name="ro1">
          <table:table-cell office:value-type="float" office:value="398640" calcext:value-type="float">
            <text:p>398640</text:p>
          </table:table-cell>
          <table:table-cell office:value-type="float" office:value="440010" calcext:value-type="float">
            <text:p>440010</text:p>
          </table:table-cell>
          <table:table-cell office:value-type="float" office:value="2037220" calcext:value-type="float">
            <text:p>2037220</text:p>
          </table:table-cell>
          <table:table-cell office:value-type="float" office:value="2152366" calcext:value-type="float">
            <text:p>2152366</text:p>
          </table:table-cell>
          <table:table-cell/>
          <table:table-cell office:value-type="float" office:value="448587" calcext:value-type="float">
            <text:p>448587</text:p>
          </table:table-cell>
          <table:table-cell office:value-type="float" office:value="446218" calcext:value-type="float">
            <text:p>446218</text:p>
          </table:table-cell>
          <table:table-cell office:value-type="float" office:value="2872618" calcext:value-type="float">
            <text:p>2872618</text:p>
          </table:table-cell>
          <table:table-cell office:value-type="float" office:value="2352567" calcext:value-type="float">
            <text:p>2352567</text:p>
          </table:table-cell>
          <table:table-cell table:number-columns-repeated="16"/>
        </table:table-row>
        <table:table-row table:style-name="ro1">
          <table:table-cell office:value-type="float" office:value="399196" calcext:value-type="float">
            <text:p>399196</text:p>
          </table:table-cell>
          <table:table-cell office:value-type="float" office:value="441288" calcext:value-type="float">
            <text:p>441288</text:p>
          </table:table-cell>
          <table:table-cell office:value-type="float" office:value="2037220" calcext:value-type="float">
            <text:p>2037220</text:p>
          </table:table-cell>
          <table:table-cell office:value-type="float" office:value="2153867" calcext:value-type="float">
            <text:p>2153867</text:p>
          </table:table-cell>
          <table:table-cell/>
          <table:table-cell office:value-type="float" office:value="450384" calcext:value-type="float">
            <text:p>450384</text:p>
          </table:table-cell>
          <table:table-cell office:value-type="float" office:value="451736" calcext:value-type="float">
            <text:p>451736</text:p>
          </table:table-cell>
          <table:table-cell office:value-type="float" office:value="2898636" calcext:value-type="float">
            <text:p>2898636</text:p>
          </table:table-cell>
          <table:table-cell office:value-type="float" office:value="2355771" calcext:value-type="float">
            <text:p>2355771</text:p>
          </table:table-cell>
          <table:table-cell table:number-columns-repeated="16"/>
        </table:table-row>
        <table:table-row table:style-name="ro1">
          <table:table-cell office:value-type="float" office:value="400122" calcext:value-type="float">
            <text:p>400122</text:p>
          </table:table-cell>
          <table:table-cell office:value-type="float" office:value="444824" calcext:value-type="float">
            <text:p>444824</text:p>
          </table:table-cell>
          <table:table-cell office:value-type="float" office:value="2037368" calcext:value-type="float">
            <text:p>2037368</text:p>
          </table:table-cell>
          <table:table-cell office:value-type="float" office:value="2156533" calcext:value-type="float">
            <text:p>2156533</text:p>
          </table:table-cell>
          <table:table-cell/>
          <table:table-cell office:value-type="float" office:value="452699" calcext:value-type="float">
            <text:p>452699</text:p>
          </table:table-cell>
          <table:table-cell office:value-type="float" office:value="454533" calcext:value-type="float">
            <text:p>454533</text:p>
          </table:table-cell>
          <table:table-cell office:value-type="float" office:value="2954116" calcext:value-type="float">
            <text:p>2954116</text:p>
          </table:table-cell>
          <table:table-cell office:value-type="float" office:value="2463529" calcext:value-type="float">
            <text:p>2463529</text:p>
          </table:table-cell>
          <table:table-cell table:number-columns-repeated="16"/>
        </table:table-row>
        <table:table-row table:style-name="ro1">
          <table:table-cell office:value-type="float" office:value="402011" calcext:value-type="float">
            <text:p>402011</text:p>
          </table:table-cell>
          <table:table-cell office:value-type="float" office:value="445103" calcext:value-type="float">
            <text:p>445103</text:p>
          </table:table-cell>
          <table:table-cell office:value-type="float" office:value="2037924" calcext:value-type="float">
            <text:p>2037924</text:p>
          </table:table-cell>
          <table:table-cell office:value-type="float" office:value="2157959" calcext:value-type="float">
            <text:p>2157959</text:p>
          </table:table-cell>
          <table:table-cell/>
          <table:table-cell office:value-type="float" office:value="452995" calcext:value-type="float">
            <text:p>452995</text:p>
          </table:table-cell>
          <table:table-cell office:value-type="float" office:value="454606" calcext:value-type="float">
            <text:p>454606</text:p>
          </table:table-cell>
          <table:table-cell office:value-type="float" office:value="3142484" calcext:value-type="float">
            <text:p>3142484</text:p>
          </table:table-cell>
          <table:table-cell table:number-columns-repeated="17"/>
        </table:table-row>
        <table:table-row table:style-name="ro1">
          <table:table-cell office:value-type="float" office:value="402992" calcext:value-type="float">
            <text:p>402992</text:p>
          </table:table-cell>
          <table:table-cell office:value-type="float" office:value="445973" calcext:value-type="float">
            <text:p>445973</text:p>
          </table:table-cell>
          <table:table-cell office:value-type="float" office:value="2038683" calcext:value-type="float">
            <text:p>2038683</text:p>
          </table:table-cell>
          <table:table-cell office:value-type="float" office:value="2159200" calcext:value-type="float">
            <text:p>2159200</text:p>
          </table:table-cell>
          <table:table-cell/>
          <table:table-cell office:value-type="float" office:value="454940" calcext:value-type="float">
            <text:p>454940</text:p>
          </table:table-cell>
          <table:table-cell office:value-type="float" office:value="455477" calcext:value-type="float">
            <text:p>455477</text:p>
          </table:table-cell>
          <table:table-cell table:number-columns-repeated="18"/>
        </table:table-row>
        <table:table-row table:style-name="ro1">
          <table:table-cell office:value-type="float" office:value="403011" calcext:value-type="float">
            <text:p>403011</text:p>
          </table:table-cell>
          <table:table-cell office:value-type="float" office:value="447417" calcext:value-type="float">
            <text:p>447417</text:p>
          </table:table-cell>
          <table:table-cell office:value-type="float" office:value="2038683" calcext:value-type="float">
            <text:p>2038683</text:p>
          </table:table-cell>
          <table:table-cell office:value-type="float" office:value="2164515" calcext:value-type="float">
            <text:p>2164515</text:p>
          </table:table-cell>
          <table:table-cell/>
          <table:table-cell office:value-type="float" office:value="458736" calcext:value-type="float">
            <text:p>458736</text:p>
          </table:table-cell>
          <table:table-cell office:value-type="float" office:value="459828" calcext:value-type="float">
            <text:p>459828</text:p>
          </table:table-cell>
          <table:table-cell table:number-columns-repeated="18"/>
        </table:table-row>
        <table:table-row table:style-name="ro1">
          <table:table-cell office:value-type="float" office:value="403659" calcext:value-type="float">
            <text:p>403659</text:p>
          </table:table-cell>
          <table:table-cell office:value-type="float" office:value="449177" calcext:value-type="float">
            <text:p>449177</text:p>
          </table:table-cell>
          <table:table-cell office:value-type="float" office:value="2039387" calcext:value-type="float">
            <text:p>2039387</text:p>
          </table:table-cell>
          <table:table-cell office:value-type="float" office:value="2166292" calcext:value-type="float">
            <text:p>2166292</text:p>
          </table:table-cell>
          <table:table-cell/>
          <table:table-cell office:value-type="float" office:value="459755" calcext:value-type="float">
            <text:p>459755</text:p>
          </table:table-cell>
          <table:table-cell office:value-type="float" office:value="459884" calcext:value-type="float">
            <text:p>459884</text:p>
          </table:table-cell>
          <table:table-cell table:number-columns-repeated="18"/>
        </table:table-row>
        <table:table-row table:style-name="ro1">
          <table:table-cell office:value-type="float" office:value="404122" calcext:value-type="float">
            <text:p>404122</text:p>
          </table:table-cell>
          <table:table-cell office:value-type="float" office:value="449214" calcext:value-type="float">
            <text:p>449214</text:p>
          </table:table-cell>
          <table:table-cell office:value-type="float" office:value="2039776" calcext:value-type="float">
            <text:p>2039776</text:p>
          </table:table-cell>
          <table:table-cell office:value-type="float" office:value="2166829" calcext:value-type="float">
            <text:p>2166829</text:p>
          </table:table-cell>
          <table:table-cell/>
          <table:table-cell office:value-type="float" office:value="460550" calcext:value-type="float">
            <text:p>460550</text:p>
          </table:table-cell>
          <table:table-cell office:value-type="float" office:value="461032" calcext:value-type="float">
            <text:p>461032</text:p>
          </table:table-cell>
          <table:table-cell table:number-columns-repeated="18"/>
        </table:table-row>
        <table:table-row table:style-name="ro1">
          <table:table-cell office:value-type="float" office:value="406826" calcext:value-type="float">
            <text:p>406826</text:p>
          </table:table-cell>
          <table:table-cell office:value-type="float" office:value="449584" calcext:value-type="float">
            <text:p>449584</text:p>
          </table:table-cell>
          <table:table-cell office:value-type="float" office:value="2042054" calcext:value-type="float">
            <text:p>2042054</text:p>
          </table:table-cell>
          <table:table-cell office:value-type="float" office:value="2170644" calcext:value-type="float">
            <text:p>2170644</text:p>
          </table:table-cell>
          <table:table-cell/>
          <table:table-cell office:value-type="float" office:value="462458" calcext:value-type="float">
            <text:p>462458</text:p>
          </table:table-cell>
          <table:table-cell office:value-type="float" office:value="461680" calcext:value-type="float">
            <text:p>461680</text:p>
          </table:table-cell>
          <table:table-cell table:number-columns-repeated="18"/>
        </table:table-row>
        <table:table-row table:style-name="ro1">
          <table:table-cell office:value-type="float" office:value="407992" calcext:value-type="float">
            <text:p>407992</text:p>
          </table:table-cell>
          <table:table-cell office:value-type="float" office:value="451362" calcext:value-type="float">
            <text:p>451362</text:p>
          </table:table-cell>
          <table:table-cell office:value-type="float" office:value="2043387" calcext:value-type="float">
            <text:p>2043387</text:p>
          </table:table-cell>
          <table:table-cell office:value-type="float" office:value="2172829" calcext:value-type="float">
            <text:p>2172829</text:p>
          </table:table-cell>
          <table:table-cell/>
          <table:table-cell office:value-type="float" office:value="466513" calcext:value-type="float">
            <text:p>466513</text:p>
          </table:table-cell>
          <table:table-cell office:value-type="float" office:value="463051" calcext:value-type="float">
            <text:p>463051</text:p>
          </table:table-cell>
          <table:table-cell table:number-columns-repeated="18"/>
        </table:table-row>
        <table:table-row table:style-name="ro1">
          <table:table-cell office:value-type="float" office:value="408104" calcext:value-type="float">
            <text:p>408104</text:p>
          </table:table-cell>
          <table:table-cell office:value-type="float" office:value="451992" calcext:value-type="float">
            <text:p>451992</text:p>
          </table:table-cell>
          <table:table-cell office:value-type="float" office:value="2044238" calcext:value-type="float">
            <text:p>2044238</text:p>
          </table:table-cell>
          <table:table-cell office:value-type="float" office:value="2173922" calcext:value-type="float">
            <text:p>2173922</text:p>
          </table:table-cell>
          <table:table-cell/>
          <table:table-cell office:value-type="float" office:value="467329" calcext:value-type="float">
            <text:p>467329</text:p>
          </table:table-cell>
          <table:table-cell office:value-type="float" office:value="471292" calcext:value-type="float">
            <text:p>471292</text:p>
          </table:table-cell>
          <table:table-cell table:number-columns-repeated="18"/>
        </table:table-row>
        <table:table-row table:style-name="ro1">
          <table:table-cell office:value-type="float" office:value="408529" calcext:value-type="float">
            <text:p>408529</text:p>
          </table:table-cell>
          <table:table-cell office:value-type="float" office:value="452528" calcext:value-type="float">
            <text:p>452528</text:p>
          </table:table-cell>
          <table:table-cell office:value-type="float" office:value="2045961" calcext:value-type="float">
            <text:p>2045961</text:p>
          </table:table-cell>
          <table:table-cell office:value-type="float" office:value="2174700" calcext:value-type="float">
            <text:p>2174700</text:p>
          </table:table-cell>
          <table:table-cell/>
          <table:table-cell office:value-type="float" office:value="468106" calcext:value-type="float">
            <text:p>468106</text:p>
          </table:table-cell>
          <table:table-cell office:value-type="float" office:value="473310" calcext:value-type="float">
            <text:p>473310</text:p>
          </table:table-cell>
          <table:table-cell table:number-columns-repeated="18"/>
        </table:table-row>
        <table:table-row table:style-name="ro1">
          <table:table-cell office:value-type="float" office:value="408622" calcext:value-type="float">
            <text:p>408622</text:p>
          </table:table-cell>
          <table:table-cell office:value-type="float" office:value="453788" calcext:value-type="float">
            <text:p>453788</text:p>
          </table:table-cell>
          <table:table-cell office:value-type="float" office:value="2046535" calcext:value-type="float">
            <text:p>2046535</text:p>
          </table:table-cell>
          <table:table-cell office:value-type="float" office:value="2179977" calcext:value-type="float">
            <text:p>2179977</text:p>
          </table:table-cell>
          <table:table-cell/>
          <table:table-cell office:value-type="float" office:value="474309" calcext:value-type="float">
            <text:p>474309</text:p>
          </table:table-cell>
          <table:table-cell office:value-type="float" office:value="474718" calcext:value-type="float">
            <text:p>474718</text:p>
          </table:table-cell>
          <table:table-cell table:number-columns-repeated="18"/>
        </table:table-row>
        <table:table-row table:style-name="ro1">
          <table:table-cell office:value-type="float" office:value="410381" calcext:value-type="float">
            <text:p>410381</text:p>
          </table:table-cell>
          <table:table-cell office:value-type="float" office:value="456010" calcext:value-type="float">
            <text:p>456010</text:p>
          </table:table-cell>
          <table:table-cell office:value-type="float" office:value="2047664" calcext:value-type="float">
            <text:p>2047664</text:p>
          </table:table-cell>
          <table:table-cell office:value-type="float" office:value="2180885" calcext:value-type="float">
            <text:p>2180885</text:p>
          </table:table-cell>
          <table:table-cell/>
          <table:table-cell office:value-type="float" office:value="475643" calcext:value-type="float">
            <text:p>475643</text:p>
          </table:table-cell>
          <table:table-cell office:value-type="float" office:value="477939" calcext:value-type="float">
            <text:p>477939</text:p>
          </table:table-cell>
          <table:table-cell table:number-columns-repeated="18"/>
        </table:table-row>
        <table:table-row table:style-name="ro1">
          <table:table-cell office:value-type="float" office:value="410437" calcext:value-type="float">
            <text:p>410437</text:p>
          </table:table-cell>
          <table:table-cell office:value-type="float" office:value="456658" calcext:value-type="float">
            <text:p>456658</text:p>
          </table:table-cell>
          <table:table-cell office:value-type="float" office:value="2050424" calcext:value-type="float">
            <text:p>2050424</text:p>
          </table:table-cell>
          <table:table-cell office:value-type="float" office:value="2184939" calcext:value-type="float">
            <text:p>2184939</text:p>
          </table:table-cell>
          <table:table-cell/>
          <table:table-cell office:value-type="float" office:value="482939" calcext:value-type="float">
            <text:p>482939</text:p>
          </table:table-cell>
          <table:table-cell office:value-type="float" office:value="481939" calcext:value-type="float">
            <text:p>481939</text:p>
          </table:table-cell>
          <table:table-cell table:number-columns-repeated="18"/>
        </table:table-row>
        <table:table-row table:style-name="ro1">
          <table:table-cell office:value-type="float" office:value="410956" calcext:value-type="float">
            <text:p>410956</text:p>
          </table:table-cell>
          <table:table-cell office:value-type="float" office:value="456862" calcext:value-type="float">
            <text:p>456862</text:p>
          </table:table-cell>
          <table:table-cell office:value-type="float" office:value="2052405" calcext:value-type="float">
            <text:p>2052405</text:p>
          </table:table-cell>
          <table:table-cell office:value-type="float" office:value="2192958" calcext:value-type="float">
            <text:p>2192958</text:p>
          </table:table-cell>
          <table:table-cell/>
          <table:table-cell office:value-type="float" office:value="483291" calcext:value-type="float">
            <text:p>483291</text:p>
          </table:table-cell>
          <table:table-cell office:value-type="float" office:value="487791" calcext:value-type="float">
            <text:p>487791</text:p>
          </table:table-cell>
          <table:table-cell table:number-columns-repeated="18"/>
        </table:table-row>
        <table:table-row table:style-name="ro1">
          <table:table-cell office:value-type="float" office:value="415937" calcext:value-type="float">
            <text:p>415937</text:p>
          </table:table-cell>
          <table:table-cell office:value-type="float" office:value="457103" calcext:value-type="float">
            <text:p>457103</text:p>
          </table:table-cell>
          <table:table-cell office:value-type="float" office:value="2058127" calcext:value-type="float">
            <text:p>2058127</text:p>
          </table:table-cell>
          <table:table-cell office:value-type="float" office:value="2209217" calcext:value-type="float">
            <text:p>2209217</text:p>
          </table:table-cell>
          <table:table-cell/>
          <table:table-cell office:value-type="float" office:value="483699" calcext:value-type="float">
            <text:p>483699</text:p>
          </table:table-cell>
          <table:table-cell office:value-type="float" office:value="492680" calcext:value-type="float">
            <text:p>492680</text:p>
          </table:table-cell>
          <table:table-cell table:number-columns-repeated="18"/>
        </table:table-row>
        <table:table-row table:style-name="ro1">
          <table:table-cell office:value-type="float" office:value="416381" calcext:value-type="float">
            <text:p>416381</text:p>
          </table:table-cell>
          <table:table-cell office:value-type="float" office:value="459861" calcext:value-type="float">
            <text:p>459861</text:p>
          </table:table-cell>
          <table:table-cell office:value-type="float" office:value="2059794" calcext:value-type="float">
            <text:p>2059794</text:p>
          </table:table-cell>
          <table:table-cell office:value-type="float" office:value="2224217" calcext:value-type="float">
            <text:p>2224217</text:p>
          </table:table-cell>
          <table:table-cell/>
          <table:table-cell office:value-type="float" office:value="485014" calcext:value-type="float">
            <text:p>485014</text:p>
          </table:table-cell>
          <table:table-cell office:value-type="float" office:value="499439" calcext:value-type="float">
            <text:p>499439</text:p>
          </table:table-cell>
          <table:table-cell table:number-columns-repeated="18"/>
        </table:table-row>
        <table:table-row table:style-name="ro1">
          <table:table-cell office:value-type="float" office:value="416788" calcext:value-type="float">
            <text:p>416788</text:p>
          </table:table-cell>
          <table:table-cell office:value-type="float" office:value="464288" calcext:value-type="float">
            <text:p>464288</text:p>
          </table:table-cell>
          <table:table-cell office:value-type="float" office:value="2063368" calcext:value-type="float">
            <text:p>2063368</text:p>
          </table:table-cell>
          <table:table-cell office:value-type="float" office:value="2226772" calcext:value-type="float">
            <text:p>2226772</text:p>
          </table:table-cell>
          <table:table-cell/>
          <table:table-cell office:value-type="float" office:value="494161" calcext:value-type="float">
            <text:p>494161</text:p>
          </table:table-cell>
          <table:table-cell office:value-type="float" office:value="553772" calcext:value-type="float">
            <text:p>553772</text:p>
          </table:table-cell>
          <table:table-cell table:number-columns-repeated="18"/>
        </table:table-row>
        <table:table-row table:style-name="ro1">
          <table:table-cell office:value-type="float" office:value="419362" calcext:value-type="float">
            <text:p>419362</text:p>
          </table:table-cell>
          <table:table-cell office:value-type="float" office:value="467158" calcext:value-type="float">
            <text:p>467158</text:p>
          </table:table-cell>
          <table:table-cell office:value-type="float" office:value="2065905" calcext:value-type="float">
            <text:p>2065905</text:p>
          </table:table-cell>
          <table:table-cell office:value-type="float" office:value="2238661" calcext:value-type="float">
            <text:p>2238661</text:p>
          </table:table-cell>
          <table:table-cell/>
          <table:table-cell office:value-type="float" office:value="532846" calcext:value-type="float">
            <text:p>532846</text:p>
          </table:table-cell>
          <table:table-cell office:value-type="float" office:value="584438" calcext:value-type="float">
            <text:p>584438</text:p>
          </table:table-cell>
          <table:table-cell table:number-columns-repeated="18"/>
        </table:table-row>
        <table:table-row table:style-name="ro1">
          <table:table-cell office:value-type="float" office:value="422214" calcext:value-type="float">
            <text:p>422214</text:p>
          </table:table-cell>
          <table:table-cell office:value-type="float" office:value="468287" calcext:value-type="float">
            <text:p>468287</text:p>
          </table:table-cell>
          <table:table-cell office:value-type="float" office:value="2073627" calcext:value-type="float">
            <text:p>2073627</text:p>
          </table:table-cell>
          <table:table-cell office:value-type="float" office:value="2240772" calcext:value-type="float">
            <text:p>2240772</text:p>
          </table:table-cell>
          <table:table-cell/>
          <table:table-cell office:value-type="float" office:value="583271" calcext:value-type="float">
            <text:p>583271</text:p>
          </table:table-cell>
          <table:table-cell office:value-type="float" office:value="587031" calcext:value-type="float">
            <text:p>587031</text:p>
          </table:table-cell>
          <table:table-cell table:number-columns-repeated="18"/>
        </table:table-row>
        <table:table-row table:style-name="ro1">
          <table:table-cell office:value-type="float" office:value="426825" calcext:value-type="float">
            <text:p>426825</text:p>
          </table:table-cell>
          <table:table-cell office:value-type="float" office:value="470806" calcext:value-type="float">
            <text:p>470806</text:p>
          </table:table-cell>
          <table:table-cell office:value-type="float" office:value="2076479" calcext:value-type="float">
            <text:p>2076479</text:p>
          </table:table-cell>
          <table:table-cell office:value-type="float" office:value="2308678" calcext:value-type="float">
            <text:p>2308678</text:p>
          </table:table-cell>
          <table:table-cell/>
          <table:table-cell office:value-type="float" office:value="584604" calcext:value-type="float">
            <text:p>584604</text:p>
          </table:table-cell>
          <table:table-cell office:value-type="float" office:value="609067" calcext:value-type="float">
            <text:p>609067</text:p>
          </table:table-cell>
          <table:table-cell table:number-columns-repeated="18"/>
        </table:table-row>
        <table:table-row table:style-name="ro1">
          <table:table-cell office:value-type="float" office:value="427047" calcext:value-type="float">
            <text:p>427047</text:p>
          </table:table-cell>
          <table:table-cell office:value-type="float" office:value="470991" calcext:value-type="float">
            <text:p>470991</text:p>
          </table:table-cell>
          <table:table-cell office:value-type="float" office:value="2080127" calcext:value-type="float">
            <text:p>2080127</text:p>
          </table:table-cell>
          <table:table-cell office:value-type="float" office:value="2424602" calcext:value-type="float">
            <text:p>2424602</text:p>
          </table:table-cell>
          <table:table-cell/>
          <table:table-cell office:value-type="float" office:value="615716" calcext:value-type="float">
            <text:p>615716</text:p>
          </table:table-cell>
          <table:table-cell office:value-type="float" office:value="789306" calcext:value-type="float">
            <text:p>789306</text:p>
          </table:table-cell>
          <table:table-cell table:number-columns-repeated="18"/>
        </table:table-row>
        <table:table-row table:style-name="ro1">
          <table:table-cell office:value-type="float" office:value="428455" calcext:value-type="float">
            <text:p>428455</text:p>
          </table:table-cell>
          <table:table-cell office:value-type="float" office:value="471787" calcext:value-type="float">
            <text:p>471787</text:p>
          </table:table-cell>
          <table:table-cell office:value-type="float" office:value="2386158" calcext:value-type="float">
            <text:p>2386158</text:p>
          </table:table-cell>
          <table:table-cell office:value-type="float" office:value="2465175" calcext:value-type="float">
            <text:p>2465175</text:p>
          </table:table-cell>
          <table:table-cell table:number-columns-repeated="21"/>
        </table:table-row>
        <table:table-row table:style-name="ro1">
          <table:table-cell office:value-type="float" office:value="430528" calcext:value-type="float">
            <text:p>430528</text:p>
          </table:table-cell>
          <table:table-cell office:value-type="float" office:value="472750" calcext:value-type="float">
            <text:p>472750</text:p>
          </table:table-cell>
          <table:table-cell table:number-columns-repeated="23"/>
        </table:table-row>
        <table:table-row table:style-name="ro1">
          <table:table-cell office:value-type="float" office:value="430862" calcext:value-type="float">
            <text:p>430862</text:p>
          </table:table-cell>
          <table:table-cell office:value-type="float" office:value="476769" calcext:value-type="float">
            <text:p>476769</text:p>
          </table:table-cell>
          <table:table-cell table:number-columns-repeated="23"/>
        </table:table-row>
        <table:table-row table:style-name="ro1">
          <table:table-cell office:value-type="float" office:value="433806" calcext:value-type="float">
            <text:p>433806</text:p>
          </table:table-cell>
          <table:table-cell office:value-type="float" office:value="482083" calcext:value-type="float">
            <text:p>482083</text:p>
          </table:table-cell>
          <table:table-cell table:number-columns-repeated="23"/>
        </table:table-row>
        <table:table-row table:style-name="ro1">
          <table:table-cell office:value-type="float" office:value="433917" calcext:value-type="float">
            <text:p>433917</text:p>
          </table:table-cell>
          <table:table-cell office:value-type="float" office:value="483010" calcext:value-type="float">
            <text:p>483010</text:p>
          </table:table-cell>
          <table:table-cell table:number-columns-repeated="23"/>
        </table:table-row>
        <table:table-row table:style-name="ro1">
          <table:table-cell office:value-type="float" office:value="436732" calcext:value-type="float">
            <text:p>436732</text:p>
          </table:table-cell>
          <table:table-cell office:value-type="float" office:value="488695" calcext:value-type="float">
            <text:p>488695</text:p>
          </table:table-cell>
          <table:table-cell table:number-columns-repeated="23"/>
        </table:table-row>
        <table:table-row table:style-name="ro1">
          <table:table-cell office:value-type="float" office:value="440066" calcext:value-type="float">
            <text:p>440066</text:p>
          </table:table-cell>
          <table:table-cell office:value-type="float" office:value="488991" calcext:value-type="float">
            <text:p>488991</text:p>
          </table:table-cell>
          <table:table-cell table:number-columns-repeated="23"/>
        </table:table-row>
        <table:table-row table:style-name="ro1">
          <table:table-cell office:value-type="float" office:value="440196" calcext:value-type="float">
            <text:p>440196</text:p>
          </table:table-cell>
          <table:table-cell office:value-type="float" office:value="498972" calcext:value-type="float">
            <text:p>498972</text:p>
          </table:table-cell>
          <table:table-cell table:number-columns-repeated="23"/>
        </table:table-row>
        <table:table-row table:style-name="ro1">
          <table:table-cell office:value-type="float" office:value="440881" calcext:value-type="float">
            <text:p>440881</text:p>
          </table:table-cell>
          <table:table-cell office:value-type="float" office:value="499416" calcext:value-type="float">
            <text:p>499416</text:p>
          </table:table-cell>
          <table:table-cell table:number-columns-repeated="23"/>
        </table:table-row>
        <table:table-row table:style-name="ro1">
          <table:table-cell office:value-type="float" office:value="441584" calcext:value-type="float">
            <text:p>441584</text:p>
          </table:table-cell>
          <table:table-cell office:value-type="float" office:value="506712" calcext:value-type="float">
            <text:p>506712</text:p>
          </table:table-cell>
          <table:table-cell table:number-columns-repeated="23"/>
        </table:table-row>
        <table:table-row table:style-name="ro1">
          <table:table-cell office:value-type="float" office:value="452176" calcext:value-type="float">
            <text:p>452176</text:p>
          </table:table-cell>
          <table:table-cell office:value-type="float" office:value="515490" calcext:value-type="float">
            <text:p>515490</text:p>
          </table:table-cell>
          <table:table-cell table:number-columns-repeated="23"/>
        </table:table-row>
        <table:table-row table:style-name="ro1">
          <table:table-cell office:value-type="float" office:value="461806" calcext:value-type="float">
            <text:p>461806</text:p>
          </table:table-cell>
          <table:table-cell office:value-type="float" office:value="529267" calcext:value-type="float">
            <text:p>529267</text:p>
          </table:table-cell>
          <table:table-cell table:number-columns-repeated="23"/>
        </table:table-row>
        <table:table-row table:style-name="ro1">
          <table:table-cell office:value-type="float" office:value="467565" calcext:value-type="float">
            <text:p>467565</text:p>
          </table:table-cell>
          <table:table-cell office:value-type="float" office:value="562490" calcext:value-type="float">
            <text:p>562490</text:p>
          </table:table-cell>
          <table:table-cell table:number-columns-repeated="23"/>
        </table:table-row>
        <table:table-row table:style-name="ro1">
          <table:table-cell office:value-type="float" office:value="473954" calcext:value-type="float">
            <text:p>473954</text:p>
          </table:table-cell>
          <table:table-cell office:value-type="float" office:value="570970" calcext:value-type="float">
            <text:p>570970</text:p>
          </table:table-cell>
          <table:table-cell table:number-columns-repeated="23"/>
        </table:table-row>
        <table:table-row table:style-name="ro1">
          <table:table-cell office:value-type="float" office:value="545545" calcext:value-type="float">
            <text:p>545545</text:p>
          </table:table-cell>
          <table:table-cell office:value-type="float" office:value="608248" calcext:value-type="float">
            <text:p>608248</text:p>
          </table:table-cell>
          <table:table-cell table:number-columns-repeated="23"/>
        </table:table-row>
        <table:table-row table:style-name="ro1">
          <table:table-cell office:value-type="float" office:value="551619" calcext:value-type="float">
            <text:p>551619</text:p>
          </table:table-cell>
          <table:table-cell office:value-type="float" office:value="616933" calcext:value-type="float">
            <text:p>616933</text:p>
          </table:table-cell>
          <table:table-cell table:number-columns-repeated="23"/>
        </table:table-row>
        <table:table-row table:style-name="ro1">
          <table:table-cell office:value-type="float" office:value="577545" calcext:value-type="float">
            <text:p>577545</text:p>
          </table:table-cell>
          <table:table-cell office:value-type="float" office:value="804133" calcext:value-type="float">
            <text:p>804133</text:p>
          </table:table-cell>
          <table:table-cell table:number-columns-repeated="23"/>
        </table:table-row>
        <table:table-row table:style-name="ro1">
          <table:table-cell office:value-type="float" office:value="598378" calcext:value-type="float">
            <text:p>598378</text:p>
          </table:table-cell>
          <table:table-cell table:number-columns-repeated="24"/>
        </table:table-row>
        <table:table-row table:style-name="ro1">
          <table:table-cell office:value-type="float" office:value="613673" calcext:value-type="float">
            <text:p>613673</text:p>
          </table:table-cell>
          <table:table-cell table:number-columns-repeated="24"/>
        </table:table-row>
        <table:table-row table:style-name="ro1">
          <table:table-cell office:value-type="float" office:value="787818" calcext:value-type="float">
            <text:p>787818</text:p>
          </table:table-cell>
          <table:table-cell table:number-columns-repeated="24"/>
        </table:table-row>
        <table:table-row table:style-name="ro1">
          <table:table-cell office:value-type="float" office:value="1091830" calcext:value-type="float">
            <text:p>109183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7:47:57.056452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43:57.910821333</meta:creation-date>
    <dc:date>2020-05-24T18:41:58.422644972</dc:date>
    <meta:editing-duration>PT51M17S</meta:editing-duration>
    <meta:editing-cycles>16</meta:editing-cycles>
    <meta:generator>LibreOffice/6.0.7.3$Linux_X86_64 LibreOffice_project/00m0$Build-3</meta:generator>
    <meta:document-statistic meta:table-count="2" meta:cell-count="7820" meta:object-count="0"/>
  </office:meta>
</office:document-meta>
</file>